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3.79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536.8823" calcext:value-type="float">
            <text:p>536.8823</text:p>
          </table:table-cell>
          <table:table-cell office:value-type="float" office:value="5504.613" calcext:value-type="float">
            <text:p>5504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44118" calcext:value-type="float">
            <text:p>-0.01244118</text:p>
          </table:table-cell>
          <table:table-cell office:value-type="float" office:value="0.7920507" calcext:value-type="float">
            <text:p>0.7920507</text:p>
          </table:table-cell>
          <table:table-cell office:value-type="float" office:value="0" calcext:value-type="float">
            <text:p>0</text:p>
          </table:table-cell>
          <table:table-cell office:value-type="float" office:value="34.75198" calcext:value-type="float">
            <text:p>34.75198</text:p>
          </table:table-cell>
          <table:table-cell office:value-type="float" office:value="445.502" calcext:value-type="float">
            <text:p>445.502</text:p>
          </table:table-cell>
          <table:table-cell office:value-type="float" office:value="0.00005282884" calcext:value-type="float">
            <text:p>5.282884E-05</text:p>
          </table:table-cell>
          <table:table-cell office:value-type="float" office:value="0" calcext:value-type="float">
            <text:p>0</text:p>
          </table:table-cell>
          <table:table-cell office:value-type="float" office:value="0.0008016411" calcext:value-type="float">
            <text:p>0.0008016411</text:p>
          </table:table-cell>
          <table:table-cell office:value-type="float" office:value="0.002934972" calcext:value-type="float">
            <text:p>0.002934972</text:p>
          </table:table-cell>
          <table:table-cell office:value-type="float" office:value="360" calcext:value-type="float">
            <text:p>360</text:p>
          </table:table-cell>
          <table:table-cell office:value-type="float" office:value="-0.01612497" calcext:value-type="float">
            <text:p>-0.01612497</text:p>
          </table:table-cell>
          <table:table-cell office:value-type="float" office:value="0" calcext:value-type="float">
            <text:p>0</text:p>
          </table:table-cell>
          <table:table-cell office:value-type="float" office:value="199.2666" calcext:value-type="float">
            <text:p>199.2666</text:p>
          </table:table-cell>
          <table:table-cell office:value-type="float" office:value="276.5418" calcext:value-type="float">
            <text:p>276.5418</text:p>
          </table:table-cell>
          <table:table-cell office:value-type="float" office:value="897.5705" calcext:value-type="float">
            <text:p>897.5705</text:p>
          </table:table-cell>
          <table:table-cell office:value-type="float" office:value="875.0177" calcext:value-type="float">
            <text:p>875.0177</text:p>
          </table:table-cell>
          <table:table-cell office:value-type="float" office:value="870.0329" calcext:value-type="float">
            <text:p>870.0329</text:p>
          </table:table-cell>
          <table:table-cell office:value-type="float" office:value="884.3539" calcext:value-type="float">
            <text:p>884.3539</text:p>
          </table:table-cell>
          <table:table-cell office:value-type="float" office:value="330.0345" calcext:value-type="float">
            <text:p>330.0345</text:p>
          </table:table-cell>
          <table:table-cell office:value-type="float" office:value="445.5543" calcext:value-type="float">
            <text:p>445.5543</text:p>
          </table:table-cell>
          <table:table-cell office:value-type="float" office:value="385.153" calcext:value-type="float">
            <text:p>385.153</text:p>
          </table:table-cell>
          <table:table-cell office:value-type="float" office:value="326.369" calcext:value-type="float">
            <text:p>326.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536.8593" calcext:value-type="float">
            <text:p>536.8593</text:p>
          </table:table-cell>
          <table:table-cell office:value-type="float" office:value="5504.591" calcext:value-type="float">
            <text:p>5504.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66636" calcext:value-type="float">
            <text:p>-0.02566636</text:p>
          </table:table-cell>
          <table:table-cell office:value-type="float" office:value="1.267827" calcext:value-type="float">
            <text:p>1.267827</text:p>
          </table:table-cell>
          <table:table-cell office:value-type="float" office:value="0" calcext:value-type="float">
            <text:p>0</text:p>
          </table:table-cell>
          <table:table-cell office:value-type="float" office:value="34.74414" calcext:value-type="float">
            <text:p>34.74414</text:p>
          </table:table-cell>
          <table:table-cell office:value-type="float" office:value="445.502" calcext:value-type="float">
            <text:p>445.502</text:p>
          </table:table-cell>
          <table:table-cell office:value-type="float" office:value="0.0001033432" calcext:value-type="float">
            <text:p>0.0001033432</text:p>
          </table:table-cell>
          <table:table-cell office:value-type="float" office:value="0" calcext:value-type="float">
            <text:p>0</text:p>
          </table:table-cell>
          <table:table-cell office:value-type="float" office:value="0.00159738" calcext:value-type="float">
            <text:p>0.00159738</text:p>
          </table:table-cell>
          <table:table-cell office:value-type="float" office:value="0.005703202" calcext:value-type="float">
            <text:p>0.005703202</text:p>
          </table:table-cell>
          <table:table-cell office:value-type="float" office:value="360" calcext:value-type="float">
            <text:p>360</text:p>
          </table:table-cell>
          <table:table-cell office:value-type="float" office:value="-0.0328636" calcext:value-type="float">
            <text:p>-0.0328636</text:p>
          </table:table-cell>
          <table:table-cell office:value-type="float" office:value="0" calcext:value-type="float">
            <text:p>0</text:p>
          </table:table-cell>
          <table:table-cell office:value-type="float" office:value="199.2664" calcext:value-type="float">
            <text:p>199.2664</text:p>
          </table:table-cell>
          <table:table-cell office:value-type="float" office:value="276.5361" calcext:value-type="float">
            <text:p>276.5361</text:p>
          </table:table-cell>
          <table:table-cell office:value-type="float" office:value="897.5566" calcext:value-type="float">
            <text:p>897.5566</text:p>
          </table:table-cell>
          <table:table-cell office:value-type="float" office:value="875.0087" calcext:value-type="float">
            <text:p>875.0087</text:p>
          </table:table-cell>
          <table:table-cell office:value-type="float" office:value="870.0273" calcext:value-type="float">
            <text:p>870.0273</text:p>
          </table:table-cell>
          <table:table-cell office:value-type="float" office:value="884.3496" calcext:value-type="float">
            <text:p>884.3496</text:p>
          </table:table-cell>
          <table:table-cell office:value-type="float" office:value="330.0324" calcext:value-type="float">
            <text:p>330.0324</text:p>
          </table:table-cell>
          <table:table-cell office:value-type="float" office:value="445.5527" calcext:value-type="float">
            <text:p>445.5527</text:p>
          </table:table-cell>
          <table:table-cell office:value-type="float" office:value="385.1519" calcext:value-type="float">
            <text:p>385.1519</text:p>
          </table:table-cell>
          <table:table-cell office:value-type="float" office:value="326.368" calcext:value-type="float">
            <text:p>326.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536.8365" calcext:value-type="float">
            <text:p>536.8365</text:p>
          </table:table-cell>
          <table:table-cell office:value-type="float" office:value="5504.57" calcext:value-type="float">
            <text:p>550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8125" calcext:value-type="float">
            <text:p>-0.0388125</text:p>
          </table:table-cell>
          <table:table-cell office:value-type="float" office:value="1.803211" calcext:value-type="float">
            <text:p>1.803211</text:p>
          </table:table-cell>
          <table:table-cell office:value-type="float" office:value="0" calcext:value-type="float">
            <text:p>0</text:p>
          </table:table-cell>
          <table:table-cell office:value-type="float" office:value="34.73616" calcext:value-type="float">
            <text:p>34.73616</text:p>
          </table:table-cell>
          <table:table-cell office:value-type="float" office:value="445.502" calcext:value-type="float">
            <text:p>445.502</text:p>
          </table:table-cell>
          <table:table-cell office:value-type="float" office:value="0.0001525383" calcext:value-type="float">
            <text:p>0.0001525383</text:p>
          </table:table-cell>
          <table:table-cell office:value-type="float" office:value="0" calcext:value-type="float">
            <text:p>0</text:p>
          </table:table-cell>
          <table:table-cell office:value-type="float" office:value="0.00238743" calcext:value-type="float">
            <text:p>0.00238743</text:p>
          </table:table-cell>
          <table:table-cell office:value-type="float" office:value="0.008310447" calcext:value-type="float">
            <text:p>0.008310447</text:p>
          </table:table-cell>
          <table:table-cell office:value-type="float" office:value="360" calcext:value-type="float">
            <text:p>360</text:p>
          </table:table-cell>
          <table:table-cell office:value-type="float" office:value="-0.04935784" calcext:value-type="float">
            <text:p>-0.04935784</text:p>
          </table:table-cell>
          <table:table-cell office:value-type="float" office:value="0" calcext:value-type="float">
            <text:p>0</text:p>
          </table:table-cell>
          <table:table-cell office:value-type="float" office:value="199.2662" calcext:value-type="float">
            <text:p>199.2662</text:p>
          </table:table-cell>
          <table:table-cell office:value-type="float" office:value="276.5307" calcext:value-type="float">
            <text:p>276.5307</text:p>
          </table:table-cell>
          <table:table-cell office:value-type="float" office:value="897.5428" calcext:value-type="float">
            <text:p>897.5428</text:p>
          </table:table-cell>
          <table:table-cell office:value-type="float" office:value="874.9998" calcext:value-type="float">
            <text:p>874.9998</text:p>
          </table:table-cell>
          <table:table-cell office:value-type="float" office:value="870.0218" calcext:value-type="float">
            <text:p>870.0218</text:p>
          </table:table-cell>
          <table:table-cell office:value-type="float" office:value="884.3454" calcext:value-type="float">
            <text:p>884.3454</text:p>
          </table:table-cell>
          <table:table-cell office:value-type="float" office:value="330.0302" calcext:value-type="float">
            <text:p>330.0302</text:p>
          </table:table-cell>
          <table:table-cell office:value-type="float" office:value="445.551" calcext:value-type="float">
            <text:p>445.551</text:p>
          </table:table-cell>
          <table:table-cell office:value-type="float" office:value="385.1508" calcext:value-type="float">
            <text:p>385.1508</text:p>
          </table:table-cell>
          <table:table-cell office:value-type="float" office:value="326.367" calcext:value-type="float">
            <text:p>326.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536.8135" calcext:value-type="float">
            <text:p>536.8135</text:p>
          </table:table-cell>
          <table:table-cell office:value-type="float" office:value="5504.549" calcext:value-type="float">
            <text:p>5504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32814" calcext:value-type="float">
            <text:p>-0.05232814</text:p>
          </table:table-cell>
          <table:table-cell office:value-type="float" office:value="2.607793" calcext:value-type="float">
            <text:p>2.607793</text:p>
          </table:table-cell>
          <table:table-cell office:value-type="float" office:value="0" calcext:value-type="float">
            <text:p>0</text:p>
          </table:table-cell>
          <table:table-cell office:value-type="float" office:value="34.72834" calcext:value-type="float">
            <text:p>34.72834</text:p>
          </table:table-cell>
          <table:table-cell office:value-type="float" office:value="445.5021" calcext:value-type="float">
            <text:p>445.5021</text:p>
          </table:table-cell>
          <table:table-cell office:value-type="float" office:value="0.0002052787" calcext:value-type="float">
            <text:p>0.0002052787</text:p>
          </table:table-cell>
          <table:table-cell office:value-type="float" office:value="0" calcext:value-type="float">
            <text:p>0</text:p>
          </table:table-cell>
          <table:table-cell office:value-type="float" office:value="0.003170646" calcext:value-type="float">
            <text:p>0.003170646</text:p>
          </table:table-cell>
          <table:table-cell office:value-type="float" office:value="0.01074383" calcext:value-type="float">
            <text:p>0.01074383</text:p>
          </table:table-cell>
          <table:table-cell office:value-type="float" office:value="360" calcext:value-type="float">
            <text:p>360</text:p>
          </table:table-cell>
          <table:table-cell office:value-type="float" office:value="-0.06603734" calcext:value-type="float">
            <text:p>-0.06603734</text:p>
          </table:table-cell>
          <table:table-cell office:value-type="float" office:value="0" calcext:value-type="float">
            <text:p>0</text:p>
          </table:table-cell>
          <table:table-cell office:value-type="float" office:value="199.2659" calcext:value-type="float">
            <text:p>199.2659</text:p>
          </table:table-cell>
          <table:table-cell office:value-type="float" office:value="276.5249" calcext:value-type="float">
            <text:p>276.5249</text:p>
          </table:table-cell>
          <table:table-cell office:value-type="float" office:value="897.529" calcext:value-type="float">
            <text:p>897.529</text:p>
          </table:table-cell>
          <table:table-cell office:value-type="float" office:value="874.991" calcext:value-type="float">
            <text:p>874.991</text:p>
          </table:table-cell>
          <table:table-cell office:value-type="float" office:value="870.0162" calcext:value-type="float">
            <text:p>870.0162</text:p>
          </table:table-cell>
          <table:table-cell office:value-type="float" office:value="884.3412" calcext:value-type="float">
            <text:p>884.3412</text:p>
          </table:table-cell>
          <table:table-cell office:value-type="float" office:value="330.028" calcext:value-type="float">
            <text:p>330.028</text:p>
          </table:table-cell>
          <table:table-cell office:value-type="float" office:value="445.5494" calcext:value-type="float">
            <text:p>445.5494</text:p>
          </table:table-cell>
          <table:table-cell office:value-type="float" office:value="385.1497" calcext:value-type="float">
            <text:p>385.1497</text:p>
          </table:table-cell>
          <table:table-cell office:value-type="float" office:value="326.366" calcext:value-type="float">
            <text:p>326.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536.7904" calcext:value-type="float">
            <text:p>536.7904</text:p>
          </table:table-cell>
          <table:table-cell office:value-type="float" office:value="5504.526" calcext:value-type="float">
            <text:p>5504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77864" calcext:value-type="float">
            <text:p>-0.06677864</text:p>
          </table:table-cell>
          <table:table-cell office:value-type="float" office:value="2.940936" calcext:value-type="float">
            <text:p>2.940936</text:p>
          </table:table-cell>
          <table:table-cell office:value-type="float" office:value="0" calcext:value-type="float">
            <text:p>0</text:p>
          </table:table-cell>
          <table:table-cell office:value-type="float" office:value="34.7205" calcext:value-type="float">
            <text:p>34.7205</text:p>
          </table:table-cell>
          <table:table-cell office:value-type="float" office:value="445.5021" calcext:value-type="float">
            <text:p>445.5021</text:p>
          </table:table-cell>
          <table:table-cell office:value-type="float" office:value="0.000256199" calcext:value-type="float">
            <text:p>0.000256199</text:p>
          </table:table-cell>
          <table:table-cell office:value-type="float" office:value="0" calcext:value-type="float">
            <text:p>0</text:p>
          </table:table-cell>
          <table:table-cell office:value-type="float" office:value="0.003949105" calcext:value-type="float">
            <text:p>0.003949105</text:p>
          </table:table-cell>
          <table:table-cell office:value-type="float" office:value="0.01303052" calcext:value-type="float">
            <text:p>0.01303052</text:p>
          </table:table-cell>
          <table:table-cell office:value-type="float" office:value="360" calcext:value-type="float">
            <text:p>360</text:p>
          </table:table-cell>
          <table:table-cell office:value-type="float" office:value="-0.08350206" calcext:value-type="float">
            <text:p>-0.08350206</text:p>
          </table:table-cell>
          <table:table-cell office:value-type="float" office:value="0" calcext:value-type="float">
            <text:p>0</text:p>
          </table:table-cell>
          <table:table-cell office:value-type="float" office:value="199.2656" calcext:value-type="float">
            <text:p>199.2656</text:p>
          </table:table-cell>
          <table:table-cell office:value-type="float" office:value="276.5192" calcext:value-type="float">
            <text:p>276.5192</text:p>
          </table:table-cell>
          <table:table-cell office:value-type="float" office:value="897.5153" calcext:value-type="float">
            <text:p>897.5153</text:p>
          </table:table-cell>
          <table:table-cell office:value-type="float" office:value="874.9821" calcext:value-type="float">
            <text:p>874.9821</text:p>
          </table:table-cell>
          <table:table-cell office:value-type="float" office:value="870.0107" calcext:value-type="float">
            <text:p>870.0107</text:p>
          </table:table-cell>
          <table:table-cell office:value-type="float" office:value="884.3369" calcext:value-type="float">
            <text:p>884.3369</text:p>
          </table:table-cell>
          <table:table-cell office:value-type="float" office:value="330.0259" calcext:value-type="float">
            <text:p>330.0259</text:p>
          </table:table-cell>
          <table:table-cell office:value-type="float" office:value="445.5478" calcext:value-type="float">
            <text:p>445.5478</text:p>
          </table:table-cell>
          <table:table-cell office:value-type="float" office:value="385.1487" calcext:value-type="float">
            <text:p>385.1487</text:p>
          </table:table-cell>
          <table:table-cell office:value-type="float" office:value="326.365" calcext:value-type="float">
            <text:p>326.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536.7676" calcext:value-type="float">
            <text:p>536.7676</text:p>
          </table:table-cell>
          <table:table-cell office:value-type="float" office:value="5504.505" calcext:value-type="float">
            <text:p>5504.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100873" calcext:value-type="float">
            <text:p>-0.08100873</text:p>
          </table:table-cell>
          <table:table-cell office:value-type="float" office:value="3.502326" calcext:value-type="float">
            <text:p>3.502326</text:p>
          </table:table-cell>
          <table:table-cell office:value-type="float" office:value="0" calcext:value-type="float">
            <text:p>0</text:p>
          </table:table-cell>
          <table:table-cell office:value-type="float" office:value="34.71253" calcext:value-type="float">
            <text:p>34.71253</text:p>
          </table:table-cell>
          <table:table-cell office:value-type="float" office:value="445.5021" calcext:value-type="float">
            <text:p>445.5021</text:p>
          </table:table-cell>
          <table:table-cell office:value-type="float" office:value="0.0003076122" calcext:value-type="float">
            <text:p>0.0003076122</text:p>
          </table:table-cell>
          <table:table-cell office:value-type="float" office:value="0" calcext:value-type="float">
            <text:p>0</text:p>
          </table:table-cell>
          <table:table-cell office:value-type="float" office:value="0.004723887" calcext:value-type="float">
            <text:p>0.004723887</text:p>
          </table:table-cell>
          <table:table-cell office:value-type="float" office:value="0.01518811" calcext:value-type="float">
            <text:p>0.01518811</text:p>
          </table:table-cell>
          <table:table-cell office:value-type="float" office:value="360" calcext:value-type="float">
            <text:p>360</text:p>
          </table:table-cell>
          <table:table-cell office:value-type="float" office:value="-0.1006131" calcext:value-type="float">
            <text:p>-0.1006131</text:p>
          </table:table-cell>
          <table:table-cell office:value-type="float" office:value="0" calcext:value-type="float">
            <text:p>0</text:p>
          </table:table-cell>
          <table:table-cell office:value-type="float" office:value="199.2653" calcext:value-type="float">
            <text:p>199.2653</text:p>
          </table:table-cell>
          <table:table-cell office:value-type="float" office:value="276.5138" calcext:value-type="float">
            <text:p>276.5138</text:p>
          </table:table-cell>
          <table:table-cell office:value-type="float" office:value="897.5013" calcext:value-type="float">
            <text:p>897.5013</text:p>
          </table:table-cell>
          <table:table-cell office:value-type="float" office:value="874.9732" calcext:value-type="float">
            <text:p>874.9732</text:p>
          </table:table-cell>
          <table:table-cell office:value-type="float" office:value="870.0052" calcext:value-type="float">
            <text:p>870.0052</text:p>
          </table:table-cell>
          <table:table-cell office:value-type="float" office:value="884.3326" calcext:value-type="float">
            <text:p>884.3326</text:p>
          </table:table-cell>
          <table:table-cell office:value-type="float" office:value="330.0237" calcext:value-type="float">
            <text:p>330.0237</text:p>
          </table:table-cell>
          <table:table-cell office:value-type="float" office:value="445.5461" calcext:value-type="float">
            <text:p>445.5461</text:p>
          </table:table-cell>
          <table:table-cell office:value-type="float" office:value="385.1476" calcext:value-type="float">
            <text:p>385.1476</text:p>
          </table:table-cell>
          <table:table-cell office:value-type="float" office:value="326.364" calcext:value-type="float">
            <text:p>326.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536.7445" calcext:value-type="float">
            <text:p>536.7445</text:p>
          </table:table-cell>
          <table:table-cell office:value-type="float" office:value="5504.484" calcext:value-type="float">
            <text:p>5504.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592775" calcext:value-type="float">
            <text:p>-0.09592775</text:p>
          </table:table-cell>
          <table:table-cell office:value-type="float" office:value="4.029894" calcext:value-type="float">
            <text:p>4.029894</text:p>
          </table:table-cell>
          <table:table-cell office:value-type="float" office:value="0" calcext:value-type="float">
            <text:p>0</text:p>
          </table:table-cell>
          <table:table-cell office:value-type="float" office:value="34.70464" calcext:value-type="float">
            <text:p>34.70464</text:p>
          </table:table-cell>
          <table:table-cell office:value-type="float" office:value="445.5021" calcext:value-type="float">
            <text:p>445.5021</text:p>
          </table:table-cell>
          <table:table-cell office:value-type="float" office:value="0.0003602945" calcext:value-type="float">
            <text:p>0.0003602945</text:p>
          </table:table-cell>
          <table:table-cell office:value-type="float" office:value="0" calcext:value-type="float">
            <text:p>0</text:p>
          </table:table-cell>
          <table:table-cell office:value-type="float" office:value="0.005494434" calcext:value-type="float">
            <text:p>0.005494434</text:p>
          </table:table-cell>
          <table:table-cell office:value-type="float" office:value="0.01721195" calcext:value-type="float">
            <text:p>0.01721195</text:p>
          </table:table-cell>
          <table:table-cell office:value-type="float" office:value="360" calcext:value-type="float">
            <text:p>360</text:p>
          </table:table-cell>
          <table:table-cell office:value-type="float" office:value="-0.1182738" calcext:value-type="float">
            <text:p>-0.1182738</text:p>
          </table:table-cell>
          <table:table-cell office:value-type="float" office:value="0" calcext:value-type="float">
            <text:p>0</text:p>
          </table:table-cell>
          <table:table-cell office:value-type="float" office:value="199.265" calcext:value-type="float">
            <text:p>199.265</text:p>
          </table:table-cell>
          <table:table-cell office:value-type="float" office:value="276.5083" calcext:value-type="float">
            <text:p>276.5083</text:p>
          </table:table-cell>
          <table:table-cell office:value-type="float" office:value="897.4876" calcext:value-type="float">
            <text:p>897.4876</text:p>
          </table:table-cell>
          <table:table-cell office:value-type="float" office:value="874.9644" calcext:value-type="float">
            <text:p>874.9644</text:p>
          </table:table-cell>
          <table:table-cell office:value-type="float" office:value="869.9997" calcext:value-type="float">
            <text:p>869.9997</text:p>
          </table:table-cell>
          <table:table-cell office:value-type="float" office:value="884.3284" calcext:value-type="float">
            <text:p>884.3284</text:p>
          </table:table-cell>
          <table:table-cell office:value-type="float" office:value="330.0215" calcext:value-type="float">
            <text:p>330.0215</text:p>
          </table:table-cell>
          <table:table-cell office:value-type="float" office:value="445.5445" calcext:value-type="float">
            <text:p>445.5445</text:p>
          </table:table-cell>
          <table:table-cell office:value-type="float" office:value="385.1466" calcext:value-type="float">
            <text:p>385.1466</text:p>
          </table:table-cell>
          <table:table-cell office:value-type="float" office:value="326.363" calcext:value-type="float">
            <text:p>326.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536.7217" calcext:value-type="float">
            <text:p>536.7217</text:p>
          </table:table-cell>
          <table:table-cell office:value-type="float" office:value="5504.462" calcext:value-type="float">
            <text:p>5504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2646" calcext:value-type="float">
            <text:p>-0.1112646</text:p>
          </table:table-cell>
          <table:table-cell office:value-type="float" office:value="4.528246" calcext:value-type="float">
            <text:p>4.528246</text:p>
          </table:table-cell>
          <table:table-cell office:value-type="float" office:value="0" calcext:value-type="float">
            <text:p>0</text:p>
          </table:table-cell>
          <table:table-cell office:value-type="float" office:value="34.69668" calcext:value-type="float">
            <text:p>34.69668</text:p>
          </table:table-cell>
          <table:table-cell office:value-type="float" office:value="445.5021" calcext:value-type="float">
            <text:p>445.5021</text:p>
          </table:table-cell>
          <table:table-cell office:value-type="float" office:value="0.0004120563" calcext:value-type="float">
            <text:p>0.0004120563</text:p>
          </table:table-cell>
          <table:table-cell office:value-type="float" office:value="0" calcext:value-type="float">
            <text:p>0</text:p>
          </table:table-cell>
          <table:table-cell office:value-type="float" office:value="0.006261421" calcext:value-type="float">
            <text:p>0.006261421</text:p>
          </table:table-cell>
          <table:table-cell office:value-type="float" office:value="0.0191131" calcext:value-type="float">
            <text:p>0.0191131</text:p>
          </table:table-cell>
          <table:table-cell office:value-type="float" office:value="360" calcext:value-type="float">
            <text:p>360</text:p>
          </table:table-cell>
          <table:table-cell office:value-type="float" office:value="-0.136227" calcext:value-type="float">
            <text:p>-0.136227</text:p>
          </table:table-cell>
          <table:table-cell office:value-type="float" office:value="0" calcext:value-type="float">
            <text:p>0</text:p>
          </table:table-cell>
          <table:table-cell office:value-type="float" office:value="199.2648" calcext:value-type="float">
            <text:p>199.2648</text:p>
          </table:table-cell>
          <table:table-cell office:value-type="float" office:value="276.503" calcext:value-type="float">
            <text:p>276.503</text:p>
          </table:table-cell>
          <table:table-cell office:value-type="float" office:value="897.4739" calcext:value-type="float">
            <text:p>897.4739</text:p>
          </table:table-cell>
          <table:table-cell office:value-type="float" office:value="874.9555" calcext:value-type="float">
            <text:p>874.9555</text:p>
          </table:table-cell>
          <table:table-cell office:value-type="float" office:value="869.9941" calcext:value-type="float">
            <text:p>869.9941</text:p>
          </table:table-cell>
          <table:table-cell office:value-type="float" office:value="884.3242" calcext:value-type="float">
            <text:p>884.3242</text:p>
          </table:table-cell>
          <table:table-cell office:value-type="float" office:value="330.0193" calcext:value-type="float">
            <text:p>330.0193</text:p>
          </table:table-cell>
          <table:table-cell office:value-type="float" office:value="445.5429" calcext:value-type="float">
            <text:p>445.5429</text:p>
          </table:table-cell>
          <table:table-cell office:value-type="float" office:value="385.1455" calcext:value-type="float">
            <text:p>385.1455</text:p>
          </table:table-cell>
          <table:table-cell office:value-type="float" office:value="326.362" calcext:value-type="float">
            <text:p>326.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536.6989" calcext:value-type="float">
            <text:p>536.6989</text:p>
          </table:table-cell>
          <table:table-cell office:value-type="float" office:value="5504.441" calcext:value-type="float">
            <text:p>5504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67202" calcext:value-type="float">
            <text:p>-0.1267202</text:p>
          </table:table-cell>
          <table:table-cell office:value-type="float" office:value="5.195978" calcext:value-type="float">
            <text:p>5.195978</text:p>
          </table:table-cell>
          <table:table-cell office:value-type="float" office:value="0" calcext:value-type="float">
            <text:p>0</text:p>
          </table:table-cell>
          <table:table-cell office:value-type="float" office:value="34.68866" calcext:value-type="float">
            <text:p>34.68866</text:p>
          </table:table-cell>
          <table:table-cell office:value-type="float" office:value="445.5021" calcext:value-type="float">
            <text:p>445.5021</text:p>
          </table:table-cell>
          <table:table-cell office:value-type="float" office:value="0.0004649012" calcext:value-type="float">
            <text:p>0.0004649012</text:p>
          </table:table-cell>
          <table:table-cell office:value-type="float" office:value="0" calcext:value-type="float">
            <text:p>0</text:p>
          </table:table-cell>
          <table:table-cell office:value-type="float" office:value="0.007024678" calcext:value-type="float">
            <text:p>0.007024678</text:p>
          </table:table-cell>
          <table:table-cell office:value-type="float" office:value="0.02089228" calcext:value-type="float">
            <text:p>0.02089228</text:p>
          </table:table-cell>
          <table:table-cell office:value-type="float" office:value="360" calcext:value-type="float">
            <text:p>360</text:p>
          </table:table-cell>
          <table:table-cell office:value-type="float" office:value="-0.1541722" calcext:value-type="float">
            <text:p>-0.1541722</text:p>
          </table:table-cell>
          <table:table-cell office:value-type="float" office:value="0" calcext:value-type="float">
            <text:p>0</text:p>
          </table:table-cell>
          <table:table-cell office:value-type="float" office:value="199.2644" calcext:value-type="float">
            <text:p>199.2644</text:p>
          </table:table-cell>
          <table:table-cell office:value-type="float" office:value="276.498" calcext:value-type="float">
            <text:p>276.498</text:p>
          </table:table-cell>
          <table:table-cell office:value-type="float" office:value="897.4601" calcext:value-type="float">
            <text:p>897.4601</text:p>
          </table:table-cell>
          <table:table-cell office:value-type="float" office:value="874.9467" calcext:value-type="float">
            <text:p>874.9467</text:p>
          </table:table-cell>
          <table:table-cell office:value-type="float" office:value="869.9886" calcext:value-type="float">
            <text:p>869.9886</text:p>
          </table:table-cell>
          <table:table-cell office:value-type="float" office:value="884.32" calcext:value-type="float">
            <text:p>884.32</text:p>
          </table:table-cell>
          <table:table-cell office:value-type="float" office:value="330.0171" calcext:value-type="float">
            <text:p>330.0171</text:p>
          </table:table-cell>
          <table:table-cell office:value-type="float" office:value="445.5413" calcext:value-type="float">
            <text:p>445.5413</text:p>
          </table:table-cell>
          <table:table-cell office:value-type="float" office:value="385.1445" calcext:value-type="float">
            <text:p>385.1445</text:p>
          </table:table-cell>
          <table:table-cell office:value-type="float" office:value="326.361" calcext:value-type="float">
            <text:p>326.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536.6766" calcext:value-type="float">
            <text:p>536.6766</text:p>
          </table:table-cell>
          <table:table-cell office:value-type="float" office:value="5504.421" calcext:value-type="float">
            <text:p>5504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25238" calcext:value-type="float">
            <text:p>-0.1425238</text:p>
          </table:table-cell>
          <table:table-cell office:value-type="float" office:value="5.497828" calcext:value-type="float">
            <text:p>5.497828</text:p>
          </table:table-cell>
          <table:table-cell office:value-type="float" office:value="0" calcext:value-type="float">
            <text:p>0</text:p>
          </table:table-cell>
          <table:table-cell office:value-type="float" office:value="34.68026" calcext:value-type="float">
            <text:p>34.68026</text:p>
          </table:table-cell>
          <table:table-cell office:value-type="float" office:value="445.5022" calcext:value-type="float">
            <text:p>445.5022</text:p>
          </table:table-cell>
          <table:table-cell office:value-type="float" office:value="0.0005134715" calcext:value-type="float">
            <text:p>0.0005134715</text:p>
          </table:table-cell>
          <table:table-cell office:value-type="float" office:value="0" calcext:value-type="float">
            <text:p>0</text:p>
          </table:table-cell>
          <table:table-cell office:value-type="float" office:value="0.007784883" calcext:value-type="float">
            <text:p>0.007784883</text:p>
          </table:table-cell>
          <table:table-cell office:value-type="float" office:value="0.02256119" calcext:value-type="float">
            <text:p>0.02256119</text:p>
          </table:table-cell>
          <table:table-cell office:value-type="float" office:value="360" calcext:value-type="float">
            <text:p>360</text:p>
          </table:table-cell>
          <table:table-cell office:value-type="float" office:value="-0.1723564" calcext:value-type="float">
            <text:p>-0.1723564</text:p>
          </table:table-cell>
          <table:table-cell office:value-type="float" office:value="0" calcext:value-type="float">
            <text:p>0</text:p>
          </table:table-cell>
          <table:table-cell office:value-type="float" office:value="199.2643" calcext:value-type="float">
            <text:p>199.2643</text:p>
          </table:table-cell>
          <table:table-cell office:value-type="float" office:value="276.4929" calcext:value-type="float">
            <text:p>276.4929</text:p>
          </table:table-cell>
          <table:table-cell office:value-type="float" office:value="897.4464" calcext:value-type="float">
            <text:p>897.4464</text:p>
          </table:table-cell>
          <table:table-cell office:value-type="float" office:value="874.9378" calcext:value-type="float">
            <text:p>874.9378</text:p>
          </table:table-cell>
          <table:table-cell office:value-type="float" office:value="869.9832" calcext:value-type="float">
            <text:p>869.9832</text:p>
          </table:table-cell>
          <table:table-cell office:value-type="float" office:value="884.3158" calcext:value-type="float">
            <text:p>884.3158</text:p>
          </table:table-cell>
          <table:table-cell office:value-type="float" office:value="330.015" calcext:value-type="float">
            <text:p>330.015</text:p>
          </table:table-cell>
          <table:table-cell office:value-type="float" office:value="445.5397" calcext:value-type="float">
            <text:p>445.5397</text:p>
          </table:table-cell>
          <table:table-cell office:value-type="float" office:value="385.1435" calcext:value-type="float">
            <text:p>385.1435</text:p>
          </table:table-cell>
          <table:table-cell office:value-type="float" office:value="326.36" calcext:value-type="float">
            <text:p>326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536.6545" calcext:value-type="float">
            <text:p>536.6545</text:p>
          </table:table-cell>
          <table:table-cell office:value-type="float" office:value="5504.399" calcext:value-type="float">
            <text:p>5504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81292" calcext:value-type="float">
            <text:p>-0.1581292</text:p>
          </table:table-cell>
          <table:table-cell office:value-type="float" office:value="5.888607" calcext:value-type="float">
            <text:p>5.888607</text:p>
          </table:table-cell>
          <table:table-cell office:value-type="float" office:value="0" calcext:value-type="float">
            <text:p>0</text:p>
          </table:table-cell>
          <table:table-cell office:value-type="float" office:value="34.67167" calcext:value-type="float">
            <text:p>34.67167</text:p>
          </table:table-cell>
          <table:table-cell office:value-type="float" office:value="445.5022" calcext:value-type="float">
            <text:p>445.5022</text:p>
          </table:table-cell>
          <table:table-cell office:value-type="float" office:value="0.0005612808" calcext:value-type="float">
            <text:p>0.0005612808</text:p>
          </table:table-cell>
          <table:table-cell office:value-type="float" office:value="0" calcext:value-type="float">
            <text:p>0</text:p>
          </table:table-cell>
          <table:table-cell office:value-type="float" office:value="0.008540997" calcext:value-type="float">
            <text:p>0.008540997</text:p>
          </table:table-cell>
          <table:table-cell office:value-type="float" office:value="0.02410766" calcext:value-type="float">
            <text:p>0.02410766</text:p>
          </table:table-cell>
          <table:table-cell office:value-type="float" office:value="360" calcext:value-type="float">
            <text:p>360</text:p>
          </table:table-cell>
          <table:table-cell office:value-type="float" office:value="-0.1902166" calcext:value-type="float">
            <text:p>-0.1902166</text:p>
          </table:table-cell>
          <table:table-cell office:value-type="float" office:value="0" calcext:value-type="float">
            <text:p>0</text:p>
          </table:table-cell>
          <table:table-cell office:value-type="float" office:value="199.2642" calcext:value-type="float">
            <text:p>199.2642</text:p>
          </table:table-cell>
          <table:table-cell office:value-type="float" office:value="276.4876" calcext:value-type="float">
            <text:p>276.4876</text:p>
          </table:table-cell>
          <table:table-cell office:value-type="float" office:value="897.4329" calcext:value-type="float">
            <text:p>897.4329</text:p>
          </table:table-cell>
          <table:table-cell office:value-type="float" office:value="874.9291" calcext:value-type="float">
            <text:p>874.9291</text:p>
          </table:table-cell>
          <table:table-cell office:value-type="float" office:value="869.9776" calcext:value-type="float">
            <text:p>869.9776</text:p>
          </table:table-cell>
          <table:table-cell office:value-type="float" office:value="884.3116" calcext:value-type="float">
            <text:p>884.3116</text:p>
          </table:table-cell>
          <table:table-cell office:value-type="float" office:value="330.0128" calcext:value-type="float">
            <text:p>330.0128</text:p>
          </table:table-cell>
          <table:table-cell office:value-type="float" office:value="445.5381" calcext:value-type="float">
            <text:p>445.5381</text:p>
          </table:table-cell>
          <table:table-cell office:value-type="float" office:value="385.1425" calcext:value-type="float">
            <text:p>385.1425</text:p>
          </table:table-cell>
          <table:table-cell office:value-type="float" office:value="326.359" calcext:value-type="float">
            <text:p>326.3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536.6322" calcext:value-type="float">
            <text:p>536.6322</text:p>
          </table:table-cell>
          <table:table-cell office:value-type="float" office:value="5504.377" calcext:value-type="float">
            <text:p>5504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41573" calcext:value-type="float">
            <text:p>-0.1741573</text:p>
          </table:table-cell>
          <table:table-cell office:value-type="float" office:value="6.45236" calcext:value-type="float">
            <text:p>6.45236</text:p>
          </table:table-cell>
          <table:table-cell office:value-type="float" office:value="0" calcext:value-type="float">
            <text:p>0</text:p>
          </table:table-cell>
          <table:table-cell office:value-type="float" office:value="34.66313" calcext:value-type="float">
            <text:p>34.66313</text:p>
          </table:table-cell>
          <table:table-cell office:value-type="float" office:value="445.5022" calcext:value-type="float">
            <text:p>445.5022</text:p>
          </table:table-cell>
          <table:table-cell office:value-type="float" office:value="0.0006129523" calcext:value-type="float">
            <text:p>0.0006129523</text:p>
          </table:table-cell>
          <table:table-cell office:value-type="float" office:value="0" calcext:value-type="float">
            <text:p>0</text:p>
          </table:table-cell>
          <table:table-cell office:value-type="float" office:value="0.009291657" calcext:value-type="float">
            <text:p>0.009291657</text:p>
          </table:table-cell>
          <table:table-cell office:value-type="float" office:value="0.02551107" calcext:value-type="float">
            <text:p>0.02551107</text:p>
          </table:table-cell>
          <table:table-cell office:value-type="float" office:value="360" calcext:value-type="float">
            <text:p>360</text:p>
          </table:table-cell>
          <table:table-cell office:value-type="float" office:value="-0.2083471" calcext:value-type="float">
            <text:p>-0.2083471</text:p>
          </table:table-cell>
          <table:table-cell office:value-type="float" office:value="0" calcext:value-type="float">
            <text:p>0</text:p>
          </table:table-cell>
          <table:table-cell office:value-type="float" office:value="199.2638" calcext:value-type="float">
            <text:p>199.2638</text:p>
          </table:table-cell>
          <table:table-cell office:value-type="float" office:value="276.4825" calcext:value-type="float">
            <text:p>276.4825</text:p>
          </table:table-cell>
          <table:table-cell office:value-type="float" office:value="897.4193" calcext:value-type="float">
            <text:p>897.4193</text:p>
          </table:table-cell>
          <table:table-cell office:value-type="float" office:value="874.9202" calcext:value-type="float">
            <text:p>874.9202</text:p>
          </table:table-cell>
          <table:table-cell office:value-type="float" office:value="869.9722" calcext:value-type="float">
            <text:p>869.9722</text:p>
          </table:table-cell>
          <table:table-cell office:value-type="float" office:value="884.3074" calcext:value-type="float">
            <text:p>884.3074</text:p>
          </table:table-cell>
          <table:table-cell office:value-type="float" office:value="330.0106" calcext:value-type="float">
            <text:p>330.0106</text:p>
          </table:table-cell>
          <table:table-cell office:value-type="float" office:value="445.5365" calcext:value-type="float">
            <text:p>445.5365</text:p>
          </table:table-cell>
          <table:table-cell office:value-type="float" office:value="385.1414" calcext:value-type="float">
            <text:p>385.1414</text:p>
          </table:table-cell>
          <table:table-cell office:value-type="float" office:value="326.3581" calcext:value-type="float">
            <text:p>326.35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536.6103" calcext:value-type="float">
            <text:p>536.6103</text:p>
          </table:table-cell>
          <table:table-cell office:value-type="float" office:value="5504.355" calcext:value-type="float">
            <text:p>5504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08096" calcext:value-type="float">
            <text:p>-0.1908096</text:p>
          </table:table-cell>
          <table:table-cell office:value-type="float" office:value="6.506965" calcext:value-type="float">
            <text:p>6.506965</text:p>
          </table:table-cell>
          <table:table-cell office:value-type="float" office:value="0" calcext:value-type="float">
            <text:p>0</text:p>
          </table:table-cell>
          <table:table-cell office:value-type="float" office:value="34.65449" calcext:value-type="float">
            <text:p>34.65449</text:p>
          </table:table-cell>
          <table:table-cell office:value-type="float" office:value="445.5022" calcext:value-type="float">
            <text:p>445.5022</text:p>
          </table:table-cell>
          <table:table-cell office:value-type="float" office:value="0.0006614226" calcext:value-type="float">
            <text:p>0.0006614226</text:p>
          </table:table-cell>
          <table:table-cell office:value-type="float" office:value="0" calcext:value-type="float">
            <text:p>0</text:p>
          </table:table-cell>
          <table:table-cell office:value-type="float" office:value="0.01003891" calcext:value-type="float">
            <text:p>0.01003891</text:p>
          </table:table-cell>
          <table:table-cell office:value-type="float" office:value="0.02680309" calcext:value-type="float">
            <text:p>0.02680309</text:p>
          </table:table-cell>
          <table:table-cell office:value-type="float" office:value="360" calcext:value-type="float">
            <text:p>360</text:p>
          </table:table-cell>
          <table:table-cell office:value-type="float" office:value="-0.2269902" calcext:value-type="float">
            <text:p>-0.2269902</text:p>
          </table:table-cell>
          <table:table-cell office:value-type="float" office:value="0" calcext:value-type="float">
            <text:p>0</text:p>
          </table:table-cell>
          <table:table-cell office:value-type="float" office:value="199.2637" calcext:value-type="float">
            <text:p>199.2637</text:p>
          </table:table-cell>
          <table:table-cell office:value-type="float" office:value="276.477" calcext:value-type="float">
            <text:p>276.477</text:p>
          </table:table-cell>
          <table:table-cell office:value-type="float" office:value="897.4058" calcext:value-type="float">
            <text:p>897.4058</text:p>
          </table:table-cell>
          <table:table-cell office:value-type="float" office:value="874.9115" calcext:value-type="float">
            <text:p>874.9115</text:p>
          </table:table-cell>
          <table:table-cell office:value-type="float" office:value="869.9667" calcext:value-type="float">
            <text:p>869.9667</text:p>
          </table:table-cell>
          <table:table-cell office:value-type="float" office:value="884.3033" calcext:value-type="float">
            <text:p>884.3033</text:p>
          </table:table-cell>
          <table:table-cell office:value-type="float" office:value="330.0084" calcext:value-type="float">
            <text:p>330.0084</text:p>
          </table:table-cell>
          <table:table-cell office:value-type="float" office:value="445.5349" calcext:value-type="float">
            <text:p>445.5349</text:p>
          </table:table-cell>
          <table:table-cell office:value-type="float" office:value="385.1404" calcext:value-type="float">
            <text:p>385.1404</text:p>
          </table:table-cell>
          <table:table-cell office:value-type="float" office:value="326.3571" calcext:value-type="float">
            <text:p>326.3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536.5882" calcext:value-type="float">
            <text:p>536.5882</text:p>
          </table:table-cell>
          <table:table-cell office:value-type="float" office:value="5504.334" calcext:value-type="float">
            <text:p>5504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7109" calcext:value-type="float">
            <text:p>-0.207109</text:p>
          </table:table-cell>
          <table:table-cell office:value-type="float" office:value="6.890676" calcext:value-type="float">
            <text:p>6.890676</text:p>
          </table:table-cell>
          <table:table-cell office:value-type="float" office:value="0" calcext:value-type="float">
            <text:p>0</text:p>
          </table:table-cell>
          <table:table-cell office:value-type="float" office:value="34.6458" calcext:value-type="float">
            <text:p>34.6458</text:p>
          </table:table-cell>
          <table:table-cell office:value-type="float" office:value="445.5022" calcext:value-type="float">
            <text:p>445.5022</text:p>
          </table:table-cell>
          <table:table-cell office:value-type="float" office:value="0.0007118169" calcext:value-type="float">
            <text:p>0.0007118169</text:p>
          </table:table-cell>
          <table:table-cell office:value-type="float" office:value="0" calcext:value-type="float">
            <text:p>0</text:p>
          </table:table-cell>
          <table:table-cell office:value-type="float" office:value="0.01078147" calcext:value-type="float">
            <text:p>0.01078147</text:p>
          </table:table-cell>
          <table:table-cell office:value-type="float" office:value="0.02796904" calcext:value-type="float">
            <text:p>0.02796904</text:p>
          </table:table-cell>
          <table:table-cell office:value-type="float" office:value="360" calcext:value-type="float">
            <text:p>360</text:p>
          </table:table-cell>
          <table:table-cell office:value-type="float" office:value="-0.2451477" calcext:value-type="float">
            <text:p>-0.2451477</text:p>
          </table:table-cell>
          <table:table-cell office:value-type="float" office:value="0" calcext:value-type="float">
            <text:p>0</text:p>
          </table:table-cell>
          <table:table-cell office:value-type="float" office:value="199.2634" calcext:value-type="float">
            <text:p>199.2634</text:p>
          </table:table-cell>
          <table:table-cell office:value-type="float" office:value="276.4717" calcext:value-type="float">
            <text:p>276.4717</text:p>
          </table:table-cell>
          <table:table-cell office:value-type="float" office:value="897.3923" calcext:value-type="float">
            <text:p>897.3923</text:p>
          </table:table-cell>
          <table:table-cell office:value-type="float" office:value="874.9028" calcext:value-type="float">
            <text:p>874.9028</text:p>
          </table:table-cell>
          <table:table-cell office:value-type="float" office:value="869.9611" calcext:value-type="float">
            <text:p>869.9611</text:p>
          </table:table-cell>
          <table:table-cell office:value-type="float" office:value="884.299" calcext:value-type="float">
            <text:p>884.299</text:p>
          </table:table-cell>
          <table:table-cell office:value-type="float" office:value="330.0062" calcext:value-type="float">
            <text:p>330.0062</text:p>
          </table:table-cell>
          <table:table-cell office:value-type="float" office:value="445.5334" calcext:value-type="float">
            <text:p>445.5334</text:p>
          </table:table-cell>
          <table:table-cell office:value-type="float" office:value="385.1393" calcext:value-type="float">
            <text:p>385.1393</text:p>
          </table:table-cell>
          <table:table-cell office:value-type="float" office:value="326.3562" calcext:value-type="float">
            <text:p>326.35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536.5659" calcext:value-type="float">
            <text:p>536.5659</text:p>
          </table:table-cell>
          <table:table-cell office:value-type="float" office:value="5504.313" calcext:value-type="float">
            <text:p>5504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40314" calcext:value-type="float">
            <text:p>-0.2240314</text:p>
          </table:table-cell>
          <table:table-cell office:value-type="float" office:value="7.342559" calcext:value-type="float">
            <text:p>7.342559</text:p>
          </table:table-cell>
          <table:table-cell office:value-type="float" office:value="0" calcext:value-type="float">
            <text:p>0</text:p>
          </table:table-cell>
          <table:table-cell office:value-type="float" office:value="34.63729" calcext:value-type="float">
            <text:p>34.63729</text:p>
          </table:table-cell>
          <table:table-cell office:value-type="float" office:value="445.5023" calcext:value-type="float">
            <text:p>445.5023</text:p>
          </table:table-cell>
          <table:table-cell office:value-type="float" office:value="0.0007657822" calcext:value-type="float">
            <text:p>0.0007657822</text:p>
          </table:table-cell>
          <table:table-cell office:value-type="float" office:value="0" calcext:value-type="float">
            <text:p>0</text:p>
          </table:table-cell>
          <table:table-cell office:value-type="float" office:value="0.01151895" calcext:value-type="float">
            <text:p>0.01151895</text:p>
          </table:table-cell>
          <table:table-cell office:value-type="float" office:value="0.02900098" calcext:value-type="float">
            <text:p>0.02900098</text:p>
          </table:table-cell>
          <table:table-cell office:value-type="float" office:value="360" calcext:value-type="float">
            <text:p>360</text:p>
          </table:table-cell>
          <table:table-cell office:value-type="float" office:value="-0.2637856" calcext:value-type="float">
            <text:p>-0.2637856</text:p>
          </table:table-cell>
          <table:table-cell office:value-type="float" office:value="0" calcext:value-type="float">
            <text:p>0</text:p>
          </table:table-cell>
          <table:table-cell office:value-type="float" office:value="199.2631" calcext:value-type="float">
            <text:p>199.2631</text:p>
          </table:table-cell>
          <table:table-cell office:value-type="float" office:value="276.4661" calcext:value-type="float">
            <text:p>276.4661</text:p>
          </table:table-cell>
          <table:table-cell office:value-type="float" office:value="897.3788" calcext:value-type="float">
            <text:p>897.3788</text:p>
          </table:table-cell>
          <table:table-cell office:value-type="float" office:value="874.894" calcext:value-type="float">
            <text:p>874.894</text:p>
          </table:table-cell>
          <table:table-cell office:value-type="float" office:value="869.9557" calcext:value-type="float">
            <text:p>869.9557</text:p>
          </table:table-cell>
          <table:table-cell office:value-type="float" office:value="884.2949" calcext:value-type="float">
            <text:p>884.2949</text:p>
          </table:table-cell>
          <table:table-cell office:value-type="float" office:value="330.004" calcext:value-type="float">
            <text:p>330.004</text:p>
          </table:table-cell>
          <table:table-cell office:value-type="float" office:value="445.5318" calcext:value-type="float">
            <text:p>445.5318</text:p>
          </table:table-cell>
          <table:table-cell office:value-type="float" office:value="385.1383" calcext:value-type="float">
            <text:p>385.1383</text:p>
          </table:table-cell>
          <table:table-cell office:value-type="float" office:value="326.3552" calcext:value-type="float">
            <text:p>326.3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536.5438" calcext:value-type="float">
            <text:p>536.5438</text:p>
          </table:table-cell>
          <table:table-cell office:value-type="float" office:value="5504.292" calcext:value-type="float">
            <text:p>5504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12743" calcext:value-type="float">
            <text:p>-0.2412743</text:p>
          </table:table-cell>
          <table:table-cell office:value-type="float" office:value="7.665238" calcext:value-type="float">
            <text:p>7.665238</text:p>
          </table:table-cell>
          <table:table-cell office:value-type="float" office:value="0" calcext:value-type="float">
            <text:p>0</text:p>
          </table:table-cell>
          <table:table-cell office:value-type="float" office:value="34.62863" calcext:value-type="float">
            <text:p>34.62863</text:p>
          </table:table-cell>
          <table:table-cell office:value-type="float" office:value="445.5023" calcext:value-type="float">
            <text:p>445.5023</text:p>
          </table:table-cell>
          <table:table-cell office:value-type="float" office:value="0.0008183366" calcext:value-type="float">
            <text:p>0.0008183366</text:p>
          </table:table-cell>
          <table:table-cell office:value-type="float" office:value="0" calcext:value-type="float">
            <text:p>0</text:p>
          </table:table-cell>
          <table:table-cell office:value-type="float" office:value="0.01225489" calcext:value-type="float">
            <text:p>0.01225489</text:p>
          </table:table-cell>
          <table:table-cell office:value-type="float" office:value="0.02995875" calcext:value-type="float">
            <text:p>0.02995875</text:p>
          </table:table-cell>
          <table:table-cell office:value-type="float" office:value="360" calcext:value-type="float">
            <text:p>360</text:p>
          </table:table-cell>
          <table:table-cell office:value-type="float" office:value="-0.2826696" calcext:value-type="float">
            <text:p>-0.2826696</text:p>
          </table:table-cell>
          <table:table-cell office:value-type="float" office:value="0" calcext:value-type="float">
            <text:p>0</text:p>
          </table:table-cell>
          <table:table-cell office:value-type="float" office:value="199.2627" calcext:value-type="float">
            <text:p>199.2627</text:p>
          </table:table-cell>
          <table:table-cell office:value-type="float" office:value="276.4609" calcext:value-type="float">
            <text:p>276.4609</text:p>
          </table:table-cell>
          <table:table-cell office:value-type="float" office:value="897.3655" calcext:value-type="float">
            <text:p>897.3655</text:p>
          </table:table-cell>
          <table:table-cell office:value-type="float" office:value="874.8852" calcext:value-type="float">
            <text:p>874.8852</text:p>
          </table:table-cell>
          <table:table-cell office:value-type="float" office:value="869.9502" calcext:value-type="float">
            <text:p>869.9502</text:p>
          </table:table-cell>
          <table:table-cell office:value-type="float" office:value="884.2907" calcext:value-type="float">
            <text:p>884.2907</text:p>
          </table:table-cell>
          <table:table-cell office:value-type="float" office:value="330.0018" calcext:value-type="float">
            <text:p>330.0018</text:p>
          </table:table-cell>
          <table:table-cell office:value-type="float" office:value="445.5303" calcext:value-type="float">
            <text:p>445.5303</text:p>
          </table:table-cell>
          <table:table-cell office:value-type="float" office:value="385.1373" calcext:value-type="float">
            <text:p>385.1373</text:p>
          </table:table-cell>
          <table:table-cell office:value-type="float" office:value="326.3543" calcext:value-type="float">
            <text:p>326.3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536.5218" calcext:value-type="float">
            <text:p>536.5218</text:p>
          </table:table-cell>
          <table:table-cell office:value-type="float" office:value="5504.271" calcext:value-type="float">
            <text:p>5504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84486" calcext:value-type="float">
            <text:p>-0.2584486</text:p>
          </table:table-cell>
          <table:table-cell office:value-type="float" office:value="8.342034" calcext:value-type="float">
            <text:p>8.342034</text:p>
          </table:table-cell>
          <table:table-cell office:value-type="float" office:value="0" calcext:value-type="float">
            <text:p>0</text:p>
          </table:table-cell>
          <table:table-cell office:value-type="float" office:value="34.61984" calcext:value-type="float">
            <text:p>34.61984</text:p>
          </table:table-cell>
          <table:table-cell office:value-type="float" office:value="445.5023" calcext:value-type="float">
            <text:p>445.5023</text:p>
          </table:table-cell>
          <table:table-cell office:value-type="float" office:value="0.0008730459" calcext:value-type="float">
            <text:p>0.0008730459</text:p>
          </table:table-cell>
          <table:table-cell office:value-type="float" office:value="0" calcext:value-type="float">
            <text:p>0</text:p>
          </table:table-cell>
          <table:table-cell office:value-type="float" office:value="0.01298964" calcext:value-type="float">
            <text:p>0.01298964</text:p>
          </table:table-cell>
          <table:table-cell office:value-type="float" office:value="0.03085137" calcext:value-type="float">
            <text:p>0.03085137</text:p>
          </table:table-cell>
          <table:table-cell office:value-type="float" office:value="360" calcext:value-type="float">
            <text:p>360</text:p>
          </table:table-cell>
          <table:table-cell office:value-type="float" office:value="-0.3014166" calcext:value-type="float">
            <text:p>-0.3014166</text:p>
          </table:table-cell>
          <table:table-cell office:value-type="float" office:value="0" calcext:value-type="float">
            <text:p>0</text:p>
          </table:table-cell>
          <table:table-cell office:value-type="float" office:value="199.2624" calcext:value-type="float">
            <text:p>199.2624</text:p>
          </table:table-cell>
          <table:table-cell office:value-type="float" office:value="276.4557" calcext:value-type="float">
            <text:p>276.4557</text:p>
          </table:table-cell>
          <table:table-cell office:value-type="float" office:value="897.3521" calcext:value-type="float">
            <text:p>897.3521</text:p>
          </table:table-cell>
          <table:table-cell office:value-type="float" office:value="874.8765" calcext:value-type="float">
            <text:p>874.8765</text:p>
          </table:table-cell>
          <table:table-cell office:value-type="float" office:value="869.9447" calcext:value-type="float">
            <text:p>869.9447</text:p>
          </table:table-cell>
          <table:table-cell office:value-type="float" office:value="884.2866" calcext:value-type="float">
            <text:p>884.2866</text:p>
          </table:table-cell>
          <table:table-cell office:value-type="float" office:value="329.9996" calcext:value-type="float">
            <text:p>329.9996</text:p>
          </table:table-cell>
          <table:table-cell office:value-type="float" office:value="445.5287" calcext:value-type="float">
            <text:p>445.5287</text:p>
          </table:table-cell>
          <table:table-cell office:value-type="float" office:value="385.1363" calcext:value-type="float">
            <text:p>385.1363</text:p>
          </table:table-cell>
          <table:table-cell office:value-type="float" office:value="326.3534" calcext:value-type="float">
            <text:p>326.35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536.5002" calcext:value-type="float">
            <text:p>536.5002</text:p>
          </table:table-cell>
          <table:table-cell office:value-type="float" office:value="5504.25" calcext:value-type="float">
            <text:p>5504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66686" calcext:value-type="float">
            <text:p>-0.2766686</text:p>
          </table:table-cell>
          <table:table-cell office:value-type="float" office:value="8.318051" calcext:value-type="float">
            <text:p>8.318051</text:p>
          </table:table-cell>
          <table:table-cell office:value-type="float" office:value="0" calcext:value-type="float">
            <text:p>0</text:p>
          </table:table-cell>
          <table:table-cell office:value-type="float" office:value="34.61064" calcext:value-type="float">
            <text:p>34.61064</text:p>
          </table:table-cell>
          <table:table-cell office:value-type="float" office:value="445.5023" calcext:value-type="float">
            <text:p>445.5023</text:p>
          </table:table-cell>
          <table:table-cell office:value-type="float" office:value="0.0009214564" calcext:value-type="float">
            <text:p>0.0009214564</text:p>
          </table:table-cell>
          <table:table-cell office:value-type="float" office:value="0" calcext:value-type="float">
            <text:p>0</text:p>
          </table:table-cell>
          <table:table-cell office:value-type="float" office:value="0.0137219" calcext:value-type="float">
            <text:p>0.0137219</text:p>
          </table:table-cell>
          <table:table-cell office:value-type="float" office:value="0.03165876" calcext:value-type="float">
            <text:p>0.03165876</text:p>
          </table:table-cell>
          <table:table-cell office:value-type="float" office:value="360" calcext:value-type="float">
            <text:p>360</text:p>
          </table:table-cell>
          <table:table-cell office:value-type="float" office:value="-0.3211278" calcext:value-type="float">
            <text:p>-0.3211278</text:p>
          </table:table-cell>
          <table:table-cell office:value-type="float" office:value="0" calcext:value-type="float">
            <text:p>0</text:p>
          </table:table-cell>
          <table:table-cell office:value-type="float" office:value="199.2623" calcext:value-type="float">
            <text:p>199.2623</text:p>
          </table:table-cell>
          <table:table-cell office:value-type="float" office:value="276.4503" calcext:value-type="float">
            <text:p>276.4503</text:p>
          </table:table-cell>
          <table:table-cell office:value-type="float" office:value="897.3388" calcext:value-type="float">
            <text:p>897.3388</text:p>
          </table:table-cell>
          <table:table-cell office:value-type="float" office:value="874.8678" calcext:value-type="float">
            <text:p>874.8678</text:p>
          </table:table-cell>
          <table:table-cell office:value-type="float" office:value="869.9391" calcext:value-type="float">
            <text:p>869.9391</text:p>
          </table:table-cell>
          <table:table-cell office:value-type="float" office:value="884.2824" calcext:value-type="float">
            <text:p>884.2824</text:p>
          </table:table-cell>
          <table:table-cell office:value-type="float" office:value="329.9974" calcext:value-type="float">
            <text:p>329.9974</text:p>
          </table:table-cell>
          <table:table-cell office:value-type="float" office:value="445.5272" calcext:value-type="float">
            <text:p>445.5272</text:p>
          </table:table-cell>
          <table:table-cell office:value-type="float" office:value="385.1353" calcext:value-type="float">
            <text:p>385.1353</text:p>
          </table:table-cell>
          <table:table-cell office:value-type="float" office:value="326.3525" calcext:value-type="float">
            <text:p>326.35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536.479" calcext:value-type="float">
            <text:p>536.479</text:p>
          </table:table-cell>
          <table:table-cell office:value-type="float" office:value="5504.228" calcext:value-type="float">
            <text:p>5504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42355" calcext:value-type="float">
            <text:p>-0.2942355</text:p>
          </table:table-cell>
          <table:table-cell office:value-type="float" office:value="8.790643" calcext:value-type="float">
            <text:p>8.790643</text:p>
          </table:table-cell>
          <table:table-cell office:value-type="float" office:value="0" calcext:value-type="float">
            <text:p>0</text:p>
          </table:table-cell>
          <table:table-cell office:value-type="float" office:value="34.60113" calcext:value-type="float">
            <text:p>34.60113</text:p>
          </table:table-cell>
          <table:table-cell office:value-type="float" office:value="445.5023" calcext:value-type="float">
            <text:p>445.5023</text:p>
          </table:table-cell>
          <table:table-cell office:value-type="float" office:value="0.0009703569" calcext:value-type="float">
            <text:p>0.0009703569</text:p>
          </table:table-cell>
          <table:table-cell office:value-type="float" office:value="0" calcext:value-type="float">
            <text:p>0</text:p>
          </table:table-cell>
          <table:table-cell office:value-type="float" office:value="0.01445261" calcext:value-type="float">
            <text:p>0.01445261</text:p>
          </table:table-cell>
          <table:table-cell office:value-type="float" office:value="0.03239911" calcext:value-type="float">
            <text:p>0.03239911</text:p>
          </table:table-cell>
          <table:table-cell office:value-type="float" office:value="360" calcext:value-type="float">
            <text:p>360</text:p>
          </table:table-cell>
          <table:table-cell office:value-type="float" office:value="-0.3401168" calcext:value-type="float">
            <text:p>-0.3401168</text:p>
          </table:table-cell>
          <table:table-cell office:value-type="float" office:value="0" calcext:value-type="float">
            <text:p>0</text:p>
          </table:table-cell>
          <table:table-cell office:value-type="float" office:value="199.2622" calcext:value-type="float">
            <text:p>199.2622</text:p>
          </table:table-cell>
          <table:table-cell office:value-type="float" office:value="276.4455" calcext:value-type="float">
            <text:p>276.4455</text:p>
          </table:table-cell>
          <table:table-cell office:value-type="float" office:value="897.3256" calcext:value-type="float">
            <text:p>897.3256</text:p>
          </table:table-cell>
          <table:table-cell office:value-type="float" office:value="874.8591" calcext:value-type="float">
            <text:p>874.8591</text:p>
          </table:table-cell>
          <table:table-cell office:value-type="float" office:value="869.9337" calcext:value-type="float">
            <text:p>869.9337</text:p>
          </table:table-cell>
          <table:table-cell office:value-type="float" office:value="884.2782" calcext:value-type="float">
            <text:p>884.2782</text:p>
          </table:table-cell>
          <table:table-cell office:value-type="float" office:value="329.9952" calcext:value-type="float">
            <text:p>329.9952</text:p>
          </table:table-cell>
          <table:table-cell office:value-type="float" office:value="445.5256" calcext:value-type="float">
            <text:p>445.5256</text:p>
          </table:table-cell>
          <table:table-cell office:value-type="float" office:value="385.1343" calcext:value-type="float">
            <text:p>385.1343</text:p>
          </table:table-cell>
          <table:table-cell office:value-type="float" office:value="326.3516" calcext:value-type="float">
            <text:p>326.35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536.4579" calcext:value-type="float">
            <text:p>536.4579</text:p>
          </table:table-cell>
          <table:table-cell office:value-type="float" office:value="5504.207" calcext:value-type="float">
            <text:p>5504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21503" calcext:value-type="float">
            <text:p>-0.3121503</text:p>
          </table:table-cell>
          <table:table-cell office:value-type="float" office:value="9.340413" calcext:value-type="float">
            <text:p>9.340413</text:p>
          </table:table-cell>
          <table:table-cell office:value-type="float" office:value="0" calcext:value-type="float">
            <text:p>0</text:p>
          </table:table-cell>
          <table:table-cell office:value-type="float" office:value="34.59153" calcext:value-type="float">
            <text:p>34.59153</text:p>
          </table:table-cell>
          <table:table-cell office:value-type="float" office:value="445.5023" calcext:value-type="float">
            <text:p>445.5023</text:p>
          </table:table-cell>
          <table:table-cell office:value-type="float" office:value="0.001021892" calcext:value-type="float">
            <text:p>0.001021892</text:p>
          </table:table-cell>
          <table:table-cell office:value-type="float" office:value="0" calcext:value-type="float">
            <text:p>0</text:p>
          </table:table-cell>
          <table:table-cell office:value-type="float" office:value="0.01518053" calcext:value-type="float">
            <text:p>0.01518053</text:p>
          </table:table-cell>
          <table:table-cell office:value-type="float" office:value="0.03305135" calcext:value-type="float">
            <text:p>0.03305135</text:p>
          </table:table-cell>
          <table:table-cell office:value-type="float" office:value="360" calcext:value-type="float">
            <text:p>360</text:p>
          </table:table-cell>
          <table:table-cell office:value-type="float" office:value="-0.3593602" calcext:value-type="float">
            <text:p>-0.3593602</text:p>
          </table:table-cell>
          <table:table-cell office:value-type="float" office:value="0" calcext:value-type="float">
            <text:p>0</text:p>
          </table:table-cell>
          <table:table-cell office:value-type="float" office:value="199.2622" calcext:value-type="float">
            <text:p>199.2622</text:p>
          </table:table-cell>
          <table:table-cell office:value-type="float" office:value="276.4404" calcext:value-type="float">
            <text:p>276.4404</text:p>
          </table:table-cell>
          <table:table-cell office:value-type="float" office:value="897.3125" calcext:value-type="float">
            <text:p>897.3125</text:p>
          </table:table-cell>
          <table:table-cell office:value-type="float" office:value="874.8504" calcext:value-type="float">
            <text:p>874.8504</text:p>
          </table:table-cell>
          <table:table-cell office:value-type="float" office:value="869.9281" calcext:value-type="float">
            <text:p>869.9281</text:p>
          </table:table-cell>
          <table:table-cell office:value-type="float" office:value="884.2739" calcext:value-type="float">
            <text:p>884.2739</text:p>
          </table:table-cell>
          <table:table-cell office:value-type="float" office:value="329.993" calcext:value-type="float">
            <text:p>329.993</text:p>
          </table:table-cell>
          <table:table-cell office:value-type="float" office:value="445.5241" calcext:value-type="float">
            <text:p>445.5241</text:p>
          </table:table-cell>
          <table:table-cell office:value-type="float" office:value="385.1333" calcext:value-type="float">
            <text:p>385.1333</text:p>
          </table:table-cell>
          <table:table-cell office:value-type="float" office:value="326.3507" calcext:value-type="float">
            <text:p>326.35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536.4376" calcext:value-type="float">
            <text:p>536.4376</text:p>
          </table:table-cell>
          <table:table-cell office:value-type="float" office:value="5504.185" calcext:value-type="float">
            <text:p>5504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07599" calcext:value-type="float">
            <text:p>-0.3307599</text:p>
          </table:table-cell>
          <table:table-cell office:value-type="float" office:value="9.247081" calcext:value-type="float">
            <text:p>9.247081</text:p>
          </table:table-cell>
          <table:table-cell office:value-type="float" office:value="0" calcext:value-type="float">
            <text:p>0</text:p>
          </table:table-cell>
          <table:table-cell office:value-type="float" office:value="34.58133" calcext:value-type="float">
            <text:p>34.58133</text:p>
          </table:table-cell>
          <table:table-cell office:value-type="float" office:value="445.5023" calcext:value-type="float">
            <text:p>445.5023</text:p>
          </table:table-cell>
          <table:table-cell office:value-type="float" office:value="0.001065346" calcext:value-type="float">
            <text:p>0.001065346</text:p>
          </table:table-cell>
          <table:table-cell office:value-type="float" office:value="0" calcext:value-type="float">
            <text:p>0</text:p>
          </table:table-cell>
          <table:table-cell office:value-type="float" office:value="0.01590688" calcext:value-type="float">
            <text:p>0.01590688</text:p>
          </table:table-cell>
          <table:table-cell office:value-type="float" office:value="0.03363737" calcext:value-type="float">
            <text:p>0.03363737</text:p>
          </table:table-cell>
          <table:table-cell office:value-type="float" office:value="360" calcext:value-type="float">
            <text:p>360</text:p>
          </table:table-cell>
          <table:table-cell office:value-type="float" office:value="-0.3792388" calcext:value-type="float">
            <text:p>-0.3792388</text:p>
          </table:table-cell>
          <table:table-cell office:value-type="float" office:value="0" calcext:value-type="float">
            <text:p>0</text:p>
          </table:table-cell>
          <table:table-cell office:value-type="float" office:value="199.2623" calcext:value-type="float">
            <text:p>199.2623</text:p>
          </table:table-cell>
          <table:table-cell office:value-type="float" office:value="276.4355" calcext:value-type="float">
            <text:p>276.4355</text:p>
          </table:table-cell>
          <table:table-cell office:value-type="float" office:value="897.2995" calcext:value-type="float">
            <text:p>897.2995</text:p>
          </table:table-cell>
          <table:table-cell office:value-type="float" office:value="874.8416" calcext:value-type="float">
            <text:p>874.8416</text:p>
          </table:table-cell>
          <table:table-cell office:value-type="float" office:value="869.9226" calcext:value-type="float">
            <text:p>869.9226</text:p>
          </table:table-cell>
          <table:table-cell office:value-type="float" office:value="884.2698" calcext:value-type="float">
            <text:p>884.2698</text:p>
          </table:table-cell>
          <table:table-cell office:value-type="float" office:value="329.9908" calcext:value-type="float">
            <text:p>329.9908</text:p>
          </table:table-cell>
          <table:table-cell office:value-type="float" office:value="445.5226" calcext:value-type="float">
            <text:p>445.5226</text:p>
          </table:table-cell>
          <table:table-cell office:value-type="float" office:value="385.1323" calcext:value-type="float">
            <text:p>385.1323</text:p>
          </table:table-cell>
          <table:table-cell office:value-type="float" office:value="326.3498" calcext:value-type="float">
            <text:p>326.34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536.4174" calcext:value-type="float">
            <text:p>536.4174</text:p>
          </table:table-cell>
          <table:table-cell office:value-type="float" office:value="5504.164" calcext:value-type="float">
            <text:p>5504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90531" calcext:value-type="float">
            <text:p>-0.3490531</text:p>
          </table:table-cell>
          <table:table-cell office:value-type="float" office:value="9.325386" calcext:value-type="float">
            <text:p>9.325386</text:p>
          </table:table-cell>
          <table:table-cell office:value-type="float" office:value="0" calcext:value-type="float">
            <text:p>0</text:p>
          </table:table-cell>
          <table:table-cell office:value-type="float" office:value="34.5708" calcext:value-type="float">
            <text:p>34.5708</text:p>
          </table:table-cell>
          <table:table-cell office:value-type="float" office:value="445.5024" calcext:value-type="float">
            <text:p>445.5024</text:p>
          </table:table-cell>
          <table:table-cell office:value-type="float" office:value="0.001109809" calcext:value-type="float">
            <text:p>0.001109809</text:p>
          </table:table-cell>
          <table:table-cell office:value-type="float" office:value="0" calcext:value-type="float">
            <text:p>0</text:p>
          </table:table-cell>
          <table:table-cell office:value-type="float" office:value="0.01663184" calcext:value-type="float">
            <text:p>0.01663184</text:p>
          </table:table-cell>
          <table:table-cell office:value-type="float" office:value="0.0341603" calcext:value-type="float">
            <text:p>0.0341603</text:p>
          </table:table-cell>
          <table:table-cell office:value-type="float" office:value="360" calcext:value-type="float">
            <text:p>360</text:p>
          </table:table-cell>
          <table:table-cell office:value-type="float" office:value="-0.3987355" calcext:value-type="float">
            <text:p>-0.3987355</text:p>
          </table:table-cell>
          <table:table-cell office:value-type="float" office:value="0" calcext:value-type="float">
            <text:p>0</text:p>
          </table:table-cell>
          <table:table-cell office:value-type="float" office:value="199.2624" calcext:value-type="float">
            <text:p>199.2624</text:p>
          </table:table-cell>
          <table:table-cell office:value-type="float" office:value="276.4308" calcext:value-type="float">
            <text:p>276.4308</text:p>
          </table:table-cell>
          <table:table-cell office:value-type="float" office:value="897.2867" calcext:value-type="float">
            <text:p>897.2867</text:p>
          </table:table-cell>
          <table:table-cell office:value-type="float" office:value="874.8328" calcext:value-type="float">
            <text:p>874.8328</text:p>
          </table:table-cell>
          <table:table-cell office:value-type="float" office:value="869.9171" calcext:value-type="float">
            <text:p>869.9171</text:p>
          </table:table-cell>
          <table:table-cell office:value-type="float" office:value="884.2656" calcext:value-type="float">
            <text:p>884.2656</text:p>
          </table:table-cell>
          <table:table-cell office:value-type="float" office:value="329.9886" calcext:value-type="float">
            <text:p>329.9886</text:p>
          </table:table-cell>
          <table:table-cell office:value-type="float" office:value="445.521" calcext:value-type="float">
            <text:p>445.521</text:p>
          </table:table-cell>
          <table:table-cell office:value-type="float" office:value="385.1313" calcext:value-type="float">
            <text:p>385.1313</text:p>
          </table:table-cell>
          <table:table-cell office:value-type="float" office:value="326.3488" calcext:value-type="float">
            <text:p>326.34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536.3972" calcext:value-type="float">
            <text:p>536.3972</text:p>
          </table:table-cell>
          <table:table-cell office:value-type="float" office:value="5504.142" calcext:value-type="float">
            <text:p>5504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70934" calcext:value-type="float">
            <text:p>-0.3670934</text:p>
          </table:table-cell>
          <table:table-cell office:value-type="float" office:value="9.381816" calcext:value-type="float">
            <text:p>9.381816</text:p>
          </table:table-cell>
          <table:table-cell office:value-type="float" office:value="0" calcext:value-type="float">
            <text:p>0</text:p>
          </table:table-cell>
          <table:table-cell office:value-type="float" office:value="34.56024" calcext:value-type="float">
            <text:p>34.56024</text:p>
          </table:table-cell>
          <table:table-cell office:value-type="float" office:value="445.5024" calcext:value-type="float">
            <text:p>445.5024</text:p>
          </table:table-cell>
          <table:table-cell office:value-type="float" office:value="0.001157754" calcext:value-type="float">
            <text:p>0.001157754</text:p>
          </table:table-cell>
          <table:table-cell office:value-type="float" office:value="0" calcext:value-type="float">
            <text:p>0</text:p>
          </table:table-cell>
          <table:table-cell office:value-type="float" office:value="0.0173553" calcext:value-type="float">
            <text:p>0.0173553</text:p>
          </table:table-cell>
          <table:table-cell office:value-type="float" office:value="0.03462316" calcext:value-type="float">
            <text:p>0.03462316</text:p>
          </table:table-cell>
          <table:table-cell office:value-type="float" office:value="360" calcext:value-type="float">
            <text:p>360</text:p>
          </table:table-cell>
          <table:table-cell office:value-type="float" office:value="-0.4179142" calcext:value-type="float">
            <text:p>-0.4179142</text:p>
          </table:table-cell>
          <table:table-cell office:value-type="float" office:value="0" calcext:value-type="float">
            <text:p>0</text:p>
          </table:table-cell>
          <table:table-cell office:value-type="float" office:value="199.2623" calcext:value-type="float">
            <text:p>199.2623</text:p>
          </table:table-cell>
          <table:table-cell office:value-type="float" office:value="276.4258" calcext:value-type="float">
            <text:p>276.4258</text:p>
          </table:table-cell>
          <table:table-cell office:value-type="float" office:value="897.274" calcext:value-type="float">
            <text:p>897.274</text:p>
          </table:table-cell>
          <table:table-cell office:value-type="float" office:value="874.8242" calcext:value-type="float">
            <text:p>874.8242</text:p>
          </table:table-cell>
          <table:table-cell office:value-type="float" office:value="869.9115" calcext:value-type="float">
            <text:p>869.9115</text:p>
          </table:table-cell>
          <table:table-cell office:value-type="float" office:value="884.2615" calcext:value-type="float">
            <text:p>884.2615</text:p>
          </table:table-cell>
          <table:table-cell office:value-type="float" office:value="329.9865" calcext:value-type="float">
            <text:p>329.9865</text:p>
          </table:table-cell>
          <table:table-cell office:value-type="float" office:value="445.5194" calcext:value-type="float">
            <text:p>445.5194</text:p>
          </table:table-cell>
          <table:table-cell office:value-type="float" office:value="385.1303" calcext:value-type="float">
            <text:p>385.1303</text:p>
          </table:table-cell>
          <table:table-cell office:value-type="float" office:value="326.3479" calcext:value-type="float">
            <text:p>326.34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536.3764" calcext:value-type="float">
            <text:p>536.3764</text:p>
          </table:table-cell>
          <table:table-cell office:value-type="float" office:value="5504.12" calcext:value-type="float">
            <text:p>550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51925" calcext:value-type="float">
            <text:p>-0.3851925</text:p>
          </table:table-cell>
          <table:table-cell office:value-type="float" office:value="9.628948" calcext:value-type="float">
            <text:p>9.628948</text:p>
          </table:table-cell>
          <table:table-cell office:value-type="float" office:value="0" calcext:value-type="float">
            <text:p>0</text:p>
          </table:table-cell>
          <table:table-cell office:value-type="float" office:value="34.54989" calcext:value-type="float">
            <text:p>34.54989</text:p>
          </table:table-cell>
          <table:table-cell office:value-type="float" office:value="445.5024" calcext:value-type="float">
            <text:p>445.5024</text:p>
          </table:table-cell>
          <table:table-cell office:value-type="float" office:value="0.001212959" calcext:value-type="float">
            <text:p>0.001212959</text:p>
          </table:table-cell>
          <table:table-cell office:value-type="float" office:value="0" calcext:value-type="float">
            <text:p>0</text:p>
          </table:table-cell>
          <table:table-cell office:value-type="float" office:value="0.01807697" calcext:value-type="float">
            <text:p>0.01807697</text:p>
          </table:table-cell>
          <table:table-cell office:value-type="float" office:value="0.03502833" calcext:value-type="float">
            <text:p>0.03502833</text:p>
          </table:table-cell>
          <table:table-cell office:value-type="float" office:value="360" calcext:value-type="float">
            <text:p>360</text:p>
          </table:table-cell>
          <table:table-cell office:value-type="float" office:value="-0.4370849" calcext:value-type="float">
            <text:p>-0.4370849</text:p>
          </table:table-cell>
          <table:table-cell office:value-type="float" office:value="0" calcext:value-type="float">
            <text:p>0</text:p>
          </table:table-cell>
          <table:table-cell office:value-type="float" office:value="199.2619" calcext:value-type="float">
            <text:p>199.2619</text:p>
          </table:table-cell>
          <table:table-cell office:value-type="float" office:value="276.4201" calcext:value-type="float">
            <text:p>276.4201</text:p>
          </table:table-cell>
          <table:table-cell office:value-type="float" office:value="897.2615" calcext:value-type="float">
            <text:p>897.2615</text:p>
          </table:table-cell>
          <table:table-cell office:value-type="float" office:value="874.8155" calcext:value-type="float">
            <text:p>874.8155</text:p>
          </table:table-cell>
          <table:table-cell office:value-type="float" office:value="869.9059" calcext:value-type="float">
            <text:p>869.9059</text:p>
          </table:table-cell>
          <table:table-cell office:value-type="float" office:value="884.2574" calcext:value-type="float">
            <text:p>884.2574</text:p>
          </table:table-cell>
          <table:table-cell office:value-type="float" office:value="329.9843" calcext:value-type="float">
            <text:p>329.9843</text:p>
          </table:table-cell>
          <table:table-cell office:value-type="float" office:value="445.5179" calcext:value-type="float">
            <text:p>445.5179</text:p>
          </table:table-cell>
          <table:table-cell office:value-type="float" office:value="385.1293" calcext:value-type="float">
            <text:p>385.1293</text:p>
          </table:table-cell>
          <table:table-cell office:value-type="float" office:value="326.347" calcext:value-type="float">
            <text:p>326.3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536.3549" calcext:value-type="float">
            <text:p>536.3549</text:p>
          </table:table-cell>
          <table:table-cell office:value-type="float" office:value="5504.098" calcext:value-type="float">
            <text:p>5504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40161" calcext:value-type="float">
            <text:p>-0.4040161</text:p>
          </table:table-cell>
          <table:table-cell office:value-type="float" office:value="10.19478" calcext:value-type="float">
            <text:p>10.19478</text:p>
          </table:table-cell>
          <table:table-cell office:value-type="float" office:value="0" calcext:value-type="float">
            <text:p>0</text:p>
          </table:table-cell>
          <table:table-cell office:value-type="float" office:value="34.54001" calcext:value-type="float">
            <text:p>34.54001</text:p>
          </table:table-cell>
          <table:table-cell office:value-type="float" office:value="445.5024" calcext:value-type="float">
            <text:p>445.5024</text:p>
          </table:table-cell>
          <table:table-cell office:value-type="float" office:value="0.001274486" calcext:value-type="float">
            <text:p>0.001274486</text:p>
          </table:table-cell>
          <table:table-cell office:value-type="float" office:value="0" calcext:value-type="float">
            <text:p>0</text:p>
          </table:table-cell>
          <table:table-cell office:value-type="float" office:value="0.01879766" calcext:value-type="float">
            <text:p>0.01879766</text:p>
          </table:table-cell>
          <table:table-cell office:value-type="float" office:value="0.03537808" calcext:value-type="float">
            <text:p>0.03537808</text:p>
          </table:table-cell>
          <table:table-cell office:value-type="float" office:value="360" calcext:value-type="float">
            <text:p>360</text:p>
          </table:table-cell>
          <table:table-cell office:value-type="float" office:value="-0.4569173" calcext:value-type="float">
            <text:p>-0.4569173</text:p>
          </table:table-cell>
          <table:table-cell office:value-type="float" office:value="0" calcext:value-type="float">
            <text:p>0</text:p>
          </table:table-cell>
          <table:table-cell office:value-type="float" office:value="199.2611" calcext:value-type="float">
            <text:p>199.2611</text:p>
          </table:table-cell>
          <table:table-cell office:value-type="float" office:value="276.4146" calcext:value-type="float">
            <text:p>276.4146</text:p>
          </table:table-cell>
          <table:table-cell office:value-type="float" office:value="897.2488" calcext:value-type="float">
            <text:p>897.2488</text:p>
          </table:table-cell>
          <table:table-cell office:value-type="float" office:value="874.8067" calcext:value-type="float">
            <text:p>874.8067</text:p>
          </table:table-cell>
          <table:table-cell office:value-type="float" office:value="869.9004" calcext:value-type="float">
            <text:p>869.9004</text:p>
          </table:table-cell>
          <table:table-cell office:value-type="float" office:value="884.2532" calcext:value-type="float">
            <text:p>884.2532</text:p>
          </table:table-cell>
          <table:table-cell office:value-type="float" office:value="329.9821" calcext:value-type="float">
            <text:p>329.9821</text:p>
          </table:table-cell>
          <table:table-cell office:value-type="float" office:value="445.5164" calcext:value-type="float">
            <text:p>445.5164</text:p>
          </table:table-cell>
          <table:table-cell office:value-type="float" office:value="385.1284" calcext:value-type="float">
            <text:p>385.1284</text:p>
          </table:table-cell>
          <table:table-cell office:value-type="float" office:value="326.3461" calcext:value-type="float">
            <text:p>326.34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536.3337" calcext:value-type="float">
            <text:p>536.3337</text:p>
          </table:table-cell>
          <table:table-cell office:value-type="float" office:value="5504.077" calcext:value-type="float">
            <text:p>5504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29975" calcext:value-type="float">
            <text:p>-0.4229975</text:p>
          </table:table-cell>
          <table:table-cell office:value-type="float" office:value="10.2822" calcext:value-type="float">
            <text:p>10.2822</text:p>
          </table:table-cell>
          <table:table-cell office:value-type="float" office:value="0" calcext:value-type="float">
            <text:p>0</text:p>
          </table:table-cell>
          <table:table-cell office:value-type="float" office:value="34.5299" calcext:value-type="float">
            <text:p>34.5299</text:p>
          </table:table-cell>
          <table:table-cell office:value-type="float" office:value="445.5024" calcext:value-type="float">
            <text:p>445.5024</text:p>
          </table:table-cell>
          <table:table-cell office:value-type="float" office:value="0.00133001" calcext:value-type="float">
            <text:p>0.00133001</text:p>
          </table:table-cell>
          <table:table-cell office:value-type="float" office:value="0" calcext:value-type="float">
            <text:p>0</text:p>
          </table:table-cell>
          <table:table-cell office:value-type="float" office:value="0.01951713" calcext:value-type="float">
            <text:p>0.01951713</text:p>
          </table:table-cell>
          <table:table-cell office:value-type="float" office:value="0.03567362" calcext:value-type="float">
            <text:p>0.03567362</text:p>
          </table:table-cell>
          <table:table-cell office:value-type="float" office:value="360" calcext:value-type="float">
            <text:p>360</text:p>
          </table:table-cell>
          <table:table-cell office:value-type="float" office:value="-0.4768583" calcext:value-type="float">
            <text:p>-0.4768583</text:p>
          </table:table-cell>
          <table:table-cell office:value-type="float" office:value="0" calcext:value-type="float">
            <text:p>0</text:p>
          </table:table-cell>
          <table:table-cell office:value-type="float" office:value="199.2605" calcext:value-type="float">
            <text:p>199.2605</text:p>
          </table:table-cell>
          <table:table-cell office:value-type="float" office:value="276.4094" calcext:value-type="float">
            <text:p>276.4094</text:p>
          </table:table-cell>
          <table:table-cell office:value-type="float" office:value="897.236" calcext:value-type="float">
            <text:p>897.236</text:p>
          </table:table-cell>
          <table:table-cell office:value-type="float" office:value="874.798" calcext:value-type="float">
            <text:p>874.798</text:p>
          </table:table-cell>
          <table:table-cell office:value-type="float" office:value="869.8948" calcext:value-type="float">
            <text:p>869.8948</text:p>
          </table:table-cell>
          <table:table-cell office:value-type="float" office:value="884.2491" calcext:value-type="float">
            <text:p>884.2491</text:p>
          </table:table-cell>
          <table:table-cell office:value-type="float" office:value="329.98" calcext:value-type="float">
            <text:p>329.98</text:p>
          </table:table-cell>
          <table:table-cell office:value-type="float" office:value="445.5148" calcext:value-type="float">
            <text:p>445.5148</text:p>
          </table:table-cell>
          <table:table-cell office:value-type="float" office:value="385.1273" calcext:value-type="float">
            <text:p>385.1273</text:p>
          </table:table-cell>
          <table:table-cell office:value-type="float" office:value="326.3452" calcext:value-type="float">
            <text:p>326.34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536.3131" calcext:value-type="float">
            <text:p>536.3131</text:p>
          </table:table-cell>
          <table:table-cell office:value-type="float" office:value="5504.055" calcext:value-type="float">
            <text:p>5504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23898" calcext:value-type="float">
            <text:p>-0.4423898</text:p>
          </table:table-cell>
          <table:table-cell office:value-type="float" office:value="10.55208" calcext:value-type="float">
            <text:p>10.55208</text:p>
          </table:table-cell>
          <table:table-cell office:value-type="float" office:value="0" calcext:value-type="float">
            <text:p>0</text:p>
          </table:table-cell>
          <table:table-cell office:value-type="float" office:value="34.51947" calcext:value-type="float">
            <text:p>34.51947</text:p>
          </table:table-cell>
          <table:table-cell office:value-type="float" office:value="445.5024" calcext:value-type="float">
            <text:p>445.5024</text:p>
          </table:table-cell>
          <table:table-cell office:value-type="float" office:value="0.001384839" calcext:value-type="float">
            <text:p>0.001384839</text:p>
          </table:table-cell>
          <table:table-cell office:value-type="float" office:value="0" calcext:value-type="float">
            <text:p>0</text:p>
          </table:table-cell>
          <table:table-cell office:value-type="float" office:value="0.02023545" calcext:value-type="float">
            <text:p>0.02023545</text:p>
          </table:table-cell>
          <table:table-cell office:value-type="float" office:value="0.03591668" calcext:value-type="float">
            <text:p>0.03591668</text:p>
          </table:table-cell>
          <table:table-cell office:value-type="float" office:value="360" calcext:value-type="float">
            <text:p>360</text:p>
          </table:table-cell>
          <table:table-cell office:value-type="float" office:value="-0.4971571" calcext:value-type="float">
            <text:p>-0.4971571</text:p>
          </table:table-cell>
          <table:table-cell office:value-type="float" office:value="0" calcext:value-type="float">
            <text:p>0</text:p>
          </table:table-cell>
          <table:table-cell office:value-type="float" office:value="199.2601" calcext:value-type="float">
            <text:p>199.2601</text:p>
          </table:table-cell>
          <table:table-cell office:value-type="float" office:value="276.4041" calcext:value-type="float">
            <text:p>276.4041</text:p>
          </table:table-cell>
          <table:table-cell office:value-type="float" office:value="897.2233" calcext:value-type="float">
            <text:p>897.2233</text:p>
          </table:table-cell>
          <table:table-cell office:value-type="float" office:value="874.7892" calcext:value-type="float">
            <text:p>874.7892</text:p>
          </table:table-cell>
          <table:table-cell office:value-type="float" office:value="869.8893" calcext:value-type="float">
            <text:p>869.8893</text:p>
          </table:table-cell>
          <table:table-cell office:value-type="float" office:value="884.2451" calcext:value-type="float">
            <text:p>884.2451</text:p>
          </table:table-cell>
          <table:table-cell office:value-type="float" office:value="329.9778" calcext:value-type="float">
            <text:p>329.9778</text:p>
          </table:table-cell>
          <table:table-cell office:value-type="float" office:value="445.5133" calcext:value-type="float">
            <text:p>445.5133</text:p>
          </table:table-cell>
          <table:table-cell office:value-type="float" office:value="385.1264" calcext:value-type="float">
            <text:p>385.1264</text:p>
          </table:table-cell>
          <table:table-cell office:value-type="float" office:value="326.3443" calcext:value-type="float">
            <text:p>326.34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536.2926" calcext:value-type="float">
            <text:p>536.2926</text:p>
          </table:table-cell>
          <table:table-cell office:value-type="float" office:value="5504.033" calcext:value-type="float">
            <text:p>5504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17618" calcext:value-type="float">
            <text:p>-0.4617618</text:p>
          </table:table-cell>
          <table:table-cell office:value-type="float" office:value="10.99032" calcext:value-type="float">
            <text:p>10.99032</text:p>
          </table:table-cell>
          <table:table-cell office:value-type="float" office:value="0" calcext:value-type="float">
            <text:p>0</text:p>
          </table:table-cell>
          <table:table-cell office:value-type="float" office:value="34.50889" calcext:value-type="float">
            <text:p>34.50889</text:p>
          </table:table-cell>
          <table:table-cell office:value-type="float" office:value="445.5024" calcext:value-type="float">
            <text:p>445.5024</text:p>
          </table:table-cell>
          <table:table-cell office:value-type="float" office:value="0.001440089" calcext:value-type="float">
            <text:p>0.001440089</text:p>
          </table:table-cell>
          <table:table-cell office:value-type="float" office:value="0" calcext:value-type="float">
            <text:p>0</text:p>
          </table:table-cell>
          <table:table-cell office:value-type="float" office:value="0.02095251" calcext:value-type="float">
            <text:p>0.02095251</text:p>
          </table:table-cell>
          <table:table-cell office:value-type="float" office:value="0.03610976" calcext:value-type="float">
            <text:p>0.03610976</text:p>
          </table:table-cell>
          <table:table-cell office:value-type="float" office:value="360" calcext:value-type="float">
            <text:p>360</text:p>
          </table:table-cell>
          <table:table-cell office:value-type="float" office:value="-0.5173839" calcext:value-type="float">
            <text:p>-0.5173839</text:p>
          </table:table-cell>
          <table:table-cell office:value-type="float" office:value="0" calcext:value-type="float">
            <text:p>0</text:p>
          </table:table-cell>
          <table:table-cell office:value-type="float" office:value="199.2599" calcext:value-type="float">
            <text:p>199.2599</text:p>
          </table:table-cell>
          <table:table-cell office:value-type="float" office:value="276.3992" calcext:value-type="float">
            <text:p>276.3992</text:p>
          </table:table-cell>
          <table:table-cell office:value-type="float" office:value="897.2108" calcext:value-type="float">
            <text:p>897.2108</text:p>
          </table:table-cell>
          <table:table-cell office:value-type="float" office:value="874.7805" calcext:value-type="float">
            <text:p>874.7805</text:p>
          </table:table-cell>
          <table:table-cell office:value-type="float" office:value="869.8837" calcext:value-type="float">
            <text:p>869.8837</text:p>
          </table:table-cell>
          <table:table-cell office:value-type="float" office:value="884.2409" calcext:value-type="float">
            <text:p>884.2409</text:p>
          </table:table-cell>
          <table:table-cell office:value-type="float" office:value="329.9756" calcext:value-type="float">
            <text:p>329.9756</text:p>
          </table:table-cell>
          <table:table-cell office:value-type="float" office:value="445.5117" calcext:value-type="float">
            <text:p>445.5117</text:p>
          </table:table-cell>
          <table:table-cell office:value-type="float" office:value="385.1254" calcext:value-type="float">
            <text:p>385.1254</text:p>
          </table:table-cell>
          <table:table-cell office:value-type="float" office:value="326.3434" calcext:value-type="float">
            <text:p>326.34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536.2726" calcext:value-type="float">
            <text:p>536.2726</text:p>
          </table:table-cell>
          <table:table-cell office:value-type="float" office:value="5504.01" calcext:value-type="float">
            <text:p>550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14357" calcext:value-type="float">
            <text:p>-0.4814357</text:p>
          </table:table-cell>
          <table:table-cell office:value-type="float" office:value="10.88517" calcext:value-type="float">
            <text:p>10.88517</text:p>
          </table:table-cell>
          <table:table-cell office:value-type="float" office:value="0" calcext:value-type="float">
            <text:p>0</text:p>
          </table:table-cell>
          <table:table-cell office:value-type="float" office:value="34.49798" calcext:value-type="float">
            <text:p>34.49798</text:p>
          </table:table-cell>
          <table:table-cell office:value-type="float" office:value="445.5025" calcext:value-type="float">
            <text:p>445.5025</text:p>
          </table:table-cell>
          <table:table-cell office:value-type="float" office:value="0.001489493" calcext:value-type="float">
            <text:p>0.001489493</text:p>
          </table:table-cell>
          <table:table-cell office:value-type="float" office:value="0" calcext:value-type="float">
            <text:p>0</text:p>
          </table:table-cell>
          <table:table-cell office:value-type="float" office:value="0.02166849" calcext:value-type="float">
            <text:p>0.02166849</text:p>
          </table:table-cell>
          <table:table-cell office:value-type="float" office:value="0.03625495" calcext:value-type="float">
            <text:p>0.03625495</text:p>
          </table:table-cell>
          <table:table-cell office:value-type="float" office:value="360" calcext:value-type="float">
            <text:p>360</text:p>
          </table:table-cell>
          <table:table-cell office:value-type="float" office:value="-0.5378696" calcext:value-type="float">
            <text:p>-0.5378696</text:p>
          </table:table-cell>
          <table:table-cell office:value-type="float" office:value="0" calcext:value-type="float">
            <text:p>0</text:p>
          </table:table-cell>
          <table:table-cell office:value-type="float" office:value="199.2598" calcext:value-type="float">
            <text:p>199.2598</text:p>
          </table:table-cell>
          <table:table-cell office:value-type="float" office:value="276.3941" calcext:value-type="float">
            <text:p>276.3941</text:p>
          </table:table-cell>
          <table:table-cell office:value-type="float" office:value="897.1982" calcext:value-type="float">
            <text:p>897.1982</text:p>
          </table:table-cell>
          <table:table-cell office:value-type="float" office:value="874.7719" calcext:value-type="float">
            <text:p>874.7719</text:p>
          </table:table-cell>
          <table:table-cell office:value-type="float" office:value="869.8782" calcext:value-type="float">
            <text:p>869.8782</text:p>
          </table:table-cell>
          <table:table-cell office:value-type="float" office:value="884.2368" calcext:value-type="float">
            <text:p>884.2368</text:p>
          </table:table-cell>
          <table:table-cell office:value-type="float" office:value="329.9734" calcext:value-type="float">
            <text:p>329.9734</text:p>
          </table:table-cell>
          <table:table-cell office:value-type="float" office:value="445.5102" calcext:value-type="float">
            <text:p>445.5102</text:p>
          </table:table-cell>
          <table:table-cell office:value-type="float" office:value="385.1244" calcext:value-type="float">
            <text:p>385.1244</text:p>
          </table:table-cell>
          <table:table-cell office:value-type="float" office:value="326.3425" calcext:value-type="float">
            <text:p>326.3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536.2529" calcext:value-type="float">
            <text:p>536.2529</text:p>
          </table:table-cell>
          <table:table-cell office:value-type="float" office:value="5503.989" calcext:value-type="float">
            <text:p>5503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06298" calcext:value-type="float">
            <text:p>-0.5006298</text:p>
          </table:table-cell>
          <table:table-cell office:value-type="float" office:value="10.96619" calcext:value-type="float">
            <text:p>10.96619</text:p>
          </table:table-cell>
          <table:table-cell office:value-type="float" office:value="0" calcext:value-type="float">
            <text:p>0</text:p>
          </table:table-cell>
          <table:table-cell office:value-type="float" office:value="34.48696" calcext:value-type="float">
            <text:p>34.48696</text:p>
          </table:table-cell>
          <table:table-cell office:value-type="float" office:value="445.5025" calcext:value-type="float">
            <text:p>445.5025</text:p>
          </table:table-cell>
          <table:table-cell office:value-type="float" office:value="0.001541116" calcext:value-type="float">
            <text:p>0.001541116</text:p>
          </table:table-cell>
          <table:table-cell office:value-type="float" office:value="0" calcext:value-type="float">
            <text:p>0</text:p>
          </table:table-cell>
          <table:table-cell office:value-type="float" office:value="0.02238349" calcext:value-type="float">
            <text:p>0.02238349</text:p>
          </table:table-cell>
          <table:table-cell office:value-type="float" office:value="0.03635531" calcext:value-type="float">
            <text:p>0.03635531</text:p>
          </table:table-cell>
          <table:table-cell office:value-type="float" office:value="360" calcext:value-type="float">
            <text:p>360</text:p>
          </table:table-cell>
          <table:table-cell office:value-type="float" office:value="-0.5578275" calcext:value-type="float">
            <text:p>-0.5578275</text:p>
          </table:table-cell>
          <table:table-cell office:value-type="float" office:value="0" calcext:value-type="float">
            <text:p>0</text:p>
          </table:table-cell>
          <table:table-cell office:value-type="float" office:value="199.2594" calcext:value-type="float">
            <text:p>199.2594</text:p>
          </table:table-cell>
          <table:table-cell office:value-type="float" office:value="276.3889" calcext:value-type="float">
            <text:p>276.3889</text:p>
          </table:table-cell>
          <table:table-cell office:value-type="float" office:value="897.186" calcext:value-type="float">
            <text:p>897.186</text:p>
          </table:table-cell>
          <table:table-cell office:value-type="float" office:value="874.7632" calcext:value-type="float">
            <text:p>874.7632</text:p>
          </table:table-cell>
          <table:table-cell office:value-type="float" office:value="869.8727" calcext:value-type="float">
            <text:p>869.8727</text:p>
          </table:table-cell>
          <table:table-cell office:value-type="float" office:value="884.2326" calcext:value-type="float">
            <text:p>884.2326</text:p>
          </table:table-cell>
          <table:table-cell office:value-type="float" office:value="329.9712" calcext:value-type="float">
            <text:p>329.9712</text:p>
          </table:table-cell>
          <table:table-cell office:value-type="float" office:value="445.5087" calcext:value-type="float">
            <text:p>445.5087</text:p>
          </table:table-cell>
          <table:table-cell office:value-type="float" office:value="385.1235" calcext:value-type="float">
            <text:p>385.1235</text:p>
          </table:table-cell>
          <table:table-cell office:value-type="float" office:value="326.3416" calcext:value-type="float">
            <text:p>326.34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536.2329" calcext:value-type="float">
            <text:p>536.2329</text:p>
          </table:table-cell>
          <table:table-cell office:value-type="float" office:value="5503.967" calcext:value-type="float">
            <text:p>5503.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99711" calcext:value-type="float">
            <text:p>-0.5199711</text:p>
          </table:table-cell>
          <table:table-cell office:value-type="float" office:value="11.26628" calcext:value-type="float">
            <text:p>11.26628</text:p>
          </table:table-cell>
          <table:table-cell office:value-type="float" office:value="0" calcext:value-type="float">
            <text:p>0</text:p>
          </table:table-cell>
          <table:table-cell office:value-type="float" office:value="34.47599" calcext:value-type="float">
            <text:p>34.47599</text:p>
          </table:table-cell>
          <table:table-cell office:value-type="float" office:value="445.5025" calcext:value-type="float">
            <text:p>445.5025</text:p>
          </table:table-cell>
          <table:table-cell office:value-type="float" office:value="0.001596193" calcext:value-type="float">
            <text:p>0.001596193</text:p>
          </table:table-cell>
          <table:table-cell office:value-type="float" office:value="0" calcext:value-type="float">
            <text:p>0</text:p>
          </table:table-cell>
          <table:table-cell office:value-type="float" office:value="0.02309737" calcext:value-type="float">
            <text:p>0.02309737</text:p>
          </table:table-cell>
          <table:table-cell office:value-type="float" office:value="0.03641333" calcext:value-type="float">
            <text:p>0.03641333</text:p>
          </table:table-cell>
          <table:table-cell office:value-type="float" office:value="360" calcext:value-type="float">
            <text:p>360</text:p>
          </table:table-cell>
          <table:table-cell office:value-type="float" office:value="-0.5778856" calcext:value-type="float">
            <text:p>-0.5778856</text:p>
          </table:table-cell>
          <table:table-cell office:value-type="float" office:value="0" calcext:value-type="float">
            <text:p>0</text:p>
          </table:table-cell>
          <table:table-cell office:value-type="float" office:value="199.2591" calcext:value-type="float">
            <text:p>199.2591</text:p>
          </table:table-cell>
          <table:table-cell office:value-type="float" office:value="276.3836" calcext:value-type="float">
            <text:p>276.3836</text:p>
          </table:table-cell>
          <table:table-cell office:value-type="float" office:value="897.1737" calcext:value-type="float">
            <text:p>897.1737</text:p>
          </table:table-cell>
          <table:table-cell office:value-type="float" office:value="874.7545" calcext:value-type="float">
            <text:p>874.7545</text:p>
          </table:table-cell>
          <table:table-cell office:value-type="float" office:value="869.8672" calcext:value-type="float">
            <text:p>869.8672</text:p>
          </table:table-cell>
          <table:table-cell office:value-type="float" office:value="884.2286" calcext:value-type="float">
            <text:p>884.2286</text:p>
          </table:table-cell>
          <table:table-cell office:value-type="float" office:value="329.969" calcext:value-type="float">
            <text:p>329.969</text:p>
          </table:table-cell>
          <table:table-cell office:value-type="float" office:value="445.5072" calcext:value-type="float">
            <text:p>445.5072</text:p>
          </table:table-cell>
          <table:table-cell office:value-type="float" office:value="385.1225" calcext:value-type="float">
            <text:p>385.1225</text:p>
          </table:table-cell>
          <table:table-cell office:value-type="float" office:value="326.3408" calcext:value-type="float">
            <text:p>326.34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536.2131" calcext:value-type="float">
            <text:p>536.2131</text:p>
          </table:table-cell>
          <table:table-cell office:value-type="float" office:value="5503.946" calcext:value-type="float">
            <text:p>5503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85031" calcext:value-type="float">
            <text:p>-0.5385031</text:p>
          </table:table-cell>
          <table:table-cell office:value-type="float" office:value="11.49028" calcext:value-type="float">
            <text:p>11.49028</text:p>
          </table:table-cell>
          <table:table-cell office:value-type="float" office:value="0" calcext:value-type="float">
            <text:p>0</text:p>
          </table:table-cell>
          <table:table-cell office:value-type="float" office:value="34.46498" calcext:value-type="float">
            <text:p>34.46498</text:p>
          </table:table-cell>
          <table:table-cell office:value-type="float" office:value="445.5025" calcext:value-type="float">
            <text:p>445.5025</text:p>
          </table:table-cell>
          <table:table-cell office:value-type="float" office:value="0.001651206" calcext:value-type="float">
            <text:p>0.001651206</text:p>
          </table:table-cell>
          <table:table-cell office:value-type="float" office:value="0" calcext:value-type="float">
            <text:p>0</text:p>
          </table:table-cell>
          <table:table-cell office:value-type="float" office:value="0.02381047" calcext:value-type="float">
            <text:p>0.02381047</text:p>
          </table:table-cell>
          <table:table-cell office:value-type="float" office:value="0.03643085" calcext:value-type="float">
            <text:p>0.03643085</text:p>
          </table:table-cell>
          <table:table-cell office:value-type="float" office:value="360" calcext:value-type="float">
            <text:p>360</text:p>
          </table:table-cell>
          <table:table-cell office:value-type="float" office:value="-0.5970931" calcext:value-type="float">
            <text:p>-0.5970931</text:p>
          </table:table-cell>
          <table:table-cell office:value-type="float" office:value="0" calcext:value-type="float">
            <text:p>0</text:p>
          </table:table-cell>
          <table:table-cell office:value-type="float" office:value="199.2587" calcext:value-type="float">
            <text:p>199.2587</text:p>
          </table:table-cell>
          <table:table-cell office:value-type="float" office:value="276.3786" calcext:value-type="float">
            <text:p>276.3786</text:p>
          </table:table-cell>
          <table:table-cell office:value-type="float" office:value="897.1615" calcext:value-type="float">
            <text:p>897.1615</text:p>
          </table:table-cell>
          <table:table-cell office:value-type="float" office:value="874.7459" calcext:value-type="float">
            <text:p>874.7459</text:p>
          </table:table-cell>
          <table:table-cell office:value-type="float" office:value="869.8616" calcext:value-type="float">
            <text:p>869.8616</text:p>
          </table:table-cell>
          <table:table-cell office:value-type="float" office:value="884.2245" calcext:value-type="float">
            <text:p>884.2245</text:p>
          </table:table-cell>
          <table:table-cell office:value-type="float" office:value="329.9669" calcext:value-type="float">
            <text:p>329.9669</text:p>
          </table:table-cell>
          <table:table-cell office:value-type="float" office:value="445.5057" calcext:value-type="float">
            <text:p>445.5057</text:p>
          </table:table-cell>
          <table:table-cell office:value-type="float" office:value="385.1216" calcext:value-type="float">
            <text:p>385.1216</text:p>
          </table:table-cell>
          <table:table-cell office:value-type="float" office:value="326.3399" calcext:value-type="float">
            <text:p>326.33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536.1935" calcext:value-type="float">
            <text:p>536.1935</text:p>
          </table:table-cell>
          <table:table-cell office:value-type="float" office:value="5503.923" calcext:value-type="float">
            <text:p>5503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93755" calcext:value-type="float">
            <text:p>-0.5593755</text:p>
          </table:table-cell>
          <table:table-cell office:value-type="float" office:value="11.73767" calcext:value-type="float">
            <text:p>11.73767</text:p>
          </table:table-cell>
          <table:table-cell office:value-type="float" office:value="0" calcext:value-type="float">
            <text:p>0</text:p>
          </table:table-cell>
          <table:table-cell office:value-type="float" office:value="34.45385" calcext:value-type="float">
            <text:p>34.45385</text:p>
          </table:table-cell>
          <table:table-cell office:value-type="float" office:value="445.5025" calcext:value-type="float">
            <text:p>445.5025</text:p>
          </table:table-cell>
          <table:table-cell office:value-type="float" office:value="0.001708051" calcext:value-type="float">
            <text:p>0.001708051</text:p>
          </table:table-cell>
          <table:table-cell office:value-type="float" office:value="0" calcext:value-type="float">
            <text:p>0</text:p>
          </table:table-cell>
          <table:table-cell office:value-type="float" office:value="0.02452249" calcext:value-type="float">
            <text:p>0.02452249</text:p>
          </table:table-cell>
          <table:table-cell office:value-type="float" office:value="0.03640973" calcext:value-type="float">
            <text:p>0.03640973</text:p>
          </table:table-cell>
          <table:table-cell office:value-type="float" office:value="360" calcext:value-type="float">
            <text:p>360</text:p>
          </table:table-cell>
          <table:table-cell office:value-type="float" office:value="-0.6185997" calcext:value-type="float">
            <text:p>-0.6185997</text:p>
          </table:table-cell>
          <table:table-cell office:value-type="float" office:value="0" calcext:value-type="float">
            <text:p>0</text:p>
          </table:table-cell>
          <table:table-cell office:value-type="float" office:value="199.2583" calcext:value-type="float">
            <text:p>199.2583</text:p>
          </table:table-cell>
          <table:table-cell office:value-type="float" office:value="276.3735" calcext:value-type="float">
            <text:p>276.3735</text:p>
          </table:table-cell>
          <table:table-cell office:value-type="float" office:value="897.1494" calcext:value-type="float">
            <text:p>897.1494</text:p>
          </table:table-cell>
          <table:table-cell office:value-type="float" office:value="874.7373" calcext:value-type="float">
            <text:p>874.7373</text:p>
          </table:table-cell>
          <table:table-cell office:value-type="float" office:value="869.8562" calcext:value-type="float">
            <text:p>869.8562</text:p>
          </table:table-cell>
          <table:table-cell office:value-type="float" office:value="884.2204" calcext:value-type="float">
            <text:p>884.2204</text:p>
          </table:table-cell>
          <table:table-cell office:value-type="float" office:value="329.9647" calcext:value-type="float">
            <text:p>329.9647</text:p>
          </table:table-cell>
          <table:table-cell office:value-type="float" office:value="445.5042" calcext:value-type="float">
            <text:p>445.5042</text:p>
          </table:table-cell>
          <table:table-cell office:value-type="float" office:value="385.1206" calcext:value-type="float">
            <text:p>385.1206</text:p>
          </table:table-cell>
          <table:table-cell office:value-type="float" office:value="326.339" calcext:value-type="float">
            <text:p>326.3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536.1736" calcext:value-type="float">
            <text:p>536.1736</text:p>
          </table:table-cell>
          <table:table-cell office:value-type="float" office:value="5503.901" calcext:value-type="float">
            <text:p>5503.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46144" calcext:value-type="float">
            <text:p>-0.6046144</text:p>
          </table:table-cell>
          <table:table-cell office:value-type="float" office:value="12.11761" calcext:value-type="float">
            <text:p>12.11761</text:p>
          </table:table-cell>
          <table:table-cell office:value-type="float" office:value="0" calcext:value-type="float">
            <text:p>0</text:p>
          </table:table-cell>
          <table:table-cell office:value-type="float" office:value="34.44301" calcext:value-type="float">
            <text:p>34.44301</text:p>
          </table:table-cell>
          <table:table-cell office:value-type="float" office:value="445.5025" calcext:value-type="float">
            <text:p>445.5025</text:p>
          </table:table-cell>
          <table:table-cell office:value-type="float" office:value="0.001777125" calcext:value-type="float">
            <text:p>0.001777125</text:p>
          </table:table-cell>
          <table:table-cell office:value-type="float" office:value="0" calcext:value-type="float">
            <text:p>0</text:p>
          </table:table-cell>
          <table:table-cell office:value-type="float" office:value="0.02494699" calcext:value-type="float">
            <text:p>0.02494699</text:p>
          </table:table-cell>
          <table:table-cell office:value-type="float" office:value="0.03080965" calcext:value-type="float">
            <text:p>0.03080965</text:p>
          </table:table-cell>
          <table:table-cell office:value-type="float" office:value="360" calcext:value-type="float">
            <text:p>360</text:p>
          </table:table-cell>
          <table:table-cell office:value-type="float" office:value="-0.658594" calcext:value-type="float">
            <text:p>-0.658594</text:p>
          </table:table-cell>
          <table:table-cell office:value-type="float" office:value="0" calcext:value-type="float">
            <text:p>0</text:p>
          </table:table-cell>
          <table:table-cell office:value-type="float" office:value="199.2577" calcext:value-type="float">
            <text:p>199.2577</text:p>
          </table:table-cell>
          <table:table-cell office:value-type="float" office:value="276.3684" calcext:value-type="float">
            <text:p>276.3684</text:p>
          </table:table-cell>
          <table:table-cell office:value-type="float" office:value="897.1373" calcext:value-type="float">
            <text:p>897.1373</text:p>
          </table:table-cell>
          <table:table-cell office:value-type="float" office:value="874.7288" calcext:value-type="float">
            <text:p>874.7288</text:p>
          </table:table-cell>
          <table:table-cell office:value-type="float" office:value="869.8506" calcext:value-type="float">
            <text:p>869.8506</text:p>
          </table:table-cell>
          <table:table-cell office:value-type="float" office:value="884.2164" calcext:value-type="float">
            <text:p>884.2164</text:p>
          </table:table-cell>
          <table:table-cell office:value-type="float" office:value="329.9625" calcext:value-type="float">
            <text:p>329.9625</text:p>
          </table:table-cell>
          <table:table-cell office:value-type="float" office:value="445.5027" calcext:value-type="float">
            <text:p>445.5027</text:p>
          </table:table-cell>
          <table:table-cell office:value-type="float" office:value="385.1198" calcext:value-type="float">
            <text:p>385.1198</text:p>
          </table:table-cell>
          <table:table-cell office:value-type="float" office:value="326.3383" calcext:value-type="float">
            <text:p>326.33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536.1544" calcext:value-type="float">
            <text:p>536.1544</text:p>
          </table:table-cell>
          <table:table-cell office:value-type="float" office:value="5503.88" calcext:value-type="float">
            <text:p>550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59718" calcext:value-type="float">
            <text:p>-0.7259718</text:p>
          </table:table-cell>
          <table:table-cell office:value-type="float" office:value="10.97357" calcext:value-type="float">
            <text:p>10.97357</text:p>
          </table:table-cell>
          <table:table-cell office:value-type="float" office:value="0" calcext:value-type="float">
            <text:p>0</text:p>
          </table:table-cell>
          <table:table-cell office:value-type="float" office:value="34.43176" calcext:value-type="float">
            <text:p>34.43176</text:p>
          </table:table-cell>
          <table:table-cell office:value-type="float" office:value="445.5026" calcext:value-type="float">
            <text:p>445.5026</text:p>
          </table:table-cell>
          <table:table-cell office:value-type="float" office:value="0.001839123" calcext:value-type="float">
            <text:p>0.001839123</text:p>
          </table:table-cell>
          <table:table-cell office:value-type="float" office:value="0" calcext:value-type="float">
            <text:p>0</text:p>
          </table:table-cell>
          <table:table-cell office:value-type="float" office:value="0.02516155" calcext:value-type="float">
            <text:p>0.02516155</text:p>
          </table:table-cell>
          <table:table-cell office:value-type="float" office:value="0.02166699" calcext:value-type="float">
            <text:p>0.02166699</text:p>
          </table:table-cell>
          <table:table-cell office:value-type="float" office:value="360" calcext:value-type="float">
            <text:p>360</text:p>
          </table:table-cell>
          <table:table-cell office:value-type="float" office:value="-0.7709612" calcext:value-type="float">
            <text:p>-0.7709612</text:p>
          </table:table-cell>
          <table:table-cell office:value-type="float" office:value="0" calcext:value-type="float">
            <text:p>0</text:p>
          </table:table-cell>
          <table:table-cell office:value-type="float" office:value="199.2574" calcext:value-type="float">
            <text:p>199.2574</text:p>
          </table:table-cell>
          <table:table-cell office:value-type="float" office:value="276.3635" calcext:value-type="float">
            <text:p>276.3635</text:p>
          </table:table-cell>
          <table:table-cell office:value-type="float" office:value="897.1254" calcext:value-type="float">
            <text:p>897.1254</text:p>
          </table:table-cell>
          <table:table-cell office:value-type="float" office:value="874.7202" calcext:value-type="float">
            <text:p>874.7202</text:p>
          </table:table-cell>
          <table:table-cell office:value-type="float" office:value="869.8452" calcext:value-type="float">
            <text:p>869.8452</text:p>
          </table:table-cell>
          <table:table-cell office:value-type="float" office:value="884.2122" calcext:value-type="float">
            <text:p>884.2122</text:p>
          </table:table-cell>
          <table:table-cell office:value-type="float" office:value="329.9603" calcext:value-type="float">
            <text:p>329.9603</text:p>
          </table:table-cell>
          <table:table-cell office:value-type="float" office:value="445.5013" calcext:value-type="float">
            <text:p>445.5013</text:p>
          </table:table-cell>
          <table:table-cell office:value-type="float" office:value="385.119" calcext:value-type="float">
            <text:p>385.119</text:p>
          </table:table-cell>
          <table:table-cell office:value-type="float" office:value="326.3378" calcext:value-type="float">
            <text:p>326.33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536.1358" calcext:value-type="float">
            <text:p>536.1358</text:p>
          </table:table-cell>
          <table:table-cell office:value-type="float" office:value="5503.859" calcext:value-type="float">
            <text:p>5503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38929" calcext:value-type="float">
            <text:p>-0.8238929</text:p>
          </table:table-cell>
          <table:table-cell office:value-type="float" office:value="9.922104" calcext:value-type="float">
            <text:p>9.922104</text:p>
          </table:table-cell>
          <table:table-cell office:value-type="float" office:value="0" calcext:value-type="float">
            <text:p>0</text:p>
          </table:table-cell>
          <table:table-cell office:value-type="float" office:value="34.42003" calcext:value-type="float">
            <text:p>34.42003</text:p>
          </table:table-cell>
          <table:table-cell office:value-type="float" office:value="445.5026" calcext:value-type="float">
            <text:p>445.5026</text:p>
          </table:table-cell>
          <table:table-cell office:value-type="float" office:value="0.001898038" calcext:value-type="float">
            <text:p>0.001898038</text:p>
          </table:table-cell>
          <table:table-cell office:value-type="float" office:value="0" calcext:value-type="float">
            <text:p>0</text:p>
          </table:table-cell>
          <table:table-cell office:value-type="float" office:value="0.02537617" calcext:value-type="float">
            <text:p>0.02537617</text:p>
          </table:table-cell>
          <table:table-cell office:value-type="float" office:value="0.01317535" calcext:value-type="float">
            <text:p>0.01317535</text:p>
          </table:table-cell>
          <table:table-cell office:value-type="float" office:value="360" calcext:value-type="float">
            <text:p>360</text:p>
          </table:table-cell>
          <table:table-cell office:value-type="float" office:value="-0.8605464" calcext:value-type="float">
            <text:p>-0.8605464</text:p>
          </table:table-cell>
          <table:table-cell office:value-type="float" office:value="0" calcext:value-type="float">
            <text:p>0</text:p>
          </table:table-cell>
          <table:table-cell office:value-type="float" office:value="199.2572" calcext:value-type="float">
            <text:p>199.2572</text:p>
          </table:table-cell>
          <table:table-cell office:value-type="float" office:value="276.3587" calcext:value-type="float">
            <text:p>276.3587</text:p>
          </table:table-cell>
          <table:table-cell office:value-type="float" office:value="897.1136" calcext:value-type="float">
            <text:p>897.1136</text:p>
          </table:table-cell>
          <table:table-cell office:value-type="float" office:value="874.7115" calcext:value-type="float">
            <text:p>874.7115</text:p>
          </table:table-cell>
          <table:table-cell office:value-type="float" office:value="869.8397" calcext:value-type="float">
            <text:p>869.8397</text:p>
          </table:table-cell>
          <table:table-cell office:value-type="float" office:value="884.2083" calcext:value-type="float">
            <text:p>884.2083</text:p>
          </table:table-cell>
          <table:table-cell office:value-type="float" office:value="329.9581" calcext:value-type="float">
            <text:p>329.9581</text:p>
          </table:table-cell>
          <table:table-cell office:value-type="float" office:value="445.4998" calcext:value-type="float">
            <text:p>445.4998</text:p>
          </table:table-cell>
          <table:table-cell office:value-type="float" office:value="385.1183" calcext:value-type="float">
            <text:p>385.1183</text:p>
          </table:table-cell>
          <table:table-cell office:value-type="float" office:value="326.3372" calcext:value-type="float">
            <text:p>326.33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536.1172" calcext:value-type="float">
            <text:p>536.1172</text:p>
          </table:table-cell>
          <table:table-cell office:value-type="float" office:value="5503.837" calcext:value-type="float">
            <text:p>5503.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18955" calcext:value-type="float">
            <text:p>-0.8718955</text:p>
          </table:table-cell>
          <table:table-cell office:value-type="float" office:value="9.736237" calcext:value-type="float">
            <text:p>9.736237</text:p>
          </table:table-cell>
          <table:table-cell office:value-type="float" office:value="0" calcext:value-type="float">
            <text:p>0</text:p>
          </table:table-cell>
          <table:table-cell office:value-type="float" office:value="34.40827" calcext:value-type="float">
            <text:p>34.40827</text:p>
          </table:table-cell>
          <table:table-cell office:value-type="float" office:value="445.5026" calcext:value-type="float">
            <text:p>445.5026</text:p>
          </table:table-cell>
          <table:table-cell office:value-type="float" office:value="0.001965295" calcext:value-type="float">
            <text:p>0.001965295</text:p>
          </table:table-cell>
          <table:table-cell office:value-type="float" office:value="0" calcext:value-type="float">
            <text:p>0</text:p>
          </table:table-cell>
          <table:table-cell office:value-type="float" office:value="0.02612075" calcext:value-type="float">
            <text:p>0.02612075</text:p>
          </table:table-cell>
          <table:table-cell office:value-type="float" office:value="0.01526735" calcext:value-type="float">
            <text:p>0.01526735</text:p>
          </table:table-cell>
          <table:table-cell office:value-type="float" office:value="360" calcext:value-type="float">
            <text:p>360</text:p>
          </table:table-cell>
          <table:table-cell office:value-type="float" office:value="-0.9113183" calcext:value-type="float">
            <text:p>-0.9113183</text:p>
          </table:table-cell>
          <table:table-cell office:value-type="float" office:value="0" calcext:value-type="float">
            <text:p>0</text:p>
          </table:table-cell>
          <table:table-cell office:value-type="float" office:value="199.2571" calcext:value-type="float">
            <text:p>199.2571</text:p>
          </table:table-cell>
          <table:table-cell office:value-type="float" office:value="276.3539" calcext:value-type="float">
            <text:p>276.3539</text:p>
          </table:table-cell>
          <table:table-cell office:value-type="float" office:value="897.1019" calcext:value-type="float">
            <text:p>897.1019</text:p>
          </table:table-cell>
          <table:table-cell office:value-type="float" office:value="874.7029" calcext:value-type="float">
            <text:p>874.7029</text:p>
          </table:table-cell>
          <table:table-cell office:value-type="float" office:value="869.8343" calcext:value-type="float">
            <text:p>869.8343</text:p>
          </table:table-cell>
          <table:table-cell office:value-type="float" office:value="884.2041" calcext:value-type="float">
            <text:p>884.2041</text:p>
          </table:table-cell>
          <table:table-cell office:value-type="float" office:value="329.956" calcext:value-type="float">
            <text:p>329.956</text:p>
          </table:table-cell>
          <table:table-cell office:value-type="float" office:value="445.4983" calcext:value-type="float">
            <text:p>445.4983</text:p>
          </table:table-cell>
          <table:table-cell office:value-type="float" office:value="385.1173" calcext:value-type="float">
            <text:p>385.1173</text:p>
          </table:table-cell>
          <table:table-cell office:value-type="float" office:value="326.3363" calcext:value-type="float">
            <text:p>326.33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536.0982" calcext:value-type="float">
            <text:p>536.0982</text:p>
          </table:table-cell>
          <table:table-cell office:value-type="float" office:value="5503.815" calcext:value-type="float">
            <text:p>5503.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92771" calcext:value-type="float">
            <text:p>-0.9292771</text:p>
          </table:table-cell>
          <table:table-cell office:value-type="float" office:value="10.1584" calcext:value-type="float">
            <text:p>10.1584</text:p>
          </table:table-cell>
          <table:table-cell office:value-type="float" office:value="0" calcext:value-type="float">
            <text:p>0</text:p>
          </table:table-cell>
          <table:table-cell office:value-type="float" office:value="34.39667" calcext:value-type="float">
            <text:p>34.39667</text:p>
          </table:table-cell>
          <table:table-cell office:value-type="float" office:value="445.5026" calcext:value-type="float">
            <text:p>445.5026</text:p>
          </table:table-cell>
          <table:table-cell office:value-type="float" office:value="0.002051997" calcext:value-type="float">
            <text:p>0.002051997</text:p>
          </table:table-cell>
          <table:table-cell office:value-type="float" office:value="0" calcext:value-type="float">
            <text:p>0</text:p>
          </table:table-cell>
          <table:table-cell office:value-type="float" office:value="0.02652461" calcext:value-type="float">
            <text:p>0.02652461</text:p>
          </table:table-cell>
          <table:table-cell office:value-type="float" office:value="0.008819552" calcext:value-type="float">
            <text:p>0.008819552</text:p>
          </table:table-cell>
          <table:table-cell office:value-type="float" office:value="360" calcext:value-type="float">
            <text:p>360</text:p>
          </table:table-cell>
          <table:table-cell office:value-type="float" office:value="-0.9625693" calcext:value-type="float">
            <text:p>-0.9625693</text:p>
          </table:table-cell>
          <table:table-cell office:value-type="float" office:value="0" calcext:value-type="float">
            <text:p>0</text:p>
          </table:table-cell>
          <table:table-cell office:value-type="float" office:value="199.2566" calcext:value-type="float">
            <text:p>199.2566</text:p>
          </table:table-cell>
          <table:table-cell office:value-type="float" office:value="276.3492" calcext:value-type="float">
            <text:p>276.3492</text:p>
          </table:table-cell>
          <table:table-cell office:value-type="float" office:value="897.0904" calcext:value-type="float">
            <text:p>897.0904</text:p>
          </table:table-cell>
          <table:table-cell office:value-type="float" office:value="874.6944" calcext:value-type="float">
            <text:p>874.6944</text:p>
          </table:table-cell>
          <table:table-cell office:value-type="float" office:value="869.8289" calcext:value-type="float">
            <text:p>869.8289</text:p>
          </table:table-cell>
          <table:table-cell office:value-type="float" office:value="884.2001" calcext:value-type="float">
            <text:p>884.2001</text:p>
          </table:table-cell>
          <table:table-cell office:value-type="float" office:value="329.9538" calcext:value-type="float">
            <text:p>329.9538</text:p>
          </table:table-cell>
          <table:table-cell office:value-type="float" office:value="445.4969" calcext:value-type="float">
            <text:p>445.4969</text:p>
          </table:table-cell>
          <table:table-cell office:value-type="float" office:value="385.1164" calcext:value-type="float">
            <text:p>385.1164</text:p>
          </table:table-cell>
          <table:table-cell office:value-type="float" office:value="326.3356" calcext:value-type="float">
            <text:p>326.33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536.0797" calcext:value-type="float">
            <text:p>536.0797</text:p>
          </table:table-cell>
          <table:table-cell office:value-type="float" office:value="5503.795" calcext:value-type="float">
            <text:p>5503.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9396" calcext:value-type="float">
            <text:p>-1.059396</text:p>
          </table:table-cell>
          <table:table-cell office:value-type="float" office:value="8.968751" calcext:value-type="float">
            <text:p>8.968751</text:p>
          </table:table-cell>
          <table:table-cell office:value-type="float" office:value="0" calcext:value-type="float">
            <text:p>0</text:p>
          </table:table-cell>
          <table:table-cell office:value-type="float" office:value="34.38507" calcext:value-type="float">
            <text:p>34.38507</text:p>
          </table:table-cell>
          <table:table-cell office:value-type="float" office:value="445.5026" calcext:value-type="float">
            <text:p>445.5026</text:p>
          </table:table-cell>
          <table:table-cell office:value-type="float" office:value="0.002148717" calcext:value-type="float">
            <text:p>0.002148717</text:p>
          </table:table-cell>
          <table:table-cell office:value-type="float" office:value="0" calcext:value-type="float">
            <text:p>0</text:p>
          </table:table-cell>
          <table:table-cell office:value-type="float" office:value="0.02673784" calcext:value-type="float">
            <text:p>0.02673784</text:p>
          </table:table-cell>
          <table:table-cell office:value-type="float" office:value="-0.001847413" calcext:value-type="float">
            <text:p>-0.001847413</text:p>
          </table:table-cell>
          <table:table-cell office:value-type="float" office:value="360" calcext:value-type="float">
            <text:p>360</text:p>
          </table:table-cell>
          <table:table-cell office:value-type="float" office:value="-1.082138" calcext:value-type="float">
            <text:p>-1.082138</text:p>
          </table:table-cell>
          <table:table-cell office:value-type="float" office:value="0" calcext:value-type="float">
            <text:p>0</text:p>
          </table:table-cell>
          <table:table-cell office:value-type="float" office:value="199.2562" calcext:value-type="float">
            <text:p>199.2562</text:p>
          </table:table-cell>
          <table:table-cell office:value-type="float" office:value="276.3445" calcext:value-type="float">
            <text:p>276.3445</text:p>
          </table:table-cell>
          <table:table-cell office:value-type="float" office:value="897.0788" calcext:value-type="float">
            <text:p>897.0788</text:p>
          </table:table-cell>
          <table:table-cell office:value-type="float" office:value="874.6859" calcext:value-type="float">
            <text:p>874.6859</text:p>
          </table:table-cell>
          <table:table-cell office:value-type="float" office:value="869.8233" calcext:value-type="float">
            <text:p>869.8233</text:p>
          </table:table-cell>
          <table:table-cell office:value-type="float" office:value="884.196" calcext:value-type="float">
            <text:p>884.196</text:p>
          </table:table-cell>
          <table:table-cell office:value-type="float" office:value="329.9516" calcext:value-type="float">
            <text:p>329.9516</text:p>
          </table:table-cell>
          <table:table-cell office:value-type="float" office:value="445.4954" calcext:value-type="float">
            <text:p>445.4954</text:p>
          </table:table-cell>
          <table:table-cell office:value-type="float" office:value="385.1155" calcext:value-type="float">
            <text:p>385.1155</text:p>
          </table:table-cell>
          <table:table-cell office:value-type="float" office:value="326.3349" calcext:value-type="float">
            <text:p>326.33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536.0605" calcext:value-type="float">
            <text:p>536.0605</text:p>
          </table:table-cell>
          <table:table-cell office:value-type="float" office:value="5503.773" calcext:value-type="float">
            <text:p>5503.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3693" calcext:value-type="float">
            <text:p>-1.163693</text:p>
          </table:table-cell>
          <table:table-cell office:value-type="float" office:value="5.820842" calcext:value-type="float">
            <text:p>5.820842</text:p>
          </table:table-cell>
          <table:table-cell office:value-type="float" office:value="0" calcext:value-type="float">
            <text:p>0</text:p>
          </table:table-cell>
          <table:table-cell office:value-type="float" office:value="34.37365" calcext:value-type="float">
            <text:p>34.37365</text:p>
          </table:table-cell>
          <table:table-cell office:value-type="float" office:value="445.5027" calcext:value-type="float">
            <text:p>445.5027</text:p>
          </table:table-cell>
          <table:table-cell office:value-type="float" office:value="0.002222143" calcext:value-type="float">
            <text:p>0.002222143</text:p>
          </table:table-cell>
          <table:table-cell office:value-type="float" office:value="0" calcext:value-type="float">
            <text:p>0</text:p>
          </table:table-cell>
          <table:table-cell office:value-type="float" office:value="0.02709097" calcext:value-type="float">
            <text:p>0.02709097</text:p>
          </table:table-cell>
          <table:table-cell office:value-type="float" office:value="-0.008790202" calcext:value-type="float">
            <text:p>-0.008790202</text:p>
          </table:table-cell>
          <table:table-cell office:value-type="float" office:value="360" calcext:value-type="float">
            <text:p>360</text:p>
          </table:table-cell>
          <table:table-cell office:value-type="float" office:value="-1.179771" calcext:value-type="float">
            <text:p>-1.179771</text:p>
          </table:table-cell>
          <table:table-cell office:value-type="float" office:value="0" calcext:value-type="float">
            <text:p>0</text:p>
          </table:table-cell>
          <table:table-cell office:value-type="float" office:value="199.2554" calcext:value-type="float">
            <text:p>199.2554</text:p>
          </table:table-cell>
          <table:table-cell office:value-type="float" office:value="276.3401" calcext:value-type="float">
            <text:p>276.3401</text:p>
          </table:table-cell>
          <table:table-cell office:value-type="float" office:value="897.0673" calcext:value-type="float">
            <text:p>897.0673</text:p>
          </table:table-cell>
          <table:table-cell office:value-type="float" office:value="874.6774" calcext:value-type="float">
            <text:p>874.6774</text:p>
          </table:table-cell>
          <table:table-cell office:value-type="float" office:value="869.8179" calcext:value-type="float">
            <text:p>869.8179</text:p>
          </table:table-cell>
          <table:table-cell office:value-type="float" office:value="884.1921" calcext:value-type="float">
            <text:p>884.1921</text:p>
          </table:table-cell>
          <table:table-cell office:value-type="float" office:value="329.9495" calcext:value-type="float">
            <text:p>329.9495</text:p>
          </table:table-cell>
          <table:table-cell office:value-type="float" office:value="445.494" calcext:value-type="float">
            <text:p>445.494</text:p>
          </table:table-cell>
          <table:table-cell office:value-type="float" office:value="385.1146" calcext:value-type="float">
            <text:p>385.1146</text:p>
          </table:table-cell>
          <table:table-cell office:value-type="float" office:value="326.3342" calcext:value-type="float">
            <text:p>326.33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536.0392" calcext:value-type="float">
            <text:p>536.0392</text:p>
          </table:table-cell>
          <table:table-cell office:value-type="float" office:value="5503.753" calcext:value-type="float">
            <text:p>5503.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6648" calcext:value-type="float">
            <text:p>-1.296648</text:p>
          </table:table-cell>
          <table:table-cell office:value-type="float" office:value="4.760675" calcext:value-type="float">
            <text:p>4.760675</text:p>
          </table:table-cell>
          <table:table-cell office:value-type="float" office:value="0" calcext:value-type="float">
            <text:p>0</text:p>
          </table:table-cell>
          <table:table-cell office:value-type="float" office:value="34.36393" calcext:value-type="float">
            <text:p>34.36393</text:p>
          </table:table-cell>
          <table:table-cell office:value-type="float" office:value="445.5037" calcext:value-type="float">
            <text:p>445.5037</text:p>
          </table:table-cell>
          <table:table-cell office:value-type="float" office:value="0.002264416" calcext:value-type="float">
            <text:p>0.002264416</text:p>
          </table:table-cell>
          <table:table-cell office:value-type="float" office:value="0" calcext:value-type="float">
            <text:p>0</text:p>
          </table:table-cell>
          <table:table-cell office:value-type="float" office:value="0.02811532" calcext:value-type="float">
            <text:p>0.02811532</text:p>
          </table:table-cell>
          <table:table-cell office:value-type="float" office:value="-0.003282944" calcext:value-type="float">
            <text:p>-0.003282944</text:p>
          </table:table-cell>
          <table:table-cell office:value-type="float" office:value="360" calcext:value-type="float">
            <text:p>360</text:p>
          </table:table-cell>
          <table:table-cell office:value-type="float" office:value="-1.319216" calcext:value-type="float">
            <text:p>-1.319216</text:p>
          </table:table-cell>
          <table:table-cell office:value-type="float" office:value="0" calcext:value-type="float">
            <text:p>0</text:p>
          </table:table-cell>
          <table:table-cell office:value-type="float" office:value="199.252" calcext:value-type="float">
            <text:p>199.252</text:p>
          </table:table-cell>
          <table:table-cell office:value-type="float" office:value="276.335" calcext:value-type="float">
            <text:p>276.335</text:p>
          </table:table-cell>
          <table:table-cell office:value-type="float" office:value="897.0556" calcext:value-type="float">
            <text:p>897.0556</text:p>
          </table:table-cell>
          <table:table-cell office:value-type="float" office:value="874.6689" calcext:value-type="float">
            <text:p>874.6689</text:p>
          </table:table-cell>
          <table:table-cell office:value-type="float" office:value="869.8127" calcext:value-type="float">
            <text:p>869.8127</text:p>
          </table:table-cell>
          <table:table-cell office:value-type="float" office:value="884.1885" calcext:value-type="float">
            <text:p>884.1885</text:p>
          </table:table-cell>
          <table:table-cell office:value-type="float" office:value="329.9464" calcext:value-type="float">
            <text:p>329.9464</text:p>
          </table:table-cell>
          <table:table-cell office:value-type="float" office:value="445.4926" calcext:value-type="float">
            <text:p>445.4926</text:p>
          </table:table-cell>
          <table:table-cell office:value-type="float" office:value="385.1136" calcext:value-type="float">
            <text:p>385.1136</text:p>
          </table:table-cell>
          <table:table-cell office:value-type="float" office:value="326.3332" calcext:value-type="float">
            <text:p>326.33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536.0186" calcext:value-type="float">
            <text:p>536.0186</text:p>
          </table:table-cell>
          <table:table-cell office:value-type="float" office:value="5503.73" calcext:value-type="float">
            <text:p>550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4496" calcext:value-type="float">
            <text:p>-1.314496</text:p>
          </table:table-cell>
          <table:table-cell office:value-type="float" office:value="5.9322" calcext:value-type="float">
            <text:p>5.9322</text:p>
          </table:table-cell>
          <table:table-cell office:value-type="float" office:value="0" calcext:value-type="float">
            <text:p>0</text:p>
          </table:table-cell>
          <table:table-cell office:value-type="float" office:value="34.35376" calcext:value-type="float">
            <text:p>34.35376</text:p>
          </table:table-cell>
          <table:table-cell office:value-type="float" office:value="445.5037" calcext:value-type="float">
            <text:p>445.5037</text:p>
          </table:table-cell>
          <table:table-cell office:value-type="float" office:value="0.002349363" calcext:value-type="float">
            <text:p>0.002349363</text:p>
          </table:table-cell>
          <table:table-cell office:value-type="float" office:value="0" calcext:value-type="float">
            <text:p>0</text:p>
          </table:table-cell>
          <table:table-cell office:value-type="float" office:value="0.02935507" calcext:value-type="float">
            <text:p>0.02935507</text:p>
          </table:table-cell>
          <table:table-cell office:value-type="float" office:value="0.003327489" calcext:value-type="float">
            <text:p>0.003327489</text:p>
          </table:table-cell>
          <table:table-cell office:value-type="float" office:value="360" calcext:value-type="float">
            <text:p>360</text:p>
          </table:table-cell>
          <table:table-cell office:value-type="float" office:value="-1.34483" calcext:value-type="float">
            <text:p>-1.34483</text:p>
          </table:table-cell>
          <table:table-cell office:value-type="float" office:value="0" calcext:value-type="float">
            <text:p>0</text:p>
          </table:table-cell>
          <table:table-cell office:value-type="float" office:value="199.2509" calcext:value-type="float">
            <text:p>199.2509</text:p>
          </table:table-cell>
          <table:table-cell office:value-type="float" office:value="276.3297" calcext:value-type="float">
            <text:p>276.3297</text:p>
          </table:table-cell>
          <table:table-cell office:value-type="float" office:value="897.0436" calcext:value-type="float">
            <text:p>897.0436</text:p>
          </table:table-cell>
          <table:table-cell office:value-type="float" office:value="874.6606" calcext:value-type="float">
            <text:p>874.6606</text:p>
          </table:table-cell>
          <table:table-cell office:value-type="float" office:value="869.8074" calcext:value-type="float">
            <text:p>869.8074</text:p>
          </table:table-cell>
          <table:table-cell office:value-type="float" office:value="884.1841" calcext:value-type="float">
            <text:p>884.1841</text:p>
          </table:table-cell>
          <table:table-cell office:value-type="float" office:value="329.9438" calcext:value-type="float">
            <text:p>329.9438</text:p>
          </table:table-cell>
          <table:table-cell office:value-type="float" office:value="445.4912" calcext:value-type="float">
            <text:p>445.4912</text:p>
          </table:table-cell>
          <table:table-cell office:value-type="float" office:value="385.1126" calcext:value-type="float">
            <text:p>385.1126</text:p>
          </table:table-cell>
          <table:table-cell office:value-type="float" office:value="326.3323" calcext:value-type="float">
            <text:p>326.33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535.9984" calcext:value-type="float">
            <text:p>535.9984</text:p>
          </table:table-cell>
          <table:table-cell office:value-type="float" office:value="5503.709" calcext:value-type="float">
            <text:p>5503.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48285" calcext:value-type="float">
            <text:p>-1.348285</text:p>
          </table:table-cell>
          <table:table-cell office:value-type="float" office:value="6.630106" calcext:value-type="float">
            <text:p>6.630106</text:p>
          </table:table-cell>
          <table:table-cell office:value-type="float" office:value="0" calcext:value-type="float">
            <text:p>0</text:p>
          </table:table-cell>
          <table:table-cell office:value-type="float" office:value="34.34343" calcext:value-type="float">
            <text:p>34.34343</text:p>
          </table:table-cell>
          <table:table-cell office:value-type="float" office:value="445.5038" calcext:value-type="float">
            <text:p>445.5038</text:p>
          </table:table-cell>
          <table:table-cell office:value-type="float" office:value="0.002436241" calcext:value-type="float">
            <text:p>0.002436241</text:p>
          </table:table-cell>
          <table:table-cell office:value-type="float" office:value="0" calcext:value-type="float">
            <text:p>0</text:p>
          </table:table-cell>
          <table:table-cell office:value-type="float" office:value="0.03000128" calcext:value-type="float">
            <text:p>0.03000128</text:p>
          </table:table-cell>
          <table:table-cell office:value-type="float" office:value="0.00009490034" calcext:value-type="float">
            <text:p>9.490034E-05</text:p>
          </table:table-cell>
          <table:table-cell office:value-type="float" office:value="360" calcext:value-type="float">
            <text:p>360</text:p>
          </table:table-cell>
          <table:table-cell office:value-type="float" office:value="-1.375945" calcext:value-type="float">
            <text:p>-1.375945</text:p>
          </table:table-cell>
          <table:table-cell office:value-type="float" office:value="0" calcext:value-type="float">
            <text:p>0</text:p>
          </table:table-cell>
          <table:table-cell office:value-type="float" office:value="199.2502" calcext:value-type="float">
            <text:p>199.2502</text:p>
          </table:table-cell>
          <table:table-cell office:value-type="float" office:value="276.3244" calcext:value-type="float">
            <text:p>276.3244</text:p>
          </table:table-cell>
          <table:table-cell office:value-type="float" office:value="897.0317" calcext:value-type="float">
            <text:p>897.0317</text:p>
          </table:table-cell>
          <table:table-cell office:value-type="float" office:value="874.6522" calcext:value-type="float">
            <text:p>874.6522</text:p>
          </table:table-cell>
          <table:table-cell office:value-type="float" office:value="869.8019" calcext:value-type="float">
            <text:p>869.8019</text:p>
          </table:table-cell>
          <table:table-cell office:value-type="float" office:value="884.1801" calcext:value-type="float">
            <text:p>884.1801</text:p>
          </table:table-cell>
          <table:table-cell office:value-type="float" office:value="329.9414" calcext:value-type="float">
            <text:p>329.9414</text:p>
          </table:table-cell>
          <table:table-cell office:value-type="float" office:value="445.4897" calcext:value-type="float">
            <text:p>445.4897</text:p>
          </table:table-cell>
          <table:table-cell office:value-type="float" office:value="385.1118" calcext:value-type="float">
            <text:p>385.1118</text:p>
          </table:table-cell>
          <table:table-cell office:value-type="float" office:value="326.3315" calcext:value-type="float">
            <text:p>326.33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535.9791" calcext:value-type="float">
            <text:p>535.9791</text:p>
          </table:table-cell>
          <table:table-cell office:value-type="float" office:value="5503.688" calcext:value-type="float">
            <text:p>5503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3671" calcext:value-type="float">
            <text:p>-1.423671</text:p>
          </table:table-cell>
          <table:table-cell office:value-type="float" office:value="5.483942" calcext:value-type="float">
            <text:p>5.483942</text:p>
          </table:table-cell>
          <table:table-cell office:value-type="float" office:value="0" calcext:value-type="float">
            <text:p>0</text:p>
          </table:table-cell>
          <table:table-cell office:value-type="float" office:value="34.33236" calcext:value-type="float">
            <text:p>34.33236</text:p>
          </table:table-cell>
          <table:table-cell office:value-type="float" office:value="445.5038" calcext:value-type="float">
            <text:p>445.5038</text:p>
          </table:table-cell>
          <table:table-cell office:value-type="float" office:value="0.002512376" calcext:value-type="float">
            <text:p>0.002512376</text:p>
          </table:table-cell>
          <table:table-cell office:value-type="float" office:value="0" calcext:value-type="float">
            <text:p>0</text:p>
          </table:table-cell>
          <table:table-cell office:value-type="float" office:value="0.03031665" calcext:value-type="float">
            <text:p>0.03031665</text:p>
          </table:table-cell>
          <table:table-cell office:value-type="float" office:value="-0.008717514" calcext:value-type="float">
            <text:p>-0.008717514</text:p>
          </table:table-cell>
          <table:table-cell office:value-type="float" office:value="360" calcext:value-type="float">
            <text:p>360</text:p>
          </table:table-cell>
          <table:table-cell office:value-type="float" office:value="-1.442757" calcext:value-type="float">
            <text:p>-1.442757</text:p>
          </table:table-cell>
          <table:table-cell office:value-type="float" office:value="0" calcext:value-type="float">
            <text:p>0</text:p>
          </table:table-cell>
          <table:table-cell office:value-type="float" office:value="199.2501" calcext:value-type="float">
            <text:p>199.2501</text:p>
          </table:table-cell>
          <table:table-cell office:value-type="float" office:value="276.3195" calcext:value-type="float">
            <text:p>276.3195</text:p>
          </table:table-cell>
          <table:table-cell office:value-type="float" office:value="897.0198" calcext:value-type="float">
            <text:p>897.0198</text:p>
          </table:table-cell>
          <table:table-cell office:value-type="float" office:value="874.6436" calcext:value-type="float">
            <text:p>874.6436</text:p>
          </table:table-cell>
          <table:table-cell office:value-type="float" office:value="869.7964" calcext:value-type="float">
            <text:p>869.7964</text:p>
          </table:table-cell>
          <table:table-cell office:value-type="float" office:value="884.1759" calcext:value-type="float">
            <text:p>884.1759</text:p>
          </table:table-cell>
          <table:table-cell office:value-type="float" office:value="329.9391" calcext:value-type="float">
            <text:p>329.9391</text:p>
          </table:table-cell>
          <table:table-cell office:value-type="float" office:value="445.4883" calcext:value-type="float">
            <text:p>445.4883</text:p>
          </table:table-cell>
          <table:table-cell office:value-type="float" office:value="385.111" calcext:value-type="float">
            <text:p>385.111</text:p>
          </table:table-cell>
          <table:table-cell office:value-type="float" office:value="326.3308" calcext:value-type="float">
            <text:p>326.33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535.9602" calcext:value-type="float">
            <text:p>535.9602</text:p>
          </table:table-cell>
          <table:table-cell office:value-type="float" office:value="5503.667" calcext:value-type="float">
            <text:p>5503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327" calcext:value-type="float">
            <text:p>-1.47327</text:p>
          </table:table-cell>
          <table:table-cell office:value-type="float" office:value="4.799862" calcext:value-type="float">
            <text:p>4.799862</text:p>
          </table:table-cell>
          <table:table-cell office:value-type="float" office:value="0" calcext:value-type="float">
            <text:p>0</text:p>
          </table:table-cell>
          <table:table-cell office:value-type="float" office:value="34.32117" calcext:value-type="float">
            <text:p>34.32117</text:p>
          </table:table-cell>
          <table:table-cell office:value-type="float" office:value="445.5038" calcext:value-type="float">
            <text:p>445.5038</text:p>
          </table:table-cell>
          <table:table-cell office:value-type="float" office:value="0.002589386" calcext:value-type="float">
            <text:p>0.002589386</text:p>
          </table:table-cell>
          <table:table-cell office:value-type="float" office:value="0" calcext:value-type="float">
            <text:p>0</text:p>
          </table:table-cell>
          <table:table-cell office:value-type="float" office:value="0.03098179" calcext:value-type="float">
            <text:p>0.03098179</text:p>
          </table:table-cell>
          <table:table-cell office:value-type="float" office:value="-0.009399178" calcext:value-type="float">
            <text:p>-0.009399178</text:p>
          </table:table-cell>
          <table:table-cell office:value-type="float" office:value="360" calcext:value-type="float">
            <text:p>360</text:p>
          </table:table-cell>
          <table:table-cell office:value-type="float" office:value="-1.492263" calcext:value-type="float">
            <text:p>-1.492263</text:p>
          </table:table-cell>
          <table:table-cell office:value-type="float" office:value="0" calcext:value-type="float">
            <text:p>0</text:p>
          </table:table-cell>
          <table:table-cell office:value-type="float" office:value="199.2498" calcext:value-type="float">
            <text:p>199.2498</text:p>
          </table:table-cell>
          <table:table-cell office:value-type="float" office:value="276.3146" calcext:value-type="float">
            <text:p>276.3146</text:p>
          </table:table-cell>
          <table:table-cell office:value-type="float" office:value="897.008" calcext:value-type="float">
            <text:p>897.008</text:p>
          </table:table-cell>
          <table:table-cell office:value-type="float" office:value="874.635" calcext:value-type="float">
            <text:p>874.635</text:p>
          </table:table-cell>
          <table:table-cell office:value-type="float" office:value="869.7909" calcext:value-type="float">
            <text:p>869.7909</text:p>
          </table:table-cell>
          <table:table-cell office:value-type="float" office:value="884.1718" calcext:value-type="float">
            <text:p>884.1718</text:p>
          </table:table-cell>
          <table:table-cell office:value-type="float" office:value="329.9368" calcext:value-type="float">
            <text:p>329.9368</text:p>
          </table:table-cell>
          <table:table-cell office:value-type="float" office:value="445.4868" calcext:value-type="float">
            <text:p>445.4868</text:p>
          </table:table-cell>
          <table:table-cell office:value-type="float" office:value="385.11" calcext:value-type="float">
            <text:p>385.11</text:p>
          </table:table-cell>
          <table:table-cell office:value-type="float" office:value="326.33" calcext:value-type="float">
            <text:p>326.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535.9404" calcext:value-type="float">
            <text:p>535.9404</text:p>
          </table:table-cell>
          <table:table-cell office:value-type="float" office:value="5503.645" calcext:value-type="float">
            <text:p>5503.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15891" calcext:value-type="float">
            <text:p>-1.515891</text:p>
          </table:table-cell>
          <table:table-cell office:value-type="float" office:value="5.232998" calcext:value-type="float">
            <text:p>5.232998</text:p>
          </table:table-cell>
          <table:table-cell office:value-type="float" office:value="0" calcext:value-type="float">
            <text:p>0</text:p>
          </table:table-cell>
          <table:table-cell office:value-type="float" office:value="34.31044" calcext:value-type="float">
            <text:p>34.31044</text:p>
          </table:table-cell>
          <table:table-cell office:value-type="float" office:value="445.5038" calcext:value-type="float">
            <text:p>445.5038</text:p>
          </table:table-cell>
          <table:table-cell office:value-type="float" office:value="0.002681236" calcext:value-type="float">
            <text:p>0.002681236</text:p>
          </table:table-cell>
          <table:table-cell office:value-type="float" office:value="0" calcext:value-type="float">
            <text:p>0</text:p>
          </table:table-cell>
          <table:table-cell office:value-type="float" office:value="0.03131004" calcext:value-type="float">
            <text:p>0.03131004</text:p>
          </table:table-cell>
          <table:table-cell office:value-type="float" office:value="-0.01655871" calcext:value-type="float">
            <text:p>-0.01655871</text:p>
          </table:table-cell>
          <table:table-cell office:value-type="float" office:value="360" calcext:value-type="float">
            <text:p>360</text:p>
          </table:table-cell>
          <table:table-cell office:value-type="float" office:value="-1.527961" calcext:value-type="float">
            <text:p>-1.527961</text:p>
          </table:table-cell>
          <table:table-cell office:value-type="float" office:value="0" calcext:value-type="float">
            <text:p>0</text:p>
          </table:table-cell>
          <table:table-cell office:value-type="float" office:value="199.2492" calcext:value-type="float">
            <text:p>199.2492</text:p>
          </table:table-cell>
          <table:table-cell office:value-type="float" office:value="276.3097" calcext:value-type="float">
            <text:p>276.3097</text:p>
          </table:table-cell>
          <table:table-cell office:value-type="float" office:value="896.9963" calcext:value-type="float">
            <text:p>896.9963</text:p>
          </table:table-cell>
          <table:table-cell office:value-type="float" office:value="874.6265" calcext:value-type="float">
            <text:p>874.6265</text:p>
          </table:table-cell>
          <table:table-cell office:value-type="float" office:value="869.7855" calcext:value-type="float">
            <text:p>869.7855</text:p>
          </table:table-cell>
          <table:table-cell office:value-type="float" office:value="884.1678" calcext:value-type="float">
            <text:p>884.1678</text:p>
          </table:table-cell>
          <table:table-cell office:value-type="float" office:value="329.9346" calcext:value-type="float">
            <text:p>329.9346</text:p>
          </table:table-cell>
          <table:table-cell office:value-type="float" office:value="445.4853" calcext:value-type="float">
            <text:p>445.4853</text:p>
          </table:table-cell>
          <table:table-cell office:value-type="float" office:value="385.1092" calcext:value-type="float">
            <text:p>385.1092</text:p>
          </table:table-cell>
          <table:table-cell office:value-type="float" office:value="326.3293" calcext:value-type="float">
            <text:p>326.32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535.9206" calcext:value-type="float">
            <text:p>535.9206</text:p>
          </table:table-cell>
          <table:table-cell office:value-type="float" office:value="5503.625" calcext:value-type="float">
            <text:p>5503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99791" calcext:value-type="float">
            <text:p>-1.599791</text:p>
          </table:table-cell>
          <table:table-cell office:value-type="float" office:value="4.084031" calcext:value-type="float">
            <text:p>4.084031</text:p>
          </table:table-cell>
          <table:table-cell office:value-type="float" office:value="0" calcext:value-type="float">
            <text:p>0</text:p>
          </table:table-cell>
          <table:table-cell office:value-type="float" office:value="34.2997" calcext:value-type="float">
            <text:p>34.2997</text:p>
          </table:table-cell>
          <table:table-cell office:value-type="float" office:value="445.5038" calcext:value-type="float">
            <text:p>445.5038</text:p>
          </table:table-cell>
          <table:table-cell office:value-type="float" office:value="0.002773975" calcext:value-type="float">
            <text:p>0.002773975</text:p>
          </table:table-cell>
          <table:table-cell office:value-type="float" office:value="0" calcext:value-type="float">
            <text:p>0</text:p>
          </table:table-cell>
          <table:table-cell office:value-type="float" office:value="0.03158" calcext:value-type="float">
            <text:p>0.03158</text:p>
          </table:table-cell>
          <table:table-cell office:value-type="float" office:value="-0.0246275" calcext:value-type="float">
            <text:p>-0.0246275</text:p>
          </table:table-cell>
          <table:table-cell office:value-type="float" office:value="360" calcext:value-type="float">
            <text:p>360</text:p>
          </table:table-cell>
          <table:table-cell office:value-type="float" office:value="-1.60397" calcext:value-type="float">
            <text:p>-1.60397</text:p>
          </table:table-cell>
          <table:table-cell office:value-type="float" office:value="0" calcext:value-type="float">
            <text:p>0</text:p>
          </table:table-cell>
          <table:table-cell office:value-type="float" office:value="199.2487" calcext:value-type="float">
            <text:p>199.2487</text:p>
          </table:table-cell>
          <table:table-cell office:value-type="float" office:value="276.3046" calcext:value-type="float">
            <text:p>276.3046</text:p>
          </table:table-cell>
          <table:table-cell office:value-type="float" office:value="896.9844" calcext:value-type="float">
            <text:p>896.9844</text:p>
          </table:table-cell>
          <table:table-cell office:value-type="float" office:value="874.6179" calcext:value-type="float">
            <text:p>874.6179</text:p>
          </table:table-cell>
          <table:table-cell office:value-type="float" office:value="869.78" calcext:value-type="float">
            <text:p>869.78</text:p>
          </table:table-cell>
          <table:table-cell office:value-type="float" office:value="884.1638" calcext:value-type="float">
            <text:p>884.1638</text:p>
          </table:table-cell>
          <table:table-cell office:value-type="float" office:value="329.9324" calcext:value-type="float">
            <text:p>329.9324</text:p>
          </table:table-cell>
          <table:table-cell office:value-type="float" office:value="445.4837" calcext:value-type="float">
            <text:p>445.4837</text:p>
          </table:table-cell>
          <table:table-cell office:value-type="float" office:value="385.1084" calcext:value-type="float">
            <text:p>385.1084</text:p>
          </table:table-cell>
          <table:table-cell office:value-type="float" office:value="326.3286" calcext:value-type="float">
            <text:p>326.32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535.9014" calcext:value-type="float">
            <text:p>535.9014</text:p>
          </table:table-cell>
          <table:table-cell office:value-type="float" office:value="5503.604" calcext:value-type="float">
            <text:p>5503.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74965" calcext:value-type="float">
            <text:p>-1.674965</text:p>
          </table:table-cell>
          <table:table-cell office:value-type="float" office:value="3.658885" calcext:value-type="float">
            <text:p>3.658885</text:p>
          </table:table-cell>
          <table:table-cell office:value-type="float" office:value="0" calcext:value-type="float">
            <text:p>0</text:p>
          </table:table-cell>
          <table:table-cell office:value-type="float" office:value="34.28858" calcext:value-type="float">
            <text:p>34.28858</text:p>
          </table:table-cell>
          <table:table-cell office:value-type="float" office:value="445.5038" calcext:value-type="float">
            <text:p>445.5038</text:p>
          </table:table-cell>
          <table:table-cell office:value-type="float" office:value="0.002868106" calcext:value-type="float">
            <text:p>0.002868106</text:p>
          </table:table-cell>
          <table:table-cell office:value-type="float" office:value="0" calcext:value-type="float">
            <text:p>0</text:p>
          </table:table-cell>
          <table:table-cell office:value-type="float" office:value="0.03186156" calcext:value-type="float">
            <text:p>0.03186156</text:p>
          </table:table-cell>
          <table:table-cell office:value-type="float" office:value="-0.03219848" calcext:value-type="float">
            <text:p>-0.03219848</text:p>
          </table:table-cell>
          <table:table-cell office:value-type="float" office:value="360" calcext:value-type="float">
            <text:p>360</text:p>
          </table:table-cell>
          <table:table-cell office:value-type="float" office:value="-1.67176" calcext:value-type="float">
            <text:p>-1.67176</text:p>
          </table:table-cell>
          <table:table-cell office:value-type="float" office:value="0" calcext:value-type="float">
            <text:p>0</text:p>
          </table:table-cell>
          <table:table-cell office:value-type="float" office:value="199.2483" calcext:value-type="float">
            <text:p>199.2483</text:p>
          </table:table-cell>
          <table:table-cell office:value-type="float" office:value="276.2996" calcext:value-type="float">
            <text:p>276.2996</text:p>
          </table:table-cell>
          <table:table-cell office:value-type="float" office:value="896.9727" calcext:value-type="float">
            <text:p>896.9727</text:p>
          </table:table-cell>
          <table:table-cell office:value-type="float" office:value="874.6094" calcext:value-type="float">
            <text:p>874.6094</text:p>
          </table:table-cell>
          <table:table-cell office:value-type="float" office:value="869.7746" calcext:value-type="float">
            <text:p>869.7746</text:p>
          </table:table-cell>
          <table:table-cell office:value-type="float" office:value="884.1598" calcext:value-type="float">
            <text:p>884.1598</text:p>
          </table:table-cell>
          <table:table-cell office:value-type="float" office:value="329.9301" calcext:value-type="float">
            <text:p>329.9301</text:p>
          </table:table-cell>
          <table:table-cell office:value-type="float" office:value="445.4823" calcext:value-type="float">
            <text:p>445.4823</text:p>
          </table:table-cell>
          <table:table-cell office:value-type="float" office:value="385.1075" calcext:value-type="float">
            <text:p>385.1075</text:p>
          </table:table-cell>
          <table:table-cell office:value-type="float" office:value="326.3279" calcext:value-type="float">
            <text:p>326.32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535.8829" calcext:value-type="float">
            <text:p>535.8829</text:p>
          </table:table-cell>
          <table:table-cell office:value-type="float" office:value="5503.582" calcext:value-type="float">
            <text:p>5503.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6896" calcext:value-type="float">
            <text:p>-1.746896</text:p>
          </table:table-cell>
          <table:table-cell office:value-type="float" office:value="2.439236" calcext:value-type="float">
            <text:p>2.439236</text:p>
          </table:table-cell>
          <table:table-cell office:value-type="float" office:value="0" calcext:value-type="float">
            <text:p>0</text:p>
          </table:table-cell>
          <table:table-cell office:value-type="float" office:value="34.27714" calcext:value-type="float">
            <text:p>34.27714</text:p>
          </table:table-cell>
          <table:table-cell office:value-type="float" office:value="445.5038" calcext:value-type="float">
            <text:p>445.5038</text:p>
          </table:table-cell>
          <table:table-cell office:value-type="float" office:value="0.002955763" calcext:value-type="float">
            <text:p>0.002955763</text:p>
          </table:table-cell>
          <table:table-cell office:value-type="float" office:value="0" calcext:value-type="float">
            <text:p>0</text:p>
          </table:table-cell>
          <table:table-cell office:value-type="float" office:value="0.03215173" calcext:value-type="float">
            <text:p>0.03215173</text:p>
          </table:table-cell>
          <table:table-cell office:value-type="float" office:value="-0.0393449" calcext:value-type="float">
            <text:p>-0.0393449</text:p>
          </table:table-cell>
          <table:table-cell office:value-type="float" office:value="360" calcext:value-type="float">
            <text:p>360</text:p>
          </table:table-cell>
          <table:table-cell office:value-type="float" office:value="-1.736747" calcext:value-type="float">
            <text:p>-1.736747</text:p>
          </table:table-cell>
          <table:table-cell office:value-type="float" office:value="0" calcext:value-type="float">
            <text:p>0</text:p>
          </table:table-cell>
          <table:table-cell office:value-type="float" office:value="199.2483" calcext:value-type="float">
            <text:p>199.2483</text:p>
          </table:table-cell>
          <table:table-cell office:value-type="float" office:value="276.295" calcext:value-type="float">
            <text:p>276.295</text:p>
          </table:table-cell>
          <table:table-cell office:value-type="float" office:value="896.9611" calcext:value-type="float">
            <text:p>896.9611</text:p>
          </table:table-cell>
          <table:table-cell office:value-type="float" office:value="874.6009" calcext:value-type="float">
            <text:p>874.6009</text:p>
          </table:table-cell>
          <table:table-cell office:value-type="float" office:value="869.7692" calcext:value-type="float">
            <text:p>869.7692</text:p>
          </table:table-cell>
          <table:table-cell office:value-type="float" office:value="884.1558" calcext:value-type="float">
            <text:p>884.1558</text:p>
          </table:table-cell>
          <table:table-cell office:value-type="float" office:value="329.9279" calcext:value-type="float">
            <text:p>329.9279</text:p>
          </table:table-cell>
          <table:table-cell office:value-type="float" office:value="445.4808" calcext:value-type="float">
            <text:p>445.4808</text:p>
          </table:table-cell>
          <table:table-cell office:value-type="float" office:value="385.1067" calcext:value-type="float">
            <text:p>385.1067</text:p>
          </table:table-cell>
          <table:table-cell office:value-type="float" office:value="326.3272" calcext:value-type="float">
            <text:p>326.32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535.8646" calcext:value-type="float">
            <text:p>535.8646</text:p>
          </table:table-cell>
          <table:table-cell office:value-type="float" office:value="5503.562" calcext:value-type="float">
            <text:p>5503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00556" calcext:value-type="float">
            <text:p>-1.800556</text:p>
          </table:table-cell>
          <table:table-cell office:value-type="float" office:value="1.420893" calcext:value-type="float">
            <text:p>1.420893</text:p>
          </table:table-cell>
          <table:table-cell office:value-type="float" office:value="0" calcext:value-type="float">
            <text:p>0</text:p>
          </table:table-cell>
          <table:table-cell office:value-type="float" office:value="34.26547" calcext:value-type="float">
            <text:p>34.26547</text:p>
          </table:table-cell>
          <table:table-cell office:value-type="float" office:value="445.5038" calcext:value-type="float">
            <text:p>445.5038</text:p>
          </table:table-cell>
          <table:table-cell office:value-type="float" office:value="0.003045616" calcext:value-type="float">
            <text:p>0.003045616</text:p>
          </table:table-cell>
          <table:table-cell office:value-type="float" office:value="0" calcext:value-type="float">
            <text:p>0</text:p>
          </table:table-cell>
          <table:table-cell office:value-type="float" office:value="0.03244985" calcext:value-type="float">
            <text:p>0.03244985</text:p>
          </table:table-cell>
          <table:table-cell office:value-type="float" office:value="-0.04605048" calcext:value-type="float">
            <text:p>-0.04605048</text:p>
          </table:table-cell>
          <table:table-cell office:value-type="float" office:value="360" calcext:value-type="float">
            <text:p>360</text:p>
          </table:table-cell>
          <table:table-cell office:value-type="float" office:value="-1.78391" calcext:value-type="float">
            <text:p>-1.78391</text:p>
          </table:table-cell>
          <table:table-cell office:value-type="float" office:value="0" calcext:value-type="float">
            <text:p>0</text:p>
          </table:table-cell>
          <table:table-cell office:value-type="float" office:value="199.2483" calcext:value-type="float">
            <text:p>199.2483</text:p>
          </table:table-cell>
          <table:table-cell office:value-type="float" office:value="276.2902" calcext:value-type="float">
            <text:p>276.2902</text:p>
          </table:table-cell>
          <table:table-cell office:value-type="float" office:value="896.9496" calcext:value-type="float">
            <text:p>896.9496</text:p>
          </table:table-cell>
          <table:table-cell office:value-type="float" office:value="874.5924" calcext:value-type="float">
            <text:p>874.5924</text:p>
          </table:table-cell>
          <table:table-cell office:value-type="float" office:value="869.7638" calcext:value-type="float">
            <text:p>869.7638</text:p>
          </table:table-cell>
          <table:table-cell office:value-type="float" office:value="884.1517" calcext:value-type="float">
            <text:p>884.1517</text:p>
          </table:table-cell>
          <table:table-cell office:value-type="float" office:value="329.9256" calcext:value-type="float">
            <text:p>329.9256</text:p>
          </table:table-cell>
          <table:table-cell office:value-type="float" office:value="445.4793" calcext:value-type="float">
            <text:p>445.4793</text:p>
          </table:table-cell>
          <table:table-cell office:value-type="float" office:value="385.1058" calcext:value-type="float">
            <text:p>385.1058</text:p>
          </table:table-cell>
          <table:table-cell office:value-type="float" office:value="326.3265" calcext:value-type="float">
            <text:p>326.32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535.8459" calcext:value-type="float">
            <text:p>535.8459</text:p>
          </table:table-cell>
          <table:table-cell office:value-type="float" office:value="5503.541" calcext:value-type="float">
            <text:p>5503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48707" calcext:value-type="float">
            <text:p>-1.848707</text:p>
          </table:table-cell>
          <table:table-cell office:value-type="float" office:value="0.7607977" calcext:value-type="float">
            <text:p>0.7607977</text:p>
          </table:table-cell>
          <table:table-cell office:value-type="float" office:value="0" calcext:value-type="float">
            <text:p>0</text:p>
          </table:table-cell>
          <table:table-cell office:value-type="float" office:value="34.25411" calcext:value-type="float">
            <text:p>34.25411</text:p>
          </table:table-cell>
          <table:table-cell office:value-type="float" office:value="445.5039" calcext:value-type="float">
            <text:p>445.5039</text:p>
          </table:table-cell>
          <table:table-cell office:value-type="float" office:value="0.00315044" calcext:value-type="float">
            <text:p>0.00315044</text:p>
          </table:table-cell>
          <table:table-cell office:value-type="float" office:value="0" calcext:value-type="float">
            <text:p>0</text:p>
          </table:table-cell>
          <table:table-cell office:value-type="float" office:value="0.03275374" calcext:value-type="float">
            <text:p>0.03275374</text:p>
          </table:table-cell>
          <table:table-cell office:value-type="float" office:value="-0.05236131" calcext:value-type="float">
            <text:p>-0.05236131</text:p>
          </table:table-cell>
          <table:table-cell office:value-type="float" office:value="360" calcext:value-type="float">
            <text:p>360</text:p>
          </table:table-cell>
          <table:table-cell office:value-type="float" office:value="-1.825949" calcext:value-type="float">
            <text:p>-1.825949</text:p>
          </table:table-cell>
          <table:table-cell office:value-type="float" office:value="0" calcext:value-type="float">
            <text:p>0</text:p>
          </table:table-cell>
          <table:table-cell office:value-type="float" office:value="199.2478" calcext:value-type="float">
            <text:p>199.2478</text:p>
          </table:table-cell>
          <table:table-cell office:value-type="float" office:value="276.2852" calcext:value-type="float">
            <text:p>276.2852</text:p>
          </table:table-cell>
          <table:table-cell office:value-type="float" office:value="896.9382" calcext:value-type="float">
            <text:p>896.9382</text:p>
          </table:table-cell>
          <table:table-cell office:value-type="float" office:value="874.5839" calcext:value-type="float">
            <text:p>874.5839</text:p>
          </table:table-cell>
          <table:table-cell office:value-type="float" office:value="869.7583" calcext:value-type="float">
            <text:p>869.7583</text:p>
          </table:table-cell>
          <table:table-cell office:value-type="float" office:value="884.1477" calcext:value-type="float">
            <text:p>884.1477</text:p>
          </table:table-cell>
          <table:table-cell office:value-type="float" office:value="329.9234" calcext:value-type="float">
            <text:p>329.9234</text:p>
          </table:table-cell>
          <table:table-cell office:value-type="float" office:value="445.4779" calcext:value-type="float">
            <text:p>445.4779</text:p>
          </table:table-cell>
          <table:table-cell office:value-type="float" office:value="385.105" calcext:value-type="float">
            <text:p>385.105</text:p>
          </table:table-cell>
          <table:table-cell office:value-type="float" office:value="326.3258" calcext:value-type="float">
            <text:p>326.32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535.8265" calcext:value-type="float">
            <text:p>535.8265</text:p>
          </table:table-cell>
          <table:table-cell office:value-type="float" office:value="5503.52" calcext:value-type="float">
            <text:p>550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16404" calcext:value-type="float">
            <text:p>-1.916404</text:p>
          </table:table-cell>
          <table:table-cell office:value-type="float" office:value="0.8814427" calcext:value-type="float">
            <text:p>0.8814427</text:p>
          </table:table-cell>
          <table:table-cell office:value-type="float" office:value="0" calcext:value-type="float">
            <text:p>0</text:p>
          </table:table-cell>
          <table:table-cell office:value-type="float" office:value="34.24323" calcext:value-type="float">
            <text:p>34.24323</text:p>
          </table:table-cell>
          <table:table-cell office:value-type="float" office:value="445.5039" calcext:value-type="float">
            <text:p>445.5039</text:p>
          </table:table-cell>
          <table:table-cell office:value-type="float" office:value="0.003274982" calcext:value-type="float">
            <text:p>0.003274982</text:p>
          </table:table-cell>
          <table:table-cell office:value-type="float" office:value="0" calcext:value-type="float">
            <text:p>0</text:p>
          </table:table-cell>
          <table:table-cell office:value-type="float" office:value="0.03306495" calcext:value-type="float">
            <text:p>0.03306495</text:p>
          </table:table-cell>
          <table:table-cell office:value-type="float" office:value="-0.05831306" calcext:value-type="float">
            <text:p>-0.05831306</text:p>
          </table:table-cell>
          <table:table-cell office:value-type="float" office:value="360" calcext:value-type="float">
            <text:p>360</text:p>
          </table:table-cell>
          <table:table-cell office:value-type="float" office:value="-1.887881" calcext:value-type="float">
            <text:p>-1.887881</text:p>
          </table:table-cell>
          <table:table-cell office:value-type="float" office:value="0" calcext:value-type="float">
            <text:p>0</text:p>
          </table:table-cell>
          <table:table-cell office:value-type="float" office:value="199.2471" calcext:value-type="float">
            <text:p>199.2471</text:p>
          </table:table-cell>
          <table:table-cell office:value-type="float" office:value="276.2802" calcext:value-type="float">
            <text:p>276.2802</text:p>
          </table:table-cell>
          <table:table-cell office:value-type="float" office:value="896.9267" calcext:value-type="float">
            <text:p>896.9267</text:p>
          </table:table-cell>
          <table:table-cell office:value-type="float" office:value="874.5754" calcext:value-type="float">
            <text:p>874.5754</text:p>
          </table:table-cell>
          <table:table-cell office:value-type="float" office:value="869.7529" calcext:value-type="float">
            <text:p>869.7529</text:p>
          </table:table-cell>
          <table:table-cell office:value-type="float" office:value="884.1436" calcext:value-type="float">
            <text:p>884.1436</text:p>
          </table:table-cell>
          <table:table-cell office:value-type="float" office:value="329.9211" calcext:value-type="float">
            <text:p>329.9211</text:p>
          </table:table-cell>
          <table:table-cell office:value-type="float" office:value="445.4765" calcext:value-type="float">
            <text:p>445.4765</text:p>
          </table:table-cell>
          <table:table-cell office:value-type="float" office:value="385.1042" calcext:value-type="float">
            <text:p>385.1042</text:p>
          </table:table-cell>
          <table:table-cell office:value-type="float" office:value="326.3251" calcext:value-type="float">
            <text:p>326.32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535.8077" calcext:value-type="float">
            <text:p>535.8077</text:p>
          </table:table-cell>
          <table:table-cell office:value-type="float" office:value="5503.498" calcext:value-type="float">
            <text:p>5503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4774" calcext:value-type="float">
            <text:p>-1.994774</text:p>
          </table:table-cell>
          <table:table-cell office:value-type="float" office:value="0.147007" calcext:value-type="float">
            <text:p>0.147007</text:p>
          </table:table-cell>
          <table:table-cell office:value-type="float" office:value="0" calcext:value-type="float">
            <text:p>0</text:p>
          </table:table-cell>
          <table:table-cell office:value-type="float" office:value="34.23207" calcext:value-type="float">
            <text:p>34.23207</text:p>
          </table:table-cell>
          <table:table-cell office:value-type="float" office:value="445.5039" calcext:value-type="float">
            <text:p>445.5039</text:p>
          </table:table-cell>
          <table:table-cell office:value-type="float" office:value="0.003392665" calcext:value-type="float">
            <text:p>0.003392665</text:p>
          </table:table-cell>
          <table:table-cell office:value-type="float" office:value="0" calcext:value-type="float">
            <text:p>0</text:p>
          </table:table-cell>
          <table:table-cell office:value-type="float" office:value="0.03338248" calcext:value-type="float">
            <text:p>0.03338248</text:p>
          </table:table-cell>
          <table:table-cell office:value-type="float" office:value="-0.06395818" calcext:value-type="float">
            <text:p>-0.06395818</text:p>
          </table:table-cell>
          <table:table-cell office:value-type="float" office:value="360" calcext:value-type="float">
            <text:p>360</text:p>
          </table:table-cell>
          <table:table-cell office:value-type="float" office:value="-1.960806" calcext:value-type="float">
            <text:p>-1.960806</text:p>
          </table:table-cell>
          <table:table-cell office:value-type="float" office:value="0" calcext:value-type="float">
            <text:p>0</text:p>
          </table:table-cell>
          <table:table-cell office:value-type="float" office:value="199.2468" calcext:value-type="float">
            <text:p>199.2468</text:p>
          </table:table-cell>
          <table:table-cell office:value-type="float" office:value="276.2751" calcext:value-type="float">
            <text:p>276.2751</text:p>
          </table:table-cell>
          <table:table-cell office:value-type="float" office:value="896.9151" calcext:value-type="float">
            <text:p>896.9151</text:p>
          </table:table-cell>
          <table:table-cell office:value-type="float" office:value="874.567" calcext:value-type="float">
            <text:p>874.567</text:p>
          </table:table-cell>
          <table:table-cell office:value-type="float" office:value="869.7475" calcext:value-type="float">
            <text:p>869.7475</text:p>
          </table:table-cell>
          <table:table-cell office:value-type="float" office:value="884.1396" calcext:value-type="float">
            <text:p>884.1396</text:p>
          </table:table-cell>
          <table:table-cell office:value-type="float" office:value="329.9189" calcext:value-type="float">
            <text:p>329.9189</text:p>
          </table:table-cell>
          <table:table-cell office:value-type="float" office:value="445.475" calcext:value-type="float">
            <text:p>445.475</text:p>
          </table:table-cell>
          <table:table-cell office:value-type="float" office:value="385.1034" calcext:value-type="float">
            <text:p>385.1034</text:p>
          </table:table-cell>
          <table:table-cell office:value-type="float" office:value="326.3244" calcext:value-type="float">
            <text:p>326.32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535.7899" calcext:value-type="float">
            <text:p>535.7899</text:p>
          </table:table-cell>
          <table:table-cell office:value-type="float" office:value="5503.476" calcext:value-type="float">
            <text:p>5503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55036" calcext:value-type="float">
            <text:p>-2.055036</text:p>
          </table:table-cell>
          <table:table-cell office:value-type="float" office:value="-0.689521" calcext:value-type="float">
            <text:p>-0.689521</text:p>
          </table:table-cell>
          <table:table-cell office:value-type="float" office:value="0" calcext:value-type="float">
            <text:p>0</text:p>
          </table:table-cell>
          <table:table-cell office:value-type="float" office:value="34.22026" calcext:value-type="float">
            <text:p>34.22026</text:p>
          </table:table-cell>
          <table:table-cell office:value-type="float" office:value="445.5039" calcext:value-type="float">
            <text:p>445.5039</text:p>
          </table:table-cell>
          <table:table-cell office:value-type="float" office:value="0.003499869" calcext:value-type="float">
            <text:p>0.003499869</text:p>
          </table:table-cell>
          <table:table-cell office:value-type="float" office:value="0" calcext:value-type="float">
            <text:p>0</text:p>
          </table:table-cell>
          <table:table-cell office:value-type="float" office:value="0.03370583" calcext:value-type="float">
            <text:p>0.03370583</text:p>
          </table:table-cell>
          <table:table-cell office:value-type="float" office:value="-0.06931978" calcext:value-type="float">
            <text:p>-0.06931978</text:p>
          </table:table-cell>
          <table:table-cell office:value-type="float" office:value="360" calcext:value-type="float">
            <text:p>360</text:p>
          </table:table-cell>
          <table:table-cell office:value-type="float" office:value="-2.015922" calcext:value-type="float">
            <text:p>-2.015922</text:p>
          </table:table-cell>
          <table:table-cell office:value-type="float" office:value="0" calcext:value-type="float">
            <text:p>0</text:p>
          </table:table-cell>
          <table:table-cell office:value-type="float" office:value="199.2468" calcext:value-type="float">
            <text:p>199.2468</text:p>
          </table:table-cell>
          <table:table-cell office:value-type="float" office:value="276.2706" calcext:value-type="float">
            <text:p>276.2706</text:p>
          </table:table-cell>
          <table:table-cell office:value-type="float" office:value="896.9037" calcext:value-type="float">
            <text:p>896.9037</text:p>
          </table:table-cell>
          <table:table-cell office:value-type="float" office:value="874.5586" calcext:value-type="float">
            <text:p>874.5586</text:p>
          </table:table-cell>
          <table:table-cell office:value-type="float" office:value="869.7421" calcext:value-type="float">
            <text:p>869.7421</text:p>
          </table:table-cell>
          <table:table-cell office:value-type="float" office:value="884.1356" calcext:value-type="float">
            <text:p>884.1356</text:p>
          </table:table-cell>
          <table:table-cell office:value-type="float" office:value="329.9167" calcext:value-type="float">
            <text:p>329.9167</text:p>
          </table:table-cell>
          <table:table-cell office:value-type="float" office:value="445.4736" calcext:value-type="float">
            <text:p>445.4736</text:p>
          </table:table-cell>
          <table:table-cell office:value-type="float" office:value="385.1025" calcext:value-type="float">
            <text:p>385.1025</text:p>
          </table:table-cell>
          <table:table-cell office:value-type="float" office:value="326.3237" calcext:value-type="float">
            <text:p>326.32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535.7723" calcext:value-type="float">
            <text:p>535.7723</text:p>
          </table:table-cell>
          <table:table-cell office:value-type="float" office:value="5503.455" calcext:value-type="float">
            <text:p>5503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11902" calcext:value-type="float">
            <text:p>-2.111902</text:p>
          </table:table-cell>
          <table:table-cell office:value-type="float" office:value="-1.118329" calcext:value-type="float">
            <text:p>-1.118329</text:p>
          </table:table-cell>
          <table:table-cell office:value-type="float" office:value="0" calcext:value-type="float">
            <text:p>0</text:p>
          </table:table-cell>
          <table:table-cell office:value-type="float" office:value="34.20837" calcext:value-type="float">
            <text:p>34.20837</text:p>
          </table:table-cell>
          <table:table-cell office:value-type="float" office:value="445.5039" calcext:value-type="float">
            <text:p>445.5039</text:p>
          </table:table-cell>
          <table:table-cell office:value-type="float" office:value="0.00361101" calcext:value-type="float">
            <text:p>0.00361101</text:p>
          </table:table-cell>
          <table:table-cell office:value-type="float" office:value="0" calcext:value-type="float">
            <text:p>0</text:p>
          </table:table-cell>
          <table:table-cell office:value-type="float" office:value="0.03403492" calcext:value-type="float">
            <text:p>0.03403492</text:p>
          </table:table-cell>
          <table:table-cell office:value-type="float" office:value="-0.07441361" calcext:value-type="float">
            <text:p>-0.07441361</text:p>
          </table:table-cell>
          <table:table-cell office:value-type="float" office:value="360" calcext:value-type="float">
            <text:p>360</text:p>
          </table:table-cell>
          <table:table-cell office:value-type="float" office:value="-2.067912" calcext:value-type="float">
            <text:p>-2.067912</text:p>
          </table:table-cell>
          <table:table-cell office:value-type="float" office:value="0" calcext:value-type="float">
            <text:p>0</text:p>
          </table:table-cell>
          <table:table-cell office:value-type="float" office:value="199.2468" calcext:value-type="float">
            <text:p>199.2468</text:p>
          </table:table-cell>
          <table:table-cell office:value-type="float" office:value="276.2662" calcext:value-type="float">
            <text:p>276.2662</text:p>
          </table:table-cell>
          <table:table-cell office:value-type="float" office:value="896.8926" calcext:value-type="float">
            <text:p>896.8926</text:p>
          </table:table-cell>
          <table:table-cell office:value-type="float" office:value="874.5501" calcext:value-type="float">
            <text:p>874.5501</text:p>
          </table:table-cell>
          <table:table-cell office:value-type="float" office:value="869.7365" calcext:value-type="float">
            <text:p>869.7365</text:p>
          </table:table-cell>
          <table:table-cell office:value-type="float" office:value="884.1315" calcext:value-type="float">
            <text:p>884.1315</text:p>
          </table:table-cell>
          <table:table-cell office:value-type="float" office:value="329.9144" calcext:value-type="float">
            <text:p>329.9144</text:p>
          </table:table-cell>
          <table:table-cell office:value-type="float" office:value="445.4722" calcext:value-type="float">
            <text:p>445.4722</text:p>
          </table:table-cell>
          <table:table-cell office:value-type="float" office:value="385.1017" calcext:value-type="float">
            <text:p>385.1017</text:p>
          </table:table-cell>
          <table:table-cell office:value-type="float" office:value="326.323" calcext:value-type="float">
            <text:p>326.3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535.7546" calcext:value-type="float">
            <text:p>535.7546</text:p>
          </table:table-cell>
          <table:table-cell office:value-type="float" office:value="5503.434" calcext:value-type="float">
            <text:p>5503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60161" calcext:value-type="float">
            <text:p>-2.160161</text:p>
          </table:table-cell>
          <table:table-cell office:value-type="float" office:value="-3.656425" calcext:value-type="float">
            <text:p>-3.656425</text:p>
          </table:table-cell>
          <table:table-cell office:value-type="float" office:value="0" calcext:value-type="float">
            <text:p>0</text:p>
          </table:table-cell>
          <table:table-cell office:value-type="float" office:value="34.19647" calcext:value-type="float">
            <text:p>34.19647</text:p>
          </table:table-cell>
          <table:table-cell office:value-type="float" office:value="445.5042" calcext:value-type="float">
            <text:p>445.5042</text:p>
          </table:table-cell>
          <table:table-cell office:value-type="float" office:value="0.003712396" calcext:value-type="float">
            <text:p>0.003712396</text:p>
          </table:table-cell>
          <table:table-cell office:value-type="float" office:value="0" calcext:value-type="float">
            <text:p>0</text:p>
          </table:table-cell>
          <table:table-cell office:value-type="float" office:value="0.03437242" calcext:value-type="float">
            <text:p>0.03437242</text:p>
          </table:table-cell>
          <table:table-cell office:value-type="float" office:value="-0.07924425" calcext:value-type="float">
            <text:p>-0.07924425</text:p>
          </table:table-cell>
          <table:table-cell office:value-type="float" office:value="360" calcext:value-type="float">
            <text:p>360</text:p>
          </table:table-cell>
          <table:table-cell office:value-type="float" office:value="-2.111577" calcext:value-type="float">
            <text:p>-2.111577</text:p>
          </table:table-cell>
          <table:table-cell office:value-type="float" office:value="0" calcext:value-type="float">
            <text:p>0</text:p>
          </table:table-cell>
          <table:table-cell office:value-type="float" office:value="199.2463" calcext:value-type="float">
            <text:p>199.2463</text:p>
          </table:table-cell>
          <table:table-cell office:value-type="float" office:value="276.2617" calcext:value-type="float">
            <text:p>276.2617</text:p>
          </table:table-cell>
          <table:table-cell office:value-type="float" office:value="896.8815" calcext:value-type="float">
            <text:p>896.8815</text:p>
          </table:table-cell>
          <table:table-cell office:value-type="float" office:value="874.5417" calcext:value-type="float">
            <text:p>874.5417</text:p>
          </table:table-cell>
          <table:table-cell office:value-type="float" office:value="869.7311" calcext:value-type="float">
            <text:p>869.7311</text:p>
          </table:table-cell>
          <table:table-cell office:value-type="float" office:value="884.1274" calcext:value-type="float">
            <text:p>884.1274</text:p>
          </table:table-cell>
          <table:table-cell office:value-type="float" office:value="329.9121" calcext:value-type="float">
            <text:p>329.9121</text:p>
          </table:table-cell>
          <table:table-cell office:value-type="float" office:value="445.4708" calcext:value-type="float">
            <text:p>445.4708</text:p>
          </table:table-cell>
          <table:table-cell office:value-type="float" office:value="385.1009" calcext:value-type="float">
            <text:p>385.1009</text:p>
          </table:table-cell>
          <table:table-cell office:value-type="float" office:value="326.3223" calcext:value-type="float">
            <text:p>326.32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535.7349" calcext:value-type="float">
            <text:p>535.7349</text:p>
          </table:table-cell>
          <table:table-cell office:value-type="float" office:value="5503.413" calcext:value-type="float">
            <text:p>5503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21079" calcext:value-type="float">
            <text:p>-2.221079</text:p>
          </table:table-cell>
          <table:table-cell office:value-type="float" office:value="-4.159938" calcext:value-type="float">
            <text:p>-4.159938</text:p>
          </table:table-cell>
          <table:table-cell office:value-type="float" office:value="0" calcext:value-type="float">
            <text:p>0</text:p>
          </table:table-cell>
          <table:table-cell office:value-type="float" office:value="34.18589" calcext:value-type="float">
            <text:p>34.18589</text:p>
          </table:table-cell>
          <table:table-cell office:value-type="float" office:value="445.5048" calcext:value-type="float">
            <text:p>445.5048</text:p>
          </table:table-cell>
          <table:table-cell office:value-type="float" office:value="0.00382306" calcext:value-type="float">
            <text:p>0.00382306</text:p>
          </table:table-cell>
          <table:table-cell office:value-type="float" office:value="0" calcext:value-type="float">
            <text:p>0</text:p>
          </table:table-cell>
          <table:table-cell office:value-type="float" office:value="0.0348485" calcext:value-type="float">
            <text:p>0.0348485</text:p>
          </table:table-cell>
          <table:table-cell office:value-type="float" office:value="-0.08318587" calcext:value-type="float">
            <text:p>-0.08318587</text:p>
          </table:table-cell>
          <table:table-cell office:value-type="float" office:value="360" calcext:value-type="float">
            <text:p>360</text:p>
          </table:table-cell>
          <table:table-cell office:value-type="float" office:value="-2.168919" calcext:value-type="float">
            <text:p>-2.168919</text:p>
          </table:table-cell>
          <table:table-cell office:value-type="float" office:value="0" calcext:value-type="float">
            <text:p>0</text:p>
          </table:table-cell>
          <table:table-cell office:value-type="float" office:value="199.2443" calcext:value-type="float">
            <text:p>199.2443</text:p>
          </table:table-cell>
          <table:table-cell office:value-type="float" office:value="276.2567" calcext:value-type="float">
            <text:p>276.2567</text:p>
          </table:table-cell>
          <table:table-cell office:value-type="float" office:value="896.8703" calcext:value-type="float">
            <text:p>896.8703</text:p>
          </table:table-cell>
          <table:table-cell office:value-type="float" office:value="874.5334" calcext:value-type="float">
            <text:p>874.5334</text:p>
          </table:table-cell>
          <table:table-cell office:value-type="float" office:value="869.7258" calcext:value-type="float">
            <text:p>869.7258</text:p>
          </table:table-cell>
          <table:table-cell office:value-type="float" office:value="884.1235" calcext:value-type="float">
            <text:p>884.1235</text:p>
          </table:table-cell>
          <table:table-cell office:value-type="float" office:value="329.9093" calcext:value-type="float">
            <text:p>329.9093</text:p>
          </table:table-cell>
          <table:table-cell office:value-type="float" office:value="445.4695" calcext:value-type="float">
            <text:p>445.4695</text:p>
          </table:table-cell>
          <table:table-cell office:value-type="float" office:value="385.1001" calcext:value-type="float">
            <text:p>385.1001</text:p>
          </table:table-cell>
          <table:table-cell office:value-type="float" office:value="326.3216" calcext:value-type="float">
            <text:p>326.3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535.715" calcext:value-type="float">
            <text:p>535.715</text:p>
          </table:table-cell>
          <table:table-cell office:value-type="float" office:value="5503.392" calcext:value-type="float">
            <text:p>5503.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59804" calcext:value-type="float">
            <text:p>-2.259804</text:p>
          </table:table-cell>
          <table:table-cell office:value-type="float" office:value="-4.323376" calcext:value-type="float">
            <text:p>-4.323376</text:p>
          </table:table-cell>
          <table:table-cell office:value-type="float" office:value="0" calcext:value-type="float">
            <text:p>0</text:p>
          </table:table-cell>
          <table:table-cell office:value-type="float" office:value="34.1755" calcext:value-type="float">
            <text:p>34.1755</text:p>
          </table:table-cell>
          <table:table-cell office:value-type="float" office:value="445.5048" calcext:value-type="float">
            <text:p>445.5048</text:p>
          </table:table-cell>
          <table:table-cell office:value-type="float" office:value="0.003942739" calcext:value-type="float">
            <text:p>0.003942739</text:p>
          </table:table-cell>
          <table:table-cell office:value-type="float" office:value="0" calcext:value-type="float">
            <text:p>0</text:p>
          </table:table-cell>
          <table:table-cell office:value-type="float" office:value="0.03531222" calcext:value-type="float">
            <text:p>0.03531222</text:p>
          </table:table-cell>
          <table:table-cell office:value-type="float" office:value="-0.08694991" calcext:value-type="float">
            <text:p>-0.08694991</text:p>
          </table:table-cell>
          <table:table-cell office:value-type="float" office:value="360" calcext:value-type="float">
            <text:p>360</text:p>
          </table:table-cell>
          <table:table-cell office:value-type="float" office:value="-2.204224" calcext:value-type="float">
            <text:p>-2.204224</text:p>
          </table:table-cell>
          <table:table-cell office:value-type="float" office:value="0" calcext:value-type="float">
            <text:p>0</text:p>
          </table:table-cell>
          <table:table-cell office:value-type="float" office:value="199.2432" calcext:value-type="float">
            <text:p>199.2432</text:p>
          </table:table-cell>
          <table:table-cell office:value-type="float" office:value="276.2515" calcext:value-type="float">
            <text:p>276.2515</text:p>
          </table:table-cell>
          <table:table-cell office:value-type="float" office:value="896.8588" calcext:value-type="float">
            <text:p>896.8588</text:p>
          </table:table-cell>
          <table:table-cell office:value-type="float" office:value="874.5251" calcext:value-type="float">
            <text:p>874.5251</text:p>
          </table:table-cell>
          <table:table-cell office:value-type="float" office:value="869.7204" calcext:value-type="float">
            <text:p>869.7204</text:p>
          </table:table-cell>
          <table:table-cell office:value-type="float" office:value="884.1194" calcext:value-type="float">
            <text:p>884.1194</text:p>
          </table:table-cell>
          <table:table-cell office:value-type="float" office:value="329.9068" calcext:value-type="float">
            <text:p>329.9068</text:p>
          </table:table-cell>
          <table:table-cell office:value-type="float" office:value="445.4681" calcext:value-type="float">
            <text:p>445.4681</text:p>
          </table:table-cell>
          <table:table-cell office:value-type="float" office:value="385.0993" calcext:value-type="float">
            <text:p>385.0993</text:p>
          </table:table-cell>
          <table:table-cell office:value-type="float" office:value="326.3208" calcext:value-type="float">
            <text:p>326.32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535.6942" calcext:value-type="float">
            <text:p>535.6942</text:p>
          </table:table-cell>
          <table:table-cell office:value-type="float" office:value="5503.371" calcext:value-type="float">
            <text:p>5503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10363" calcext:value-type="float">
            <text:p>-2.310363</text:p>
          </table:table-cell>
          <table:table-cell office:value-type="float" office:value="-4.489772" calcext:value-type="float">
            <text:p>-4.489772</text:p>
          </table:table-cell>
          <table:table-cell office:value-type="float" office:value="0" calcext:value-type="float">
            <text:p>0</text:p>
          </table:table-cell>
          <table:table-cell office:value-type="float" office:value="34.16571" calcext:value-type="float">
            <text:p>34.16571</text:p>
          </table:table-cell>
          <table:table-cell office:value-type="float" office:value="445.5048" calcext:value-type="float">
            <text:p>445.5048</text:p>
          </table:table-cell>
          <table:table-cell office:value-type="float" office:value="0.004065576" calcext:value-type="float">
            <text:p>0.004065576</text:p>
          </table:table-cell>
          <table:table-cell office:value-type="float" office:value="0" calcext:value-type="float">
            <text:p>0</text:p>
          </table:table-cell>
          <table:table-cell office:value-type="float" office:value="0.03571679" calcext:value-type="float">
            <text:p>0.03571679</text:p>
          </table:table-cell>
          <table:table-cell office:value-type="float" office:value="-0.09081086" calcext:value-type="float">
            <text:p>-0.09081086</text:p>
          </table:table-cell>
          <table:table-cell office:value-type="float" office:value="360" calcext:value-type="float">
            <text:p>360</text:p>
          </table:table-cell>
          <table:table-cell office:value-type="float" office:value="-2.251203" calcext:value-type="float">
            <text:p>-2.251203</text:p>
          </table:table-cell>
          <table:table-cell office:value-type="float" office:value="0" calcext:value-type="float">
            <text:p>0</text:p>
          </table:table-cell>
          <table:table-cell office:value-type="float" office:value="199.2413" calcext:value-type="float">
            <text:p>199.2413</text:p>
          </table:table-cell>
          <table:table-cell office:value-type="float" office:value="276.2461" calcext:value-type="float">
            <text:p>276.2461</text:p>
          </table:table-cell>
          <table:table-cell office:value-type="float" office:value="896.847" calcext:value-type="float">
            <text:p>896.847</text:p>
          </table:table-cell>
          <table:table-cell office:value-type="float" office:value="874.5167" calcext:value-type="float">
            <text:p>874.5167</text:p>
          </table:table-cell>
          <table:table-cell office:value-type="float" office:value="869.715" calcext:value-type="float">
            <text:p>869.715</text:p>
          </table:table-cell>
          <table:table-cell office:value-type="float" office:value="884.1154" calcext:value-type="float">
            <text:p>884.1154</text:p>
          </table:table-cell>
          <table:table-cell office:value-type="float" office:value="329.9045" calcext:value-type="float">
            <text:p>329.9045</text:p>
          </table:table-cell>
          <table:table-cell office:value-type="float" office:value="445.4667" calcext:value-type="float">
            <text:p>445.4667</text:p>
          </table:table-cell>
          <table:table-cell office:value-type="float" office:value="385.0984" calcext:value-type="float">
            <text:p>385.0984</text:p>
          </table:table-cell>
          <table:table-cell office:value-type="float" office:value="326.3201" calcext:value-type="float">
            <text:p>326.32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535.6736" calcext:value-type="float">
            <text:p>535.6736</text:p>
          </table:table-cell>
          <table:table-cell office:value-type="float" office:value="5503.349" calcext:value-type="float">
            <text:p>5503.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62967" calcext:value-type="float">
            <text:p>-2.362967</text:p>
          </table:table-cell>
          <table:table-cell office:value-type="float" office:value="-4.935753" calcext:value-type="float">
            <text:p>-4.935753</text:p>
          </table:table-cell>
          <table:table-cell office:value-type="float" office:value="0" calcext:value-type="float">
            <text:p>0</text:p>
          </table:table-cell>
          <table:table-cell office:value-type="float" office:value="34.1559" calcext:value-type="float">
            <text:p>34.1559</text:p>
          </table:table-cell>
          <table:table-cell office:value-type="float" office:value="445.5048" calcext:value-type="float">
            <text:p>445.5048</text:p>
          </table:table-cell>
          <table:table-cell office:value-type="float" office:value="0.004182253" calcext:value-type="float">
            <text:p>0.004182253</text:p>
          </table:table-cell>
          <table:table-cell office:value-type="float" office:value="0" calcext:value-type="float">
            <text:p>0</text:p>
          </table:table-cell>
          <table:table-cell office:value-type="float" office:value="0.03609955" calcext:value-type="float">
            <text:p>0.03609955</text:p>
          </table:table-cell>
          <table:table-cell office:value-type="float" office:value="-0.09462019" calcext:value-type="float">
            <text:p>-0.09462019</text:p>
          </table:table-cell>
          <table:table-cell office:value-type="float" office:value="360" calcext:value-type="float">
            <text:p>360</text:p>
          </table:table-cell>
          <table:table-cell office:value-type="float" office:value="-2.300264" calcext:value-type="float">
            <text:p>-2.300264</text:p>
          </table:table-cell>
          <table:table-cell office:value-type="float" office:value="0" calcext:value-type="float">
            <text:p>0</text:p>
          </table:table-cell>
          <table:table-cell office:value-type="float" office:value="199.2404" calcext:value-type="float">
            <text:p>199.2404</text:p>
          </table:table-cell>
          <table:table-cell office:value-type="float" office:value="276.2408" calcext:value-type="float">
            <text:p>276.2408</text:p>
          </table:table-cell>
          <table:table-cell office:value-type="float" office:value="896.8353" calcext:value-type="float">
            <text:p>896.8353</text:p>
          </table:table-cell>
          <table:table-cell office:value-type="float" office:value="874.5082" calcext:value-type="float">
            <text:p>874.5082</text:p>
          </table:table-cell>
          <table:table-cell office:value-type="float" office:value="869.7095" calcext:value-type="float">
            <text:p>869.7095</text:p>
          </table:table-cell>
          <table:table-cell office:value-type="float" office:value="884.1113" calcext:value-type="float">
            <text:p>884.1113</text:p>
          </table:table-cell>
          <table:table-cell office:value-type="float" office:value="329.9022" calcext:value-type="float">
            <text:p>329.9022</text:p>
          </table:table-cell>
          <table:table-cell office:value-type="float" office:value="445.4653" calcext:value-type="float">
            <text:p>445.4653</text:p>
          </table:table-cell>
          <table:table-cell office:value-type="float" office:value="385.0977" calcext:value-type="float">
            <text:p>385.0977</text:p>
          </table:table-cell>
          <table:table-cell office:value-type="float" office:value="326.3193" calcext:value-type="float">
            <text:p>326.31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535.654" calcext:value-type="float">
            <text:p>535.654</text:p>
          </table:table-cell>
          <table:table-cell office:value-type="float" office:value="5503.329" calcext:value-type="float">
            <text:p>5503.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12946" calcext:value-type="float">
            <text:p>-2.412946</text:p>
          </table:table-cell>
          <table:table-cell office:value-type="float" office:value="-5.451211" calcext:value-type="float">
            <text:p>-5.451211</text:p>
          </table:table-cell>
          <table:table-cell office:value-type="float" office:value="0" calcext:value-type="float">
            <text:p>0</text:p>
          </table:table-cell>
          <table:table-cell office:value-type="float" office:value="34.14549" calcext:value-type="float">
            <text:p>34.14549</text:p>
          </table:table-cell>
          <table:table-cell office:value-type="float" office:value="445.5049" calcext:value-type="float">
            <text:p>445.5049</text:p>
          </table:table-cell>
          <table:table-cell office:value-type="float" office:value="0.004288494" calcext:value-type="float">
            <text:p>0.004288494</text:p>
          </table:table-cell>
          <table:table-cell office:value-type="float" office:value="0" calcext:value-type="float">
            <text:p>0</text:p>
          </table:table-cell>
          <table:table-cell office:value-type="float" office:value="0.03648776" calcext:value-type="float">
            <text:p>0.03648776</text:p>
          </table:table-cell>
          <table:table-cell office:value-type="float" office:value="-0.09810657" calcext:value-type="float">
            <text:p>-0.09810657</text:p>
          </table:table-cell>
          <table:table-cell office:value-type="float" office:value="360" calcext:value-type="float">
            <text:p>360</text:p>
          </table:table-cell>
          <table:table-cell office:value-type="float" office:value="-2.347039" calcext:value-type="float">
            <text:p>-2.347039</text:p>
          </table:table-cell>
          <table:table-cell office:value-type="float" office:value="0" calcext:value-type="float">
            <text:p>0</text:p>
          </table:table-cell>
          <table:table-cell office:value-type="float" office:value="199.24" calcext:value-type="float">
            <text:p>199.24</text:p>
          </table:table-cell>
          <table:table-cell office:value-type="float" office:value="276.2356" calcext:value-type="float">
            <text:p>276.2356</text:p>
          </table:table-cell>
          <table:table-cell office:value-type="float" office:value="896.8234" calcext:value-type="float">
            <text:p>896.8234</text:p>
          </table:table-cell>
          <table:table-cell office:value-type="float" office:value="874.4997" calcext:value-type="float">
            <text:p>874.4997</text:p>
          </table:table-cell>
          <table:table-cell office:value-type="float" office:value="869.704" calcext:value-type="float">
            <text:p>869.704</text:p>
          </table:table-cell>
          <table:table-cell office:value-type="float" office:value="884.1072" calcext:value-type="float">
            <text:p>884.1072</text:p>
          </table:table-cell>
          <table:table-cell office:value-type="float" office:value="329.8999" calcext:value-type="float">
            <text:p>329.8999</text:p>
          </table:table-cell>
          <table:table-cell office:value-type="float" office:value="445.4639" calcext:value-type="float">
            <text:p>445.4639</text:p>
          </table:table-cell>
          <table:table-cell office:value-type="float" office:value="385.0969" calcext:value-type="float">
            <text:p>385.0969</text:p>
          </table:table-cell>
          <table:table-cell office:value-type="float" office:value="326.3186" calcext:value-type="float">
            <text:p>326.31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535.635" calcext:value-type="float">
            <text:p>535.635</text:p>
          </table:table-cell>
          <table:table-cell office:value-type="float" office:value="5503.308" calcext:value-type="float">
            <text:p>5503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57659" calcext:value-type="float">
            <text:p>-2.457659</text:p>
          </table:table-cell>
          <table:table-cell office:value-type="float" office:value="-5.782394" calcext:value-type="float">
            <text:p>-5.782394</text:p>
          </table:table-cell>
          <table:table-cell office:value-type="float" office:value="0" calcext:value-type="float">
            <text:p>0</text:p>
          </table:table-cell>
          <table:table-cell office:value-type="float" office:value="34.13458" calcext:value-type="float">
            <text:p>34.13458</text:p>
          </table:table-cell>
          <table:table-cell office:value-type="float" office:value="445.5049" calcext:value-type="float">
            <text:p>445.5049</text:p>
          </table:table-cell>
          <table:table-cell office:value-type="float" office:value="0.00438649" calcext:value-type="float">
            <text:p>0.00438649</text:p>
          </table:table-cell>
          <table:table-cell office:value-type="float" office:value="0" calcext:value-type="float">
            <text:p>0</text:p>
          </table:table-cell>
          <table:table-cell office:value-type="float" office:value="0.03688191" calcext:value-type="float">
            <text:p>0.03688191</text:p>
          </table:table-cell>
          <table:table-cell office:value-type="float" office:value="-0.101261" calcext:value-type="float">
            <text:p>-0.101261</text:p>
          </table:table-cell>
          <table:table-cell office:value-type="float" office:value="360" calcext:value-type="float">
            <text:p>360</text:p>
          </table:table-cell>
          <table:table-cell office:value-type="float" office:value="-2.388894" calcext:value-type="float">
            <text:p>-2.388894</text:p>
          </table:table-cell>
          <table:table-cell office:value-type="float" office:value="0" calcext:value-type="float">
            <text:p>0</text:p>
          </table:table-cell>
          <table:table-cell office:value-type="float" office:value="199.24" calcext:value-type="float">
            <text:p>199.24</text:p>
          </table:table-cell>
          <table:table-cell office:value-type="float" office:value="276.2307" calcext:value-type="float">
            <text:p>276.2307</text:p>
          </table:table-cell>
          <table:table-cell office:value-type="float" office:value="896.8116" calcext:value-type="float">
            <text:p>896.8116</text:p>
          </table:table-cell>
          <table:table-cell office:value-type="float" office:value="874.4913" calcext:value-type="float">
            <text:p>874.4913</text:p>
          </table:table-cell>
          <table:table-cell office:value-type="float" office:value="869.6986" calcext:value-type="float">
            <text:p>869.6986</text:p>
          </table:table-cell>
          <table:table-cell office:value-type="float" office:value="884.1033" calcext:value-type="float">
            <text:p>884.1033</text:p>
          </table:table-cell>
          <table:table-cell office:value-type="float" office:value="329.8976" calcext:value-type="float">
            <text:p>329.8976</text:p>
          </table:table-cell>
          <table:table-cell office:value-type="float" office:value="445.4625" calcext:value-type="float">
            <text:p>445.4625</text:p>
          </table:table-cell>
          <table:table-cell office:value-type="float" office:value="385.096" calcext:value-type="float">
            <text:p>385.096</text:p>
          </table:table-cell>
          <table:table-cell office:value-type="float" office:value="326.3179" calcext:value-type="float">
            <text:p>326.31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535.6165" calcext:value-type="float">
            <text:p>535.6165</text:p>
          </table:table-cell>
          <table:table-cell office:value-type="float" office:value="5503.287" calcext:value-type="float">
            <text:p>5503.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03355" calcext:value-type="float">
            <text:p>-2.503355</text:p>
          </table:table-cell>
          <table:table-cell office:value-type="float" office:value="-6.355846" calcext:value-type="float">
            <text:p>-6.355846</text:p>
          </table:table-cell>
          <table:table-cell office:value-type="float" office:value="0" calcext:value-type="float">
            <text:p>0</text:p>
          </table:table-cell>
          <table:table-cell office:value-type="float" office:value="34.12351" calcext:value-type="float">
            <text:p>34.12351</text:p>
          </table:table-cell>
          <table:table-cell office:value-type="float" office:value="445.5049" calcext:value-type="float">
            <text:p>445.5049</text:p>
          </table:table-cell>
          <table:table-cell office:value-type="float" office:value="0.004479854" calcext:value-type="float">
            <text:p>0.004479854</text:p>
          </table:table-cell>
          <table:table-cell office:value-type="float" office:value="0" calcext:value-type="float">
            <text:p>0</text:p>
          </table:table-cell>
          <table:table-cell office:value-type="float" office:value="0.03727422" calcext:value-type="float">
            <text:p>0.03727422</text:p>
          </table:table-cell>
          <table:table-cell office:value-type="float" office:value="-0.1043374" calcext:value-type="float">
            <text:p>-0.1043374</text:p>
          </table:table-cell>
          <table:table-cell office:value-type="float" office:value="360" calcext:value-type="float">
            <text:p>360</text:p>
          </table:table-cell>
          <table:table-cell office:value-type="float" office:value="-2.431812" calcext:value-type="float">
            <text:p>-2.431812</text:p>
          </table:table-cell>
          <table:table-cell office:value-type="float" office:value="0" calcext:value-type="float">
            <text:p>0</text:p>
          </table:table-cell>
          <table:table-cell office:value-type="float" office:value="199.2398" calcext:value-type="float">
            <text:p>199.2398</text:p>
          </table:table-cell>
          <table:table-cell office:value-type="float" office:value="276.2261" calcext:value-type="float">
            <text:p>276.2261</text:p>
          </table:table-cell>
          <table:table-cell office:value-type="float" office:value="896.8" calcext:value-type="float">
            <text:p>896.8</text:p>
          </table:table-cell>
          <table:table-cell office:value-type="float" office:value="874.4828" calcext:value-type="float">
            <text:p>874.4828</text:p>
          </table:table-cell>
          <table:table-cell office:value-type="float" office:value="869.6932" calcext:value-type="float">
            <text:p>869.6932</text:p>
          </table:table-cell>
          <table:table-cell office:value-type="float" office:value="884.0991" calcext:value-type="float">
            <text:p>884.0991</text:p>
          </table:table-cell>
          <table:table-cell office:value-type="float" office:value="329.8954" calcext:value-type="float">
            <text:p>329.8954</text:p>
          </table:table-cell>
          <table:table-cell office:value-type="float" office:value="445.4611" calcext:value-type="float">
            <text:p>445.4611</text:p>
          </table:table-cell>
          <table:table-cell office:value-type="float" office:value="385.0952" calcext:value-type="float">
            <text:p>385.0952</text:p>
          </table:table-cell>
          <table:table-cell office:value-type="float" office:value="326.3171" calcext:value-type="float">
            <text:p>326.31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535.598" calcext:value-type="float">
            <text:p>535.598</text:p>
          </table:table-cell>
          <table:table-cell office:value-type="float" office:value="5503.267" calcext:value-type="float">
            <text:p>5503.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43679" calcext:value-type="float">
            <text:p>-2.543679</text:p>
          </table:table-cell>
          <table:table-cell office:value-type="float" office:value="-6.807567" calcext:value-type="float">
            <text:p>-6.807567</text:p>
          </table:table-cell>
          <table:table-cell office:value-type="float" office:value="0" calcext:value-type="float">
            <text:p>0</text:p>
          </table:table-cell>
          <table:table-cell office:value-type="float" office:value="34.11232" calcext:value-type="float">
            <text:p>34.11232</text:p>
          </table:table-cell>
          <table:table-cell office:value-type="float" office:value="445.5049" calcext:value-type="float">
            <text:p>445.5049</text:p>
          </table:table-cell>
          <table:table-cell office:value-type="float" office:value="0.004572251" calcext:value-type="float">
            <text:p>0.004572251</text:p>
          </table:table-cell>
          <table:table-cell office:value-type="float" office:value="0" calcext:value-type="float">
            <text:p>0</text:p>
          </table:table-cell>
          <table:table-cell office:value-type="float" office:value="0.03766411" calcext:value-type="float">
            <text:p>0.03766411</text:p>
          </table:table-cell>
          <table:table-cell office:value-type="float" office:value="-0.1067229" calcext:value-type="float">
            <text:p>-0.1067229</text:p>
          </table:table-cell>
          <table:table-cell office:value-type="float" office:value="360" calcext:value-type="float">
            <text:p>360</text:p>
          </table:table-cell>
          <table:table-cell office:value-type="float" office:value="-2.470048" calcext:value-type="float">
            <text:p>-2.470048</text:p>
          </table:table-cell>
          <table:table-cell office:value-type="float" office:value="0" calcext:value-type="float">
            <text:p>0</text:p>
          </table:table-cell>
          <table:table-cell office:value-type="float" office:value="199.2397" calcext:value-type="float">
            <text:p>199.2397</text:p>
          </table:table-cell>
          <table:table-cell office:value-type="float" office:value="276.2216" calcext:value-type="float">
            <text:p>276.2216</text:p>
          </table:table-cell>
          <table:table-cell office:value-type="float" office:value="896.7886" calcext:value-type="float">
            <text:p>896.7886</text:p>
          </table:table-cell>
          <table:table-cell office:value-type="float" office:value="874.4744" calcext:value-type="float">
            <text:p>874.4744</text:p>
          </table:table-cell>
          <table:table-cell office:value-type="float" office:value="869.6877" calcext:value-type="float">
            <text:p>869.6877</text:p>
          </table:table-cell>
          <table:table-cell office:value-type="float" office:value="884.0952" calcext:value-type="float">
            <text:p>884.0952</text:p>
          </table:table-cell>
          <table:table-cell office:value-type="float" office:value="329.8931" calcext:value-type="float">
            <text:p>329.8931</text:p>
          </table:table-cell>
          <table:table-cell office:value-type="float" office:value="445.4597" calcext:value-type="float">
            <text:p>445.4597</text:p>
          </table:table-cell>
          <table:table-cell office:value-type="float" office:value="385.0944" calcext:value-type="float">
            <text:p>385.0944</text:p>
          </table:table-cell>
          <table:table-cell office:value-type="float" office:value="326.3164" calcext:value-type="float">
            <text:p>326.31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535.5792" calcext:value-type="float">
            <text:p>535.5792</text:p>
          </table:table-cell>
          <table:table-cell office:value-type="float" office:value="5503.245" calcext:value-type="float">
            <text:p>5503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70988" calcext:value-type="float">
            <text:p>-2.570988</text:p>
          </table:table-cell>
          <table:table-cell office:value-type="float" office:value="-6.737072" calcext:value-type="float">
            <text:p>-6.737072</text:p>
          </table:table-cell>
          <table:table-cell office:value-type="float" office:value="0" calcext:value-type="float">
            <text:p>0</text:p>
          </table:table-cell>
          <table:table-cell office:value-type="float" office:value="34.1013" calcext:value-type="float">
            <text:p>34.1013</text:p>
          </table:table-cell>
          <table:table-cell office:value-type="float" office:value="445.5049" calcext:value-type="float">
            <text:p>445.5049</text:p>
          </table:table-cell>
          <table:table-cell office:value-type="float" office:value="0.00466924" calcext:value-type="float">
            <text:p>0.00466924</text:p>
          </table:table-cell>
          <table:table-cell office:value-type="float" office:value="0" calcext:value-type="float">
            <text:p>0</text:p>
          </table:table-cell>
          <table:table-cell office:value-type="float" office:value="0.038054" calcext:value-type="float">
            <text:p>0.038054</text:p>
          </table:table-cell>
          <table:table-cell office:value-type="float" office:value="-0.1063466" calcext:value-type="float">
            <text:p>-0.1063466</text:p>
          </table:table-cell>
          <table:table-cell office:value-type="float" office:value="360" calcext:value-type="float">
            <text:p>360</text:p>
          </table:table-cell>
          <table:table-cell office:value-type="float" office:value="-2.498026" calcext:value-type="float">
            <text:p>-2.498026</text:p>
          </table:table-cell>
          <table:table-cell office:value-type="float" office:value="0" calcext:value-type="float">
            <text:p>0</text:p>
          </table:table-cell>
          <table:table-cell office:value-type="float" office:value="199.2393" calcext:value-type="float">
            <text:p>199.2393</text:p>
          </table:table-cell>
          <table:table-cell office:value-type="float" office:value="276.2166" calcext:value-type="float">
            <text:p>276.2166</text:p>
          </table:table-cell>
          <table:table-cell office:value-type="float" office:value="896.7772" calcext:value-type="float">
            <text:p>896.7772</text:p>
          </table:table-cell>
          <table:table-cell office:value-type="float" office:value="874.466" calcext:value-type="float">
            <text:p>874.466</text:p>
          </table:table-cell>
          <table:table-cell office:value-type="float" office:value="869.6823" calcext:value-type="float">
            <text:p>869.6823</text:p>
          </table:table-cell>
          <table:table-cell office:value-type="float" office:value="884.0912" calcext:value-type="float">
            <text:p>884.0912</text:p>
          </table:table-cell>
          <table:table-cell office:value-type="float" office:value="329.8908" calcext:value-type="float">
            <text:p>329.8908</text:p>
          </table:table-cell>
          <table:table-cell office:value-type="float" office:value="445.4583" calcext:value-type="float">
            <text:p>445.4583</text:p>
          </table:table-cell>
          <table:table-cell office:value-type="float" office:value="385.0936" calcext:value-type="float">
            <text:p>385.0936</text:p>
          </table:table-cell>
          <table:table-cell office:value-type="float" office:value="326.3156" calcext:value-type="float">
            <text:p>326.31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535.5591" calcext:value-type="float">
            <text:p>535.5591</text:p>
          </table:table-cell>
          <table:table-cell office:value-type="float" office:value="5503.224" calcext:value-type="float">
            <text:p>5503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05556" calcext:value-type="float">
            <text:p>-2.605556</text:p>
          </table:table-cell>
          <table:table-cell office:value-type="float" office:value="-7.142957" calcext:value-type="float">
            <text:p>-7.142957</text:p>
          </table:table-cell>
          <table:table-cell office:value-type="float" office:value="0" calcext:value-type="float">
            <text:p>0</text:p>
          </table:table-cell>
          <table:table-cell office:value-type="float" office:value="34.09105" calcext:value-type="float">
            <text:p>34.09105</text:p>
          </table:table-cell>
          <table:table-cell office:value-type="float" office:value="445.5049" calcext:value-type="float">
            <text:p>445.5049</text:p>
          </table:table-cell>
          <table:table-cell office:value-type="float" office:value="0.004772115" calcext:value-type="float">
            <text:p>0.004772115</text:p>
          </table:table-cell>
          <table:table-cell office:value-type="float" office:value="0" calcext:value-type="float">
            <text:p>0</text:p>
          </table:table-cell>
          <table:table-cell office:value-type="float" office:value="0.03845799" calcext:value-type="float">
            <text:p>0.03845799</text:p>
          </table:table-cell>
          <table:table-cell office:value-type="float" office:value="-0.1058219" calcext:value-type="float">
            <text:p>-0.1058219</text:p>
          </table:table-cell>
          <table:table-cell office:value-type="float" office:value="360" calcext:value-type="float">
            <text:p>360</text:p>
          </table:table-cell>
          <table:table-cell office:value-type="float" office:value="-2.53342" calcext:value-type="float">
            <text:p>-2.53342</text:p>
          </table:table-cell>
          <table:table-cell office:value-type="float" office:value="0" calcext:value-type="float">
            <text:p>0</text:p>
          </table:table-cell>
          <table:table-cell office:value-type="float" office:value="199.2381" calcext:value-type="float">
            <text:p>199.2381</text:p>
          </table:table-cell>
          <table:table-cell office:value-type="float" office:value="276.2116" calcext:value-type="float">
            <text:p>276.2116</text:p>
          </table:table-cell>
          <table:table-cell office:value-type="float" office:value="896.7657" calcext:value-type="float">
            <text:p>896.7657</text:p>
          </table:table-cell>
          <table:table-cell office:value-type="float" office:value="874.4576" calcext:value-type="float">
            <text:p>874.4576</text:p>
          </table:table-cell>
          <table:table-cell office:value-type="float" office:value="869.6769" calcext:value-type="float">
            <text:p>869.6769</text:p>
          </table:table-cell>
          <table:table-cell office:value-type="float" office:value="884.0872" calcext:value-type="float">
            <text:p>884.0872</text:p>
          </table:table-cell>
          <table:table-cell office:value-type="float" office:value="329.8884" calcext:value-type="float">
            <text:p>329.8884</text:p>
          </table:table-cell>
          <table:table-cell office:value-type="float" office:value="445.4568" calcext:value-type="float">
            <text:p>445.4568</text:p>
          </table:table-cell>
          <table:table-cell office:value-type="float" office:value="385.0928" calcext:value-type="float">
            <text:p>385.0928</text:p>
          </table:table-cell>
          <table:table-cell office:value-type="float" office:value="326.3149" calcext:value-type="float">
            <text:p>326.31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535.5382" calcext:value-type="float">
            <text:p>535.5382</text:p>
          </table:table-cell>
          <table:table-cell office:value-type="float" office:value="5503.204" calcext:value-type="float">
            <text:p>5503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33967" calcext:value-type="float">
            <text:p>-2.633967</text:p>
          </table:table-cell>
          <table:table-cell office:value-type="float" office:value="-7.218826" calcext:value-type="float">
            <text:p>-7.218826</text:p>
          </table:table-cell>
          <table:table-cell office:value-type="float" office:value="0" calcext:value-type="float">
            <text:p>0</text:p>
          </table:table-cell>
          <table:table-cell office:value-type="float" office:value="34.08148" calcext:value-type="float">
            <text:p>34.08148</text:p>
          </table:table-cell>
          <table:table-cell office:value-type="float" office:value="445.5049" calcext:value-type="float">
            <text:p>445.5049</text:p>
          </table:table-cell>
          <table:table-cell office:value-type="float" office:value="0.004871612" calcext:value-type="float">
            <text:p>0.004871612</text:p>
          </table:table-cell>
          <table:table-cell office:value-type="float" office:value="0" calcext:value-type="float">
            <text:p>0</text:p>
          </table:table-cell>
          <table:table-cell office:value-type="float" office:value="0.0388675" calcext:value-type="float">
            <text:p>0.0388675</text:p>
          </table:table-cell>
          <table:table-cell office:value-type="float" office:value="-0.1052321" calcext:value-type="float">
            <text:p>-0.1052321</text:p>
          </table:table-cell>
          <table:table-cell office:value-type="float" office:value="360" calcext:value-type="float">
            <text:p>360</text:p>
          </table:table-cell>
          <table:table-cell office:value-type="float" office:value="-2.562731" calcext:value-type="float">
            <text:p>-2.562731</text:p>
          </table:table-cell>
          <table:table-cell office:value-type="float" office:value="0" calcext:value-type="float">
            <text:p>0</text:p>
          </table:table-cell>
          <table:table-cell office:value-type="float" office:value="199.2364" calcext:value-type="float">
            <text:p>199.2364</text:p>
          </table:table-cell>
          <table:table-cell office:value-type="float" office:value="276.2067" calcext:value-type="float">
            <text:p>276.2067</text:p>
          </table:table-cell>
          <table:table-cell office:value-type="float" office:value="896.754" calcext:value-type="float">
            <text:p>896.754</text:p>
          </table:table-cell>
          <table:table-cell office:value-type="float" office:value="874.4492" calcext:value-type="float">
            <text:p>874.4492</text:p>
          </table:table-cell>
          <table:table-cell office:value-type="float" office:value="869.6716" calcext:value-type="float">
            <text:p>869.6716</text:p>
          </table:table-cell>
          <table:table-cell office:value-type="float" office:value="884.0831" calcext:value-type="float">
            <text:p>884.0831</text:p>
          </table:table-cell>
          <table:table-cell office:value-type="float" office:value="329.886" calcext:value-type="float">
            <text:p>329.886</text:p>
          </table:table-cell>
          <table:table-cell office:value-type="float" office:value="445.4554" calcext:value-type="float">
            <text:p>445.4554</text:p>
          </table:table-cell>
          <table:table-cell office:value-type="float" office:value="385.092" calcext:value-type="float">
            <text:p>385.092</text:p>
          </table:table-cell>
          <table:table-cell office:value-type="float" office:value="326.3141" calcext:value-type="float">
            <text:p>326.31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535.5167" calcext:value-type="float">
            <text:p>535.5167</text:p>
          </table:table-cell>
          <table:table-cell office:value-type="float" office:value="5503.185" calcext:value-type="float">
            <text:p>5503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65814" calcext:value-type="float">
            <text:p>-2.665814</text:p>
          </table:table-cell>
          <table:table-cell office:value-type="float" office:value="-7.596426" calcext:value-type="float">
            <text:p>-7.596426</text:p>
          </table:table-cell>
          <table:table-cell office:value-type="float" office:value="0" calcext:value-type="float">
            <text:p>0</text:p>
          </table:table-cell>
          <table:table-cell office:value-type="float" office:value="34.0725" calcext:value-type="float">
            <text:p>34.0725</text:p>
          </table:table-cell>
          <table:table-cell office:value-type="float" office:value="445.5049" calcext:value-type="float">
            <text:p>445.5049</text:p>
          </table:table-cell>
          <table:table-cell office:value-type="float" office:value="0.004961987" calcext:value-type="float">
            <text:p>0.004961987</text:p>
          </table:table-cell>
          <table:table-cell office:value-type="float" office:value="0" calcext:value-type="float">
            <text:p>0</text:p>
          </table:table-cell>
          <table:table-cell office:value-type="float" office:value="0.03928329" calcext:value-type="float">
            <text:p>0.03928329</text:p>
          </table:table-cell>
          <table:table-cell office:value-type="float" office:value="-0.1045796" calcext:value-type="float">
            <text:p>-0.1045796</text:p>
          </table:table-cell>
          <table:table-cell office:value-type="float" office:value="360" calcext:value-type="float">
            <text:p>360</text:p>
          </table:table-cell>
          <table:table-cell office:value-type="float" office:value="-2.595556" calcext:value-type="float">
            <text:p>-2.595556</text:p>
          </table:table-cell>
          <table:table-cell office:value-type="float" office:value="0" calcext:value-type="float">
            <text:p>0</text:p>
          </table:table-cell>
          <table:table-cell office:value-type="float" office:value="199.2347" calcext:value-type="float">
            <text:p>199.2347</text:p>
          </table:table-cell>
          <table:table-cell office:value-type="float" office:value="276.2022" calcext:value-type="float">
            <text:p>276.2022</text:p>
          </table:table-cell>
          <table:table-cell office:value-type="float" office:value="896.7422" calcext:value-type="float">
            <text:p>896.7422</text:p>
          </table:table-cell>
          <table:table-cell office:value-type="float" office:value="874.4407" calcext:value-type="float">
            <text:p>874.4407</text:p>
          </table:table-cell>
          <table:table-cell office:value-type="float" office:value="869.6661" calcext:value-type="float">
            <text:p>869.6661</text:p>
          </table:table-cell>
          <table:table-cell office:value-type="float" office:value="884.0792" calcext:value-type="float">
            <text:p>884.0792</text:p>
          </table:table-cell>
          <table:table-cell office:value-type="float" office:value="329.8835" calcext:value-type="float">
            <text:p>329.8835</text:p>
          </table:table-cell>
          <table:table-cell office:value-type="float" office:value="445.4541" calcext:value-type="float">
            <text:p>445.4541</text:p>
          </table:table-cell>
          <table:table-cell office:value-type="float" office:value="385.0912" calcext:value-type="float">
            <text:p>385.0912</text:p>
          </table:table-cell>
          <table:table-cell office:value-type="float" office:value="326.3134" calcext:value-type="float">
            <text:p>326.31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535.4943" calcext:value-type="float">
            <text:p>535.4943</text:p>
          </table:table-cell>
          <table:table-cell office:value-type="float" office:value="5503.164" calcext:value-type="float">
            <text:p>5503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00302" calcext:value-type="float">
            <text:p>-2.700302</text:p>
          </table:table-cell>
          <table:table-cell office:value-type="float" office:value="-8.224678" calcext:value-type="float">
            <text:p>-8.224678</text:p>
          </table:table-cell>
          <table:table-cell office:value-type="float" office:value="0" calcext:value-type="float">
            <text:p>0</text:p>
          </table:table-cell>
          <table:table-cell office:value-type="float" office:value="34.06408" calcext:value-type="float">
            <text:p>34.06408</text:p>
          </table:table-cell>
          <table:table-cell office:value-type="float" office:value="445.5051" calcext:value-type="float">
            <text:p>445.5051</text:p>
          </table:table-cell>
          <table:table-cell office:value-type="float" office:value="0.00503992" calcext:value-type="float">
            <text:p>0.00503992</text:p>
          </table:table-cell>
          <table:table-cell office:value-type="float" office:value="0" calcext:value-type="float">
            <text:p>0</text:p>
          </table:table-cell>
          <table:table-cell office:value-type="float" office:value="0.03976125" calcext:value-type="float">
            <text:p>0.03976125</text:p>
          </table:table-cell>
          <table:table-cell office:value-type="float" office:value="-0.1035194" calcext:value-type="float">
            <text:p>-0.1035194</text:p>
          </table:table-cell>
          <table:table-cell office:value-type="float" office:value="360" calcext:value-type="float">
            <text:p>360</text:p>
          </table:table-cell>
          <table:table-cell office:value-type="float" office:value="-2.631504" calcext:value-type="float">
            <text:p>-2.631504</text:p>
          </table:table-cell>
          <table:table-cell office:value-type="float" office:value="0" calcext:value-type="float">
            <text:p>0</text:p>
          </table:table-cell>
          <table:table-cell office:value-type="float" office:value="199.2327" calcext:value-type="float">
            <text:p>199.2327</text:p>
          </table:table-cell>
          <table:table-cell office:value-type="float" office:value="276.1969" calcext:value-type="float">
            <text:p>276.1969</text:p>
          </table:table-cell>
          <table:table-cell office:value-type="float" office:value="896.7302" calcext:value-type="float">
            <text:p>896.7302</text:p>
          </table:table-cell>
          <table:table-cell office:value-type="float" office:value="874.4324" calcext:value-type="float">
            <text:p>874.4324</text:p>
          </table:table-cell>
          <table:table-cell office:value-type="float" office:value="869.6608" calcext:value-type="float">
            <text:p>869.6608</text:p>
          </table:table-cell>
          <table:table-cell office:value-type="float" office:value="884.0753" calcext:value-type="float">
            <text:p>884.0753</text:p>
          </table:table-cell>
          <table:table-cell office:value-type="float" office:value="329.881" calcext:value-type="float">
            <text:p>329.881</text:p>
          </table:table-cell>
          <table:table-cell office:value-type="float" office:value="445.4527" calcext:value-type="float">
            <text:p>445.4527</text:p>
          </table:table-cell>
          <table:table-cell office:value-type="float" office:value="385.0904" calcext:value-type="float">
            <text:p>385.0904</text:p>
          </table:table-cell>
          <table:table-cell office:value-type="float" office:value="326.3127" calcext:value-type="float">
            <text:p>326.31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535.4713" calcext:value-type="float">
            <text:p>535.4713</text:p>
          </table:table-cell>
          <table:table-cell office:value-type="float" office:value="5503.145" calcext:value-type="float">
            <text:p>5503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24952" calcext:value-type="float">
            <text:p>-2.724952</text:p>
          </table:table-cell>
          <table:table-cell office:value-type="float" office:value="-8.428622" calcext:value-type="float">
            <text:p>-8.428622</text:p>
          </table:table-cell>
          <table:table-cell office:value-type="float" office:value="0" calcext:value-type="float">
            <text:p>0</text:p>
          </table:table-cell>
          <table:table-cell office:value-type="float" office:value="34.0561" calcext:value-type="float">
            <text:p>34.0561</text:p>
          </table:table-cell>
          <table:table-cell office:value-type="float" office:value="445.5051" calcext:value-type="float">
            <text:p>445.5051</text:p>
          </table:table-cell>
          <table:table-cell office:value-type="float" office:value="0.005110623" calcext:value-type="float">
            <text:p>0.005110623</text:p>
          </table:table-cell>
          <table:table-cell office:value-type="float" office:value="0" calcext:value-type="float">
            <text:p>0</text:p>
          </table:table-cell>
          <table:table-cell office:value-type="float" office:value="0.0403259" calcext:value-type="float">
            <text:p>0.0403259</text:p>
          </table:table-cell>
          <table:table-cell office:value-type="float" office:value="-0.1018971" calcext:value-type="float">
            <text:p>-0.1018971</text:p>
          </table:table-cell>
          <table:table-cell office:value-type="float" office:value="360" calcext:value-type="float">
            <text:p>360</text:p>
          </table:table-cell>
          <table:table-cell office:value-type="float" office:value="-2.65827" calcext:value-type="float">
            <text:p>-2.65827</text:p>
          </table:table-cell>
          <table:table-cell office:value-type="float" office:value="0" calcext:value-type="float">
            <text:p>0</text:p>
          </table:table-cell>
          <table:table-cell office:value-type="float" office:value="199.2307" calcext:value-type="float">
            <text:p>199.2307</text:p>
          </table:table-cell>
          <table:table-cell office:value-type="float" office:value="276.1917" calcext:value-type="float">
            <text:p>276.1917</text:p>
          </table:table-cell>
          <table:table-cell office:value-type="float" office:value="896.718" calcext:value-type="float">
            <text:p>896.718</text:p>
          </table:table-cell>
          <table:table-cell office:value-type="float" office:value="874.4241" calcext:value-type="float">
            <text:p>874.4241</text:p>
          </table:table-cell>
          <table:table-cell office:value-type="float" office:value="869.6555" calcext:value-type="float">
            <text:p>869.6555</text:p>
          </table:table-cell>
          <table:table-cell office:value-type="float" office:value="884.0712" calcext:value-type="float">
            <text:p>884.0712</text:p>
          </table:table-cell>
          <table:table-cell office:value-type="float" office:value="329.8782" calcext:value-type="float">
            <text:p>329.8782</text:p>
          </table:table-cell>
          <table:table-cell office:value-type="float" office:value="445.4514" calcext:value-type="float">
            <text:p>445.4514</text:p>
          </table:table-cell>
          <table:table-cell office:value-type="float" office:value="385.0896" calcext:value-type="float">
            <text:p>385.0896</text:p>
          </table:table-cell>
          <table:table-cell office:value-type="float" office:value="326.312" calcext:value-type="float">
            <text:p>326.3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535.4479" calcext:value-type="float">
            <text:p>535.4479</text:p>
          </table:table-cell>
          <table:table-cell office:value-type="float" office:value="5503.124" calcext:value-type="float">
            <text:p>5503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3925" calcext:value-type="float">
            <text:p>-2.73925</text:p>
          </table:table-cell>
          <table:table-cell office:value-type="float" office:value="-8.171545" calcext:value-type="float">
            <text:p>-8.171545</text:p>
          </table:table-cell>
          <table:table-cell office:value-type="float" office:value="0" calcext:value-type="float">
            <text:p>0</text:p>
          </table:table-cell>
          <table:table-cell office:value-type="float" office:value="34.04852" calcext:value-type="float">
            <text:p>34.04852</text:p>
          </table:table-cell>
          <table:table-cell office:value-type="float" office:value="445.5052" calcext:value-type="float">
            <text:p>445.5052</text:p>
          </table:table-cell>
          <table:table-cell office:value-type="float" office:value="0.005173352" calcext:value-type="float">
            <text:p>0.005173352</text:p>
          </table:table-cell>
          <table:table-cell office:value-type="float" office:value="0" calcext:value-type="float">
            <text:p>0</text:p>
          </table:table-cell>
          <table:table-cell office:value-type="float" office:value="0.04128182" calcext:value-type="float">
            <text:p>0.04128182</text:p>
          </table:table-cell>
          <table:table-cell office:value-type="float" office:value="-0.09616347" calcext:value-type="float">
            <text:p>-0.09616347</text:p>
          </table:table-cell>
          <table:table-cell office:value-type="float" office:value="360" calcext:value-type="float">
            <text:p>360</text:p>
          </table:table-cell>
          <table:table-cell office:value-type="float" office:value="-2.679195" calcext:value-type="float">
            <text:p>-2.679195</text:p>
          </table:table-cell>
          <table:table-cell office:value-type="float" office:value="0" calcext:value-type="float">
            <text:p>0</text:p>
          </table:table-cell>
          <table:table-cell office:value-type="float" office:value="199.2288" calcext:value-type="float">
            <text:p>199.2288</text:p>
          </table:table-cell>
          <table:table-cell office:value-type="float" office:value="276.1862" calcext:value-type="float">
            <text:p>276.1862</text:p>
          </table:table-cell>
          <table:table-cell office:value-type="float" office:value="896.7055" calcext:value-type="float">
            <text:p>896.7055</text:p>
          </table:table-cell>
          <table:table-cell office:value-type="float" office:value="874.4156" calcext:value-type="float">
            <text:p>874.4156</text:p>
          </table:table-cell>
          <table:table-cell office:value-type="float" office:value="869.65" calcext:value-type="float">
            <text:p>869.65</text:p>
          </table:table-cell>
          <table:table-cell office:value-type="float" office:value="884.0671" calcext:value-type="float">
            <text:p>884.0671</text:p>
          </table:table-cell>
          <table:table-cell office:value-type="float" office:value="329.8757" calcext:value-type="float">
            <text:p>329.8757</text:p>
          </table:table-cell>
          <table:table-cell office:value-type="float" office:value="445.45" calcext:value-type="float">
            <text:p>445.45</text:p>
          </table:table-cell>
          <table:table-cell office:value-type="float" office:value="385.0887" calcext:value-type="float">
            <text:p>385.0887</text:p>
          </table:table-cell>
          <table:table-cell office:value-type="float" office:value="326.3111" calcext:value-type="float">
            <text:p>326.31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535.4245" calcext:value-type="float">
            <text:p>535.4245</text:p>
          </table:table-cell>
          <table:table-cell office:value-type="float" office:value="5503.104" calcext:value-type="float">
            <text:p>5503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47938" calcext:value-type="float">
            <text:p>-2.747938</text:p>
          </table:table-cell>
          <table:table-cell office:value-type="float" office:value="-7.08673" calcext:value-type="float">
            <text:p>-7.08673</text:p>
          </table:table-cell>
          <table:table-cell office:value-type="float" office:value="0" calcext:value-type="float">
            <text:p>0</text:p>
          </table:table-cell>
          <table:table-cell office:value-type="float" office:value="34.04112" calcext:value-type="float">
            <text:p>34.04112</text:p>
          </table:table-cell>
          <table:table-cell office:value-type="float" office:value="445.5052" calcext:value-type="float">
            <text:p>445.5052</text:p>
          </table:table-cell>
          <table:table-cell office:value-type="float" office:value="0.005227494" calcext:value-type="float">
            <text:p>0.005227494</text:p>
          </table:table-cell>
          <table:table-cell office:value-type="float" office:value="0" calcext:value-type="float">
            <text:p>0</text:p>
          </table:table-cell>
          <table:table-cell office:value-type="float" office:value="0.04237007" calcext:value-type="float">
            <text:p>0.04237007</text:p>
          </table:table-cell>
          <table:table-cell office:value-type="float" office:value="-0.08865517" calcext:value-type="float">
            <text:p>-0.08865517</text:p>
          </table:table-cell>
          <table:table-cell office:value-type="float" office:value="360" calcext:value-type="float">
            <text:p>360</text:p>
          </table:table-cell>
          <table:table-cell office:value-type="float" office:value="-2.696426" calcext:value-type="float">
            <text:p>-2.696426</text:p>
          </table:table-cell>
          <table:table-cell office:value-type="float" office:value="0" calcext:value-type="float">
            <text:p>0</text:p>
          </table:table-cell>
          <table:table-cell office:value-type="float" office:value="199.227" calcext:value-type="float">
            <text:p>199.227</text:p>
          </table:table-cell>
          <table:table-cell office:value-type="float" office:value="276.1809" calcext:value-type="float">
            <text:p>276.1809</text:p>
          </table:table-cell>
          <table:table-cell office:value-type="float" office:value="896.693" calcext:value-type="float">
            <text:p>896.693</text:p>
          </table:table-cell>
          <table:table-cell office:value-type="float" office:value="874.4072" calcext:value-type="float">
            <text:p>874.4072</text:p>
          </table:table-cell>
          <table:table-cell office:value-type="float" office:value="869.6445" calcext:value-type="float">
            <text:p>869.6445</text:p>
          </table:table-cell>
          <table:table-cell office:value-type="float" office:value="884.0631" calcext:value-type="float">
            <text:p>884.0631</text:p>
          </table:table-cell>
          <table:table-cell office:value-type="float" office:value="329.8733" calcext:value-type="float">
            <text:p>329.8733</text:p>
          </table:table-cell>
          <table:table-cell office:value-type="float" office:value="445.4485" calcext:value-type="float">
            <text:p>445.4485</text:p>
          </table:table-cell>
          <table:table-cell office:value-type="float" office:value="385.0878" calcext:value-type="float">
            <text:p>385.0878</text:p>
          </table:table-cell>
          <table:table-cell office:value-type="float" office:value="326.3102" calcext:value-type="float">
            <text:p>326.3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535.4009" calcext:value-type="float">
            <text:p>535.4009</text:p>
          </table:table-cell>
          <table:table-cell office:value-type="float" office:value="5503.084" calcext:value-type="float">
            <text:p>5503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56562" calcext:value-type="float">
            <text:p>-2.756562</text:p>
          </table:table-cell>
          <table:table-cell office:value-type="float" office:value="-6.105346" calcext:value-type="float">
            <text:p>-6.105346</text:p>
          </table:table-cell>
          <table:table-cell office:value-type="float" office:value="0" calcext:value-type="float">
            <text:p>0</text:p>
          </table:table-cell>
          <table:table-cell office:value-type="float" office:value="34.03392" calcext:value-type="float">
            <text:p>34.03392</text:p>
          </table:table-cell>
          <table:table-cell office:value-type="float" office:value="445.5053" calcext:value-type="float">
            <text:p>445.5053</text:p>
          </table:table-cell>
          <table:table-cell office:value-type="float" office:value="0.005278344" calcext:value-type="float">
            <text:p>0.005278344</text:p>
          </table:table-cell>
          <table:table-cell office:value-type="float" office:value="0" calcext:value-type="float">
            <text:p>0</text:p>
          </table:table-cell>
          <table:table-cell office:value-type="float" office:value="0.04342204" calcext:value-type="float">
            <text:p>0.04342204</text:p>
          </table:table-cell>
          <table:table-cell office:value-type="float" office:value="-0.08153243" calcext:value-type="float">
            <text:p>-0.08153243</text:p>
          </table:table-cell>
          <table:table-cell office:value-type="float" office:value="360" calcext:value-type="float">
            <text:p>360</text:p>
          </table:table-cell>
          <table:table-cell office:value-type="float" office:value="-2.713173" calcext:value-type="float">
            <text:p>-2.713173</text:p>
          </table:table-cell>
          <table:table-cell office:value-type="float" office:value="0" calcext:value-type="float">
            <text:p>0</text:p>
          </table:table-cell>
          <table:table-cell office:value-type="float" office:value="199.2249" calcext:value-type="float">
            <text:p>199.2249</text:p>
          </table:table-cell>
          <table:table-cell office:value-type="float" office:value="276.1754" calcext:value-type="float">
            <text:p>276.1754</text:p>
          </table:table-cell>
          <table:table-cell office:value-type="float" office:value="896.6803" calcext:value-type="float">
            <text:p>896.6803</text:p>
          </table:table-cell>
          <table:table-cell office:value-type="float" office:value="874.3987" calcext:value-type="float">
            <text:p>874.3987</text:p>
          </table:table-cell>
          <table:table-cell office:value-type="float" office:value="869.6391" calcext:value-type="float">
            <text:p>869.6391</text:p>
          </table:table-cell>
          <table:table-cell office:value-type="float" office:value="884.0591" calcext:value-type="float">
            <text:p>884.0591</text:p>
          </table:table-cell>
          <table:table-cell office:value-type="float" office:value="329.8707" calcext:value-type="float">
            <text:p>329.8707</text:p>
          </table:table-cell>
          <table:table-cell office:value-type="float" office:value="445.4471" calcext:value-type="float">
            <text:p>445.4471</text:p>
          </table:table-cell>
          <table:table-cell office:value-type="float" office:value="385.0869" calcext:value-type="float">
            <text:p>385.0869</text:p>
          </table:table-cell>
          <table:table-cell office:value-type="float" office:value="326.3092" calcext:value-type="float">
            <text:p>326.30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535.3766" calcext:value-type="float">
            <text:p>535.3766</text:p>
          </table:table-cell>
          <table:table-cell office:value-type="float" office:value="5503.064" calcext:value-type="float">
            <text:p>5503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72771" calcext:value-type="float">
            <text:p>-2.772771</text:p>
          </table:table-cell>
          <table:table-cell office:value-type="float" office:value="-5.860358" calcext:value-type="float">
            <text:p>-5.860358</text:p>
          </table:table-cell>
          <table:table-cell office:value-type="float" office:value="0" calcext:value-type="float">
            <text:p>0</text:p>
          </table:table-cell>
          <table:table-cell office:value-type="float" office:value="34.02691" calcext:value-type="float">
            <text:p>34.02691</text:p>
          </table:table-cell>
          <table:table-cell office:value-type="float" office:value="445.5058" calcext:value-type="float">
            <text:p>445.5058</text:p>
          </table:table-cell>
          <table:table-cell office:value-type="float" office:value="0.005320368" calcext:value-type="float">
            <text:p>0.005320368</text:p>
          </table:table-cell>
          <table:table-cell office:value-type="float" office:value="0" calcext:value-type="float">
            <text:p>0</text:p>
          </table:table-cell>
          <table:table-cell office:value-type="float" office:value="0.0445783" calcext:value-type="float">
            <text:p>0.0445783</text:p>
          </table:table-cell>
          <table:table-cell office:value-type="float" office:value="-0.07375395" calcext:value-type="float">
            <text:p>-0.07375395</text:p>
          </table:table-cell>
          <table:table-cell office:value-type="float" office:value="360" calcext:value-type="float">
            <text:p>360</text:p>
          </table:table-cell>
          <table:table-cell office:value-type="float" office:value="-2.738275" calcext:value-type="float">
            <text:p>-2.738275</text:p>
          </table:table-cell>
          <table:table-cell office:value-type="float" office:value="0" calcext:value-type="float">
            <text:p>0</text:p>
          </table:table-cell>
          <table:table-cell office:value-type="float" office:value="199.2224" calcext:value-type="float">
            <text:p>199.2224</text:p>
          </table:table-cell>
          <table:table-cell office:value-type="float" office:value="276.17" calcext:value-type="float">
            <text:p>276.17</text:p>
          </table:table-cell>
          <table:table-cell office:value-type="float" office:value="896.6677" calcext:value-type="float">
            <text:p>896.6677</text:p>
          </table:table-cell>
          <table:table-cell office:value-type="float" office:value="874.3904" calcext:value-type="float">
            <text:p>874.3904</text:p>
          </table:table-cell>
          <table:table-cell office:value-type="float" office:value="869.6338" calcext:value-type="float">
            <text:p>869.6338</text:p>
          </table:table-cell>
          <table:table-cell office:value-type="float" office:value="884.0552" calcext:value-type="float">
            <text:p>884.0552</text:p>
          </table:table-cell>
          <table:table-cell office:value-type="float" office:value="329.8679" calcext:value-type="float">
            <text:p>329.8679</text:p>
          </table:table-cell>
          <table:table-cell office:value-type="float" office:value="445.4457" calcext:value-type="float">
            <text:p>445.4457</text:p>
          </table:table-cell>
          <table:table-cell office:value-type="float" office:value="385.086" calcext:value-type="float">
            <text:p>385.086</text:p>
          </table:table-cell>
          <table:table-cell office:value-type="float" office:value="326.3083" calcext:value-type="float">
            <text:p>326.30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535.3525" calcext:value-type="float">
            <text:p>535.3525</text:p>
          </table:table-cell>
          <table:table-cell office:value-type="float" office:value="5503.043" calcext:value-type="float">
            <text:p>5503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84678" calcext:value-type="float">
            <text:p>-2.784678</text:p>
          </table:table-cell>
          <table:table-cell office:value-type="float" office:value="-5.268527" calcext:value-type="float">
            <text:p>-5.268527</text:p>
          </table:table-cell>
          <table:table-cell office:value-type="float" office:value="0" calcext:value-type="float">
            <text:p>0</text:p>
          </table:table-cell>
          <table:table-cell office:value-type="float" office:value="34.02" calcext:value-type="float">
            <text:p>34.02</text:p>
          </table:table-cell>
          <table:table-cell office:value-type="float" office:value="445.5059" calcext:value-type="float">
            <text:p>445.5059</text:p>
          </table:table-cell>
          <table:table-cell office:value-type="float" office:value="0.005369002" calcext:value-type="float">
            <text:p>0.005369002</text:p>
          </table:table-cell>
          <table:table-cell office:value-type="float" office:value="0" calcext:value-type="float">
            <text:p>0</text:p>
          </table:table-cell>
          <table:table-cell office:value-type="float" office:value="0.04592584" calcext:value-type="float">
            <text:p>0.04592584</text:p>
          </table:table-cell>
          <table:table-cell office:value-type="float" office:value="-0.06470603" calcext:value-type="float">
            <text:p>-0.06470603</text:p>
          </table:table-cell>
          <table:table-cell office:value-type="float" office:value="360" calcext:value-type="float">
            <text:p>360</text:p>
          </table:table-cell>
          <table:table-cell office:value-type="float" office:value="-2.760529" calcext:value-type="float">
            <text:p>-2.760529</text:p>
          </table:table-cell>
          <table:table-cell office:value-type="float" office:value="0" calcext:value-type="float">
            <text:p>0</text:p>
          </table:table-cell>
          <table:table-cell office:value-type="float" office:value="199.2202" calcext:value-type="float">
            <text:p>199.2202</text:p>
          </table:table-cell>
          <table:table-cell office:value-type="float" office:value="276.1645" calcext:value-type="float">
            <text:p>276.1645</text:p>
          </table:table-cell>
          <table:table-cell office:value-type="float" office:value="896.6548" calcext:value-type="float">
            <text:p>896.6548</text:p>
          </table:table-cell>
          <table:table-cell office:value-type="float" office:value="874.382" calcext:value-type="float">
            <text:p>874.382</text:p>
          </table:table-cell>
          <table:table-cell office:value-type="float" office:value="869.6285" calcext:value-type="float">
            <text:p>869.6285</text:p>
          </table:table-cell>
          <table:table-cell office:value-type="float" office:value="884.0511" calcext:value-type="float">
            <text:p>884.0511</text:p>
          </table:table-cell>
          <table:table-cell office:value-type="float" office:value="329.865" calcext:value-type="float">
            <text:p>329.865</text:p>
          </table:table-cell>
          <table:table-cell office:value-type="float" office:value="445.4443" calcext:value-type="float">
            <text:p>445.4443</text:p>
          </table:table-cell>
          <table:table-cell office:value-type="float" office:value="385.0851" calcext:value-type="float">
            <text:p>385.0851</text:p>
          </table:table-cell>
          <table:table-cell office:value-type="float" office:value="326.3075" calcext:value-type="float">
            <text:p>326.30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535.3282" calcext:value-type="float">
            <text:p>535.3282</text:p>
          </table:table-cell>
          <table:table-cell office:value-type="float" office:value="5503.024" calcext:value-type="float">
            <text:p>5503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96535" calcext:value-type="float">
            <text:p>-2.796535</text:p>
          </table:table-cell>
          <table:table-cell office:value-type="float" office:value="-4.398035" calcext:value-type="float">
            <text:p>-4.398035</text:p>
          </table:table-cell>
          <table:table-cell office:value-type="float" office:value="0" calcext:value-type="float">
            <text:p>0</text:p>
          </table:table-cell>
          <table:table-cell office:value-type="float" office:value="34.01318" calcext:value-type="float">
            <text:p>34.01318</text:p>
          </table:table-cell>
          <table:table-cell office:value-type="float" office:value="445.506" calcext:value-type="float">
            <text:p>445.506</text:p>
          </table:table-cell>
          <table:table-cell office:value-type="float" office:value="0.005416093" calcext:value-type="float">
            <text:p>0.005416093</text:p>
          </table:table-cell>
          <table:table-cell office:value-type="float" office:value="0" calcext:value-type="float">
            <text:p>0</text:p>
          </table:table-cell>
          <table:table-cell office:value-type="float" office:value="0.04729113" calcext:value-type="float">
            <text:p>0.04729113</text:p>
          </table:table-cell>
          <table:table-cell office:value-type="float" office:value="-0.05554298" calcext:value-type="float">
            <text:p>-0.05554298</text:p>
          </table:table-cell>
          <table:table-cell office:value-type="float" office:value="360" calcext:value-type="float">
            <text:p>360</text:p>
          </table:table-cell>
          <table:table-cell office:value-type="float" office:value="-2.782867" calcext:value-type="float">
            <text:p>-2.782867</text:p>
          </table:table-cell>
          <table:table-cell office:value-type="float" office:value="0" calcext:value-type="float">
            <text:p>0</text:p>
          </table:table-cell>
          <table:table-cell office:value-type="float" office:value="199.2181" calcext:value-type="float">
            <text:p>199.2181</text:p>
          </table:table-cell>
          <table:table-cell office:value-type="float" office:value="276.1588" calcext:value-type="float">
            <text:p>276.1588</text:p>
          </table:table-cell>
          <table:table-cell office:value-type="float" office:value="896.6422" calcext:value-type="float">
            <text:p>896.6422</text:p>
          </table:table-cell>
          <table:table-cell office:value-type="float" office:value="874.3735" calcext:value-type="float">
            <text:p>874.3735</text:p>
          </table:table-cell>
          <table:table-cell office:value-type="float" office:value="869.623" calcext:value-type="float">
            <text:p>869.623</text:p>
          </table:table-cell>
          <table:table-cell office:value-type="float" office:value="884.047" calcext:value-type="float">
            <text:p>884.047</text:p>
          </table:table-cell>
          <table:table-cell office:value-type="float" office:value="329.8622" calcext:value-type="float">
            <text:p>329.8622</text:p>
          </table:table-cell>
          <table:table-cell office:value-type="float" office:value="445.443" calcext:value-type="float">
            <text:p>445.443</text:p>
          </table:table-cell>
          <table:table-cell office:value-type="float" office:value="385.0843" calcext:value-type="float">
            <text:p>385.0843</text:p>
          </table:table-cell>
          <table:table-cell office:value-type="float" office:value="326.3066" calcext:value-type="float">
            <text:p>326.30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535.3036" calcext:value-type="float">
            <text:p>535.3036</text:p>
          </table:table-cell>
          <table:table-cell office:value-type="float" office:value="5503.003" calcext:value-type="float">
            <text:p>5503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10197" calcext:value-type="float">
            <text:p>-2.810197</text:p>
          </table:table-cell>
          <table:table-cell office:value-type="float" office:value="-3.697426" calcext:value-type="float">
            <text:p>-3.697426</text:p>
          </table:table-cell>
          <table:table-cell office:value-type="float" office:value="0" calcext:value-type="float">
            <text:p>0</text:p>
          </table:table-cell>
          <table:table-cell office:value-type="float" office:value="34.00647" calcext:value-type="float">
            <text:p>34.00647</text:p>
          </table:table-cell>
          <table:table-cell office:value-type="float" office:value="445.5064" calcext:value-type="float">
            <text:p>445.5064</text:p>
          </table:table-cell>
          <table:table-cell office:value-type="float" office:value="0.005457686" calcext:value-type="float">
            <text:p>0.005457686</text:p>
          </table:table-cell>
          <table:table-cell office:value-type="float" office:value="0" calcext:value-type="float">
            <text:p>0</text:p>
          </table:table-cell>
          <table:table-cell office:value-type="float" office:value="0.04865957" calcext:value-type="float">
            <text:p>0.04865957</text:p>
          </table:table-cell>
          <table:table-cell office:value-type="float" office:value="-0.04634731" calcext:value-type="float">
            <text:p>-0.04634731</text:p>
          </table:table-cell>
          <table:table-cell office:value-type="float" office:value="360" calcext:value-type="float">
            <text:p>360</text:p>
          </table:table-cell>
          <table:table-cell office:value-type="float" office:value="-2.807051" calcext:value-type="float">
            <text:p>-2.807051</text:p>
          </table:table-cell>
          <table:table-cell office:value-type="float" office:value="0" calcext:value-type="float">
            <text:p>0</text:p>
          </table:table-cell>
          <table:table-cell office:value-type="float" office:value="199.2155" calcext:value-type="float">
            <text:p>199.2155</text:p>
          </table:table-cell>
          <table:table-cell office:value-type="float" office:value="276.1529" calcext:value-type="float">
            <text:p>276.1529</text:p>
          </table:table-cell>
          <table:table-cell office:value-type="float" office:value="896.6294" calcext:value-type="float">
            <text:p>896.6294</text:p>
          </table:table-cell>
          <table:table-cell office:value-type="float" office:value="874.3651" calcext:value-type="float">
            <text:p>874.3651</text:p>
          </table:table-cell>
          <table:table-cell office:value-type="float" office:value="869.6177" calcext:value-type="float">
            <text:p>869.6177</text:p>
          </table:table-cell>
          <table:table-cell office:value-type="float" office:value="884.043" calcext:value-type="float">
            <text:p>884.043</text:p>
          </table:table-cell>
          <table:table-cell office:value-type="float" office:value="329.8593" calcext:value-type="float">
            <text:p>329.8593</text:p>
          </table:table-cell>
          <table:table-cell office:value-type="float" office:value="445.4416" calcext:value-type="float">
            <text:p>445.4416</text:p>
          </table:table-cell>
          <table:table-cell office:value-type="float" office:value="385.0834" calcext:value-type="float">
            <text:p>385.0834</text:p>
          </table:table-cell>
          <table:table-cell office:value-type="float" office:value="326.3058" calcext:value-type="float">
            <text:p>326.30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535.2789" calcext:value-type="float">
            <text:p>535.2789</text:p>
          </table:table-cell>
          <table:table-cell office:value-type="float" office:value="5502.983" calcext:value-type="float">
            <text:p>5502.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26569" calcext:value-type="float">
            <text:p>-2.826569</text:p>
          </table:table-cell>
          <table:table-cell office:value-type="float" office:value="-3.412699" calcext:value-type="float">
            <text:p>-3.412699</text:p>
          </table:table-cell>
          <table:table-cell office:value-type="float" office:value="0" calcext:value-type="float">
            <text:p>0</text:p>
          </table:table-cell>
          <table:table-cell office:value-type="float" office:value="33.99991" calcext:value-type="float">
            <text:p>33.99991</text:p>
          </table:table-cell>
          <table:table-cell office:value-type="float" office:value="445.507" calcext:value-type="float">
            <text:p>445.507</text:p>
          </table:table-cell>
          <table:table-cell office:value-type="float" office:value="0.005494789" calcext:value-type="float">
            <text:p>0.005494789</text:p>
          </table:table-cell>
          <table:table-cell office:value-type="float" office:value="0" calcext:value-type="float">
            <text:p>0</text:p>
          </table:table-cell>
          <table:table-cell office:value-type="float" office:value="0.0501286" calcext:value-type="float">
            <text:p>0.0501286</text:p>
          </table:table-cell>
          <table:table-cell office:value-type="float" office:value="-0.03635702" calcext:value-type="float">
            <text:p>-0.03635702</text:p>
          </table:table-cell>
          <table:table-cell office:value-type="float" office:value="360" calcext:value-type="float">
            <text:p>360</text:p>
          </table:table-cell>
          <table:table-cell office:value-type="float" office:value="-2.834846" calcext:value-type="float">
            <text:p>-2.834846</text:p>
          </table:table-cell>
          <table:table-cell office:value-type="float" office:value="0" calcext:value-type="float">
            <text:p>0</text:p>
          </table:table-cell>
          <table:table-cell office:value-type="float" office:value="199.2126" calcext:value-type="float">
            <text:p>199.2126</text:p>
          </table:table-cell>
          <table:table-cell office:value-type="float" office:value="276.1472" calcext:value-type="float">
            <text:p>276.1472</text:p>
          </table:table-cell>
          <table:table-cell office:value-type="float" office:value="896.6166" calcext:value-type="float">
            <text:p>896.6166</text:p>
          </table:table-cell>
          <table:table-cell office:value-type="float" office:value="874.3568" calcext:value-type="float">
            <text:p>874.3568</text:p>
          </table:table-cell>
          <table:table-cell office:value-type="float" office:value="869.6124" calcext:value-type="float">
            <text:p>869.6124</text:p>
          </table:table-cell>
          <table:table-cell office:value-type="float" office:value="884.039" calcext:value-type="float">
            <text:p>884.039</text:p>
          </table:table-cell>
          <table:table-cell office:value-type="float" office:value="329.8563" calcext:value-type="float">
            <text:p>329.8563</text:p>
          </table:table-cell>
          <table:table-cell office:value-type="float" office:value="445.4402" calcext:value-type="float">
            <text:p>445.4402</text:p>
          </table:table-cell>
          <table:table-cell office:value-type="float" office:value="385.0826" calcext:value-type="float">
            <text:p>385.0826</text:p>
          </table:table-cell>
          <table:table-cell office:value-type="float" office:value="326.3049" calcext:value-type="float">
            <text:p>326.30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535.254" calcext:value-type="float">
            <text:p>535.254</text:p>
          </table:table-cell>
          <table:table-cell office:value-type="float" office:value="5502.962" calcext:value-type="float">
            <text:p>5502.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43925" calcext:value-type="float">
            <text:p>-2.843925</text:p>
          </table:table-cell>
          <table:table-cell office:value-type="float" office:value="-3.161308" calcext:value-type="float">
            <text:p>-3.161308</text:p>
          </table:table-cell>
          <table:table-cell office:value-type="float" office:value="0" calcext:value-type="float">
            <text:p>0</text:p>
          </table:table-cell>
          <table:table-cell office:value-type="float" office:value="33.9934" calcext:value-type="float">
            <text:p>33.9934</text:p>
          </table:table-cell>
          <table:table-cell office:value-type="float" office:value="445.5076" calcext:value-type="float">
            <text:p>445.5076</text:p>
          </table:table-cell>
          <table:table-cell office:value-type="float" office:value="0.005530856" calcext:value-type="float">
            <text:p>0.005530856</text:p>
          </table:table-cell>
          <table:table-cell office:value-type="float" office:value="0" calcext:value-type="float">
            <text:p>0</text:p>
          </table:table-cell>
          <table:table-cell office:value-type="float" office:value="0.05171563" calcext:value-type="float">
            <text:p>0.05171563</text:p>
          </table:table-cell>
          <table:table-cell office:value-type="float" office:value="-0.02543334" calcext:value-type="float">
            <text:p>-0.02543334</text:p>
          </table:table-cell>
          <table:table-cell office:value-type="float" office:value="360" calcext:value-type="float">
            <text:p>360</text:p>
          </table:table-cell>
          <table:table-cell office:value-type="float" office:value="-2.864676" calcext:value-type="float">
            <text:p>-2.864676</text:p>
          </table:table-cell>
          <table:table-cell office:value-type="float" office:value="0" calcext:value-type="float">
            <text:p>0</text:p>
          </table:table-cell>
          <table:table-cell office:value-type="float" office:value="199.2098" calcext:value-type="float">
            <text:p>199.2098</text:p>
          </table:table-cell>
          <table:table-cell office:value-type="float" office:value="276.141" calcext:value-type="float">
            <text:p>276.141</text:p>
          </table:table-cell>
          <table:table-cell office:value-type="float" office:value="896.6039" calcext:value-type="float">
            <text:p>896.6039</text:p>
          </table:table-cell>
          <table:table-cell office:value-type="float" office:value="874.3485" calcext:value-type="float">
            <text:p>874.3485</text:p>
          </table:table-cell>
          <table:table-cell office:value-type="float" office:value="869.607" calcext:value-type="float">
            <text:p>869.607</text:p>
          </table:table-cell>
          <table:table-cell office:value-type="float" office:value="884.0349" calcext:value-type="float">
            <text:p>884.0349</text:p>
          </table:table-cell>
          <table:table-cell office:value-type="float" office:value="329.8531" calcext:value-type="float">
            <text:p>329.8531</text:p>
          </table:table-cell>
          <table:table-cell office:value-type="float" office:value="445.4389" calcext:value-type="float">
            <text:p>445.4389</text:p>
          </table:table-cell>
          <table:table-cell office:value-type="float" office:value="385.0817" calcext:value-type="float">
            <text:p>385.0817</text:p>
          </table:table-cell>
          <table:table-cell office:value-type="float" office:value="326.3042" calcext:value-type="float">
            <text:p>326.30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535.2292" calcext:value-type="float">
            <text:p>535.2292</text:p>
          </table:table-cell>
          <table:table-cell office:value-type="float" office:value="5502.942" calcext:value-type="float">
            <text:p>5502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5812" calcext:value-type="float">
            <text:p>-2.85812</text:p>
          </table:table-cell>
          <table:table-cell office:value-type="float" office:value="-2.643246" calcext:value-type="float">
            <text:p>-2.643246</text:p>
          </table:table-cell>
          <table:table-cell office:value-type="float" office:value="0" calcext:value-type="float">
            <text:p>0</text:p>
          </table:table-cell>
          <table:table-cell office:value-type="float" office:value="33.98693" calcext:value-type="float">
            <text:p>33.98693</text:p>
          </table:table-cell>
          <table:table-cell office:value-type="float" office:value="445.5078" calcext:value-type="float">
            <text:p>445.5078</text:p>
          </table:table-cell>
          <table:table-cell office:value-type="float" office:value="0.005571854" calcext:value-type="float">
            <text:p>0.005571854</text:p>
          </table:table-cell>
          <table:table-cell office:value-type="float" office:value="0" calcext:value-type="float">
            <text:p>0</text:p>
          </table:table-cell>
          <table:table-cell office:value-type="float" office:value="0.053386" calcext:value-type="float">
            <text:p>0.053386</text:p>
          </table:table-cell>
          <table:table-cell office:value-type="float" office:value="-0.01376045" calcext:value-type="float">
            <text:p>-0.01376045</text:p>
          </table:table-cell>
          <table:table-cell office:value-type="float" office:value="360" calcext:value-type="float">
            <text:p>360</text:p>
          </table:table-cell>
          <table:table-cell office:value-type="float" office:value="-2.892173" calcext:value-type="float">
            <text:p>-2.892173</text:p>
          </table:table-cell>
          <table:table-cell office:value-type="float" office:value="0" calcext:value-type="float">
            <text:p>0</text:p>
          </table:table-cell>
          <table:table-cell office:value-type="float" office:value="199.2074" calcext:value-type="float">
            <text:p>199.2074</text:p>
          </table:table-cell>
          <table:table-cell office:value-type="float" office:value="276.1353" calcext:value-type="float">
            <text:p>276.1353</text:p>
          </table:table-cell>
          <table:table-cell office:value-type="float" office:value="896.5909" calcext:value-type="float">
            <text:p>896.5909</text:p>
          </table:table-cell>
          <table:table-cell office:value-type="float" office:value="874.3401" calcext:value-type="float">
            <text:p>874.3401</text:p>
          </table:table-cell>
          <table:table-cell office:value-type="float" office:value="869.6016" calcext:value-type="float">
            <text:p>869.6016</text:p>
          </table:table-cell>
          <table:table-cell office:value-type="float" office:value="884.0308" calcext:value-type="float">
            <text:p>884.0308</text:p>
          </table:table-cell>
          <table:table-cell office:value-type="float" office:value="329.85" calcext:value-type="float">
            <text:p>329.85</text:p>
          </table:table-cell>
          <table:table-cell office:value-type="float" office:value="445.4375" calcext:value-type="float">
            <text:p>445.4375</text:p>
          </table:table-cell>
          <table:table-cell office:value-type="float" office:value="385.0808" calcext:value-type="float">
            <text:p>385.0808</text:p>
          </table:table-cell>
          <table:table-cell office:value-type="float" office:value="326.3033" calcext:value-type="float">
            <text:p>326.30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535.2036" calcext:value-type="float">
            <text:p>535.2036</text:p>
          </table:table-cell>
          <table:table-cell office:value-type="float" office:value="5502.922" calcext:value-type="float">
            <text:p>5502.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79539" calcext:value-type="float">
            <text:p>-2.879539</text:p>
          </table:table-cell>
          <table:table-cell office:value-type="float" office:value="-4.528558" calcext:value-type="float">
            <text:p>-4.528558</text:p>
          </table:table-cell>
          <table:table-cell office:value-type="float" office:value="0" calcext:value-type="float">
            <text:p>0</text:p>
          </table:table-cell>
          <table:table-cell office:value-type="float" office:value="33.98092" calcext:value-type="float">
            <text:p>33.98092</text:p>
          </table:table-cell>
          <table:table-cell office:value-type="float" office:value="445.5079" calcext:value-type="float">
            <text:p>445.5079</text:p>
          </table:table-cell>
          <table:table-cell office:value-type="float" office:value="0.005579728" calcext:value-type="float">
            <text:p>0.005579728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5516205" calcext:value-type="float">
            <text:p>0.05516205</text:p>
          </table:table-cell>
          <table:table-cell office:value-type="float" office:value="-0.001312324" calcext:value-type="float">
            <text:p>-0.001312324</text:p>
          </table:table-cell>
          <table:table-cell office:value-type="float" office:value="360" calcext:value-type="float">
            <text:p>360</text:p>
          </table:table-cell>
          <table:table-cell office:value-type="float" office:value="-2.928217" calcext:value-type="float">
            <text:p>-2.928217</text:p>
          </table:table-cell>
          <table:table-cell office:value-type="float" office:value="0" calcext:value-type="float">
            <text:p>0</text:p>
          </table:table-cell>
          <table:table-cell office:value-type="float" office:value="199.2038" calcext:value-type="float">
            <text:p>199.2038</text:p>
          </table:table-cell>
          <table:table-cell office:value-type="float" office:value="276.1294" calcext:value-type="float">
            <text:p>276.1294</text:p>
          </table:table-cell>
          <table:table-cell office:value-type="float" office:value="896.5781" calcext:value-type="float">
            <text:p>896.5781</text:p>
          </table:table-cell>
          <table:table-cell office:value-type="float" office:value="874.3319" calcext:value-type="float">
            <text:p>874.3319</text:p>
          </table:table-cell>
          <table:table-cell office:value-type="float" office:value="869.5964" calcext:value-type="float">
            <text:p>869.5964</text:p>
          </table:table-cell>
          <table:table-cell office:value-type="float" office:value="884.0269" calcext:value-type="float">
            <text:p>884.0269</text:p>
          </table:table-cell>
          <table:table-cell office:value-type="float" office:value="329.8466" calcext:value-type="float">
            <text:p>329.8466</text:p>
          </table:table-cell>
          <table:table-cell office:value-type="float" office:value="445.4362" calcext:value-type="float">
            <text:p>445.4362</text:p>
          </table:table-cell>
          <table:table-cell office:value-type="float" office:value="385.08" calcext:value-type="float">
            <text:p>385.08</text:p>
          </table:table-cell>
          <table:table-cell office:value-type="float" office:value="326.3025" calcext:value-type="float">
            <text:p>326.30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535.1782" calcext:value-type="float">
            <text:p>535.1782</text:p>
          </table:table-cell>
          <table:table-cell office:value-type="float" office:value="5502.901" calcext:value-type="float">
            <text:p>5502.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47818" calcext:value-type="float">
            <text:p>-2.947818</text:p>
          </table:table-cell>
          <table:table-cell office:value-type="float" office:value="-4.41745" calcext:value-type="float">
            <text:p>-4.41745</text:p>
          </table:table-cell>
          <table:table-cell office:value-type="float" office:value="0" calcext:value-type="float">
            <text:p>0</text:p>
          </table:table-cell>
          <table:table-cell office:value-type="float" office:value="33.97454" calcext:value-type="float">
            <text:p>33.97454</text:p>
          </table:table-cell>
          <table:table-cell office:value-type="float" office:value="445.5099" calcext:value-type="float">
            <text:p>445.5099</text:p>
          </table:table-cell>
          <table:table-cell office:value-type="float" office:value="0.005595437" calcext:value-type="float">
            <text:p>0.005595437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5721086" calcext:value-type="float">
            <text:p>0.05721086</text:p>
          </table:table-cell>
          <table:table-cell office:value-type="float" office:value="0.01182612" calcext:value-type="float">
            <text:p>0.01182612</text:p>
          </table:table-cell>
          <table:table-cell office:value-type="float" office:value="360" calcext:value-type="float">
            <text:p>360</text:p>
          </table:table-cell>
          <table:table-cell office:value-type="float" office:value="-3.011668" calcext:value-type="float">
            <text:p>-3.011668</text:p>
          </table:table-cell>
          <table:table-cell office:value-type="float" office:value="0" calcext:value-type="float">
            <text:p>0</text:p>
          </table:table-cell>
          <table:table-cell office:value-type="float" office:value="199.1991" calcext:value-type="float">
            <text:p>199.1991</text:p>
          </table:table-cell>
          <table:table-cell office:value-type="float" office:value="276.1233" calcext:value-type="float">
            <text:p>276.1233</text:p>
          </table:table-cell>
          <table:table-cell office:value-type="float" office:value="896.5652" calcext:value-type="float">
            <text:p>896.5652</text:p>
          </table:table-cell>
          <table:table-cell office:value-type="float" office:value="874.3239" calcext:value-type="float">
            <text:p>874.3239</text:p>
          </table:table-cell>
          <table:table-cell office:value-type="float" office:value="869.5913" calcext:value-type="float">
            <text:p>869.5913</text:p>
          </table:table-cell>
          <table:table-cell office:value-type="float" office:value="884.0228" calcext:value-type="float">
            <text:p>884.0228</text:p>
          </table:table-cell>
          <table:table-cell office:value-type="float" office:value="329.8428" calcext:value-type="float">
            <text:p>329.8428</text:p>
          </table:table-cell>
          <table:table-cell office:value-type="float" office:value="445.435" calcext:value-type="float">
            <text:p>445.435</text:p>
          </table:table-cell>
          <table:table-cell office:value-type="float" office:value="385.0792" calcext:value-type="float">
            <text:p>385.0792</text:p>
          </table:table-cell>
          <table:table-cell office:value-type="float" office:value="326.3017" calcext:value-type="float">
            <text:p>326.30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535.1531" calcext:value-type="float">
            <text:p>535.1531</text:p>
          </table:table-cell>
          <table:table-cell office:value-type="float" office:value="5502.88" calcext:value-type="float">
            <text:p>550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62556" calcext:value-type="float">
            <text:p>-2.962556</text:p>
          </table:table-cell>
          <table:table-cell office:value-type="float" office:value="-3.860169" calcext:value-type="float">
            <text:p>-3.860169</text:p>
          </table:table-cell>
          <table:table-cell office:value-type="float" office:value="0" calcext:value-type="float">
            <text:p>0</text:p>
          </table:table-cell>
          <table:table-cell office:value-type="float" office:value="33.96811" calcext:value-type="float">
            <text:p>33.96811</text:p>
          </table:table-cell>
          <table:table-cell office:value-type="float" office:value="445.5108" calcext:value-type="float">
            <text:p>445.5108</text:p>
          </table:table-cell>
          <table:table-cell office:value-type="float" office:value="0.005626683" calcext:value-type="float">
            <text:p>0.005626683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5929004" calcext:value-type="float">
            <text:p>0.05929004</text:p>
          </table:table-cell>
          <table:table-cell office:value-type="float" office:value="0.02519179" calcext:value-type="float">
            <text:p>0.02519179</text:p>
          </table:table-cell>
          <table:table-cell office:value-type="float" office:value="360" calcext:value-type="float">
            <text:p>360</text:p>
          </table:table-cell>
          <table:table-cell office:value-type="float" office:value="-3.041819" calcext:value-type="float">
            <text:p>-3.041819</text:p>
          </table:table-cell>
          <table:table-cell office:value-type="float" office:value="0" calcext:value-type="float">
            <text:p>0</text:p>
          </table:table-cell>
          <table:table-cell office:value-type="float" office:value="199.1959" calcext:value-type="float">
            <text:p>199.1959</text:p>
          </table:table-cell>
          <table:table-cell office:value-type="float" office:value="276.1172" calcext:value-type="float">
            <text:p>276.1172</text:p>
          </table:table-cell>
          <table:table-cell office:value-type="float" office:value="896.5523" calcext:value-type="float">
            <text:p>896.5523</text:p>
          </table:table-cell>
          <table:table-cell office:value-type="float" office:value="874.3154" calcext:value-type="float">
            <text:p>874.3154</text:p>
          </table:table-cell>
          <table:table-cell office:value-type="float" office:value="869.5858" calcext:value-type="float">
            <text:p>869.5858</text:p>
          </table:table-cell>
          <table:table-cell office:value-type="float" office:value="884.0186" calcext:value-type="float">
            <text:p>884.0186</text:p>
          </table:table-cell>
          <table:table-cell office:value-type="float" office:value="329.8393" calcext:value-type="float">
            <text:p>329.8393</text:p>
          </table:table-cell>
          <table:table-cell office:value-type="float" office:value="445.4337" calcext:value-type="float">
            <text:p>445.4337</text:p>
          </table:table-cell>
          <table:table-cell office:value-type="float" office:value="385.0784" calcext:value-type="float">
            <text:p>385.0784</text:p>
          </table:table-cell>
          <table:table-cell office:value-type="float" office:value="326.3008" calcext:value-type="float">
            <text:p>326.3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535.1287" calcext:value-type="float">
            <text:p>535.1287</text:p>
          </table:table-cell>
          <table:table-cell office:value-type="float" office:value="5502.86" calcext:value-type="float">
            <text:p>550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76268" calcext:value-type="float">
            <text:p>-2.976268</text:p>
          </table:table-cell>
          <table:table-cell office:value-type="float" office:value="-2.784766" calcext:value-type="float">
            <text:p>-2.784766</text:p>
          </table:table-cell>
          <table:table-cell office:value-type="float" office:value="0" calcext:value-type="float">
            <text:p>0</text:p>
          </table:table-cell>
          <table:table-cell office:value-type="float" office:value="33.96135" calcext:value-type="float">
            <text:p>33.96135</text:p>
          </table:table-cell>
          <table:table-cell office:value-type="float" office:value="445.5111" calcext:value-type="float">
            <text:p>445.5111</text:p>
          </table:table-cell>
          <table:table-cell office:value-type="float" office:value="0.005668302" calcext:value-type="float">
            <text:p>0.00566830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6135076" calcext:value-type="float">
            <text:p>0.06135076</text:p>
          </table:table-cell>
          <table:table-cell office:value-type="float" office:value="0.03902879" calcext:value-type="float">
            <text:p>0.03902879</text:p>
          </table:table-cell>
          <table:table-cell office:value-type="float" office:value="360" calcext:value-type="float">
            <text:p>360</text:p>
          </table:table-cell>
          <table:table-cell office:value-type="float" office:value="-3.071388" calcext:value-type="float">
            <text:p>-3.071388</text:p>
          </table:table-cell>
          <table:table-cell office:value-type="float" office:value="0" calcext:value-type="float">
            <text:p>0</text:p>
          </table:table-cell>
          <table:table-cell office:value-type="float" office:value="199.194" calcext:value-type="float">
            <text:p>199.194</text:p>
          </table:table-cell>
          <table:table-cell office:value-type="float" office:value="276.1116" calcext:value-type="float">
            <text:p>276.1116</text:p>
          </table:table-cell>
          <table:table-cell office:value-type="float" office:value="896.5393" calcext:value-type="float">
            <text:p>896.5393</text:p>
          </table:table-cell>
          <table:table-cell office:value-type="float" office:value="874.3069" calcext:value-type="float">
            <text:p>874.3069</text:p>
          </table:table-cell>
          <table:table-cell office:value-type="float" office:value="869.5803" calcext:value-type="float">
            <text:p>869.5803</text:p>
          </table:table-cell>
          <table:table-cell office:value-type="float" office:value="884.0144" calcext:value-type="float">
            <text:p>884.0144</text:p>
          </table:table-cell>
          <table:table-cell office:value-type="float" office:value="329.8361" calcext:value-type="float">
            <text:p>329.8361</text:p>
          </table:table-cell>
          <table:table-cell office:value-type="float" office:value="445.4324" calcext:value-type="float">
            <text:p>445.4324</text:p>
          </table:table-cell>
          <table:table-cell office:value-type="float" office:value="385.0775" calcext:value-type="float">
            <text:p>385.0775</text:p>
          </table:table-cell>
          <table:table-cell office:value-type="float" office:value="326.3" calcext:value-type="float">
            <text:p>326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535.1052" calcext:value-type="float">
            <text:p>535.1052</text:p>
          </table:table-cell>
          <table:table-cell office:value-type="float" office:value="5502.839" calcext:value-type="float">
            <text:p>5502.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86155" calcext:value-type="float">
            <text:p>-2.986155</text:p>
          </table:table-cell>
          <table:table-cell office:value-type="float" office:value="-1.534518" calcext:value-type="float">
            <text:p>-1.534518</text:p>
          </table:table-cell>
          <table:table-cell office:value-type="float" office:value="0" calcext:value-type="float">
            <text:p>0</text:p>
          </table:table-cell>
          <table:table-cell office:value-type="float" office:value="33.95389" calcext:value-type="float">
            <text:p>33.95389</text:p>
          </table:table-cell>
          <table:table-cell office:value-type="float" office:value="445.5113" calcext:value-type="float">
            <text:p>445.5113</text:p>
          </table:table-cell>
          <table:table-cell office:value-type="float" office:value="0.005712355" calcext:value-type="float">
            <text:p>0.005712355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6337363" calcext:value-type="float">
            <text:p>0.06337363</text:p>
          </table:table-cell>
          <table:table-cell office:value-type="float" office:value="0.05305928" calcext:value-type="float">
            <text:p>0.05305928</text:p>
          </table:table-cell>
          <table:table-cell office:value-type="float" office:value="360" calcext:value-type="float">
            <text:p>360</text:p>
          </table:table-cell>
          <table:table-cell office:value-type="float" office:value="-3.097284" calcext:value-type="float">
            <text:p>-3.097284</text:p>
          </table:table-cell>
          <table:table-cell office:value-type="float" office:value="0" calcext:value-type="float">
            <text:p>0</text:p>
          </table:table-cell>
          <table:table-cell office:value-type="float" office:value="199.1927" calcext:value-type="float">
            <text:p>199.1927</text:p>
          </table:table-cell>
          <table:table-cell office:value-type="float" office:value="276.1061" calcext:value-type="float">
            <text:p>276.1061</text:p>
          </table:table-cell>
          <table:table-cell office:value-type="float" office:value="896.5265" calcext:value-type="float">
            <text:p>896.5265</text:p>
          </table:table-cell>
          <table:table-cell office:value-type="float" office:value="874.2983" calcext:value-type="float">
            <text:p>874.2983</text:p>
          </table:table-cell>
          <table:table-cell office:value-type="float" office:value="869.5748" calcext:value-type="float">
            <text:p>869.5748</text:p>
          </table:table-cell>
          <table:table-cell office:value-type="float" office:value="884.0101" calcext:value-type="float">
            <text:p>884.0101</text:p>
          </table:table-cell>
          <table:table-cell office:value-type="float" office:value="329.8329" calcext:value-type="float">
            <text:p>329.8329</text:p>
          </table:table-cell>
          <table:table-cell office:value-type="float" office:value="445.4312" calcext:value-type="float">
            <text:p>445.4312</text:p>
          </table:table-cell>
          <table:table-cell office:value-type="float" office:value="385.0767" calcext:value-type="float">
            <text:p>385.0767</text:p>
          </table:table-cell>
          <table:table-cell office:value-type="float" office:value="326.2992" calcext:value-type="float">
            <text:p>326.29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535.0828" calcext:value-type="float">
            <text:p>535.0828</text:p>
          </table:table-cell>
          <table:table-cell office:value-type="float" office:value="5502.819" calcext:value-type="float">
            <text:p>5502.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92788" calcext:value-type="float">
            <text:p>-2.992788</text:p>
          </table:table-cell>
          <table:table-cell office:value-type="float" office:value="-0.5057521" calcext:value-type="float">
            <text:p>-0.5057521</text:p>
          </table:table-cell>
          <table:table-cell office:value-type="float" office:value="0" calcext:value-type="float">
            <text:p>0</text:p>
          </table:table-cell>
          <table:table-cell office:value-type="float" office:value="33.94558" calcext:value-type="float">
            <text:p>33.94558</text:p>
          </table:table-cell>
          <table:table-cell office:value-type="float" office:value="445.5114" calcext:value-type="float">
            <text:p>445.5114</text:p>
          </table:table-cell>
          <table:table-cell office:value-type="float" office:value="0.00575006" calcext:value-type="float">
            <text:p>0.00575006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6534757" calcext:value-type="float">
            <text:p>0.06534757</text:p>
          </table:table-cell>
          <table:table-cell office:value-type="float" office:value="0.06701955" calcext:value-type="float">
            <text:p>0.06701955</text:p>
          </table:table-cell>
          <table:table-cell office:value-type="float" office:value="360" calcext:value-type="float">
            <text:p>360</text:p>
          </table:table-cell>
          <table:table-cell office:value-type="float" office:value="-3.119814" calcext:value-type="float">
            <text:p>-3.119814</text:p>
          </table:table-cell>
          <table:table-cell office:value-type="float" office:value="0" calcext:value-type="float">
            <text:p>0</text:p>
          </table:table-cell>
          <table:table-cell office:value-type="float" office:value="199.1919" calcext:value-type="float">
            <text:p>199.1919</text:p>
          </table:table-cell>
          <table:table-cell office:value-type="float" office:value="276.101" calcext:value-type="float">
            <text:p>276.101</text:p>
          </table:table-cell>
          <table:table-cell office:value-type="float" office:value="896.5137" calcext:value-type="float">
            <text:p>896.5137</text:p>
          </table:table-cell>
          <table:table-cell office:value-type="float" office:value="874.2899" calcext:value-type="float">
            <text:p>874.2899</text:p>
          </table:table-cell>
          <table:table-cell office:value-type="float" office:value="869.5693" calcext:value-type="float">
            <text:p>869.5693</text:p>
          </table:table-cell>
          <table:table-cell office:value-type="float" office:value="884.006" calcext:value-type="float">
            <text:p>884.006</text:p>
          </table:table-cell>
          <table:table-cell office:value-type="float" office:value="329.8298" calcext:value-type="float">
            <text:p>329.8298</text:p>
          </table:table-cell>
          <table:table-cell office:value-type="float" office:value="445.4299" calcext:value-type="float">
            <text:p>445.4299</text:p>
          </table:table-cell>
          <table:table-cell office:value-type="float" office:value="385.0759" calcext:value-type="float">
            <text:p>385.0759</text:p>
          </table:table-cell>
          <table:table-cell office:value-type="float" office:value="326.2984" calcext:value-type="float">
            <text:p>326.29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535.0607" calcext:value-type="float">
            <text:p>535.0607</text:p>
          </table:table-cell>
          <table:table-cell office:value-type="float" office:value="5502.798" calcext:value-type="float">
            <text:p>5502.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99069" calcext:value-type="float">
            <text:p>-2.999069</text:p>
          </table:table-cell>
          <table:table-cell office:value-type="float" office:value="0.5868364" calcext:value-type="float">
            <text:p>0.5868364</text:p>
          </table:table-cell>
          <table:table-cell office:value-type="float" office:value="0" calcext:value-type="float">
            <text:p>0</text:p>
          </table:table-cell>
          <table:table-cell office:value-type="float" office:value="33.93694" calcext:value-type="float">
            <text:p>33.93694</text:p>
          </table:table-cell>
          <table:table-cell office:value-type="float" office:value="445.5115" calcext:value-type="float">
            <text:p>445.5115</text:p>
          </table:table-cell>
          <table:table-cell office:value-type="float" office:value="0.005784143" calcext:value-type="float">
            <text:p>0.005784143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6725602" calcext:value-type="float">
            <text:p>0.06725602</text:p>
          </table:table-cell>
          <table:table-cell office:value-type="float" office:value="0.08062147" calcext:value-type="float">
            <text:p>0.08062147</text:p>
          </table:table-cell>
          <table:table-cell office:value-type="float" office:value="360" calcext:value-type="float">
            <text:p>360</text:p>
          </table:table-cell>
          <table:table-cell office:value-type="float" office:value="-3.141571" calcext:value-type="float">
            <text:p>-3.141571</text:p>
          </table:table-cell>
          <table:table-cell office:value-type="float" office:value="0" calcext:value-type="float">
            <text:p>0</text:p>
          </table:table-cell>
          <table:table-cell office:value-type="float" office:value="199.1908" calcext:value-type="float">
            <text:p>199.1908</text:p>
          </table:table-cell>
          <table:table-cell office:value-type="float" office:value="276.0963" calcext:value-type="float">
            <text:p>276.0963</text:p>
          </table:table-cell>
          <table:table-cell office:value-type="float" office:value="896.5011" calcext:value-type="float">
            <text:p>896.5011</text:p>
          </table:table-cell>
          <table:table-cell office:value-type="float" office:value="874.2815" calcext:value-type="float">
            <text:p>874.2815</text:p>
          </table:table-cell>
          <table:table-cell office:value-type="float" office:value="869.5638" calcext:value-type="float">
            <text:p>869.5638</text:p>
          </table:table-cell>
          <table:table-cell office:value-type="float" office:value="884.0019" calcext:value-type="float">
            <text:p>884.0019</text:p>
          </table:table-cell>
          <table:table-cell office:value-type="float" office:value="329.8267" calcext:value-type="float">
            <text:p>329.8267</text:p>
          </table:table-cell>
          <table:table-cell office:value-type="float" office:value="445.4285" calcext:value-type="float">
            <text:p>445.4285</text:p>
          </table:table-cell>
          <table:table-cell office:value-type="float" office:value="385.0751" calcext:value-type="float">
            <text:p>385.0751</text:p>
          </table:table-cell>
          <table:table-cell office:value-type="float" office:value="326.2976" calcext:value-type="float">
            <text:p>326.29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535.0392" calcext:value-type="float">
            <text:p>535.0392</text:p>
          </table:table-cell>
          <table:table-cell office:value-type="float" office:value="5502.777" calcext:value-type="float">
            <text:p>5502.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04745" calcext:value-type="float">
            <text:p>-3.004745</text:p>
          </table:table-cell>
          <table:table-cell office:value-type="float" office:value="1.690943" calcext:value-type="float">
            <text:p>1.690943</text:p>
          </table:table-cell>
          <table:table-cell office:value-type="float" office:value="0" calcext:value-type="float">
            <text:p>0</text:p>
          </table:table-cell>
          <table:table-cell office:value-type="float" office:value="33.9279" calcext:value-type="float">
            <text:p>33.9279</text:p>
          </table:table-cell>
          <table:table-cell office:value-type="float" office:value="445.5115" calcext:value-type="float">
            <text:p>445.5115</text:p>
          </table:table-cell>
          <table:table-cell office:value-type="float" office:value="0.005816448" calcext:value-type="float">
            <text:p>0.005816448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6909318" calcext:value-type="float">
            <text:p>0.06909318</text:p>
          </table:table-cell>
          <table:table-cell office:value-type="float" office:value="0.09370812" calcext:value-type="float">
            <text:p>0.09370812</text:p>
          </table:table-cell>
          <table:table-cell office:value-type="float" office:value="360" calcext:value-type="float">
            <text:p>360</text:p>
          </table:table-cell>
          <table:table-cell office:value-type="float" office:value="-3.162138" calcext:value-type="float">
            <text:p>-3.162138</text:p>
          </table:table-cell>
          <table:table-cell office:value-type="float" office:value="0" calcext:value-type="float">
            <text:p>0</text:p>
          </table:table-cell>
          <table:table-cell office:value-type="float" office:value="199.1899" calcext:value-type="float">
            <text:p>199.1899</text:p>
          </table:table-cell>
          <table:table-cell office:value-type="float" office:value="276.0916" calcext:value-type="float">
            <text:p>276.0916</text:p>
          </table:table-cell>
          <table:table-cell office:value-type="float" office:value="896.4886" calcext:value-type="float">
            <text:p>896.4886</text:p>
          </table:table-cell>
          <table:table-cell office:value-type="float" office:value="874.273" calcext:value-type="float">
            <text:p>874.273</text:p>
          </table:table-cell>
          <table:table-cell office:value-type="float" office:value="869.5583" calcext:value-type="float">
            <text:p>869.5583</text:p>
          </table:table-cell>
          <table:table-cell office:value-type="float" office:value="883.9977" calcext:value-type="float">
            <text:p>883.9977</text:p>
          </table:table-cell>
          <table:table-cell office:value-type="float" office:value="329.8238" calcext:value-type="float">
            <text:p>329.8238</text:p>
          </table:table-cell>
          <table:table-cell office:value-type="float" office:value="445.4271" calcext:value-type="float">
            <text:p>445.4271</text:p>
          </table:table-cell>
          <table:table-cell office:value-type="float" office:value="385.0743" calcext:value-type="float">
            <text:p>385.0743</text:p>
          </table:table-cell>
          <table:table-cell office:value-type="float" office:value="326.2968" calcext:value-type="float">
            <text:p>326.29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535.0173" calcext:value-type="float">
            <text:p>535.0173</text:p>
          </table:table-cell>
          <table:table-cell office:value-type="float" office:value="5502.756" calcext:value-type="float">
            <text:p>5502.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0365" calcext:value-type="float">
            <text:p>-3.010365</text:p>
          </table:table-cell>
          <table:table-cell office:value-type="float" office:value="2.772803" calcext:value-type="float">
            <text:p>2.772803</text:p>
          </table:table-cell>
          <table:table-cell office:value-type="float" office:value="0" calcext:value-type="float">
            <text:p>0</text:p>
          </table:table-cell>
          <table:table-cell office:value-type="float" office:value="33.91919" calcext:value-type="float">
            <text:p>33.91919</text:p>
          </table:table-cell>
          <table:table-cell office:value-type="float" office:value="445.5116" calcext:value-type="float">
            <text:p>445.5116</text:p>
          </table:table-cell>
          <table:table-cell office:value-type="float" office:value="0.005844099" calcext:value-type="float">
            <text:p>0.005844099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7083228" calcext:value-type="float">
            <text:p>0.07083228</text:p>
          </table:table-cell>
          <table:table-cell office:value-type="float" office:value="0.1059572" calcext:value-type="float">
            <text:p>0.1059572</text:p>
          </table:table-cell>
          <table:table-cell office:value-type="float" office:value="360" calcext:value-type="float">
            <text:p>360</text:p>
          </table:table-cell>
          <table:table-cell office:value-type="float" office:value="-3.181719" calcext:value-type="float">
            <text:p>-3.181719</text:p>
          </table:table-cell>
          <table:table-cell office:value-type="float" office:value="0" calcext:value-type="float">
            <text:p>0</text:p>
          </table:table-cell>
          <table:table-cell office:value-type="float" office:value="199.1886" calcext:value-type="float">
            <text:p>199.1886</text:p>
          </table:table-cell>
          <table:table-cell office:value-type="float" office:value="276.0865" calcext:value-type="float">
            <text:p>276.0865</text:p>
          </table:table-cell>
          <table:table-cell office:value-type="float" office:value="896.4763" calcext:value-type="float">
            <text:p>896.4763</text:p>
          </table:table-cell>
          <table:table-cell office:value-type="float" office:value="874.2646" calcext:value-type="float">
            <text:p>874.2646</text:p>
          </table:table-cell>
          <table:table-cell office:value-type="float" office:value="869.5529" calcext:value-type="float">
            <text:p>869.5529</text:p>
          </table:table-cell>
          <table:table-cell office:value-type="float" office:value="883.9936" calcext:value-type="float">
            <text:p>883.9936</text:p>
          </table:table-cell>
          <table:table-cell office:value-type="float" office:value="329.8209" calcext:value-type="float">
            <text:p>329.8209</text:p>
          </table:table-cell>
          <table:table-cell office:value-type="float" office:value="445.4258" calcext:value-type="float">
            <text:p>445.4258</text:p>
          </table:table-cell>
          <table:table-cell office:value-type="float" office:value="385.0735" calcext:value-type="float">
            <text:p>385.0735</text:p>
          </table:table-cell>
          <table:table-cell office:value-type="float" office:value="326.296" calcext:value-type="float">
            <text:p>326.2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534.9946" calcext:value-type="float">
            <text:p>534.9946</text:p>
          </table:table-cell>
          <table:table-cell office:value-type="float" office:value="5502.736" calcext:value-type="float">
            <text:p>5502.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9083" calcext:value-type="float">
            <text:p>-3.019083</text:p>
          </table:table-cell>
          <table:table-cell office:value-type="float" office:value="3.379131" calcext:value-type="float">
            <text:p>3.379131</text:p>
          </table:table-cell>
          <table:table-cell office:value-type="float" office:value="0" calcext:value-type="float">
            <text:p>0</text:p>
          </table:table-cell>
          <table:table-cell office:value-type="float" office:value="33.91093" calcext:value-type="float">
            <text:p>33.91093</text:p>
          </table:table-cell>
          <table:table-cell office:value-type="float" office:value="445.5117" calcext:value-type="float">
            <text:p>445.5117</text:p>
          </table:table-cell>
          <table:table-cell office:value-type="float" office:value="0.005864945" calcext:value-type="float">
            <text:p>0.005864945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7251622" calcext:value-type="float">
            <text:p>0.07251622</text:p>
          </table:table-cell>
          <table:table-cell office:value-type="float" office:value="0.1177113" calcext:value-type="float">
            <text:p>0.1177113</text:p>
          </table:table-cell>
          <table:table-cell office:value-type="float" office:value="360" calcext:value-type="float">
            <text:p>360</text:p>
          </table:table-cell>
          <table:table-cell office:value-type="float" office:value="-3.203855" calcext:value-type="float">
            <text:p>-3.203855</text:p>
          </table:table-cell>
          <table:table-cell office:value-type="float" office:value="0" calcext:value-type="float">
            <text:p>0</text:p>
          </table:table-cell>
          <table:table-cell office:value-type="float" office:value="199.1866" calcext:value-type="float">
            <text:p>199.1866</text:p>
          </table:table-cell>
          <table:table-cell office:value-type="float" office:value="276.0818" calcext:value-type="float">
            <text:p>276.0818</text:p>
          </table:table-cell>
          <table:table-cell office:value-type="float" office:value="896.4639" calcext:value-type="float">
            <text:p>896.4639</text:p>
          </table:table-cell>
          <table:table-cell office:value-type="float" office:value="874.2562" calcext:value-type="float">
            <text:p>874.2562</text:p>
          </table:table-cell>
          <table:table-cell office:value-type="float" office:value="869.5475" calcext:value-type="float">
            <text:p>869.5475</text:p>
          </table:table-cell>
          <table:table-cell office:value-type="float" office:value="883.9896" calcext:value-type="float">
            <text:p>883.9896</text:p>
          </table:table-cell>
          <table:table-cell office:value-type="float" office:value="329.8178" calcext:value-type="float">
            <text:p>329.8178</text:p>
          </table:table-cell>
          <table:table-cell office:value-type="float" office:value="445.4244" calcext:value-type="float">
            <text:p>445.4244</text:p>
          </table:table-cell>
          <table:table-cell office:value-type="float" office:value="385.0727" calcext:value-type="float">
            <text:p>385.0727</text:p>
          </table:table-cell>
          <table:table-cell office:value-type="float" office:value="326.2952" calcext:value-type="float">
            <text:p>326.29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534.9713" calcext:value-type="float">
            <text:p>534.9713</text:p>
          </table:table-cell>
          <table:table-cell office:value-type="float" office:value="5502.715" calcext:value-type="float">
            <text:p>5502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28054" calcext:value-type="float">
            <text:p>-3.028054</text:p>
          </table:table-cell>
          <table:table-cell office:value-type="float" office:value="3.972274" calcext:value-type="float">
            <text:p>3.972274</text:p>
          </table:table-cell>
          <table:table-cell office:value-type="float" office:value="0" calcext:value-type="float">
            <text:p>0</text:p>
          </table:table-cell>
          <table:table-cell office:value-type="float" office:value="33.90319" calcext:value-type="float">
            <text:p>33.90319</text:p>
          </table:table-cell>
          <table:table-cell office:value-type="float" office:value="445.5119" calcext:value-type="float">
            <text:p>445.5119</text:p>
          </table:table-cell>
          <table:table-cell office:value-type="float" office:value="0.005882989" calcext:value-type="float">
            <text:p>0.005882989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7420205" calcext:value-type="float">
            <text:p>0.07420205</text:p>
          </table:table-cell>
          <table:table-cell office:value-type="float" office:value="0.1294498" calcext:value-type="float">
            <text:p>0.1294498</text:p>
          </table:table-cell>
          <table:table-cell office:value-type="float" office:value="360" calcext:value-type="float">
            <text:p>360</text:p>
          </table:table-cell>
          <table:table-cell office:value-type="float" office:value="-3.226232" calcext:value-type="float">
            <text:p>-3.226232</text:p>
          </table:table-cell>
          <table:table-cell office:value-type="float" office:value="0" calcext:value-type="float">
            <text:p>0</text:p>
          </table:table-cell>
          <table:table-cell office:value-type="float" office:value="199.184" calcext:value-type="float">
            <text:p>199.184</text:p>
          </table:table-cell>
          <table:table-cell office:value-type="float" office:value="276.0769" calcext:value-type="float">
            <text:p>276.0769</text:p>
          </table:table-cell>
          <table:table-cell office:value-type="float" office:value="896.4515" calcext:value-type="float">
            <text:p>896.4515</text:p>
          </table:table-cell>
          <table:table-cell office:value-type="float" office:value="874.2479" calcext:value-type="float">
            <text:p>874.2479</text:p>
          </table:table-cell>
          <table:table-cell office:value-type="float" office:value="869.5422" calcext:value-type="float">
            <text:p>869.5422</text:p>
          </table:table-cell>
          <table:table-cell office:value-type="float" office:value="883.9855" calcext:value-type="float">
            <text:p>883.9855</text:p>
          </table:table-cell>
          <table:table-cell office:value-type="float" office:value="329.8148" calcext:value-type="float">
            <text:p>329.8148</text:p>
          </table:table-cell>
          <table:table-cell office:value-type="float" office:value="445.423" calcext:value-type="float">
            <text:p>445.423</text:p>
          </table:table-cell>
          <table:table-cell office:value-type="float" office:value="385.0719" calcext:value-type="float">
            <text:p>385.0719</text:p>
          </table:table-cell>
          <table:table-cell office:value-type="float" office:value="326.2944" calcext:value-type="float">
            <text:p>326.2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534.9444" calcext:value-type="float">
            <text:p>534.9444</text:p>
          </table:table-cell>
          <table:table-cell office:value-type="float" office:value="5502.694" calcext:value-type="float">
            <text:p>5502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37002" calcext:value-type="float">
            <text:p>-3.037002</text:p>
          </table:table-cell>
          <table:table-cell office:value-type="float" office:value="4.548849" calcext:value-type="float">
            <text:p>4.548849</text:p>
          </table:table-cell>
          <table:table-cell office:value-type="float" office:value="0" calcext:value-type="float">
            <text:p>0</text:p>
          </table:table-cell>
          <table:table-cell office:value-type="float" office:value="33.89776" calcext:value-type="float">
            <text:p>33.89776</text:p>
          </table:table-cell>
          <table:table-cell office:value-type="float" office:value="445.512" calcext:value-type="float">
            <text:p>445.512</text:p>
          </table:table-cell>
          <table:table-cell office:value-type="float" office:value="0.005894062" calcext:value-type="float">
            <text:p>0.00589406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7588496" calcext:value-type="float">
            <text:p>0.07588496</text:p>
          </table:table-cell>
          <table:table-cell office:value-type="float" office:value="0.1411597" calcext:value-type="float">
            <text:p>0.1411597</text:p>
          </table:table-cell>
          <table:table-cell office:value-type="float" office:value="360" calcext:value-type="float">
            <text:p>360</text:p>
          </table:table-cell>
          <table:table-cell office:value-type="float" office:value="-3.248561" calcext:value-type="float">
            <text:p>-3.248561</text:p>
          </table:table-cell>
          <table:table-cell office:value-type="float" office:value="0" calcext:value-type="float">
            <text:p>0</text:p>
          </table:table-cell>
          <table:table-cell office:value-type="float" office:value="199.1793" calcext:value-type="float">
            <text:p>199.1793</text:p>
          </table:table-cell>
          <table:table-cell office:value-type="float" office:value="276.071" calcext:value-type="float">
            <text:p>276.071</text:p>
          </table:table-cell>
          <table:table-cell office:value-type="float" office:value="896.439" calcext:value-type="float">
            <text:p>896.439</text:p>
          </table:table-cell>
          <table:table-cell office:value-type="float" office:value="874.2396" calcext:value-type="float">
            <text:p>874.2396</text:p>
          </table:table-cell>
          <table:table-cell office:value-type="float" office:value="869.5368" calcext:value-type="float">
            <text:p>869.5368</text:p>
          </table:table-cell>
          <table:table-cell office:value-type="float" office:value="883.9816" calcext:value-type="float">
            <text:p>883.9816</text:p>
          </table:table-cell>
          <table:table-cell office:value-type="float" office:value="329.8117" calcext:value-type="float">
            <text:p>329.8117</text:p>
          </table:table-cell>
          <table:table-cell office:value-type="float" office:value="445.4217" calcext:value-type="float">
            <text:p>445.4217</text:p>
          </table:table-cell>
          <table:table-cell office:value-type="float" office:value="385.071" calcext:value-type="float">
            <text:p>385.071</text:p>
          </table:table-cell>
          <table:table-cell office:value-type="float" office:value="326.2936" calcext:value-type="float">
            <text:p>326.29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534.9128" calcext:value-type="float">
            <text:p>534.9128</text:p>
          </table:table-cell>
          <table:table-cell office:value-type="float" office:value="5502.675" calcext:value-type="float">
            <text:p>5502.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65925" calcext:value-type="float">
            <text:p>-3.065925</text:p>
          </table:table-cell>
          <table:table-cell office:value-type="float" office:value="5.793721" calcext:value-type="float">
            <text:p>5.793721</text:p>
          </table:table-cell>
          <table:table-cell office:value-type="float" office:value="0" calcext:value-type="float">
            <text:p>0</text:p>
          </table:table-cell>
          <table:table-cell office:value-type="float" office:value="33.89618" calcext:value-type="float">
            <text:p>33.89618</text:p>
          </table:table-cell>
          <table:table-cell office:value-type="float" office:value="445.5123" calcext:value-type="float">
            <text:p>445.5123</text:p>
          </table:table-cell>
          <table:table-cell office:value-type="float" office:value="0.005906829" calcext:value-type="float">
            <text:p>0.005906829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7757986" calcext:value-type="float">
            <text:p>0.07757986</text:p>
          </table:table-cell>
          <table:table-cell office:value-type="float" office:value="0.1529608" calcext:value-type="float">
            <text:p>0.1529608</text:p>
          </table:table-cell>
          <table:table-cell office:value-type="float" office:value="360" calcext:value-type="float">
            <text:p>360</text:p>
          </table:table-cell>
          <table:table-cell office:value-type="float" office:value="-3.290967" calcext:value-type="float">
            <text:p>-3.290967</text:p>
          </table:table-cell>
          <table:table-cell office:value-type="float" office:value="0" calcext:value-type="float">
            <text:p>0</text:p>
          </table:table-cell>
          <table:table-cell office:value-type="float" office:value="199.1714" calcext:value-type="float">
            <text:p>199.1714</text:p>
          </table:table-cell>
          <table:table-cell office:value-type="float" office:value="276.0636" calcext:value-type="float">
            <text:p>276.0636</text:p>
          </table:table-cell>
          <table:table-cell office:value-type="float" office:value="896.4262" calcext:value-type="float">
            <text:p>896.4262</text:p>
          </table:table-cell>
          <table:table-cell office:value-type="float" office:value="874.2312" calcext:value-type="float">
            <text:p>874.2312</text:p>
          </table:table-cell>
          <table:table-cell office:value-type="float" office:value="869.5314" calcext:value-type="float">
            <text:p>869.5314</text:p>
          </table:table-cell>
          <table:table-cell office:value-type="float" office:value="883.9775" calcext:value-type="float">
            <text:p>883.9775</text:p>
          </table:table-cell>
          <table:table-cell office:value-type="float" office:value="329.8088" calcext:value-type="float">
            <text:p>329.8088</text:p>
          </table:table-cell>
          <table:table-cell office:value-type="float" office:value="445.4203" calcext:value-type="float">
            <text:p>445.4203</text:p>
          </table:table-cell>
          <table:table-cell office:value-type="float" office:value="385.0703" calcext:value-type="float">
            <text:p>385.0703</text:p>
          </table:table-cell>
          <table:table-cell office:value-type="float" office:value="326.2928" calcext:value-type="float">
            <text:p>326.29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534.8795" calcext:value-type="float">
            <text:p>534.8795</text:p>
          </table:table-cell>
          <table:table-cell office:value-type="float" office:value="5502.654" calcext:value-type="float">
            <text:p>5502.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26894" calcext:value-type="float">
            <text:p>-3.126894</text:p>
          </table:table-cell>
          <table:table-cell office:value-type="float" office:value="7.971905" calcext:value-type="float">
            <text:p>7.971905</text:p>
          </table:table-cell>
          <table:table-cell office:value-type="float" office:value="0" calcext:value-type="float">
            <text:p>0</text:p>
          </table:table-cell>
          <table:table-cell office:value-type="float" office:value="33.89608" calcext:value-type="float">
            <text:p>33.89608</text:p>
          </table:table-cell>
          <table:table-cell office:value-type="float" office:value="445.5132" calcext:value-type="float">
            <text:p>445.5132</text:p>
          </table:table-cell>
          <table:table-cell office:value-type="float" office:value="0.00594246" calcext:value-type="float">
            <text:p>0.00594246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7915699" calcext:value-type="float">
            <text:p>0.07915699</text:p>
          </table:table-cell>
          <table:table-cell office:value-type="float" office:value="0.1638134" calcext:value-type="float">
            <text:p>0.1638134</text:p>
          </table:table-cell>
          <table:table-cell office:value-type="float" office:value="360" calcext:value-type="float">
            <text:p>360</text:p>
          </table:table-cell>
          <table:table-cell office:value-type="float" office:value="-3.364331" calcext:value-type="float">
            <text:p>-3.364331</text:p>
          </table:table-cell>
          <table:table-cell office:value-type="float" office:value="0" calcext:value-type="float">
            <text:p>0</text:p>
          </table:table-cell>
          <table:table-cell office:value-type="float" office:value="199.1624" calcext:value-type="float">
            <text:p>199.1624</text:p>
          </table:table-cell>
          <table:table-cell office:value-type="float" office:value="276.0555" calcext:value-type="float">
            <text:p>276.0555</text:p>
          </table:table-cell>
          <table:table-cell office:value-type="float" office:value="896.4131" calcext:value-type="float">
            <text:p>896.4131</text:p>
          </table:table-cell>
          <table:table-cell office:value-type="float" office:value="874.2227" calcext:value-type="float">
            <text:p>874.2227</text:p>
          </table:table-cell>
          <table:table-cell office:value-type="float" office:value="869.526" calcext:value-type="float">
            <text:p>869.526</text:p>
          </table:table-cell>
          <table:table-cell office:value-type="float" office:value="883.9733" calcext:value-type="float">
            <text:p>883.9733</text:p>
          </table:table-cell>
          <table:table-cell office:value-type="float" office:value="329.8059" calcext:value-type="float">
            <text:p>329.8059</text:p>
          </table:table-cell>
          <table:table-cell office:value-type="float" office:value="445.4189" calcext:value-type="float">
            <text:p>445.4189</text:p>
          </table:table-cell>
          <table:table-cell office:value-type="float" office:value="385.0695" calcext:value-type="float">
            <text:p>385.0695</text:p>
          </table:table-cell>
          <table:table-cell office:value-type="float" office:value="326.2921" calcext:value-type="float">
            <text:p>326.29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534.8434" calcext:value-type="float">
            <text:p>534.8434</text:p>
          </table:table-cell>
          <table:table-cell office:value-type="float" office:value="5502.635" calcext:value-type="float">
            <text:p>5502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26354" calcext:value-type="float">
            <text:p>-3.226354</text:p>
          </table:table-cell>
          <table:table-cell office:value-type="float" office:value="9.365141" calcext:value-type="float">
            <text:p>9.365141</text:p>
          </table:table-cell>
          <table:table-cell office:value-type="float" office:value="0" calcext:value-type="float">
            <text:p>0</text:p>
          </table:table-cell>
          <table:table-cell office:value-type="float" office:value="33.89755" calcext:value-type="float">
            <text:p>33.89755</text:p>
          </table:table-cell>
          <table:table-cell office:value-type="float" office:value="445.5143" calcext:value-type="float">
            <text:p>445.5143</text:p>
          </table:table-cell>
          <table:table-cell office:value-type="float" office:value="0.006034007" calcext:value-type="float">
            <text:p>0.006034007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7999512" calcext:value-type="float">
            <text:p>0.07999512</text:p>
          </table:table-cell>
          <table:table-cell office:value-type="float" office:value="0.1634154" calcext:value-type="float">
            <text:p>0.1634154</text:p>
          </table:table-cell>
          <table:table-cell office:value-type="float" office:value="360" calcext:value-type="float">
            <text:p>360</text:p>
          </table:table-cell>
          <table:table-cell office:value-type="float" office:value="-3.46414" calcext:value-type="float">
            <text:p>-3.46414</text:p>
          </table:table-cell>
          <table:table-cell office:value-type="float" office:value="0" calcext:value-type="float">
            <text:p>0</text:p>
          </table:table-cell>
          <table:table-cell office:value-type="float" office:value="199.1522" calcext:value-type="float">
            <text:p>199.1522</text:p>
          </table:table-cell>
          <table:table-cell office:value-type="float" office:value="276.0461" calcext:value-type="float">
            <text:p>276.0461</text:p>
          </table:table-cell>
          <table:table-cell office:value-type="float" office:value="896.3999" calcext:value-type="float">
            <text:p>896.3999</text:p>
          </table:table-cell>
          <table:table-cell office:value-type="float" office:value="874.2142" calcext:value-type="float">
            <text:p>874.2142</text:p>
          </table:table-cell>
          <table:table-cell office:value-type="float" office:value="869.5206" calcext:value-type="float">
            <text:p>869.5206</text:p>
          </table:table-cell>
          <table:table-cell office:value-type="float" office:value="883.9693" calcext:value-type="float">
            <text:p>883.9693</text:p>
          </table:table-cell>
          <table:table-cell office:value-type="float" office:value="329.8033" calcext:value-type="float">
            <text:p>329.8033</text:p>
          </table:table-cell>
          <table:table-cell office:value-type="float" office:value="445.4175" calcext:value-type="float">
            <text:p>445.4175</text:p>
          </table:table-cell>
          <table:table-cell office:value-type="float" office:value="385.0688" calcext:value-type="float">
            <text:p>385.0688</text:p>
          </table:table-cell>
          <table:table-cell office:value-type="float" office:value="326.2915" calcext:value-type="float">
            <text:p>326.29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534.8151" calcext:value-type="float">
            <text:p>534.8151</text:p>
          </table:table-cell>
          <table:table-cell office:value-type="float" office:value="5502.616" calcext:value-type="float">
            <text:p>5502.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74234" calcext:value-type="float">
            <text:p>-3.374234</text:p>
          </table:table-cell>
          <table:table-cell office:value-type="float" office:value="9.490993" calcext:value-type="float">
            <text:p>9.490993</text:p>
          </table:table-cell>
          <table:table-cell office:value-type="float" office:value="0" calcext:value-type="float">
            <text:p>0</text:p>
          </table:table-cell>
          <table:table-cell office:value-type="float" office:value="33.89373" calcext:value-type="float">
            <text:p>33.89373</text:p>
          </table:table-cell>
          <table:table-cell office:value-type="float" office:value="445.5144" calcext:value-type="float">
            <text:p>445.5144</text:p>
          </table:table-cell>
          <table:table-cell office:value-type="float" office:value="0.006172717" calcext:value-type="float">
            <text:p>0.006172717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06715" calcext:value-type="float">
            <text:p>0.0806715</text:p>
          </table:table-cell>
          <table:table-cell office:value-type="float" office:value="0.1600416" calcext:value-type="float">
            <text:p>0.1600416</text:p>
          </table:table-cell>
          <table:table-cell office:value-type="float" office:value="360" calcext:value-type="float">
            <text:p>360</text:p>
          </table:table-cell>
          <table:table-cell office:value-type="float" office:value="-3.609183" calcext:value-type="float">
            <text:p>-3.609183</text:p>
          </table:table-cell>
          <table:table-cell office:value-type="float" office:value="0" calcext:value-type="float">
            <text:p>0</text:p>
          </table:table-cell>
          <table:table-cell office:value-type="float" office:value="199.1475" calcext:value-type="float">
            <text:p>199.1475</text:p>
          </table:table-cell>
          <table:table-cell office:value-type="float" office:value="276.0392" calcext:value-type="float">
            <text:p>276.0392</text:p>
          </table:table-cell>
          <table:table-cell office:value-type="float" office:value="896.3866" calcext:value-type="float">
            <text:p>896.3866</text:p>
          </table:table-cell>
          <table:table-cell office:value-type="float" office:value="874.2058" calcext:value-type="float">
            <text:p>874.2058</text:p>
          </table:table-cell>
          <table:table-cell office:value-type="float" office:value="869.5152" calcext:value-type="float">
            <text:p>869.5152</text:p>
          </table:table-cell>
          <table:table-cell office:value-type="float" office:value="883.9653" calcext:value-type="float">
            <text:p>883.9653</text:p>
          </table:table-cell>
          <table:table-cell office:value-type="float" office:value="329.8009" calcext:value-type="float">
            <text:p>329.8009</text:p>
          </table:table-cell>
          <table:table-cell office:value-type="float" office:value="445.416" calcext:value-type="float">
            <text:p>445.416</text:p>
          </table:table-cell>
          <table:table-cell office:value-type="float" office:value="385.0681" calcext:value-type="float">
            <text:p>385.0681</text:p>
          </table:table-cell>
          <table:table-cell office:value-type="float" office:value="326.2909" calcext:value-type="float">
            <text:p>326.29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534.7838" calcext:value-type="float">
            <text:p>534.7838</text:p>
          </table:table-cell>
          <table:table-cell office:value-type="float" office:value="5502.596" calcext:value-type="float">
            <text:p>5502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01588" calcext:value-type="float">
            <text:p>-3.501588</text:p>
          </table:table-cell>
          <table:table-cell office:value-type="float" office:value="9.19992" calcext:value-type="float">
            <text:p>9.19992</text:p>
          </table:table-cell>
          <table:table-cell office:value-type="float" office:value="0" calcext:value-type="float">
            <text:p>0</text:p>
          </table:table-cell>
          <table:table-cell office:value-type="float" office:value="33.89182" calcext:value-type="float">
            <text:p>33.89182</text:p>
          </table:table-cell>
          <table:table-cell office:value-type="float" office:value="445.5147" calcext:value-type="float">
            <text:p>445.5147</text:p>
          </table:table-cell>
          <table:table-cell office:value-type="float" office:value="0.006330535" calcext:value-type="float">
            <text:p>0.006330535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130151" calcext:value-type="float">
            <text:p>0.08130151</text:p>
          </table:table-cell>
          <table:table-cell office:value-type="float" office:value="0.155816" calcext:value-type="float">
            <text:p>0.155816</text:p>
          </table:table-cell>
          <table:table-cell office:value-type="float" office:value="360" calcext:value-type="float">
            <text:p>360</text:p>
          </table:table-cell>
          <table:table-cell office:value-type="float" office:value="-3.732783" calcext:value-type="float">
            <text:p>-3.732783</text:p>
          </table:table-cell>
          <table:table-cell office:value-type="float" office:value="0" calcext:value-type="float">
            <text:p>0</text:p>
          </table:table-cell>
          <table:table-cell office:value-type="float" office:value="199.1406" calcext:value-type="float">
            <text:p>199.1406</text:p>
          </table:table-cell>
          <table:table-cell office:value-type="float" office:value="276.0315" calcext:value-type="float">
            <text:p>276.0315</text:p>
          </table:table-cell>
          <table:table-cell office:value-type="float" office:value="896.3732" calcext:value-type="float">
            <text:p>896.3732</text:p>
          </table:table-cell>
          <table:table-cell office:value-type="float" office:value="874.1974" calcext:value-type="float">
            <text:p>874.1974</text:p>
          </table:table-cell>
          <table:table-cell office:value-type="float" office:value="869.5099" calcext:value-type="float">
            <text:p>869.5099</text:p>
          </table:table-cell>
          <table:table-cell office:value-type="float" office:value="883.9613" calcext:value-type="float">
            <text:p>883.9613</text:p>
          </table:table-cell>
          <table:table-cell office:value-type="float" office:value="329.7984" calcext:value-type="float">
            <text:p>329.7984</text:p>
          </table:table-cell>
          <table:table-cell office:value-type="float" office:value="445.4146" calcext:value-type="float">
            <text:p>445.4146</text:p>
          </table:table-cell>
          <table:table-cell office:value-type="float" office:value="385.0673" calcext:value-type="float">
            <text:p>385.0673</text:p>
          </table:table-cell>
          <table:table-cell office:value-type="float" office:value="326.2904" calcext:value-type="float">
            <text:p>326.29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534.7479" calcext:value-type="float">
            <text:p>534.7479</text:p>
          </table:table-cell>
          <table:table-cell office:value-type="float" office:value="5502.577" calcext:value-type="float">
            <text:p>5502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11664" calcext:value-type="float">
            <text:p>-3.611664</text:p>
          </table:table-cell>
          <table:table-cell office:value-type="float" office:value="8.277684" calcext:value-type="float">
            <text:p>8.277684</text:p>
          </table:table-cell>
          <table:table-cell office:value-type="float" office:value="0" calcext:value-type="float">
            <text:p>0</text:p>
          </table:table-cell>
          <table:table-cell office:value-type="float" office:value="33.89283" calcext:value-type="float">
            <text:p>33.89283</text:p>
          </table:table-cell>
          <table:table-cell office:value-type="float" office:value="445.5155" calcext:value-type="float">
            <text:p>445.5155</text:p>
          </table:table-cell>
          <table:table-cell office:value-type="float" office:value="0.00648808" calcext:value-type="float">
            <text:p>0.00648808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2238" calcext:value-type="float">
            <text:p>0.082238</text:p>
          </table:table-cell>
          <table:table-cell office:value-type="float" office:value="0.1523718" calcext:value-type="float">
            <text:p>0.1523718</text:p>
          </table:table-cell>
          <table:table-cell office:value-type="float" office:value="360" calcext:value-type="float">
            <text:p>360</text:p>
          </table:table-cell>
          <table:table-cell office:value-type="float" office:value="-3.840194" calcext:value-type="float">
            <text:p>-3.840194</text:p>
          </table:table-cell>
          <table:table-cell office:value-type="float" office:value="0" calcext:value-type="float">
            <text:p>0</text:p>
          </table:table-cell>
          <table:table-cell office:value-type="float" office:value="199.1299" calcext:value-type="float">
            <text:p>199.1299</text:p>
          </table:table-cell>
          <table:table-cell office:value-type="float" office:value="276.022" calcext:value-type="float">
            <text:p>276.022</text:p>
          </table:table-cell>
          <table:table-cell office:value-type="float" office:value="896.36" calcext:value-type="float">
            <text:p>896.36</text:p>
          </table:table-cell>
          <table:table-cell office:value-type="float" office:value="874.1892" calcext:value-type="float">
            <text:p>874.1892</text:p>
          </table:table-cell>
          <table:table-cell office:value-type="float" office:value="869.5046" calcext:value-type="float">
            <text:p>869.5046</text:p>
          </table:table-cell>
          <table:table-cell office:value-type="float" office:value="883.9574" calcext:value-type="float">
            <text:p>883.9574</text:p>
          </table:table-cell>
          <table:table-cell office:value-type="float" office:value="329.7957" calcext:value-type="float">
            <text:p>329.7957</text:p>
          </table:table-cell>
          <table:table-cell office:value-type="float" office:value="445.4132" calcext:value-type="float">
            <text:p>445.4132</text:p>
          </table:table-cell>
          <table:table-cell office:value-type="float" office:value="385.0666" calcext:value-type="float">
            <text:p>385.0666</text:p>
          </table:table-cell>
          <table:table-cell office:value-type="float" office:value="326.2898" calcext:value-type="float">
            <text:p>326.28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534.7034" calcext:value-type="float">
            <text:p>534.7034</text:p>
          </table:table-cell>
          <table:table-cell office:value-type="float" office:value="5502.555" calcext:value-type="float">
            <text:p>5502.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19317" calcext:value-type="float">
            <text:p>-3.719317</text:p>
          </table:table-cell>
          <table:table-cell office:value-type="float" office:value="9.227982" calcext:value-type="float">
            <text:p>9.227982</text:p>
          </table:table-cell>
          <table:table-cell office:value-type="float" office:value="0" calcext:value-type="float">
            <text:p>0</text:p>
          </table:table-cell>
          <table:table-cell office:value-type="float" office:value="33.89906" calcext:value-type="float">
            <text:p>33.89906</text:p>
          </table:table-cell>
          <table:table-cell office:value-type="float" office:value="445.5168" calcext:value-type="float">
            <text:p>445.5168</text:p>
          </table:table-cell>
          <table:table-cell office:value-type="float" office:value="0.006695422" calcext:value-type="float">
            <text:p>0.00669542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319767" calcext:value-type="float">
            <text:p>0.08319767</text:p>
          </table:table-cell>
          <table:table-cell office:value-type="float" office:value="0.1489704" calcext:value-type="float">
            <text:p>0.1489704</text:p>
          </table:table-cell>
          <table:table-cell office:value-type="float" office:value="360" calcext:value-type="float">
            <text:p>360</text:p>
          </table:table-cell>
          <table:table-cell office:value-type="float" office:value="-3.945198" calcext:value-type="float">
            <text:p>-3.945198</text:p>
          </table:table-cell>
          <table:table-cell office:value-type="float" office:value="0" calcext:value-type="float">
            <text:p>0</text:p>
          </table:table-cell>
          <table:table-cell office:value-type="float" office:value="199.1152" calcext:value-type="float">
            <text:p>199.1152</text:p>
          </table:table-cell>
          <table:table-cell office:value-type="float" office:value="276.0097" calcext:value-type="float">
            <text:p>276.0097</text:p>
          </table:table-cell>
          <table:table-cell office:value-type="float" office:value="896.343" calcext:value-type="float">
            <text:p>896.343</text:p>
          </table:table-cell>
          <table:table-cell office:value-type="float" office:value="874.1803" calcext:value-type="float">
            <text:p>874.1803</text:p>
          </table:table-cell>
          <table:table-cell office:value-type="float" office:value="869.4993" calcext:value-type="float">
            <text:p>869.4993</text:p>
          </table:table-cell>
          <table:table-cell office:value-type="float" office:value="883.9534" calcext:value-type="float">
            <text:p>883.9534</text:p>
          </table:table-cell>
          <table:table-cell office:value-type="float" office:value="329.7932" calcext:value-type="float">
            <text:p>329.7932</text:p>
          </table:table-cell>
          <table:table-cell office:value-type="float" office:value="445.4118" calcext:value-type="float">
            <text:p>445.4118</text:p>
          </table:table-cell>
          <table:table-cell office:value-type="float" office:value="385.0658" calcext:value-type="float">
            <text:p>385.0658</text:p>
          </table:table-cell>
          <table:table-cell office:value-type="float" office:value="326.2892" calcext:value-type="float">
            <text:p>326.28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534.6376" calcext:value-type="float">
            <text:p>534.6376</text:p>
          </table:table-cell>
          <table:table-cell office:value-type="float" office:value="5502.52" calcext:value-type="float">
            <text:p>550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51709" calcext:value-type="float">
            <text:p>-3.851709</text:p>
          </table:table-cell>
          <table:table-cell office:value-type="float" office:value="9.656179" calcext:value-type="float">
            <text:p>9.656179</text:p>
          </table:table-cell>
          <table:table-cell office:value-type="float" office:value="0" calcext:value-type="float">
            <text:p>0</text:p>
          </table:table-cell>
          <table:table-cell office:value-type="float" office:value="33.91602" calcext:value-type="float">
            <text:p>33.91602</text:p>
          </table:table-cell>
          <table:table-cell office:value-type="float" office:value="445.5185" calcext:value-type="float">
            <text:p>445.5185</text:p>
          </table:table-cell>
          <table:table-cell office:value-type="float" office:value="0.006964717" calcext:value-type="float">
            <text:p>0.006964717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389606" calcext:value-type="float">
            <text:p>0.08389606</text:p>
          </table:table-cell>
          <table:table-cell office:value-type="float" office:value="0.1450251" calcext:value-type="float">
            <text:p>0.1450251</text:p>
          </table:table-cell>
          <table:table-cell office:value-type="float" office:value="360" calcext:value-type="float">
            <text:p>360</text:p>
          </table:table-cell>
          <table:table-cell office:value-type="float" office:value="-4.074074" calcext:value-type="float">
            <text:p>-4.074074</text:p>
          </table:table-cell>
          <table:table-cell office:value-type="float" office:value="0" calcext:value-type="float">
            <text:p>0</text:p>
          </table:table-cell>
          <table:table-cell office:value-type="float" office:value="199.097" calcext:value-type="float">
            <text:p>199.097</text:p>
          </table:table-cell>
          <table:table-cell office:value-type="float" office:value="275.9906" calcext:value-type="float">
            <text:p>275.9906</text:p>
          </table:table-cell>
          <table:table-cell office:value-type="float" office:value="896.3124" calcext:value-type="float">
            <text:p>896.3124</text:p>
          </table:table-cell>
          <table:table-cell office:value-type="float" office:value="874.1646" calcext:value-type="float">
            <text:p>874.1646</text:p>
          </table:table-cell>
          <table:table-cell office:value-type="float" office:value="869.4915" calcext:value-type="float">
            <text:p>869.4915</text:p>
          </table:table-cell>
          <table:table-cell office:value-type="float" office:value="883.9481" calcext:value-type="float">
            <text:p>883.9481</text:p>
          </table:table-cell>
          <table:table-cell office:value-type="float" office:value="329.7902" calcext:value-type="float">
            <text:p>329.7902</text:p>
          </table:table-cell>
          <table:table-cell office:value-type="float" office:value="445.4102" calcext:value-type="float">
            <text:p>445.4102</text:p>
          </table:table-cell>
          <table:table-cell office:value-type="float" office:value="385.0651" calcext:value-type="float">
            <text:p>385.0651</text:p>
          </table:table-cell>
          <table:table-cell office:value-type="float" office:value="326.2886" calcext:value-type="float">
            <text:p>326.28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534.5505" calcext:value-type="float">
            <text:p>534.5505</text:p>
          </table:table-cell>
          <table:table-cell office:value-type="float" office:value="5502.464" calcext:value-type="float">
            <text:p>5502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14275" calcext:value-type="float">
            <text:p>-4.014275</text:p>
          </table:table-cell>
          <table:table-cell office:value-type="float" office:value="9.415935" calcext:value-type="float">
            <text:p>9.415935</text:p>
          </table:table-cell>
          <table:table-cell office:value-type="float" office:value="0" calcext:value-type="float">
            <text:p>0</text:p>
          </table:table-cell>
          <table:table-cell office:value-type="float" office:value="33.93873" calcext:value-type="float">
            <text:p>33.93873</text:p>
          </table:table-cell>
          <table:table-cell office:value-type="float" office:value="445.5208" calcext:value-type="float">
            <text:p>445.5208</text:p>
          </table:table-cell>
          <table:table-cell office:value-type="float" office:value="0.007292388" calcext:value-type="float">
            <text:p>0.007292388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435867" calcext:value-type="float">
            <text:p>0.08435867</text:p>
          </table:table-cell>
          <table:table-cell office:value-type="float" office:value="0.1406696" calcext:value-type="float">
            <text:p>0.1406696</text:p>
          </table:table-cell>
          <table:table-cell office:value-type="float" office:value="360" calcext:value-type="float">
            <text:p>360</text:p>
          </table:table-cell>
          <table:table-cell office:value-type="float" office:value="-4.232419" calcext:value-type="float">
            <text:p>-4.232419</text:p>
          </table:table-cell>
          <table:table-cell office:value-type="float" office:value="0" calcext:value-type="float">
            <text:p>0</text:p>
          </table:table-cell>
          <table:table-cell office:value-type="float" office:value="199.0778" calcext:value-type="float">
            <text:p>199.0778</text:p>
          </table:table-cell>
          <table:table-cell office:value-type="float" office:value="275.9651" calcext:value-type="float">
            <text:p>275.9651</text:p>
          </table:table-cell>
          <table:table-cell office:value-type="float" office:value="896.2679" calcext:value-type="float">
            <text:p>896.2679</text:p>
          </table:table-cell>
          <table:table-cell office:value-type="float" office:value="874.1407" calcext:value-type="float">
            <text:p>874.1407</text:p>
          </table:table-cell>
          <table:table-cell office:value-type="float" office:value="869.4783" calcext:value-type="float">
            <text:p>869.4783</text:p>
          </table:table-cell>
          <table:table-cell office:value-type="float" office:value="883.9384" calcext:value-type="float">
            <text:p>883.9384</text:p>
          </table:table-cell>
          <table:table-cell office:value-type="float" office:value="329.7849" calcext:value-type="float">
            <text:p>329.7849</text:p>
          </table:table-cell>
          <table:table-cell office:value-type="float" office:value="445.4078" calcext:value-type="float">
            <text:p>445.4078</text:p>
          </table:table-cell>
          <table:table-cell office:value-type="float" office:value="385.0643" calcext:value-type="float">
            <text:p>385.0643</text:p>
          </table:table-cell>
          <table:table-cell office:value-type="float" office:value="326.288" calcext:value-type="float">
            <text:p>326.2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534.465" calcext:value-type="float">
            <text:p>534.465</text:p>
          </table:table-cell>
          <table:table-cell office:value-type="float" office:value="5502.401" calcext:value-type="float">
            <text:p>5502.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65367" calcext:value-type="float">
            <text:p>-4.165367</text:p>
          </table:table-cell>
          <table:table-cell office:value-type="float" office:value="8.94007" calcext:value-type="float">
            <text:p>8.94007</text:p>
          </table:table-cell>
          <table:table-cell office:value-type="float" office:value="0" calcext:value-type="float">
            <text:p>0</text:p>
          </table:table-cell>
          <table:table-cell office:value-type="float" office:value="33.96329" calcext:value-type="float">
            <text:p>33.96329</text:p>
          </table:table-cell>
          <table:table-cell office:value-type="float" office:value="445.5208" calcext:value-type="float">
            <text:p>445.5208</text:p>
          </table:table-cell>
          <table:table-cell office:value-type="float" office:value="0.007609157" calcext:value-type="float">
            <text:p>0.007609157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474582" calcext:value-type="float">
            <text:p>0.08474582</text:p>
          </table:table-cell>
          <table:table-cell office:value-type="float" office:value="0.1363137" calcext:value-type="float">
            <text:p>0.1363137</text:p>
          </table:table-cell>
          <table:table-cell office:value-type="float" office:value="360" calcext:value-type="float">
            <text:p>360</text:p>
          </table:table-cell>
          <table:table-cell office:value-type="float" office:value="-4.379226" calcext:value-type="float">
            <text:p>-4.379226</text:p>
          </table:table-cell>
          <table:table-cell office:value-type="float" office:value="0" calcext:value-type="float">
            <text:p>0</text:p>
          </table:table-cell>
          <table:table-cell office:value-type="float" office:value="199.062" calcext:value-type="float">
            <text:p>199.062</text:p>
          </table:table-cell>
          <table:table-cell office:value-type="float" office:value="275.9418" calcext:value-type="float">
            <text:p>275.9418</text:p>
          </table:table-cell>
          <table:table-cell office:value-type="float" office:value="896.2247" calcext:value-type="float">
            <text:p>896.2247</text:p>
          </table:table-cell>
          <table:table-cell office:value-type="float" office:value="874.1163" calcext:value-type="float">
            <text:p>874.1163</text:p>
          </table:table-cell>
          <table:table-cell office:value-type="float" office:value="869.4607" calcext:value-type="float">
            <text:p>869.4607</text:p>
          </table:table-cell>
          <table:table-cell office:value-type="float" office:value="883.9258" calcext:value-type="float">
            <text:p>883.9258</text:p>
          </table:table-cell>
          <table:table-cell office:value-type="float" office:value="329.7774" calcext:value-type="float">
            <text:p>329.7774</text:p>
          </table:table-cell>
          <table:table-cell office:value-type="float" office:value="445.4048" calcext:value-type="float">
            <text:p>445.4048</text:p>
          </table:table-cell>
          <table:table-cell office:value-type="float" office:value="385.0634" calcext:value-type="float">
            <text:p>385.0634</text:p>
          </table:table-cell>
          <table:table-cell office:value-type="float" office:value="326.2873" calcext:value-type="float">
            <text:p>326.28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534.3742" calcext:value-type="float">
            <text:p>534.3742</text:p>
          </table:table-cell>
          <table:table-cell office:value-type="float" office:value="5502.332" calcext:value-type="float">
            <text:p>5502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26847" calcext:value-type="float">
            <text:p>-4.326847</text:p>
          </table:table-cell>
          <table:table-cell office:value-type="float" office:value="9.065676" calcext:value-type="float">
            <text:p>9.065676</text:p>
          </table:table-cell>
          <table:table-cell office:value-type="float" office:value="0" calcext:value-type="float">
            <text:p>0</text:p>
          </table:table-cell>
          <table:table-cell office:value-type="float" office:value="33.99084" calcext:value-type="float">
            <text:p>33.99084</text:p>
          </table:table-cell>
          <table:table-cell office:value-type="float" office:value="445.5213" calcext:value-type="float">
            <text:p>445.5213</text:p>
          </table:table-cell>
          <table:table-cell office:value-type="float" office:value="0.007920783" calcext:value-type="float">
            <text:p>0.007920783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511412" calcext:value-type="float">
            <text:p>0.08511412</text:p>
          </table:table-cell>
          <table:table-cell office:value-type="float" office:value="0.1321114" calcext:value-type="float">
            <text:p>0.1321114</text:p>
          </table:table-cell>
          <table:table-cell office:value-type="float" office:value="360" calcext:value-type="float">
            <text:p>360</text:p>
          </table:table-cell>
          <table:table-cell office:value-type="float" office:value="-4.536561" calcext:value-type="float">
            <text:p>-4.536561</text:p>
          </table:table-cell>
          <table:table-cell office:value-type="float" office:value="0" calcext:value-type="float">
            <text:p>0</text:p>
          </table:table-cell>
          <table:table-cell office:value-type="float" office:value="199.0451" calcext:value-type="float">
            <text:p>199.0451</text:p>
          </table:table-cell>
          <table:table-cell office:value-type="float" office:value="275.9174" calcext:value-type="float">
            <text:p>275.9174</text:p>
          </table:table-cell>
          <table:table-cell office:value-type="float" office:value="896.1783" calcext:value-type="float">
            <text:p>896.1783</text:p>
          </table:table-cell>
          <table:table-cell office:value-type="float" office:value="874.0903" calcext:value-type="float">
            <text:p>874.0903</text:p>
          </table:table-cell>
          <table:table-cell office:value-type="float" office:value="869.4418" calcext:value-type="float">
            <text:p>869.4418</text:p>
          </table:table-cell>
          <table:table-cell office:value-type="float" office:value="883.9109" calcext:value-type="float">
            <text:p>883.9109</text:p>
          </table:table-cell>
          <table:table-cell office:value-type="float" office:value="329.7695" calcext:value-type="float">
            <text:p>329.7695</text:p>
          </table:table-cell>
          <table:table-cell office:value-type="float" office:value="445.4017" calcext:value-type="float">
            <text:p>445.4017</text:p>
          </table:table-cell>
          <table:table-cell office:value-type="float" office:value="385.0624" calcext:value-type="float">
            <text:p>385.0624</text:p>
          </table:table-cell>
          <table:table-cell office:value-type="float" office:value="326.2866" calcext:value-type="float">
            <text:p>326.286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534.2769" calcext:value-type="float">
            <text:p>534.2769</text:p>
          </table:table-cell>
          <table:table-cell office:value-type="float" office:value="5502.262" calcext:value-type="float">
            <text:p>5502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01069" calcext:value-type="float">
            <text:p>-4.501069</text:p>
          </table:table-cell>
          <table:table-cell office:value-type="float" office:value="9.173879" calcext:value-type="float">
            <text:p>9.173879</text:p>
          </table:table-cell>
          <table:table-cell office:value-type="float" office:value="0" calcext:value-type="float">
            <text:p>0</text:p>
          </table:table-cell>
          <table:table-cell office:value-type="float" office:value="34.01952" calcext:value-type="float">
            <text:p>34.01952</text:p>
          </table:table-cell>
          <table:table-cell office:value-type="float" office:value="445.5232" calcext:value-type="float">
            <text:p>445.5232</text:p>
          </table:table-cell>
          <table:table-cell office:value-type="float" office:value="0.00827241" calcext:value-type="float">
            <text:p>0.00827241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547579" calcext:value-type="float">
            <text:p>0.08547579</text:p>
          </table:table-cell>
          <table:table-cell office:value-type="float" office:value="0.128076" calcext:value-type="float">
            <text:p>0.128076</text:p>
          </table:table-cell>
          <table:table-cell office:value-type="float" office:value="360" calcext:value-type="float">
            <text:p>360</text:p>
          </table:table-cell>
          <table:table-cell office:value-type="float" office:value="-4.706757" calcext:value-type="float">
            <text:p>-4.706757</text:p>
          </table:table-cell>
          <table:table-cell office:value-type="float" office:value="0" calcext:value-type="float">
            <text:p>0</text:p>
          </table:table-cell>
          <table:table-cell office:value-type="float" office:value="199.0255" calcext:value-type="float">
            <text:p>199.0255</text:p>
          </table:table-cell>
          <table:table-cell office:value-type="float" office:value="275.8906" calcext:value-type="float">
            <text:p>275.8906</text:p>
          </table:table-cell>
          <table:table-cell office:value-type="float" office:value="896.1295" calcext:value-type="float">
            <text:p>896.1295</text:p>
          </table:table-cell>
          <table:table-cell office:value-type="float" office:value="874.0619" calcext:value-type="float">
            <text:p>874.0619</text:p>
          </table:table-cell>
          <table:table-cell office:value-type="float" office:value="869.4239" calcext:value-type="float">
            <text:p>869.4239</text:p>
          </table:table-cell>
          <table:table-cell office:value-type="float" office:value="883.8969" calcext:value-type="float">
            <text:p>883.8969</text:p>
          </table:table-cell>
          <table:table-cell office:value-type="float" office:value="329.7614" calcext:value-type="float">
            <text:p>329.7614</text:p>
          </table:table-cell>
          <table:table-cell office:value-type="float" office:value="445.3984" calcext:value-type="float">
            <text:p>445.3984</text:p>
          </table:table-cell>
          <table:table-cell office:value-type="float" office:value="385.0613" calcext:value-type="float">
            <text:p>385.0613</text:p>
          </table:table-cell>
          <table:table-cell office:value-type="float" office:value="326.2859" calcext:value-type="float">
            <text:p>326.28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534.1771" calcext:value-type="float">
            <text:p>534.1771</text:p>
          </table:table-cell>
          <table:table-cell office:value-type="float" office:value="5502.184" calcext:value-type="float">
            <text:p>5502.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80473" calcext:value-type="float">
            <text:p>-4.680473</text:p>
          </table:table-cell>
          <table:table-cell office:value-type="float" office:value="9.082071" calcext:value-type="float">
            <text:p>9.082071</text:p>
          </table:table-cell>
          <table:table-cell office:value-type="float" office:value="0" calcext:value-type="float">
            <text:p>0</text:p>
          </table:table-cell>
          <table:table-cell office:value-type="float" office:value="34.04017" calcext:value-type="float">
            <text:p>34.04017</text:p>
          </table:table-cell>
          <table:table-cell office:value-type="float" office:value="445.525" calcext:value-type="float">
            <text:p>445.525</text:p>
          </table:table-cell>
          <table:table-cell office:value-type="float" office:value="0.008650521" calcext:value-type="float">
            <text:p>0.008650521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583627" calcext:value-type="float">
            <text:p>0.08583627</text:p>
          </table:table-cell>
          <table:table-cell office:value-type="float" office:value="0.1242098" calcext:value-type="float">
            <text:p>0.1242098</text:p>
          </table:table-cell>
          <table:table-cell office:value-type="float" office:value="360" calcext:value-type="float">
            <text:p>360</text:p>
          </table:table-cell>
          <table:table-cell office:value-type="float" office:value="-4.882278" calcext:value-type="float">
            <text:p>-4.882278</text:p>
          </table:table-cell>
          <table:table-cell office:value-type="float" office:value="0" calcext:value-type="float">
            <text:p>0</text:p>
          </table:table-cell>
          <table:table-cell office:value-type="float" office:value="199.0118" calcext:value-type="float">
            <text:p>199.0118</text:p>
          </table:table-cell>
          <table:table-cell office:value-type="float" office:value="275.8622" calcext:value-type="float">
            <text:p>275.8622</text:p>
          </table:table-cell>
          <table:table-cell office:value-type="float" office:value="896.0748" calcext:value-type="float">
            <text:p>896.0748</text:p>
          </table:table-cell>
          <table:table-cell office:value-type="float" office:value="874.0308" calcext:value-type="float">
            <text:p>874.0308</text:p>
          </table:table-cell>
          <table:table-cell office:value-type="float" office:value="869.4029" calcext:value-type="float">
            <text:p>869.4029</text:p>
          </table:table-cell>
          <table:table-cell office:value-type="float" office:value="883.88" calcext:value-type="float">
            <text:p>883.88</text:p>
          </table:table-cell>
          <table:table-cell office:value-type="float" office:value="329.7524" calcext:value-type="float">
            <text:p>329.7524</text:p>
          </table:table-cell>
          <table:table-cell office:value-type="float" office:value="445.3948" calcext:value-type="float">
            <text:p>445.3948</text:p>
          </table:table-cell>
          <table:table-cell office:value-type="float" office:value="385.0602" calcext:value-type="float">
            <text:p>385.0602</text:p>
          </table:table-cell>
          <table:table-cell office:value-type="float" office:value="326.2852" calcext:value-type="float">
            <text:p>326.28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534.0764" calcext:value-type="float">
            <text:p>534.0764</text:p>
          </table:table-cell>
          <table:table-cell office:value-type="float" office:value="5502.102" calcext:value-type="float">
            <text:p>5502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60611" calcext:value-type="float">
            <text:p>-4.860611</text:p>
          </table:table-cell>
          <table:table-cell office:value-type="float" office:value="8.881982" calcext:value-type="float">
            <text:p>8.881982</text:p>
          </table:table-cell>
          <table:table-cell office:value-type="float" office:value="0" calcext:value-type="float">
            <text:p>0</text:p>
          </table:table-cell>
          <table:table-cell office:value-type="float" office:value="34.04311" calcext:value-type="float">
            <text:p>34.04311</text:p>
          </table:table-cell>
          <table:table-cell office:value-type="float" office:value="445.5257" calcext:value-type="float">
            <text:p>445.5257</text:p>
          </table:table-cell>
          <table:table-cell office:value-type="float" office:value="0.00902528" calcext:value-type="float">
            <text:p>0.00902528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61951" calcext:value-type="float">
            <text:p>0.0861951</text:p>
          </table:table-cell>
          <table:table-cell office:value-type="float" office:value="0.1205026" calcext:value-type="float">
            <text:p>0.1205026</text:p>
          </table:table-cell>
          <table:table-cell office:value-type="float" office:value="360" calcext:value-type="float">
            <text:p>360</text:p>
          </table:table-cell>
          <table:table-cell office:value-type="float" office:value="-5.058692" calcext:value-type="float">
            <text:p>-5.058692</text:p>
          </table:table-cell>
          <table:table-cell office:value-type="float" office:value="0" calcext:value-type="float">
            <text:p>0</text:p>
          </table:table-cell>
          <table:table-cell office:value-type="float" office:value="199.0026" calcext:value-type="float">
            <text:p>199.0026</text:p>
          </table:table-cell>
          <table:table-cell office:value-type="float" office:value="275.8333" calcext:value-type="float">
            <text:p>275.8333</text:p>
          </table:table-cell>
          <table:table-cell office:value-type="float" office:value="896.0176" calcext:value-type="float">
            <text:p>896.0176</text:p>
          </table:table-cell>
          <table:table-cell office:value-type="float" office:value="873.998" calcext:value-type="float">
            <text:p>873.998</text:p>
          </table:table-cell>
          <table:table-cell office:value-type="float" office:value="869.3807" calcext:value-type="float">
            <text:p>869.3807</text:p>
          </table:table-cell>
          <table:table-cell office:value-type="float" office:value="883.8622" calcext:value-type="float">
            <text:p>883.8622</text:p>
          </table:table-cell>
          <table:table-cell office:value-type="float" office:value="329.7428" calcext:value-type="float">
            <text:p>329.7428</text:p>
          </table:table-cell>
          <table:table-cell office:value-type="float" office:value="445.3909" calcext:value-type="float">
            <text:p>445.3909</text:p>
          </table:table-cell>
          <table:table-cell office:value-type="float" office:value="385.059" calcext:value-type="float">
            <text:p>385.059</text:p>
          </table:table-cell>
          <table:table-cell office:value-type="float" office:value="326.2845" calcext:value-type="float">
            <text:p>326.28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533.9771" calcext:value-type="float">
            <text:p>533.9771</text:p>
          </table:table-cell>
          <table:table-cell office:value-type="float" office:value="5502.019" calcext:value-type="float">
            <text:p>5502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40079" calcext:value-type="float">
            <text:p>-5.040079</text:p>
          </table:table-cell>
          <table:table-cell office:value-type="float" office:value="9.014548" calcext:value-type="float">
            <text:p>9.014548</text:p>
          </table:table-cell>
          <table:table-cell office:value-type="float" office:value="0" calcext:value-type="float">
            <text:p>0</text:p>
          </table:table-cell>
          <table:table-cell office:value-type="float" office:value="34.04563" calcext:value-type="float">
            <text:p>34.04563</text:p>
          </table:table-cell>
          <table:table-cell office:value-type="float" office:value="445.5262" calcext:value-type="float">
            <text:p>445.5262</text:p>
          </table:table-cell>
          <table:table-cell office:value-type="float" office:value="0.009400068" calcext:value-type="float">
            <text:p>0.009400068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65534" calcext:value-type="float">
            <text:p>0.0865534</text:p>
          </table:table-cell>
          <table:table-cell office:value-type="float" office:value="0.1169516" calcext:value-type="float">
            <text:p>0.1169516</text:p>
          </table:table-cell>
          <table:table-cell office:value-type="float" office:value="360" calcext:value-type="float">
            <text:p>360</text:p>
          </table:table-cell>
          <table:table-cell office:value-type="float" office:value="-5.234593" calcext:value-type="float">
            <text:p>-5.234593</text:p>
          </table:table-cell>
          <table:table-cell office:value-type="float" office:value="0" calcext:value-type="float">
            <text:p>0</text:p>
          </table:table-cell>
          <table:table-cell office:value-type="float" office:value="198.9969" calcext:value-type="float">
            <text:p>198.9969</text:p>
          </table:table-cell>
          <table:table-cell office:value-type="float" office:value="275.8038" calcext:value-type="float">
            <text:p>275.8038</text:p>
          </table:table-cell>
          <table:table-cell office:value-type="float" office:value="895.9606" calcext:value-type="float">
            <text:p>895.9606</text:p>
          </table:table-cell>
          <table:table-cell office:value-type="float" office:value="873.9647" calcext:value-type="float">
            <text:p>873.9647</text:p>
          </table:table-cell>
          <table:table-cell office:value-type="float" office:value="869.3581" calcext:value-type="float">
            <text:p>869.3581</text:p>
          </table:table-cell>
          <table:table-cell office:value-type="float" office:value="883.8439" calcext:value-type="float">
            <text:p>883.8439</text:p>
          </table:table-cell>
          <table:table-cell office:value-type="float" office:value="329.7328" calcext:value-type="float">
            <text:p>329.7328</text:p>
          </table:table-cell>
          <table:table-cell office:value-type="float" office:value="445.3868" calcext:value-type="float">
            <text:p>445.3868</text:p>
          </table:table-cell>
          <table:table-cell office:value-type="float" office:value="385.0577" calcext:value-type="float">
            <text:p>385.0577</text:p>
          </table:table-cell>
          <table:table-cell office:value-type="float" office:value="326.2837" calcext:value-type="float">
            <text:p>326.28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533.8774" calcext:value-type="float">
            <text:p>533.8774</text:p>
          </table:table-cell>
          <table:table-cell office:value-type="float" office:value="5501.937" calcext:value-type="float">
            <text:p>5501.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1999" calcext:value-type="float">
            <text:p>-5.21999</text:p>
          </table:table-cell>
          <table:table-cell office:value-type="float" office:value="9.095392" calcext:value-type="float">
            <text:p>9.095392</text:p>
          </table:table-cell>
          <table:table-cell office:value-type="float" office:value="0" calcext:value-type="float">
            <text:p>0</text:p>
          </table:table-cell>
          <table:table-cell office:value-type="float" office:value="34.0443" calcext:value-type="float">
            <text:p>34.0443</text:p>
          </table:table-cell>
          <table:table-cell office:value-type="float" office:value="445.5263" calcext:value-type="float">
            <text:p>445.5263</text:p>
          </table:table-cell>
          <table:table-cell office:value-type="float" office:value="0.009771287" calcext:value-type="float">
            <text:p>0.009771287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691314" calcext:value-type="float">
            <text:p>0.08691314</text:p>
          </table:table-cell>
          <table:table-cell office:value-type="float" office:value="0.1135571" calcext:value-type="float">
            <text:p>0.1135571</text:p>
          </table:table-cell>
          <table:table-cell office:value-type="float" office:value="360" calcext:value-type="float">
            <text:p>360</text:p>
          </table:table-cell>
          <table:table-cell office:value-type="float" office:value="-5.411098" calcext:value-type="float">
            <text:p>-5.411098</text:p>
          </table:table-cell>
          <table:table-cell office:value-type="float" office:value="0" calcext:value-type="float">
            <text:p>0</text:p>
          </table:table-cell>
          <table:table-cell office:value-type="float" office:value="198.9936" calcext:value-type="float">
            <text:p>198.9936</text:p>
          </table:table-cell>
          <table:table-cell office:value-type="float" office:value="275.7734" calcext:value-type="float">
            <text:p>275.7734</text:p>
          </table:table-cell>
          <table:table-cell office:value-type="float" office:value="895.9031" calcext:value-type="float">
            <text:p>895.9031</text:p>
          </table:table-cell>
          <table:table-cell office:value-type="float" office:value="873.931" calcext:value-type="float">
            <text:p>873.931</text:p>
          </table:table-cell>
          <table:table-cell office:value-type="float" office:value="869.3354" calcext:value-type="float">
            <text:p>869.3354</text:p>
          </table:table-cell>
          <table:table-cell office:value-type="float" office:value="883.8256" calcext:value-type="float">
            <text:p>883.8256</text:p>
          </table:table-cell>
          <table:table-cell office:value-type="float" office:value="329.7227" calcext:value-type="float">
            <text:p>329.7227</text:p>
          </table:table-cell>
          <table:table-cell office:value-type="float" office:value="445.3825" calcext:value-type="float">
            <text:p>445.3825</text:p>
          </table:table-cell>
          <table:table-cell office:value-type="float" office:value="385.0564" calcext:value-type="float">
            <text:p>385.0564</text:p>
          </table:table-cell>
          <table:table-cell office:value-type="float" office:value="326.2829" calcext:value-type="float">
            <text:p>326.28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533.7744" calcext:value-type="float">
            <text:p>533.7744</text:p>
          </table:table-cell>
          <table:table-cell office:value-type="float" office:value="5501.85" calcext:value-type="float">
            <text:p>550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05083" calcext:value-type="float">
            <text:p>-5.405083</text:p>
          </table:table-cell>
          <table:table-cell office:value-type="float" office:value="8.647753" calcext:value-type="float">
            <text:p>8.647753</text:p>
          </table:table-cell>
          <table:table-cell office:value-type="float" office:value="0" calcext:value-type="float">
            <text:p>0</text:p>
          </table:table-cell>
          <table:table-cell office:value-type="float" office:value="34.04262" calcext:value-type="float">
            <text:p>34.04262</text:p>
          </table:table-cell>
          <table:table-cell office:value-type="float" office:value="445.5264" calcext:value-type="float">
            <text:p>445.5264</text:p>
          </table:table-cell>
          <table:table-cell office:value-type="float" office:value="0.01013282" calcext:value-type="float">
            <text:p>0.0101328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728166" calcext:value-type="float">
            <text:p>0.08728166</text:p>
          </table:table-cell>
          <table:table-cell office:value-type="float" office:value="0.110515" calcext:value-type="float">
            <text:p>0.110515</text:p>
          </table:table-cell>
          <table:table-cell office:value-type="float" office:value="360" calcext:value-type="float">
            <text:p>360</text:p>
          </table:table-cell>
          <table:table-cell office:value-type="float" office:value="-5.593156" calcext:value-type="float">
            <text:p>-5.593156</text:p>
          </table:table-cell>
          <table:table-cell office:value-type="float" office:value="0" calcext:value-type="float">
            <text:p>0</text:p>
          </table:table-cell>
          <table:table-cell office:value-type="float" office:value="198.991" calcext:value-type="float">
            <text:p>198.991</text:p>
          </table:table-cell>
          <table:table-cell office:value-type="float" office:value="275.7418" calcext:value-type="float">
            <text:p>275.7418</text:p>
          </table:table-cell>
          <table:table-cell office:value-type="float" office:value="895.8427" calcext:value-type="float">
            <text:p>895.8427</text:p>
          </table:table-cell>
          <table:table-cell office:value-type="float" office:value="873.896" calcext:value-type="float">
            <text:p>873.896</text:p>
          </table:table-cell>
          <table:table-cell office:value-type="float" office:value="869.312" calcext:value-type="float">
            <text:p>869.312</text:p>
          </table:table-cell>
          <table:table-cell office:value-type="float" office:value="883.8065" calcext:value-type="float">
            <text:p>883.8065</text:p>
          </table:table-cell>
          <table:table-cell office:value-type="float" office:value="329.7121" calcext:value-type="float">
            <text:p>329.7121</text:p>
          </table:table-cell>
          <table:table-cell office:value-type="float" office:value="445.3781" calcext:value-type="float">
            <text:p>445.3781</text:p>
          </table:table-cell>
          <table:table-cell office:value-type="float" office:value="385.055" calcext:value-type="float">
            <text:p>385.055</text:p>
          </table:table-cell>
          <table:table-cell office:value-type="float" office:value="326.282" calcext:value-type="float">
            <text:p>326.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533.6561" calcext:value-type="float">
            <text:p>533.6561</text:p>
          </table:table-cell>
          <table:table-cell office:value-type="float" office:value="5501.754" calcext:value-type="float">
            <text:p>5501.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1177" calcext:value-type="float">
            <text:p>-5.61177</text:p>
          </table:table-cell>
          <table:table-cell office:value-type="float" office:value="7.757596" calcext:value-type="float">
            <text:p>7.757596</text:p>
          </table:table-cell>
          <table:table-cell office:value-type="float" office:value="0" calcext:value-type="float">
            <text:p>0</text:p>
          </table:table-cell>
          <table:table-cell office:value-type="float" office:value="34.04201" calcext:value-type="float">
            <text:p>34.04201</text:p>
          </table:table-cell>
          <table:table-cell office:value-type="float" office:value="445.5265" calcext:value-type="float">
            <text:p>445.5265</text:p>
          </table:table-cell>
          <table:table-cell office:value-type="float" office:value="0.01047871" calcext:value-type="float">
            <text:p>0.01047871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765481" calcext:value-type="float">
            <text:p>0.08765481</text:p>
          </table:table-cell>
          <table:table-cell office:value-type="float" office:value="0.1076969" calcext:value-type="float">
            <text:p>0.1076969</text:p>
          </table:table-cell>
          <table:table-cell office:value-type="float" office:value="360" calcext:value-type="float">
            <text:p>360</text:p>
          </table:table-cell>
          <table:table-cell office:value-type="float" office:value="-5.797052" calcext:value-type="float">
            <text:p>-5.797052</text:p>
          </table:table-cell>
          <table:table-cell office:value-type="float" office:value="0" calcext:value-type="float">
            <text:p>0</text:p>
          </table:table-cell>
          <table:table-cell office:value-type="float" office:value="198.9882" calcext:value-type="float">
            <text:p>198.9882</text:p>
          </table:table-cell>
          <table:table-cell office:value-type="float" office:value="275.7041" calcext:value-type="float">
            <text:p>275.7041</text:p>
          </table:table-cell>
          <table:table-cell office:value-type="float" office:value="895.7731" calcext:value-type="float">
            <text:p>895.7731</text:p>
          </table:table-cell>
          <table:table-cell office:value-type="float" office:value="873.856" calcext:value-type="float">
            <text:p>873.856</text:p>
          </table:table-cell>
          <table:table-cell office:value-type="float" office:value="869.287" calcext:value-type="float">
            <text:p>869.287</text:p>
          </table:table-cell>
          <table:table-cell office:value-type="float" office:value="883.7861" calcext:value-type="float">
            <text:p>883.7861</text:p>
          </table:table-cell>
          <table:table-cell office:value-type="float" office:value="329.7007" calcext:value-type="float">
            <text:p>329.7007</text:p>
          </table:table-cell>
          <table:table-cell office:value-type="float" office:value="445.3735" calcext:value-type="float">
            <text:p>445.3735</text:p>
          </table:table-cell>
          <table:table-cell office:value-type="float" office:value="385.0534" calcext:value-type="float">
            <text:p>385.0534</text:p>
          </table:table-cell>
          <table:table-cell office:value-type="float" office:value="326.2812" calcext:value-type="float">
            <text:p>326.28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533.5259" calcext:value-type="float">
            <text:p>533.5259</text:p>
          </table:table-cell>
          <table:table-cell office:value-type="float" office:value="5501.645" calcext:value-type="float">
            <text:p>5501.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40398" calcext:value-type="float">
            <text:p>-5.840398</text:p>
          </table:table-cell>
          <table:table-cell office:value-type="float" office:value="6.739032" calcext:value-type="float">
            <text:p>6.739032</text:p>
          </table:table-cell>
          <table:table-cell office:value-type="float" office:value="0" calcext:value-type="float">
            <text:p>0</text:p>
          </table:table-cell>
          <table:table-cell office:value-type="float" office:value="34.04984" calcext:value-type="float">
            <text:p>34.04984</text:p>
          </table:table-cell>
          <table:table-cell office:value-type="float" office:value="445.5265" calcext:value-type="float">
            <text:p>445.5265</text:p>
          </table:table-cell>
          <table:table-cell office:value-type="float" office:value="0.01081255" calcext:value-type="float">
            <text:p>0.01081255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802777" calcext:value-type="float">
            <text:p>0.08802777</text:p>
          </table:table-cell>
          <table:table-cell office:value-type="float" office:value="0.1049626" calcext:value-type="float">
            <text:p>0.1049626</text:p>
          </table:table-cell>
          <table:table-cell office:value-type="float" office:value="360" calcext:value-type="float">
            <text:p>360</text:p>
          </table:table-cell>
          <table:table-cell office:value-type="float" office:value="-6.022985" calcext:value-type="float">
            <text:p>-6.022985</text:p>
          </table:table-cell>
          <table:table-cell office:value-type="float" office:value="0" calcext:value-type="float">
            <text:p>0</text:p>
          </table:table-cell>
          <table:table-cell office:value-type="float" office:value="198.9853" calcext:value-type="float">
            <text:p>198.9853</text:p>
          </table:table-cell>
          <table:table-cell office:value-type="float" office:value="275.6631" calcext:value-type="float">
            <text:p>275.6631</text:p>
          </table:table-cell>
          <table:table-cell office:value-type="float" office:value="895.6948" calcext:value-type="float">
            <text:p>895.6948</text:p>
          </table:table-cell>
          <table:table-cell office:value-type="float" office:value="873.8097" calcext:value-type="float">
            <text:p>873.8097</text:p>
          </table:table-cell>
          <table:table-cell office:value-type="float" office:value="869.2592" calcext:value-type="float">
            <text:p>869.2592</text:p>
          </table:table-cell>
          <table:table-cell office:value-type="float" office:value="883.7633" calcext:value-type="float">
            <text:p>883.7633</text:p>
          </table:table-cell>
          <table:table-cell office:value-type="float" office:value="329.688" calcext:value-type="float">
            <text:p>329.688</text:p>
          </table:table-cell>
          <table:table-cell office:value-type="float" office:value="445.3684" calcext:value-type="float">
            <text:p>445.3684</text:p>
          </table:table-cell>
          <table:table-cell office:value-type="float" office:value="385.0515" calcext:value-type="float">
            <text:p>385.0515</text:p>
          </table:table-cell>
          <table:table-cell office:value-type="float" office:value="326.2804" calcext:value-type="float">
            <text:p>326.28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533.3719" calcext:value-type="float">
            <text:p>533.3719</text:p>
          </table:table-cell>
          <table:table-cell office:value-type="float" office:value="5501.526" calcext:value-type="float">
            <text:p>5501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99125" calcext:value-type="float">
            <text:p>-6.099125</text:p>
          </table:table-cell>
          <table:table-cell office:value-type="float" office:value="8.220826" calcext:value-type="float">
            <text:p>8.220826</text:p>
          </table:table-cell>
          <table:table-cell office:value-type="float" office:value="0" calcext:value-type="float">
            <text:p>0</text:p>
          </table:table-cell>
          <table:table-cell office:value-type="float" office:value="34.08172" calcext:value-type="float">
            <text:p>34.08172</text:p>
          </table:table-cell>
          <table:table-cell office:value-type="float" office:value="445.5282" calcext:value-type="float">
            <text:p>445.5282</text:p>
          </table:table-cell>
          <table:table-cell office:value-type="float" office:value="0.01115112" calcext:value-type="float">
            <text:p>0.0111511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840095" calcext:value-type="float">
            <text:p>0.08840095</text:p>
          </table:table-cell>
          <table:table-cell office:value-type="float" office:value="0.1034055" calcext:value-type="float">
            <text:p>0.1034055</text:p>
          </table:table-cell>
          <table:table-cell office:value-type="float" office:value="360" calcext:value-type="float">
            <text:p>360</text:p>
          </table:table-cell>
          <table:table-cell office:value-type="float" office:value="-6.28019" calcext:value-type="float">
            <text:p>-6.28019</text:p>
          </table:table-cell>
          <table:table-cell office:value-type="float" office:value="0" calcext:value-type="float">
            <text:p>0</text:p>
          </table:table-cell>
          <table:table-cell office:value-type="float" office:value="198.9744" calcext:value-type="float">
            <text:p>198.9744</text:p>
          </table:table-cell>
          <table:table-cell office:value-type="float" office:value="275.6163" calcext:value-type="float">
            <text:p>275.6163</text:p>
          </table:table-cell>
          <table:table-cell office:value-type="float" office:value="895.6078" calcext:value-type="float">
            <text:p>895.6078</text:p>
          </table:table-cell>
          <table:table-cell office:value-type="float" office:value="873.7567" calcext:value-type="float">
            <text:p>873.7567</text:p>
          </table:table-cell>
          <table:table-cell office:value-type="float" office:value="869.2292" calcext:value-type="float">
            <text:p>869.2292</text:p>
          </table:table-cell>
          <table:table-cell office:value-type="float" office:value="883.7388" calcext:value-type="float">
            <text:p>883.7388</text:p>
          </table:table-cell>
          <table:table-cell office:value-type="float" office:value="329.6746" calcext:value-type="float">
            <text:p>329.6746</text:p>
          </table:table-cell>
          <table:table-cell office:value-type="float" office:value="445.3628" calcext:value-type="float">
            <text:p>445.3628</text:p>
          </table:table-cell>
          <table:table-cell office:value-type="float" office:value="385.0495" calcext:value-type="float">
            <text:p>385.0495</text:p>
          </table:table-cell>
          <table:table-cell office:value-type="float" office:value="326.2795" calcext:value-type="float">
            <text:p>326.27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533.2166" calcext:value-type="float">
            <text:p>533.2166</text:p>
          </table:table-cell>
          <table:table-cell office:value-type="float" office:value="5501.403" calcext:value-type="float">
            <text:p>5501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59101" calcext:value-type="float">
            <text:p>-6.359101</text:p>
          </table:table-cell>
          <table:table-cell office:value-type="float" office:value="7.75454" calcext:value-type="float">
            <text:p>7.75454</text:p>
          </table:table-cell>
          <table:table-cell office:value-type="float" office:value="0" calcext:value-type="float">
            <text:p>0</text:p>
          </table:table-cell>
          <table:table-cell office:value-type="float" office:value="34.10707" calcext:value-type="float">
            <text:p>34.10707</text:p>
          </table:table-cell>
          <table:table-cell office:value-type="float" office:value="445.5292" calcext:value-type="float">
            <text:p>445.5292</text:p>
          </table:table-cell>
          <table:table-cell office:value-type="float" office:value="0.01148825" calcext:value-type="float">
            <text:p>0.01148825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877391" calcext:value-type="float">
            <text:p>0.08877391</text:p>
          </table:table-cell>
          <table:table-cell office:value-type="float" office:value="0.1036288" calcext:value-type="float">
            <text:p>0.1036288</text:p>
          </table:table-cell>
          <table:table-cell office:value-type="float" office:value="360" calcext:value-type="float">
            <text:p>360</text:p>
          </table:table-cell>
          <table:table-cell office:value-type="float" office:value="-6.540424" calcext:value-type="float">
            <text:p>-6.540424</text:p>
          </table:table-cell>
          <table:table-cell office:value-type="float" office:value="0" calcext:value-type="float">
            <text:p>0</text:p>
          </table:table-cell>
          <table:table-cell office:value-type="float" office:value="198.9644" calcext:value-type="float">
            <text:p>198.9644</text:p>
          </table:table-cell>
          <table:table-cell office:value-type="float" office:value="275.5689" calcext:value-type="float">
            <text:p>275.5689</text:p>
          </table:table-cell>
          <table:table-cell office:value-type="float" office:value="895.5202" calcext:value-type="float">
            <text:p>895.5202</text:p>
          </table:table-cell>
          <table:table-cell office:value-type="float" office:value="873.7026" calcext:value-type="float">
            <text:p>873.7026</text:p>
          </table:table-cell>
          <table:table-cell office:value-type="float" office:value="869.199" calcext:value-type="float">
            <text:p>869.199</text:p>
          </table:table-cell>
          <table:table-cell office:value-type="float" office:value="883.7142" calcext:value-type="float">
            <text:p>883.7142</text:p>
          </table:table-cell>
          <table:table-cell office:value-type="float" office:value="329.6608" calcext:value-type="float">
            <text:p>329.6608</text:p>
          </table:table-cell>
          <table:table-cell office:value-type="float" office:value="445.3542" calcext:value-type="float">
            <text:p>445.3542</text:p>
          </table:table-cell>
          <table:table-cell office:value-type="float" office:value="385.0475" calcext:value-type="float">
            <text:p>385.0475</text:p>
          </table:table-cell>
          <table:table-cell office:value-type="float" office:value="326.2786" calcext:value-type="float">
            <text:p>326.27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533.0526" calcext:value-type="float">
            <text:p>533.0526</text:p>
          </table:table-cell>
          <table:table-cell office:value-type="float" office:value="5501.265" calcext:value-type="float">
            <text:p>5501.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38578" calcext:value-type="float">
            <text:p>-6.638578</text:p>
          </table:table-cell>
          <table:table-cell office:value-type="float" office:value="9.858652" calcext:value-type="float">
            <text:p>9.858652</text:p>
          </table:table-cell>
          <table:table-cell office:value-type="float" office:value="0" calcext:value-type="float">
            <text:p>0</text:p>
          </table:table-cell>
          <table:table-cell office:value-type="float" office:value="34.14277" calcext:value-type="float">
            <text:p>34.14277</text:p>
          </table:table-cell>
          <table:table-cell office:value-type="float" office:value="445.5298" calcext:value-type="float">
            <text:p>445.5298</text:p>
          </table:table-cell>
          <table:table-cell office:value-type="float" office:value="0.01183114" calcext:value-type="float">
            <text:p>0.01183114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914617" calcext:value-type="float">
            <text:p>0.08914617</text:p>
          </table:table-cell>
          <table:table-cell office:value-type="float" office:value="0.1038584" calcext:value-type="float">
            <text:p>0.1038584</text:p>
          </table:table-cell>
          <table:table-cell office:value-type="float" office:value="360" calcext:value-type="float">
            <text:p>360</text:p>
          </table:table-cell>
          <table:table-cell office:value-type="float" office:value="-6.820161" calcext:value-type="float">
            <text:p>-6.820161</text:p>
          </table:table-cell>
          <table:table-cell office:value-type="float" office:value="0" calcext:value-type="float">
            <text:p>0</text:p>
          </table:table-cell>
          <table:table-cell office:value-type="float" office:value="198.9587" calcext:value-type="float">
            <text:p>198.9587</text:p>
          </table:table-cell>
          <table:table-cell office:value-type="float" office:value="275.5204" calcext:value-type="float">
            <text:p>275.5204</text:p>
          </table:table-cell>
          <table:table-cell office:value-type="float" office:value="895.4244" calcext:value-type="float">
            <text:p>895.4244</text:p>
          </table:table-cell>
          <table:table-cell office:value-type="float" office:value="873.6388" calcext:value-type="float">
            <text:p>873.6388</text:p>
          </table:table-cell>
          <table:table-cell office:value-type="float" office:value="869.1649" calcext:value-type="float">
            <text:p>869.1649</text:p>
          </table:table-cell>
          <table:table-cell office:value-type="float" office:value="883.6881" calcext:value-type="float">
            <text:p>883.6881</text:p>
          </table:table-cell>
          <table:table-cell office:value-type="float" office:value="329.6453" calcext:value-type="float">
            <text:p>329.6453</text:p>
          </table:table-cell>
          <table:table-cell office:value-type="float" office:value="445.3438" calcext:value-type="float">
            <text:p>445.3438</text:p>
          </table:table-cell>
          <table:table-cell office:value-type="float" office:value="385.0453" calcext:value-type="float">
            <text:p>385.0453</text:p>
          </table:table-cell>
          <table:table-cell office:value-type="float" office:value="326.2777" calcext:value-type="float">
            <text:p>326.27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532.9052" calcext:value-type="float">
            <text:p>532.9052</text:p>
          </table:table-cell>
          <table:table-cell office:value-type="float" office:value="5501.139" calcext:value-type="float">
            <text:p>5501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99153" calcext:value-type="float">
            <text:p>-6.899153</text:p>
          </table:table-cell>
          <table:table-cell office:value-type="float" office:value="6.661788" calcext:value-type="float">
            <text:p>6.661788</text:p>
          </table:table-cell>
          <table:table-cell office:value-type="float" office:value="0" calcext:value-type="float">
            <text:p>0</text:p>
          </table:table-cell>
          <table:table-cell office:value-type="float" office:value="34.18997" calcext:value-type="float">
            <text:p>34.18997</text:p>
          </table:table-cell>
          <table:table-cell office:value-type="float" office:value="222.7657" calcext:value-type="float">
            <text:p>222.7657</text:p>
          </table:table-cell>
          <table:table-cell office:value-type="float" office:value="0.01218724" calcext:value-type="float">
            <text:p>0.01218724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951748" calcext:value-type="float">
            <text:p>0.08951748</text:p>
          </table:table-cell>
          <table:table-cell office:value-type="float" office:value="0.1040916" calcext:value-type="float">
            <text:p>0.1040916</text:p>
          </table:table-cell>
          <table:table-cell office:value-type="float" office:value="360" calcext:value-type="float">
            <text:p>360</text:p>
          </table:table-cell>
          <table:table-cell office:value-type="float" office:value="-7.080984" calcext:value-type="float">
            <text:p>-7.080984</text:p>
          </table:table-cell>
          <table:table-cell office:value-type="float" office:value="0" calcext:value-type="float">
            <text:p>0</text:p>
          </table:table-cell>
          <table:table-cell office:value-type="float" office:value="212.08" calcext:value-type="float">
            <text:p>212.08</text:p>
          </table:table-cell>
          <table:table-cell office:value-type="float" office:value="306.6449" calcext:value-type="float">
            <text:p>306.6449</text:p>
          </table:table-cell>
          <table:table-cell office:value-type="float" office:value="1010.692" calcext:value-type="float">
            <text:p>1010.692</text:p>
          </table:table-cell>
          <table:table-cell office:value-type="float" office:value="936.7" calcext:value-type="float">
            <text:p>936.7</text:p>
          </table:table-cell>
          <table:table-cell office:value-type="float" office:value="869.1348" calcext:value-type="float">
            <text:p>869.1348</text:p>
          </table:table-cell>
          <table:table-cell office:value-type="float" office:value="883.6632" calcext:value-type="float">
            <text:p>883.6632</text:p>
          </table:table-cell>
          <table:table-cell office:value-type="float" office:value="329.6307" calcext:value-type="float">
            <text:p>329.6307</text:p>
          </table:table-cell>
          <table:table-cell office:value-type="float" office:value="445.3332" calcext:value-type="float">
            <text:p>445.3332</text:p>
          </table:table-cell>
          <table:table-cell office:value-type="float" office:value="385.0429" calcext:value-type="float">
            <text:p>385.0429</text:p>
          </table:table-cell>
          <table:table-cell office:value-type="float" office:value="326.2767" calcext:value-type="float">
            <text:p>326.27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532.7307" calcext:value-type="float">
            <text:p>532.7307</text:p>
          </table:table-cell>
          <table:table-cell office:value-type="float" office:value="5501.03" calcext:value-type="float">
            <text:p>550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52865" calcext:value-type="float">
            <text:p>-7.152865</text:p>
          </table:table-cell>
          <table:table-cell office:value-type="float" office:value="7.112801" calcext:value-type="float">
            <text:p>7.112801</text:p>
          </table:table-cell>
          <table:table-cell office:value-type="float" office:value="0" calcext:value-type="float">
            <text:p>0</text:p>
          </table:table-cell>
          <table:table-cell office:value-type="float" office:value="34.26403" calcext:value-type="float">
            <text:p>34.26403</text:p>
          </table:table-cell>
          <table:table-cell office:value-type="float" office:value="178.2129" calcext:value-type="float">
            <text:p>178.2129</text:p>
          </table:table-cell>
          <table:table-cell office:value-type="float" office:value="0.01255981" calcext:value-type="float">
            <text:p>0.01255981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8988801" calcext:value-type="float">
            <text:p>0.08988801</text:p>
          </table:table-cell>
          <table:table-cell office:value-type="float" office:value="0.1043309" calcext:value-type="float">
            <text:p>0.1043309</text:p>
          </table:table-cell>
          <table:table-cell office:value-type="float" office:value="360" calcext:value-type="float">
            <text:p>360</text:p>
          </table:table-cell>
          <table:table-cell office:value-type="float" office:value="-7.334933" calcext:value-type="float">
            <text:p>-7.334933</text:p>
          </table:table-cell>
          <table:table-cell office:value-type="float" office:value="0" calcext:value-type="float">
            <text:p>0</text:p>
          </table:table-cell>
          <table:table-cell office:value-type="float" office:value="219.5225" calcext:value-type="float">
            <text:p>219.5225</text:p>
          </table:table-cell>
          <table:table-cell office:value-type="float" office:value="320.0912" calcext:value-type="float">
            <text:p>320.0912</text:p>
          </table:table-cell>
          <table:table-cell office:value-type="float" office:value="1034.228" calcext:value-type="float">
            <text:p>1034.228</text:p>
          </table:table-cell>
          <table:table-cell office:value-type="float" office:value="936.6324" calcext:value-type="float">
            <text:p>936.6324</text:p>
          </table:table-cell>
          <table:table-cell office:value-type="float" office:value="869.1017" calcext:value-type="float">
            <text:p>869.1017</text:p>
          </table:table-cell>
          <table:table-cell office:value-type="float" office:value="883.6377" calcext:value-type="float">
            <text:p>883.6377</text:p>
          </table:table-cell>
          <table:table-cell office:value-type="float" office:value="329.616" calcext:value-type="float">
            <text:p>329.616</text:p>
          </table:table-cell>
          <table:table-cell office:value-type="float" office:value="445.3226" calcext:value-type="float">
            <text:p>445.3226</text:p>
          </table:table-cell>
          <table:table-cell office:value-type="float" office:value="385.0406" calcext:value-type="float">
            <text:p>385.0406</text:p>
          </table:table-cell>
          <table:table-cell office:value-type="float" office:value="326.2757" calcext:value-type="float">
            <text:p>326.27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532.5164" calcext:value-type="float">
            <text:p>532.5164</text:p>
          </table:table-cell>
          <table:table-cell office:value-type="float" office:value="5500.942" calcext:value-type="float">
            <text:p>5500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39464" calcext:value-type="float">
            <text:p>-7.439464</text:p>
          </table:table-cell>
          <table:table-cell office:value-type="float" office:value="9.101514" calcext:value-type="float">
            <text:p>9.101514</text:p>
          </table:table-cell>
          <table:table-cell office:value-type="float" office:value="0" calcext:value-type="float">
            <text:p>0</text:p>
          </table:table-cell>
          <table:table-cell office:value-type="float" office:value="34.42715" calcext:value-type="float">
            <text:p>34.42715</text:p>
          </table:table-cell>
          <table:table-cell office:value-type="float" office:value="178.2167" calcext:value-type="float">
            <text:p>178.2167</text:p>
          </table:table-cell>
          <table:table-cell office:value-type="float" office:value="0.01289194" calcext:value-type="float">
            <text:p>0.01289194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025752" calcext:value-type="float">
            <text:p>0.09025752</text:p>
          </table:table-cell>
          <table:table-cell office:value-type="float" office:value="0.1045771" calcext:value-type="float">
            <text:p>0.1045771</text:p>
          </table:table-cell>
          <table:table-cell office:value-type="float" office:value="360" calcext:value-type="float">
            <text:p>360</text:p>
          </table:table-cell>
          <table:table-cell office:value-type="float" office:value="-7.621816" calcext:value-type="float">
            <text:p>-7.621816</text:p>
          </table:table-cell>
          <table:table-cell office:value-type="float" office:value="0" calcext:value-type="float">
            <text:p>0</text:p>
          </table:table-cell>
          <table:table-cell office:value-type="float" office:value="219.5006" calcext:value-type="float">
            <text:p>219.5006</text:p>
          </table:table-cell>
          <table:table-cell office:value-type="float" office:value="320.0523" calcext:value-type="float">
            <text:p>320.0523</text:p>
          </table:table-cell>
          <table:table-cell office:value-type="float" office:value="1034.152" calcext:value-type="float">
            <text:p>1034.152</text:p>
          </table:table-cell>
          <table:table-cell office:value-type="float" office:value="936.5594" calcext:value-type="float">
            <text:p>936.5594</text:p>
          </table:table-cell>
          <table:table-cell office:value-type="float" office:value="869.0645" calcext:value-type="float">
            <text:p>869.0645</text:p>
          </table:table-cell>
          <table:table-cell office:value-type="float" office:value="883.6088" calcext:value-type="float">
            <text:p>883.6088</text:p>
          </table:table-cell>
          <table:table-cell office:value-type="float" office:value="329.5994" calcext:value-type="float">
            <text:p>329.5994</text:p>
          </table:table-cell>
          <table:table-cell office:value-type="float" office:value="445.3118" calcext:value-type="float">
            <text:p>445.3118</text:p>
          </table:table-cell>
          <table:table-cell office:value-type="float" office:value="385.0382" calcext:value-type="float">
            <text:p>385.0382</text:p>
          </table:table-cell>
          <table:table-cell office:value-type="float" office:value="326.2747" calcext:value-type="float">
            <text:p>326.27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532.3121" calcext:value-type="float">
            <text:p>532.3121</text:p>
          </table:table-cell>
          <table:table-cell office:value-type="float" office:value="5500.866" calcext:value-type="float">
            <text:p>5500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02261" calcext:value-type="float">
            <text:p>-7.702261</text:p>
          </table:table-cell>
          <table:table-cell office:value-type="float" office:value="11.30409" calcext:value-type="float">
            <text:p>11.30409</text:p>
          </table:table-cell>
          <table:table-cell office:value-type="float" office:value="0" calcext:value-type="float">
            <text:p>0</text:p>
          </table:table-cell>
          <table:table-cell office:value-type="float" office:value="34.54467" calcext:value-type="float">
            <text:p>34.54467</text:p>
          </table:table-cell>
          <table:table-cell office:value-type="float" office:value="178.2168" calcext:value-type="float">
            <text:p>178.2168</text:p>
          </table:table-cell>
          <table:table-cell office:value-type="float" office:value="0.01325687" calcext:value-type="float">
            <text:p>0.01325687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062659" calcext:value-type="float">
            <text:p>0.09062659</text:p>
          </table:table-cell>
          <table:table-cell office:value-type="float" office:value="0.1048197" calcext:value-type="float">
            <text:p>0.1048197</text:p>
          </table:table-cell>
          <table:table-cell office:value-type="float" office:value="360" calcext:value-type="float">
            <text:p>360</text:p>
          </table:table-cell>
          <table:table-cell office:value-type="float" office:value="-7.88486" calcext:value-type="float">
            <text:p>-7.88486</text:p>
          </table:table-cell>
          <table:table-cell office:value-type="float" office:value="0" calcext:value-type="float">
            <text:p>0</text:p>
          </table:table-cell>
          <table:table-cell office:value-type="float" office:value="219.4962" calcext:value-type="float">
            <text:p>219.4962</text:p>
          </table:table-cell>
          <table:table-cell office:value-type="float" office:value="320.0139" calcext:value-type="float">
            <text:p>320.0139</text:p>
          </table:table-cell>
          <table:table-cell office:value-type="float" office:value="1034.089" calcext:value-type="float">
            <text:p>1034.089</text:p>
          </table:table-cell>
          <table:table-cell office:value-type="float" office:value="936.4821" calcext:value-type="float">
            <text:p>936.4821</text:p>
          </table:table-cell>
          <table:table-cell office:value-type="float" office:value="869.0276" calcext:value-type="float">
            <text:p>869.0276</text:p>
          </table:table-cell>
          <table:table-cell office:value-type="float" office:value="883.5796" calcext:value-type="float">
            <text:p>883.5796</text:p>
          </table:table-cell>
          <table:table-cell office:value-type="float" office:value="329.5822" calcext:value-type="float">
            <text:p>329.5822</text:p>
          </table:table-cell>
          <table:table-cell office:value-type="float" office:value="445.3011" calcext:value-type="float">
            <text:p>445.3011</text:p>
          </table:table-cell>
          <table:table-cell office:value-type="float" office:value="385.0357" calcext:value-type="float">
            <text:p>385.0357</text:p>
          </table:table-cell>
          <table:table-cell office:value-type="float" office:value="326.2736" calcext:value-type="float">
            <text:p>326.27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532.0629" calcext:value-type="float">
            <text:p>532.0629</text:p>
          </table:table-cell>
          <table:table-cell office:value-type="float" office:value="5500.797" calcext:value-type="float">
            <text:p>5500.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95063" calcext:value-type="float">
            <text:p>-7.995063</text:p>
          </table:table-cell>
          <table:table-cell office:value-type="float" office:value="16.50841" calcext:value-type="float">
            <text:p>16.50841</text:p>
          </table:table-cell>
          <table:table-cell office:value-type="float" office:value="0" calcext:value-type="float">
            <text:p>0</text:p>
          </table:table-cell>
          <table:table-cell office:value-type="float" office:value="34.69946" calcext:value-type="float">
            <text:p>34.69946</text:p>
          </table:table-cell>
          <table:table-cell office:value-type="float" office:value="178.2168" calcext:value-type="float">
            <text:p>178.2168</text:p>
          </table:table-cell>
          <table:table-cell office:value-type="float" office:value="0.01359164" calcext:value-type="float">
            <text:p>0.01359164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099519" calcext:value-type="float">
            <text:p>0.09099519</text:p>
          </table:table-cell>
          <table:table-cell office:value-type="float" office:value="0.1050651" calcext:value-type="float">
            <text:p>0.1050651</text:p>
          </table:table-cell>
          <table:table-cell office:value-type="float" office:value="360" calcext:value-type="float">
            <text:p>360</text:p>
          </table:table-cell>
          <table:table-cell office:value-type="float" office:value="-8.177941" calcext:value-type="float">
            <text:p>-8.177941</text:p>
          </table:table-cell>
          <table:table-cell office:value-type="float" office:value="0" calcext:value-type="float">
            <text:p>0</text:p>
          </table:table-cell>
          <table:table-cell office:value-type="float" office:value="219.4909" calcext:value-type="float">
            <text:p>219.4909</text:p>
          </table:table-cell>
          <table:table-cell office:value-type="float" office:value="319.9555" calcext:value-type="float">
            <text:p>319.9555</text:p>
          </table:table-cell>
          <table:table-cell office:value-type="float" office:value="1034.032" calcext:value-type="float">
            <text:p>1034.032</text:p>
          </table:table-cell>
          <table:table-cell office:value-type="float" office:value="936.3904" calcext:value-type="float">
            <text:p>936.3904</text:p>
          </table:table-cell>
          <table:table-cell office:value-type="float" office:value="868.9867" calcext:value-type="float">
            <text:p>868.9867</text:p>
          </table:table-cell>
          <table:table-cell office:value-type="float" office:value="883.5482" calcext:value-type="float">
            <text:p>883.5482</text:p>
          </table:table-cell>
          <table:table-cell office:value-type="float" office:value="329.5637" calcext:value-type="float">
            <text:p>329.5637</text:p>
          </table:table-cell>
          <table:table-cell office:value-type="float" office:value="445.2902" calcext:value-type="float">
            <text:p>445.2902</text:p>
          </table:table-cell>
          <table:table-cell office:value-type="float" office:value="385.0331" calcext:value-type="float">
            <text:p>385.0331</text:p>
          </table:table-cell>
          <table:table-cell office:value-type="float" office:value="326.2725" calcext:value-type="float">
            <text:p>326.27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531.7917" calcext:value-type="float">
            <text:p>531.7917</text:p>
          </table:table-cell>
          <table:table-cell office:value-type="float" office:value="5500.746" calcext:value-type="float">
            <text:p>550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87824" calcext:value-type="float">
            <text:p>-8.287824</text:p>
          </table:table-cell>
          <table:table-cell office:value-type="float" office:value="19.93933" calcext:value-type="float">
            <text:p>19.93933</text:p>
          </table:table-cell>
          <table:table-cell office:value-type="float" office:value="0" calcext:value-type="float">
            <text:p>0</text:p>
          </table:table-cell>
          <table:table-cell office:value-type="float" office:value="34.91326" calcext:value-type="float">
            <text:p>34.91326</text:p>
          </table:table-cell>
          <table:table-cell office:value-type="float" office:value="178.2168" calcext:value-type="float">
            <text:p>178.2168</text:p>
          </table:table-cell>
          <table:table-cell office:value-type="float" office:value="0.01389306" calcext:value-type="float">
            <text:p>0.01389306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136336" calcext:value-type="float">
            <text:p>0.09136336</text:p>
          </table:table-cell>
          <table:table-cell office:value-type="float" office:value="0.1053083" calcext:value-type="float">
            <text:p>0.1053083</text:p>
          </table:table-cell>
          <table:table-cell office:value-type="float" office:value="360" calcext:value-type="float">
            <text:p>360</text:p>
          </table:table-cell>
          <table:table-cell office:value-type="float" office:value="-8.471011" calcext:value-type="float">
            <text:p>-8.471011</text:p>
          </table:table-cell>
          <table:table-cell office:value-type="float" office:value="0" calcext:value-type="float">
            <text:p>0</text:p>
          </table:table-cell>
          <table:table-cell office:value-type="float" office:value="219.4882" calcext:value-type="float">
            <text:p>219.4882</text:p>
          </table:table-cell>
          <table:table-cell office:value-type="float" office:value="319.892" calcext:value-type="float">
            <text:p>319.892</text:p>
          </table:table-cell>
          <table:table-cell office:value-type="float" office:value="1033.994" calcext:value-type="float">
            <text:p>1033.994</text:p>
          </table:table-cell>
          <table:table-cell office:value-type="float" office:value="936.2905" calcext:value-type="float">
            <text:p>936.2905</text:p>
          </table:table-cell>
          <table:table-cell office:value-type="float" office:value="868.9401" calcext:value-type="float">
            <text:p>868.9401</text:p>
          </table:table-cell>
          <table:table-cell office:value-type="float" office:value="883.5125" calcext:value-type="float">
            <text:p>883.5125</text:p>
          </table:table-cell>
          <table:table-cell office:value-type="float" office:value="329.5428" calcext:value-type="float">
            <text:p>329.5428</text:p>
          </table:table-cell>
          <table:table-cell office:value-type="float" office:value="445.2786" calcext:value-type="float">
            <text:p>445.2786</text:p>
          </table:table-cell>
          <table:table-cell office:value-type="float" office:value="385.0305" calcext:value-type="float">
            <text:p>385.0305</text:p>
          </table:table-cell>
          <table:table-cell office:value-type="float" office:value="326.2714" calcext:value-type="float">
            <text:p>326.27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531.391" calcext:value-type="float">
            <text:p>531.391</text:p>
          </table:table-cell>
          <table:table-cell office:value-type="float" office:value="5500.606" calcext:value-type="float">
            <text:p>5500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56908" calcext:value-type="float">
            <text:p>-8.756908</text:p>
          </table:table-cell>
          <table:table-cell office:value-type="float" office:value="20.69366" calcext:value-type="float">
            <text:p>20.69366</text:p>
          </table:table-cell>
          <table:table-cell office:value-type="float" office:value="0" calcext:value-type="float">
            <text:p>0</text:p>
          </table:table-cell>
          <table:table-cell office:value-type="float" office:value="35.13393" calcext:value-type="float">
            <text:p>35.13393</text:p>
          </table:table-cell>
          <table:table-cell office:value-type="float" office:value="178.2168" calcext:value-type="float">
            <text:p>178.2168</text:p>
          </table:table-cell>
          <table:table-cell office:value-type="float" office:value="0.01421098" calcext:value-type="float">
            <text:p>0.01421098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1731" calcext:value-type="float">
            <text:p>0.091731</text:p>
          </table:table-cell>
          <table:table-cell office:value-type="float" office:value="0.1055516" calcext:value-type="float">
            <text:p>0.1055516</text:p>
          </table:table-cell>
          <table:table-cell office:value-type="float" office:value="360" calcext:value-type="float">
            <text:p>360</text:p>
          </table:table-cell>
          <table:table-cell office:value-type="float" office:value="-8.94039" calcext:value-type="float">
            <text:p>-8.94039</text:p>
          </table:table-cell>
          <table:table-cell office:value-type="float" office:value="0" calcext:value-type="float">
            <text:p>0</text:p>
          </table:table-cell>
          <table:table-cell office:value-type="float" office:value="219.485" calcext:value-type="float">
            <text:p>219.485</text:p>
          </table:table-cell>
          <table:table-cell office:value-type="float" office:value="319.7881" calcext:value-type="float">
            <text:p>319.7881</text:p>
          </table:table-cell>
          <table:table-cell office:value-type="float" office:value="1033.839" calcext:value-type="float">
            <text:p>1033.839</text:p>
          </table:table-cell>
          <table:table-cell office:value-type="float" office:value="936.1555" calcext:value-type="float">
            <text:p>936.1555</text:p>
          </table:table-cell>
          <table:table-cell office:value-type="float" office:value="868.8802" calcext:value-type="float">
            <text:p>868.8802</text:p>
          </table:table-cell>
          <table:table-cell office:value-type="float" office:value="883.4689" calcext:value-type="float">
            <text:p>883.4689</text:p>
          </table:table-cell>
          <table:table-cell office:value-type="float" office:value="329.5191" calcext:value-type="float">
            <text:p>329.5191</text:p>
          </table:table-cell>
          <table:table-cell office:value-type="float" office:value="445.2662" calcext:value-type="float">
            <text:p>445.2662</text:p>
          </table:table-cell>
          <table:table-cell office:value-type="float" office:value="385.0276" calcext:value-type="float">
            <text:p>385.0276</text:p>
          </table:table-cell>
          <table:table-cell office:value-type="float" office:value="326.2702" calcext:value-type="float">
            <text:p>326.27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530.9059" calcext:value-type="float">
            <text:p>530.9059</text:p>
          </table:table-cell>
          <table:table-cell office:value-type="float" office:value="5500.379" calcext:value-type="float">
            <text:p>550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02015" calcext:value-type="float">
            <text:p>-9.402015</text:p>
          </table:table-cell>
          <table:table-cell office:value-type="float" office:value="25.98562" calcext:value-type="float">
            <text:p>25.98562</text:p>
          </table:table-cell>
          <table:table-cell office:value-type="float" office:value="0" calcext:value-type="float">
            <text:p>0</text:p>
          </table:table-cell>
          <table:table-cell office:value-type="float" office:value="35.37112" calcext:value-type="float">
            <text:p>35.37112</text:p>
          </table:table-cell>
          <table:table-cell office:value-type="float" office:value="178.2168" calcext:value-type="float">
            <text:p>178.2168</text:p>
          </table:table-cell>
          <table:table-cell office:value-type="float" office:value="0.01450454" calcext:value-type="float">
            <text:p>0.01450454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209865" calcext:value-type="float">
            <text:p>0.09209865</text:p>
          </table:table-cell>
          <table:table-cell office:value-type="float" office:value="0.1057878" calcext:value-type="float">
            <text:p>0.1057878</text:p>
          </table:table-cell>
          <table:table-cell office:value-type="float" office:value="360" calcext:value-type="float">
            <text:p>360</text:p>
          </table:table-cell>
          <table:table-cell office:value-type="float" office:value="-9.585806" calcext:value-type="float">
            <text:p>-9.585806</text:p>
          </table:table-cell>
          <table:table-cell office:value-type="float" office:value="0" calcext:value-type="float">
            <text:p>0</text:p>
          </table:table-cell>
          <table:table-cell office:value-type="float" office:value="219.4905" calcext:value-type="float">
            <text:p>219.4905</text:p>
          </table:table-cell>
          <table:table-cell office:value-type="float" office:value="319.662" calcext:value-type="float">
            <text:p>319.662</text:p>
          </table:table-cell>
          <table:table-cell office:value-type="float" office:value="1033.588" calcext:value-type="float">
            <text:p>1033.588</text:p>
          </table:table-cell>
          <table:table-cell office:value-type="float" office:value="935.9879" calcext:value-type="float">
            <text:p>935.9879</text:p>
          </table:table-cell>
          <table:table-cell office:value-type="float" office:value="868.808" calcext:value-type="float">
            <text:p>868.808</text:p>
          </table:table-cell>
          <table:table-cell office:value-type="float" office:value="883.4174" calcext:value-type="float">
            <text:p>883.4174</text:p>
          </table:table-cell>
          <table:table-cell office:value-type="float" office:value="329.49" calcext:value-type="float">
            <text:p>329.49</text:p>
          </table:table-cell>
          <table:table-cell office:value-type="float" office:value="445.2515" calcext:value-type="float">
            <text:p>445.2515</text:p>
          </table:table-cell>
          <table:table-cell office:value-type="float" office:value="385.0246" calcext:value-type="float">
            <text:p>385.0246</text:p>
          </table:table-cell>
          <table:table-cell office:value-type="float" office:value="326.2689" calcext:value-type="float">
            <text:p>326.26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530.3486" calcext:value-type="float">
            <text:p>530.3486</text:p>
          </table:table-cell>
          <table:table-cell office:value-type="float" office:value="5500.118" calcext:value-type="float">
            <text:p>5500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5073" calcext:value-type="float">
            <text:p>-10.15073</text:p>
          </table:table-cell>
          <table:table-cell office:value-type="float" office:value="26.65717" calcext:value-type="float">
            <text:p>26.65717</text:p>
          </table:table-cell>
          <table:table-cell office:value-type="float" office:value="0" calcext:value-type="float">
            <text:p>0</text:p>
          </table:table-cell>
          <table:table-cell office:value-type="float" office:value="35.6559" calcext:value-type="float">
            <text:p>35.6559</text:p>
          </table:table-cell>
          <table:table-cell office:value-type="float" office:value="178.2168" calcext:value-type="float">
            <text:p>178.2168</text:p>
          </table:table-cell>
          <table:table-cell office:value-type="float" office:value="0.01478092" calcext:value-type="float">
            <text:p>0.0147809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246629" calcext:value-type="float">
            <text:p>0.09246629</text:p>
          </table:table-cell>
          <table:table-cell office:value-type="float" office:value="0.1060022" calcext:value-type="float">
            <text:p>0.1060022</text:p>
          </table:table-cell>
          <table:table-cell office:value-type="float" office:value="360" calcext:value-type="float">
            <text:p>360</text:p>
          </table:table-cell>
          <table:table-cell office:value-type="float" office:value="-10.33483" calcext:value-type="float">
            <text:p>-10.33483</text:p>
          </table:table-cell>
          <table:table-cell office:value-type="float" office:value="0" calcext:value-type="float">
            <text:p>0</text:p>
          </table:table-cell>
          <table:table-cell office:value-type="float" office:value="219.502" calcext:value-type="float">
            <text:p>219.502</text:p>
          </table:table-cell>
          <table:table-cell office:value-type="float" office:value="319.5195" calcext:value-type="float">
            <text:p>319.5195</text:p>
          </table:table-cell>
          <table:table-cell office:value-type="float" office:value="1033.292" calcext:value-type="float">
            <text:p>1033.292</text:p>
          </table:table-cell>
          <table:table-cell office:value-type="float" office:value="935.7927" calcext:value-type="float">
            <text:p>935.7927</text:p>
          </table:table-cell>
          <table:table-cell office:value-type="float" office:value="868.7262" calcext:value-type="float">
            <text:p>868.7262</text:p>
          </table:table-cell>
          <table:table-cell office:value-type="float" office:value="883.3569" calcext:value-type="float">
            <text:p>883.3569</text:p>
          </table:table-cell>
          <table:table-cell office:value-type="float" office:value="329.456" calcext:value-type="float">
            <text:p>329.456</text:p>
          </table:table-cell>
          <table:table-cell office:value-type="float" office:value="445.2357" calcext:value-type="float">
            <text:p>445.2357</text:p>
          </table:table-cell>
          <table:table-cell office:value-type="float" office:value="385.0213" calcext:value-type="float">
            <text:p>385.0213</text:p>
          </table:table-cell>
          <table:table-cell office:value-type="float" office:value="326.2674" calcext:value-type="float">
            <text:p>326.26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529.9001" calcext:value-type="float">
            <text:p>529.9001</text:p>
          </table:table-cell>
          <table:table-cell office:value-type="float" office:value="5499.896" calcext:value-type="float">
            <text:p>5499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312" calcext:value-type="float">
            <text:p>-10.76312</text:p>
          </table:table-cell>
          <table:table-cell office:value-type="float" office:value="31.37958" calcext:value-type="float">
            <text:p>31.37958</text:p>
          </table:table-cell>
          <table:table-cell office:value-type="float" office:value="0" calcext:value-type="float">
            <text:p>0</text:p>
          </table:table-cell>
          <table:table-cell office:value-type="float" office:value="35.91645" calcext:value-type="float">
            <text:p>35.91645</text:p>
          </table:table-cell>
          <table:table-cell office:value-type="float" office:value="178.2167" calcext:value-type="float">
            <text:p>178.2167</text:p>
          </table:table-cell>
          <table:table-cell office:value-type="float" office:value="0.01508319" calcext:value-type="float">
            <text:p>0.01508319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283393" calcext:value-type="float">
            <text:p>0.09283393</text:p>
          </table:table-cell>
          <table:table-cell office:value-type="float" office:value="0.1061824" calcext:value-type="float">
            <text:p>0.1061824</text:p>
          </table:table-cell>
          <table:table-cell office:value-type="float" office:value="360" calcext:value-type="float">
            <text:p>360</text:p>
          </table:table-cell>
          <table:table-cell office:value-type="float" office:value="-10.94746" calcext:value-type="float">
            <text:p>-10.94746</text:p>
          </table:table-cell>
          <table:table-cell office:value-type="float" office:value="0" calcext:value-type="float">
            <text:p>0</text:p>
          </table:table-cell>
          <table:table-cell office:value-type="float" office:value="219.5135" calcext:value-type="float">
            <text:p>219.5135</text:p>
          </table:table-cell>
          <table:table-cell office:value-type="float" office:value="319.4213" calcext:value-type="float">
            <text:p>319.4213</text:p>
          </table:table-cell>
          <table:table-cell office:value-type="float" office:value="1033.067" calcext:value-type="float">
            <text:p>1033.067</text:p>
          </table:table-cell>
          <table:table-cell office:value-type="float" office:value="935.6275" calcext:value-type="float">
            <text:p>935.6275</text:p>
          </table:table-cell>
          <table:table-cell office:value-type="float" office:value="868.6508" calcext:value-type="float">
            <text:p>868.6508</text:p>
          </table:table-cell>
          <table:table-cell office:value-type="float" office:value="883.2981" calcext:value-type="float">
            <text:p>883.2981</text:p>
          </table:table-cell>
          <table:table-cell office:value-type="float" office:value="329.4211" calcext:value-type="float">
            <text:p>329.4211</text:p>
          </table:table-cell>
          <table:table-cell office:value-type="float" office:value="445.2188" calcext:value-type="float">
            <text:p>445.2188</text:p>
          </table:table-cell>
          <table:table-cell office:value-type="float" office:value="385.0154" calcext:value-type="float">
            <text:p>385.0154</text:p>
          </table:table-cell>
          <table:table-cell office:value-type="float" office:value="326.2659" calcext:value-type="float">
            <text:p>326.26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529.4926" calcext:value-type="float">
            <text:p>529.4926</text:p>
          </table:table-cell>
          <table:table-cell office:value-type="float" office:value="5499.708" calcext:value-type="float">
            <text:p>5499.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3723" calcext:value-type="float">
            <text:p>-11.33723</text:p>
          </table:table-cell>
          <table:table-cell office:value-type="float" office:value="33.07146" calcext:value-type="float">
            <text:p>33.07146</text:p>
          </table:table-cell>
          <table:table-cell office:value-type="float" office:value="0" calcext:value-type="float">
            <text:p>0</text:p>
          </table:table-cell>
          <table:table-cell office:value-type="float" office:value="36.14099" calcext:value-type="float">
            <text:p>36.14099</text:p>
          </table:table-cell>
          <table:table-cell office:value-type="float" office:value="178.2199" calcext:value-type="float">
            <text:p>178.2199</text:p>
          </table:table-cell>
          <table:table-cell office:value-type="float" office:value="0.01537593" calcext:value-type="float">
            <text:p>0.01537593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320202" calcext:value-type="float">
            <text:p>0.09320202</text:p>
          </table:table-cell>
          <table:table-cell office:value-type="float" office:value="0.1063281" calcext:value-type="float">
            <text:p>0.1063281</text:p>
          </table:table-cell>
          <table:table-cell office:value-type="float" office:value="360" calcext:value-type="float">
            <text:p>360</text:p>
          </table:table-cell>
          <table:table-cell office:value-type="float" office:value="-11.52179" calcext:value-type="float">
            <text:p>-11.52179</text:p>
          </table:table-cell>
          <table:table-cell office:value-type="float" office:value="0" calcext:value-type="float">
            <text:p>0</text:p>
          </table:table-cell>
          <table:table-cell office:value-type="float" office:value="219.5072" calcext:value-type="float">
            <text:p>219.5072</text:p>
          </table:table-cell>
          <table:table-cell office:value-type="float" office:value="319.3299" calcext:value-type="float">
            <text:p>319.3299</text:p>
          </table:table-cell>
          <table:table-cell office:value-type="float" office:value="1032.86" calcext:value-type="float">
            <text:p>1032.86</text:p>
          </table:table-cell>
          <table:table-cell office:value-type="float" office:value="935.4922" calcext:value-type="float">
            <text:p>935.4922</text:p>
          </table:table-cell>
          <table:table-cell office:value-type="float" office:value="868.5901" calcext:value-type="float">
            <text:p>868.5901</text:p>
          </table:table-cell>
          <table:table-cell office:value-type="float" office:value="883.2526" calcext:value-type="float">
            <text:p>883.2526</text:p>
          </table:table-cell>
          <table:table-cell office:value-type="float" office:value="329.3922" calcext:value-type="float">
            <text:p>329.3922</text:p>
          </table:table-cell>
          <table:table-cell office:value-type="float" office:value="445.2027" calcext:value-type="float">
            <text:p>445.2027</text:p>
          </table:table-cell>
          <table:table-cell office:value-type="float" office:value="385.0088" calcext:value-type="float">
            <text:p>385.0088</text:p>
          </table:table-cell>
          <table:table-cell office:value-type="float" office:value="326.2643" calcext:value-type="float">
            <text:p>326.26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529.0516" calcext:value-type="float">
            <text:p>529.0516</text:p>
          </table:table-cell>
          <table:table-cell office:value-type="float" office:value="5499.487" calcext:value-type="float">
            <text:p>5499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533" calcext:value-type="float">
            <text:p>-11.9533</text:p>
          </table:table-cell>
          <table:table-cell office:value-type="float" office:value="34.80812" calcext:value-type="float">
            <text:p>34.80812</text:p>
          </table:table-cell>
          <table:table-cell office:value-type="float" office:value="0" calcext:value-type="float">
            <text:p>0</text:p>
          </table:table-cell>
          <table:table-cell office:value-type="float" office:value="36.31905" calcext:value-type="float">
            <text:p>36.31905</text:p>
          </table:table-cell>
          <table:table-cell office:value-type="float" office:value="178.2199" calcext:value-type="float">
            <text:p>178.2199</text:p>
          </table:table-cell>
          <table:table-cell office:value-type="float" office:value="0.01565913" calcext:value-type="float">
            <text:p>0.01565913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357038" calcext:value-type="float">
            <text:p>0.09357038</text:p>
          </table:table-cell>
          <table:table-cell office:value-type="float" office:value="0.1064484" calcext:value-type="float">
            <text:p>0.1064484</text:p>
          </table:table-cell>
          <table:table-cell office:value-type="float" office:value="360" calcext:value-type="float">
            <text:p>360</text:p>
          </table:table-cell>
          <table:table-cell office:value-type="float" office:value="-12.13807" calcext:value-type="float">
            <text:p>-12.13807</text:p>
          </table:table-cell>
          <table:table-cell office:value-type="float" office:value="0" calcext:value-type="float">
            <text:p>0</text:p>
          </table:table-cell>
          <table:table-cell office:value-type="float" office:value="219.5185" calcext:value-type="float">
            <text:p>219.5185</text:p>
          </table:table-cell>
          <table:table-cell office:value-type="float" office:value="319.2202" calcext:value-type="float">
            <text:p>319.2202</text:p>
          </table:table-cell>
          <table:table-cell office:value-type="float" office:value="1032.605" calcext:value-type="float">
            <text:p>1032.605</text:p>
          </table:table-cell>
          <table:table-cell office:value-type="float" office:value="935.3441" calcext:value-type="float">
            <text:p>935.3441</text:p>
          </table:table-cell>
          <table:table-cell office:value-type="float" office:value="868.5294" calcext:value-type="float">
            <text:p>868.5294</text:p>
          </table:table-cell>
          <table:table-cell office:value-type="float" office:value="883.2062" calcext:value-type="float">
            <text:p>883.2062</text:p>
          </table:table-cell>
          <table:table-cell office:value-type="float" office:value="329.3639" calcext:value-type="float">
            <text:p>329.3639</text:p>
          </table:table-cell>
          <table:table-cell office:value-type="float" office:value="445.187" calcext:value-type="float">
            <text:p>445.187</text:p>
          </table:table-cell>
          <table:table-cell office:value-type="float" office:value="385.0021" calcext:value-type="float">
            <text:p>385.0021</text:p>
          </table:table-cell>
          <table:table-cell office:value-type="float" office:value="326.2626" calcext:value-type="float">
            <text:p>326.26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528.4907" calcext:value-type="float">
            <text:p>528.4907</text:p>
          </table:table-cell>
          <table:table-cell office:value-type="float" office:value="5499.226" calcext:value-type="float">
            <text:p>5499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1025" calcext:value-type="float">
            <text:p>-12.71025</text:p>
          </table:table-cell>
          <table:table-cell office:value-type="float" office:value="36.81335" calcext:value-type="float">
            <text:p>36.81335</text:p>
          </table:table-cell>
          <table:table-cell office:value-type="float" office:value="0" calcext:value-type="float">
            <text:p>0</text:p>
          </table:table-cell>
          <table:table-cell office:value-type="float" office:value="36.5385" calcext:value-type="float">
            <text:p>36.5385</text:p>
          </table:table-cell>
          <table:table-cell office:value-type="float" office:value="178.2199" calcext:value-type="float">
            <text:p>178.2199</text:p>
          </table:table-cell>
          <table:table-cell office:value-type="float" office:value="0.01594565" calcext:value-type="float">
            <text:p>0.01594565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393942" calcext:value-type="float">
            <text:p>0.09393942</text:p>
          </table:table-cell>
          <table:table-cell office:value-type="float" office:value="0.1065516" calcext:value-type="float">
            <text:p>0.1065516</text:p>
          </table:table-cell>
          <table:table-cell office:value-type="float" office:value="360" calcext:value-type="float">
            <text:p>360</text:p>
          </table:table-cell>
          <table:table-cell office:value-type="float" office:value="-12.8952" calcext:value-type="float">
            <text:p>-12.8952</text:p>
          </table:table-cell>
          <table:table-cell office:value-type="float" office:value="0" calcext:value-type="float">
            <text:p>0</text:p>
          </table:table-cell>
          <table:table-cell office:value-type="float" office:value="219.5336" calcext:value-type="float">
            <text:p>219.5336</text:p>
          </table:table-cell>
          <table:table-cell office:value-type="float" office:value="319.0764" calcext:value-type="float">
            <text:p>319.0764</text:p>
          </table:table-cell>
          <table:table-cell office:value-type="float" office:value="1032.273" calcext:value-type="float">
            <text:p>1032.273</text:p>
          </table:table-cell>
          <table:table-cell office:value-type="float" office:value="935.1588" calcext:value-type="float">
            <text:p>935.1588</text:p>
          </table:table-cell>
          <table:table-cell office:value-type="float" office:value="868.4598" calcext:value-type="float">
            <text:p>868.4598</text:p>
          </table:table-cell>
          <table:table-cell office:value-type="float" office:value="883.1547" calcext:value-type="float">
            <text:p>883.1547</text:p>
          </table:table-cell>
          <table:table-cell office:value-type="float" office:value="329.3329" calcext:value-type="float">
            <text:p>329.3329</text:p>
          </table:table-cell>
          <table:table-cell office:value-type="float" office:value="445.1709" calcext:value-type="float">
            <text:p>445.1709</text:p>
          </table:table-cell>
          <table:table-cell office:value-type="float" office:value="384.9953" calcext:value-type="float">
            <text:p>384.9953</text:p>
          </table:table-cell>
          <table:table-cell office:value-type="float" office:value="326.261" calcext:value-type="float">
            <text:p>326.2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527.8579" calcext:value-type="float">
            <text:p>527.8579</text:p>
          </table:table-cell>
          <table:table-cell office:value-type="float" office:value="5498.94" calcext:value-type="float">
            <text:p>5498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6324" calcext:value-type="float">
            <text:p>-13.56324</text:p>
          </table:table-cell>
          <table:table-cell office:value-type="float" office:value="39.23976" calcext:value-type="float">
            <text:p>39.23976</text:p>
          </table:table-cell>
          <table:table-cell office:value-type="float" office:value="0" calcext:value-type="float">
            <text:p>0</text:p>
          </table:table-cell>
          <table:table-cell office:value-type="float" office:value="36.79725" calcext:value-type="float">
            <text:p>36.79725</text:p>
          </table:table-cell>
          <table:table-cell office:value-type="float" office:value="178.2199" calcext:value-type="float">
            <text:p>178.2199</text:p>
          </table:table-cell>
          <table:table-cell office:value-type="float" office:value="0.01621962" calcext:value-type="float">
            <text:p>0.0162196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430894" calcext:value-type="float">
            <text:p>0.09430894</text:p>
          </table:table-cell>
          <table:table-cell office:value-type="float" office:value="0.1066357" calcext:value-type="float">
            <text:p>0.1066357</text:p>
          </table:table-cell>
          <table:table-cell office:value-type="float" office:value="360" calcext:value-type="float">
            <text:p>360</text:p>
          </table:table-cell>
          <table:table-cell office:value-type="float" office:value="-13.74838" calcext:value-type="float">
            <text:p>-13.74838</text:p>
          </table:table-cell>
          <table:table-cell office:value-type="float" office:value="0" calcext:value-type="float">
            <text:p>0</text:p>
          </table:table-cell>
          <table:table-cell office:value-type="float" office:value="219.5528" calcext:value-type="float">
            <text:p>219.5528</text:p>
          </table:table-cell>
          <table:table-cell office:value-type="float" office:value="318.9201" calcext:value-type="float">
            <text:p>318.9201</text:p>
          </table:table-cell>
          <table:table-cell office:value-type="float" office:value="1031.901" calcext:value-type="float">
            <text:p>1031.901</text:p>
          </table:table-cell>
          <table:table-cell office:value-type="float" office:value="934.9469" calcext:value-type="float">
            <text:p>934.9469</text:p>
          </table:table-cell>
          <table:table-cell office:value-type="float" office:value="868.3825" calcext:value-type="float">
            <text:p>868.3825</text:p>
          </table:table-cell>
          <table:table-cell office:value-type="float" office:value="883.0958" calcext:value-type="float">
            <text:p>883.0958</text:p>
          </table:table-cell>
          <table:table-cell office:value-type="float" office:value="329.2982" calcext:value-type="float">
            <text:p>329.2982</text:p>
          </table:table-cell>
          <table:table-cell office:value-type="float" office:value="445.1536" calcext:value-type="float">
            <text:p>445.1536</text:p>
          </table:table-cell>
          <table:table-cell office:value-type="float" office:value="384.9885" calcext:value-type="float">
            <text:p>384.9885</text:p>
          </table:table-cell>
          <table:table-cell office:value-type="float" office:value="326.2592" calcext:value-type="float">
            <text:p>326.25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527.172" calcext:value-type="float">
            <text:p>527.172</text:p>
          </table:table-cell>
          <table:table-cell office:value-type="float" office:value="5498.647" calcext:value-type="float">
            <text:p>5498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763" calcext:value-type="float">
            <text:p>-14.4763</text:p>
          </table:table-cell>
          <table:table-cell office:value-type="float" office:value="41.63969" calcext:value-type="float">
            <text:p>41.63969</text:p>
          </table:table-cell>
          <table:table-cell office:value-type="float" office:value="0" calcext:value-type="float">
            <text:p>0</text:p>
          </table:table-cell>
          <table:table-cell office:value-type="float" office:value="37.08481" calcext:value-type="float">
            <text:p>37.08481</text:p>
          </table:table-cell>
          <table:table-cell office:value-type="float" office:value="178.22" calcext:value-type="float">
            <text:p>178.22</text:p>
          </table:table-cell>
          <table:table-cell office:value-type="float" office:value="0.01650745" calcext:value-type="float">
            <text:p>0.01650745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467935" calcext:value-type="float">
            <text:p>0.09467935</text:p>
          </table:table-cell>
          <table:table-cell office:value-type="float" office:value="0.1066934" calcext:value-type="float">
            <text:p>0.1066934</text:p>
          </table:table-cell>
          <table:table-cell office:value-type="float" office:value="360" calcext:value-type="float">
            <text:p>360</text:p>
          </table:table-cell>
          <table:table-cell office:value-type="float" office:value="-14.66157" calcext:value-type="float">
            <text:p>-14.66157</text:p>
          </table:table-cell>
          <table:table-cell office:value-type="float" office:value="0" calcext:value-type="float">
            <text:p>0</text:p>
          </table:table-cell>
          <table:table-cell office:value-type="float" office:value="219.5738" calcext:value-type="float">
            <text:p>219.5738</text:p>
          </table:table-cell>
          <table:table-cell office:value-type="float" office:value="318.7525" calcext:value-type="float">
            <text:p>318.7525</text:p>
          </table:table-cell>
          <table:table-cell office:value-type="float" office:value="1031.502" calcext:value-type="float">
            <text:p>1031.502</text:p>
          </table:table-cell>
          <table:table-cell office:value-type="float" office:value="934.7224" calcext:value-type="float">
            <text:p>934.7224</text:p>
          </table:table-cell>
          <table:table-cell office:value-type="float" office:value="868.2997" calcext:value-type="float">
            <text:p>868.2997</text:p>
          </table:table-cell>
          <table:table-cell office:value-type="float" office:value="883.0338" calcext:value-type="float">
            <text:p>883.0338</text:p>
          </table:table-cell>
          <table:table-cell office:value-type="float" office:value="329.262" calcext:value-type="float">
            <text:p>329.262</text:p>
          </table:table-cell>
          <table:table-cell office:value-type="float" office:value="445.1347" calcext:value-type="float">
            <text:p>445.1347</text:p>
          </table:table-cell>
          <table:table-cell office:value-type="float" office:value="384.9815" calcext:value-type="float">
            <text:p>384.9815</text:p>
          </table:table-cell>
          <table:table-cell office:value-type="float" office:value="326.2574" calcext:value-type="float">
            <text:p>326.25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526.3828" calcext:value-type="float">
            <text:p>526.3828</text:p>
          </table:table-cell>
          <table:table-cell office:value-type="float" office:value="5498.331" calcext:value-type="float">
            <text:p>5498.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0582" calcext:value-type="float">
            <text:p>-15.50582</text:p>
          </table:table-cell>
          <table:table-cell office:value-type="float" office:value="44.12277" calcext:value-type="float">
            <text:p>44.12277</text:p>
          </table:table-cell>
          <table:table-cell office:value-type="float" office:value="0" calcext:value-type="float">
            <text:p>0</text:p>
          </table:table-cell>
          <table:table-cell office:value-type="float" office:value="37.40794" calcext:value-type="float">
            <text:p>37.40794</text:p>
          </table:table-cell>
          <table:table-cell office:value-type="float" office:value="178.22" calcext:value-type="float">
            <text:p>178.22</text:p>
          </table:table-cell>
          <table:table-cell office:value-type="float" office:value="0.01676232" calcext:value-type="float">
            <text:p>0.0167623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505013" calcext:value-type="float">
            <text:p>0.09505013</text:p>
          </table:table-cell>
          <table:table-cell office:value-type="float" office:value="0.1067205" calcext:value-type="float">
            <text:p>0.1067205</text:p>
          </table:table-cell>
          <table:table-cell office:value-type="float" office:value="360" calcext:value-type="float">
            <text:p>360</text:p>
          </table:table-cell>
          <table:table-cell office:value-type="float" office:value="-15.69123" calcext:value-type="float">
            <text:p>-15.69123</text:p>
          </table:table-cell>
          <table:table-cell office:value-type="float" office:value="0" calcext:value-type="float">
            <text:p>0</text:p>
          </table:table-cell>
          <table:table-cell office:value-type="float" office:value="219.6003" calcext:value-type="float">
            <text:p>219.6003</text:p>
          </table:table-cell>
          <table:table-cell office:value-type="float" office:value="318.559" calcext:value-type="float">
            <text:p>318.559</text:p>
          </table:table-cell>
          <table:table-cell office:value-type="float" office:value="1031.04" calcext:value-type="float">
            <text:p>1031.04</text:p>
          </table:table-cell>
          <table:table-cell office:value-type="float" office:value="934.4669" calcext:value-type="float">
            <text:p>934.4669</text:p>
          </table:table-cell>
          <table:table-cell office:value-type="float" office:value="868.2121" calcext:value-type="float">
            <text:p>868.2121</text:p>
          </table:table-cell>
          <table:table-cell office:value-type="float" office:value="882.9665" calcext:value-type="float">
            <text:p>882.9665</text:p>
          </table:table-cell>
          <table:table-cell office:value-type="float" office:value="329.2232" calcext:value-type="float">
            <text:p>329.2232</text:p>
          </table:table-cell>
          <table:table-cell office:value-type="float" office:value="445.1154" calcext:value-type="float">
            <text:p>445.1154</text:p>
          </table:table-cell>
          <table:table-cell office:value-type="float" office:value="384.9743" calcext:value-type="float">
            <text:p>384.9743</text:p>
          </table:table-cell>
          <table:table-cell office:value-type="float" office:value="326.2555" calcext:value-type="float">
            <text:p>326.25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525.5743" calcext:value-type="float">
            <text:p>525.5743</text:p>
          </table:table-cell>
          <table:table-cell office:value-type="float" office:value="5498.011" calcext:value-type="float">
            <text:p>5498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7068" calcext:value-type="float">
            <text:p>-16.57068</text:p>
          </table:table-cell>
          <table:table-cell office:value-type="float" office:value="47.14494" calcext:value-type="float">
            <text:p>47.14494</text:p>
          </table:table-cell>
          <table:table-cell office:value-type="float" office:value="0" calcext:value-type="float">
            <text:p>0</text:p>
          </table:table-cell>
          <table:table-cell office:value-type="float" office:value="37.75624" calcext:value-type="float">
            <text:p>37.75624</text:p>
          </table:table-cell>
          <table:table-cell office:value-type="float" office:value="178.22" calcext:value-type="float">
            <text:p>178.22</text:p>
          </table:table-cell>
          <table:table-cell office:value-type="float" office:value="0.01703575" calcext:value-type="float">
            <text:p>0.01703575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542138" calcext:value-type="float">
            <text:p>0.09542138</text:p>
          </table:table-cell>
          <table:table-cell office:value-type="float" office:value="0.1067078" calcext:value-type="float">
            <text:p>0.1067078</text:p>
          </table:table-cell>
          <table:table-cell office:value-type="float" office:value="360" calcext:value-type="float">
            <text:p>360</text:p>
          </table:table-cell>
          <table:table-cell office:value-type="float" office:value="-16.75618" calcext:value-type="float">
            <text:p>-16.75618</text:p>
          </table:table-cell>
          <table:table-cell office:value-type="float" office:value="0" calcext:value-type="float">
            <text:p>0</text:p>
          </table:table-cell>
          <table:table-cell office:value-type="float" office:value="219.6298" calcext:value-type="float">
            <text:p>219.6298</text:p>
          </table:table-cell>
          <table:table-cell office:value-type="float" office:value="318.3692" calcext:value-type="float">
            <text:p>318.3692</text:p>
          </table:table-cell>
          <table:table-cell office:value-type="float" office:value="1030.574" calcext:value-type="float">
            <text:p>1030.574</text:p>
          </table:table-cell>
          <table:table-cell office:value-type="float" office:value="934.2019" calcext:value-type="float">
            <text:p>934.2019</text:p>
          </table:table-cell>
          <table:table-cell office:value-type="float" office:value="868.119" calcext:value-type="float">
            <text:p>868.119</text:p>
          </table:table-cell>
          <table:table-cell office:value-type="float" office:value="882.8951" calcext:value-type="float">
            <text:p>882.8951</text:p>
          </table:table-cell>
          <table:table-cell office:value-type="float" office:value="329.1812" calcext:value-type="float">
            <text:p>329.1812</text:p>
          </table:table-cell>
          <table:table-cell office:value-type="float" office:value="445.0949" calcext:value-type="float">
            <text:p>445.0949</text:p>
          </table:table-cell>
          <table:table-cell office:value-type="float" office:value="384.9666" calcext:value-type="float">
            <text:p>384.9666</text:p>
          </table:table-cell>
          <table:table-cell office:value-type="float" office:value="326.2536" calcext:value-type="float">
            <text:p>326.25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525.0163" calcext:value-type="float">
            <text:p>525.0163</text:p>
          </table:table-cell>
          <table:table-cell office:value-type="float" office:value="5497.776" calcext:value-type="float">
            <text:p>5497.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35297" calcext:value-type="float">
            <text:p>-17.35297</text:p>
          </table:table-cell>
          <table:table-cell office:value-type="float" office:value="51.2607" calcext:value-type="float">
            <text:p>51.2607</text:p>
          </table:table-cell>
          <table:table-cell office:value-type="float" office:value="0" calcext:value-type="float">
            <text:p>0</text:p>
          </table:table-cell>
          <table:table-cell office:value-type="float" office:value="38.00726" calcext:value-type="float">
            <text:p>38.00726</text:p>
          </table:table-cell>
          <table:table-cell office:value-type="float" office:value="178.22" calcext:value-type="float">
            <text:p>178.22</text:p>
          </table:table-cell>
          <table:table-cell office:value-type="float" office:value="0.01733552" calcext:value-type="float">
            <text:p>0.0173355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579331" calcext:value-type="float">
            <text:p>0.09579331</text:p>
          </table:table-cell>
          <table:table-cell office:value-type="float" office:value="0.1066493" calcext:value-type="float">
            <text:p>0.1066493</text:p>
          </table:table-cell>
          <table:table-cell office:value-type="float" office:value="360" calcext:value-type="float">
            <text:p>360</text:p>
          </table:table-cell>
          <table:table-cell office:value-type="float" office:value="-17.53848" calcext:value-type="float">
            <text:p>-17.53848</text:p>
          </table:table-cell>
          <table:table-cell office:value-type="float" office:value="0" calcext:value-type="float">
            <text:p>0</text:p>
          </table:table-cell>
          <table:table-cell office:value-type="float" office:value="219.6479" calcext:value-type="float">
            <text:p>219.6479</text:p>
          </table:table-cell>
          <table:table-cell office:value-type="float" office:value="318.2596" calcext:value-type="float">
            <text:p>318.2596</text:p>
          </table:table-cell>
          <table:table-cell office:value-type="float" office:value="1030.271" calcext:value-type="float">
            <text:p>1030.271</text:p>
          </table:table-cell>
          <table:table-cell office:value-type="float" office:value="934.006" calcext:value-type="float">
            <text:p>934.006</text:p>
          </table:table-cell>
          <table:table-cell office:value-type="float" office:value="868.045" calcext:value-type="float">
            <text:p>868.045</text:p>
          </table:table-cell>
          <table:table-cell office:value-type="float" office:value="882.835" calcext:value-type="float">
            <text:p>882.835</text:p>
          </table:table-cell>
          <table:table-cell office:value-type="float" office:value="329.1432" calcext:value-type="float">
            <text:p>329.1432</text:p>
          </table:table-cell>
          <table:table-cell office:value-type="float" office:value="445.0743" calcext:value-type="float">
            <text:p>445.0743</text:p>
          </table:table-cell>
          <table:table-cell office:value-type="float" office:value="384.9587" calcext:value-type="float">
            <text:p>384.9587</text:p>
          </table:table-cell>
          <table:table-cell office:value-type="float" office:value="326.2516" calcext:value-type="float">
            <text:p>326.25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524.4984" calcext:value-type="float">
            <text:p>524.4984</text:p>
          </table:table-cell>
          <table:table-cell office:value-type="float" office:value="5497.585" calcext:value-type="float">
            <text:p>5497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04883" calcext:value-type="float">
            <text:p>-18.04883</text:p>
          </table:table-cell>
          <table:table-cell office:value-type="float" office:value="52.40103" calcext:value-type="float">
            <text:p>52.40103</text:p>
          </table:table-cell>
          <table:table-cell office:value-type="float" office:value="0" calcext:value-type="float">
            <text:p>0</text:p>
          </table:table-cell>
          <table:table-cell office:value-type="float" office:value="38.22447" calcext:value-type="float">
            <text:p>38.22447</text:p>
          </table:table-cell>
          <table:table-cell office:value-type="float" office:value="178.2215" calcext:value-type="float">
            <text:p>178.2215</text:p>
          </table:table-cell>
          <table:table-cell office:value-type="float" office:value="0.01766311" calcext:value-type="float">
            <text:p>0.01766311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616525" calcext:value-type="float">
            <text:p>0.09616525</text:p>
          </table:table-cell>
          <table:table-cell office:value-type="float" office:value="0.106554" calcext:value-type="float">
            <text:p>0.106554</text:p>
          </table:table-cell>
          <table:table-cell office:value-type="float" office:value="360" calcext:value-type="float">
            <text:p>360</text:p>
          </table:table-cell>
          <table:table-cell office:value-type="float" office:value="-18.23429" calcext:value-type="float">
            <text:p>-18.23429</text:p>
          </table:table-cell>
          <table:table-cell office:value-type="float" office:value="0" calcext:value-type="float">
            <text:p>0</text:p>
          </table:table-cell>
          <table:table-cell office:value-type="float" office:value="219.6587" calcext:value-type="float">
            <text:p>219.6587</text:p>
          </table:table-cell>
          <table:table-cell office:value-type="float" office:value="318.1451" calcext:value-type="float">
            <text:p>318.1451</text:p>
          </table:table-cell>
          <table:table-cell office:value-type="float" office:value="1029.989" calcext:value-type="float">
            <text:p>1029.989</text:p>
          </table:table-cell>
          <table:table-cell office:value-type="float" office:value="933.8449" calcext:value-type="float">
            <text:p>933.8449</text:p>
          </table:table-cell>
          <table:table-cell office:value-type="float" office:value="867.9863" calcext:value-type="float">
            <text:p>867.9863</text:p>
          </table:table-cell>
          <table:table-cell office:value-type="float" office:value="882.7897" calcext:value-type="float">
            <text:p>882.7897</text:p>
          </table:table-cell>
          <table:table-cell office:value-type="float" office:value="329.1129" calcext:value-type="float">
            <text:p>329.1129</text:p>
          </table:table-cell>
          <table:table-cell office:value-type="float" office:value="445.0558" calcext:value-type="float">
            <text:p>445.0558</text:p>
          </table:table-cell>
          <table:table-cell office:value-type="float" office:value="384.9508" calcext:value-type="float">
            <text:p>384.9508</text:p>
          </table:table-cell>
          <table:table-cell office:value-type="float" office:value="326.2496" calcext:value-type="float">
            <text:p>326.24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523.824" calcext:value-type="float">
            <text:p>523.824</text:p>
          </table:table-cell>
          <table:table-cell office:value-type="float" office:value="5497.362" calcext:value-type="float">
            <text:p>5497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8944" calcext:value-type="float">
            <text:p>-18.88944</text:p>
          </table:table-cell>
          <table:table-cell office:value-type="float" office:value="57.46096" calcext:value-type="float">
            <text:p>57.46096</text:p>
          </table:table-cell>
          <table:table-cell office:value-type="float" office:value="0" calcext:value-type="float">
            <text:p>0</text:p>
          </table:table-cell>
          <table:table-cell office:value-type="float" office:value="38.50257" calcext:value-type="float">
            <text:p>38.50257</text:p>
          </table:table-cell>
          <table:table-cell office:value-type="float" office:value="178.2215" calcext:value-type="float">
            <text:p>178.2215</text:p>
          </table:table-cell>
          <table:table-cell office:value-type="float" office:value="0.01795646" calcext:value-type="float">
            <text:p>0.01795646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653702" calcext:value-type="float">
            <text:p>0.09653702</text:p>
          </table:table-cell>
          <table:table-cell office:value-type="float" office:value="0.1064446" calcext:value-type="float">
            <text:p>0.1064446</text:p>
          </table:table-cell>
          <table:table-cell office:value-type="float" office:value="360" calcext:value-type="float">
            <text:p>360</text:p>
          </table:table-cell>
          <table:table-cell office:value-type="float" office:value="-19.07488" calcext:value-type="float">
            <text:p>-19.07488</text:p>
          </table:table-cell>
          <table:table-cell office:value-type="float" office:value="0" calcext:value-type="float">
            <text:p>0</text:p>
          </table:table-cell>
          <table:table-cell office:value-type="float" office:value="219.682" calcext:value-type="float">
            <text:p>219.682</text:p>
          </table:table-cell>
          <table:table-cell office:value-type="float" office:value="317.9824" calcext:value-type="float">
            <text:p>317.9824</text:p>
          </table:table-cell>
          <table:table-cell office:value-type="float" office:value="1029.611" calcext:value-type="float">
            <text:p>1029.611</text:p>
          </table:table-cell>
          <table:table-cell office:value-type="float" office:value="933.6384" calcext:value-type="float">
            <text:p>933.6384</text:p>
          </table:table-cell>
          <table:table-cell office:value-type="float" office:value="867.921" calcext:value-type="float">
            <text:p>867.921</text:p>
          </table:table-cell>
          <table:table-cell office:value-type="float" office:value="882.7397" calcext:value-type="float">
            <text:p>882.7397</text:p>
          </table:table-cell>
          <table:table-cell office:value-type="float" office:value="329.0817" calcext:value-type="float">
            <text:p>329.0817</text:p>
          </table:table-cell>
          <table:table-cell office:value-type="float" office:value="445.0381" calcext:value-type="float">
            <text:p>445.0381</text:p>
          </table:table-cell>
          <table:table-cell office:value-type="float" office:value="384.9431" calcext:value-type="float">
            <text:p>384.9431</text:p>
          </table:table-cell>
          <table:table-cell office:value-type="float" office:value="326.2476" calcext:value-type="float">
            <text:p>326.24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523.0249" calcext:value-type="float">
            <text:p>523.0249</text:p>
          </table:table-cell>
          <table:table-cell office:value-type="float" office:value="5497.117" calcext:value-type="float">
            <text:p>5497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8682" calcext:value-type="float">
            <text:p>-19.8682</text:p>
          </table:table-cell>
          <table:table-cell office:value-type="float" office:value="59.8063" calcext:value-type="float">
            <text:p>59.8063</text:p>
          </table:table-cell>
          <table:table-cell office:value-type="float" office:value="0" calcext:value-type="float">
            <text:p>0</text:p>
          </table:table-cell>
          <table:table-cell office:value-type="float" office:value="38.83928" calcext:value-type="float">
            <text:p>38.83928</text:p>
          </table:table-cell>
          <table:table-cell office:value-type="float" office:value="178.2215" calcext:value-type="float">
            <text:p>178.2215</text:p>
          </table:table-cell>
          <table:table-cell office:value-type="float" office:value="0.01827059" calcext:value-type="float">
            <text:p>0.01827059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690824" calcext:value-type="float">
            <text:p>0.09690824</text:p>
          </table:table-cell>
          <table:table-cell office:value-type="float" office:value="0.1063237" calcext:value-type="float">
            <text:p>0.1063237</text:p>
          </table:table-cell>
          <table:table-cell office:value-type="float" office:value="360" calcext:value-type="float">
            <text:p>360</text:p>
          </table:table-cell>
          <table:table-cell office:value-type="float" office:value="-20.05357" calcext:value-type="float">
            <text:p>-20.05357</text:p>
          </table:table-cell>
          <table:table-cell office:value-type="float" office:value="0" calcext:value-type="float">
            <text:p>0</text:p>
          </table:table-cell>
          <table:table-cell office:value-type="float" office:value="219.7094" calcext:value-type="float">
            <text:p>219.7094</text:p>
          </table:table-cell>
          <table:table-cell office:value-type="float" office:value="317.7901" calcext:value-type="float">
            <text:p>317.7901</text:p>
          </table:table-cell>
          <table:table-cell office:value-type="float" office:value="1029.165" calcext:value-type="float">
            <text:p>1029.165</text:p>
          </table:table-cell>
          <table:table-cell office:value-type="float" office:value="933.399" calcext:value-type="float">
            <text:p>933.399</text:p>
          </table:table-cell>
          <table:table-cell office:value-type="float" office:value="867.8456" calcext:value-type="float">
            <text:p>867.8456</text:p>
          </table:table-cell>
          <table:table-cell office:value-type="float" office:value="882.6836" calcext:value-type="float">
            <text:p>882.6836</text:p>
          </table:table-cell>
          <table:table-cell office:value-type="float" office:value="329.0478" calcext:value-type="float">
            <text:p>329.0478</text:p>
          </table:table-cell>
          <table:table-cell office:value-type="float" office:value="445.0193" calcext:value-type="float">
            <text:p>445.0193</text:p>
          </table:table-cell>
          <table:table-cell office:value-type="float" office:value="384.9354" calcext:value-type="float">
            <text:p>384.9354</text:p>
          </table:table-cell>
          <table:table-cell office:value-type="float" office:value="326.2455" calcext:value-type="float">
            <text:p>326.24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522.1682" calcext:value-type="float">
            <text:p>522.1682</text:p>
          </table:table-cell>
          <table:table-cell office:value-type="float" office:value="5496.862" calcext:value-type="float">
            <text:p>5496.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1668" calcext:value-type="float">
            <text:p>-20.91668</text:p>
          </table:table-cell>
          <table:table-cell office:value-type="float" office:value="62.70665" calcext:value-type="float">
            <text:p>62.70665</text:p>
          </table:table-cell>
          <table:table-cell office:value-type="float" office:value="0" calcext:value-type="float">
            <text:p>0</text:p>
          </table:table-cell>
          <table:table-cell office:value-type="float" office:value="39.21145" calcext:value-type="float">
            <text:p>39.21145</text:p>
          </table:table-cell>
          <table:table-cell office:value-type="float" office:value="178.2215" calcext:value-type="float">
            <text:p>178.2215</text:p>
          </table:table-cell>
          <table:table-cell office:value-type="float" office:value="0.01856779" calcext:value-type="float">
            <text:p>0.01856779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727946" calcext:value-type="float">
            <text:p>0.09727946</text:p>
          </table:table-cell>
          <table:table-cell office:value-type="float" office:value="0.106183" calcext:value-type="float">
            <text:p>0.106183</text:p>
          </table:table-cell>
          <table:table-cell office:value-type="float" office:value="360" calcext:value-type="float">
            <text:p>360</text:p>
          </table:table-cell>
          <table:table-cell office:value-type="float" office:value="-21.10198" calcext:value-type="float">
            <text:p>-21.10198</text:p>
          </table:table-cell>
          <table:table-cell office:value-type="float" office:value="0" calcext:value-type="float">
            <text:p>0</text:p>
          </table:table-cell>
          <table:table-cell office:value-type="float" office:value="219.7402" calcext:value-type="float">
            <text:p>219.7402</text:p>
          </table:table-cell>
          <table:table-cell office:value-type="float" office:value="317.5922" calcext:value-type="float">
            <text:p>317.5922</text:p>
          </table:table-cell>
          <table:table-cell office:value-type="float" office:value="1028.692" calcext:value-type="float">
            <text:p>1028.692</text:p>
          </table:table-cell>
          <table:table-cell office:value-type="float" office:value="933.1346" calcext:value-type="float">
            <text:p>933.1346</text:p>
          </table:table-cell>
          <table:table-cell office:value-type="float" office:value="867.7657" calcext:value-type="float">
            <text:p>867.7657</text:p>
          </table:table-cell>
          <table:table-cell office:value-type="float" office:value="882.622" calcext:value-type="float">
            <text:p>882.622</text:p>
          </table:table-cell>
          <table:table-cell office:value-type="float" office:value="329.0118" calcext:value-type="float">
            <text:p>329.0118</text:p>
          </table:table-cell>
          <table:table-cell office:value-type="float" office:value="444.9997" calcext:value-type="float">
            <text:p>444.9997</text:p>
          </table:table-cell>
          <table:table-cell office:value-type="float" office:value="384.9276" calcext:value-type="float">
            <text:p>384.9276</text:p>
          </table:table-cell>
          <table:table-cell office:value-type="float" office:value="326.2434" calcext:value-type="float">
            <text:p>326.24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521.4014" calcext:value-type="float">
            <text:p>521.4014</text:p>
          </table:table-cell>
          <table:table-cell office:value-type="float" office:value="5496.63" calcext:value-type="float">
            <text:p>5496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7546" calcext:value-type="float">
            <text:p>-21.87546</text:p>
          </table:table-cell>
          <table:table-cell office:value-type="float" office:value="65.38641" calcext:value-type="float">
            <text:p>65.38641</text:p>
          </table:table-cell>
          <table:table-cell office:value-type="float" office:value="0" calcext:value-type="float">
            <text:p>0</text:p>
          </table:table-cell>
          <table:table-cell office:value-type="float" office:value="39.54251" calcext:value-type="float">
            <text:p>39.54251</text:p>
          </table:table-cell>
          <table:table-cell office:value-type="float" office:value="178.2215" calcext:value-type="float">
            <text:p>178.2215</text:p>
          </table:table-cell>
          <table:table-cell office:value-type="float" office:value="0.01884822" calcext:value-type="float">
            <text:p>0.01884822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765068" calcext:value-type="float">
            <text:p>0.09765068</text:p>
          </table:table-cell>
          <table:table-cell office:value-type="float" office:value="0.106014" calcext:value-type="float">
            <text:p>0.106014</text:p>
          </table:table-cell>
          <table:table-cell office:value-type="float" office:value="360" calcext:value-type="float">
            <text:p>360</text:p>
          </table:table-cell>
          <table:table-cell office:value-type="float" office:value="-22.06068" calcext:value-type="float">
            <text:p>-22.06068</text:p>
          </table:table-cell>
          <table:table-cell office:value-type="float" office:value="0" calcext:value-type="float">
            <text:p>0</text:p>
          </table:table-cell>
          <table:table-cell office:value-type="float" office:value="219.7693" calcext:value-type="float">
            <text:p>219.7693</text:p>
          </table:table-cell>
          <table:table-cell office:value-type="float" office:value="317.4277" calcext:value-type="float">
            <text:p>317.4277</text:p>
          </table:table-cell>
          <table:table-cell office:value-type="float" office:value="1028.273" calcext:value-type="float">
            <text:p>1028.273</text:p>
          </table:table-cell>
          <table:table-cell office:value-type="float" office:value="932.8926" calcext:value-type="float">
            <text:p>932.8926</text:p>
          </table:table-cell>
          <table:table-cell office:value-type="float" office:value="867.6898" calcext:value-type="float">
            <text:p>867.6898</text:p>
          </table:table-cell>
          <table:table-cell office:value-type="float" office:value="882.5621" calcext:value-type="float">
            <text:p>882.5621</text:p>
          </table:table-cell>
          <table:table-cell office:value-type="float" office:value="328.9761" calcext:value-type="float">
            <text:p>328.9761</text:p>
          </table:table-cell>
          <table:table-cell office:value-type="float" office:value="444.9796" calcext:value-type="float">
            <text:p>444.9796</text:p>
          </table:table-cell>
          <table:table-cell office:value-type="float" office:value="384.9196" calcext:value-type="float">
            <text:p>384.9196</text:p>
          </table:table-cell>
          <table:table-cell office:value-type="float" office:value="326.2412" calcext:value-type="float">
            <text:p>326.24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520.6945" calcext:value-type="float">
            <text:p>520.6945</text:p>
          </table:table-cell>
          <table:table-cell office:value-type="float" office:value="5496.424" calcext:value-type="float">
            <text:p>5496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4992" calcext:value-type="float">
            <text:p>-22.64992</text:p>
          </table:table-cell>
          <table:table-cell office:value-type="float" office:value="65.28986" calcext:value-type="float">
            <text:p>65.28986</text:p>
          </table:table-cell>
          <table:table-cell office:value-type="float" office:value="0" calcext:value-type="float">
            <text:p>0</text:p>
          </table:table-cell>
          <table:table-cell office:value-type="float" office:value="39.84648" calcext:value-type="float">
            <text:p>39.84648</text:p>
          </table:table-cell>
          <table:table-cell office:value-type="float" office:value="178.2214" calcext:value-type="float">
            <text:p>178.2214</text:p>
          </table:table-cell>
          <table:table-cell office:value-type="float" office:value="0.01912973" calcext:value-type="float">
            <text:p>0.01912973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09807231" calcext:value-type="float">
            <text:p>0.09807231</text:p>
          </table:table-cell>
          <table:table-cell office:value-type="float" office:value="0.1061852" calcext:value-type="float">
            <text:p>0.1061852</text:p>
          </table:table-cell>
          <table:table-cell office:value-type="float" office:value="360" calcext:value-type="float">
            <text:p>360</text:p>
          </table:table-cell>
          <table:table-cell office:value-type="float" office:value="-22.83545" calcext:value-type="float">
            <text:p>-22.83545</text:p>
          </table:table-cell>
          <table:table-cell office:value-type="float" office:value="0" calcext:value-type="float">
            <text:p>0</text:p>
          </table:table-cell>
          <table:table-cell office:value-type="float" office:value="219.7938" calcext:value-type="float">
            <text:p>219.7938</text:p>
          </table:table-cell>
          <table:table-cell office:value-type="float" office:value="317.2746" calcext:value-type="float">
            <text:p>317.2746</text:p>
          </table:table-cell>
          <table:table-cell office:value-type="float" office:value="1027.896" calcext:value-type="float">
            <text:p>1027.896</text:p>
          </table:table-cell>
          <table:table-cell office:value-type="float" office:value="932.6724" calcext:value-type="float">
            <text:p>932.6724</text:p>
          </table:table-cell>
          <table:table-cell office:value-type="float" office:value="867.621" calcext:value-type="float">
            <text:p>867.621</text:p>
          </table:table-cell>
          <table:table-cell office:value-type="float" office:value="882.5071" calcext:value-type="float">
            <text:p>882.5071</text:p>
          </table:table-cell>
          <table:table-cell office:value-type="float" office:value="328.9424" calcext:value-type="float">
            <text:p>328.9424</text:p>
          </table:table-cell>
          <table:table-cell office:value-type="float" office:value="444.9598" calcext:value-type="float">
            <text:p>444.9598</text:p>
          </table:table-cell>
          <table:table-cell office:value-type="float" office:value="384.9115" calcext:value-type="float">
            <text:p>384.9115</text:p>
          </table:table-cell>
          <table:table-cell office:value-type="float" office:value="326.239" calcext:value-type="float">
            <text:p>326.2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519.8869" calcext:value-type="float">
            <text:p>519.8869</text:p>
          </table:table-cell>
          <table:table-cell office:value-type="float" office:value="5496.227" calcext:value-type="float">
            <text:p>5496.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55964" calcext:value-type="float">
            <text:p>-23.55964</text:p>
          </table:table-cell>
          <table:table-cell office:value-type="float" office:value="67.56775" calcext:value-type="float">
            <text:p>67.56775</text:p>
          </table:table-cell>
          <table:table-cell office:value-type="float" office:value="0" calcext:value-type="float">
            <text:p>0</text:p>
          </table:table-cell>
          <table:table-cell office:value-type="float" office:value="40.21344" calcext:value-type="float">
            <text:p>40.21344</text:p>
          </table:table-cell>
          <table:table-cell office:value-type="float" office:value="178.2233" calcext:value-type="float">
            <text:p>178.2233</text:p>
          </table:table-cell>
          <table:table-cell office:value-type="float" office:value="0.01931876" calcext:value-type="float">
            <text:p>0.01931876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1008797" calcext:value-type="float">
            <text:p>0.1008797</text:p>
          </table:table-cell>
          <table:table-cell office:value-type="float" office:value="0.1106279" calcext:value-type="float">
            <text:p>0.1106279</text:p>
          </table:table-cell>
          <table:table-cell office:value-type="float" office:value="360" calcext:value-type="float">
            <text:p>360</text:p>
          </table:table-cell>
          <table:table-cell office:value-type="float" office:value="-23.75224" calcext:value-type="float">
            <text:p>-23.75224</text:p>
          </table:table-cell>
          <table:table-cell office:value-type="float" office:value="0" calcext:value-type="float">
            <text:p>0</text:p>
          </table:table-cell>
          <table:table-cell office:value-type="float" office:value="219.8" calcext:value-type="float">
            <text:p>219.8</text:p>
          </table:table-cell>
          <table:table-cell office:value-type="float" office:value="317.0952" calcext:value-type="float">
            <text:p>317.0952</text:p>
          </table:table-cell>
          <table:table-cell office:value-type="float" office:value="1027.469" calcext:value-type="float">
            <text:p>1027.469</text:p>
          </table:table-cell>
          <table:table-cell office:value-type="float" office:value="932.4434" calcext:value-type="float">
            <text:p>932.4434</text:p>
          </table:table-cell>
          <table:table-cell office:value-type="float" office:value="867.5563" calcext:value-type="float">
            <text:p>867.5563</text:p>
          </table:table-cell>
          <table:table-cell office:value-type="float" office:value="882.4556" calcext:value-type="float">
            <text:p>882.4556</text:p>
          </table:table-cell>
          <table:table-cell office:value-type="float" office:value="328.9099" calcext:value-type="float">
            <text:p>328.9099</text:p>
          </table:table-cell>
          <table:table-cell office:value-type="float" office:value="444.9409" calcext:value-type="float">
            <text:p>444.9409</text:p>
          </table:table-cell>
          <table:table-cell office:value-type="float" office:value="384.9035" calcext:value-type="float">
            <text:p>384.9035</text:p>
          </table:table-cell>
          <table:table-cell office:value-type="float" office:value="326.2368" calcext:value-type="float">
            <text:p>326.23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518.9359" calcext:value-type="float">
            <text:p>518.9359</text:p>
          </table:table-cell>
          <table:table-cell office:value-type="float" office:value="5496.017" calcext:value-type="float">
            <text:p>5496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69735" calcext:value-type="float">
            <text:p>-24.69735</text:p>
          </table:table-cell>
          <table:table-cell office:value-type="float" office:value="72.09209" calcext:value-type="float">
            <text:p>72.09209</text:p>
          </table:table-cell>
          <table:table-cell office:value-type="float" office:value="0" calcext:value-type="float">
            <text:p>0</text:p>
          </table:table-cell>
          <table:table-cell office:value-type="float" office:value="40.64423" calcext:value-type="float">
            <text:p>40.64423</text:p>
          </table:table-cell>
          <table:table-cell office:value-type="float" office:value="178.2251" calcext:value-type="float">
            <text:p>178.2251</text:p>
          </table:table-cell>
          <table:table-cell office:value-type="float" office:value="0.01957163" calcext:value-type="float">
            <text:p>0.01957163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1025862" calcext:value-type="float">
            <text:p>0.1025862</text:p>
          </table:table-cell>
          <table:table-cell office:value-type="float" office:value="0.1129725" calcext:value-type="float">
            <text:p>0.1129725</text:p>
          </table:table-cell>
          <table:table-cell office:value-type="float" office:value="360" calcext:value-type="float">
            <text:p>360</text:p>
          </table:table-cell>
          <table:table-cell office:value-type="float" office:value="-24.89374" calcext:value-type="float">
            <text:p>-24.89374</text:p>
          </table:table-cell>
          <table:table-cell office:value-type="float" office:value="0" calcext:value-type="float">
            <text:p>0</text:p>
          </table:table-cell>
          <table:table-cell office:value-type="float" office:value="219.8108" calcext:value-type="float">
            <text:p>219.8108</text:p>
          </table:table-cell>
          <table:table-cell office:value-type="float" office:value="316.881" calcext:value-type="float">
            <text:p>316.881</text:p>
          </table:table-cell>
          <table:table-cell office:value-type="float" office:value="1026.971" calcext:value-type="float">
            <text:p>1026.971</text:p>
          </table:table-cell>
          <table:table-cell office:value-type="float" office:value="932.1745" calcext:value-type="float">
            <text:p>932.1745</text:p>
          </table:table-cell>
          <table:table-cell office:value-type="float" office:value="867.4833" calcext:value-type="float">
            <text:p>867.4833</text:p>
          </table:table-cell>
          <table:table-cell office:value-type="float" office:value="882.4001" calcext:value-type="float">
            <text:p>882.4001</text:p>
          </table:table-cell>
          <table:table-cell office:value-type="float" office:value="328.8764" calcext:value-type="float">
            <text:p>328.8764</text:p>
          </table:table-cell>
          <table:table-cell office:value-type="float" office:value="444.9218" calcext:value-type="float">
            <text:p>444.9218</text:p>
          </table:table-cell>
          <table:table-cell office:value-type="float" office:value="384.8954" calcext:value-type="float">
            <text:p>384.8954</text:p>
          </table:table-cell>
          <table:table-cell office:value-type="float" office:value="326.2346" calcext:value-type="float">
            <text:p>326.23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517.7883" calcext:value-type="float">
            <text:p>517.7883</text:p>
          </table:table-cell>
          <table:table-cell office:value-type="float" office:value="5495.782" calcext:value-type="float">
            <text:p>5495.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99932" calcext:value-type="float">
            <text:p>-25.99932</text:p>
          </table:table-cell>
          <table:table-cell office:value-type="float" office:value="73.10911" calcext:value-type="float">
            <text:p>73.10911</text:p>
          </table:table-cell>
          <table:table-cell office:value-type="float" office:value="0" calcext:value-type="float">
            <text:p>0</text:p>
          </table:table-cell>
          <table:table-cell office:value-type="float" office:value="41.13023" calcext:value-type="float">
            <text:p>41.13023</text:p>
          </table:table-cell>
          <table:table-cell office:value-type="float" office:value="178.2251" calcext:value-type="float">
            <text:p>178.2251</text:p>
          </table:table-cell>
          <table:table-cell office:value-type="float" office:value="0.01981399" calcext:value-type="float">
            <text:p>0.01981399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1036258" calcext:value-type="float">
            <text:p>0.1036258</text:p>
          </table:table-cell>
          <table:table-cell office:value-type="float" office:value="0.1137587" calcext:value-type="float">
            <text:p>0.1137587</text:p>
          </table:table-cell>
          <table:table-cell office:value-type="float" office:value="360" calcext:value-type="float">
            <text:p>360</text:p>
          </table:table-cell>
          <table:table-cell office:value-type="float" office:value="-26.1973" calcext:value-type="float">
            <text:p>-26.1973</text:p>
          </table:table-cell>
          <table:table-cell office:value-type="float" office:value="0" calcext:value-type="float">
            <text:p>0</text:p>
          </table:table-cell>
          <table:table-cell office:value-type="float" office:value="219.847" calcext:value-type="float">
            <text:p>219.847</text:p>
          </table:table-cell>
          <table:table-cell office:value-type="float" office:value="316.6167" calcext:value-type="float">
            <text:p>316.6167</text:p>
          </table:table-cell>
          <table:table-cell office:value-type="float" office:value="1026.359" calcext:value-type="float">
            <text:p>1026.359</text:p>
          </table:table-cell>
          <table:table-cell office:value-type="float" office:value="931.8431" calcext:value-type="float">
            <text:p>931.8431</text:p>
          </table:table-cell>
          <table:table-cell office:value-type="float" office:value="867.4023" calcext:value-type="float">
            <text:p>867.4023</text:p>
          </table:table-cell>
          <table:table-cell office:value-type="float" office:value="882.3361" calcext:value-type="float">
            <text:p>882.3361</text:p>
          </table:table-cell>
          <table:table-cell office:value-type="float" office:value="328.8401" calcext:value-type="float">
            <text:p>328.8401</text:p>
          </table:table-cell>
          <table:table-cell office:value-type="float" office:value="444.9016" calcext:value-type="float">
            <text:p>444.9016</text:p>
          </table:table-cell>
          <table:table-cell office:value-type="float" office:value="384.8874" calcext:value-type="float">
            <text:p>384.8874</text:p>
          </table:table-cell>
          <table:table-cell office:value-type="float" office:value="326.2324" calcext:value-type="float">
            <text:p>326.23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516.8252" calcext:value-type="float">
            <text:p>516.8252</text:p>
          </table:table-cell>
          <table:table-cell office:value-type="float" office:value="5495.571" calcext:value-type="float">
            <text:p>5495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9834" calcext:value-type="float">
            <text:p>-26.99834</text:p>
          </table:table-cell>
          <table:table-cell office:value-type="float" office:value="76.36194" calcext:value-type="float">
            <text:p>76.36194</text:p>
          </table:table-cell>
          <table:table-cell office:value-type="float" office:value="0" calcext:value-type="float">
            <text:p>0</text:p>
          </table:table-cell>
          <table:table-cell office:value-type="float" office:value="41.55815" calcext:value-type="float">
            <text:p>41.55815</text:p>
          </table:table-cell>
          <table:table-cell office:value-type="float" office:value="178.2249" calcext:value-type="float">
            <text:p>178.2249</text:p>
          </table:table-cell>
          <table:table-cell office:value-type="float" office:value="0.02002243" calcext:value-type="float">
            <text:p>0.02002243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1064415" calcext:value-type="float">
            <text:p>0.1064415</text:p>
          </table:table-cell>
          <table:table-cell office:value-type="float" office:value="0.1174835" calcext:value-type="float">
            <text:p>0.1174835</text:p>
          </table:table-cell>
          <table:table-cell office:value-type="float" office:value="360" calcext:value-type="float">
            <text:p>360</text:p>
          </table:table-cell>
          <table:table-cell office:value-type="float" office:value="-27.20265" calcext:value-type="float">
            <text:p>-27.20265</text:p>
          </table:table-cell>
          <table:table-cell office:value-type="float" office:value="0" calcext:value-type="float">
            <text:p>0</text:p>
          </table:table-cell>
          <table:table-cell office:value-type="float" office:value="219.8631" calcext:value-type="float">
            <text:p>219.8631</text:p>
          </table:table-cell>
          <table:table-cell office:value-type="float" office:value="316.4211" calcext:value-type="float">
            <text:p>316.4211</text:p>
          </table:table-cell>
          <table:table-cell office:value-type="float" office:value="1025.866" calcext:value-type="float">
            <text:p>1025.866</text:p>
          </table:table-cell>
          <table:table-cell office:value-type="float" office:value="931.5499" calcext:value-type="float">
            <text:p>931.5499</text:p>
          </table:table-cell>
          <table:table-cell office:value-type="float" office:value="867.3259" calcext:value-type="float">
            <text:p>867.3259</text:p>
          </table:table-cell>
          <table:table-cell office:value-type="float" office:value="882.2742" calcext:value-type="float">
            <text:p>882.2742</text:p>
          </table:table-cell>
          <table:table-cell office:value-type="float" office:value="328.8029" calcext:value-type="float">
            <text:p>328.8029</text:p>
          </table:table-cell>
          <table:table-cell office:value-type="float" office:value="444.8804" calcext:value-type="float">
            <text:p>444.8804</text:p>
          </table:table-cell>
          <table:table-cell office:value-type="float" office:value="384.8791" calcext:value-type="float">
            <text:p>384.8791</text:p>
          </table:table-cell>
          <table:table-cell office:value-type="float" office:value="326.2301" calcext:value-type="float">
            <text:p>326.23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516.0049" calcext:value-type="float">
            <text:p>516.0049</text:p>
          </table:table-cell>
          <table:table-cell office:value-type="float" office:value="5495.401" calcext:value-type="float">
            <text:p>5495.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66919" calcext:value-type="float">
            <text:p>-27.66919</text:p>
          </table:table-cell>
          <table:table-cell office:value-type="float" office:value="76.35103" calcext:value-type="float">
            <text:p>76.35103</text:p>
          </table:table-cell>
          <table:table-cell office:value-type="float" office:value="0" calcext:value-type="float">
            <text:p>0</text:p>
          </table:table-cell>
          <table:table-cell office:value-type="float" office:value="41.91445" calcext:value-type="float">
            <text:p>41.91445</text:p>
          </table:table-cell>
          <table:table-cell office:value-type="float" office:value="178.2247" calcext:value-type="float">
            <text:p>178.2247</text:p>
          </table:table-cell>
          <table:table-cell office:value-type="float" office:value="0.02012369" calcext:value-type="float">
            <text:p>0.02012369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1122928" calcext:value-type="float">
            <text:p>0.1122928</text:p>
          </table:table-cell>
          <table:table-cell office:value-type="float" office:value="0.1416836" calcext:value-type="float">
            <text:p>0.1416836</text:p>
          </table:table-cell>
          <table:table-cell office:value-type="float" office:value="360" calcext:value-type="float">
            <text:p>360</text:p>
          </table:table-cell>
          <table:table-cell office:value-type="float" office:value="-27.90345" calcext:value-type="float">
            <text:p>-27.90345</text:p>
          </table:table-cell>
          <table:table-cell office:value-type="float" office:value="0" calcext:value-type="float">
            <text:p>0</text:p>
          </table:table-cell>
          <table:table-cell office:value-type="float" office:value="219.8674" calcext:value-type="float">
            <text:p>219.8674</text:p>
          </table:table-cell>
          <table:table-cell office:value-type="float" office:value="316.2496" calcext:value-type="float">
            <text:p>316.2496</text:p>
          </table:table-cell>
          <table:table-cell office:value-type="float" office:value="1025.457" calcext:value-type="float">
            <text:p>1025.457</text:p>
          </table:table-cell>
          <table:table-cell office:value-type="float" office:value="931.3112" calcext:value-type="float">
            <text:p>931.3112</text:p>
          </table:table-cell>
          <table:table-cell office:value-type="float" office:value="867.2643" calcext:value-type="float">
            <text:p>867.2643</text:p>
          </table:table-cell>
          <table:table-cell office:value-type="float" office:value="882.2241" calcext:value-type="float">
            <text:p>882.2241</text:p>
          </table:table-cell>
          <table:table-cell office:value-type="float" office:value="328.7702" calcext:value-type="float">
            <text:p>328.7702</text:p>
          </table:table-cell>
          <table:table-cell office:value-type="float" office:value="444.86" calcext:value-type="float">
            <text:p>444.86</text:p>
          </table:table-cell>
          <table:table-cell office:value-type="float" office:value="384.8708" calcext:value-type="float">
            <text:p>384.8708</text:p>
          </table:table-cell>
          <table:table-cell office:value-type="float" office:value="326.2278" calcext:value-type="float">
            <text:p>326.22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515.1421" calcext:value-type="float">
            <text:p>515.1421</text:p>
          </table:table-cell>
          <table:table-cell office:value-type="float" office:value="5495.243" calcext:value-type="float">
            <text:p>5495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67552" calcext:value-type="float">
            <text:p>-28.67552</text:p>
          </table:table-cell>
          <table:table-cell office:value-type="float" office:value="80.01176" calcext:value-type="float">
            <text:p>80.01176</text:p>
          </table:table-cell>
          <table:table-cell office:value-type="float" office:value="0" calcext:value-type="float">
            <text:p>0</text:p>
          </table:table-cell>
          <table:table-cell office:value-type="float" office:value="42.28753" calcext:value-type="float">
            <text:p>42.28753</text:p>
          </table:table-cell>
          <table:table-cell office:value-type="float" office:value="178.2252" calcext:value-type="float">
            <text:p>178.2252</text:p>
          </table:table-cell>
          <table:table-cell office:value-type="float" office:value="0.02026123" calcext:value-type="float">
            <text:p>0.02026123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1182031" calcext:value-type="float">
            <text:p>0.1182031</text:p>
          </table:table-cell>
          <table:table-cell office:value-type="float" office:value="0.1618834" calcext:value-type="float">
            <text:p>0.1618834</text:p>
          </table:table-cell>
          <table:table-cell office:value-type="float" office:value="360" calcext:value-type="float">
            <text:p>360</text:p>
          </table:table-cell>
          <table:table-cell office:value-type="float" office:value="-28.93575" calcext:value-type="float">
            <text:p>-28.93575</text:p>
          </table:table-cell>
          <table:table-cell office:value-type="float" office:value="0" calcext:value-type="float">
            <text:p>0</text:p>
          </table:table-cell>
          <table:table-cell office:value-type="float" office:value="219.8702" calcext:value-type="float">
            <text:p>219.8702</text:p>
          </table:table-cell>
          <table:table-cell office:value-type="float" office:value="316.0704" calcext:value-type="float">
            <text:p>316.0704</text:p>
          </table:table-cell>
          <table:table-cell office:value-type="float" office:value="1025.024" calcext:value-type="float">
            <text:p>1025.024</text:p>
          </table:table-cell>
          <table:table-cell office:value-type="float" office:value="931.0677" calcext:value-type="float">
            <text:p>931.0677</text:p>
          </table:table-cell>
          <table:table-cell office:value-type="float" office:value="867.2042" calcext:value-type="float">
            <text:p>867.2042</text:p>
          </table:table-cell>
          <table:table-cell office:value-type="float" office:value="882.1765" calcext:value-type="float">
            <text:p>882.1765</text:p>
          </table:table-cell>
          <table:table-cell office:value-type="float" office:value="328.7394" calcext:value-type="float">
            <text:p>328.7394</text:p>
          </table:table-cell>
          <table:table-cell office:value-type="float" office:value="444.841" calcext:value-type="float">
            <text:p>444.841</text:p>
          </table:table-cell>
          <table:table-cell office:value-type="float" office:value="384.8625" calcext:value-type="float">
            <text:p>384.8625</text:p>
          </table:table-cell>
          <table:table-cell office:value-type="float" office:value="326.2254" calcext:value-type="float">
            <text:p>326.22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513.9928" calcext:value-type="float">
            <text:p>513.9928</text:p>
          </table:table-cell>
          <table:table-cell office:value-type="float" office:value="5495.073" calcext:value-type="float">
            <text:p>5495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03223" calcext:value-type="float">
            <text:p>-30.03223</text:p>
          </table:table-cell>
          <table:table-cell office:value-type="float" office:value="85.96471" calcext:value-type="float">
            <text:p>85.96471</text:p>
          </table:table-cell>
          <table:table-cell office:value-type="float" office:value="0" calcext:value-type="float">
            <text:p>0</text:p>
          </table:table-cell>
          <table:table-cell office:value-type="float" office:value="42.80014" calcext:value-type="float">
            <text:p>42.80014</text:p>
          </table:table-cell>
          <table:table-cell office:value-type="float" office:value="178.2288" calcext:value-type="float">
            <text:p>178.2288</text:p>
          </table:table-cell>
          <table:table-cell office:value-type="float" office:value="0.02048935" calcext:value-type="float">
            <text:p>0.02048935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1231037" calcext:value-type="float">
            <text:p>0.1231037</text:p>
          </table:table-cell>
          <table:table-cell office:value-type="float" office:value="0.1723149" calcext:value-type="float">
            <text:p>0.1723149</text:p>
          </table:table-cell>
          <table:table-cell office:value-type="float" office:value="360" calcext:value-type="float">
            <text:p>360</text:p>
          </table:table-cell>
          <table:table-cell office:value-type="float" office:value="-30.30757" calcext:value-type="float">
            <text:p>-30.30757</text:p>
          </table:table-cell>
          <table:table-cell office:value-type="float" office:value="0" calcext:value-type="float">
            <text:p>0</text:p>
          </table:table-cell>
          <table:table-cell office:value-type="float" office:value="219.8735" calcext:value-type="float">
            <text:p>219.8735</text:p>
          </table:table-cell>
          <table:table-cell office:value-type="float" office:value="315.8162" calcext:value-type="float">
            <text:p>315.8162</text:p>
          </table:table-cell>
          <table:table-cell office:value-type="float" office:value="1024.439" calcext:value-type="float">
            <text:p>1024.439</text:p>
          </table:table-cell>
          <table:table-cell office:value-type="float" office:value="930.7627" calcext:value-type="float">
            <text:p>930.7627</text:p>
          </table:table-cell>
          <table:table-cell office:value-type="float" office:value="867.1353" calcext:value-type="float">
            <text:p>867.1353</text:p>
          </table:table-cell>
          <table:table-cell office:value-type="float" office:value="882.1239" calcext:value-type="float">
            <text:p>882.1239</text:p>
          </table:table-cell>
          <table:table-cell office:value-type="float" office:value="328.7075" calcext:value-type="float">
            <text:p>328.7075</text:p>
          </table:table-cell>
          <table:table-cell office:value-type="float" office:value="444.8222" calcext:value-type="float">
            <text:p>444.8222</text:p>
          </table:table-cell>
          <table:table-cell office:value-type="float" office:value="384.8543" calcext:value-type="float">
            <text:p>384.8543</text:p>
          </table:table-cell>
          <table:table-cell office:value-type="float" office:value="326.223" calcext:value-type="float">
            <text:p>326.2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512.9387" calcext:value-type="float">
            <text:p>512.9387</text:p>
          </table:table-cell>
          <table:table-cell office:value-type="float" office:value="5494.898" calcext:value-type="float">
            <text:p>5494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26887" calcext:value-type="float">
            <text:p>-31.26887</text:p>
          </table:table-cell>
          <table:table-cell office:value-type="float" office:value="90.07111" calcext:value-type="float">
            <text:p>90.07111</text:p>
          </table:table-cell>
          <table:table-cell office:value-type="float" office:value="0" calcext:value-type="float">
            <text:p>0</text:p>
          </table:table-cell>
          <table:table-cell office:value-type="float" office:value="43.2501" calcext:value-type="float">
            <text:p>43.2501</text:p>
          </table:table-cell>
          <table:table-cell office:value-type="float" office:value="178.2289" calcext:value-type="float">
            <text:p>178.2289</text:p>
          </table:table-cell>
          <table:table-cell office:value-type="float" office:value="0.02082256" calcext:value-type="float">
            <text:p>0.02082256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1261274" calcext:value-type="float">
            <text:p>0.1261274</text:p>
          </table:table-cell>
          <table:table-cell office:value-type="float" office:value="0.1768553" calcext:value-type="float">
            <text:p>0.1768553</text:p>
          </table:table-cell>
          <table:table-cell office:value-type="float" office:value="360" calcext:value-type="float">
            <text:p>360</text:p>
          </table:table-cell>
          <table:table-cell office:value-type="float" office:value="-31.55144" calcext:value-type="float">
            <text:p>-31.55144</text:p>
          </table:table-cell>
          <table:table-cell office:value-type="float" office:value="0" calcext:value-type="float">
            <text:p>0</text:p>
          </table:table-cell>
          <table:table-cell office:value-type="float" office:value="219.9021" calcext:value-type="float">
            <text:p>219.9021</text:p>
          </table:table-cell>
          <table:table-cell office:value-type="float" office:value="315.6028" calcext:value-type="float">
            <text:p>315.6028</text:p>
          </table:table-cell>
          <table:table-cell office:value-type="float" office:value="1023.896" calcext:value-type="float">
            <text:p>1023.896</text:p>
          </table:table-cell>
          <table:table-cell office:value-type="float" office:value="930.4567" calcext:value-type="float">
            <text:p>930.4567</text:p>
          </table:table-cell>
          <table:table-cell office:value-type="float" office:value="867.0623" calcext:value-type="float">
            <text:p>867.0623</text:p>
          </table:table-cell>
          <table:table-cell office:value-type="float" office:value="882.0655" calcext:value-type="float">
            <text:p>882.0655</text:p>
          </table:table-cell>
          <table:table-cell office:value-type="float" office:value="328.6741" calcext:value-type="float">
            <text:p>328.6741</text:p>
          </table:table-cell>
          <table:table-cell office:value-type="float" office:value="444.802" calcext:value-type="float">
            <text:p>444.802</text:p>
          </table:table-cell>
          <table:table-cell office:value-type="float" office:value="384.846" calcext:value-type="float">
            <text:p>384.846</text:p>
          </table:table-cell>
          <table:table-cell office:value-type="float" office:value="326.2206" calcext:value-type="float">
            <text:p>326.22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511.7536" calcext:value-type="float">
            <text:p>511.7536</text:p>
          </table:table-cell>
          <table:table-cell office:value-type="float" office:value="5494.735" calcext:value-type="float">
            <text:p>5494.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47598" calcext:value-type="float">
            <text:p>-32.47598</text:p>
          </table:table-cell>
          <table:table-cell office:value-type="float" office:value="92.17657" calcext:value-type="float">
            <text:p>92.17657</text:p>
          </table:table-cell>
          <table:table-cell office:value-type="float" office:value="0" calcext:value-type="float">
            <text:p>0</text:p>
          </table:table-cell>
          <table:table-cell office:value-type="float" office:value="43.74459" calcext:value-type="float">
            <text:p>43.74459</text:p>
          </table:table-cell>
          <table:table-cell office:value-type="float" office:value="178.2289" calcext:value-type="float">
            <text:p>178.2289</text:p>
          </table:table-cell>
          <table:table-cell office:value-type="float" office:value="0.02110928" calcext:value-type="float">
            <text:p>0.02110928</text:p>
          </table:table-cell>
          <table:table-cell office:value-type="float" office:value="0.00003507262" calcext:value-type="float">
            <text:p>3.507262E-05</text:p>
          </table:table-cell>
          <table:table-cell office:value-type="float" office:value="0.128522" calcext:value-type="float">
            <text:p>0.128522</text:p>
          </table:table-cell>
          <table:table-cell office:value-type="float" office:value="0.1796932" calcext:value-type="float">
            <text:p>0.1796932</text:p>
          </table:table-cell>
          <table:table-cell office:value-type="float" office:value="360" calcext:value-type="float">
            <text:p>360</text:p>
          </table:table-cell>
          <table:table-cell office:value-type="float" office:value="-32.76349" calcext:value-type="float">
            <text:p>-32.76349</text:p>
          </table:table-cell>
          <table:table-cell office:value-type="float" office:value="0" calcext:value-type="float">
            <text:p>0</text:p>
          </table:table-cell>
          <table:table-cell office:value-type="float" office:value="219.9302" calcext:value-type="float">
            <text:p>219.9302</text:p>
          </table:table-cell>
          <table:table-cell office:value-type="float" office:value="315.3474" calcext:value-type="float">
            <text:p>315.3474</text:p>
          </table:table-cell>
          <table:table-cell office:value-type="float" office:value="1023.293" calcext:value-type="float">
            <text:p>1023.293</text:p>
          </table:table-cell>
          <table:table-cell office:value-type="float" office:value="930.1323" calcext:value-type="float">
            <text:p>930.1323</text:p>
          </table:table-cell>
          <table:table-cell office:value-type="float" office:value="866.9899" calcext:value-type="float">
            <text:p>866.9899</text:p>
          </table:table-cell>
          <table:table-cell office:value-type="float" office:value="882.0089" calcext:value-type="float">
            <text:p>882.0089</text:p>
          </table:table-cell>
          <table:table-cell office:value-type="float" office:value="328.6411" calcext:value-type="float">
            <text:p>328.6411</text:p>
          </table:table-cell>
          <table:table-cell office:value-type="float" office:value="444.7819" calcext:value-type="float">
            <text:p>444.7819</text:p>
          </table:table-cell>
          <table:table-cell office:value-type="float" office:value="384.8377" calcext:value-type="float">
            <text:p>384.8377</text:p>
          </table:table-cell>
          <table:table-cell office:value-type="float" office:value="326.2183" calcext:value-type="float">
            <text:p>326.21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510.6035" calcext:value-type="float">
            <text:p>510.6035</text:p>
          </table:table-cell>
          <table:table-cell office:value-type="float" office:value="5494.582" calcext:value-type="float">
            <text:p>5494.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46326" calcext:value-type="float">
            <text:p>-33.46326</text:p>
          </table:table-cell>
          <table:table-cell office:value-type="float" office:value="93.60036" calcext:value-type="float">
            <text:p>93.60036</text:p>
          </table:table-cell>
          <table:table-cell office:value-type="float" office:value="0" calcext:value-type="float">
            <text:p>0</text:p>
          </table:table-cell>
          <table:table-cell office:value-type="float" office:value="44.24174" calcext:value-type="float">
            <text:p>44.24174</text:p>
          </table:table-cell>
          <table:table-cell office:value-type="float" office:value="178.2289" calcext:value-type="float">
            <text:p>178.2289</text:p>
          </table:table-cell>
          <table:table-cell office:value-type="float" office:value="0.02126896" calcext:value-type="float">
            <text:p>0.02126896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341993" calcext:value-type="float">
            <text:p>0.1341993</text:p>
          </table:table-cell>
          <table:table-cell office:value-type="float" office:value="0.1917431" calcext:value-type="float">
            <text:p>0.1917431</text:p>
          </table:table-cell>
          <table:table-cell office:value-type="float" office:value="360" calcext:value-type="float">
            <text:p>360</text:p>
          </table:table-cell>
          <table:table-cell office:value-type="float" office:value="-33.77035" calcext:value-type="float">
            <text:p>-33.77035</text:p>
          </table:table-cell>
          <table:table-cell office:value-type="float" office:value="0" calcext:value-type="float">
            <text:p>0</text:p>
          </table:table-cell>
          <table:table-cell office:value-type="float" office:value="219.9308" calcext:value-type="float">
            <text:p>219.9308</text:p>
          </table:table-cell>
          <table:table-cell office:value-type="float" office:value="315.1083" calcext:value-type="float">
            <text:p>315.1083</text:p>
          </table:table-cell>
          <table:table-cell office:value-type="float" office:value="1022.729" calcext:value-type="float">
            <text:p>1022.729</text:p>
          </table:table-cell>
          <table:table-cell office:value-type="float" office:value="929.8209" calcext:value-type="float">
            <text:p>929.8209</text:p>
          </table:table-cell>
          <table:table-cell office:value-type="float" office:value="866.9213" calcext:value-type="float">
            <text:p>866.9213</text:p>
          </table:table-cell>
          <table:table-cell office:value-type="float" office:value="881.9523" calcext:value-type="float">
            <text:p>881.9523</text:p>
          </table:table-cell>
          <table:table-cell office:value-type="float" office:value="328.6082" calcext:value-type="float">
            <text:p>328.6082</text:p>
          </table:table-cell>
          <table:table-cell office:value-type="float" office:value="444.7614" calcext:value-type="float">
            <text:p>444.7614</text:p>
          </table:table-cell>
          <table:table-cell office:value-type="float" office:value="384.8293" calcext:value-type="float">
            <text:p>384.8293</text:p>
          </table:table-cell>
          <table:table-cell office:value-type="float" office:value="326.2158" calcext:value-type="float">
            <text:p>326.21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509.6454" calcext:value-type="float">
            <text:p>509.6454</text:p>
          </table:table-cell>
          <table:table-cell office:value-type="float" office:value="5494.449" calcext:value-type="float">
            <text:p>5494.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684" calcext:value-type="float">
            <text:p>-34.684</text:p>
          </table:table-cell>
          <table:table-cell office:value-type="float" office:value="98.71994" calcext:value-type="float">
            <text:p>98.71994</text:p>
          </table:table-cell>
          <table:table-cell office:value-type="float" office:value="0" calcext:value-type="float">
            <text:p>0</text:p>
          </table:table-cell>
          <table:table-cell office:value-type="float" office:value="44.64013" calcext:value-type="float">
            <text:p>44.64013</text:p>
          </table:table-cell>
          <table:table-cell office:value-type="float" office:value="178.2295" calcext:value-type="float">
            <text:p>178.2295</text:p>
          </table:table-cell>
          <table:table-cell office:value-type="float" office:value="0.02143887" calcext:value-type="float">
            <text:p>0.02143887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396452" calcext:value-type="float">
            <text:p>0.1396452</text:p>
          </table:table-cell>
          <table:table-cell office:value-type="float" office:value="0.2078594" calcext:value-type="float">
            <text:p>0.2078594</text:p>
          </table:table-cell>
          <table:table-cell office:value-type="float" office:value="360" calcext:value-type="float">
            <text:p>360</text:p>
          </table:table-cell>
          <table:table-cell office:value-type="float" office:value="-35.01248" calcext:value-type="float">
            <text:p>-35.01248</text:p>
          </table:table-cell>
          <table:table-cell office:value-type="float" office:value="0" calcext:value-type="float">
            <text:p>0</text:p>
          </table:table-cell>
          <table:table-cell office:value-type="float" office:value="219.9401" calcext:value-type="float">
            <text:p>219.9401</text:p>
          </table:table-cell>
          <table:table-cell office:value-type="float" office:value="314.929" calcext:value-type="float">
            <text:p>314.929</text:p>
          </table:table-cell>
          <table:table-cell office:value-type="float" office:value="1022.258" calcext:value-type="float">
            <text:p>1022.258</text:p>
          </table:table-cell>
          <table:table-cell office:value-type="float" office:value="929.5416" calcext:value-type="float">
            <text:p>929.5416</text:p>
          </table:table-cell>
          <table:table-cell office:value-type="float" office:value="866.8622" calcext:value-type="float">
            <text:p>866.8622</text:p>
          </table:table-cell>
          <table:table-cell office:value-type="float" office:value="881.9035" calcext:value-type="float">
            <text:p>881.9035</text:p>
          </table:table-cell>
          <table:table-cell office:value-type="float" office:value="328.5769" calcext:value-type="float">
            <text:p>328.5769</text:p>
          </table:table-cell>
          <table:table-cell office:value-type="float" office:value="444.7414" calcext:value-type="float">
            <text:p>444.7414</text:p>
          </table:table-cell>
          <table:table-cell office:value-type="float" office:value="384.8209" calcext:value-type="float">
            <text:p>384.8209</text:p>
          </table:table-cell>
          <table:table-cell office:value-type="float" office:value="326.2134" calcext:value-type="float">
            <text:p>326.2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508.8293" calcext:value-type="float">
            <text:p>508.8293</text:p>
          </table:table-cell>
          <table:table-cell office:value-type="float" office:value="5494.345" calcext:value-type="float">
            <text:p>5494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64091" calcext:value-type="float">
            <text:p>-35.64091</text:p>
          </table:table-cell>
          <table:table-cell office:value-type="float" office:value="101.5181" calcext:value-type="float">
            <text:p>101.5181</text:p>
          </table:table-cell>
          <table:table-cell office:value-type="float" office:value="0" calcext:value-type="float">
            <text:p>0</text:p>
          </table:table-cell>
          <table:table-cell office:value-type="float" office:value="44.96286" calcext:value-type="float">
            <text:p>44.96286</text:p>
          </table:table-cell>
          <table:table-cell office:value-type="float" office:value="178.2299" calcext:value-type="float">
            <text:p>178.2299</text:p>
          </table:table-cell>
          <table:table-cell office:value-type="float" office:value="0.0216484" calcext:value-type="float">
            <text:p>0.0216484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430336" calcext:value-type="float">
            <text:p>0.1430336</text:p>
          </table:table-cell>
          <table:table-cell office:value-type="float" office:value="0.2143638" calcext:value-type="float">
            <text:p>0.2143638</text:p>
          </table:table-cell>
          <table:table-cell office:value-type="float" office:value="360" calcext:value-type="float">
            <text:p>360</text:p>
          </table:table-cell>
          <table:table-cell office:value-type="float" office:value="-35.97907" calcext:value-type="float">
            <text:p>-35.97907</text:p>
          </table:table-cell>
          <table:table-cell office:value-type="float" office:value="0" calcext:value-type="float">
            <text:p>0</text:p>
          </table:table-cell>
          <table:table-cell office:value-type="float" office:value="219.9464" calcext:value-type="float">
            <text:p>219.9464</text:p>
          </table:table-cell>
          <table:table-cell office:value-type="float" office:value="314.7762" calcext:value-type="float">
            <text:p>314.7762</text:p>
          </table:table-cell>
          <table:table-cell office:value-type="float" office:value="1021.862" calcext:value-type="float">
            <text:p>1021.862</text:p>
          </table:table-cell>
          <table:table-cell office:value-type="float" office:value="929.3119" calcext:value-type="float">
            <text:p>929.3119</text:p>
          </table:table-cell>
          <table:table-cell office:value-type="float" office:value="866.8121" calcext:value-type="float">
            <text:p>866.8121</text:p>
          </table:table-cell>
          <table:table-cell office:value-type="float" office:value="881.861" calcext:value-type="float">
            <text:p>881.861</text:p>
          </table:table-cell>
          <table:table-cell office:value-type="float" office:value="328.5503" calcext:value-type="float">
            <text:p>328.5503</text:p>
          </table:table-cell>
          <table:table-cell office:value-type="float" office:value="444.7233" calcext:value-type="float">
            <text:p>444.7233</text:p>
          </table:table-cell>
          <table:table-cell office:value-type="float" office:value="384.8125" calcext:value-type="float">
            <text:p>384.8125</text:p>
          </table:table-cell>
          <table:table-cell office:value-type="float" office:value="326.211" calcext:value-type="float">
            <text:p>326.2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507.7474" calcext:value-type="float">
            <text:p>507.7474</text:p>
          </table:table-cell>
          <table:table-cell office:value-type="float" office:value="5494.247" calcext:value-type="float">
            <text:p>5494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77144" calcext:value-type="float">
            <text:p>-36.77144</text:p>
          </table:table-cell>
          <table:table-cell office:value-type="float" office:value="105.7622" calcext:value-type="float">
            <text:p>105.7622</text:p>
          </table:table-cell>
          <table:table-cell office:value-type="float" office:value="0" calcext:value-type="float">
            <text:p>0</text:p>
          </table:table-cell>
          <table:table-cell office:value-type="float" office:value="45.42252" calcext:value-type="float">
            <text:p>45.42252</text:p>
          </table:table-cell>
          <table:table-cell office:value-type="float" office:value="178.2332" calcext:value-type="float">
            <text:p>178.2332</text:p>
          </table:table-cell>
          <table:table-cell office:value-type="float" office:value="0.02187082" calcext:value-type="float">
            <text:p>0.02187082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462998" calcext:value-type="float">
            <text:p>0.1462998</text:p>
          </table:table-cell>
          <table:table-cell office:value-type="float" office:value="0.2188454" calcext:value-type="float">
            <text:p>0.2188454</text:p>
          </table:table-cell>
          <table:table-cell office:value-type="float" office:value="360" calcext:value-type="float">
            <text:p>360</text:p>
          </table:table-cell>
          <table:table-cell office:value-type="float" office:value="-37.11713" calcext:value-type="float">
            <text:p>-37.11713</text:p>
          </table:table-cell>
          <table:table-cell office:value-type="float" office:value="0" calcext:value-type="float">
            <text:p>0</text:p>
          </table:table-cell>
          <table:table-cell office:value-type="float" office:value="219.9424" calcext:value-type="float">
            <text:p>219.9424</text:p>
          </table:table-cell>
          <table:table-cell office:value-type="float" office:value="314.5475" calcext:value-type="float">
            <text:p>314.5475</text:p>
          </table:table-cell>
          <table:table-cell office:value-type="float" office:value="1021.335" calcext:value-type="float">
            <text:p>1021.335</text:p>
          </table:table-cell>
          <table:table-cell office:value-type="float" office:value="929.0388" calcext:value-type="float">
            <text:p>929.0388</text:p>
          </table:table-cell>
          <table:table-cell office:value-type="float" office:value="866.756" calcext:value-type="float">
            <text:p>866.756</text:p>
          </table:table-cell>
          <table:table-cell office:value-type="float" office:value="881.8187" calcext:value-type="float">
            <text:p>881.8187</text:p>
          </table:table-cell>
          <table:table-cell office:value-type="float" office:value="328.5247" calcext:value-type="float">
            <text:p>328.5247</text:p>
          </table:table-cell>
          <table:table-cell office:value-type="float" office:value="444.7057" calcext:value-type="float">
            <text:p>444.7057</text:p>
          </table:table-cell>
          <table:table-cell office:value-type="float" office:value="384.8044" calcext:value-type="float">
            <text:p>384.8044</text:p>
          </table:table-cell>
          <table:table-cell office:value-type="float" office:value="326.2085" calcext:value-type="float">
            <text:p>326.20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506.5462" calcext:value-type="float">
            <text:p>506.5462</text:p>
          </table:table-cell>
          <table:table-cell office:value-type="float" office:value="5494.141" calcext:value-type="float">
            <text:p>5494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07932" calcext:value-type="float">
            <text:p>-38.07932</text:p>
          </table:table-cell>
          <table:table-cell office:value-type="float" office:value="109.4861" calcext:value-type="float">
            <text:p>109.4861</text:p>
          </table:table-cell>
          <table:table-cell office:value-type="float" office:value="0" calcext:value-type="float">
            <text:p>0</text:p>
          </table:table-cell>
          <table:table-cell office:value-type="float" office:value="45.93433" calcext:value-type="float">
            <text:p>45.93433</text:p>
          </table:table-cell>
          <table:table-cell office:value-type="float" office:value="178.2354" calcext:value-type="float">
            <text:p>178.2354</text:p>
          </table:table-cell>
          <table:table-cell office:value-type="float" office:value="0.02217975" calcext:value-type="float">
            <text:p>0.02217975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472118" calcext:value-type="float">
            <text:p>0.1472118</text:p>
          </table:table-cell>
          <table:table-cell office:value-type="float" office:value="0.2200923" calcext:value-type="float">
            <text:p>0.2200923</text:p>
          </table:table-cell>
          <table:table-cell office:value-type="float" office:value="360" calcext:value-type="float">
            <text:p>360</text:p>
          </table:table-cell>
          <table:table-cell office:value-type="float" office:value="-38.42686" calcext:value-type="float">
            <text:p>-38.42686</text:p>
          </table:table-cell>
          <table:table-cell office:value-type="float" office:value="0" calcext:value-type="float">
            <text:p>0</text:p>
          </table:table-cell>
          <table:table-cell office:value-type="float" office:value="219.9486" calcext:value-type="float">
            <text:p>219.9486</text:p>
          </table:table-cell>
          <table:table-cell office:value-type="float" office:value="314.3022" calcext:value-type="float">
            <text:p>314.3022</text:p>
          </table:table-cell>
          <table:table-cell office:value-type="float" office:value="1020.745" calcext:value-type="float">
            <text:p>1020.745</text:p>
          </table:table-cell>
          <table:table-cell office:value-type="float" office:value="928.724" calcext:value-type="float">
            <text:p>928.724</text:p>
          </table:table-cell>
          <table:table-cell office:value-type="float" office:value="866.6952" calcext:value-type="float">
            <text:p>866.6952</text:p>
          </table:table-cell>
          <table:table-cell office:value-type="float" office:value="881.7715" calcext:value-type="float">
            <text:p>881.7715</text:p>
          </table:table-cell>
          <table:table-cell office:value-type="float" office:value="328.4966" calcext:value-type="float">
            <text:p>328.4966</text:p>
          </table:table-cell>
          <table:table-cell office:value-type="float" office:value="444.6883" calcext:value-type="float">
            <text:p>444.6883</text:p>
          </table:table-cell>
          <table:table-cell office:value-type="float" office:value="384.7963" calcext:value-type="float">
            <text:p>384.7963</text:p>
          </table:table-cell>
          <table:table-cell office:value-type="float" office:value="326.2061" calcext:value-type="float">
            <text:p>326.20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505.2429" calcext:value-type="float">
            <text:p>505.2429</text:p>
          </table:table-cell>
          <table:table-cell office:value-type="float" office:value="5494.038" calcext:value-type="float">
            <text:p>5494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40295" calcext:value-type="float">
            <text:p>-39.40295</text:p>
          </table:table-cell>
          <table:table-cell office:value-type="float" office:value="113.117" calcext:value-type="float">
            <text:p>113.117</text:p>
          </table:table-cell>
          <table:table-cell office:value-type="float" office:value="0" calcext:value-type="float">
            <text:p>0</text:p>
          </table:table-cell>
          <table:table-cell office:value-type="float" office:value="46.49728" calcext:value-type="float">
            <text:p>46.49728</text:p>
          </table:table-cell>
          <table:table-cell office:value-type="float" office:value="178.2371" calcext:value-type="float">
            <text:p>178.2371</text:p>
          </table:table-cell>
          <table:table-cell office:value-type="float" office:value="0.02242417" calcext:value-type="float">
            <text:p>0.02242417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494438" calcext:value-type="float">
            <text:p>0.1494438</text:p>
          </table:table-cell>
          <table:table-cell office:value-type="float" office:value="0.2222653" calcext:value-type="float">
            <text:p>0.2222653</text:p>
          </table:table-cell>
          <table:table-cell office:value-type="float" office:value="360" calcext:value-type="float">
            <text:p>360</text:p>
          </table:table-cell>
          <table:table-cell office:value-type="float" office:value="-39.75465" calcext:value-type="float">
            <text:p>-39.75465</text:p>
          </table:table-cell>
          <table:table-cell office:value-type="float" office:value="0" calcext:value-type="float">
            <text:p>0</text:p>
          </table:table-cell>
          <table:table-cell office:value-type="float" office:value="219.9489" calcext:value-type="float">
            <text:p>219.9489</text:p>
          </table:table-cell>
          <table:table-cell office:value-type="float" office:value="314.041" calcext:value-type="float">
            <text:p>314.041</text:p>
          </table:table-cell>
          <table:table-cell office:value-type="float" office:value="1020.11" calcext:value-type="float">
            <text:p>1020.11</text:p>
          </table:table-cell>
          <table:table-cell office:value-type="float" office:value="928.3829" calcext:value-type="float">
            <text:p>928.3829</text:p>
          </table:table-cell>
          <table:table-cell office:value-type="float" office:value="866.6308" calcext:value-type="float">
            <text:p>866.6308</text:p>
          </table:table-cell>
          <table:table-cell office:value-type="float" office:value="881.7226" calcext:value-type="float">
            <text:p>881.7226</text:p>
          </table:table-cell>
          <table:table-cell office:value-type="float" office:value="328.4669" calcext:value-type="float">
            <text:p>328.4669</text:p>
          </table:table-cell>
          <table:table-cell office:value-type="float" office:value="444.6704" calcext:value-type="float">
            <text:p>444.6704</text:p>
          </table:table-cell>
          <table:table-cell office:value-type="float" office:value="384.7881" calcext:value-type="float">
            <text:p>384.7881</text:p>
          </table:table-cell>
          <table:table-cell office:value-type="float" office:value="326.2036" calcext:value-type="float">
            <text:p>326.20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504.0504" calcext:value-type="float">
            <text:p>504.0504</text:p>
          </table:table-cell>
          <table:table-cell office:value-type="float" office:value="5493.94" calcext:value-type="float">
            <text:p>5493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21436" calcext:value-type="float">
            <text:p>-40.21436</text:p>
          </table:table-cell>
          <table:table-cell office:value-type="float" office:value="112.6992" calcext:value-type="float">
            <text:p>112.6992</text:p>
          </table:table-cell>
          <table:table-cell office:value-type="float" office:value="0" calcext:value-type="float">
            <text:p>0</text:p>
          </table:table-cell>
          <table:table-cell office:value-type="float" office:value="46.99272" calcext:value-type="float">
            <text:p>46.99272</text:p>
          </table:table-cell>
          <table:table-cell office:value-type="float" office:value="178.2363" calcext:value-type="float">
            <text:p>178.2363</text:p>
          </table:table-cell>
          <table:table-cell office:value-type="float" office:value="0.0225798" calcext:value-type="float">
            <text:p>0.0225798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548923" calcext:value-type="float">
            <text:p>0.1548923</text:p>
          </table:table-cell>
          <table:table-cell office:value-type="float" office:value="0.2373125" calcext:value-type="float">
            <text:p>0.2373125</text:p>
          </table:table-cell>
          <table:table-cell office:value-type="float" office:value="360" calcext:value-type="float">
            <text:p>360</text:p>
          </table:table-cell>
          <table:table-cell office:value-type="float" office:value="-40.5864" calcext:value-type="float">
            <text:p>-40.5864</text:p>
          </table:table-cell>
          <table:table-cell office:value-type="float" office:value="0" calcext:value-type="float">
            <text:p>0</text:p>
          </table:table-cell>
          <table:table-cell office:value-type="float" office:value="219.9487" calcext:value-type="float">
            <text:p>219.9487</text:p>
          </table:table-cell>
          <table:table-cell office:value-type="float" office:value="313.8043" calcext:value-type="float">
            <text:p>313.8043</text:p>
          </table:table-cell>
          <table:table-cell office:value-type="float" office:value="1019.536" calcext:value-type="float">
            <text:p>1019.536</text:p>
          </table:table-cell>
          <table:table-cell office:value-type="float" office:value="928.066" calcext:value-type="float">
            <text:p>928.066</text:p>
          </table:table-cell>
          <table:table-cell office:value-type="float" office:value="866.5742" calcext:value-type="float">
            <text:p>866.5742</text:p>
          </table:table-cell>
          <table:table-cell office:value-type="float" office:value="881.6767" calcext:value-type="float">
            <text:p>881.6767</text:p>
          </table:table-cell>
          <table:table-cell office:value-type="float" office:value="328.4374" calcext:value-type="float">
            <text:p>328.4374</text:p>
          </table:table-cell>
          <table:table-cell office:value-type="float" office:value="444.652" calcext:value-type="float">
            <text:p>444.652</text:p>
          </table:table-cell>
          <table:table-cell office:value-type="float" office:value="384.7799" calcext:value-type="float">
            <text:p>384.7799</text:p>
          </table:table-cell>
          <table:table-cell office:value-type="float" office:value="326.2011" calcext:value-type="float">
            <text:p>326.20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502.7304" calcext:value-type="float">
            <text:p>502.7304</text:p>
          </table:table-cell>
          <table:table-cell office:value-type="float" office:value="5493.854" calcext:value-type="float">
            <text:p>5493.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74883" calcext:value-type="float">
            <text:p>-41.74883</text:p>
          </table:table-cell>
          <table:table-cell office:value-type="float" office:value="118.4369" calcext:value-type="float">
            <text:p>118.4369</text:p>
          </table:table-cell>
          <table:table-cell office:value-type="float" office:value="0" calcext:value-type="float">
            <text:p>0</text:p>
          </table:table-cell>
          <table:table-cell office:value-type="float" office:value="47.55386" calcext:value-type="float">
            <text:p>47.55386</text:p>
          </table:table-cell>
          <table:table-cell office:value-type="float" office:value="178.2385" calcext:value-type="float">
            <text:p>178.2385</text:p>
          </table:table-cell>
          <table:table-cell office:value-type="float" office:value="0.02274749" calcext:value-type="float">
            <text:p>0.02274749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17245" calcext:value-type="float">
            <text:p>0.1617245</text:p>
          </table:table-cell>
          <table:table-cell office:value-type="float" office:value="0.2574025" calcext:value-type="float">
            <text:p>0.2574025</text:p>
          </table:table-cell>
          <table:table-cell office:value-type="float" office:value="360" calcext:value-type="float">
            <text:p>360</text:p>
          </table:table-cell>
          <table:table-cell office:value-type="float" office:value="-42.14762" calcext:value-type="float">
            <text:p>-42.14762</text:p>
          </table:table-cell>
          <table:table-cell office:value-type="float" office:value="0" calcext:value-type="float">
            <text:p>0</text:p>
          </table:table-cell>
          <table:table-cell office:value-type="float" office:value="219.9458" calcext:value-type="float">
            <text:p>219.9458</text:p>
          </table:table-cell>
          <table:table-cell office:value-type="float" office:value="313.5445" calcext:value-type="float">
            <text:p>313.5445</text:p>
          </table:table-cell>
          <table:table-cell office:value-type="float" office:value="1018.896" calcext:value-type="float">
            <text:p>1018.896</text:p>
          </table:table-cell>
          <table:table-cell office:value-type="float" office:value="927.7234" calcext:value-type="float">
            <text:p>927.7234</text:p>
          </table:table-cell>
          <table:table-cell office:value-type="float" office:value="866.5142" calcext:value-type="float">
            <text:p>866.5142</text:p>
          </table:table-cell>
          <table:table-cell office:value-type="float" office:value="881.6302" calcext:value-type="float">
            <text:p>881.6302</text:p>
          </table:table-cell>
          <table:table-cell office:value-type="float" office:value="328.4093" calcext:value-type="float">
            <text:p>328.4093</text:p>
          </table:table-cell>
          <table:table-cell office:value-type="float" office:value="444.6342" calcext:value-type="float">
            <text:p>444.6342</text:p>
          </table:table-cell>
          <table:table-cell office:value-type="float" office:value="384.7717" calcext:value-type="float">
            <text:p>384.7717</text:p>
          </table:table-cell>
          <table:table-cell office:value-type="float" office:value="326.1987" calcext:value-type="float">
            <text:p>326.19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501.2842" calcext:value-type="float">
            <text:p>501.2842</text:p>
          </table:table-cell>
          <table:table-cell office:value-type="float" office:value="5493.772" calcext:value-type="float">
            <text:p>5493.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31331" calcext:value-type="float">
            <text:p>-43.31331</text:p>
          </table:table-cell>
          <table:table-cell office:value-type="float" office:value="123.902" calcext:value-type="float">
            <text:p>123.902</text:p>
          </table:table-cell>
          <table:table-cell office:value-type="float" office:value="0" calcext:value-type="float">
            <text:p>0</text:p>
          </table:table-cell>
          <table:table-cell office:value-type="float" office:value="48.16935" calcext:value-type="float">
            <text:p>48.16935</text:p>
          </table:table-cell>
          <table:table-cell office:value-type="float" office:value="178.2411" calcext:value-type="float">
            <text:p>178.2411</text:p>
          </table:table-cell>
          <table:table-cell office:value-type="float" office:value="0.02297481" calcext:value-type="float">
            <text:p>0.02297481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51908" calcext:value-type="float">
            <text:p>0.1651908</text:p>
          </table:table-cell>
          <table:table-cell office:value-type="float" office:value="0.2635013" calcext:value-type="float">
            <text:p>0.2635013</text:p>
          </table:table-cell>
          <table:table-cell office:value-type="float" office:value="360" calcext:value-type="float">
            <text:p>360</text:p>
          </table:table-cell>
          <table:table-cell office:value-type="float" office:value="-43.72144" calcext:value-type="float">
            <text:p>-43.72144</text:p>
          </table:table-cell>
          <table:table-cell office:value-type="float" office:value="0" calcext:value-type="float">
            <text:p>0</text:p>
          </table:table-cell>
          <table:table-cell office:value-type="float" office:value="219.9434" calcext:value-type="float">
            <text:p>219.9434</text:p>
          </table:table-cell>
          <table:table-cell office:value-type="float" office:value="313.2619" calcext:value-type="float">
            <text:p>313.2619</text:p>
          </table:table-cell>
          <table:table-cell office:value-type="float" office:value="1018.195" calcext:value-type="float">
            <text:p>1018.195</text:p>
          </table:table-cell>
          <table:table-cell office:value-type="float" office:value="927.3475" calcext:value-type="float">
            <text:p>927.3475</text:p>
          </table:table-cell>
          <table:table-cell office:value-type="float" office:value="866.4526" calcext:value-type="float">
            <text:p>866.4526</text:p>
          </table:table-cell>
          <table:table-cell office:value-type="float" office:value="881.5812" calcext:value-type="float">
            <text:p>881.5812</text:p>
          </table:table-cell>
          <table:table-cell office:value-type="float" office:value="328.3799" calcext:value-type="float">
            <text:p>328.3799</text:p>
          </table:table-cell>
          <table:table-cell office:value-type="float" office:value="444.6161" calcext:value-type="float">
            <text:p>444.6161</text:p>
          </table:table-cell>
          <table:table-cell office:value-type="float" office:value="384.7634" calcext:value-type="float">
            <text:p>384.7634</text:p>
          </table:table-cell>
          <table:table-cell office:value-type="float" office:value="326.1962" calcext:value-type="float">
            <text:p>326.19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499.601" calcext:value-type="float">
            <text:p>499.601</text:p>
          </table:table-cell>
          <table:table-cell office:value-type="float" office:value="5493.698" calcext:value-type="float">
            <text:p>5493.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5064" calcext:value-type="float">
            <text:p>-45.05064</text:p>
          </table:table-cell>
          <table:table-cell office:value-type="float" office:value="129.6678" calcext:value-type="float">
            <text:p>129.6678</text:p>
          </table:table-cell>
          <table:table-cell office:value-type="float" office:value="0" calcext:value-type="float">
            <text:p>0</text:p>
          </table:table-cell>
          <table:table-cell office:value-type="float" office:value="48.86989" calcext:value-type="float">
            <text:p>48.86989</text:p>
          </table:table-cell>
          <table:table-cell office:value-type="float" office:value="178.2427" calcext:value-type="float">
            <text:p>178.2427</text:p>
          </table:table-cell>
          <table:table-cell office:value-type="float" office:value="0.02325646" calcext:value-type="float">
            <text:p>0.02325646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62016" calcext:value-type="float">
            <text:p>0.1662016</text:p>
          </table:table-cell>
          <table:table-cell office:value-type="float" office:value="0.2649798" calcext:value-type="float">
            <text:p>0.2649798</text:p>
          </table:table-cell>
          <table:table-cell office:value-type="float" office:value="360" calcext:value-type="float">
            <text:p>360</text:p>
          </table:table-cell>
          <table:table-cell office:value-type="float" office:value="-45.46098" calcext:value-type="float">
            <text:p>-45.46098</text:p>
          </table:table-cell>
          <table:table-cell office:value-type="float" office:value="0" calcext:value-type="float">
            <text:p>0</text:p>
          </table:table-cell>
          <table:table-cell office:value-type="float" office:value="219.9581" calcext:value-type="float">
            <text:p>219.9581</text:p>
          </table:table-cell>
          <table:table-cell office:value-type="float" office:value="312.9232" calcext:value-type="float">
            <text:p>312.9232</text:p>
          </table:table-cell>
          <table:table-cell office:value-type="float" office:value="1017.374" calcext:value-type="float">
            <text:p>1017.374</text:p>
          </table:table-cell>
          <table:table-cell office:value-type="float" office:value="926.9167" calcext:value-type="float">
            <text:p>926.9167</text:p>
          </table:table-cell>
          <table:table-cell office:value-type="float" office:value="866.3834" calcext:value-type="float">
            <text:p>866.3834</text:p>
          </table:table-cell>
          <table:table-cell office:value-type="float" office:value="881.5281" calcext:value-type="float">
            <text:p>881.5281</text:p>
          </table:table-cell>
          <table:table-cell office:value-type="float" office:value="328.3494" calcext:value-type="float">
            <text:p>328.3494</text:p>
          </table:table-cell>
          <table:table-cell office:value-type="float" office:value="444.5968" calcext:value-type="float">
            <text:p>444.5968</text:p>
          </table:table-cell>
          <table:table-cell office:value-type="float" office:value="384.7551" calcext:value-type="float">
            <text:p>384.7551</text:p>
          </table:table-cell>
          <table:table-cell office:value-type="float" office:value="326.1937" calcext:value-type="float">
            <text:p>326.19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497.3767" calcext:value-type="float">
            <text:p>497.3767</text:p>
          </table:table-cell>
          <table:table-cell office:value-type="float" office:value="5493.648" calcext:value-type="float">
            <text:p>5493.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20728" calcext:value-type="float">
            <text:p>-47.20728</text:p>
          </table:table-cell>
          <table:table-cell office:value-type="float" office:value="132.2236" calcext:value-type="float">
            <text:p>132.2236</text:p>
          </table:table-cell>
          <table:table-cell office:value-type="float" office:value="0" calcext:value-type="float">
            <text:p>0</text:p>
          </table:table-cell>
          <table:table-cell office:value-type="float" office:value="49.67219" calcext:value-type="float">
            <text:p>49.67219</text:p>
          </table:table-cell>
          <table:table-cell office:value-type="float" office:value="178.2427" calcext:value-type="float">
            <text:p>178.2427</text:p>
          </table:table-cell>
          <table:table-cell office:value-type="float" office:value="0.02346159" calcext:value-type="float">
            <text:p>0.02346159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68398" calcext:value-type="float">
            <text:p>0.1668398</text:p>
          </table:table-cell>
          <table:table-cell office:value-type="float" office:value="0.2652662" calcext:value-type="float">
            <text:p>0.2652662</text:p>
          </table:table-cell>
          <table:table-cell office:value-type="float" office:value="360" calcext:value-type="float">
            <text:p>360</text:p>
          </table:table-cell>
          <table:table-cell office:value-type="float" office:value="-47.61834" calcext:value-type="float">
            <text:p>-47.61834</text:p>
          </table:table-cell>
          <table:table-cell office:value-type="float" office:value="0" calcext:value-type="float">
            <text:p>0</text:p>
          </table:table-cell>
          <table:table-cell office:value-type="float" office:value="220.0002" calcext:value-type="float">
            <text:p>220.0002</text:p>
          </table:table-cell>
          <table:table-cell office:value-type="float" office:value="312.46" calcext:value-type="float">
            <text:p>312.46</text:p>
          </table:table-cell>
          <table:table-cell office:value-type="float" office:value="1016.276" calcext:value-type="float">
            <text:p>1016.276</text:p>
          </table:table-cell>
          <table:table-cell office:value-type="float" office:value="926.3679" calcext:value-type="float">
            <text:p>926.3679</text:p>
          </table:table-cell>
          <table:table-cell office:value-type="float" office:value="866.3046" calcext:value-type="float">
            <text:p>866.3046</text:p>
          </table:table-cell>
          <table:table-cell office:value-type="float" office:value="881.4653" calcext:value-type="float">
            <text:p>881.4653</text:p>
          </table:table-cell>
          <table:table-cell office:value-type="float" office:value="328.316" calcext:value-type="float">
            <text:p>328.316</text:p>
          </table:table-cell>
          <table:table-cell office:value-type="float" office:value="444.5763" calcext:value-type="float">
            <text:p>444.5763</text:p>
          </table:table-cell>
          <table:table-cell office:value-type="float" office:value="384.7466" calcext:value-type="float">
            <text:p>384.7466</text:p>
          </table:table-cell>
          <table:table-cell office:value-type="float" office:value="326.1912" calcext:value-type="float">
            <text:p>326.19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494.7455" calcext:value-type="float">
            <text:p>494.7455</text:p>
          </table:table-cell>
          <table:table-cell office:value-type="float" office:value="5493.602" calcext:value-type="float">
            <text:p>5493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76666" calcext:value-type="float">
            <text:p>-49.76666</text:p>
          </table:table-cell>
          <table:table-cell office:value-type="float" office:value="140.8247" calcext:value-type="float">
            <text:p>140.8247</text:p>
          </table:table-cell>
          <table:table-cell office:value-type="float" office:value="0" calcext:value-type="float">
            <text:p>0</text:p>
          </table:table-cell>
          <table:table-cell office:value-type="float" office:value="50.62489" calcext:value-type="float">
            <text:p>50.62489</text:p>
          </table:table-cell>
          <table:table-cell office:value-type="float" office:value="178.2427" calcext:value-type="float">
            <text:p>178.2427</text:p>
          </table:table-cell>
          <table:table-cell office:value-type="float" office:value="0.02360713" calcext:value-type="float">
            <text:p>0.02360713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7425" calcext:value-type="float">
            <text:p>0.167425</text:p>
          </table:table-cell>
          <table:table-cell office:value-type="float" office:value="0.2652187" calcext:value-type="float">
            <text:p>0.2652187</text:p>
          </table:table-cell>
          <table:table-cell office:value-type="float" office:value="360" calcext:value-type="float">
            <text:p>360</text:p>
          </table:table-cell>
          <table:table-cell office:value-type="float" office:value="-50.17811" calcext:value-type="float">
            <text:p>-50.17811</text:p>
          </table:table-cell>
          <table:table-cell office:value-type="float" office:value="0" calcext:value-type="float">
            <text:p>0</text:p>
          </table:table-cell>
          <table:table-cell office:value-type="float" office:value="220.0583" calcext:value-type="float">
            <text:p>220.0583</text:p>
          </table:table-cell>
          <table:table-cell office:value-type="float" office:value="311.934" calcext:value-type="float">
            <text:p>311.934</text:p>
          </table:table-cell>
          <table:table-cell office:value-type="float" office:value="1014.971" calcext:value-type="float">
            <text:p>1014.971</text:p>
          </table:table-cell>
          <table:table-cell office:value-type="float" office:value="925.6996" calcext:value-type="float">
            <text:p>925.6996</text:p>
          </table:table-cell>
          <table:table-cell office:value-type="float" office:value="866.2115" calcext:value-type="float">
            <text:p>866.2115</text:p>
          </table:table-cell>
          <table:table-cell office:value-type="float" office:value="881.394" calcext:value-type="float">
            <text:p>881.394</text:p>
          </table:table-cell>
          <table:table-cell office:value-type="float" office:value="328.2774" calcext:value-type="float">
            <text:p>328.2774</text:p>
          </table:table-cell>
          <table:table-cell office:value-type="float" office:value="444.5545" calcext:value-type="float">
            <text:p>444.5545</text:p>
          </table:table-cell>
          <table:table-cell office:value-type="float" office:value="384.7379" calcext:value-type="float">
            <text:p>384.7379</text:p>
          </table:table-cell>
          <table:table-cell office:value-type="float" office:value="326.1887" calcext:value-type="float">
            <text:p>326.18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491.8043" calcext:value-type="float">
            <text:p>491.8043</text:p>
          </table:table-cell>
          <table:table-cell office:value-type="float" office:value="5493.561" calcext:value-type="float">
            <text:p>5493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61717" calcext:value-type="float">
            <text:p>-52.61717</text:p>
          </table:table-cell>
          <table:table-cell office:value-type="float" office:value="150.7287" calcext:value-type="float">
            <text:p>150.7287</text:p>
          </table:table-cell>
          <table:table-cell office:value-type="float" office:value="0" calcext:value-type="float">
            <text:p>0</text:p>
          </table:table-cell>
          <table:table-cell office:value-type="float" office:value="51.63766" calcext:value-type="float">
            <text:p>51.63766</text:p>
          </table:table-cell>
          <table:table-cell office:value-type="float" office:value="178.2426" calcext:value-type="float">
            <text:p>178.2426</text:p>
          </table:table-cell>
          <table:table-cell office:value-type="float" office:value="0.02374071" calcext:value-type="float">
            <text:p>0.02374071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78972" calcext:value-type="float">
            <text:p>0.1678972</text:p>
          </table:table-cell>
          <table:table-cell office:value-type="float" office:value="0.264896" calcext:value-type="float">
            <text:p>0.264896</text:p>
          </table:table-cell>
          <table:table-cell office:value-type="float" office:value="360" calcext:value-type="float">
            <text:p>360</text:p>
          </table:table-cell>
          <table:table-cell office:value-type="float" office:value="-53.02863" calcext:value-type="float">
            <text:p>-53.02863</text:p>
          </table:table-cell>
          <table:table-cell office:value-type="float" office:value="0" calcext:value-type="float">
            <text:p>0</text:p>
          </table:table-cell>
          <table:table-cell office:value-type="float" office:value="220.1301" calcext:value-type="float">
            <text:p>220.1301</text:p>
          </table:table-cell>
          <table:table-cell office:value-type="float" office:value="311.3687" calcext:value-type="float">
            <text:p>311.3687</text:p>
          </table:table-cell>
          <table:table-cell office:value-type="float" office:value="1013.507" calcext:value-type="float">
            <text:p>1013.507</text:p>
          </table:table-cell>
          <table:table-cell office:value-type="float" office:value="924.944" calcext:value-type="float">
            <text:p>924.944</text:p>
          </table:table-cell>
          <table:table-cell office:value-type="float" office:value="866.1041" calcext:value-type="float">
            <text:p>866.1041</text:p>
          </table:table-cell>
          <table:table-cell office:value-type="float" office:value="881.3128" calcext:value-type="float">
            <text:p>881.3128</text:p>
          </table:table-cell>
          <table:table-cell office:value-type="float" office:value="328.2343" calcext:value-type="float">
            <text:p>328.2343</text:p>
          </table:table-cell>
          <table:table-cell office:value-type="float" office:value="444.5286" calcext:value-type="float">
            <text:p>444.5286</text:p>
          </table:table-cell>
          <table:table-cell office:value-type="float" office:value="384.7289" calcext:value-type="float">
            <text:p>384.7289</text:p>
          </table:table-cell>
          <table:table-cell office:value-type="float" office:value="326.1861" calcext:value-type="float">
            <text:p>326.18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488.5333" calcext:value-type="float">
            <text:p>488.5333</text:p>
          </table:table-cell>
          <table:table-cell office:value-type="float" office:value="5493.521" calcext:value-type="float">
            <text:p>5493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79888" calcext:value-type="float">
            <text:p>-55.79888</text:p>
          </table:table-cell>
          <table:table-cell office:value-type="float" office:value="156.799" calcext:value-type="float">
            <text:p>156.799</text:p>
          </table:table-cell>
          <table:table-cell office:value-type="float" office:value="0" calcext:value-type="float">
            <text:p>0</text:p>
          </table:table-cell>
          <table:table-cell office:value-type="float" office:value="52.74024" calcext:value-type="float">
            <text:p>52.74024</text:p>
          </table:table-cell>
          <table:table-cell office:value-type="float" office:value="178.2426" calcext:value-type="float">
            <text:p>178.2426</text:p>
          </table:table-cell>
          <table:table-cell office:value-type="float" office:value="0.02381882" calcext:value-type="float">
            <text:p>0.02381882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83334" calcext:value-type="float">
            <text:p>0.1683334</text:p>
          </table:table-cell>
          <table:table-cell office:value-type="float" office:value="0.2643777" calcext:value-type="float">
            <text:p>0.2643777</text:p>
          </table:table-cell>
          <table:table-cell office:value-type="float" office:value="360" calcext:value-type="float">
            <text:p>360</text:p>
          </table:table-cell>
          <table:table-cell office:value-type="float" office:value="-56.21019" calcext:value-type="float">
            <text:p>-56.21019</text:p>
          </table:table-cell>
          <table:table-cell office:value-type="float" office:value="0" calcext:value-type="float">
            <text:p>0</text:p>
          </table:table-cell>
          <table:table-cell office:value-type="float" office:value="220.2149" calcext:value-type="float">
            <text:p>220.2149</text:p>
          </table:table-cell>
          <table:table-cell office:value-type="float" office:value="310.7439" calcext:value-type="float">
            <text:p>310.7439</text:p>
          </table:table-cell>
          <table:table-cell office:value-type="float" office:value="1011.883" calcext:value-type="float">
            <text:p>1011.883</text:p>
          </table:table-cell>
          <table:table-cell office:value-type="float" office:value="924.0897" calcext:value-type="float">
            <text:p>924.0897</text:p>
          </table:table-cell>
          <table:table-cell office:value-type="float" office:value="865.9877" calcext:value-type="float">
            <text:p>865.9877</text:p>
          </table:table-cell>
          <table:table-cell office:value-type="float" office:value="881.2239" calcext:value-type="float">
            <text:p>881.2239</text:p>
          </table:table-cell>
          <table:table-cell office:value-type="float" office:value="328.1867" calcext:value-type="float">
            <text:p>328.1867</text:p>
          </table:table-cell>
          <table:table-cell office:value-type="float" office:value="444.5011" calcext:value-type="float">
            <text:p>444.5011</text:p>
          </table:table-cell>
          <table:table-cell office:value-type="float" office:value="384.7194" calcext:value-type="float">
            <text:p>384.7194</text:p>
          </table:table-cell>
          <table:table-cell office:value-type="float" office:value="326.1834" calcext:value-type="float">
            <text:p>326.18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485.7353" calcext:value-type="float">
            <text:p>485.7353</text:p>
          </table:table-cell>
          <table:table-cell office:value-type="float" office:value="5493.452" calcext:value-type="float">
            <text:p>5493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63895" calcext:value-type="float">
            <text:p>-58.63895</text:p>
          </table:table-cell>
          <table:table-cell office:value-type="float" office:value="165.6023" calcext:value-type="float">
            <text:p>165.6023</text:p>
          </table:table-cell>
          <table:table-cell office:value-type="float" office:value="0" calcext:value-type="float">
            <text:p>0</text:p>
          </table:table-cell>
          <table:table-cell office:value-type="float" office:value="53.7515" calcext:value-type="float">
            <text:p>53.7515</text:p>
          </table:table-cell>
          <table:table-cell office:value-type="float" office:value="178.2426" calcext:value-type="float">
            <text:p>178.2426</text:p>
          </table:table-cell>
          <table:table-cell office:value-type="float" office:value="0.0240094" calcext:value-type="float">
            <text:p>0.0240094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87503" calcext:value-type="float">
            <text:p>0.1687503</text:p>
          </table:table-cell>
          <table:table-cell office:value-type="float" office:value="0.2636541" calcext:value-type="float">
            <text:p>0.2636541</text:p>
          </table:table-cell>
          <table:table-cell office:value-type="float" office:value="360" calcext:value-type="float">
            <text:p>360</text:p>
          </table:table-cell>
          <table:table-cell office:value-type="float" office:value="-59.04976" calcext:value-type="float">
            <text:p>-59.04976</text:p>
          </table:table-cell>
          <table:table-cell office:value-type="float" office:value="0" calcext:value-type="float">
            <text:p>0</text:p>
          </table:table-cell>
          <table:table-cell office:value-type="float" office:value="220.2954" calcext:value-type="float">
            <text:p>220.2954</text:p>
          </table:table-cell>
          <table:table-cell office:value-type="float" office:value="310.2295" calcext:value-type="float">
            <text:p>310.2295</text:p>
          </table:table-cell>
          <table:table-cell office:value-type="float" office:value="1010.509" calcext:value-type="float">
            <text:p>1010.509</text:p>
          </table:table-cell>
          <table:table-cell office:value-type="float" office:value="923.3173" calcext:value-type="float">
            <text:p>923.3173</text:p>
          </table:table-cell>
          <table:table-cell office:value-type="float" office:value="865.8787" calcext:value-type="float">
            <text:p>865.8787</text:p>
          </table:table-cell>
          <table:table-cell office:value-type="float" office:value="881.1368" calcext:value-type="float">
            <text:p>881.1368</text:p>
          </table:table-cell>
          <table:table-cell office:value-type="float" office:value="328.1383" calcext:value-type="float">
            <text:p>328.1383</text:p>
          </table:table-cell>
          <table:table-cell office:value-type="float" office:value="444.4715" calcext:value-type="float">
            <text:p>444.4715</text:p>
          </table:table-cell>
          <table:table-cell office:value-type="float" office:value="384.7095" calcext:value-type="float">
            <text:p>384.7095</text:p>
          </table:table-cell>
          <table:table-cell office:value-type="float" office:value="326.1807" calcext:value-type="float">
            <text:p>326.18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482.7766" calcext:value-type="float">
            <text:p>482.7766</text:p>
          </table:table-cell>
          <table:table-cell office:value-type="float" office:value="5493.418" calcext:value-type="float">
            <text:p>5493.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52847" calcext:value-type="float">
            <text:p>-61.52847</text:p>
          </table:table-cell>
          <table:table-cell office:value-type="float" office:value="172.5322" calcext:value-type="float">
            <text:p>172.5322</text:p>
          </table:table-cell>
          <table:table-cell office:value-type="float" office:value="0" calcext:value-type="float">
            <text:p>0</text:p>
          </table:table-cell>
          <table:table-cell office:value-type="float" office:value="54.74107" calcext:value-type="float">
            <text:p>54.74107</text:p>
          </table:table-cell>
          <table:table-cell office:value-type="float" office:value="178.2426" calcext:value-type="float">
            <text:p>178.2426</text:p>
          </table:table-cell>
          <table:table-cell office:value-type="float" office:value="0.02417249" calcext:value-type="float">
            <text:p>0.02417249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91647" calcext:value-type="float">
            <text:p>0.1691647</text:p>
          </table:table-cell>
          <table:table-cell office:value-type="float" office:value="0.262789" calcext:value-type="float">
            <text:p>0.262789</text:p>
          </table:table-cell>
          <table:table-cell office:value-type="float" office:value="360" calcext:value-type="float">
            <text:p>360</text:p>
          </table:table-cell>
          <table:table-cell office:value-type="float" office:value="-61.93866" calcext:value-type="float">
            <text:p>-61.93866</text:p>
          </table:table-cell>
          <table:table-cell office:value-type="float" office:value="0" calcext:value-type="float">
            <text:p>0</text:p>
          </table:table-cell>
          <table:table-cell office:value-type="float" office:value="220.3775" calcext:value-type="float">
            <text:p>220.3775</text:p>
          </table:table-cell>
          <table:table-cell office:value-type="float" office:value="309.6588" calcext:value-type="float">
            <text:p>309.6588</text:p>
          </table:table-cell>
          <table:table-cell office:value-type="float" office:value="1009.051" calcext:value-type="float">
            <text:p>1009.051</text:p>
          </table:table-cell>
          <table:table-cell office:value-type="float" office:value="922.5459" calcext:value-type="float">
            <text:p>922.5459</text:p>
          </table:table-cell>
          <table:table-cell office:value-type="float" office:value="865.775" calcext:value-type="float">
            <text:p>865.775</text:p>
          </table:table-cell>
          <table:table-cell office:value-type="float" office:value="881.0533" calcext:value-type="float">
            <text:p>881.0533</text:p>
          </table:table-cell>
          <table:table-cell office:value-type="float" office:value="328.0929" calcext:value-type="float">
            <text:p>328.0929</text:p>
          </table:table-cell>
          <table:table-cell office:value-type="float" office:value="444.4426" calcext:value-type="float">
            <text:p>444.4426</text:p>
          </table:table-cell>
          <table:table-cell office:value-type="float" office:value="384.6994" calcext:value-type="float">
            <text:p>384.6994</text:p>
          </table:table-cell>
          <table:table-cell office:value-type="float" office:value="326.1779" calcext:value-type="float">
            <text:p>326.17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479.1636" calcext:value-type="float">
            <text:p>479.1636</text:p>
          </table:table-cell>
          <table:table-cell office:value-type="float" office:value="5493.406" calcext:value-type="float">
            <text:p>5493.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99197" calcext:value-type="float">
            <text:p>-64.99197</text:p>
          </table:table-cell>
          <table:table-cell office:value-type="float" office:value="181.4959" calcext:value-type="float">
            <text:p>181.4959</text:p>
          </table:table-cell>
          <table:table-cell office:value-type="float" office:value="0" calcext:value-type="float">
            <text:p>0</text:p>
          </table:table-cell>
          <table:table-cell office:value-type="float" office:value="55.76047" calcext:value-type="float">
            <text:p>55.76047</text:p>
          </table:table-cell>
          <table:table-cell office:value-type="float" office:value="178.2426" calcext:value-type="float">
            <text:p>178.2426</text:p>
          </table:table-cell>
          <table:table-cell office:value-type="float" office:value="0.02418726" calcext:value-type="float">
            <text:p>0.02418726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95794" calcext:value-type="float">
            <text:p>0.1695794</text:p>
          </table:table-cell>
          <table:table-cell office:value-type="float" office:value="0.2618503" calcext:value-type="float">
            <text:p>0.2618503</text:p>
          </table:table-cell>
          <table:table-cell office:value-type="float" office:value="360" calcext:value-type="float">
            <text:p>360</text:p>
          </table:table-cell>
          <table:table-cell office:value-type="float" office:value="-65.40161" calcext:value-type="float">
            <text:p>-65.40161</text:p>
          </table:table-cell>
          <table:table-cell office:value-type="float" office:value="0" calcext:value-type="float">
            <text:p>0</text:p>
          </table:table-cell>
          <table:table-cell office:value-type="float" office:value="220.476" calcext:value-type="float">
            <text:p>220.476</text:p>
          </table:table-cell>
          <table:table-cell office:value-type="float" office:value="308.9778" calcext:value-type="float">
            <text:p>308.9778</text:p>
          </table:table-cell>
          <table:table-cell office:value-type="float" office:value="1007.247" calcext:value-type="float">
            <text:p>1007.247</text:p>
          </table:table-cell>
          <table:table-cell office:value-type="float" office:value="921.6153" calcext:value-type="float">
            <text:p>921.6153</text:p>
          </table:table-cell>
          <table:table-cell office:value-type="float" office:value="865.6527" calcext:value-type="float">
            <text:p>865.6527</text:p>
          </table:table-cell>
          <table:table-cell office:value-type="float" office:value="880.9595" calcext:value-type="float">
            <text:p>880.9595</text:p>
          </table:table-cell>
          <table:table-cell office:value-type="float" office:value="328.0437" calcext:value-type="float">
            <text:p>328.0437</text:p>
          </table:table-cell>
          <table:table-cell office:value-type="float" office:value="444.4126" calcext:value-type="float">
            <text:p>444.4126</text:p>
          </table:table-cell>
          <table:table-cell office:value-type="float" office:value="384.6891" calcext:value-type="float">
            <text:p>384.6891</text:p>
          </table:table-cell>
          <table:table-cell office:value-type="float" office:value="326.175" calcext:value-type="float">
            <text:p>326.1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475.1217" calcext:value-type="float">
            <text:p>475.1217</text:p>
          </table:table-cell>
          <table:table-cell office:value-type="float" office:value="5493.397" calcext:value-type="float">
            <text:p>5493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89043" calcext:value-type="float">
            <text:p>-68.89043</text:p>
          </table:table-cell>
          <table:table-cell office:value-type="float" office:value="193.8489" calcext:value-type="float">
            <text:p>193.8489</text:p>
          </table:table-cell>
          <table:table-cell office:value-type="float" office:value="0" calcext:value-type="float">
            <text:p>0</text:p>
          </table:table-cell>
          <table:table-cell office:value-type="float" office:value="56.6291" calcext:value-type="float">
            <text:p>56.6291</text:p>
          </table:table-cell>
          <table:table-cell office:value-type="float" office:value="178.2426" calcext:value-type="float">
            <text:p>178.2426</text:p>
          </table:table-cell>
          <table:table-cell office:value-type="float" office:value="0.02413123" calcext:value-type="float">
            <text:p>0.02413123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699941" calcext:value-type="float">
            <text:p>0.1699941</text:p>
          </table:table-cell>
          <table:table-cell office:value-type="float" office:value="0.2608345" calcext:value-type="float">
            <text:p>0.2608345</text:p>
          </table:table-cell>
          <table:table-cell office:value-type="float" office:value="360" calcext:value-type="float">
            <text:p>360</text:p>
          </table:table-cell>
          <table:table-cell office:value-type="float" office:value="-69.29953" calcext:value-type="float">
            <text:p>-69.29953</text:p>
          </table:table-cell>
          <table:table-cell office:value-type="float" office:value="0" calcext:value-type="float">
            <text:p>0</text:p>
          </table:table-cell>
          <table:table-cell office:value-type="float" office:value="220.5874" calcext:value-type="float">
            <text:p>220.5874</text:p>
          </table:table-cell>
          <table:table-cell office:value-type="float" office:value="308.2805" calcext:value-type="float">
            <text:p>308.2805</text:p>
          </table:table-cell>
          <table:table-cell office:value-type="float" office:value="1005.209" calcext:value-type="float">
            <text:p>1005.209</text:p>
          </table:table-cell>
          <table:table-cell office:value-type="float" office:value="920.542" calcext:value-type="float">
            <text:p>920.542</text:p>
          </table:table-cell>
          <table:table-cell office:value-type="float" office:value="865.5099" calcext:value-type="float">
            <text:p>865.5099</text:p>
          </table:table-cell>
          <table:table-cell office:value-type="float" office:value="880.8506" calcext:value-type="float">
            <text:p>880.8506</text:p>
          </table:table-cell>
          <table:table-cell office:value-type="float" office:value="327.9881" calcext:value-type="float">
            <text:p>327.9881</text:p>
          </table:table-cell>
          <table:table-cell office:value-type="float" office:value="444.3804" calcext:value-type="float">
            <text:p>444.3804</text:p>
          </table:table-cell>
          <table:table-cell office:value-type="float" office:value="384.6786" calcext:value-type="float">
            <text:p>384.6786</text:p>
          </table:table-cell>
          <table:table-cell office:value-type="float" office:value="326.172" calcext:value-type="float">
            <text:p>326.1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470.7945" calcext:value-type="float">
            <text:p>470.7945</text:p>
          </table:table-cell>
          <table:table-cell office:value-type="float" office:value="5493.361" calcext:value-type="float">
            <text:p>5493.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11137" calcext:value-type="float">
            <text:p>-73.11137</text:p>
          </table:table-cell>
          <table:table-cell office:value-type="float" office:value="205.3218" calcext:value-type="float">
            <text:p>205.3218</text:p>
          </table:table-cell>
          <table:table-cell office:value-type="float" office:value="0" calcext:value-type="float">
            <text:p>0</text:p>
          </table:table-cell>
          <table:table-cell office:value-type="float" office:value="57.4396" calcext:value-type="float">
            <text:p>57.4396</text:p>
          </table:table-cell>
          <table:table-cell office:value-type="float" office:value="178.2426" calcext:value-type="float">
            <text:p>178.2426</text:p>
          </table:table-cell>
          <table:table-cell office:value-type="float" office:value="0.02398901" calcext:value-type="float">
            <text:p>0.02398901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704098" calcext:value-type="float">
            <text:p>0.1704098</text:p>
          </table:table-cell>
          <table:table-cell office:value-type="float" office:value="0.2597061" calcext:value-type="float">
            <text:p>0.2597061</text:p>
          </table:table-cell>
          <table:table-cell office:value-type="float" office:value="360" calcext:value-type="float">
            <text:p>360</text:p>
          </table:table-cell>
          <table:table-cell office:value-type="float" office:value="-73.51991" calcext:value-type="float">
            <text:p>-73.51991</text:p>
          </table:table-cell>
          <table:table-cell office:value-type="float" office:value="0" calcext:value-type="float">
            <text:p>0</text:p>
          </table:table-cell>
          <table:table-cell office:value-type="float" office:value="220.7089" calcext:value-type="float">
            <text:p>220.7089</text:p>
          </table:table-cell>
          <table:table-cell office:value-type="float" office:value="307.5503" calcext:value-type="float">
            <text:p>307.5503</text:p>
          </table:table-cell>
          <table:table-cell office:value-type="float" office:value="1003.018" calcext:value-type="float">
            <text:p>1003.018</text:p>
          </table:table-cell>
          <table:table-cell office:value-type="float" office:value="919.3748" calcext:value-type="float">
            <text:p>919.3748</text:p>
          </table:table-cell>
          <table:table-cell office:value-type="float" office:value="865.347" calcext:value-type="float">
            <text:p>865.347</text:p>
          </table:table-cell>
          <table:table-cell office:value-type="float" office:value="880.7288" calcext:value-type="float">
            <text:p>880.7288</text:p>
          </table:table-cell>
          <table:table-cell office:value-type="float" office:value="327.9259" calcext:value-type="float">
            <text:p>327.9259</text:p>
          </table:table-cell>
          <table:table-cell office:value-type="float" office:value="444.3452" calcext:value-type="float">
            <text:p>444.3452</text:p>
          </table:table-cell>
          <table:table-cell office:value-type="float" office:value="384.6673" calcext:value-type="float">
            <text:p>384.6673</text:p>
          </table:table-cell>
          <table:table-cell office:value-type="float" office:value="326.169" calcext:value-type="float">
            <text:p>326.1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466.4294" calcext:value-type="float">
            <text:p>466.4294</text:p>
          </table:table-cell>
          <table:table-cell office:value-type="float" office:value="5493.288" calcext:value-type="float">
            <text:p>5493.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3526" calcext:value-type="float">
            <text:p>-77.3526</text:p>
          </table:table-cell>
          <table:table-cell office:value-type="float" office:value="215.1471" calcext:value-type="float">
            <text:p>215.1471</text:p>
          </table:table-cell>
          <table:table-cell office:value-type="float" office:value="0" calcext:value-type="float">
            <text:p>0</text:p>
          </table:table-cell>
          <table:table-cell office:value-type="float" office:value="58.57833" calcext:value-type="float">
            <text:p>58.57833</text:p>
          </table:table-cell>
          <table:table-cell office:value-type="float" office:value="178.2428" calcext:value-type="float">
            <text:p>178.2428</text:p>
          </table:table-cell>
          <table:table-cell office:value-type="float" office:value="0.02385689" calcext:value-type="float">
            <text:p>0.02385689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708258" calcext:value-type="float">
            <text:p>0.1708258</text:p>
          </table:table-cell>
          <table:table-cell office:value-type="float" office:value="0.2584442" calcext:value-type="float">
            <text:p>0.2584442</text:p>
          </table:table-cell>
          <table:table-cell office:value-type="float" office:value="360" calcext:value-type="float">
            <text:p>360</text:p>
          </table:table-cell>
          <table:table-cell office:value-type="float" office:value="-77.76041" calcext:value-type="float">
            <text:p>-77.76041</text:p>
          </table:table-cell>
          <table:table-cell office:value-type="float" office:value="0" calcext:value-type="float">
            <text:p>0</text:p>
          </table:table-cell>
          <table:table-cell office:value-type="float" office:value="220.8232" calcext:value-type="float">
            <text:p>220.8232</text:p>
          </table:table-cell>
          <table:table-cell office:value-type="float" office:value="306.7988" calcext:value-type="float">
            <text:p>306.7988</text:p>
          </table:table-cell>
          <table:table-cell office:value-type="float" office:value="1000.812" calcext:value-type="float">
            <text:p>1000.812</text:p>
          </table:table-cell>
          <table:table-cell office:value-type="float" office:value="918.1993" calcext:value-type="float">
            <text:p>918.1993</text:p>
          </table:table-cell>
          <table:table-cell office:value-type="float" office:value="865.1791" calcext:value-type="float">
            <text:p>865.1791</text:p>
          </table:table-cell>
          <table:table-cell office:value-type="float" office:value="880.6" calcext:value-type="float">
            <text:p>880.6</text:p>
          </table:table-cell>
          <table:table-cell office:value-type="float" office:value="327.8595" calcext:value-type="float">
            <text:p>327.8595</text:p>
          </table:table-cell>
          <table:table-cell office:value-type="float" office:value="444.3042" calcext:value-type="float">
            <text:p>444.3042</text:p>
          </table:table-cell>
          <table:table-cell office:value-type="float" office:value="384.6553" calcext:value-type="float">
            <text:p>384.6553</text:p>
          </table:table-cell>
          <table:table-cell office:value-type="float" office:value="326.1658" calcext:value-type="float">
            <text:p>326.165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462.8721" calcext:value-type="float">
            <text:p>462.8721</text:p>
          </table:table-cell>
          <table:table-cell office:value-type="float" office:value="5493.228" calcext:value-type="float">
            <text:p>5493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02221" calcext:value-type="float">
            <text:p>-81.02221</text:p>
          </table:table-cell>
          <table:table-cell office:value-type="float" office:value="226.372" calcext:value-type="float">
            <text:p>226.372</text:p>
          </table:table-cell>
          <table:table-cell office:value-type="float" office:value="0" calcext:value-type="float">
            <text:p>0</text:p>
          </table:table-cell>
          <table:table-cell office:value-type="float" office:value="59.57629" calcext:value-type="float">
            <text:p>59.57629</text:p>
          </table:table-cell>
          <table:table-cell office:value-type="float" office:value="178.2446" calcext:value-type="float">
            <text:p>178.2446</text:p>
          </table:table-cell>
          <table:table-cell office:value-type="float" office:value="0.02397016" calcext:value-type="float">
            <text:p>0.02397016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712392" calcext:value-type="float">
            <text:p>0.1712392</text:p>
          </table:table-cell>
          <table:table-cell office:value-type="float" office:value="0.2570506" calcext:value-type="float">
            <text:p>0.2570506</text:p>
          </table:table-cell>
          <table:table-cell office:value-type="float" office:value="360" calcext:value-type="float">
            <text:p>360</text:p>
          </table:table-cell>
          <table:table-cell office:value-type="float" office:value="-81.42893" calcext:value-type="float">
            <text:p>-81.42893</text:p>
          </table:table-cell>
          <table:table-cell office:value-type="float" office:value="0" calcext:value-type="float">
            <text:p>0</text:p>
          </table:table-cell>
          <table:table-cell office:value-type="float" office:value="220.9006" calcext:value-type="float">
            <text:p>220.9006</text:p>
          </table:table-cell>
          <table:table-cell office:value-type="float" office:value="306.2034" calcext:value-type="float">
            <text:p>306.2034</text:p>
          </table:table-cell>
          <table:table-cell office:value-type="float" office:value="999.0258" calcext:value-type="float">
            <text:p>999.0258</text:p>
          </table:table-cell>
          <table:table-cell office:value-type="float" office:value="917.248" calcext:value-type="float">
            <text:p>917.248</text:p>
          </table:table-cell>
          <table:table-cell office:value-type="float" office:value="865.0421" calcext:value-type="float">
            <text:p>865.0421</text:p>
          </table:table-cell>
          <table:table-cell office:value-type="float" office:value="880.489" calcext:value-type="float">
            <text:p>880.489</text:p>
          </table:table-cell>
          <table:table-cell office:value-type="float" office:value="327.8003" calcext:value-type="float">
            <text:p>327.8003</text:p>
          </table:table-cell>
          <table:table-cell office:value-type="float" office:value="444.2633" calcext:value-type="float">
            <text:p>444.2633</text:p>
          </table:table-cell>
          <table:table-cell office:value-type="float" office:value="384.6428" calcext:value-type="float">
            <text:p>384.6428</text:p>
          </table:table-cell>
          <table:table-cell office:value-type="float" office:value="326.1625" calcext:value-type="float">
            <text:p>326.16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459.1983" calcext:value-type="float">
            <text:p>459.1983</text:p>
          </table:table-cell>
          <table:table-cell office:value-type="float" office:value="5493.18" calcext:value-type="float">
            <text:p>549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68225" calcext:value-type="float">
            <text:p>-84.68225</text:p>
          </table:table-cell>
          <table:table-cell office:value-type="float" office:value="236.3585" calcext:value-type="float">
            <text:p>236.3585</text:p>
          </table:table-cell>
          <table:table-cell office:value-type="float" office:value="0" calcext:value-type="float">
            <text:p>0</text:p>
          </table:table-cell>
          <table:table-cell office:value-type="float" office:value="60.38654" calcext:value-type="float">
            <text:p>60.38654</text:p>
          </table:table-cell>
          <table:table-cell office:value-type="float" office:value="178.2445" calcext:value-type="float">
            <text:p>178.2445</text:p>
          </table:table-cell>
          <table:table-cell office:value-type="float" office:value="0.02402957" calcext:value-type="float">
            <text:p>0.02402957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716422" calcext:value-type="float">
            <text:p>0.1716422</text:p>
          </table:table-cell>
          <table:table-cell office:value-type="float" office:value="0.255441" calcext:value-type="float">
            <text:p>0.255441</text:p>
          </table:table-cell>
          <table:table-cell office:value-type="float" office:value="360" calcext:value-type="float">
            <text:p>360</text:p>
          </table:table-cell>
          <table:table-cell office:value-type="float" office:value="-85.0877" calcext:value-type="float">
            <text:p>-85.0877</text:p>
          </table:table-cell>
          <table:table-cell office:value-type="float" office:value="0" calcext:value-type="float">
            <text:p>0</text:p>
          </table:table-cell>
          <table:table-cell office:value-type="float" office:value="221.0037" calcext:value-type="float">
            <text:p>221.0037</text:p>
          </table:table-cell>
          <table:table-cell office:value-type="float" office:value="305.573" calcext:value-type="float">
            <text:p>305.573</text:p>
          </table:table-cell>
          <table:table-cell office:value-type="float" office:value="997.1379" calcext:value-type="float">
            <text:p>997.1379</text:p>
          </table:table-cell>
          <table:table-cell office:value-type="float" office:value="916.291" calcext:value-type="float">
            <text:p>916.291</text:p>
          </table:table-cell>
          <table:table-cell office:value-type="float" office:value="864.9087" calcext:value-type="float">
            <text:p>864.9087</text:p>
          </table:table-cell>
          <table:table-cell office:value-type="float" office:value="880.3825" calcext:value-type="float">
            <text:p>880.3825</text:p>
          </table:table-cell>
          <table:table-cell office:value-type="float" office:value="327.7446" calcext:value-type="float">
            <text:p>327.7446</text:p>
          </table:table-cell>
          <table:table-cell office:value-type="float" office:value="444.2267" calcext:value-type="float">
            <text:p>444.2267</text:p>
          </table:table-cell>
          <table:table-cell office:value-type="float" office:value="384.6303" calcext:value-type="float">
            <text:p>384.6303</text:p>
          </table:table-cell>
          <table:table-cell office:value-type="float" office:value="326.1591" calcext:value-type="float">
            <text:p>326.15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455.2694" calcext:value-type="float">
            <text:p>455.2694</text:p>
          </table:table-cell>
          <table:table-cell office:value-type="float" office:value="5493.133" calcext:value-type="float">
            <text:p>5493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55878" calcext:value-type="float">
            <text:p>-88.55878</text:p>
          </table:table-cell>
          <table:table-cell office:value-type="float" office:value="245.5821" calcext:value-type="float">
            <text:p>245.5821</text:p>
          </table:table-cell>
          <table:table-cell office:value-type="float" office:value="0" calcext:value-type="float">
            <text:p>0</text:p>
          </table:table-cell>
          <table:table-cell office:value-type="float" office:value="60.99197" calcext:value-type="float">
            <text:p>60.99197</text:p>
          </table:table-cell>
          <table:table-cell office:value-type="float" office:value="178.2445" calcext:value-type="float">
            <text:p>178.2445</text:p>
          </table:table-cell>
          <table:table-cell office:value-type="float" office:value="0.02398345" calcext:value-type="float">
            <text:p>0.02398345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720386" calcext:value-type="float">
            <text:p>0.1720386</text:p>
          </table:table-cell>
          <table:table-cell office:value-type="float" office:value="0.2537014" calcext:value-type="float">
            <text:p>0.2537014</text:p>
          </table:table-cell>
          <table:table-cell office:value-type="float" office:value="360" calcext:value-type="float">
            <text:p>360</text:p>
          </table:table-cell>
          <table:table-cell office:value-type="float" office:value="-88.96293" calcext:value-type="float">
            <text:p>-88.96293</text:p>
          </table:table-cell>
          <table:table-cell office:value-type="float" office:value="0" calcext:value-type="float">
            <text:p>0</text:p>
          </table:table-cell>
          <table:table-cell office:value-type="float" office:value="221.1136" calcext:value-type="float">
            <text:p>221.1136</text:p>
          </table:table-cell>
          <table:table-cell office:value-type="float" office:value="304.9222" calcext:value-type="float">
            <text:p>304.9222</text:p>
          </table:table-cell>
          <table:table-cell office:value-type="float" office:value="995.0882" calcext:value-type="float">
            <text:p>995.0882</text:p>
          </table:table-cell>
          <table:table-cell office:value-type="float" office:value="915.2816" calcext:value-type="float">
            <text:p>915.2816</text:p>
          </table:table-cell>
          <table:table-cell office:value-type="float" office:value="864.7603" calcext:value-type="float">
            <text:p>864.7603</text:p>
          </table:table-cell>
          <table:table-cell office:value-type="float" office:value="880.2676" calcext:value-type="float">
            <text:p>880.2676</text:p>
          </table:table-cell>
          <table:table-cell office:value-type="float" office:value="327.6865" calcext:value-type="float">
            <text:p>327.6865</text:p>
          </table:table-cell>
          <table:table-cell office:value-type="float" office:value="444.1884" calcext:value-type="float">
            <text:p>444.1884</text:p>
          </table:table-cell>
          <table:table-cell office:value-type="float" office:value="384.6176" calcext:value-type="float">
            <text:p>384.6176</text:p>
          </table:table-cell>
          <table:table-cell office:value-type="float" office:value="326.1554" calcext:value-type="float">
            <text:p>326.15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451.6075" calcext:value-type="float">
            <text:p>451.6075</text:p>
          </table:table-cell>
          <table:table-cell office:value-type="float" office:value="5493.037" calcext:value-type="float">
            <text:p>5493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29359" calcext:value-type="float">
            <text:p>-92.29359</text:p>
          </table:table-cell>
          <table:table-cell office:value-type="float" office:value="254.949" calcext:value-type="float">
            <text:p>254.949</text:p>
          </table:table-cell>
          <table:table-cell office:value-type="float" office:value="0" calcext:value-type="float">
            <text:p>0</text:p>
          </table:table-cell>
          <table:table-cell office:value-type="float" office:value="61.83696" calcext:value-type="float">
            <text:p>61.83696</text:p>
          </table:table-cell>
          <table:table-cell office:value-type="float" office:value="178.2445" calcext:value-type="float">
            <text:p>178.2445</text:p>
          </table:table-cell>
          <table:table-cell office:value-type="float" office:value="0.02403077" calcext:value-type="float">
            <text:p>0.02403077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724325" calcext:value-type="float">
            <text:p>0.1724325</text:p>
          </table:table-cell>
          <table:table-cell office:value-type="float" office:value="0.2518666" calcext:value-type="float">
            <text:p>0.2518666</text:p>
          </table:table-cell>
          <table:table-cell office:value-type="float" office:value="360" calcext:value-type="float">
            <text:p>360</text:p>
          </table:table-cell>
          <table:table-cell office:value-type="float" office:value="-92.69626" calcext:value-type="float">
            <text:p>-92.69626</text:p>
          </table:table-cell>
          <table:table-cell office:value-type="float" office:value="0" calcext:value-type="float">
            <text:p>0</text:p>
          </table:table-cell>
          <table:table-cell office:value-type="float" office:value="221.2212" calcext:value-type="float">
            <text:p>221.2212</text:p>
          </table:table-cell>
          <table:table-cell office:value-type="float" office:value="304.2706" calcext:value-type="float">
            <text:p>304.2706</text:p>
          </table:table-cell>
          <table:table-cell office:value-type="float" office:value="993.1877" calcext:value-type="float">
            <text:p>993.1877</text:p>
          </table:table-cell>
          <table:table-cell office:value-type="float" office:value="914.3453" calcext:value-type="float">
            <text:p>914.3453</text:p>
          </table:table-cell>
          <table:table-cell office:value-type="float" office:value="864.6169" calcext:value-type="float">
            <text:p>864.6169</text:p>
          </table:table-cell>
          <table:table-cell office:value-type="float" office:value="880.1516" calcext:value-type="float">
            <text:p>880.1516</text:p>
          </table:table-cell>
          <table:table-cell office:value-type="float" office:value="327.6268" calcext:value-type="float">
            <text:p>327.6268</text:p>
          </table:table-cell>
          <table:table-cell office:value-type="float" office:value="444.1471" calcext:value-type="float">
            <text:p>444.1471</text:p>
          </table:table-cell>
          <table:table-cell office:value-type="float" office:value="384.6048" calcext:value-type="float">
            <text:p>384.6048</text:p>
          </table:table-cell>
          <table:table-cell office:value-type="float" office:value="326.1516" calcext:value-type="float">
            <text:p>326.15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447.9088" calcext:value-type="float">
            <text:p>447.9088</text:p>
          </table:table-cell>
          <table:table-cell office:value-type="float" office:value="5492.965" calcext:value-type="float">
            <text:p>5492.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98761" calcext:value-type="float">
            <text:p>-95.98761</text:p>
          </table:table-cell>
          <table:table-cell office:value-type="float" office:value="266.6096" calcext:value-type="float">
            <text:p>266.6096</text:p>
          </table:table-cell>
          <table:table-cell office:value-type="float" office:value="0" calcext:value-type="float">
            <text:p>0</text:p>
          </table:table-cell>
          <table:table-cell office:value-type="float" office:value="62.40159" calcext:value-type="float">
            <text:p>62.40159</text:p>
          </table:table-cell>
          <table:table-cell office:value-type="float" office:value="178.2445" calcext:value-type="float">
            <text:p>178.2445</text:p>
          </table:table-cell>
          <table:table-cell office:value-type="float" office:value="0.02403925" calcext:value-type="float">
            <text:p>0.02403925</text:p>
          </table:table-cell>
          <table:table-cell office:value-type="float" office:value="0.0005140913" calcext:value-type="float">
            <text:p>0.0005140913</text:p>
          </table:table-cell>
          <table:table-cell office:value-type="float" office:value="0.1728269" calcext:value-type="float">
            <text:p>0.1728269</text:p>
          </table:table-cell>
          <table:table-cell office:value-type="float" office:value="0.2499518" calcext:value-type="float">
            <text:p>0.2499518</text:p>
          </table:table-cell>
          <table:table-cell office:value-type="float" office:value="360" calcext:value-type="float">
            <text:p>360</text:p>
          </table:table-cell>
          <table:table-cell office:value-type="float" office:value="-96.38876" calcext:value-type="float">
            <text:p>-96.38876</text:p>
          </table:table-cell>
          <table:table-cell office:value-type="float" office:value="0" calcext:value-type="float">
            <text:p>0</text:p>
          </table:table-cell>
          <table:table-cell office:value-type="float" office:value="221.327" calcext:value-type="float">
            <text:p>221.327</text:p>
          </table:table-cell>
          <table:table-cell office:value-type="float" office:value="303.6376" calcext:value-type="float">
            <text:p>303.6376</text:p>
          </table:table-cell>
          <table:table-cell office:value-type="float" office:value="991.2275" calcext:value-type="float">
            <text:p>991.2275</text:p>
          </table:table-cell>
          <table:table-cell office:value-type="float" office:value="913.4321" calcext:value-type="float">
            <text:p>913.4321</text:p>
          </table:table-cell>
          <table:table-cell office:value-type="float" office:value="864.4742" calcext:value-type="float">
            <text:p>864.4742</text:p>
          </table:table-cell>
          <table:table-cell office:value-type="float" office:value="880.0386" calcext:value-type="float">
            <text:p>880.0386</text:p>
          </table:table-cell>
          <table:table-cell office:value-type="float" office:value="327.57" calcext:value-type="float">
            <text:p>327.57</text:p>
          </table:table-cell>
          <table:table-cell office:value-type="float" office:value="444.1066" calcext:value-type="float">
            <text:p>444.1066</text:p>
          </table:table-cell>
          <table:table-cell office:value-type="float" office:value="384.5918" calcext:value-type="float">
            <text:p>384.5918</text:p>
          </table:table-cell>
          <table:table-cell office:value-type="float" office:value="326.1478" calcext:value-type="float">
            <text:p>326.14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445.1909" calcext:value-type="float">
            <text:p>445.1909</text:p>
          </table:table-cell>
          <table:table-cell office:value-type="float" office:value="5493.296" calcext:value-type="float">
            <text:p>5493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35281" calcext:value-type="float">
            <text:p>-97.35281</text:p>
          </table:table-cell>
          <table:table-cell office:value-type="float" office:value="263.541" calcext:value-type="float">
            <text:p>263.541</text:p>
          </table:table-cell>
          <table:table-cell office:value-type="float" office:value="0" calcext:value-type="float">
            <text:p>0</text:p>
          </table:table-cell>
          <table:table-cell office:value-type="float" office:value="61.62409" calcext:value-type="float">
            <text:p>61.62409</text:p>
          </table:table-cell>
          <table:table-cell office:value-type="float" office:value="178.2447" calcext:value-type="float">
            <text:p>178.2447</text:p>
          </table:table-cell>
          <table:table-cell office:value-type="float" office:value="0.02281892" calcext:value-type="float">
            <text:p>0.02281892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136667" calcext:value-type="float">
            <text:p>0.2136667</text:p>
          </table:table-cell>
          <table:table-cell office:value-type="float" office:value="0.3002576" calcext:value-type="float">
            <text:p>0.3002576</text:p>
          </table:table-cell>
          <table:table-cell office:value-type="float" office:value="360" calcext:value-type="float">
            <text:p>360</text:p>
          </table:table-cell>
          <table:table-cell office:value-type="float" office:value="-97.84634" calcext:value-type="float">
            <text:p>-97.84634</text:p>
          </table:table-cell>
          <table:table-cell office:value-type="float" office:value="0" calcext:value-type="float">
            <text:p>0</text:p>
          </table:table-cell>
          <table:table-cell office:value-type="float" office:value="221.3692" calcext:value-type="float">
            <text:p>221.3692</text:p>
          </table:table-cell>
          <table:table-cell office:value-type="float" office:value="303.1568" calcext:value-type="float">
            <text:p>303.1568</text:p>
          </table:table-cell>
          <table:table-cell office:value-type="float" office:value="990.0576" calcext:value-type="float">
            <text:p>990.0576</text:p>
          </table:table-cell>
          <table:table-cell office:value-type="float" office:value="912.9316" calcext:value-type="float">
            <text:p>912.9316</text:p>
          </table:table-cell>
          <table:table-cell office:value-type="float" office:value="864.4063" calcext:value-type="float">
            <text:p>864.4063</text:p>
          </table:table-cell>
          <table:table-cell office:value-type="float" office:value="879.9377" calcext:value-type="float">
            <text:p>879.9377</text:p>
          </table:table-cell>
          <table:table-cell office:value-type="float" office:value="327.5166" calcext:value-type="float">
            <text:p>327.5166</text:p>
          </table:table-cell>
          <table:table-cell office:value-type="float" office:value="444.067" calcext:value-type="float">
            <text:p>444.067</text:p>
          </table:table-cell>
          <table:table-cell office:value-type="float" office:value="384.5786" calcext:value-type="float">
            <text:p>384.5786</text:p>
          </table:table-cell>
          <table:table-cell office:value-type="float" office:value="326.1438" calcext:value-type="float">
            <text:p>326.14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442.6805" calcext:value-type="float">
            <text:p>442.6805</text:p>
          </table:table-cell>
          <table:table-cell office:value-type="float" office:value="5493.23" calcext:value-type="float">
            <text:p>549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94931" calcext:value-type="float">
            <text:p>-99.94931</text:p>
          </table:table-cell>
          <table:table-cell office:value-type="float" office:value="272.0708" calcext:value-type="float">
            <text:p>272.0708</text:p>
          </table:table-cell>
          <table:table-cell office:value-type="float" office:value="0" calcext:value-type="float">
            <text:p>0</text:p>
          </table:table-cell>
          <table:table-cell office:value-type="float" office:value="62.16261" calcext:value-type="float">
            <text:p>62.16261</text:p>
          </table:table-cell>
          <table:table-cell office:value-type="float" office:value="178.245" calcext:value-type="float">
            <text:p>178.245</text:p>
          </table:table-cell>
          <table:table-cell office:value-type="float" office:value="0.02197322" calcext:value-type="float">
            <text:p>0.02197322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428733" calcext:value-type="float">
            <text:p>0.2428733</text:p>
          </table:table-cell>
          <table:table-cell office:value-type="float" office:value="0.3647859" calcext:value-type="float">
            <text:p>0.3647859</text:p>
          </table:table-cell>
          <table:table-cell office:value-type="float" office:value="360" calcext:value-type="float">
            <text:p>360</text:p>
          </table:table-cell>
          <table:table-cell office:value-type="float" office:value="-100.5374" calcext:value-type="float">
            <text:p>-100.5374</text:p>
          </table:table-cell>
          <table:table-cell office:value-type="float" office:value="0" calcext:value-type="float">
            <text:p>0</text:p>
          </table:table-cell>
          <table:table-cell office:value-type="float" office:value="221.4104" calcext:value-type="float">
            <text:p>221.4104</text:p>
          </table:table-cell>
          <table:table-cell office:value-type="float" office:value="302.7405" calcext:value-type="float">
            <text:p>302.7405</text:p>
          </table:table-cell>
          <table:table-cell office:value-type="float" office:value="988.7719" calcext:value-type="float">
            <text:p>988.7719</text:p>
          </table:table-cell>
          <table:table-cell office:value-type="float" office:value="912.3035" calcext:value-type="float">
            <text:p>912.3035</text:p>
          </table:table-cell>
          <table:table-cell office:value-type="float" office:value="864.3042" calcext:value-type="float">
            <text:p>864.3042</text:p>
          </table:table-cell>
          <table:table-cell office:value-type="float" office:value="879.8505" calcext:value-type="float">
            <text:p>879.8505</text:p>
          </table:table-cell>
          <table:table-cell office:value-type="float" office:value="327.4701" calcext:value-type="float">
            <text:p>327.4701</text:p>
          </table:table-cell>
          <table:table-cell office:value-type="float" office:value="444.0325" calcext:value-type="float">
            <text:p>444.0325</text:p>
          </table:table-cell>
          <table:table-cell office:value-type="float" office:value="384.5656" calcext:value-type="float">
            <text:p>384.5656</text:p>
          </table:table-cell>
          <table:table-cell office:value-type="float" office:value="326.1398" calcext:value-type="float">
            <text:p>326.13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440.1442" calcext:value-type="float">
            <text:p>440.1442</text:p>
          </table:table-cell>
          <table:table-cell office:value-type="float" office:value="5493.139" calcext:value-type="float">
            <text:p>5493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833" calcext:value-type="float">
            <text:p>-102.833</text:p>
          </table:table-cell>
          <table:table-cell office:value-type="float" office:value="282.3236" calcext:value-type="float">
            <text:p>282.3236</text:p>
          </table:table-cell>
          <table:table-cell office:value-type="float" office:value="0" calcext:value-type="float">
            <text:p>0</text:p>
          </table:table-cell>
          <table:table-cell office:value-type="float" office:value="62.736" calcext:value-type="float">
            <text:p>62.736</text:p>
          </table:table-cell>
          <table:table-cell office:value-type="float" office:value="178.2491" calcext:value-type="float">
            <text:p>178.2491</text:p>
          </table:table-cell>
          <table:table-cell office:value-type="float" office:value="0.02200074" calcext:value-type="float">
            <text:p>0.02200074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550101" calcext:value-type="float">
            <text:p>0.2550101</text:p>
          </table:table-cell>
          <table:table-cell office:value-type="float" office:value="0.3942104" calcext:value-type="float">
            <text:p>0.3942104</text:p>
          </table:table-cell>
          <table:table-cell office:value-type="float" office:value="360" calcext:value-type="float">
            <text:p>360</text:p>
          </table:table-cell>
          <table:table-cell office:value-type="float" office:value="-103.4627" calcext:value-type="float">
            <text:p>-103.4627</text:p>
          </table:table-cell>
          <table:table-cell office:value-type="float" office:value="0" calcext:value-type="float">
            <text:p>0</text:p>
          </table:table-cell>
          <table:table-cell office:value-type="float" office:value="221.4395" calcext:value-type="float">
            <text:p>221.4395</text:p>
          </table:table-cell>
          <table:table-cell office:value-type="float" office:value="302.279" calcext:value-type="float">
            <text:p>302.279</text:p>
          </table:table-cell>
          <table:table-cell office:value-type="float" office:value="987.4377" calcext:value-type="float">
            <text:p>987.4377</text:p>
          </table:table-cell>
          <table:table-cell office:value-type="float" office:value="911.7151" calcext:value-type="float">
            <text:p>911.7151</text:p>
          </table:table-cell>
          <table:table-cell office:value-type="float" office:value="864.2033" calcext:value-type="float">
            <text:p>864.2033</text:p>
          </table:table-cell>
          <table:table-cell office:value-type="float" office:value="879.7671" calcext:value-type="float">
            <text:p>879.7671</text:p>
          </table:table-cell>
          <table:table-cell office:value-type="float" office:value="327.4273" calcext:value-type="float">
            <text:p>327.4273</text:p>
          </table:table-cell>
          <table:table-cell office:value-type="float" office:value="444.0006" calcext:value-type="float">
            <text:p>444.0006</text:p>
          </table:table-cell>
          <table:table-cell office:value-type="float" office:value="384.5529" calcext:value-type="float">
            <text:p>384.5529</text:p>
          </table:table-cell>
          <table:table-cell office:value-type="float" office:value="326.1357" calcext:value-type="float">
            <text:p>326.13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437.0598" calcext:value-type="float">
            <text:p>437.0598</text:p>
          </table:table-cell>
          <table:table-cell office:value-type="float" office:value="5493.068" calcext:value-type="float">
            <text:p>5493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9818" calcext:value-type="float">
            <text:p>-105.9818</text:p>
          </table:table-cell>
          <table:table-cell office:value-type="float" office:value="290.4184" calcext:value-type="float">
            <text:p>290.4184</text:p>
          </table:table-cell>
          <table:table-cell office:value-type="float" office:value="0" calcext:value-type="float">
            <text:p>0</text:p>
          </table:table-cell>
          <table:table-cell office:value-type="float" office:value="63.19902" calcext:value-type="float">
            <text:p>63.19902</text:p>
          </table:table-cell>
          <table:table-cell office:value-type="float" office:value="178.2493" calcext:value-type="float">
            <text:p>178.2493</text:p>
          </table:table-cell>
          <table:table-cell office:value-type="float" office:value="0.02198775" calcext:value-type="float">
            <text:p>0.02198775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66111" calcext:value-type="float">
            <text:p>0.266111</text:p>
          </table:table-cell>
          <table:table-cell office:value-type="float" office:value="0.4077845" calcext:value-type="float">
            <text:p>0.4077845</text:p>
          </table:table-cell>
          <table:table-cell office:value-type="float" office:value="360" calcext:value-type="float">
            <text:p>360</text:p>
          </table:table-cell>
          <table:table-cell office:value-type="float" office:value="-106.6362" calcext:value-type="float">
            <text:p>-106.6362</text:p>
          </table:table-cell>
          <table:table-cell office:value-type="float" office:value="0" calcext:value-type="float">
            <text:p>0</text:p>
          </table:table-cell>
          <table:table-cell office:value-type="float" office:value="221.5075" calcext:value-type="float">
            <text:p>221.5075</text:p>
          </table:table-cell>
          <table:table-cell office:value-type="float" office:value="301.7121" calcext:value-type="float">
            <text:p>301.7121</text:p>
          </table:table-cell>
          <table:table-cell office:value-type="float" office:value="985.772" calcext:value-type="float">
            <text:p>985.772</text:p>
          </table:table-cell>
          <table:table-cell office:value-type="float" office:value="911.0229" calcext:value-type="float">
            <text:p>911.0229</text:p>
          </table:table-cell>
          <table:table-cell office:value-type="float" office:value="864.0896" calcext:value-type="float">
            <text:p>864.0896</text:p>
          </table:table-cell>
          <table:table-cell office:value-type="float" office:value="879.6756" calcext:value-type="float">
            <text:p>879.6756</text:p>
          </table:table-cell>
          <table:table-cell office:value-type="float" office:value="327.3823" calcext:value-type="float">
            <text:p>327.3823</text:p>
          </table:table-cell>
          <table:table-cell office:value-type="float" office:value="443.9689" calcext:value-type="float">
            <text:p>443.9689</text:p>
          </table:table-cell>
          <table:table-cell office:value-type="float" office:value="384.5404" calcext:value-type="float">
            <text:p>384.5404</text:p>
          </table:table-cell>
          <table:table-cell office:value-type="float" office:value="326.1317" calcext:value-type="float">
            <text:p>326.13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433.4716" calcext:value-type="float">
            <text:p>433.4716</text:p>
          </table:table-cell>
          <table:table-cell office:value-type="float" office:value="5492.962" calcext:value-type="float">
            <text:p>5492.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6404" calcext:value-type="float">
            <text:p>-109.6404</text:p>
          </table:table-cell>
          <table:table-cell office:value-type="float" office:value="301.5107" calcext:value-type="float">
            <text:p>301.5107</text:p>
          </table:table-cell>
          <table:table-cell office:value-type="float" office:value="0" calcext:value-type="float">
            <text:p>0</text:p>
          </table:table-cell>
          <table:table-cell office:value-type="float" office:value="63.4459" calcext:value-type="float">
            <text:p>63.4459</text:p>
          </table:table-cell>
          <table:table-cell office:value-type="float" office:value="178.2493" calcext:value-type="float">
            <text:p>178.2493</text:p>
          </table:table-cell>
          <table:table-cell office:value-type="float" office:value="0.02184263" calcext:value-type="float">
            <text:p>0.02184263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751792" calcext:value-type="float">
            <text:p>0.2751792</text:p>
          </table:table-cell>
          <table:table-cell office:value-type="float" office:value="0.4155555" calcext:value-type="float">
            <text:p>0.4155555</text:p>
          </table:table-cell>
          <table:table-cell office:value-type="float" office:value="360" calcext:value-type="float">
            <text:p>360</text:p>
          </table:table-cell>
          <table:table-cell office:value-type="float" office:value="-110.3117" calcext:value-type="float">
            <text:p>-110.3117</text:p>
          </table:table-cell>
          <table:table-cell office:value-type="float" office:value="0" calcext:value-type="float">
            <text:p>0</text:p>
          </table:table-cell>
          <table:table-cell office:value-type="float" office:value="221.6014" calcext:value-type="float">
            <text:p>221.6014</text:p>
          </table:table-cell>
          <table:table-cell office:value-type="float" office:value="301.0919" calcext:value-type="float">
            <text:p>301.0919</text:p>
          </table:table-cell>
          <table:table-cell office:value-type="float" office:value="983.8022" calcext:value-type="float">
            <text:p>983.8022</text:p>
          </table:table-cell>
          <table:table-cell office:value-type="float" office:value="910.1812" calcext:value-type="float">
            <text:p>910.1812</text:p>
          </table:table-cell>
          <table:table-cell office:value-type="float" office:value="863.9468" calcext:value-type="float">
            <text:p>863.9468</text:p>
          </table:table-cell>
          <table:table-cell office:value-type="float" office:value="879.5643" calcext:value-type="float">
            <text:p>879.5643</text:p>
          </table:table-cell>
          <table:table-cell office:value-type="float" office:value="327.3301" calcext:value-type="float">
            <text:p>327.3301</text:p>
          </table:table-cell>
          <table:table-cell office:value-type="float" office:value="443.9347" calcext:value-type="float">
            <text:p>443.9347</text:p>
          </table:table-cell>
          <table:table-cell office:value-type="float" office:value="384.5278" calcext:value-type="float">
            <text:p>384.5278</text:p>
          </table:table-cell>
          <table:table-cell office:value-type="float" office:value="326.1276" calcext:value-type="float">
            <text:p>326.12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429.7481" calcext:value-type="float">
            <text:p>429.7481</text:p>
          </table:table-cell>
          <table:table-cell office:value-type="float" office:value="5492.771" calcext:value-type="float">
            <text:p>5492.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5209" calcext:value-type="float">
            <text:p>-113.5209</text:p>
          </table:table-cell>
          <table:table-cell office:value-type="float" office:value="309.9459" calcext:value-type="float">
            <text:p>309.9459</text:p>
          </table:table-cell>
          <table:table-cell office:value-type="float" office:value="0" calcext:value-type="float">
            <text:p>0</text:p>
          </table:table-cell>
          <table:table-cell office:value-type="float" office:value="63.58645" calcext:value-type="float">
            <text:p>63.58645</text:p>
          </table:table-cell>
          <table:table-cell office:value-type="float" office:value="178.2492" calcext:value-type="float">
            <text:p>178.2492</text:p>
          </table:table-cell>
          <table:table-cell office:value-type="float" office:value="0.02165688" calcext:value-type="float">
            <text:p>0.02165688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81049" calcext:value-type="float">
            <text:p>0.281049</text:p>
          </table:table-cell>
          <table:table-cell office:value-type="float" office:value="0.4192975" calcext:value-type="float">
            <text:p>0.4192975</text:p>
          </table:table-cell>
          <table:table-cell office:value-type="float" office:value="360" calcext:value-type="float">
            <text:p>360</text:p>
          </table:table-cell>
          <table:table-cell office:value-type="float" office:value="-114.202" calcext:value-type="float">
            <text:p>-114.202</text:p>
          </table:table-cell>
          <table:table-cell office:value-type="float" office:value="0" calcext:value-type="float">
            <text:p>0</text:p>
          </table:table-cell>
          <table:table-cell office:value-type="float" office:value="221.7038" calcext:value-type="float">
            <text:p>221.7038</text:p>
          </table:table-cell>
          <table:table-cell office:value-type="float" office:value="300.4457" calcext:value-type="float">
            <text:p>300.4457</text:p>
          </table:table-cell>
          <table:table-cell office:value-type="float" office:value="981.7563" calcext:value-type="float">
            <text:p>981.7563</text:p>
          </table:table-cell>
          <table:table-cell office:value-type="float" office:value="909.2684" calcext:value-type="float">
            <text:p>909.2684</text:p>
          </table:table-cell>
          <table:table-cell office:value-type="float" office:value="863.7802" calcext:value-type="float">
            <text:p>863.7802</text:p>
          </table:table-cell>
          <table:table-cell office:value-type="float" office:value="879.4366" calcext:value-type="float">
            <text:p>879.4366</text:p>
          </table:table-cell>
          <table:table-cell office:value-type="float" office:value="327.2707" calcext:value-type="float">
            <text:p>327.2707</text:p>
          </table:table-cell>
          <table:table-cell office:value-type="float" office:value="443.8943" calcext:value-type="float">
            <text:p>443.8943</text:p>
          </table:table-cell>
          <table:table-cell office:value-type="float" office:value="384.5148" calcext:value-type="float">
            <text:p>384.5148</text:p>
          </table:table-cell>
          <table:table-cell office:value-type="float" office:value="326.1234" calcext:value-type="float">
            <text:p>326.12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426.3014" calcext:value-type="float">
            <text:p>426.3014</text:p>
          </table:table-cell>
          <table:table-cell office:value-type="float" office:value="5492.55" calcext:value-type="float">
            <text:p>549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2113" calcext:value-type="float">
            <text:p>-117.2113</text:p>
          </table:table-cell>
          <table:table-cell office:value-type="float" office:value="323.1821" calcext:value-type="float">
            <text:p>323.1821</text:p>
          </table:table-cell>
          <table:table-cell office:value-type="float" office:value="0" calcext:value-type="float">
            <text:p>0</text:p>
          </table:table-cell>
          <table:table-cell office:value-type="float" office:value="64.03024" calcext:value-type="float">
            <text:p>64.03024</text:p>
          </table:table-cell>
          <table:table-cell office:value-type="float" office:value="178.2492" calcext:value-type="float">
            <text:p>178.2492</text:p>
          </table:table-cell>
          <table:table-cell office:value-type="float" office:value="0.0215955" calcext:value-type="float">
            <text:p>0.0215955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843684" calcext:value-type="float">
            <text:p>0.2843684</text:p>
          </table:table-cell>
          <table:table-cell office:value-type="float" office:value="0.4205551" calcext:value-type="float">
            <text:p>0.4205551</text:p>
          </table:table-cell>
          <table:table-cell office:value-type="float" office:value="360" calcext:value-type="float">
            <text:p>360</text:p>
          </table:table-cell>
          <table:table-cell office:value-type="float" office:value="-117.897" calcext:value-type="float">
            <text:p>-117.897</text:p>
          </table:table-cell>
          <table:table-cell office:value-type="float" office:value="0" calcext:value-type="float">
            <text:p>0</text:p>
          </table:table-cell>
          <table:table-cell office:value-type="float" office:value="221.8056" calcext:value-type="float">
            <text:p>221.8056</text:p>
          </table:table-cell>
          <table:table-cell office:value-type="float" office:value="299.8557" calcext:value-type="float">
            <text:p>299.8557</text:p>
          </table:table-cell>
          <table:table-cell office:value-type="float" office:value="979.8614" calcext:value-type="float">
            <text:p>979.8614</text:p>
          </table:table-cell>
          <table:table-cell office:value-type="float" office:value="908.4124" calcext:value-type="float">
            <text:p>908.4124</text:p>
          </table:table-cell>
          <table:table-cell office:value-type="float" office:value="863.6082" calcext:value-type="float">
            <text:p>863.6082</text:p>
          </table:table-cell>
          <table:table-cell office:value-type="float" office:value="879.3041" calcext:value-type="float">
            <text:p>879.3041</text:p>
          </table:table-cell>
          <table:table-cell office:value-type="float" office:value="327.2079" calcext:value-type="float">
            <text:p>327.2079</text:p>
          </table:table-cell>
          <table:table-cell office:value-type="float" office:value="443.8511" calcext:value-type="float">
            <text:p>443.8511</text:p>
          </table:table-cell>
          <table:table-cell office:value-type="float" office:value="384.5013" calcext:value-type="float">
            <text:p>384.5013</text:p>
          </table:table-cell>
          <table:table-cell office:value-type="float" office:value="326.1193" calcext:value-type="float">
            <text:p>326.11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423.2888" calcext:value-type="float">
            <text:p>423.2888</text:p>
          </table:table-cell>
          <table:table-cell office:value-type="float" office:value="5492.351" calcext:value-type="float">
            <text:p>5492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.4153" calcext:value-type="float">
            <text:p>-120.4153</text:p>
          </table:table-cell>
          <table:table-cell office:value-type="float" office:value="333.07" calcext:value-type="float">
            <text:p>333.07</text:p>
          </table:table-cell>
          <table:table-cell office:value-type="float" office:value="0" calcext:value-type="float">
            <text:p>0</text:p>
          </table:table-cell>
          <table:table-cell office:value-type="float" office:value="64.26523" calcext:value-type="float">
            <text:p>64.26523</text:p>
          </table:table-cell>
          <table:table-cell office:value-type="float" office:value="178.2492" calcext:value-type="float">
            <text:p>178.2492</text:p>
          </table:table-cell>
          <table:table-cell office:value-type="float" office:value="0.02163844" calcext:value-type="float">
            <text:p>0.02163844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861392" calcext:value-type="float">
            <text:p>0.2861392</text:p>
          </table:table-cell>
          <table:table-cell office:value-type="float" office:value="0.4202465" calcext:value-type="float">
            <text:p>0.4202465</text:p>
          </table:table-cell>
          <table:table-cell office:value-type="float" office:value="360" calcext:value-type="float">
            <text:p>360</text:p>
          </table:table-cell>
          <table:table-cell office:value-type="float" office:value="-121.1025" calcext:value-type="float">
            <text:p>-121.1025</text:p>
          </table:table-cell>
          <table:table-cell office:value-type="float" office:value="0" calcext:value-type="float">
            <text:p>0</text:p>
          </table:table-cell>
          <table:table-cell office:value-type="float" office:value="221.8936" calcext:value-type="float">
            <text:p>221.8936</text:p>
          </table:table-cell>
          <table:table-cell office:value-type="float" office:value="299.3316" calcext:value-type="float">
            <text:p>299.3316</text:p>
          </table:table-cell>
          <table:table-cell office:value-type="float" office:value="978.2118" calcext:value-type="float">
            <text:p>978.2118</text:p>
          </table:table-cell>
          <table:table-cell office:value-type="float" office:value="907.67" calcext:value-type="float">
            <text:p>907.67</text:p>
          </table:table-cell>
          <table:table-cell office:value-type="float" office:value="863.4606" calcext:value-type="float">
            <text:p>863.4606</text:p>
          </table:table-cell>
          <table:table-cell office:value-type="float" office:value="879.1857" calcext:value-type="float">
            <text:p>879.1857</text:p>
          </table:table-cell>
          <table:table-cell office:value-type="float" office:value="327.1509" calcext:value-type="float">
            <text:p>327.1509</text:p>
          </table:table-cell>
          <table:table-cell office:value-type="float" office:value="443.8085" calcext:value-type="float">
            <text:p>443.8085</text:p>
          </table:table-cell>
          <table:table-cell office:value-type="float" office:value="384.4874" calcext:value-type="float">
            <text:p>384.4874</text:p>
          </table:table-cell>
          <table:table-cell office:value-type="float" office:value="326.115" calcext:value-type="float">
            <text:p>326.1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420.0642" calcext:value-type="float">
            <text:p>420.0642</text:p>
          </table:table-cell>
          <table:table-cell office:value-type="float" office:value="5492.113" calcext:value-type="float">
            <text:p>5492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6468" calcext:value-type="float">
            <text:p>-123.6468</text:p>
          </table:table-cell>
          <table:table-cell office:value-type="float" office:value="339.5384" calcext:value-type="float">
            <text:p>339.5384</text:p>
          </table:table-cell>
          <table:table-cell office:value-type="float" office:value="0" calcext:value-type="float">
            <text:p>0</text:p>
          </table:table-cell>
          <table:table-cell office:value-type="float" office:value="64.41869" calcext:value-type="float">
            <text:p>64.41869</text:p>
          </table:table-cell>
          <table:table-cell office:value-type="float" office:value="178.2492" calcext:value-type="float">
            <text:p>178.2492</text:p>
          </table:table-cell>
          <table:table-cell office:value-type="float" office:value="0.02157123" calcext:value-type="float">
            <text:p>0.02157123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898106" calcext:value-type="float">
            <text:p>0.2898106</text:p>
          </table:table-cell>
          <table:table-cell office:value-type="float" office:value="0.4210138" calcext:value-type="float">
            <text:p>0.4210138</text:p>
          </table:table-cell>
          <table:table-cell office:value-type="float" office:value="360" calcext:value-type="float">
            <text:p>360</text:p>
          </table:table-cell>
          <table:table-cell office:value-type="float" office:value="-124.3385" calcext:value-type="float">
            <text:p>-124.3385</text:p>
          </table:table-cell>
          <table:table-cell office:value-type="float" office:value="0" calcext:value-type="float">
            <text:p>0</text:p>
          </table:table-cell>
          <table:table-cell office:value-type="float" office:value="221.9784" calcext:value-type="float">
            <text:p>221.9784</text:p>
          </table:table-cell>
          <table:table-cell office:value-type="float" office:value="298.7673" calcext:value-type="float">
            <text:p>298.7673</text:p>
          </table:table-cell>
          <table:table-cell office:value-type="float" office:value="976.4492" calcext:value-type="float">
            <text:p>976.4492</text:p>
          </table:table-cell>
          <table:table-cell office:value-type="float" office:value="906.8649" calcext:value-type="float">
            <text:p>906.8649</text:p>
          </table:table-cell>
          <table:table-cell office:value-type="float" office:value="863.2934" calcext:value-type="float">
            <text:p>863.2934</text:p>
          </table:table-cell>
          <table:table-cell office:value-type="float" office:value="879.0582" calcext:value-type="float">
            <text:p>879.0582</text:p>
          </table:table-cell>
          <table:table-cell office:value-type="float" office:value="327.0909" calcext:value-type="float">
            <text:p>327.0909</text:p>
          </table:table-cell>
          <table:table-cell office:value-type="float" office:value="443.7659" calcext:value-type="float">
            <text:p>443.7659</text:p>
          </table:table-cell>
          <table:table-cell office:value-type="float" office:value="384.4734" calcext:value-type="float">
            <text:p>384.4734</text:p>
          </table:table-cell>
          <table:table-cell office:value-type="float" office:value="326.1106" calcext:value-type="float">
            <text:p>326.11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417.4573" calcext:value-type="float">
            <text:p>417.4573</text:p>
          </table:table-cell>
          <table:table-cell office:value-type="float" office:value="5491.88" calcext:value-type="float">
            <text:p>5491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.5882" calcext:value-type="float">
            <text:p>-126.5882</text:p>
          </table:table-cell>
          <table:table-cell office:value-type="float" office:value="348.495" calcext:value-type="float">
            <text:p>348.495</text:p>
          </table:table-cell>
          <table:table-cell office:value-type="float" office:value="0" calcext:value-type="float">
            <text:p>0</text:p>
          </table:table-cell>
          <table:table-cell office:value-type="float" office:value="64.68146" calcext:value-type="float">
            <text:p>64.68146</text:p>
          </table:table-cell>
          <table:table-cell office:value-type="float" office:value="178.2515" calcext:value-type="float">
            <text:p>178.2515</text:p>
          </table:table-cell>
          <table:table-cell office:value-type="float" office:value="0.02164355" calcext:value-type="float">
            <text:p>0.02164355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965487" calcext:value-type="float">
            <text:p>0.2965487</text:p>
          </table:table-cell>
          <table:table-cell office:value-type="float" office:value="0.4253936" calcext:value-type="float">
            <text:p>0.4253936</text:p>
          </table:table-cell>
          <table:table-cell office:value-type="float" office:value="360" calcext:value-type="float">
            <text:p>360</text:p>
          </table:table-cell>
          <table:table-cell office:value-type="float" office:value="-127.2909" calcext:value-type="float">
            <text:p>-127.2909</text:p>
          </table:table-cell>
          <table:table-cell office:value-type="float" office:value="0" calcext:value-type="float">
            <text:p>0</text:p>
          </table:table-cell>
          <table:table-cell office:value-type="float" office:value="222.0177" calcext:value-type="float">
            <text:p>222.0177</text:p>
          </table:table-cell>
          <table:table-cell office:value-type="float" office:value="298.3194" calcext:value-type="float">
            <text:p>298.3194</text:p>
          </table:table-cell>
          <table:table-cell office:value-type="float" office:value="975.056" calcext:value-type="float">
            <text:p>975.056</text:p>
          </table:table-cell>
          <table:table-cell office:value-type="float" office:value="906.2021" calcext:value-type="float">
            <text:p>906.2021</text:p>
          </table:table-cell>
          <table:table-cell office:value-type="float" office:value="863.1523" calcext:value-type="float">
            <text:p>863.1523</text:p>
          </table:table-cell>
          <table:table-cell office:value-type="float" office:value="878.9411" calcext:value-type="float">
            <text:p>878.9411</text:p>
          </table:table-cell>
          <table:table-cell office:value-type="float" office:value="327.0343" calcext:value-type="float">
            <text:p>327.0343</text:p>
          </table:table-cell>
          <table:table-cell office:value-type="float" office:value="443.7227" calcext:value-type="float">
            <text:p>443.7227</text:p>
          </table:table-cell>
          <table:table-cell office:value-type="float" office:value="384.4592" calcext:value-type="float">
            <text:p>384.4592</text:p>
          </table:table-cell>
          <table:table-cell office:value-type="float" office:value="326.1061" calcext:value-type="float">
            <text:p>326.10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415.348" calcext:value-type="float">
            <text:p>415.348</text:p>
          </table:table-cell>
          <table:table-cell office:value-type="float" office:value="5491.688" calcext:value-type="float">
            <text:p>5491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.0167" calcext:value-type="float">
            <text:p>-129.0167</text:p>
          </table:table-cell>
          <table:table-cell office:value-type="float" office:value="354.2668" calcext:value-type="float">
            <text:p>354.2668</text:p>
          </table:table-cell>
          <table:table-cell office:value-type="float" office:value="0" calcext:value-type="float">
            <text:p>0</text:p>
          </table:table-cell>
          <table:table-cell office:value-type="float" office:value="64.77044" calcext:value-type="float">
            <text:p>64.77044</text:p>
          </table:table-cell>
          <table:table-cell office:value-type="float" office:value="178.2535" calcext:value-type="float">
            <text:p>178.2535</text:p>
          </table:table-cell>
          <table:table-cell office:value-type="float" office:value="0.021855" calcext:value-type="float">
            <text:p>0.021855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972722" calcext:value-type="float">
            <text:p>0.2972722</text:p>
          </table:table-cell>
          <table:table-cell office:value-type="float" office:value="0.4242045" calcext:value-type="float">
            <text:p>0.4242045</text:p>
          </table:table-cell>
          <table:table-cell office:value-type="float" office:value="360" calcext:value-type="float">
            <text:p>360</text:p>
          </table:table-cell>
          <table:table-cell office:value-type="float" office:value="-129.7188" calcext:value-type="float">
            <text:p>-129.7188</text:p>
          </table:table-cell>
          <table:table-cell office:value-type="float" office:value="0" calcext:value-type="float">
            <text:p>0</text:p>
          </table:table-cell>
          <table:table-cell office:value-type="float" office:value="222.0652" calcext:value-type="float">
            <text:p>222.0652</text:p>
          </table:table-cell>
          <table:table-cell office:value-type="float" office:value="297.9509" calcext:value-type="float">
            <text:p>297.9509</text:p>
          </table:table-cell>
          <table:table-cell office:value-type="float" office:value="973.9319" calcext:value-type="float">
            <text:p>973.9319</text:p>
          </table:table-cell>
          <table:table-cell office:value-type="float" office:value="905.664" calcext:value-type="float">
            <text:p>905.664</text:p>
          </table:table-cell>
          <table:table-cell office:value-type="float" office:value="863.0371" calcext:value-type="float">
            <text:p>863.0371</text:p>
          </table:table-cell>
          <table:table-cell office:value-type="float" office:value="878.8436" calcext:value-type="float">
            <text:p>878.8436</text:p>
          </table:table-cell>
          <table:table-cell office:value-type="float" office:value="326.9859" calcext:value-type="float">
            <text:p>326.9859</text:p>
          </table:table-cell>
          <table:table-cell office:value-type="float" office:value="443.6824" calcext:value-type="float">
            <text:p>443.6824</text:p>
          </table:table-cell>
          <table:table-cell office:value-type="float" office:value="384.445" calcext:value-type="float">
            <text:p>384.445</text:p>
          </table:table-cell>
          <table:table-cell office:value-type="float" office:value="326.1016" calcext:value-type="float">
            <text:p>326.10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413.3538" calcext:value-type="float">
            <text:p>413.3538</text:p>
          </table:table-cell>
          <table:table-cell office:value-type="float" office:value="5491.485" calcext:value-type="float">
            <text:p>5491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1.256" calcext:value-type="float">
            <text:p>-131.256</text:p>
          </table:table-cell>
          <table:table-cell office:value-type="float" office:value="360.461" calcext:value-type="float">
            <text:p>360.461</text:p>
          </table:table-cell>
          <table:table-cell office:value-type="float" office:value="0" calcext:value-type="float">
            <text:p>0</text:p>
          </table:table-cell>
          <table:table-cell office:value-type="float" office:value="64.81664" calcext:value-type="float">
            <text:p>64.81664</text:p>
          </table:table-cell>
          <table:table-cell office:value-type="float" office:value="178.2535" calcext:value-type="float">
            <text:p>178.2535</text:p>
          </table:table-cell>
          <table:table-cell office:value-type="float" office:value="0.02208788" calcext:value-type="float">
            <text:p>0.02208788</text:p>
          </table:table-cell>
          <table:table-cell office:value-type="float" office:value="0.0005163811" calcext:value-type="float">
            <text:p>0.0005163811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0.4221877" calcext:value-type="float">
            <text:p>0.4221877</text:p>
          </table:table-cell>
          <table:table-cell office:value-type="float" office:value="360" calcext:value-type="float">
            <text:p>360</text:p>
          </table:table-cell>
          <table:table-cell office:value-type="float" office:value="-131.9562" calcext:value-type="float">
            <text:p>-131.9562</text:p>
          </table:table-cell>
          <table:table-cell office:value-type="float" office:value="0" calcext:value-type="float">
            <text:p>0</text:p>
          </table:table-cell>
          <table:table-cell office:value-type="float" office:value="222.1249" calcext:value-type="float">
            <text:p>222.1249</text:p>
          </table:table-cell>
          <table:table-cell office:value-type="float" office:value="297.6015" calcext:value-type="float">
            <text:p>297.6015</text:p>
          </table:table-cell>
          <table:table-cell office:value-type="float" office:value="972.8544" calcext:value-type="float">
            <text:p>972.8544</text:p>
          </table:table-cell>
          <table:table-cell office:value-type="float" office:value="905.1432" calcext:value-type="float">
            <text:p>905.1432</text:p>
          </table:table-cell>
          <table:table-cell office:value-type="float" office:value="862.9242" calcext:value-type="float">
            <text:p>862.9242</text:p>
          </table:table-cell>
          <table:table-cell office:value-type="float" office:value="878.7487" calcext:value-type="float">
            <text:p>878.7487</text:p>
          </table:table-cell>
          <table:table-cell office:value-type="float" office:value="326.9401" calcext:value-type="float">
            <text:p>326.9401</text:p>
          </table:table-cell>
          <table:table-cell office:value-type="float" office:value="443.6455" calcext:value-type="float">
            <text:p>443.6455</text:p>
          </table:table-cell>
          <table:table-cell office:value-type="float" office:value="384.431" calcext:value-type="float">
            <text:p>384.431</text:p>
          </table:table-cell>
          <table:table-cell office:value-type="float" office:value="326.097" calcext:value-type="float">
            <text:p>326.0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411.4355" calcext:value-type="float">
            <text:p>411.4355</text:p>
          </table:table-cell>
          <table:table-cell office:value-type="float" office:value="5491.34" calcext:value-type="float">
            <text:p>5491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8389" calcext:value-type="float">
            <text:p>-132.8389</text:p>
          </table:table-cell>
          <table:table-cell office:value-type="float" office:value="363.9113" calcext:value-type="float">
            <text:p>363.9113</text:p>
          </table:table-cell>
          <table:table-cell office:value-type="float" office:value="0" calcext:value-type="float">
            <text:p>0</text:p>
          </table:table-cell>
          <table:table-cell office:value-type="float" office:value="64.65098" calcext:value-type="float">
            <text:p>64.65098</text:p>
          </table:table-cell>
          <table:table-cell office:value-type="float" office:value="178.2531" calcext:value-type="float">
            <text:p>178.2531</text:p>
          </table:table-cell>
          <table:table-cell office:value-type="float" office:value="0.02218569" calcext:value-type="float">
            <text:p>0.02218569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024614" calcext:value-type="float">
            <text:p>0.3024614</text:p>
          </table:table-cell>
          <table:table-cell office:value-type="float" office:value="0.4272663" calcext:value-type="float">
            <text:p>0.4272663</text:p>
          </table:table-cell>
          <table:table-cell office:value-type="float" office:value="360" calcext:value-type="float">
            <text:p>360</text:p>
          </table:table-cell>
          <table:table-cell office:value-type="float" office:value="-133.5506" calcext:value-type="float">
            <text:p>-133.5506</text:p>
          </table:table-cell>
          <table:table-cell office:value-type="float" office:value="0" calcext:value-type="float">
            <text:p>0</text:p>
          </table:table-cell>
          <table:table-cell office:value-type="float" office:value="222.1652" calcext:value-type="float">
            <text:p>222.1652</text:p>
          </table:table-cell>
          <table:table-cell office:value-type="float" office:value="297.2478" calcext:value-type="float">
            <text:p>297.2478</text:p>
          </table:table-cell>
          <table:table-cell office:value-type="float" office:value="971.8832" calcext:value-type="float">
            <text:p>971.8832</text:p>
          </table:table-cell>
          <table:table-cell office:value-type="float" office:value="904.6598" calcext:value-type="float">
            <text:p>904.6598</text:p>
          </table:table-cell>
          <table:table-cell office:value-type="float" office:value="862.8167" calcext:value-type="float">
            <text:p>862.8167</text:p>
          </table:table-cell>
          <table:table-cell office:value-type="float" office:value="878.6577" calcext:value-type="float">
            <text:p>878.6577</text:p>
          </table:table-cell>
          <table:table-cell office:value-type="float" office:value="326.896" calcext:value-type="float">
            <text:p>326.896</text:p>
          </table:table-cell>
          <table:table-cell office:value-type="float" office:value="443.6118" calcext:value-type="float">
            <text:p>443.6118</text:p>
          </table:table-cell>
          <table:table-cell office:value-type="float" office:value="384.4172" calcext:value-type="float">
            <text:p>384.4172</text:p>
          </table:table-cell>
          <table:table-cell office:value-type="float" office:value="326.0924" calcext:value-type="float">
            <text:p>326.09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409.3949" calcext:value-type="float">
            <text:p>409.3949</text:p>
          </table:table-cell>
          <table:table-cell office:value-type="float" office:value="5491.126" calcext:value-type="float">
            <text:p>5491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.2663" calcext:value-type="float">
            <text:p>-135.2663</text:p>
          </table:table-cell>
          <table:table-cell office:value-type="float" office:value="373.1188" calcext:value-type="float">
            <text:p>373.1188</text:p>
          </table:table-cell>
          <table:table-cell office:value-type="float" office:value="0" calcext:value-type="float">
            <text:p>0</text:p>
          </table:table-cell>
          <table:table-cell office:value-type="float" office:value="64.8076" calcext:value-type="float">
            <text:p>64.8076</text:p>
          </table:table-cell>
          <table:table-cell office:value-type="float" office:value="178.2569" calcext:value-type="float">
            <text:p>178.2569</text:p>
          </table:table-cell>
          <table:table-cell office:value-type="float" office:value="0.02218514" calcext:value-type="float">
            <text:p>0.02218514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138479" calcext:value-type="float">
            <text:p>0.3138479</text:p>
          </table:table-cell>
          <table:table-cell office:value-type="float" office:value="0.447986" calcext:value-type="float">
            <text:p>0.447986</text:p>
          </table:table-cell>
          <table:table-cell office:value-type="float" office:value="360" calcext:value-type="float">
            <text:p>360</text:p>
          </table:table-cell>
          <table:table-cell office:value-type="float" office:value="-136.01" calcext:value-type="float">
            <text:p>-136.01</text:p>
          </table:table-cell>
          <table:table-cell office:value-type="float" office:value="0" calcext:value-type="float">
            <text:p>0</text:p>
          </table:table-cell>
          <table:table-cell office:value-type="float" office:value="222.1868" calcext:value-type="float">
            <text:p>222.1868</text:p>
          </table:table-cell>
          <table:table-cell office:value-type="float" office:value="296.8758" calcext:value-type="float">
            <text:p>296.8758</text:p>
          </table:table-cell>
          <table:table-cell office:value-type="float" office:value="970.7631" calcext:value-type="float">
            <text:p>970.7631</text:p>
          </table:table-cell>
          <table:table-cell office:value-type="float" office:value="904.1617" calcext:value-type="float">
            <text:p>904.1617</text:p>
          </table:table-cell>
          <table:table-cell office:value-type="float" office:value="862.711" calcext:value-type="float">
            <text:p>862.711</text:p>
          </table:table-cell>
          <table:table-cell office:value-type="float" office:value="878.5677" calcext:value-type="float">
            <text:p>878.5677</text:p>
          </table:table-cell>
          <table:table-cell office:value-type="float" office:value="326.8528" calcext:value-type="float">
            <text:p>326.8528</text:p>
          </table:table-cell>
          <table:table-cell office:value-type="float" office:value="443.5789" calcext:value-type="float">
            <text:p>443.5789</text:p>
          </table:table-cell>
          <table:table-cell office:value-type="float" office:value="384.4037" calcext:value-type="float">
            <text:p>384.4037</text:p>
          </table:table-cell>
          <table:table-cell office:value-type="float" office:value="326.0878" calcext:value-type="float">
            <text:p>326.08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407.614" calcext:value-type="float">
            <text:p>407.614</text:p>
          </table:table-cell>
          <table:table-cell office:value-type="float" office:value="5490.921" calcext:value-type="float">
            <text:p>5490.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.339" calcext:value-type="float">
            <text:p>-137.339</text:p>
          </table:table-cell>
          <table:table-cell office:value-type="float" office:value="379.7189" calcext:value-type="float">
            <text:p>379.7189</text:p>
          </table:table-cell>
          <table:table-cell office:value-type="float" office:value="0" calcext:value-type="float">
            <text:p>0</text:p>
          </table:table-cell>
          <table:table-cell office:value-type="float" office:value="64.80233" calcext:value-type="float">
            <text:p>64.80233</text:p>
          </table:table-cell>
          <table:table-cell office:value-type="float" office:value="178.2569" calcext:value-type="float">
            <text:p>178.2569</text:p>
          </table:table-cell>
          <table:table-cell office:value-type="float" office:value="0.02235406" calcext:value-type="float">
            <text:p>0.02235406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191626" calcext:value-type="float">
            <text:p>0.3191626</text:p>
          </table:table-cell>
          <table:table-cell office:value-type="float" office:value="0.4531569" calcext:value-type="float">
            <text:p>0.4531569</text:p>
          </table:table-cell>
          <table:table-cell office:value-type="float" office:value="360" calcext:value-type="float">
            <text:p>360</text:p>
          </table:table-cell>
          <table:table-cell office:value-type="float" office:value="-138.093" calcext:value-type="float">
            <text:p>-138.093</text:p>
          </table:table-cell>
          <table:table-cell office:value-type="float" office:value="0" calcext:value-type="float">
            <text:p>0</text:p>
          </table:table-cell>
          <table:table-cell office:value-type="float" office:value="222.2361" calcext:value-type="float">
            <text:p>222.2361</text:p>
          </table:table-cell>
          <table:table-cell office:value-type="float" office:value="296.553" calcext:value-type="float">
            <text:p>296.553</text:p>
          </table:table-cell>
          <table:table-cell office:value-type="float" office:value="969.7993" calcext:value-type="float">
            <text:p>969.7993</text:p>
          </table:table-cell>
          <table:table-cell office:value-type="float" office:value="903.6938" calcext:value-type="float">
            <text:p>903.6938</text:p>
          </table:table-cell>
          <table:table-cell office:value-type="float" office:value="862.6089" calcext:value-type="float">
            <text:p>862.6089</text:p>
          </table:table-cell>
          <table:table-cell office:value-type="float" office:value="878.4809" calcext:value-type="float">
            <text:p>878.4809</text:p>
          </table:table-cell>
          <table:table-cell office:value-type="float" office:value="326.8113" calcext:value-type="float">
            <text:p>326.8113</text:p>
          </table:table-cell>
          <table:table-cell office:value-type="float" office:value="443.5461" calcext:value-type="float">
            <text:p>443.5461</text:p>
          </table:table-cell>
          <table:table-cell office:value-type="float" office:value="384.3902" calcext:value-type="float">
            <text:p>384.3902</text:p>
          </table:table-cell>
          <table:table-cell office:value-type="float" office:value="326.0832" calcext:value-type="float">
            <text:p>326.08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405.5848" calcext:value-type="float">
            <text:p>405.5848</text:p>
          </table:table-cell>
          <table:table-cell office:value-type="float" office:value="5490.696" calcext:value-type="float">
            <text:p>5490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5935" calcext:value-type="float">
            <text:p>-139.5935</text:p>
          </table:table-cell>
          <table:table-cell office:value-type="float" office:value="382.6698" calcext:value-type="float">
            <text:p>382.6698</text:p>
          </table:table-cell>
          <table:table-cell office:value-type="float" office:value="0" calcext:value-type="float">
            <text:p>0</text:p>
          </table:table-cell>
          <table:table-cell office:value-type="float" office:value="64.78161" calcext:value-type="float">
            <text:p>64.78161</text:p>
          </table:table-cell>
          <table:table-cell office:value-type="float" office:value="178.2568" calcext:value-type="float">
            <text:p>178.2568</text:p>
          </table:table-cell>
          <table:table-cell office:value-type="float" office:value="0.02249739" calcext:value-type="float">
            <text:p>0.02249739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227396" calcext:value-type="float">
            <text:p>0.3227396</text:p>
          </table:table-cell>
          <table:table-cell office:value-type="float" office:value="0.4549037" calcext:value-type="float">
            <text:p>0.4549037</text:p>
          </table:table-cell>
          <table:table-cell office:value-type="float" office:value="360" calcext:value-type="float">
            <text:p>360</text:p>
          </table:table-cell>
          <table:table-cell office:value-type="float" office:value="-140.3528" calcext:value-type="float">
            <text:p>-140.3528</text:p>
          </table:table-cell>
          <table:table-cell office:value-type="float" office:value="0" calcext:value-type="float">
            <text:p>0</text:p>
          </table:table-cell>
          <table:table-cell office:value-type="float" office:value="222.2939" calcext:value-type="float">
            <text:p>222.2939</text:p>
          </table:table-cell>
          <table:table-cell office:value-type="float" office:value="296.1727" calcext:value-type="float">
            <text:p>296.1727</text:p>
          </table:table-cell>
          <table:table-cell office:value-type="float" office:value="968.6869" calcext:value-type="float">
            <text:p>968.6869</text:p>
          </table:table-cell>
          <table:table-cell office:value-type="float" office:value="903.1743" calcext:value-type="float">
            <text:p>903.1743</text:p>
          </table:table-cell>
          <table:table-cell office:value-type="float" office:value="862.4948" calcext:value-type="float">
            <text:p>862.4948</text:p>
          </table:table-cell>
          <table:table-cell office:value-type="float" office:value="878.3892" calcext:value-type="float">
            <text:p>878.3892</text:p>
          </table:table-cell>
          <table:table-cell office:value-type="float" office:value="326.7687" calcext:value-type="float">
            <text:p>326.7687</text:p>
          </table:table-cell>
          <table:table-cell office:value-type="float" office:value="443.5135" calcext:value-type="float">
            <text:p>443.5135</text:p>
          </table:table-cell>
          <table:table-cell office:value-type="float" office:value="384.3769" calcext:value-type="float">
            <text:p>384.3769</text:p>
          </table:table-cell>
          <table:table-cell office:value-type="float" office:value="326.0786" calcext:value-type="float">
            <text:p>326.078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403.4895" calcext:value-type="float">
            <text:p>403.4895</text:p>
          </table:table-cell>
          <table:table-cell office:value-type="float" office:value="5490.449" calcext:value-type="float">
            <text:p>5490.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.924" calcext:value-type="float">
            <text:p>-141.924</text:p>
          </table:table-cell>
          <table:table-cell office:value-type="float" office:value="391.2952" calcext:value-type="float">
            <text:p>391.2952</text:p>
          </table:table-cell>
          <table:table-cell office:value-type="float" office:value="0" calcext:value-type="float">
            <text:p>0</text:p>
          </table:table-cell>
          <table:table-cell office:value-type="float" office:value="64.75352" calcext:value-type="float">
            <text:p>64.75352</text:p>
          </table:table-cell>
          <table:table-cell office:value-type="float" office:value="178.2568" calcext:value-type="float">
            <text:p>178.2568</text:p>
          </table:table-cell>
          <table:table-cell office:value-type="float" office:value="0.02262417" calcext:value-type="float">
            <text:p>0.02262417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24828" calcext:value-type="float">
            <text:p>0.324828</text:p>
          </table:table-cell>
          <table:table-cell office:value-type="float" office:value="0.4548897" calcext:value-type="float">
            <text:p>0.4548897</text:p>
          </table:table-cell>
          <table:table-cell office:value-type="float" office:value="360" calcext:value-type="float">
            <text:p>360</text:p>
          </table:table-cell>
          <table:table-cell office:value-type="float" office:value="-142.6852" calcext:value-type="float">
            <text:p>-142.6852</text:p>
          </table:table-cell>
          <table:table-cell office:value-type="float" office:value="0" calcext:value-type="float">
            <text:p>0</text:p>
          </table:table-cell>
          <table:table-cell office:value-type="float" office:value="222.354" calcext:value-type="float">
            <text:p>222.354</text:p>
          </table:table-cell>
          <table:table-cell office:value-type="float" office:value="295.7811" calcext:value-type="float">
            <text:p>295.7811</text:p>
          </table:table-cell>
          <table:table-cell office:value-type="float" office:value="967.5331" calcext:value-type="float">
            <text:p>967.5331</text:p>
          </table:table-cell>
          <table:table-cell office:value-type="float" office:value="902.6352" calcext:value-type="float">
            <text:p>902.6352</text:p>
          </table:table-cell>
          <table:table-cell office:value-type="float" office:value="862.3713" calcext:value-type="float">
            <text:p>862.3713</text:p>
          </table:table-cell>
          <table:table-cell office:value-type="float" office:value="878.2905" calcext:value-type="float">
            <text:p>878.2905</text:p>
          </table:table-cell>
          <table:table-cell office:value-type="float" office:value="326.7237" calcext:value-type="float">
            <text:p>326.7237</text:p>
          </table:table-cell>
          <table:table-cell office:value-type="float" office:value="443.4806" calcext:value-type="float">
            <text:p>443.4806</text:p>
          </table:table-cell>
          <table:table-cell office:value-type="float" office:value="384.3635" calcext:value-type="float">
            <text:p>384.3635</text:p>
          </table:table-cell>
          <table:table-cell office:value-type="float" office:value="326.0739" calcext:value-type="float">
            <text:p>326.07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401.1346" calcext:value-type="float">
            <text:p>401.1346</text:p>
          </table:table-cell>
          <table:table-cell office:value-type="float" office:value="5490.148" calcext:value-type="float">
            <text:p>5490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.4964" calcext:value-type="float">
            <text:p>-144.4964</text:p>
          </table:table-cell>
          <table:table-cell office:value-type="float" office:value="397.5882" calcext:value-type="float">
            <text:p>397.5882</text:p>
          </table:table-cell>
          <table:table-cell office:value-type="float" office:value="0" calcext:value-type="float">
            <text:p>0</text:p>
          </table:table-cell>
          <table:table-cell office:value-type="float" office:value="64.66441" calcext:value-type="float">
            <text:p>64.66441</text:p>
          </table:table-cell>
          <table:table-cell office:value-type="float" office:value="178.2568" calcext:value-type="float">
            <text:p>178.2568</text:p>
          </table:table-cell>
          <table:table-cell office:value-type="float" office:value="0.02271776" calcext:value-type="float">
            <text:p>0.02271776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262308" calcext:value-type="float">
            <text:p>0.3262308</text:p>
          </table:table-cell>
          <table:table-cell office:value-type="float" office:value="0.4540495" calcext:value-type="float">
            <text:p>0.4540495</text:p>
          </table:table-cell>
          <table:table-cell office:value-type="float" office:value="360" calcext:value-type="float">
            <text:p>360</text:p>
          </table:table-cell>
          <table:table-cell office:value-type="float" office:value="-145.258" calcext:value-type="float">
            <text:p>-145.258</text:p>
          </table:table-cell>
          <table:table-cell office:value-type="float" office:value="0" calcext:value-type="float">
            <text:p>0</text:p>
          </table:table-cell>
          <table:table-cell office:value-type="float" office:value="222.4127" calcext:value-type="float">
            <text:p>222.4127</text:p>
          </table:table-cell>
          <table:table-cell office:value-type="float" office:value="295.35" calcext:value-type="float">
            <text:p>295.35</text:p>
          </table:table-cell>
          <table:table-cell office:value-type="float" office:value="966.2243" calcext:value-type="float">
            <text:p>966.2243</text:p>
          </table:table-cell>
          <table:table-cell office:value-type="float" office:value="902.0162" calcext:value-type="float">
            <text:p>902.0162</text:p>
          </table:table-cell>
          <table:table-cell office:value-type="float" office:value="862.2314" calcext:value-type="float">
            <text:p>862.2314</text:p>
          </table:table-cell>
          <table:table-cell office:value-type="float" office:value="878.1794" calcext:value-type="float">
            <text:p>878.1794</text:p>
          </table:table-cell>
          <table:table-cell office:value-type="float" office:value="326.6743" calcext:value-type="float">
            <text:p>326.6743</text:p>
          </table:table-cell>
          <table:table-cell office:value-type="float" office:value="443.4438" calcext:value-type="float">
            <text:p>443.4438</text:p>
          </table:table-cell>
          <table:table-cell office:value-type="float" office:value="384.3499" calcext:value-type="float">
            <text:p>384.3499</text:p>
          </table:table-cell>
          <table:table-cell office:value-type="float" office:value="326.0693" calcext:value-type="float">
            <text:p>326.06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399.0449" calcext:value-type="float">
            <text:p>399.0449</text:p>
          </table:table-cell>
          <table:table-cell office:value-type="float" office:value="5489.855" calcext:value-type="float">
            <text:p>5489.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.7537" calcext:value-type="float">
            <text:p>-146.7537</text:p>
          </table:table-cell>
          <table:table-cell office:value-type="float" office:value="405.0497" calcext:value-type="float">
            <text:p>405.0497</text:p>
          </table:table-cell>
          <table:table-cell office:value-type="float" office:value="0" calcext:value-type="float">
            <text:p>0</text:p>
          </table:table-cell>
          <table:table-cell office:value-type="float" office:value="64.70157" calcext:value-type="float">
            <text:p>64.70157</text:p>
          </table:table-cell>
          <table:table-cell office:value-type="float" office:value="178.2598" calcext:value-type="float">
            <text:p>178.2598</text:p>
          </table:table-cell>
          <table:table-cell office:value-type="float" office:value="0.02284341" calcext:value-type="float">
            <text:p>0.02284341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336201" calcext:value-type="float">
            <text:p>0.3336201</text:p>
          </table:table-cell>
          <table:table-cell office:value-type="float" office:value="0.4615297" calcext:value-type="float">
            <text:p>0.4615297</text:p>
          </table:table-cell>
          <table:table-cell office:value-type="float" office:value="360" calcext:value-type="float">
            <text:p>360</text:p>
          </table:table-cell>
          <table:table-cell office:value-type="float" office:value="-147.5301" calcext:value-type="float">
            <text:p>-147.5301</text:p>
          </table:table-cell>
          <table:table-cell office:value-type="float" office:value="0" calcext:value-type="float">
            <text:p>0</text:p>
          </table:table-cell>
          <table:table-cell office:value-type="float" office:value="222.4312" calcext:value-type="float">
            <text:p>222.4312</text:p>
          </table:table-cell>
          <table:table-cell office:value-type="float" office:value="294.9677" calcext:value-type="float">
            <text:p>294.9677</text:p>
          </table:table-cell>
          <table:table-cell office:value-type="float" office:value="965.0992" calcext:value-type="float">
            <text:p>965.0992</text:p>
          </table:table-cell>
          <table:table-cell office:value-type="float" office:value="901.4622" calcext:value-type="float">
            <text:p>901.4622</text:p>
          </table:table-cell>
          <table:table-cell office:value-type="float" office:value="862.1046" calcext:value-type="float">
            <text:p>862.1046</text:p>
          </table:table-cell>
          <table:table-cell office:value-type="float" office:value="878.071" calcext:value-type="float">
            <text:p>878.071</text:p>
          </table:table-cell>
          <table:table-cell office:value-type="float" office:value="326.6245" calcext:value-type="float">
            <text:p>326.6245</text:p>
          </table:table-cell>
          <table:table-cell office:value-type="float" office:value="443.4048" calcext:value-type="float">
            <text:p>443.4048</text:p>
          </table:table-cell>
          <table:table-cell office:value-type="float" office:value="384.3361" calcext:value-type="float">
            <text:p>384.3361</text:p>
          </table:table-cell>
          <table:table-cell office:value-type="float" office:value="326.0646" calcext:value-type="float">
            <text:p>326.06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397.2491" calcext:value-type="float">
            <text:p>397.2491</text:p>
          </table:table-cell>
          <table:table-cell office:value-type="float" office:value="5489.582" calcext:value-type="float">
            <text:p>5489.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8356" calcext:value-type="float">
            <text:p>-148.8356</text:p>
          </table:table-cell>
          <table:table-cell office:value-type="float" office:value="410.6155" calcext:value-type="float">
            <text:p>410.6155</text:p>
          </table:table-cell>
          <table:table-cell office:value-type="float" office:value="0" calcext:value-type="float">
            <text:p>0</text:p>
          </table:table-cell>
          <table:table-cell office:value-type="float" office:value="64.70805" calcext:value-type="float">
            <text:p>64.70805</text:p>
          </table:table-cell>
          <table:table-cell office:value-type="float" office:value="178.2602" calcext:value-type="float">
            <text:p>178.2602</text:p>
          </table:table-cell>
          <table:table-cell office:value-type="float" office:value="0.02304176" calcext:value-type="float">
            <text:p>0.02304176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38007" calcext:value-type="float">
            <text:p>0.338007</text:p>
          </table:table-cell>
          <table:table-cell office:value-type="float" office:value="0.4641781" calcext:value-type="float">
            <text:p>0.4641781</text:p>
          </table:table-cell>
          <table:table-cell office:value-type="float" office:value="360" calcext:value-type="float">
            <text:p>360</text:p>
          </table:table-cell>
          <table:table-cell office:value-type="float" office:value="-149.6188" calcext:value-type="float">
            <text:p>-149.6188</text:p>
          </table:table-cell>
          <table:table-cell office:value-type="float" office:value="0" calcext:value-type="float">
            <text:p>0</text:p>
          </table:table-cell>
          <table:table-cell office:value-type="float" office:value="222.4377" calcext:value-type="float">
            <text:p>222.4377</text:p>
          </table:table-cell>
          <table:table-cell office:value-type="float" office:value="294.6541" calcext:value-type="float">
            <text:p>294.6541</text:p>
          </table:table-cell>
          <table:table-cell office:value-type="float" office:value="964.1409" calcext:value-type="float">
            <text:p>964.1409</text:p>
          </table:table-cell>
          <table:table-cell office:value-type="float" office:value="900.9771" calcext:value-type="float">
            <text:p>900.9771</text:p>
          </table:table-cell>
          <table:table-cell office:value-type="float" office:value="861.9871" calcext:value-type="float">
            <text:p>861.9871</text:p>
          </table:table-cell>
          <table:table-cell office:value-type="float" office:value="877.9722" calcext:value-type="float">
            <text:p>877.9722</text:p>
          </table:table-cell>
          <table:table-cell office:value-type="float" office:value="326.5785" calcext:value-type="float">
            <text:p>326.5785</text:p>
          </table:table-cell>
          <table:table-cell office:value-type="float" office:value="443.3667" calcext:value-type="float">
            <text:p>443.3667</text:p>
          </table:table-cell>
          <table:table-cell office:value-type="float" office:value="384.3221" calcext:value-type="float">
            <text:p>384.3221</text:p>
          </table:table-cell>
          <table:table-cell office:value-type="float" office:value="326.0598" calcext:value-type="float">
            <text:p>326.05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395.7385" calcext:value-type="float">
            <text:p>395.7385</text:p>
          </table:table-cell>
          <table:table-cell office:value-type="float" office:value="5489.337" calcext:value-type="float">
            <text:p>5489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6859" calcext:value-type="float">
            <text:p>-150.6859</text:p>
          </table:table-cell>
          <table:table-cell office:value-type="float" office:value="416.3112" calcext:value-type="float">
            <text:p>416.3112</text:p>
          </table:table-cell>
          <table:table-cell office:value-type="float" office:value="0" calcext:value-type="float">
            <text:p>0</text:p>
          </table:table-cell>
          <table:table-cell office:value-type="float" office:value="64.6775" calcext:value-type="float">
            <text:p>64.6775</text:p>
          </table:table-cell>
          <table:table-cell office:value-type="float" office:value="178.2614" calcext:value-type="float">
            <text:p>178.2614</text:p>
          </table:table-cell>
          <table:table-cell office:value-type="float" office:value="0.02328713" calcext:value-type="float">
            <text:p>0.02328713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394066" calcext:value-type="float">
            <text:p>0.3394066</text:p>
          </table:table-cell>
          <table:table-cell office:value-type="float" office:value="0.4639345" calcext:value-type="float">
            <text:p>0.4639345</text:p>
          </table:table-cell>
          <table:table-cell office:value-type="float" office:value="360" calcext:value-type="float">
            <text:p>360</text:p>
          </table:table-cell>
          <table:table-cell office:value-type="float" office:value="-151.47" calcext:value-type="float">
            <text:p>-151.47</text:p>
          </table:table-cell>
          <table:table-cell office:value-type="float" office:value="0" calcext:value-type="float">
            <text:p>0</text:p>
          </table:table-cell>
          <table:table-cell office:value-type="float" office:value="222.4401" calcext:value-type="float">
            <text:p>222.4401</text:p>
          </table:table-cell>
          <table:table-cell office:value-type="float" office:value="294.3951" calcext:value-type="float">
            <text:p>294.3951</text:p>
          </table:table-cell>
          <table:table-cell office:value-type="float" office:value="963.3427" calcext:value-type="float">
            <text:p>963.3427</text:p>
          </table:table-cell>
          <table:table-cell office:value-type="float" office:value="900.5654" calcext:value-type="float">
            <text:p>900.5654</text:p>
          </table:table-cell>
          <table:table-cell office:value-type="float" office:value="861.8811" calcext:value-type="float">
            <text:p>861.8811</text:p>
          </table:table-cell>
          <table:table-cell office:value-type="float" office:value="877.8831" calcext:value-type="float">
            <text:p>877.8831</text:p>
          </table:table-cell>
          <table:table-cell office:value-type="float" office:value="326.5369" calcext:value-type="float">
            <text:p>326.5369</text:p>
          </table:table-cell>
          <table:table-cell office:value-type="float" office:value="443.3324" calcext:value-type="float">
            <text:p>443.3324</text:p>
          </table:table-cell>
          <table:table-cell office:value-type="float" office:value="384.3082" calcext:value-type="float">
            <text:p>384.3082</text:p>
          </table:table-cell>
          <table:table-cell office:value-type="float" office:value="326.0551" calcext:value-type="float">
            <text:p>326.05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394.308" calcext:value-type="float">
            <text:p>394.308</text:p>
          </table:table-cell>
          <table:table-cell office:value-type="float" office:value="5489.107" calcext:value-type="float">
            <text:p>5489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4111" calcext:value-type="float">
            <text:p>-152.4111</text:p>
          </table:table-cell>
          <table:table-cell office:value-type="float" office:value="421.692" calcext:value-type="float">
            <text:p>421.692</text:p>
          </table:table-cell>
          <table:table-cell office:value-type="float" office:value="0" calcext:value-type="float">
            <text:p>0</text:p>
          </table:table-cell>
          <table:table-cell office:value-type="float" office:value="64.62531" calcext:value-type="float">
            <text:p>64.62531</text:p>
          </table:table-cell>
          <table:table-cell office:value-type="float" office:value="178.2623" calcext:value-type="float">
            <text:p>178.2623</text:p>
          </table:table-cell>
          <table:table-cell office:value-type="float" office:value="0.02359314" calcext:value-type="float">
            <text:p>0.02359314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398528" calcext:value-type="float">
            <text:p>0.3398528</text:p>
          </table:table-cell>
          <table:table-cell office:value-type="float" office:value="0.4622516" calcext:value-type="float">
            <text:p>0.4622516</text:p>
          </table:table-cell>
          <table:table-cell office:value-type="float" office:value="360" calcext:value-type="float">
            <text:p>360</text:p>
          </table:table-cell>
          <table:table-cell office:value-type="float" office:value="-153.1938" calcext:value-type="float">
            <text:p>-153.1938</text:p>
          </table:table-cell>
          <table:table-cell office:value-type="float" office:value="0" calcext:value-type="float">
            <text:p>0</text:p>
          </table:table-cell>
          <table:table-cell office:value-type="float" office:value="222.4409" calcext:value-type="float">
            <text:p>222.4409</text:p>
          </table:table-cell>
          <table:table-cell office:value-type="float" office:value="294.1462" calcext:value-type="float">
            <text:p>294.1462</text:p>
          </table:table-cell>
          <table:table-cell office:value-type="float" office:value="962.5836" calcext:value-type="float">
            <text:p>962.5836</text:p>
          </table:table-cell>
          <table:table-cell office:value-type="float" office:value="900.1779" calcext:value-type="float">
            <text:p>900.1779</text:p>
          </table:table-cell>
          <table:table-cell office:value-type="float" office:value="861.7842" calcext:value-type="float">
            <text:p>861.7842</text:p>
          </table:table-cell>
          <table:table-cell office:value-type="float" office:value="877.8022" calcext:value-type="float">
            <text:p>877.8022</text:p>
          </table:table-cell>
          <table:table-cell office:value-type="float" office:value="326.4989" calcext:value-type="float">
            <text:p>326.4989</text:p>
          </table:table-cell>
          <table:table-cell office:value-type="float" office:value="443.3005" calcext:value-type="float">
            <text:p>443.3005</text:p>
          </table:table-cell>
          <table:table-cell office:value-type="float" office:value="384.2945" calcext:value-type="float">
            <text:p>384.2945</text:p>
          </table:table-cell>
          <table:table-cell office:value-type="float" office:value="326.0502" calcext:value-type="float">
            <text:p>326.05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392.8307" calcext:value-type="float">
            <text:p>392.8307</text:p>
          </table:table-cell>
          <table:table-cell office:value-type="float" office:value="5488.868" calcext:value-type="float">
            <text:p>5488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1444" calcext:value-type="float">
            <text:p>-154.1444</text:p>
          </table:table-cell>
          <table:table-cell office:value-type="float" office:value="426.9666" calcext:value-type="float">
            <text:p>426.9666</text:p>
          </table:table-cell>
          <table:table-cell office:value-type="float" office:value="0" calcext:value-type="float">
            <text:p>0</text:p>
          </table:table-cell>
          <table:table-cell office:value-type="float" office:value="64.5237" calcext:value-type="float">
            <text:p>64.5237</text:p>
          </table:table-cell>
          <table:table-cell office:value-type="float" office:value="178.2623" calcext:value-type="float">
            <text:p>178.2623</text:p>
          </table:table-cell>
          <table:table-cell office:value-type="float" office:value="0.02392101" calcext:value-type="float">
            <text:p>0.02392101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02522" calcext:value-type="float">
            <text:p>0.3402522</text:p>
          </table:table-cell>
          <table:table-cell office:value-type="float" office:value="0.4603438" calcext:value-type="float">
            <text:p>0.4603438</text:p>
          </table:table-cell>
          <table:table-cell office:value-type="float" office:value="360" calcext:value-type="float">
            <text:p>360</text:p>
          </table:table-cell>
          <table:table-cell office:value-type="float" office:value="-154.9252" calcext:value-type="float">
            <text:p>-154.9252</text:p>
          </table:table-cell>
          <table:table-cell office:value-type="float" office:value="0" calcext:value-type="float">
            <text:p>0</text:p>
          </table:table-cell>
          <table:table-cell office:value-type="float" office:value="222.4685" calcext:value-type="float">
            <text:p>222.4685</text:p>
          </table:table-cell>
          <table:table-cell office:value-type="float" office:value="293.8741" calcext:value-type="float">
            <text:p>293.8741</text:p>
          </table:table-cell>
          <table:table-cell office:value-type="float" office:value="961.7807" calcext:value-type="float">
            <text:p>961.7807</text:p>
          </table:table-cell>
          <table:table-cell office:value-type="float" office:value="899.7749" calcext:value-type="float">
            <text:p>899.7749</text:p>
          </table:table-cell>
          <table:table-cell office:value-type="float" office:value="861.687" calcext:value-type="float">
            <text:p>861.687</text:p>
          </table:table-cell>
          <table:table-cell office:value-type="float" office:value="877.7194" calcext:value-type="float">
            <text:p>877.7194</text:p>
          </table:table-cell>
          <table:table-cell office:value-type="float" office:value="326.4614" calcext:value-type="float">
            <text:p>326.4614</text:p>
          </table:table-cell>
          <table:table-cell office:value-type="float" office:value="443.2699" calcext:value-type="float">
            <text:p>443.2699</text:p>
          </table:table-cell>
          <table:table-cell office:value-type="float" office:value="384.281" calcext:value-type="float">
            <text:p>384.281</text:p>
          </table:table-cell>
          <table:table-cell office:value-type="float" office:value="326.0453" calcext:value-type="float">
            <text:p>326.04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391.1181" calcext:value-type="float">
            <text:p>391.1181</text:p>
          </table:table-cell>
          <table:table-cell office:value-type="float" office:value="5488.601" calcext:value-type="float">
            <text:p>5488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0917" calcext:value-type="float">
            <text:p>-156.0917</text:p>
          </table:table-cell>
          <table:table-cell office:value-type="float" office:value="430.339" calcext:value-type="float">
            <text:p>430.339</text:p>
          </table:table-cell>
          <table:table-cell office:value-type="float" office:value="0" calcext:value-type="float">
            <text:p>0</text:p>
          </table:table-cell>
          <table:table-cell office:value-type="float" office:value="64.36639" calcext:value-type="float">
            <text:p>64.36639</text:p>
          </table:table-cell>
          <table:table-cell office:value-type="float" office:value="178.2621" calcext:value-type="float">
            <text:p>178.2621</text:p>
          </table:table-cell>
          <table:table-cell office:value-type="float" office:value="0.02414411" calcext:value-type="float">
            <text:p>0.02414411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0647" calcext:value-type="float">
            <text:p>0.340647</text:p>
          </table:table-cell>
          <table:table-cell office:value-type="float" office:value="0.4584465" calcext:value-type="float">
            <text:p>0.4584465</text:p>
          </table:table-cell>
          <table:table-cell office:value-type="float" office:value="360" calcext:value-type="float">
            <text:p>360</text:p>
          </table:table-cell>
          <table:table-cell office:value-type="float" office:value="-156.8708" calcext:value-type="float">
            <text:p>-156.8708</text:p>
          </table:table-cell>
          <table:table-cell office:value-type="float" office:value="0" calcext:value-type="float">
            <text:p>0</text:p>
          </table:table-cell>
          <table:table-cell office:value-type="float" office:value="222.5114" calcext:value-type="float">
            <text:p>222.5114</text:p>
          </table:table-cell>
          <table:table-cell office:value-type="float" office:value="293.5435" calcext:value-type="float">
            <text:p>293.5435</text:p>
          </table:table-cell>
          <table:table-cell office:value-type="float" office:value="960.8327" calcext:value-type="float">
            <text:p>960.8327</text:p>
          </table:table-cell>
          <table:table-cell office:value-type="float" office:value="899.3192" calcext:value-type="float">
            <text:p>899.3192</text:p>
          </table:table-cell>
          <table:table-cell office:value-type="float" office:value="861.5776" calcext:value-type="float">
            <text:p>861.5776</text:p>
          </table:table-cell>
          <table:table-cell office:value-type="float" office:value="877.63" calcext:value-type="float">
            <text:p>877.63</text:p>
          </table:table-cell>
          <table:table-cell office:value-type="float" office:value="326.422" calcext:value-type="float">
            <text:p>326.422</text:p>
          </table:table-cell>
          <table:table-cell office:value-type="float" office:value="443.2386" calcext:value-type="float">
            <text:p>443.2386</text:p>
          </table:table-cell>
          <table:table-cell office:value-type="float" office:value="384.2676" calcext:value-type="float">
            <text:p>384.2676</text:p>
          </table:table-cell>
          <table:table-cell office:value-type="float" office:value="326.0405" calcext:value-type="float">
            <text:p>326.04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389.168" calcext:value-type="float">
            <text:p>389.168</text:p>
          </table:table-cell>
          <table:table-cell office:value-type="float" office:value="5488.274" calcext:value-type="float">
            <text:p>5488.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.3168" calcext:value-type="float">
            <text:p>-158.3168</text:p>
          </table:table-cell>
          <table:table-cell office:value-type="float" office:value="435.7405" calcext:value-type="float">
            <text:p>435.7405</text:p>
          </table:table-cell>
          <table:table-cell office:value-type="float" office:value="0" calcext:value-type="float">
            <text:p>0</text:p>
          </table:table-cell>
          <table:table-cell office:value-type="float" office:value="64.16256" calcext:value-type="float">
            <text:p>64.16256</text:p>
          </table:table-cell>
          <table:table-cell office:value-type="float" office:value="178.2619" calcext:value-type="float">
            <text:p>178.2619</text:p>
          </table:table-cell>
          <table:table-cell office:value-type="float" office:value="0.02429651" calcext:value-type="float">
            <text:p>0.02429651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10347" calcext:value-type="float">
            <text:p>0.3410347</text:p>
          </table:table-cell>
          <table:table-cell office:value-type="float" office:value="0.4565969" calcext:value-type="float">
            <text:p>0.4565969</text:p>
          </table:table-cell>
          <table:table-cell office:value-type="float" office:value="360" calcext:value-type="float">
            <text:p>360</text:p>
          </table:table-cell>
          <table:table-cell office:value-type="float" office:value="-159.0943" calcext:value-type="float">
            <text:p>-159.0943</text:p>
          </table:table-cell>
          <table:table-cell office:value-type="float" office:value="0" calcext:value-type="float">
            <text:p>0</text:p>
          </table:table-cell>
          <table:table-cell office:value-type="float" office:value="222.5618" calcext:value-type="float">
            <text:p>222.5618</text:p>
          </table:table-cell>
          <table:table-cell office:value-type="float" office:value="293.1705" calcext:value-type="float">
            <text:p>293.1705</text:p>
          </table:table-cell>
          <table:table-cell office:value-type="float" office:value="959.736" calcext:value-type="float">
            <text:p>959.736</text:p>
          </table:table-cell>
          <table:table-cell office:value-type="float" office:value="898.7865" calcext:value-type="float">
            <text:p>898.7865</text:p>
          </table:table-cell>
          <table:table-cell office:value-type="float" office:value="861.4503" calcext:value-type="float">
            <text:p>861.4503</text:p>
          </table:table-cell>
          <table:table-cell office:value-type="float" office:value="877.5275" calcext:value-type="float">
            <text:p>877.5275</text:p>
          </table:table-cell>
          <table:table-cell office:value-type="float" office:value="326.3778" calcext:value-type="float">
            <text:p>326.3778</text:p>
          </table:table-cell>
          <table:table-cell office:value-type="float" office:value="443.2059" calcext:value-type="float">
            <text:p>443.2059</text:p>
          </table:table-cell>
          <table:table-cell office:value-type="float" office:value="384.2542" calcext:value-type="float">
            <text:p>384.2542</text:p>
          </table:table-cell>
          <table:table-cell office:value-type="float" office:value="326.0356" calcext:value-type="float">
            <text:p>326.03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387.0919" calcext:value-type="float">
            <text:p>387.0919</text:p>
          </table:table-cell>
          <table:table-cell office:value-type="float" office:value="5487.885" calcext:value-type="float">
            <text:p>5487.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.729" calcext:value-type="float">
            <text:p>-160.729</text:p>
          </table:table-cell>
          <table:table-cell office:value-type="float" office:value="444.5683" calcext:value-type="float">
            <text:p>444.5683</text:p>
          </table:table-cell>
          <table:table-cell office:value-type="float" office:value="0" calcext:value-type="float">
            <text:p>0</text:p>
          </table:table-cell>
          <table:table-cell office:value-type="float" office:value="63.89713" calcext:value-type="float">
            <text:p>63.89713</text:p>
          </table:table-cell>
          <table:table-cell office:value-type="float" office:value="178.2617" calcext:value-type="float">
            <text:p>178.2617</text:p>
          </table:table-cell>
          <table:table-cell office:value-type="float" office:value="0.02440854" calcext:value-type="float">
            <text:p>0.02440854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14181" calcext:value-type="float">
            <text:p>0.3414181</text:p>
          </table:table-cell>
          <table:table-cell office:value-type="float" office:value="0.4547797" calcext:value-type="float">
            <text:p>0.4547797</text:p>
          </table:table-cell>
          <table:table-cell office:value-type="float" office:value="360" calcext:value-type="float">
            <text:p>360</text:p>
          </table:table-cell>
          <table:table-cell office:value-type="float" office:value="-161.5049" calcext:value-type="float">
            <text:p>-161.5049</text:p>
          </table:table-cell>
          <table:table-cell office:value-type="float" office:value="0" calcext:value-type="float">
            <text:p>0</text:p>
          </table:table-cell>
          <table:table-cell office:value-type="float" office:value="222.6198" calcext:value-type="float">
            <text:p>222.6198</text:p>
          </table:table-cell>
          <table:table-cell office:value-type="float" office:value="292.7805" calcext:value-type="float">
            <text:p>292.7805</text:p>
          </table:table-cell>
          <table:table-cell office:value-type="float" office:value="958.5553" calcext:value-type="float">
            <text:p>958.5553</text:p>
          </table:table-cell>
          <table:table-cell office:value-type="float" office:value="898.2039" calcext:value-type="float">
            <text:p>898.2039</text:p>
          </table:table-cell>
          <table:table-cell office:value-type="float" office:value="861.3033" calcext:value-type="float">
            <text:p>861.3033</text:p>
          </table:table-cell>
          <table:table-cell office:value-type="float" office:value="877.4113" calcext:value-type="float">
            <text:p>877.4113</text:p>
          </table:table-cell>
          <table:table-cell office:value-type="float" office:value="326.3283" calcext:value-type="float">
            <text:p>326.3283</text:p>
          </table:table-cell>
          <table:table-cell office:value-type="float" office:value="443.168" calcext:value-type="float">
            <text:p>443.168</text:p>
          </table:table-cell>
          <table:table-cell office:value-type="float" office:value="384.2404" calcext:value-type="float">
            <text:p>384.2404</text:p>
          </table:table-cell>
          <table:table-cell office:value-type="float" office:value="326.0308" calcext:value-type="float">
            <text:p>326.03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385.0127" calcext:value-type="float">
            <text:p>385.0127</text:p>
          </table:table-cell>
          <table:table-cell office:value-type="float" office:value="5487.46" calcext:value-type="float">
            <text:p>5487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.1902" calcext:value-type="float">
            <text:p>-163.1902</text:p>
          </table:table-cell>
          <table:table-cell office:value-type="float" office:value="449.2162" calcext:value-type="float">
            <text:p>449.2162</text:p>
          </table:table-cell>
          <table:table-cell office:value-type="float" office:value="0" calcext:value-type="float">
            <text:p>0</text:p>
          </table:table-cell>
          <table:table-cell office:value-type="float" office:value="63.61304" calcext:value-type="float">
            <text:p>63.61304</text:p>
          </table:table-cell>
          <table:table-cell office:value-type="float" office:value="178.2616" calcext:value-type="float">
            <text:p>178.2616</text:p>
          </table:table-cell>
          <table:table-cell office:value-type="float" office:value="0.02450365" calcext:value-type="float">
            <text:p>0.02450365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18014" calcext:value-type="float">
            <text:p>0.3418014</text:p>
          </table:table-cell>
          <table:table-cell office:value-type="float" office:value="0.4529802" calcext:value-type="float">
            <text:p>0.4529802</text:p>
          </table:table-cell>
          <table:table-cell office:value-type="float" office:value="360" calcext:value-type="float">
            <text:p>360</text:p>
          </table:table-cell>
          <table:table-cell office:value-type="float" office:value="-163.9646" calcext:value-type="float">
            <text:p>-163.9646</text:p>
          </table:table-cell>
          <table:table-cell office:value-type="float" office:value="0" calcext:value-type="float">
            <text:p>0</text:p>
          </table:table-cell>
          <table:table-cell office:value-type="float" office:value="222.6817" calcext:value-type="float">
            <text:p>222.6817</text:p>
          </table:table-cell>
          <table:table-cell office:value-type="float" office:value="292.3922" calcext:value-type="float">
            <text:p>292.3922</text:p>
          </table:table-cell>
          <table:table-cell office:value-type="float" office:value="957.368" calcext:value-type="float">
            <text:p>957.368</text:p>
          </table:table-cell>
          <table:table-cell office:value-type="float" office:value="897.6042" calcext:value-type="float">
            <text:p>897.6042</text:p>
          </table:table-cell>
          <table:table-cell office:value-type="float" office:value="861.1472" calcext:value-type="float">
            <text:p>861.1472</text:p>
          </table:table-cell>
          <table:table-cell office:value-type="float" office:value="877.288" calcext:value-type="float">
            <text:p>877.288</text:p>
          </table:table-cell>
          <table:table-cell office:value-type="float" office:value="326.2757" calcext:value-type="float">
            <text:p>326.2757</text:p>
          </table:table-cell>
          <table:table-cell office:value-type="float" office:value="443.1286" calcext:value-type="float">
            <text:p>443.1286</text:p>
          </table:table-cell>
          <table:table-cell office:value-type="float" office:value="384.2262" calcext:value-type="float">
            <text:p>384.2262</text:p>
          </table:table-cell>
          <table:table-cell office:value-type="float" office:value="326.0258" calcext:value-type="float">
            <text:p>326.02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382.8964" calcext:value-type="float">
            <text:p>382.8964</text:p>
          </table:table-cell>
          <table:table-cell office:value-type="float" office:value="5486.995" calcext:value-type="float">
            <text:p>5486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.7263" calcext:value-type="float">
            <text:p>-165.7263</text:p>
          </table:table-cell>
          <table:table-cell office:value-type="float" office:value="458.6419" calcext:value-type="float">
            <text:p>458.6419</text:p>
          </table:table-cell>
          <table:table-cell office:value-type="float" office:value="0" calcext:value-type="float">
            <text:p>0</text:p>
          </table:table-cell>
          <table:table-cell office:value-type="float" office:value="63.25634" calcext:value-type="float">
            <text:p>63.25634</text:p>
          </table:table-cell>
          <table:table-cell office:value-type="float" office:value="178.2614" calcext:value-type="float">
            <text:p>178.2614</text:p>
          </table:table-cell>
          <table:table-cell office:value-type="float" office:value="0.02460536" calcext:value-type="float">
            <text:p>0.02460536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21848" calcext:value-type="float">
            <text:p>0.3421848</text:p>
          </table:table-cell>
          <table:table-cell office:value-type="float" office:value="0.4511954" calcext:value-type="float">
            <text:p>0.4511954</text:p>
          </table:table-cell>
          <table:table-cell office:value-type="float" office:value="360" calcext:value-type="float">
            <text:p>360</text:p>
          </table:table-cell>
          <table:table-cell office:value-type="float" office:value="-166.4992" calcext:value-type="float">
            <text:p>-166.4992</text:p>
          </table:table-cell>
          <table:table-cell office:value-type="float" office:value="0" calcext:value-type="float">
            <text:p>0</text:p>
          </table:table-cell>
          <table:table-cell office:value-type="float" office:value="222.7471" calcext:value-type="float">
            <text:p>222.7471</text:p>
          </table:table-cell>
          <table:table-cell office:value-type="float" office:value="291.9981" calcext:value-type="float">
            <text:p>291.9981</text:p>
          </table:table-cell>
          <table:table-cell office:value-type="float" office:value="956.1536" calcext:value-type="float">
            <text:p>956.1536</text:p>
          </table:table-cell>
          <table:table-cell office:value-type="float" office:value="896.9817" calcext:value-type="float">
            <text:p>896.9817</text:p>
          </table:table-cell>
          <table:table-cell office:value-type="float" office:value="860.982" calcext:value-type="float">
            <text:p>860.982</text:p>
          </table:table-cell>
          <table:table-cell office:value-type="float" office:value="877.1571" calcext:value-type="float">
            <text:p>877.1571</text:p>
          </table:table-cell>
          <table:table-cell office:value-type="float" office:value="326.2199" calcext:value-type="float">
            <text:p>326.2199</text:p>
          </table:table-cell>
          <table:table-cell office:value-type="float" office:value="443.0867" calcext:value-type="float">
            <text:p>443.0867</text:p>
          </table:table-cell>
          <table:table-cell office:value-type="float" office:value="384.209" calcext:value-type="float">
            <text:p>384.209</text:p>
          </table:table-cell>
          <table:table-cell office:value-type="float" office:value="326.0208" calcext:value-type="float">
            <text:p>326.02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380.8065" calcext:value-type="float">
            <text:p>380.8065</text:p>
          </table:table-cell>
          <table:table-cell office:value-type="float" office:value="5486.501" calcext:value-type="float">
            <text:p>5486.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.2667" calcext:value-type="float">
            <text:p>-168.2667</text:p>
          </table:table-cell>
          <table:table-cell office:value-type="float" office:value="462.8689" calcext:value-type="float">
            <text:p>462.8689</text:p>
          </table:table-cell>
          <table:table-cell office:value-type="float" office:value="0" calcext:value-type="float">
            <text:p>0</text:p>
          </table:table-cell>
          <table:table-cell office:value-type="float" office:value="62.86016" calcext:value-type="float">
            <text:p>62.86016</text:p>
          </table:table-cell>
          <table:table-cell office:value-type="float" office:value="178.2613" calcext:value-type="float">
            <text:p>178.2613</text:p>
          </table:table-cell>
          <table:table-cell office:value-type="float" office:value="0.0246876" calcext:value-type="float">
            <text:p>0.0246876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25682" calcext:value-type="float">
            <text:p>0.3425682</text:p>
          </table:table-cell>
          <table:table-cell office:value-type="float" office:value="0.4494148" calcext:value-type="float">
            <text:p>0.4494148</text:p>
          </table:table-cell>
          <table:table-cell office:value-type="float" office:value="360" calcext:value-type="float">
            <text:p>360</text:p>
          </table:table-cell>
          <table:table-cell office:value-type="float" office:value="-169.0382" calcext:value-type="float">
            <text:p>-169.0382</text:p>
          </table:table-cell>
          <table:table-cell office:value-type="float" office:value="0" calcext:value-type="float">
            <text:p>0</text:p>
          </table:table-cell>
          <table:table-cell office:value-type="float" office:value="222.8135" calcext:value-type="float">
            <text:p>222.8135</text:p>
          </table:table-cell>
          <table:table-cell office:value-type="float" office:value="291.61" calcext:value-type="float">
            <text:p>291.61</text:p>
          </table:table-cell>
          <table:table-cell office:value-type="float" office:value="954.9528" calcext:value-type="float">
            <text:p>954.9528</text:p>
          </table:table-cell>
          <table:table-cell office:value-type="float" office:value="896.3572" calcext:value-type="float">
            <text:p>896.3572</text:p>
          </table:table-cell>
          <table:table-cell office:value-type="float" office:value="860.8058" calcext:value-type="float">
            <text:p>860.8058</text:p>
          </table:table-cell>
          <table:table-cell office:value-type="float" office:value="877.0208" calcext:value-type="float">
            <text:p>877.0208</text:p>
          </table:table-cell>
          <table:table-cell office:value-type="float" office:value="326.1622" calcext:value-type="float">
            <text:p>326.1622</text:p>
          </table:table-cell>
          <table:table-cell office:value-type="float" office:value="443.0439" calcext:value-type="float">
            <text:p>443.0439</text:p>
          </table:table-cell>
          <table:table-cell office:value-type="float" office:value="384.1907" calcext:value-type="float">
            <text:p>384.1907</text:p>
          </table:table-cell>
          <table:table-cell office:value-type="float" office:value="326.0156" calcext:value-type="float">
            <text:p>326.015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378.7852" calcext:value-type="float">
            <text:p>378.7852</text:p>
          </table:table-cell>
          <table:table-cell office:value-type="float" office:value="5486.001" calcext:value-type="float">
            <text:p>5486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0.7627" calcext:value-type="float">
            <text:p>-170.7627</text:p>
          </table:table-cell>
          <table:table-cell office:value-type="float" office:value="469.981" calcext:value-type="float">
            <text:p>469.981</text:p>
          </table:table-cell>
          <table:table-cell office:value-type="float" office:value="0" calcext:value-type="float">
            <text:p>0</text:p>
          </table:table-cell>
          <table:table-cell office:value-type="float" office:value="62.70589" calcext:value-type="float">
            <text:p>62.70589</text:p>
          </table:table-cell>
          <table:table-cell office:value-type="float" office:value="178.2613" calcext:value-type="float">
            <text:p>178.2613</text:p>
          </table:table-cell>
          <table:table-cell office:value-type="float" office:value="0.02477594" calcext:value-type="float">
            <text:p>0.02477594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29516" calcext:value-type="float">
            <text:p>0.3429516</text:p>
          </table:table-cell>
          <table:table-cell office:value-type="float" office:value="0.4476404" calcext:value-type="float">
            <text:p>0.4476404</text:p>
          </table:table-cell>
          <table:table-cell office:value-type="float" office:value="360" calcext:value-type="float">
            <text:p>360</text:p>
          </table:table-cell>
          <table:table-cell office:value-type="float" office:value="-171.5326" calcext:value-type="float">
            <text:p>-171.5326</text:p>
          </table:table-cell>
          <table:table-cell office:value-type="float" office:value="0" calcext:value-type="float">
            <text:p>0</text:p>
          </table:table-cell>
          <table:table-cell office:value-type="float" office:value="222.881" calcext:value-type="float">
            <text:p>222.881</text:p>
          </table:table-cell>
          <table:table-cell office:value-type="float" office:value="291.2288" calcext:value-type="float">
            <text:p>291.2288</text:p>
          </table:table-cell>
          <table:table-cell office:value-type="float" office:value="953.7916" calcext:value-type="float">
            <text:p>953.7916</text:p>
          </table:table-cell>
          <table:table-cell office:value-type="float" office:value="895.7526" calcext:value-type="float">
            <text:p>895.7526</text:p>
          </table:table-cell>
          <table:table-cell office:value-type="float" office:value="860.6332" calcext:value-type="float">
            <text:p>860.6332</text:p>
          </table:table-cell>
          <table:table-cell office:value-type="float" office:value="876.8829" calcext:value-type="float">
            <text:p>876.8829</text:p>
          </table:table-cell>
          <table:table-cell office:value-type="float" office:value="326.1031" calcext:value-type="float">
            <text:p>326.1031</text:p>
          </table:table-cell>
          <table:table-cell office:value-type="float" office:value="442.9991" calcext:value-type="float">
            <text:p>442.9991</text:p>
          </table:table-cell>
          <table:table-cell office:value-type="float" office:value="384.1719" calcext:value-type="float">
            <text:p>384.1719</text:p>
          </table:table-cell>
          <table:table-cell office:value-type="float" office:value="326.008" calcext:value-type="float">
            <text:p>326.0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376.7829" calcext:value-type="float">
            <text:p>376.7829</text:p>
          </table:table-cell>
          <table:table-cell office:value-type="float" office:value="5485.481" calcext:value-type="float">
            <text:p>5485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.2455" calcext:value-type="float">
            <text:p>-173.2455</text:p>
          </table:table-cell>
          <table:table-cell office:value-type="float" office:value="479.5164" calcext:value-type="float">
            <text:p>479.5164</text:p>
          </table:table-cell>
          <table:table-cell office:value-type="float" office:value="0" calcext:value-type="float">
            <text:p>0</text:p>
          </table:table-cell>
          <table:table-cell office:value-type="float" office:value="62.44297" calcext:value-type="float">
            <text:p>62.44297</text:p>
          </table:table-cell>
          <table:table-cell office:value-type="float" office:value="178.2612" calcext:value-type="float">
            <text:p>178.2612</text:p>
          </table:table-cell>
          <table:table-cell office:value-type="float" office:value="0.02483248" calcext:value-type="float">
            <text:p>0.02483248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33329" calcext:value-type="float">
            <text:p>0.3433329</text:p>
          </table:table-cell>
          <table:table-cell office:value-type="float" office:value="0.4458696" calcext:value-type="float">
            <text:p>0.4458696</text:p>
          </table:table-cell>
          <table:table-cell office:value-type="float" office:value="360" calcext:value-type="float">
            <text:p>360</text:p>
          </table:table-cell>
          <table:table-cell office:value-type="float" office:value="-174.014" calcext:value-type="float">
            <text:p>-174.014</text:p>
          </table:table-cell>
          <table:table-cell office:value-type="float" office:value="0" calcext:value-type="float">
            <text:p>0</text:p>
          </table:table-cell>
          <table:table-cell office:value-type="float" office:value="222.9478" calcext:value-type="float">
            <text:p>222.9478</text:p>
          </table:table-cell>
          <table:table-cell office:value-type="float" office:value="290.8488" calcext:value-type="float">
            <text:p>290.8488</text:p>
          </table:table-cell>
          <table:table-cell office:value-type="float" office:value="952.6311" calcext:value-type="float">
            <text:p>952.6311</text:p>
          </table:table-cell>
          <table:table-cell office:value-type="float" office:value="895.146" calcext:value-type="float">
            <text:p>895.146</text:p>
          </table:table-cell>
          <table:table-cell office:value-type="float" office:value="860.4597" calcext:value-type="float">
            <text:p>860.4597</text:p>
          </table:table-cell>
          <table:table-cell office:value-type="float" office:value="876.7457" calcext:value-type="float">
            <text:p>876.7457</text:p>
          </table:table-cell>
          <table:table-cell office:value-type="float" office:value="326.0446" calcext:value-type="float">
            <text:p>326.0446</text:p>
          </table:table-cell>
          <table:table-cell office:value-type="float" office:value="442.9541" calcext:value-type="float">
            <text:p>442.9541</text:p>
          </table:table-cell>
          <table:table-cell office:value-type="float" office:value="384.1528" calcext:value-type="float">
            <text:p>384.1528</text:p>
          </table:table-cell>
          <table:table-cell office:value-type="float" office:value="325.9997" calcext:value-type="float">
            <text:p>325.99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374.7563" calcext:value-type="float">
            <text:p>374.7563</text:p>
          </table:table-cell>
          <table:table-cell office:value-type="float" office:value="5484.969" calcext:value-type="float">
            <text:p>5484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.3378" calcext:value-type="float">
            <text:p>-175.3378</text:p>
          </table:table-cell>
          <table:table-cell office:value-type="float" office:value="482.8406" calcext:value-type="float">
            <text:p>482.8406</text:p>
          </table:table-cell>
          <table:table-cell office:value-type="float" office:value="0" calcext:value-type="float">
            <text:p>0</text:p>
          </table:table-cell>
          <table:table-cell office:value-type="float" office:value="61.92205" calcext:value-type="float">
            <text:p>61.92205</text:p>
          </table:table-cell>
          <table:table-cell office:value-type="float" office:value="178.2611" calcext:value-type="float">
            <text:p>178.2611</text:p>
          </table:table-cell>
          <table:table-cell office:value-type="float" office:value="0.02480834" calcext:value-type="float">
            <text:p>0.02480834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459183" calcext:value-type="float">
            <text:p>0.3459183</text:p>
          </table:table-cell>
          <table:table-cell office:value-type="float" office:value="0.4471985" calcext:value-type="float">
            <text:p>0.4471985</text:p>
          </table:table-cell>
          <table:table-cell office:value-type="float" office:value="360" calcext:value-type="float">
            <text:p>360</text:p>
          </table:table-cell>
          <table:table-cell office:value-type="float" office:value="-176.1102" calcext:value-type="float">
            <text:p>-176.1102</text:p>
          </table:table-cell>
          <table:table-cell office:value-type="float" office:value="0" calcext:value-type="float">
            <text:p>0</text:p>
          </table:table-cell>
          <table:table-cell office:value-type="float" office:value="222.9989" calcext:value-type="float">
            <text:p>222.9989</text:p>
          </table:table-cell>
          <table:table-cell office:value-type="float" office:value="290.4638" calcext:value-type="float">
            <text:p>290.4638</text:p>
          </table:table-cell>
          <table:table-cell office:value-type="float" office:value="951.5094" calcext:value-type="float">
            <text:p>951.5094</text:p>
          </table:table-cell>
          <table:table-cell office:value-type="float" office:value="894.527" calcext:value-type="float">
            <text:p>894.527</text:p>
          </table:table-cell>
          <table:table-cell office:value-type="float" office:value="860.2763" calcext:value-type="float">
            <text:p>860.2763</text:p>
          </table:table-cell>
          <table:table-cell office:value-type="float" office:value="876.6021" calcext:value-type="float">
            <text:p>876.6021</text:p>
          </table:table-cell>
          <table:table-cell office:value-type="float" office:value="325.9838" calcext:value-type="float">
            <text:p>325.9838</text:p>
          </table:table-cell>
          <table:table-cell office:value-type="float" office:value="442.9056" calcext:value-type="float">
            <text:p>442.9056</text:p>
          </table:table-cell>
          <table:table-cell office:value-type="float" office:value="384.1335" calcext:value-type="float">
            <text:p>384.1335</text:p>
          </table:table-cell>
          <table:table-cell office:value-type="float" office:value="325.9911" calcext:value-type="float">
            <text:p>325.99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372.8268" calcext:value-type="float">
            <text:p>372.8268</text:p>
          </table:table-cell>
          <table:table-cell office:value-type="float" office:value="5484.426" calcext:value-type="float">
            <text:p>5484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.9622" calcext:value-type="float">
            <text:p>-177.9622</text:p>
          </table:table-cell>
          <table:table-cell office:value-type="float" office:value="490.0144" calcext:value-type="float">
            <text:p>490.0144</text:p>
          </table:table-cell>
          <table:table-cell office:value-type="float" office:value="0" calcext:value-type="float">
            <text:p>0</text:p>
          </table:table-cell>
          <table:table-cell office:value-type="float" office:value="61.89057" calcext:value-type="float">
            <text:p>61.89057</text:p>
          </table:table-cell>
          <table:table-cell office:value-type="float" office:value="178.2649" calcext:value-type="float">
            <text:p>178.2649</text:p>
          </table:table-cell>
          <table:table-cell office:value-type="float" office:value="0.02478482" calcext:value-type="float">
            <text:p>0.02478482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545866" calcext:value-type="float">
            <text:p>0.3545866</text:p>
          </table:table-cell>
          <table:table-cell office:value-type="float" office:value="0.4570715" calcext:value-type="float">
            <text:p>0.4570715</text:p>
          </table:table-cell>
          <table:table-cell office:value-type="float" office:value="360" calcext:value-type="float">
            <text:p>360</text:p>
          </table:table-cell>
          <table:table-cell office:value-type="float" office:value="-178.7532" calcext:value-type="float">
            <text:p>-178.7532</text:p>
          </table:table-cell>
          <table:table-cell office:value-type="float" office:value="0" calcext:value-type="float">
            <text:p>0</text:p>
          </table:table-cell>
          <table:table-cell office:value-type="float" office:value="223.0294" calcext:value-type="float">
            <text:p>223.0294</text:p>
          </table:table-cell>
          <table:table-cell office:value-type="float" office:value="290.1001" calcext:value-type="float">
            <text:p>290.1001</text:p>
          </table:table-cell>
          <table:table-cell office:value-type="float" office:value="950.3924" calcext:value-type="float">
            <text:p>950.3924</text:p>
          </table:table-cell>
          <table:table-cell office:value-type="float" office:value="893.9453" calcext:value-type="float">
            <text:p>893.9453</text:p>
          </table:table-cell>
          <table:table-cell office:value-type="float" office:value="860.1068" calcext:value-type="float">
            <text:p>860.1068</text:p>
          </table:table-cell>
          <table:table-cell office:value-type="float" office:value="876.4627" calcext:value-type="float">
            <text:p>876.4627</text:p>
          </table:table-cell>
          <table:table-cell office:value-type="float" office:value="325.924" calcext:value-type="float">
            <text:p>325.924</text:p>
          </table:table-cell>
          <table:table-cell office:value-type="float" office:value="442.8568" calcext:value-type="float">
            <text:p>442.8568</text:p>
          </table:table-cell>
          <table:table-cell office:value-type="float" office:value="384.1138" calcext:value-type="float">
            <text:p>384.1138</text:p>
          </table:table-cell>
          <table:table-cell office:value-type="float" office:value="325.9826" calcext:value-type="float">
            <text:p>325.98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371.1241" calcext:value-type="float">
            <text:p>371.1241</text:p>
          </table:table-cell>
          <table:table-cell office:value-type="float" office:value="5483.921" calcext:value-type="float">
            <text:p>5483.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0.2072" calcext:value-type="float">
            <text:p>-180.2072</text:p>
          </table:table-cell>
          <table:table-cell office:value-type="float" office:value="498.8503" calcext:value-type="float">
            <text:p>498.8503</text:p>
          </table:table-cell>
          <table:table-cell office:value-type="float" office:value="0" calcext:value-type="float">
            <text:p>0</text:p>
          </table:table-cell>
          <table:table-cell office:value-type="float" office:value="61.739" calcext:value-type="float">
            <text:p>61.739</text:p>
          </table:table-cell>
          <table:table-cell office:value-type="float" office:value="178.2649" calcext:value-type="float">
            <text:p>178.2649</text:p>
          </table:table-cell>
          <table:table-cell office:value-type="float" office:value="0.02488185" calcext:value-type="float">
            <text:p>0.02488185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58036" calcext:value-type="float">
            <text:p>0.358036</text:p>
          </table:table-cell>
          <table:table-cell office:value-type="float" office:value="0.4587601" calcext:value-type="float">
            <text:p>0.4587601</text:p>
          </table:table-cell>
          <table:table-cell office:value-type="float" office:value="360" calcext:value-type="float">
            <text:p>360</text:p>
          </table:table-cell>
          <table:table-cell office:value-type="float" office:value="-181.0032" calcext:value-type="float">
            <text:p>-181.0032</text:p>
          </table:table-cell>
          <table:table-cell office:value-type="float" office:value="0" calcext:value-type="float">
            <text:p>0</text:p>
          </table:table-cell>
          <table:table-cell office:value-type="float" office:value="223.0858" calcext:value-type="float">
            <text:p>223.0858</text:p>
          </table:table-cell>
          <table:table-cell office:value-type="float" office:value="289.7773" calcext:value-type="float">
            <text:p>289.7773</text:p>
          </table:table-cell>
          <table:table-cell office:value-type="float" office:value="949.4061" calcext:value-type="float">
            <text:p>949.4061</text:p>
          </table:table-cell>
          <table:table-cell office:value-type="float" office:value="893.4114" calcext:value-type="float">
            <text:p>893.4114</text:p>
          </table:table-cell>
          <table:table-cell office:value-type="float" office:value="859.9477" calcext:value-type="float">
            <text:p>859.9477</text:p>
          </table:table-cell>
          <table:table-cell office:value-type="float" office:value="876.3324" calcext:value-type="float">
            <text:p>876.3324</text:p>
          </table:table-cell>
          <table:table-cell office:value-type="float" office:value="325.8683" calcext:value-type="float">
            <text:p>325.8683</text:p>
          </table:table-cell>
          <table:table-cell office:value-type="float" office:value="442.8103" calcext:value-type="float">
            <text:p>442.8103</text:p>
          </table:table-cell>
          <table:table-cell office:value-type="float" office:value="384.094" calcext:value-type="float">
            <text:p>384.094</text:p>
          </table:table-cell>
          <table:table-cell office:value-type="float" office:value="325.9738" calcext:value-type="float">
            <text:p>325.973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369.4291" calcext:value-type="float">
            <text:p>369.4291</text:p>
          </table:table-cell>
          <table:table-cell office:value-type="float" office:value="5483.396" calcext:value-type="float">
            <text:p>5483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.4268" calcext:value-type="float">
            <text:p>-182.4268</text:p>
          </table:table-cell>
          <table:table-cell office:value-type="float" office:value="505.0452" calcext:value-type="float">
            <text:p>505.0452</text:p>
          </table:table-cell>
          <table:table-cell office:value-type="float" office:value="0" calcext:value-type="float">
            <text:p>0</text:p>
          </table:table-cell>
          <table:table-cell office:value-type="float" office:value="61.53466" calcext:value-type="float">
            <text:p>61.53466</text:p>
          </table:table-cell>
          <table:table-cell office:value-type="float" office:value="178.2648" calcext:value-type="float">
            <text:p>178.2648</text:p>
          </table:table-cell>
          <table:table-cell office:value-type="float" office:value="0.02497952" calcext:value-type="float">
            <text:p>0.02497952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599859" calcext:value-type="float">
            <text:p>0.3599859</text:p>
          </table:table-cell>
          <table:table-cell office:value-type="float" office:value="0.4586763" calcext:value-type="float">
            <text:p>0.4586763</text:p>
          </table:table-cell>
          <table:table-cell office:value-type="float" office:value="360" calcext:value-type="float">
            <text:p>360</text:p>
          </table:table-cell>
          <table:table-cell office:value-type="float" office:value="-183.2246" calcext:value-type="float">
            <text:p>-183.2246</text:p>
          </table:table-cell>
          <table:table-cell office:value-type="float" office:value="0" calcext:value-type="float">
            <text:p>0</text:p>
          </table:table-cell>
          <table:table-cell office:value-type="float" office:value="223.1433" calcext:value-type="float">
            <text:p>223.1433</text:p>
          </table:table-cell>
          <table:table-cell office:value-type="float" office:value="289.4539" calcext:value-type="float">
            <text:p>289.4539</text:p>
          </table:table-cell>
          <table:table-cell office:value-type="float" office:value="948.4114" calcext:value-type="float">
            <text:p>948.4114</text:p>
          </table:table-cell>
          <table:table-cell office:value-type="float" office:value="892.8731" calcext:value-type="float">
            <text:p>892.8731</text:p>
          </table:table-cell>
          <table:table-cell office:value-type="float" office:value="859.7866" calcext:value-type="float">
            <text:p>859.7866</text:p>
          </table:table-cell>
          <table:table-cell office:value-type="float" office:value="876.2014" calcext:value-type="float">
            <text:p>876.2014</text:p>
          </table:table-cell>
          <table:table-cell office:value-type="float" office:value="325.8132" calcext:value-type="float">
            <text:p>325.8132</text:p>
          </table:table-cell>
          <table:table-cell office:value-type="float" office:value="442.7653" calcext:value-type="float">
            <text:p>442.7653</text:p>
          </table:table-cell>
          <table:table-cell office:value-type="float" office:value="384.0743" calcext:value-type="float">
            <text:p>384.0743</text:p>
          </table:table-cell>
          <table:table-cell office:value-type="float" office:value="325.9651" calcext:value-type="float">
            <text:p>325.96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367.8166" calcext:value-type="float">
            <text:p>367.8166</text:p>
          </table:table-cell>
          <table:table-cell office:value-type="float" office:value="5482.877" calcext:value-type="float">
            <text:p>5482.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.552" calcext:value-type="float">
            <text:p>-184.552</text:p>
          </table:table-cell>
          <table:table-cell office:value-type="float" office:value="508.8698" calcext:value-type="float">
            <text:p>508.8698</text:p>
          </table:table-cell>
          <table:table-cell office:value-type="float" office:value="0" calcext:value-type="float">
            <text:p>0</text:p>
          </table:table-cell>
          <table:table-cell office:value-type="float" office:value="61.34908" calcext:value-type="float">
            <text:p>61.34908</text:p>
          </table:table-cell>
          <table:table-cell office:value-type="float" office:value="178.2648" calcext:value-type="float">
            <text:p>178.2648</text:p>
          </table:table-cell>
          <table:table-cell office:value-type="float" office:value="0.02514329" calcext:value-type="float">
            <text:p>0.02514329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611282" calcext:value-type="float">
            <text:p>0.3611282</text:p>
          </table:table-cell>
          <table:table-cell office:value-type="float" office:value="0.4577995" calcext:value-type="float">
            <text:p>0.4577995</text:p>
          </table:table-cell>
          <table:table-cell office:value-type="float" office:value="360" calcext:value-type="float">
            <text:p>360</text:p>
          </table:table-cell>
          <table:table-cell office:value-type="float" office:value="-185.3499" calcext:value-type="float">
            <text:p>-185.3499</text:p>
          </table:table-cell>
          <table:table-cell office:value-type="float" office:value="0" calcext:value-type="float">
            <text:p>0</text:p>
          </table:table-cell>
          <table:table-cell office:value-type="float" office:value="223.1995" calcext:value-type="float">
            <text:p>223.1995</text:p>
          </table:table-cell>
          <table:table-cell office:value-type="float" office:value="289.1453" calcext:value-type="float">
            <text:p>289.1453</text:p>
          </table:table-cell>
          <table:table-cell office:value-type="float" office:value="947.4642" calcext:value-type="float">
            <text:p>947.4642</text:p>
          </table:table-cell>
          <table:table-cell office:value-type="float" office:value="892.3542" calcext:value-type="float">
            <text:p>892.3542</text:p>
          </table:table-cell>
          <table:table-cell office:value-type="float" office:value="859.6303" calcext:value-type="float">
            <text:p>859.6303</text:p>
          </table:table-cell>
          <table:table-cell office:value-type="float" office:value="876.0731" calcext:value-type="float">
            <text:p>876.0731</text:p>
          </table:table-cell>
          <table:table-cell office:value-type="float" office:value="325.7588" calcext:value-type="float">
            <text:p>325.7588</text:p>
          </table:table-cell>
          <table:table-cell office:value-type="float" office:value="442.7206" calcext:value-type="float">
            <text:p>442.7206</text:p>
          </table:table-cell>
          <table:table-cell office:value-type="float" office:value="384.0545" calcext:value-type="float">
            <text:p>384.0545</text:p>
          </table:table-cell>
          <table:table-cell office:value-type="float" office:value="325.9561" calcext:value-type="float">
            <text:p>325.95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366.2561" calcext:value-type="float">
            <text:p>366.2561</text:p>
          </table:table-cell>
          <table:table-cell office:value-type="float" office:value="5482.363" calcext:value-type="float">
            <text:p>5482.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.6149" calcext:value-type="float">
            <text:p>-186.6149</text:p>
          </table:table-cell>
          <table:table-cell office:value-type="float" office:value="516.2277" calcext:value-type="float">
            <text:p>516.2277</text:p>
          </table:table-cell>
          <table:table-cell office:value-type="float" office:value="0" calcext:value-type="float">
            <text:p>0</text:p>
          </table:table-cell>
          <table:table-cell office:value-type="float" office:value="61.17254" calcext:value-type="float">
            <text:p>61.17254</text:p>
          </table:table-cell>
          <table:table-cell office:value-type="float" office:value="178.2647" calcext:value-type="float">
            <text:p>178.2647</text:p>
          </table:table-cell>
          <table:table-cell office:value-type="float" office:value="0.02526981" calcext:value-type="float">
            <text:p>0.02526981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616827" calcext:value-type="float">
            <text:p>0.3616827</text:p>
          </table:table-cell>
          <table:table-cell office:value-type="float" office:value="0.4564525" calcext:value-type="float">
            <text:p>0.4564525</text:p>
          </table:table-cell>
          <table:table-cell office:value-type="float" office:value="360" calcext:value-type="float">
            <text:p>360</text:p>
          </table:table-cell>
          <table:table-cell office:value-type="float" office:value="-187.4119" calcext:value-type="float">
            <text:p>-187.4119</text:p>
          </table:table-cell>
          <table:table-cell office:value-type="float" office:value="0" calcext:value-type="float">
            <text:p>0</text:p>
          </table:table-cell>
          <table:table-cell office:value-type="float" office:value="223.2547" calcext:value-type="float">
            <text:p>223.2547</text:p>
          </table:table-cell>
          <table:table-cell office:value-type="float" office:value="288.8448" calcext:value-type="float">
            <text:p>288.8448</text:p>
          </table:table-cell>
          <table:table-cell office:value-type="float" office:value="946.5427" calcext:value-type="float">
            <text:p>946.5427</text:p>
          </table:table-cell>
          <table:table-cell office:value-type="float" office:value="891.851" calcext:value-type="float">
            <text:p>891.851</text:p>
          </table:table-cell>
          <table:table-cell office:value-type="float" office:value="859.4766" calcext:value-type="float">
            <text:p>859.4766</text:p>
          </table:table-cell>
          <table:table-cell office:value-type="float" office:value="875.9473" calcext:value-type="float">
            <text:p>875.9473</text:p>
          </table:table-cell>
          <table:table-cell office:value-type="float" office:value="325.7053" calcext:value-type="float">
            <text:p>325.7053</text:p>
          </table:table-cell>
          <table:table-cell office:value-type="float" office:value="442.6768" calcext:value-type="float">
            <text:p>442.6768</text:p>
          </table:table-cell>
          <table:table-cell office:value-type="float" office:value="384.0348" calcext:value-type="float">
            <text:p>384.0348</text:p>
          </table:table-cell>
          <table:table-cell office:value-type="float" office:value="325.9472" calcext:value-type="float">
            <text:p>325.94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364.6496" calcext:value-type="float">
            <text:p>364.6496</text:p>
          </table:table-cell>
          <table:table-cell office:value-type="float" office:value="5481.823" calcext:value-type="float">
            <text:p>5481.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8.7245" calcext:value-type="float">
            <text:p>-188.7245</text:p>
          </table:table-cell>
          <table:table-cell office:value-type="float" office:value="521.9947" calcext:value-type="float">
            <text:p>521.9947</text:p>
          </table:table-cell>
          <table:table-cell office:value-type="float" office:value="0" calcext:value-type="float">
            <text:p>0</text:p>
          </table:table-cell>
          <table:table-cell office:value-type="float" office:value="60.93419" calcext:value-type="float">
            <text:p>60.93419</text:p>
          </table:table-cell>
          <table:table-cell office:value-type="float" office:value="178.2647" calcext:value-type="float">
            <text:p>178.2647</text:p>
          </table:table-cell>
          <table:table-cell office:value-type="float" office:value="0.02539744" calcext:value-type="float">
            <text:p>0.02539744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621049" calcext:value-type="float">
            <text:p>0.3621049</text:p>
          </table:table-cell>
          <table:table-cell office:value-type="float" office:value="0.4549266" calcext:value-type="float">
            <text:p>0.4549266</text:p>
          </table:table-cell>
          <table:table-cell office:value-type="float" office:value="360" calcext:value-type="float">
            <text:p>360</text:p>
          </table:table-cell>
          <table:table-cell office:value-type="float" office:value="-189.5202" calcext:value-type="float">
            <text:p>-189.5202</text:p>
          </table:table-cell>
          <table:table-cell office:value-type="float" office:value="0" calcext:value-type="float">
            <text:p>0</text:p>
          </table:table-cell>
          <table:table-cell office:value-type="float" office:value="223.3114" calcext:value-type="float">
            <text:p>223.3114</text:p>
          </table:table-cell>
          <table:table-cell office:value-type="float" office:value="288.5308" calcext:value-type="float">
            <text:p>288.5308</text:p>
          </table:table-cell>
          <table:table-cell office:value-type="float" office:value="945.588" calcext:value-type="float">
            <text:p>945.588</text:p>
          </table:table-cell>
          <table:table-cell office:value-type="float" office:value="891.3317" calcext:value-type="float">
            <text:p>891.3317</text:p>
          </table:table-cell>
          <table:table-cell office:value-type="float" office:value="859.3181" calcext:value-type="float">
            <text:p>859.3181</text:p>
          </table:table-cell>
          <table:table-cell office:value-type="float" office:value="875.8181" calcext:value-type="float">
            <text:p>875.8181</text:p>
          </table:table-cell>
          <table:table-cell office:value-type="float" office:value="325.6518" calcext:value-type="float">
            <text:p>325.6518</text:p>
          </table:table-cell>
          <table:table-cell office:value-type="float" office:value="442.6337" calcext:value-type="float">
            <text:p>442.6337</text:p>
          </table:table-cell>
          <table:table-cell office:value-type="float" office:value="384.015" calcext:value-type="float">
            <text:p>384.015</text:p>
          </table:table-cell>
          <table:table-cell office:value-type="float" office:value="325.9381" calcext:value-type="float">
            <text:p>325.938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363.0915" calcext:value-type="float">
            <text:p>363.0915</text:p>
          </table:table-cell>
          <table:table-cell office:value-type="float" office:value="5481.279" calcext:value-type="float">
            <text:p>5481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0.8068" calcext:value-type="float">
            <text:p>-190.8068</text:p>
          </table:table-cell>
          <table:table-cell office:value-type="float" office:value="526.4577" calcext:value-type="float">
            <text:p>526.4577</text:p>
          </table:table-cell>
          <table:table-cell office:value-type="float" office:value="0" calcext:value-type="float">
            <text:p>0</text:p>
          </table:table-cell>
          <table:table-cell office:value-type="float" office:value="60.76907" calcext:value-type="float">
            <text:p>60.76907</text:p>
          </table:table-cell>
          <table:table-cell office:value-type="float" office:value="178.2646" calcext:value-type="float">
            <text:p>178.2646</text:p>
          </table:table-cell>
          <table:table-cell office:value-type="float" office:value="0.02551843" calcext:value-type="float">
            <text:p>0.02551843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625212" calcext:value-type="float">
            <text:p>0.3625212</text:p>
          </table:table-cell>
          <table:table-cell office:value-type="float" office:value="0.4533989" calcext:value-type="float">
            <text:p>0.4533989</text:p>
          </table:table-cell>
          <table:table-cell office:value-type="float" office:value="360" calcext:value-type="float">
            <text:p>360</text:p>
          </table:table-cell>
          <table:table-cell office:value-type="float" office:value="-191.6013" calcext:value-type="float">
            <text:p>-191.6013</text:p>
          </table:table-cell>
          <table:table-cell office:value-type="float" office:value="0" calcext:value-type="float">
            <text:p>0</text:p>
          </table:table-cell>
          <table:table-cell office:value-type="float" office:value="223.3684" calcext:value-type="float">
            <text:p>223.3684</text:p>
          </table:table-cell>
          <table:table-cell office:value-type="float" office:value="288.2267" calcext:value-type="float">
            <text:p>288.2267</text:p>
          </table:table-cell>
          <table:table-cell office:value-type="float" office:value="944.6631" calcext:value-type="float">
            <text:p>944.6631</text:p>
          </table:table-cell>
          <table:table-cell office:value-type="float" office:value="890.8207" calcext:value-type="float">
            <text:p>890.8207</text:p>
          </table:table-cell>
          <table:table-cell office:value-type="float" office:value="859.159" calcext:value-type="float">
            <text:p>859.159</text:p>
          </table:table-cell>
          <table:table-cell office:value-type="float" office:value="875.6871" calcext:value-type="float">
            <text:p>875.6871</text:p>
          </table:table-cell>
          <table:table-cell office:value-type="float" office:value="325.5974" calcext:value-type="float">
            <text:p>325.5974</text:p>
          </table:table-cell>
          <table:table-cell office:value-type="float" office:value="442.5878" calcext:value-type="float">
            <text:p>442.5878</text:p>
          </table:table-cell>
          <table:table-cell office:value-type="float" office:value="383.9952" calcext:value-type="float">
            <text:p>383.9952</text:p>
          </table:table-cell>
          <table:table-cell office:value-type="float" office:value="325.929" calcext:value-type="float">
            <text:p>325.9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361.5063" calcext:value-type="float">
            <text:p>361.5063</text:p>
          </table:table-cell>
          <table:table-cell office:value-type="float" office:value="5480.711" calcext:value-type="float">
            <text:p>5480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.9152" calcext:value-type="float">
            <text:p>-192.9152</text:p>
          </table:table-cell>
          <table:table-cell office:value-type="float" office:value="532.5792" calcext:value-type="float">
            <text:p>532.5792</text:p>
          </table:table-cell>
          <table:table-cell office:value-type="float" office:value="0" calcext:value-type="float">
            <text:p>0</text:p>
          </table:table-cell>
          <table:table-cell office:value-type="float" office:value="60.46758" calcext:value-type="float">
            <text:p>60.46758</text:p>
          </table:table-cell>
          <table:table-cell office:value-type="float" office:value="178.2646" calcext:value-type="float">
            <text:p>178.2646</text:p>
          </table:table-cell>
          <table:table-cell office:value-type="float" office:value="0.02565255" calcext:value-type="float">
            <text:p>0.02565255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629358" calcext:value-type="float">
            <text:p>0.3629358</text:p>
          </table:table-cell>
          <table:table-cell office:value-type="float" office:value="0.4518831" calcext:value-type="float">
            <text:p>0.4518831</text:p>
          </table:table-cell>
          <table:table-cell office:value-type="float" office:value="360" calcext:value-type="float">
            <text:p>360</text:p>
          </table:table-cell>
          <table:table-cell office:value-type="float" office:value="-193.7085" calcext:value-type="float">
            <text:p>-193.7085</text:p>
          </table:table-cell>
          <table:table-cell office:value-type="float" office:value="0" calcext:value-type="float">
            <text:p>0</text:p>
          </table:table-cell>
          <table:table-cell office:value-type="float" office:value="223.4258" calcext:value-type="float">
            <text:p>223.4258</text:p>
          </table:table-cell>
          <table:table-cell office:value-type="float" office:value="287.9149" calcext:value-type="float">
            <text:p>287.9149</text:p>
          </table:table-cell>
          <table:table-cell office:value-type="float" office:value="943.7096" calcext:value-type="float">
            <text:p>943.7096</text:p>
          </table:table-cell>
          <table:table-cell office:value-type="float" office:value="890.2979" calcext:value-type="float">
            <text:p>890.2979</text:p>
          </table:table-cell>
          <table:table-cell office:value-type="float" office:value="858.9967" calcext:value-type="float">
            <text:p>858.9967</text:p>
          </table:table-cell>
          <table:table-cell office:value-type="float" office:value="875.5551" calcext:value-type="float">
            <text:p>875.5551</text:p>
          </table:table-cell>
          <table:table-cell office:value-type="float" office:value="325.5434" calcext:value-type="float">
            <text:p>325.5434</text:p>
          </table:table-cell>
          <table:table-cell office:value-type="float" office:value="442.5428" calcext:value-type="float">
            <text:p>442.5428</text:p>
          </table:table-cell>
          <table:table-cell office:value-type="float" office:value="383.9754" calcext:value-type="float">
            <text:p>383.9754</text:p>
          </table:table-cell>
          <table:table-cell office:value-type="float" office:value="325.9198" calcext:value-type="float">
            <text:p>325.919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359.8495" calcext:value-type="float">
            <text:p>359.8495</text:p>
          </table:table-cell>
          <table:table-cell office:value-type="float" office:value="5480.09" calcext:value-type="float">
            <text:p>548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1383" calcext:value-type="float">
            <text:p>-195.1383</text:p>
          </table:table-cell>
          <table:table-cell office:value-type="float" office:value="543.0048" calcext:value-type="float">
            <text:p>543.0048</text:p>
          </table:table-cell>
          <table:table-cell office:value-type="float" office:value="0" calcext:value-type="float">
            <text:p>0</text:p>
          </table:table-cell>
          <table:table-cell office:value-type="float" office:value="60.02431" calcext:value-type="float">
            <text:p>60.02431</text:p>
          </table:table-cell>
          <table:table-cell office:value-type="float" office:value="178.2646" calcext:value-type="float">
            <text:p>178.2646</text:p>
          </table:table-cell>
          <table:table-cell office:value-type="float" office:value="0.02574382" calcext:value-type="float">
            <text:p>0.02574382</text:p>
          </table:table-cell>
          <table:table-cell office:value-type="float" office:value="0.000759479" calcext:value-type="float">
            <text:p>0.000759479</text:p>
          </table:table-cell>
          <table:table-cell office:value-type="float" office:value="0.3633508" calcext:value-type="float">
            <text:p>0.3633508</text:p>
          </table:table-cell>
          <table:table-cell office:value-type="float" office:value="0.4503895" calcext:value-type="float">
            <text:p>0.4503895</text:p>
          </table:table-cell>
          <table:table-cell office:value-type="float" office:value="360" calcext:value-type="float">
            <text:p>360</text:p>
          </table:table-cell>
          <table:table-cell office:value-type="float" office:value="-195.9305" calcext:value-type="float">
            <text:p>-195.9305</text:p>
          </table:table-cell>
          <table:table-cell office:value-type="float" office:value="0" calcext:value-type="float">
            <text:p>0</text:p>
          </table:table-cell>
          <table:table-cell office:value-type="float" office:value="223.4864" calcext:value-type="float">
            <text:p>223.4864</text:p>
          </table:table-cell>
          <table:table-cell office:value-type="float" office:value="287.5898" calcext:value-type="float">
            <text:p>287.5898</text:p>
          </table:table-cell>
          <table:table-cell office:value-type="float" office:value="942.7073" calcext:value-type="float">
            <text:p>942.7073</text:p>
          </table:table-cell>
          <table:table-cell office:value-type="float" office:value="889.7396" calcext:value-type="float">
            <text:p>889.7396</text:p>
          </table:table-cell>
          <table:table-cell office:value-type="float" office:value="858.8194" calcext:value-type="float">
            <text:p>858.8194</text:p>
          </table:table-cell>
          <table:table-cell office:value-type="float" office:value="875.4139" calcext:value-type="float">
            <text:p>875.4139</text:p>
          </table:table-cell>
          <table:table-cell office:value-type="float" office:value="325.486" calcext:value-type="float">
            <text:p>325.486</text:p>
          </table:table-cell>
          <table:table-cell office:value-type="float" office:value="442.4955" calcext:value-type="float">
            <text:p>442.4955</text:p>
          </table:table-cell>
          <table:table-cell office:value-type="float" office:value="383.9552" calcext:value-type="float">
            <text:p>383.9552</text:p>
          </table:table-cell>
          <table:table-cell office:value-type="float" office:value="325.9106" calcext:value-type="float">
            <text:p>325.910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358.2935" calcext:value-type="float">
            <text:p>358.2935</text:p>
          </table:table-cell>
          <table:table-cell office:value-type="float" office:value="5479.527" calcext:value-type="float">
            <text:p>5479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6.743" calcext:value-type="float">
            <text:p>-196.743</text:p>
          </table:table-cell>
          <table:table-cell office:value-type="float" office:value="543.1735" calcext:value-type="float">
            <text:p>543.1735</text:p>
          </table:table-cell>
          <table:table-cell office:value-type="float" office:value="0" calcext:value-type="float">
            <text:p>0</text:p>
          </table:table-cell>
          <table:table-cell office:value-type="float" office:value="59.63969" calcext:value-type="float">
            <text:p>59.63969</text:p>
          </table:table-cell>
          <table:table-cell office:value-type="float" office:value="178.2638" calcext:value-type="float">
            <text:p>178.2638</text:p>
          </table:table-cell>
          <table:table-cell office:value-type="float" office:value="0.02573898" calcext:value-type="float">
            <text:p>0.0257389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68306" calcext:value-type="float">
            <text:p>0.368306</text:p>
          </table:table-cell>
          <table:table-cell office:value-type="float" office:value="0.4573728" calcext:value-type="float">
            <text:p>0.4573728</text:p>
          </table:table-cell>
          <table:table-cell office:value-type="float" office:value="360" calcext:value-type="float">
            <text:p>360</text:p>
          </table:table-cell>
          <table:table-cell office:value-type="float" office:value="-197.5488" calcext:value-type="float">
            <text:p>-197.5488</text:p>
          </table:table-cell>
          <table:table-cell office:value-type="float" office:value="0" calcext:value-type="float">
            <text:p>0</text:p>
          </table:table-cell>
          <table:table-cell office:value-type="float" office:value="223.5295" calcext:value-type="float">
            <text:p>223.5295</text:p>
          </table:table-cell>
          <table:table-cell office:value-type="float" office:value="287.2863" calcext:value-type="float">
            <text:p>287.2863</text:p>
          </table:table-cell>
          <table:table-cell office:value-type="float" office:value="941.821" calcext:value-type="float">
            <text:p>941.821</text:p>
          </table:table-cell>
          <table:table-cell office:value-type="float" office:value="889.225" calcext:value-type="float">
            <text:p>889.225</text:p>
          </table:table-cell>
          <table:table-cell office:value-type="float" office:value="858.6437" calcext:value-type="float">
            <text:p>858.6437</text:p>
          </table:table-cell>
          <table:table-cell office:value-type="float" office:value="875.2704" calcext:value-type="float">
            <text:p>875.2704</text:p>
          </table:table-cell>
          <table:table-cell office:value-type="float" office:value="325.4273" calcext:value-type="float">
            <text:p>325.4273</text:p>
          </table:table-cell>
          <table:table-cell office:value-type="float" office:value="442.4464" calcext:value-type="float">
            <text:p>442.4464</text:p>
          </table:table-cell>
          <table:table-cell office:value-type="float" office:value="383.9345" calcext:value-type="float">
            <text:p>383.9345</text:p>
          </table:table-cell>
          <table:table-cell office:value-type="float" office:value="325.9011" calcext:value-type="float">
            <text:p>325.90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356.7954" calcext:value-type="float">
            <text:p>356.7954</text:p>
          </table:table-cell>
          <table:table-cell office:value-type="float" office:value="5478.949" calcext:value-type="float">
            <text:p>5478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.9649" calcext:value-type="float">
            <text:p>-198.9649</text:p>
          </table:table-cell>
          <table:table-cell office:value-type="float" office:value="551.7239" calcext:value-type="float">
            <text:p>551.7239</text:p>
          </table:table-cell>
          <table:table-cell office:value-type="float" office:value="0" calcext:value-type="float">
            <text:p>0</text:p>
          </table:table-cell>
          <table:table-cell office:value-type="float" office:value="59.60809" calcext:value-type="float">
            <text:p>59.60809</text:p>
          </table:table-cell>
          <table:table-cell office:value-type="float" office:value="178.2665" calcext:value-type="float">
            <text:p>178.2665</text:p>
          </table:table-cell>
          <table:table-cell office:value-type="float" office:value="0.02570992" calcext:value-type="float">
            <text:p>0.0257099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78008" calcext:value-type="float">
            <text:p>0.378008</text:p>
          </table:table-cell>
          <table:table-cell office:value-type="float" office:value="0.4761526" calcext:value-type="float">
            <text:p>0.4761526</text:p>
          </table:table-cell>
          <table:table-cell office:value-type="float" office:value="360" calcext:value-type="float">
            <text:p>360</text:p>
          </table:table-cell>
          <table:table-cell office:value-type="float" office:value="-199.7992" calcext:value-type="float">
            <text:p>-199.7992</text:p>
          </table:table-cell>
          <table:table-cell office:value-type="float" office:value="0" calcext:value-type="float">
            <text:p>0</text:p>
          </table:table-cell>
          <table:table-cell office:value-type="float" office:value="223.5489" calcext:value-type="float">
            <text:p>223.5489</text:p>
          </table:table-cell>
          <table:table-cell office:value-type="float" office:value="286.9907" calcext:value-type="float">
            <text:p>286.9907</text:p>
          </table:table-cell>
          <table:table-cell office:value-type="float" office:value="940.9184" calcext:value-type="float">
            <text:p>940.9184</text:p>
          </table:table-cell>
          <table:table-cell office:value-type="float" office:value="888.7438" calcext:value-type="float">
            <text:p>888.7438</text:p>
          </table:table-cell>
          <table:table-cell office:value-type="float" office:value="858.4867" calcext:value-type="float">
            <text:p>858.4867</text:p>
          </table:table-cell>
          <table:table-cell office:value-type="float" office:value="875.1404" calcext:value-type="float">
            <text:p>875.1404</text:p>
          </table:table-cell>
          <table:table-cell office:value-type="float" office:value="325.3736" calcext:value-type="float">
            <text:p>325.3736</text:p>
          </table:table-cell>
          <table:table-cell office:value-type="float" office:value="442.3992" calcext:value-type="float">
            <text:p>442.3992</text:p>
          </table:table-cell>
          <table:table-cell office:value-type="float" office:value="383.9137" calcext:value-type="float">
            <text:p>383.9137</text:p>
          </table:table-cell>
          <table:table-cell office:value-type="float" office:value="325.8915" calcext:value-type="float">
            <text:p>325.89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355.3481" calcext:value-type="float">
            <text:p>355.3481</text:p>
          </table:table-cell>
          <table:table-cell office:value-type="float" office:value="5478.362" calcext:value-type="float">
            <text:p>5478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.0217" calcext:value-type="float">
            <text:p>-201.0217</text:p>
          </table:table-cell>
          <table:table-cell office:value-type="float" office:value="556.9784" calcext:value-type="float">
            <text:p>556.9784</text:p>
          </table:table-cell>
          <table:table-cell office:value-type="float" office:value="0" calcext:value-type="float">
            <text:p>0</text:p>
          </table:table-cell>
          <table:table-cell office:value-type="float" office:value="59.37103" calcext:value-type="float">
            <text:p>59.37103</text:p>
          </table:table-cell>
          <table:table-cell office:value-type="float" office:value="178.2664" calcext:value-type="float">
            <text:p>178.2664</text:p>
          </table:table-cell>
          <table:table-cell office:value-type="float" office:value="0.02579562" calcext:value-type="float">
            <text:p>0.0257956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833472" calcext:value-type="float">
            <text:p>0.3833472</text:p>
          </table:table-cell>
          <table:table-cell office:value-type="float" office:value="0.4812515" calcext:value-type="float">
            <text:p>0.4812515</text:p>
          </table:table-cell>
          <table:table-cell office:value-type="float" office:value="360" calcext:value-type="float">
            <text:p>360</text:p>
          </table:table-cell>
          <table:table-cell office:value-type="float" office:value="-201.8663" calcext:value-type="float">
            <text:p>-201.8663</text:p>
          </table:table-cell>
          <table:table-cell office:value-type="float" office:value="0" calcext:value-type="float">
            <text:p>0</text:p>
          </table:table-cell>
          <table:table-cell office:value-type="float" office:value="223.5971" calcext:value-type="float">
            <text:p>223.5971</text:p>
          </table:table-cell>
          <table:table-cell office:value-type="float" office:value="286.7024" calcext:value-type="float">
            <text:p>286.7024</text:p>
          </table:table-cell>
          <table:table-cell office:value-type="float" office:value="940.0376" calcext:value-type="float">
            <text:p>940.0376</text:p>
          </table:table-cell>
          <table:table-cell office:value-type="float" office:value="888.2506" calcext:value-type="float">
            <text:p>888.2506</text:p>
          </table:table-cell>
          <table:table-cell office:value-type="float" office:value="858.3256" calcext:value-type="float">
            <text:p>858.3256</text:p>
          </table:table-cell>
          <table:table-cell office:value-type="float" office:value="875.0096" calcext:value-type="float">
            <text:p>875.0096</text:p>
          </table:table-cell>
          <table:table-cell office:value-type="float" office:value="325.321" calcext:value-type="float">
            <text:p>325.321</text:p>
          </table:table-cell>
          <table:table-cell office:value-type="float" office:value="442.3535" calcext:value-type="float">
            <text:p>442.3535</text:p>
          </table:table-cell>
          <table:table-cell office:value-type="float" office:value="383.893" calcext:value-type="float">
            <text:p>383.893</text:p>
          </table:table-cell>
          <table:table-cell office:value-type="float" office:value="325.8819" calcext:value-type="float">
            <text:p>325.88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353.8288" calcext:value-type="float">
            <text:p>353.8288</text:p>
          </table:table-cell>
          <table:table-cell office:value-type="float" office:value="5477.721" calcext:value-type="float">
            <text:p>5477.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3.161" calcext:value-type="float">
            <text:p>-203.161</text:p>
          </table:table-cell>
          <table:table-cell office:value-type="float" office:value="560.9077" calcext:value-type="float">
            <text:p>560.9077</text:p>
          </table:table-cell>
          <table:table-cell office:value-type="float" office:value="0" calcext:value-type="float">
            <text:p>0</text:p>
          </table:table-cell>
          <table:table-cell office:value-type="float" office:value="58.99333" calcext:value-type="float">
            <text:p>58.99333</text:p>
          </table:table-cell>
          <table:table-cell office:value-type="float" office:value="178.2664" calcext:value-type="float">
            <text:p>178.2664</text:p>
          </table:table-cell>
          <table:table-cell office:value-type="float" office:value="0.02587374" calcext:value-type="float">
            <text:p>0.0258737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867764" calcext:value-type="float">
            <text:p>0.3867764</text:p>
          </table:table-cell>
          <table:table-cell office:value-type="float" office:value="0.4832753" calcext:value-type="float">
            <text:p>0.4832753</text:p>
          </table:table-cell>
          <table:table-cell office:value-type="float" office:value="360" calcext:value-type="float">
            <text:p>360</text:p>
          </table:table-cell>
          <table:table-cell office:value-type="float" office:value="-204.0109" calcext:value-type="float">
            <text:p>-204.0109</text:p>
          </table:table-cell>
          <table:table-cell office:value-type="float" office:value="0" calcext:value-type="float">
            <text:p>0</text:p>
          </table:table-cell>
          <table:table-cell office:value-type="float" office:value="223.6522" calcext:value-type="float">
            <text:p>223.6522</text:p>
          </table:table-cell>
          <table:table-cell office:value-type="float" office:value="286.3998" calcext:value-type="float">
            <text:p>286.3998</text:p>
          </table:table-cell>
          <table:table-cell office:value-type="float" office:value="939.1052" calcext:value-type="float">
            <text:p>939.1052</text:p>
          </table:table-cell>
          <table:table-cell office:value-type="float" office:value="887.7221" calcext:value-type="float">
            <text:p>887.7221</text:p>
          </table:table-cell>
          <table:table-cell office:value-type="float" office:value="858.1475" calcext:value-type="float">
            <text:p>858.1475</text:p>
          </table:table-cell>
          <table:table-cell office:value-type="float" office:value="874.8696" calcext:value-type="float">
            <text:p>874.8696</text:p>
          </table:table-cell>
          <table:table-cell office:value-type="float" office:value="325.2653" calcext:value-type="float">
            <text:p>325.2653</text:p>
          </table:table-cell>
          <table:table-cell office:value-type="float" office:value="442.3069" calcext:value-type="float">
            <text:p>442.3069</text:p>
          </table:table-cell>
          <table:table-cell office:value-type="float" office:value="383.8723" calcext:value-type="float">
            <text:p>383.8723</text:p>
          </table:table-cell>
          <table:table-cell office:value-type="float" office:value="325.8722" calcext:value-type="float">
            <text:p>325.87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352.2597" calcext:value-type="float">
            <text:p>352.2597</text:p>
          </table:table-cell>
          <table:table-cell office:value-type="float" office:value="5477.03" calcext:value-type="float">
            <text:p>5477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5.3848" calcext:value-type="float">
            <text:p>-205.3848</text:p>
          </table:table-cell>
          <table:table-cell office:value-type="float" office:value="568.8854" calcext:value-type="float">
            <text:p>568.8854</text:p>
          </table:table-cell>
          <table:table-cell office:value-type="float" office:value="0" calcext:value-type="float">
            <text:p>0</text:p>
          </table:table-cell>
          <table:table-cell office:value-type="float" office:value="58.63359" calcext:value-type="float">
            <text:p>58.63359</text:p>
          </table:table-cell>
          <table:table-cell office:value-type="float" office:value="178.2663" calcext:value-type="float">
            <text:p>178.2663</text:p>
          </table:table-cell>
          <table:table-cell office:value-type="float" office:value="0.02592091" calcext:value-type="float">
            <text:p>0.0259209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889217" calcext:value-type="float">
            <text:p>0.3889217</text:p>
          </table:table-cell>
          <table:table-cell office:value-type="float" office:value="0.483683" calcext:value-type="float">
            <text:p>0.483683</text:p>
          </table:table-cell>
          <table:table-cell office:value-type="float" office:value="360" calcext:value-type="float">
            <text:p>360</text:p>
          </table:table-cell>
          <table:table-cell office:value-type="float" office:value="-206.2373" calcext:value-type="float">
            <text:p>-206.2373</text:p>
          </table:table-cell>
          <table:table-cell office:value-type="float" office:value="0" calcext:value-type="float">
            <text:p>0</text:p>
          </table:table-cell>
          <table:table-cell office:value-type="float" office:value="223.711" calcext:value-type="float">
            <text:p>223.711</text:p>
          </table:table-cell>
          <table:table-cell office:value-type="float" office:value="286.0861" calcext:value-type="float">
            <text:p>286.0861</text:p>
          </table:table-cell>
          <table:table-cell office:value-type="float" office:value="938.1361" calcext:value-type="float">
            <text:p>938.1361</text:p>
          </table:table-cell>
          <table:table-cell office:value-type="float" office:value="887.1624" calcext:value-type="float">
            <text:p>887.1624</text:p>
          </table:table-cell>
          <table:table-cell office:value-type="float" office:value="857.9609" calcext:value-type="float">
            <text:p>857.9609</text:p>
          </table:table-cell>
          <table:table-cell office:value-type="float" office:value="874.7189" calcext:value-type="float">
            <text:p>874.7189</text:p>
          </table:table-cell>
          <table:table-cell office:value-type="float" office:value="325.2057" calcext:value-type="float">
            <text:p>325.2057</text:p>
          </table:table-cell>
          <table:table-cell office:value-type="float" office:value="442.2583" calcext:value-type="float">
            <text:p>442.2583</text:p>
          </table:table-cell>
          <table:table-cell office:value-type="float" office:value="383.8514" calcext:value-type="float">
            <text:p>383.8514</text:p>
          </table:table-cell>
          <table:table-cell office:value-type="float" office:value="325.8624" calcext:value-type="float">
            <text:p>325.86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350.6345" calcext:value-type="float">
            <text:p>350.6345</text:p>
          </table:table-cell>
          <table:table-cell office:value-type="float" office:value="5476.306" calcext:value-type="float">
            <text:p>5476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.6934" calcext:value-type="float">
            <text:p>-207.6934</text:p>
          </table:table-cell>
          <table:table-cell office:value-type="float" office:value="577.4529" calcext:value-type="float">
            <text:p>577.4529</text:p>
          </table:table-cell>
          <table:table-cell office:value-type="float" office:value="0" calcext:value-type="float">
            <text:p>0</text:p>
          </table:table-cell>
          <table:table-cell office:value-type="float" office:value="57.89287" calcext:value-type="float">
            <text:p>57.89287</text:p>
          </table:table-cell>
          <table:table-cell office:value-type="float" office:value="178.2662" calcext:value-type="float">
            <text:p>178.2662</text:p>
          </table:table-cell>
          <table:table-cell office:value-type="float" office:value="0.02597914" calcext:value-type="float">
            <text:p>0.0259791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02802" calcext:value-type="float">
            <text:p>0.3902802</text:p>
          </table:table-cell>
          <table:table-cell office:value-type="float" office:value="0.4832329" calcext:value-type="float">
            <text:p>0.4832329</text:p>
          </table:table-cell>
          <table:table-cell office:value-type="float" office:value="360" calcext:value-type="float">
            <text:p>360</text:p>
          </table:table-cell>
          <table:table-cell office:value-type="float" office:value="-208.5467" calcext:value-type="float">
            <text:p>-208.5467</text:p>
          </table:table-cell>
          <table:table-cell office:value-type="float" office:value="0" calcext:value-type="float">
            <text:p>0</text:p>
          </table:table-cell>
          <table:table-cell office:value-type="float" office:value="223.7716" calcext:value-type="float">
            <text:p>223.7716</text:p>
          </table:table-cell>
          <table:table-cell office:value-type="float" office:value="285.7603" calcext:value-type="float">
            <text:p>285.7603</text:p>
          </table:table-cell>
          <table:table-cell office:value-type="float" office:value="937.137" calcext:value-type="float">
            <text:p>937.137</text:p>
          </table:table-cell>
          <table:table-cell office:value-type="float" office:value="886.5791" calcext:value-type="float">
            <text:p>886.5791</text:p>
          </table:table-cell>
          <table:table-cell office:value-type="float" office:value="857.7621" calcext:value-type="float">
            <text:p>857.7621</text:p>
          </table:table-cell>
          <table:table-cell office:value-type="float" office:value="874.5595" calcext:value-type="float">
            <text:p>874.5595</text:p>
          </table:table-cell>
          <table:table-cell office:value-type="float" office:value="325.1432" calcext:value-type="float">
            <text:p>325.1432</text:p>
          </table:table-cell>
          <table:table-cell office:value-type="float" office:value="442.2085" calcext:value-type="float">
            <text:p>442.2085</text:p>
          </table:table-cell>
          <table:table-cell office:value-type="float" office:value="383.8301" calcext:value-type="float">
            <text:p>383.8301</text:p>
          </table:table-cell>
          <table:table-cell office:value-type="float" office:value="325.8526" calcext:value-type="float">
            <text:p>325.85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349.0553" calcext:value-type="float">
            <text:p>349.0553</text:p>
          </table:table-cell>
          <table:table-cell office:value-type="float" office:value="5475.563" calcext:value-type="float">
            <text:p>5475.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9.9724" calcext:value-type="float">
            <text:p>-209.9724</text:p>
          </table:table-cell>
          <table:table-cell office:value-type="float" office:value="580.9243" calcext:value-type="float">
            <text:p>580.9243</text:p>
          </table:table-cell>
          <table:table-cell office:value-type="float" office:value="0" calcext:value-type="float">
            <text:p>0</text:p>
          </table:table-cell>
          <table:table-cell office:value-type="float" office:value="57.14983" calcext:value-type="float">
            <text:p>57.14983</text:p>
          </table:table-cell>
          <table:table-cell office:value-type="float" office:value="178.2662" calcext:value-type="float">
            <text:p>178.2662</text:p>
          </table:table-cell>
          <table:table-cell office:value-type="float" office:value="0.02604895" calcext:value-type="float">
            <text:p>0.0260489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10894" calcext:value-type="float">
            <text:p>0.3910894</text:p>
          </table:table-cell>
          <table:table-cell office:value-type="float" office:value="0.4822784" calcext:value-type="float">
            <text:p>0.4822784</text:p>
          </table:table-cell>
          <table:table-cell office:value-type="float" office:value="360" calcext:value-type="float">
            <text:p>360</text:p>
          </table:table-cell>
          <table:table-cell office:value-type="float" office:value="-210.8255" calcext:value-type="float">
            <text:p>-210.8255</text:p>
          </table:table-cell>
          <table:table-cell office:value-type="float" office:value="0" calcext:value-type="float">
            <text:p>0</text:p>
          </table:table-cell>
          <table:table-cell office:value-type="float" office:value="223.8324" calcext:value-type="float">
            <text:p>223.8324</text:p>
          </table:table-cell>
          <table:table-cell office:value-type="float" office:value="285.448" calcext:value-type="float">
            <text:p>285.448</text:p>
          </table:table-cell>
          <table:table-cell office:value-type="float" office:value="936.1608" calcext:value-type="float">
            <text:p>936.1608</text:p>
          </table:table-cell>
          <table:table-cell office:value-type="float" office:value="885.9988" calcext:value-type="float">
            <text:p>885.9988</text:p>
          </table:table-cell>
          <table:table-cell office:value-type="float" office:value="857.5621" calcext:value-type="float">
            <text:p>857.5621</text:p>
          </table:table-cell>
          <table:table-cell office:value-type="float" office:value="874.3946" calcext:value-type="float">
            <text:p>874.3946</text:p>
          </table:table-cell>
          <table:table-cell office:value-type="float" office:value="325.0783" calcext:value-type="float">
            <text:p>325.0783</text:p>
          </table:table-cell>
          <table:table-cell office:value-type="float" office:value="442.1567" calcext:value-type="float">
            <text:p>442.1567</text:p>
          </table:table-cell>
          <table:table-cell office:value-type="float" office:value="383.8083" calcext:value-type="float">
            <text:p>383.8083</text:p>
          </table:table-cell>
          <table:table-cell office:value-type="float" office:value="325.8426" calcext:value-type="float">
            <text:p>325.84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347.4832" calcext:value-type="float">
            <text:p>347.4832</text:p>
          </table:table-cell>
          <table:table-cell office:value-type="float" office:value="5474.787" calcext:value-type="float">
            <text:p>5474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.2697" calcext:value-type="float">
            <text:p>-212.2697</text:p>
          </table:table-cell>
          <table:table-cell office:value-type="float" office:value="591.3439" calcext:value-type="float">
            <text:p>591.3439</text:p>
          </table:table-cell>
          <table:table-cell office:value-type="float" office:value="0" calcext:value-type="float">
            <text:p>0</text:p>
          </table:table-cell>
          <table:table-cell office:value-type="float" office:value="56.40184" calcext:value-type="float">
            <text:p>56.40184</text:p>
          </table:table-cell>
          <table:table-cell office:value-type="float" office:value="178.2661" calcext:value-type="float">
            <text:p>178.2661</text:p>
          </table:table-cell>
          <table:table-cell office:value-type="float" office:value="0.02611041" calcext:value-type="float">
            <text:p>0.0261104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15837" calcext:value-type="float">
            <text:p>0.3915837</text:p>
          </table:table-cell>
          <table:table-cell office:value-type="float" office:value="0.481012" calcext:value-type="float">
            <text:p>0.481012</text:p>
          </table:table-cell>
          <table:table-cell office:value-type="float" office:value="360" calcext:value-type="float">
            <text:p>360</text:p>
          </table:table-cell>
          <table:table-cell office:value-type="float" office:value="-213.122" calcext:value-type="float">
            <text:p>-213.122</text:p>
          </table:table-cell>
          <table:table-cell office:value-type="float" office:value="0" calcext:value-type="float">
            <text:p>0</text:p>
          </table:table-cell>
          <table:table-cell office:value-type="float" office:value="223.8941" calcext:value-type="float">
            <text:p>223.8941</text:p>
          </table:table-cell>
          <table:table-cell office:value-type="float" office:value="285.1383" calcext:value-type="float">
            <text:p>285.1383</text:p>
          </table:table-cell>
          <table:table-cell office:value-type="float" office:value="935.1793" calcext:value-type="float">
            <text:p>935.1793</text:p>
          </table:table-cell>
          <table:table-cell office:value-type="float" office:value="885.4139" calcext:value-type="float">
            <text:p>885.4139</text:p>
          </table:table-cell>
          <table:table-cell office:value-type="float" office:value="857.3534" calcext:value-type="float">
            <text:p>857.3534</text:p>
          </table:table-cell>
          <table:table-cell office:value-type="float" office:value="874.2227" calcext:value-type="float">
            <text:p>874.2227</text:p>
          </table:table-cell>
          <table:table-cell office:value-type="float" office:value="325.0114" calcext:value-type="float">
            <text:p>325.0114</text:p>
          </table:table-cell>
          <table:table-cell office:value-type="float" office:value="442.1023" calcext:value-type="float">
            <text:p>442.1023</text:p>
          </table:table-cell>
          <table:table-cell office:value-type="float" office:value="383.7862" calcext:value-type="float">
            <text:p>383.7862</text:p>
          </table:table-cell>
          <table:table-cell office:value-type="float" office:value="325.8325" calcext:value-type="float">
            <text:p>325.83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345.9524" calcext:value-type="float">
            <text:p>345.9524</text:p>
          </table:table-cell>
          <table:table-cell office:value-type="float" office:value="5473.999" calcext:value-type="float">
            <text:p>5473.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4.5388" calcext:value-type="float">
            <text:p>-214.5388</text:p>
          </table:table-cell>
          <table:table-cell office:value-type="float" office:value="593.1789" calcext:value-type="float">
            <text:p>593.1789</text:p>
          </table:table-cell>
          <table:table-cell office:value-type="float" office:value="0" calcext:value-type="float">
            <text:p>0</text:p>
          </table:table-cell>
          <table:table-cell office:value-type="float" office:value="55.73755" calcext:value-type="float">
            <text:p>55.73755</text:p>
          </table:table-cell>
          <table:table-cell office:value-type="float" office:value="178.2661" calcext:value-type="float">
            <text:p>178.2661</text:p>
          </table:table-cell>
          <table:table-cell office:value-type="float" office:value="0.02616532" calcext:value-type="float">
            <text:p>0.0261653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20271" calcext:value-type="float">
            <text:p>0.3920271</text:p>
          </table:table-cell>
          <table:table-cell office:value-type="float" office:value="0.4796183" calcext:value-type="float">
            <text:p>0.4796183</text:p>
          </table:table-cell>
          <table:table-cell office:value-type="float" office:value="360" calcext:value-type="float">
            <text:p>360</text:p>
          </table:table-cell>
          <table:table-cell office:value-type="float" office:value="-215.3901" calcext:value-type="float">
            <text:p>-215.3901</text:p>
          </table:table-cell>
          <table:table-cell office:value-type="float" office:value="0" calcext:value-type="float">
            <text:p>0</text:p>
          </table:table-cell>
          <table:table-cell office:value-type="float" office:value="223.9557" calcext:value-type="float">
            <text:p>223.9557</text:p>
          </table:table-cell>
          <table:table-cell office:value-type="float" office:value="284.8384" calcext:value-type="float">
            <text:p>284.8384</text:p>
          </table:table-cell>
          <table:table-cell office:value-type="float" office:value="934.2188" calcext:value-type="float">
            <text:p>934.2188</text:p>
          </table:table-cell>
          <table:table-cell office:value-type="float" office:value="884.8356" calcext:value-type="float">
            <text:p>884.8356</text:p>
          </table:table-cell>
          <table:table-cell office:value-type="float" office:value="857.1437" calcext:value-type="float">
            <text:p>857.1437</text:p>
          </table:table-cell>
          <table:table-cell office:value-type="float" office:value="874.0485" calcext:value-type="float">
            <text:p>874.0485</text:p>
          </table:table-cell>
          <table:table-cell office:value-type="float" office:value="324.9434" calcext:value-type="float">
            <text:p>324.9434</text:p>
          </table:table-cell>
          <table:table-cell office:value-type="float" office:value="442.0449" calcext:value-type="float">
            <text:p>442.0449</text:p>
          </table:table-cell>
          <table:table-cell office:value-type="float" office:value="383.7633" calcext:value-type="float">
            <text:p>383.7633</text:p>
          </table:table-cell>
          <table:table-cell office:value-type="float" office:value="325.8222" calcext:value-type="float">
            <text:p>325.8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344.5542" calcext:value-type="float">
            <text:p>344.5542</text:p>
          </table:table-cell>
          <table:table-cell office:value-type="float" office:value="5473.254" calcext:value-type="float">
            <text:p>5473.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.6428" calcext:value-type="float">
            <text:p>-216.6428</text:p>
          </table:table-cell>
          <table:table-cell office:value-type="float" office:value="602.5156" calcext:value-type="float">
            <text:p>602.5156</text:p>
          </table:table-cell>
          <table:table-cell office:value-type="float" office:value="0" calcext:value-type="float">
            <text:p>0</text:p>
          </table:table-cell>
          <table:table-cell office:value-type="float" office:value="55.56353" calcext:value-type="float">
            <text:p>55.56353</text:p>
          </table:table-cell>
          <table:table-cell office:value-type="float" office:value="178.2661" calcext:value-type="float">
            <text:p>178.2661</text:p>
          </table:table-cell>
          <table:table-cell office:value-type="float" office:value="0.02624127" calcext:value-type="float">
            <text:p>0.0262412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24578" calcext:value-type="float">
            <text:p>0.3924578</text:p>
          </table:table-cell>
          <table:table-cell office:value-type="float" office:value="0.4781803" calcext:value-type="float">
            <text:p>0.4781803</text:p>
          </table:table-cell>
          <table:table-cell office:value-type="float" office:value="360" calcext:value-type="float">
            <text:p>360</text:p>
          </table:table-cell>
          <table:table-cell office:value-type="float" office:value="-217.493" calcext:value-type="float">
            <text:p>-217.493</text:p>
          </table:table-cell>
          <table:table-cell office:value-type="float" office:value="0" calcext:value-type="float">
            <text:p>0</text:p>
          </table:table-cell>
          <table:table-cell office:value-type="float" office:value="224.0138" calcext:value-type="float">
            <text:p>224.0138</text:p>
          </table:table-cell>
          <table:table-cell office:value-type="float" office:value="284.5666" calcext:value-type="float">
            <text:p>284.5666</text:p>
          </table:table-cell>
          <table:table-cell office:value-type="float" office:value="933.3348" calcext:value-type="float">
            <text:p>933.3348</text:p>
          </table:table-cell>
          <table:table-cell office:value-type="float" office:value="884.3036" calcext:value-type="float">
            <text:p>884.3036</text:p>
          </table:table-cell>
          <table:table-cell office:value-type="float" office:value="856.9506" calcext:value-type="float">
            <text:p>856.9506</text:p>
          </table:table-cell>
          <table:table-cell office:value-type="float" office:value="873.8854" calcext:value-type="float">
            <text:p>873.8854</text:p>
          </table:table-cell>
          <table:table-cell office:value-type="float" office:value="324.878" calcext:value-type="float">
            <text:p>324.878</text:p>
          </table:table-cell>
          <table:table-cell office:value-type="float" office:value="441.9874" calcext:value-type="float">
            <text:p>441.9874</text:p>
          </table:table-cell>
          <table:table-cell office:value-type="float" office:value="383.74" calcext:value-type="float">
            <text:p>383.74</text:p>
          </table:table-cell>
          <table:table-cell office:value-type="float" office:value="325.8118" calcext:value-type="float">
            <text:p>325.81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343.2171" calcext:value-type="float">
            <text:p>343.2171</text:p>
          </table:table-cell>
          <table:table-cell office:value-type="float" office:value="5472.544" calcext:value-type="float">
            <text:p>5472.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8.6523" calcext:value-type="float">
            <text:p>-218.6523</text:p>
          </table:table-cell>
          <table:table-cell office:value-type="float" office:value="605.5629" calcext:value-type="float">
            <text:p>605.5629</text:p>
          </table:table-cell>
          <table:table-cell office:value-type="float" office:value="0" calcext:value-type="float">
            <text:p>0</text:p>
          </table:table-cell>
          <table:table-cell office:value-type="float" office:value="55.43348" calcext:value-type="float">
            <text:p>55.43348</text:p>
          </table:table-cell>
          <table:table-cell office:value-type="float" office:value="178.2661" calcext:value-type="float">
            <text:p>178.2661</text:p>
          </table:table-cell>
          <table:table-cell office:value-type="float" office:value="0.02637919" calcext:value-type="float">
            <text:p>0.0263791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28853" calcext:value-type="float">
            <text:p>0.3928853</text:p>
          </table:table-cell>
          <table:table-cell office:value-type="float" office:value="0.476741" calcext:value-type="float">
            <text:p>0.476741</text:p>
          </table:table-cell>
          <table:table-cell office:value-type="float" office:value="360" calcext:value-type="float">
            <text:p>360</text:p>
          </table:table-cell>
          <table:table-cell office:value-type="float" office:value="-219.5013" calcext:value-type="float">
            <text:p>-219.5013</text:p>
          </table:table-cell>
          <table:table-cell office:value-type="float" office:value="0" calcext:value-type="float">
            <text:p>0</text:p>
          </table:table-cell>
          <table:table-cell office:value-type="float" office:value="224.0695" calcext:value-type="float">
            <text:p>224.0695</text:p>
          </table:table-cell>
          <table:table-cell office:value-type="float" office:value="284.3009" calcext:value-type="float">
            <text:p>284.3009</text:p>
          </table:table-cell>
          <table:table-cell office:value-type="float" office:value="932.49" calcext:value-type="float">
            <text:p>932.49</text:p>
          </table:table-cell>
          <table:table-cell office:value-type="float" office:value="883.8025" calcext:value-type="float">
            <text:p>883.8025</text:p>
          </table:table-cell>
          <table:table-cell office:value-type="float" office:value="856.764" calcext:value-type="float">
            <text:p>856.764</text:p>
          </table:table-cell>
          <table:table-cell office:value-type="float" office:value="873.7314" calcext:value-type="float">
            <text:p>873.7314</text:p>
          </table:table-cell>
          <table:table-cell office:value-type="float" office:value="324.8164" calcext:value-type="float">
            <text:p>324.8164</text:p>
          </table:table-cell>
          <table:table-cell office:value-type="float" office:value="441.9332" calcext:value-type="float">
            <text:p>441.9332</text:p>
          </table:table-cell>
          <table:table-cell office:value-type="float" office:value="383.7166" calcext:value-type="float">
            <text:p>383.7166</text:p>
          </table:table-cell>
          <table:table-cell office:value-type="float" office:value="325.8012" calcext:value-type="float">
            <text:p>325.80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341.9239" calcext:value-type="float">
            <text:p>341.9239</text:p>
          </table:table-cell>
          <table:table-cell office:value-type="float" office:value="5471.853" calcext:value-type="float">
            <text:p>5471.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.6091" calcext:value-type="float">
            <text:p>-220.6091</text:p>
          </table:table-cell>
          <table:table-cell office:value-type="float" office:value="614.4217" calcext:value-type="float">
            <text:p>614.4217</text:p>
          </table:table-cell>
          <table:table-cell office:value-type="float" office:value="0" calcext:value-type="float">
            <text:p>0</text:p>
          </table:table-cell>
          <table:table-cell office:value-type="float" office:value="55.3363" calcext:value-type="float">
            <text:p>55.3363</text:p>
          </table:table-cell>
          <table:table-cell office:value-type="float" office:value="178.266" calcext:value-type="float">
            <text:p>178.266</text:p>
          </table:table-cell>
          <table:table-cell office:value-type="float" office:value="0.02650117" calcext:value-type="float">
            <text:p>0.0265011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3306" calcext:value-type="float">
            <text:p>0.393306</text:p>
          </table:table-cell>
          <table:table-cell office:value-type="float" office:value="0.4753163" calcext:value-type="float">
            <text:p>0.4753163</text:p>
          </table:table-cell>
          <table:table-cell office:value-type="float" office:value="360" calcext:value-type="float">
            <text:p>360</text:p>
          </table:table-cell>
          <table:table-cell office:value-type="float" office:value="-221.457" calcext:value-type="float">
            <text:p>-221.457</text:p>
          </table:table-cell>
          <table:table-cell office:value-type="float" office:value="0" calcext:value-type="float">
            <text:p>0</text:p>
          </table:table-cell>
          <table:table-cell office:value-type="float" office:value="224.1239" calcext:value-type="float">
            <text:p>224.1239</text:p>
          </table:table-cell>
          <table:table-cell office:value-type="float" office:value="284.0427" calcext:value-type="float">
            <text:p>284.0427</text:p>
          </table:table-cell>
          <table:table-cell office:value-type="float" office:value="931.6714" calcext:value-type="float">
            <text:p>931.6714</text:p>
          </table:table-cell>
          <table:table-cell office:value-type="float" office:value="883.3159" calcext:value-type="float">
            <text:p>883.3159</text:p>
          </table:table-cell>
          <table:table-cell office:value-type="float" office:value="856.5833" calcext:value-type="float">
            <text:p>856.5833</text:p>
          </table:table-cell>
          <table:table-cell office:value-type="float" office:value="873.5821" calcext:value-type="float">
            <text:p>873.5821</text:p>
          </table:table-cell>
          <table:table-cell office:value-type="float" office:value="324.7569" calcext:value-type="float">
            <text:p>324.7569</text:p>
          </table:table-cell>
          <table:table-cell office:value-type="float" office:value="441.8815" calcext:value-type="float">
            <text:p>441.8815</text:p>
          </table:table-cell>
          <table:table-cell office:value-type="float" office:value="383.6933" calcext:value-type="float">
            <text:p>383.6933</text:p>
          </table:table-cell>
          <table:table-cell office:value-type="float" office:value="325.7904" calcext:value-type="float">
            <text:p>325.79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340.7317" calcext:value-type="float">
            <text:p>340.7317</text:p>
          </table:table-cell>
          <table:table-cell office:value-type="float" office:value="5471.207" calcext:value-type="float">
            <text:p>5471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4274" calcext:value-type="float">
            <text:p>-222.4274</text:p>
          </table:table-cell>
          <table:table-cell office:value-type="float" office:value="617.17" calcext:value-type="float">
            <text:p>617.17</text:p>
          </table:table-cell>
          <table:table-cell office:value-type="float" office:value="0" calcext:value-type="float">
            <text:p>0</text:p>
          </table:table-cell>
          <table:table-cell office:value-type="float" office:value="55.2428" calcext:value-type="float">
            <text:p>55.2428</text:p>
          </table:table-cell>
          <table:table-cell office:value-type="float" office:value="178.266" calcext:value-type="float">
            <text:p>178.266</text:p>
          </table:table-cell>
          <table:table-cell office:value-type="float" office:value="0.02665104" calcext:value-type="float">
            <text:p>0.0266510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3723" calcext:value-type="float">
            <text:p>0.393723</text:p>
          </table:table-cell>
          <table:table-cell office:value-type="float" office:value="0.473905" calcext:value-type="float">
            <text:p>0.473905</text:p>
          </table:table-cell>
          <table:table-cell office:value-type="float" office:value="360" calcext:value-type="float">
            <text:p>360</text:p>
          </table:table-cell>
          <table:table-cell office:value-type="float" office:value="-223.2742" calcext:value-type="float">
            <text:p>-223.2742</text:p>
          </table:table-cell>
          <table:table-cell office:value-type="float" office:value="0" calcext:value-type="float">
            <text:p>0</text:p>
          </table:table-cell>
          <table:table-cell office:value-type="float" office:value="224.1744" calcext:value-type="float">
            <text:p>224.1744</text:p>
          </table:table-cell>
          <table:table-cell office:value-type="float" office:value="283.8039" calcext:value-type="float">
            <text:p>283.8039</text:p>
          </table:table-cell>
          <table:table-cell office:value-type="float" office:value="930.9188" calcext:value-type="float">
            <text:p>930.9188</text:p>
          </table:table-cell>
          <table:table-cell office:value-type="float" office:value="882.867" calcext:value-type="float">
            <text:p>882.867</text:p>
          </table:table-cell>
          <table:table-cell office:value-type="float" office:value="856.4147" calcext:value-type="float">
            <text:p>856.4147</text:p>
          </table:table-cell>
          <table:table-cell office:value-type="float" office:value="873.441" calcext:value-type="float">
            <text:p>873.441</text:p>
          </table:table-cell>
          <table:table-cell office:value-type="float" office:value="324.7012" calcext:value-type="float">
            <text:p>324.7012</text:p>
          </table:table-cell>
          <table:table-cell office:value-type="float" office:value="441.8319" calcext:value-type="float">
            <text:p>441.8319</text:p>
          </table:table-cell>
          <table:table-cell office:value-type="float" office:value="383.6702" calcext:value-type="float">
            <text:p>383.6702</text:p>
          </table:table-cell>
          <table:table-cell office:value-type="float" office:value="325.7796" calcext:value-type="float">
            <text:p>325.779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339.5355" calcext:value-type="float">
            <text:p>339.5355</text:p>
          </table:table-cell>
          <table:table-cell office:value-type="float" office:value="5470.548" calcext:value-type="float">
            <text:p>5470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2455" calcext:value-type="float">
            <text:p>-224.2455</text:p>
          </table:table-cell>
          <table:table-cell office:value-type="float" office:value="623.6439" calcext:value-type="float">
            <text:p>623.6439</text:p>
          </table:table-cell>
          <table:table-cell office:value-type="float" office:value="0" calcext:value-type="float">
            <text:p>0</text:p>
          </table:table-cell>
          <table:table-cell office:value-type="float" office:value="55.08458" calcext:value-type="float">
            <text:p>55.08458</text:p>
          </table:table-cell>
          <table:table-cell office:value-type="float" office:value="178.266" calcext:value-type="float">
            <text:p>178.266</text:p>
          </table:table-cell>
          <table:table-cell office:value-type="float" office:value="0.02679497" calcext:value-type="float">
            <text:p>0.0267949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41385" calcext:value-type="float">
            <text:p>0.3941385</text:p>
          </table:table-cell>
          <table:table-cell office:value-type="float" office:value="0.4725216" calcext:value-type="float">
            <text:p>0.4725216</text:p>
          </table:table-cell>
          <table:table-cell office:value-type="float" office:value="360" calcext:value-type="float">
            <text:p>360</text:p>
          </table:table-cell>
          <table:table-cell office:value-type="float" office:value="-225.0912" calcext:value-type="float">
            <text:p>-225.0912</text:p>
          </table:table-cell>
          <table:table-cell office:value-type="float" office:value="0" calcext:value-type="float">
            <text:p>0</text:p>
          </table:table-cell>
          <table:table-cell office:value-type="float" office:value="224.2247" calcext:value-type="float">
            <text:p>224.2247</text:p>
          </table:table-cell>
          <table:table-cell office:value-type="float" office:value="283.5615" calcext:value-type="float">
            <text:p>283.5615</text:p>
          </table:table-cell>
          <table:table-cell office:value-type="float" office:value="930.1543" calcext:value-type="float">
            <text:p>930.1543</text:p>
          </table:table-cell>
          <table:table-cell office:value-type="float" office:value="882.4144" calcext:value-type="float">
            <text:p>882.4144</text:p>
          </table:table-cell>
          <table:table-cell office:value-type="float" office:value="856.246" calcext:value-type="float">
            <text:p>856.246</text:p>
          </table:table-cell>
          <table:table-cell office:value-type="float" office:value="873.3013" calcext:value-type="float">
            <text:p>873.3013</text:p>
          </table:table-cell>
          <table:table-cell office:value-type="float" office:value="324.6468" calcext:value-type="float">
            <text:p>324.6468</text:p>
          </table:table-cell>
          <table:table-cell office:value-type="float" office:value="441.7839" calcext:value-type="float">
            <text:p>441.7839</text:p>
          </table:table-cell>
          <table:table-cell office:value-type="float" office:value="383.6473" calcext:value-type="float">
            <text:p>383.6473</text:p>
          </table:table-cell>
          <table:table-cell office:value-type="float" office:value="325.7687" calcext:value-type="float">
            <text:p>325.76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338.363" calcext:value-type="float">
            <text:p>338.363</text:p>
          </table:table-cell>
          <table:table-cell office:value-type="float" office:value="5469.895" calcext:value-type="float">
            <text:p>5469.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6.0426" calcext:value-type="float">
            <text:p>-226.0426</text:p>
          </table:table-cell>
          <table:table-cell office:value-type="float" office:value="626.7194" calcext:value-type="float">
            <text:p>626.7194</text:p>
          </table:table-cell>
          <table:table-cell office:value-type="float" office:value="0" calcext:value-type="float">
            <text:p>0</text:p>
          </table:table-cell>
          <table:table-cell office:value-type="float" office:value="54.97998" calcext:value-type="float">
            <text:p>54.97998</text:p>
          </table:table-cell>
          <table:table-cell office:value-type="float" office:value="178.266" calcext:value-type="float">
            <text:p>178.266</text:p>
          </table:table-cell>
          <table:table-cell office:value-type="float" office:value="0.02693736" calcext:value-type="float">
            <text:p>0.0269373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45529" calcext:value-type="float">
            <text:p>0.3945529</text:p>
          </table:table-cell>
          <table:table-cell office:value-type="float" office:value="0.4711669" calcext:value-type="float">
            <text:p>0.4711669</text:p>
          </table:table-cell>
          <table:table-cell office:value-type="float" office:value="360" calcext:value-type="float">
            <text:p>360</text:p>
          </table:table-cell>
          <table:table-cell office:value-type="float" office:value="-226.8871" calcext:value-type="float">
            <text:p>-226.8871</text:p>
          </table:table-cell>
          <table:table-cell office:value-type="float" office:value="0" calcext:value-type="float">
            <text:p>0</text:p>
          </table:table-cell>
          <table:table-cell office:value-type="float" office:value="224.275" calcext:value-type="float">
            <text:p>224.275</text:p>
          </table:table-cell>
          <table:table-cell office:value-type="float" office:value="283.3224" calcext:value-type="float">
            <text:p>283.3224</text:p>
          </table:table-cell>
          <table:table-cell office:value-type="float" office:value="929.4057" calcext:value-type="float">
            <text:p>929.4057</text:p>
          </table:table-cell>
          <table:table-cell office:value-type="float" office:value="881.9747" calcext:value-type="float">
            <text:p>881.9747</text:p>
          </table:table-cell>
          <table:table-cell office:value-type="float" office:value="856.0734" calcext:value-type="float">
            <text:p>856.0734</text:p>
          </table:table-cell>
          <table:table-cell office:value-type="float" office:value="873.1606" calcext:value-type="float">
            <text:p>873.1606</text:p>
          </table:table-cell>
          <table:table-cell office:value-type="float" office:value="324.5923" calcext:value-type="float">
            <text:p>324.5923</text:p>
          </table:table-cell>
          <table:table-cell office:value-type="float" office:value="441.7361" calcext:value-type="float">
            <text:p>441.7361</text:p>
          </table:table-cell>
          <table:table-cell office:value-type="float" office:value="383.6247" calcext:value-type="float">
            <text:p>383.6247</text:p>
          </table:table-cell>
          <table:table-cell office:value-type="float" office:value="325.7578" calcext:value-type="float">
            <text:p>325.75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337.2428" calcext:value-type="float">
            <text:p>337.2428</text:p>
          </table:table-cell>
          <table:table-cell office:value-type="float" office:value="5469.27" calcext:value-type="float">
            <text:p>5469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7.6781" calcext:value-type="float">
            <text:p>-227.6781</text:p>
          </table:table-cell>
          <table:table-cell office:value-type="float" office:value="633.6393" calcext:value-type="float">
            <text:p>633.6393</text:p>
          </table:table-cell>
          <table:table-cell office:value-type="float" office:value="0" calcext:value-type="float">
            <text:p>0</text:p>
          </table:table-cell>
          <table:table-cell office:value-type="float" office:value="54.92727" calcext:value-type="float">
            <text:p>54.92727</text:p>
          </table:table-cell>
          <table:table-cell office:value-type="float" office:value="178.2661" calcext:value-type="float">
            <text:p>178.2661</text:p>
          </table:table-cell>
          <table:table-cell office:value-type="float" office:value="0.02712795" calcext:value-type="float">
            <text:p>0.0271279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49674" calcext:value-type="float">
            <text:p>0.3949674</text:p>
          </table:table-cell>
          <table:table-cell office:value-type="float" office:value="0.4698601" calcext:value-type="float">
            <text:p>0.4698601</text:p>
          </table:table-cell>
          <table:table-cell office:value-type="float" office:value="360" calcext:value-type="float">
            <text:p>360</text:p>
          </table:table-cell>
          <table:table-cell office:value-type="float" office:value="-228.5216" calcext:value-type="float">
            <text:p>-228.5216</text:p>
          </table:table-cell>
          <table:table-cell office:value-type="float" office:value="0" calcext:value-type="float">
            <text:p>0</text:p>
          </table:table-cell>
          <table:table-cell office:value-type="float" office:value="224.3071" calcext:value-type="float">
            <text:p>224.3071</text:p>
          </table:table-cell>
          <table:table-cell office:value-type="float" office:value="283.0971" calcext:value-type="float">
            <text:p>283.0971</text:p>
          </table:table-cell>
          <table:table-cell office:value-type="float" office:value="928.7045" calcext:value-type="float">
            <text:p>928.7045</text:p>
          </table:table-cell>
          <table:table-cell office:value-type="float" office:value="881.5562" calcext:value-type="float">
            <text:p>881.5562</text:p>
          </table:table-cell>
          <table:table-cell office:value-type="float" office:value="855.9117" calcext:value-type="float">
            <text:p>855.9117</text:p>
          </table:table-cell>
          <table:table-cell office:value-type="float" office:value="873.0235" calcext:value-type="float">
            <text:p>873.0235</text:p>
          </table:table-cell>
          <table:table-cell office:value-type="float" office:value="324.5393" calcext:value-type="float">
            <text:p>324.5393</text:p>
          </table:table-cell>
          <table:table-cell office:value-type="float" office:value="441.6891" calcext:value-type="float">
            <text:p>441.6891</text:p>
          </table:table-cell>
          <table:table-cell office:value-type="float" office:value="383.6022" calcext:value-type="float">
            <text:p>383.6022</text:p>
          </table:table-cell>
          <table:table-cell office:value-type="float" office:value="325.7468" calcext:value-type="float">
            <text:p>325.74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336.2261" calcext:value-type="float">
            <text:p>336.2261</text:p>
          </table:table-cell>
          <table:table-cell office:value-type="float" office:value="5468.709" calcext:value-type="float">
            <text:p>5468.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9.2909" calcext:value-type="float">
            <text:p>-229.2909</text:p>
          </table:table-cell>
          <table:table-cell office:value-type="float" office:value="637.7705" calcext:value-type="float">
            <text:p>637.7705</text:p>
          </table:table-cell>
          <table:table-cell office:value-type="float" office:value="0" calcext:value-type="float">
            <text:p>0</text:p>
          </table:table-cell>
          <table:table-cell office:value-type="float" office:value="54.87437" calcext:value-type="float">
            <text:p>54.87437</text:p>
          </table:table-cell>
          <table:table-cell office:value-type="float" office:value="178.2684" calcext:value-type="float">
            <text:p>178.2684</text:p>
          </table:table-cell>
          <table:table-cell office:value-type="float" office:value="0.02733297" calcext:value-type="float">
            <text:p>0.0273329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67572" calcext:value-type="float">
            <text:p>0.3967572</text:p>
          </table:table-cell>
          <table:table-cell office:value-type="float" office:value="0.4701565" calcext:value-type="float">
            <text:p>0.4701565</text:p>
          </table:table-cell>
          <table:table-cell office:value-type="float" office:value="360" calcext:value-type="float">
            <text:p>360</text:p>
          </table:table-cell>
          <table:table-cell office:value-type="float" office:value="-230.1363" calcext:value-type="float">
            <text:p>-230.1363</text:p>
          </table:table-cell>
          <table:table-cell office:value-type="float" office:value="0" calcext:value-type="float">
            <text:p>0</text:p>
          </table:table-cell>
          <table:table-cell office:value-type="float" office:value="224.3289" calcext:value-type="float">
            <text:p>224.3289</text:p>
          </table:table-cell>
          <table:table-cell office:value-type="float" office:value="282.8923" calcext:value-type="float">
            <text:p>282.8923</text:p>
          </table:table-cell>
          <table:table-cell office:value-type="float" office:value="928.0759" calcext:value-type="float">
            <text:p>928.0759</text:p>
          </table:table-cell>
          <table:table-cell office:value-type="float" office:value="881.18" calcext:value-type="float">
            <text:p>881.18</text:p>
          </table:table-cell>
          <table:table-cell office:value-type="float" office:value="855.7692" calcext:value-type="float">
            <text:p>855.7692</text:p>
          </table:table-cell>
          <table:table-cell office:value-type="float" office:value="872.9" calcext:value-type="float">
            <text:p>872.9</text:p>
          </table:table-cell>
          <table:table-cell office:value-type="float" office:value="324.4912" calcext:value-type="float">
            <text:p>324.4912</text:p>
          </table:table-cell>
          <table:table-cell office:value-type="float" office:value="441.644" calcext:value-type="float">
            <text:p>441.644</text:p>
          </table:table-cell>
          <table:table-cell office:value-type="float" office:value="383.5804" calcext:value-type="float">
            <text:p>383.5804</text:p>
          </table:table-cell>
          <table:table-cell office:value-type="float" office:value="325.7358" calcext:value-type="float">
            <text:p>325.73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335.2541" calcext:value-type="float">
            <text:p>335.2541</text:p>
          </table:table-cell>
          <table:table-cell office:value-type="float" office:value="5468.151" calcext:value-type="float">
            <text:p>5468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0.8181" calcext:value-type="float">
            <text:p>-230.8181</text:p>
          </table:table-cell>
          <table:table-cell office:value-type="float" office:value="644.7294" calcext:value-type="float">
            <text:p>644.7294</text:p>
          </table:table-cell>
          <table:table-cell office:value-type="float" office:value="0" calcext:value-type="float">
            <text:p>0</text:p>
          </table:table-cell>
          <table:table-cell office:value-type="float" office:value="54.79277" calcext:value-type="float">
            <text:p>54.79277</text:p>
          </table:table-cell>
          <table:table-cell office:value-type="float" office:value="178.2685" calcext:value-type="float">
            <text:p>178.2685</text:p>
          </table:table-cell>
          <table:table-cell office:value-type="float" office:value="0.02753864" calcext:value-type="float">
            <text:p>0.0275386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73775" calcext:value-type="float">
            <text:p>0.3973775</text:p>
          </table:table-cell>
          <table:table-cell office:value-type="float" office:value="0.4692099" calcext:value-type="float">
            <text:p>0.4692099</text:p>
          </table:table-cell>
          <table:table-cell office:value-type="float" office:value="360" calcext:value-type="float">
            <text:p>360</text:p>
          </table:table-cell>
          <table:table-cell office:value-type="float" office:value="-231.6629" calcext:value-type="float">
            <text:p>-231.6629</text:p>
          </table:table-cell>
          <table:table-cell office:value-type="float" office:value="0" calcext:value-type="float">
            <text:p>0</text:p>
          </table:table-cell>
          <table:table-cell office:value-type="float" office:value="224.369" calcext:value-type="float">
            <text:p>224.369</text:p>
          </table:table-cell>
          <table:table-cell office:value-type="float" office:value="282.6912" calcext:value-type="float">
            <text:p>282.6912</text:p>
          </table:table-cell>
          <table:table-cell office:value-type="float" office:value="927.4604" calcext:value-type="float">
            <text:p>927.4604</text:p>
          </table:table-cell>
          <table:table-cell office:value-type="float" office:value="880.8105" calcext:value-type="float">
            <text:p>880.8105</text:p>
          </table:table-cell>
          <table:table-cell office:value-type="float" office:value="855.6282" calcext:value-type="float">
            <text:p>855.6282</text:p>
          </table:table-cell>
          <table:table-cell office:value-type="float" office:value="872.7792" calcext:value-type="float">
            <text:p>872.7792</text:p>
          </table:table-cell>
          <table:table-cell office:value-type="float" office:value="324.4449" calcext:value-type="float">
            <text:p>324.4449</text:p>
          </table:table-cell>
          <table:table-cell office:value-type="float" office:value="441.6008" calcext:value-type="float">
            <text:p>441.6008</text:p>
          </table:table-cell>
          <table:table-cell office:value-type="float" office:value="383.5588" calcext:value-type="float">
            <text:p>383.5588</text:p>
          </table:table-cell>
          <table:table-cell office:value-type="float" office:value="325.7248" calcext:value-type="float">
            <text:p>325.72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334.3338" calcext:value-type="float">
            <text:p>334.3338</text:p>
          </table:table-cell>
          <table:table-cell office:value-type="float" office:value="5467.611" calcext:value-type="float">
            <text:p>5467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.2702" calcext:value-type="float">
            <text:p>-232.2702</text:p>
          </table:table-cell>
          <table:table-cell office:value-type="float" office:value="649.0964" calcext:value-type="float">
            <text:p>649.0964</text:p>
          </table:table-cell>
          <table:table-cell office:value-type="float" office:value="0" calcext:value-type="float">
            <text:p>0</text:p>
          </table:table-cell>
          <table:table-cell office:value-type="float" office:value="54.71294" calcext:value-type="float">
            <text:p>54.71294</text:p>
          </table:table-cell>
          <table:table-cell office:value-type="float" office:value="178.2686" calcext:value-type="float">
            <text:p>178.2686</text:p>
          </table:table-cell>
          <table:table-cell office:value-type="float" office:value="0.02775146" calcext:value-type="float">
            <text:p>0.0277514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77951" calcext:value-type="float">
            <text:p>0.3977951</text:p>
          </table:table-cell>
          <table:table-cell office:value-type="float" office:value="0.4680055" calcext:value-type="float">
            <text:p>0.4680055</text:p>
          </table:table-cell>
          <table:table-cell office:value-type="float" office:value="360" calcext:value-type="float">
            <text:p>360</text:p>
          </table:table-cell>
          <table:table-cell office:value-type="float" office:value="-233.114" calcext:value-type="float">
            <text:p>-233.114</text:p>
          </table:table-cell>
          <table:table-cell office:value-type="float" office:value="0" calcext:value-type="float">
            <text:p>0</text:p>
          </table:table-cell>
          <table:table-cell office:value-type="float" office:value="224.4076" calcext:value-type="float">
            <text:p>224.4076</text:p>
          </table:table-cell>
          <table:table-cell office:value-type="float" office:value="282.4999" calcext:value-type="float">
            <text:p>282.4999</text:p>
          </table:table-cell>
          <table:table-cell office:value-type="float" office:value="926.8782" calcext:value-type="float">
            <text:p>926.8782</text:p>
          </table:table-cell>
          <table:table-cell office:value-type="float" office:value="880.4511" calcext:value-type="float">
            <text:p>880.4511</text:p>
          </table:table-cell>
          <table:table-cell office:value-type="float" office:value="855.4985" calcext:value-type="float">
            <text:p>855.4985</text:p>
          </table:table-cell>
          <table:table-cell office:value-type="float" office:value="872.6631" calcext:value-type="float">
            <text:p>872.6631</text:p>
          </table:table-cell>
          <table:table-cell office:value-type="float" office:value="324.4003" calcext:value-type="float">
            <text:p>324.4003</text:p>
          </table:table-cell>
          <table:table-cell office:value-type="float" office:value="441.5581" calcext:value-type="float">
            <text:p>441.5581</text:p>
          </table:table-cell>
          <table:table-cell office:value-type="float" office:value="383.5376" calcext:value-type="float">
            <text:p>383.5376</text:p>
          </table:table-cell>
          <table:table-cell office:value-type="float" office:value="325.7138" calcext:value-type="float">
            <text:p>325.71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333.3704" calcext:value-type="float">
            <text:p>333.3704</text:p>
          </table:table-cell>
          <table:table-cell office:value-type="float" office:value="5467.055" calcext:value-type="float">
            <text:p>5467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.7569" calcext:value-type="float">
            <text:p>-233.7569</text:p>
          </table:table-cell>
          <table:table-cell office:value-type="float" office:value="651.9752" calcext:value-type="float">
            <text:p>651.9752</text:p>
          </table:table-cell>
          <table:table-cell office:value-type="float" office:value="0" calcext:value-type="float">
            <text:p>0</text:p>
          </table:table-cell>
          <table:table-cell office:value-type="float" office:value="54.60521" calcext:value-type="float">
            <text:p>54.60521</text:p>
          </table:table-cell>
          <table:table-cell office:value-type="float" office:value="178.2686" calcext:value-type="float">
            <text:p>178.2686</text:p>
          </table:table-cell>
          <table:table-cell office:value-type="float" office:value="0.02795463" calcext:value-type="float">
            <text:p>0.0279546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82046" calcext:value-type="float">
            <text:p>0.3982046</text:p>
          </table:table-cell>
          <table:table-cell office:value-type="float" office:value="0.466819" calcext:value-type="float">
            <text:p>0.466819</text:p>
          </table:table-cell>
          <table:table-cell office:value-type="float" office:value="360" calcext:value-type="float">
            <text:p>360</text:p>
          </table:table-cell>
          <table:table-cell office:value-type="float" office:value="-234.5998" calcext:value-type="float">
            <text:p>-234.5998</text:p>
          </table:table-cell>
          <table:table-cell office:value-type="float" office:value="0" calcext:value-type="float">
            <text:p>0</text:p>
          </table:table-cell>
          <table:table-cell office:value-type="float" office:value="224.4464" calcext:value-type="float">
            <text:p>224.4464</text:p>
          </table:table-cell>
          <table:table-cell office:value-type="float" office:value="282.2931" calcext:value-type="float">
            <text:p>282.2931</text:p>
          </table:table-cell>
          <table:table-cell office:value-type="float" office:value="926.2596" calcext:value-type="float">
            <text:p>926.2596</text:p>
          </table:table-cell>
          <table:table-cell office:value-type="float" office:value="880.0862" calcext:value-type="float">
            <text:p>880.0862</text:p>
          </table:table-cell>
          <table:table-cell office:value-type="float" office:value="855.3636" calcext:value-type="float">
            <text:p>855.3636</text:p>
          </table:table-cell>
          <table:table-cell office:value-type="float" office:value="872.5475" calcext:value-type="float">
            <text:p>872.5475</text:p>
          </table:table-cell>
          <table:table-cell office:value-type="float" office:value="324.3565" calcext:value-type="float">
            <text:p>324.3565</text:p>
          </table:table-cell>
          <table:table-cell office:value-type="float" office:value="441.516" calcext:value-type="float">
            <text:p>441.516</text:p>
          </table:table-cell>
          <table:table-cell office:value-type="float" office:value="383.5167" calcext:value-type="float">
            <text:p>383.5167</text:p>
          </table:table-cell>
          <table:table-cell office:value-type="float" office:value="325.7029" calcext:value-type="float">
            <text:p>325.70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332.3118" calcext:value-type="float">
            <text:p>332.3118</text:p>
          </table:table-cell>
          <table:table-cell office:value-type="float" office:value="5466.43" calcext:value-type="float">
            <text:p>5466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5.3871" calcext:value-type="float">
            <text:p>-235.3871</text:p>
          </table:table-cell>
          <table:table-cell office:value-type="float" office:value="654.236" calcext:value-type="float">
            <text:p>654.236</text:p>
          </table:table-cell>
          <table:table-cell office:value-type="float" office:value="0" calcext:value-type="float">
            <text:p>0</text:p>
          </table:table-cell>
          <table:table-cell office:value-type="float" office:value="54.44681" calcext:value-type="float">
            <text:p>54.44681</text:p>
          </table:table-cell>
          <table:table-cell office:value-type="float" office:value="178.2686" calcext:value-type="float">
            <text:p>178.2686</text:p>
          </table:table-cell>
          <table:table-cell office:value-type="float" office:value="0.02813773" calcext:value-type="float">
            <text:p>0.0281377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86103" calcext:value-type="float">
            <text:p>0.3986103</text:p>
          </table:table-cell>
          <table:table-cell office:value-type="float" office:value="0.4656698" calcext:value-type="float">
            <text:p>0.4656698</text:p>
          </table:table-cell>
          <table:table-cell office:value-type="float" office:value="360" calcext:value-type="float">
            <text:p>360</text:p>
          </table:table-cell>
          <table:table-cell office:value-type="float" office:value="-236.229" calcext:value-type="float">
            <text:p>-236.229</text:p>
          </table:table-cell>
          <table:table-cell office:value-type="float" office:value="0" calcext:value-type="float">
            <text:p>0</text:p>
          </table:table-cell>
          <table:table-cell office:value-type="float" office:value="224.4909" calcext:value-type="float">
            <text:p>224.4909</text:p>
          </table:table-cell>
          <table:table-cell office:value-type="float" office:value="282.0645" calcext:value-type="float">
            <text:p>282.0645</text:p>
          </table:table-cell>
          <table:table-cell office:value-type="float" office:value="925.567" calcext:value-type="float">
            <text:p>925.567</text:p>
          </table:table-cell>
          <table:table-cell office:value-type="float" office:value="879.6793" calcext:value-type="float">
            <text:p>879.6793</text:p>
          </table:table-cell>
          <table:table-cell office:value-type="float" office:value="855.2109" calcext:value-type="float">
            <text:p>855.2109</text:p>
          </table:table-cell>
          <table:table-cell office:value-type="float" office:value="872.4207" calcext:value-type="float">
            <text:p>872.4207</text:p>
          </table:table-cell>
          <table:table-cell office:value-type="float" office:value="324.3101" calcext:value-type="float">
            <text:p>324.3101</text:p>
          </table:table-cell>
          <table:table-cell office:value-type="float" office:value="441.4733" calcext:value-type="float">
            <text:p>441.4733</text:p>
          </table:table-cell>
          <table:table-cell office:value-type="float" office:value="383.4961" calcext:value-type="float">
            <text:p>383.4961</text:p>
          </table:table-cell>
          <table:table-cell office:value-type="float" office:value="325.692" calcext:value-type="float">
            <text:p>325.69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331.3423" calcext:value-type="float">
            <text:p>331.3423</text:p>
          </table:table-cell>
          <table:table-cell office:value-type="float" office:value="5465.827" calcext:value-type="float">
            <text:p>5465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9367" calcext:value-type="float">
            <text:p>-236.9367</text:p>
          </table:table-cell>
          <table:table-cell office:value-type="float" office:value="661.0369" calcext:value-type="float">
            <text:p>661.0369</text:p>
          </table:table-cell>
          <table:table-cell office:value-type="float" office:value="0" calcext:value-type="float">
            <text:p>0</text:p>
          </table:table-cell>
          <table:table-cell office:value-type="float" office:value="54.35314" calcext:value-type="float">
            <text:p>54.35314</text:p>
          </table:table-cell>
          <table:table-cell office:value-type="float" office:value="178.2686" calcext:value-type="float">
            <text:p>178.2686</text:p>
          </table:table-cell>
          <table:table-cell office:value-type="float" office:value="0.02833367" calcext:value-type="float">
            <text:p>0.0283336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90143" calcext:value-type="float">
            <text:p>0.3990143</text:p>
          </table:table-cell>
          <table:table-cell office:value-type="float" office:value="0.4645493" calcext:value-type="float">
            <text:p>0.4645493</text:p>
          </table:table-cell>
          <table:table-cell office:value-type="float" office:value="360" calcext:value-type="float">
            <text:p>360</text:p>
          </table:table-cell>
          <table:table-cell office:value-type="float" office:value="-237.7777" calcext:value-type="float">
            <text:p>-237.7777</text:p>
          </table:table-cell>
          <table:table-cell office:value-type="float" office:value="0" calcext:value-type="float">
            <text:p>0</text:p>
          </table:table-cell>
          <table:table-cell office:value-type="float" office:value="224.5331" calcext:value-type="float">
            <text:p>224.5331</text:p>
          </table:table-cell>
          <table:table-cell office:value-type="float" office:value="281.8612" calcext:value-type="float">
            <text:p>281.8612</text:p>
          </table:table-cell>
          <table:table-cell office:value-type="float" office:value="924.9373" calcext:value-type="float">
            <text:p>924.9373</text:p>
          </table:table-cell>
          <table:table-cell office:value-type="float" office:value="879.3013" calcext:value-type="float">
            <text:p>879.3013</text:p>
          </table:table-cell>
          <table:table-cell office:value-type="float" office:value="855.0591" calcext:value-type="float">
            <text:p>855.0591</text:p>
          </table:table-cell>
          <table:table-cell office:value-type="float" office:value="872.2925" calcext:value-type="float">
            <text:p>872.2925</text:p>
          </table:table-cell>
          <table:table-cell office:value-type="float" office:value="324.2622" calcext:value-type="float">
            <text:p>324.2622</text:p>
          </table:table-cell>
          <table:table-cell office:value-type="float" office:value="441.4297" calcext:value-type="float">
            <text:p>441.4297</text:p>
          </table:table-cell>
          <table:table-cell office:value-type="float" office:value="383.4753" calcext:value-type="float">
            <text:p>383.4753</text:p>
          </table:table-cell>
          <table:table-cell office:value-type="float" office:value="325.6811" calcext:value-type="float">
            <text:p>325.68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330.3789" calcext:value-type="float">
            <text:p>330.3789</text:p>
          </table:table-cell>
          <table:table-cell office:value-type="float" office:value="5465.235" calcext:value-type="float">
            <text:p>5465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4571" calcext:value-type="float">
            <text:p>-238.4571</text:p>
          </table:table-cell>
          <table:table-cell office:value-type="float" office:value="665.478" calcext:value-type="float">
            <text:p>665.478</text:p>
          </table:table-cell>
          <table:table-cell office:value-type="float" office:value="0" calcext:value-type="float">
            <text:p>0</text:p>
          </table:table-cell>
          <table:table-cell office:value-type="float" office:value="54.22822" calcext:value-type="float">
            <text:p>54.22822</text:p>
          </table:table-cell>
          <table:table-cell office:value-type="float" office:value="178.2685" calcext:value-type="float">
            <text:p>178.2685</text:p>
          </table:table-cell>
          <table:table-cell office:value-type="float" office:value="0.02853099" calcext:value-type="float">
            <text:p>0.0285309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9417" calcext:value-type="float">
            <text:p>0.399417</text:p>
          </table:table-cell>
          <table:table-cell office:value-type="float" office:value="0.4634522" calcext:value-type="float">
            <text:p>0.4634522</text:p>
          </table:table-cell>
          <table:table-cell office:value-type="float" office:value="360" calcext:value-type="float">
            <text:p>360</text:p>
          </table:table-cell>
          <table:table-cell office:value-type="float" office:value="-239.2972" calcext:value-type="float">
            <text:p>-239.2972</text:p>
          </table:table-cell>
          <table:table-cell office:value-type="float" office:value="0" calcext:value-type="float">
            <text:p>0</text:p>
          </table:table-cell>
          <table:table-cell office:value-type="float" office:value="224.5748" calcext:value-type="float">
            <text:p>224.5748</text:p>
          </table:table-cell>
          <table:table-cell office:value-type="float" office:value="281.6532" calcext:value-type="float">
            <text:p>281.6532</text:p>
          </table:table-cell>
          <table:table-cell office:value-type="float" office:value="924.3081" calcext:value-type="float">
            <text:p>924.3081</text:p>
          </table:table-cell>
          <table:table-cell office:value-type="float" office:value="878.9246" calcext:value-type="float">
            <text:p>878.9246</text:p>
          </table:table-cell>
          <table:table-cell office:value-type="float" office:value="854.9166" calcext:value-type="float">
            <text:p>854.9166</text:p>
          </table:table-cell>
          <table:table-cell office:value-type="float" office:value="872.1713" calcext:value-type="float">
            <text:p>872.1713</text:p>
          </table:table-cell>
          <table:table-cell office:value-type="float" office:value="324.2169" calcext:value-type="float">
            <text:p>324.2169</text:p>
          </table:table-cell>
          <table:table-cell office:value-type="float" office:value="441.3871" calcext:value-type="float">
            <text:p>441.3871</text:p>
          </table:table-cell>
          <table:table-cell office:value-type="float" office:value="383.4546" calcext:value-type="float">
            <text:p>383.4546</text:p>
          </table:table-cell>
          <table:table-cell office:value-type="float" office:value="325.6702" calcext:value-type="float">
            <text:p>325.670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329.4114" calcext:value-type="float">
            <text:p>329.4114</text:p>
          </table:table-cell>
          <table:table-cell office:value-type="float" office:value="5464.629" calcext:value-type="float">
            <text:p>5464.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9925" calcext:value-type="float">
            <text:p>-239.9925</text:p>
          </table:table-cell>
          <table:table-cell office:value-type="float" office:value="669.4246" calcext:value-type="float">
            <text:p>669.4246</text:p>
          </table:table-cell>
          <table:table-cell office:value-type="float" office:value="0" calcext:value-type="float">
            <text:p>0</text:p>
          </table:table-cell>
          <table:table-cell office:value-type="float" office:value="54.08995" calcext:value-type="float">
            <text:p>54.08995</text:p>
          </table:table-cell>
          <table:table-cell office:value-type="float" office:value="178.2685" calcext:value-type="float">
            <text:p>178.2685</text:p>
          </table:table-cell>
          <table:table-cell office:value-type="float" office:value="0.02869524" calcext:value-type="float">
            <text:p>0.0286952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3998171" calcext:value-type="float">
            <text:p>0.3998171</text:p>
          </table:table-cell>
          <table:table-cell office:value-type="float" office:value="0.4623916" calcext:value-type="float">
            <text:p>0.4623916</text:p>
          </table:table-cell>
          <table:table-cell office:value-type="float" office:value="360" calcext:value-type="float">
            <text:p>360</text:p>
          </table:table-cell>
          <table:table-cell office:value-type="float" office:value="-240.8318" calcext:value-type="float">
            <text:p>-240.8318</text:p>
          </table:table-cell>
          <table:table-cell office:value-type="float" office:value="0" calcext:value-type="float">
            <text:p>0</text:p>
          </table:table-cell>
          <table:table-cell office:value-type="float" office:value="224.617" calcext:value-type="float">
            <text:p>224.617</text:p>
          </table:table-cell>
          <table:table-cell office:value-type="float" office:value="281.4439" calcext:value-type="float">
            <text:p>281.4439</text:p>
          </table:table-cell>
          <table:table-cell office:value-type="float" office:value="923.6713" calcext:value-type="float">
            <text:p>923.6713</text:p>
          </table:table-cell>
          <table:table-cell office:value-type="float" office:value="878.5446" calcext:value-type="float">
            <text:p>878.5446</text:p>
          </table:table-cell>
          <table:table-cell office:value-type="float" office:value="854.7703" calcext:value-type="float">
            <text:p>854.7703</text:p>
          </table:table-cell>
          <table:table-cell office:value-type="float" office:value="872.0483" calcext:value-type="float">
            <text:p>872.0483</text:p>
          </table:table-cell>
          <table:table-cell office:value-type="float" office:value="324.1712" calcext:value-type="float">
            <text:p>324.1712</text:p>
          </table:table-cell>
          <table:table-cell office:value-type="float" office:value="441.3445" calcext:value-type="float">
            <text:p>441.3445</text:p>
          </table:table-cell>
          <table:table-cell office:value-type="float" office:value="383.434" calcext:value-type="float">
            <text:p>383.434</text:p>
          </table:table-cell>
          <table:table-cell office:value-type="float" office:value="325.6593" calcext:value-type="float">
            <text:p>325.65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328.5185" calcext:value-type="float">
            <text:p>328.5185</text:p>
          </table:table-cell>
          <table:table-cell office:value-type="float" office:value="5464.05" calcext:value-type="float">
            <text:p>546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2469" calcext:value-type="float">
            <text:p>-241.2469</text:p>
          </table:table-cell>
          <table:table-cell office:value-type="float" office:value="672.6748" calcext:value-type="float">
            <text:p>672.6748</text:p>
          </table:table-cell>
          <table:table-cell office:value-type="float" office:value="0" calcext:value-type="float">
            <text:p>0</text:p>
          </table:table-cell>
          <table:table-cell office:value-type="float" office:value="54.01021" calcext:value-type="float">
            <text:p>54.01021</text:p>
          </table:table-cell>
          <table:table-cell office:value-type="float" office:value="178.2683" calcext:value-type="float">
            <text:p>178.2683</text:p>
          </table:table-cell>
          <table:table-cell office:value-type="float" office:value="0.02889731" calcext:value-type="float">
            <text:p>0.0288973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009295" calcext:value-type="float">
            <text:p>0.4009295</text:p>
          </table:table-cell>
          <table:table-cell office:value-type="float" office:value="0.4633795" calcext:value-type="float">
            <text:p>0.4633795</text:p>
          </table:table-cell>
          <table:table-cell office:value-type="float" office:value="360" calcext:value-type="float">
            <text:p>360</text:p>
          </table:table-cell>
          <table:table-cell office:value-type="float" office:value="-242.0881" calcext:value-type="float">
            <text:p>-242.0881</text:p>
          </table:table-cell>
          <table:table-cell office:value-type="float" office:value="0" calcext:value-type="float">
            <text:p>0</text:p>
          </table:table-cell>
          <table:table-cell office:value-type="float" office:value="224.6474" calcext:value-type="float">
            <text:p>224.6474</text:p>
          </table:table-cell>
          <table:table-cell office:value-type="float" office:value="281.2547" calcext:value-type="float">
            <text:p>281.2547</text:p>
          </table:table-cell>
          <table:table-cell office:value-type="float" office:value="923.0994" calcext:value-type="float">
            <text:p>923.0994</text:p>
          </table:table-cell>
          <table:table-cell office:value-type="float" office:value="878.1881" calcext:value-type="float">
            <text:p>878.1881</text:p>
          </table:table-cell>
          <table:table-cell office:value-type="float" office:value="854.6282" calcext:value-type="float">
            <text:p>854.6282</text:p>
          </table:table-cell>
          <table:table-cell office:value-type="float" office:value="871.9251" calcext:value-type="float">
            <text:p>871.9251</text:p>
          </table:table-cell>
          <table:table-cell office:value-type="float" office:value="324.1259" calcext:value-type="float">
            <text:p>324.1259</text:p>
          </table:table-cell>
          <table:table-cell office:value-type="float" office:value="441.302" calcext:value-type="float">
            <text:p>441.302</text:p>
          </table:table-cell>
          <table:table-cell office:value-type="float" office:value="383.4133" calcext:value-type="float">
            <text:p>383.4133</text:p>
          </table:table-cell>
          <table:table-cell office:value-type="float" office:value="325.6483" calcext:value-type="float">
            <text:p>325.64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327.661" calcext:value-type="float">
            <text:p>327.661</text:p>
          </table:table-cell>
          <table:table-cell office:value-type="float" office:value="5463.519" calcext:value-type="float">
            <text:p>5463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6921" calcext:value-type="float">
            <text:p>-242.6921</text:p>
          </table:table-cell>
          <table:table-cell office:value-type="float" office:value="678.5085" calcext:value-type="float">
            <text:p>678.5085</text:p>
          </table:table-cell>
          <table:table-cell office:value-type="float" office:value="0" calcext:value-type="float">
            <text:p>0</text:p>
          </table:table-cell>
          <table:table-cell office:value-type="float" office:value="53.94663" calcext:value-type="float">
            <text:p>53.94663</text:p>
          </table:table-cell>
          <table:table-cell office:value-type="float" office:value="178.2705" calcext:value-type="float">
            <text:p>178.2705</text:p>
          </table:table-cell>
          <table:table-cell office:value-type="float" office:value="0.02912182" calcext:value-type="float">
            <text:p>0.0291218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051013" calcext:value-type="float">
            <text:p>0.4051013</text:p>
          </table:table-cell>
          <table:table-cell office:value-type="float" office:value="0.469347" calcext:value-type="float">
            <text:p>0.469347</text:p>
          </table:table-cell>
          <table:table-cell office:value-type="float" office:value="360" calcext:value-type="float">
            <text:p>360</text:p>
          </table:table-cell>
          <table:table-cell office:value-type="float" office:value="-243.5432" calcext:value-type="float">
            <text:p>-243.5432</text:p>
          </table:table-cell>
          <table:table-cell office:value-type="float" office:value="0" calcext:value-type="float">
            <text:p>0</text:p>
          </table:table-cell>
          <table:table-cell office:value-type="float" office:value="224.6545" calcext:value-type="float">
            <text:p>224.6545</text:p>
          </table:table-cell>
          <table:table-cell office:value-type="float" office:value="281.0743" calcext:value-type="float">
            <text:p>281.0743</text:p>
          </table:table-cell>
          <table:table-cell office:value-type="float" office:value="922.5574" calcext:value-type="float">
            <text:p>922.5574</text:p>
          </table:table-cell>
          <table:table-cell office:value-type="float" office:value="877.8596" calcext:value-type="float">
            <text:p>877.8596</text:p>
          </table:table-cell>
          <table:table-cell office:value-type="float" office:value="854.5048" calcext:value-type="float">
            <text:p>854.5048</text:p>
          </table:table-cell>
          <table:table-cell office:value-type="float" office:value="871.8149" calcext:value-type="float">
            <text:p>871.8149</text:p>
          </table:table-cell>
          <table:table-cell office:value-type="float" office:value="324.0843" calcext:value-type="float">
            <text:p>324.0843</text:p>
          </table:table-cell>
          <table:table-cell office:value-type="float" office:value="441.2621" calcext:value-type="float">
            <text:p>441.2621</text:p>
          </table:table-cell>
          <table:table-cell office:value-type="float" office:value="383.3928" calcext:value-type="float">
            <text:p>383.3928</text:p>
          </table:table-cell>
          <table:table-cell office:value-type="float" office:value="325.6375" calcext:value-type="float">
            <text:p>325.63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326.9102" calcext:value-type="float">
            <text:p>326.9102</text:p>
          </table:table-cell>
          <table:table-cell office:value-type="float" office:value="5463.017" calcext:value-type="float">
            <text:p>5463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3.9711" calcext:value-type="float">
            <text:p>-243.9711</text:p>
          </table:table-cell>
          <table:table-cell office:value-type="float" office:value="683.0372" calcext:value-type="float">
            <text:p>683.0372</text:p>
          </table:table-cell>
          <table:table-cell office:value-type="float" office:value="0" calcext:value-type="float">
            <text:p>0</text:p>
          </table:table-cell>
          <table:table-cell office:value-type="float" office:value="53.86844" calcext:value-type="float">
            <text:p>53.86844</text:p>
          </table:table-cell>
          <table:table-cell office:value-type="float" office:value="178.2706" calcext:value-type="float">
            <text:p>178.2706</text:p>
          </table:table-cell>
          <table:table-cell office:value-type="float" office:value="0.02942709" calcext:value-type="float">
            <text:p>0.0294270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070778" calcext:value-type="float">
            <text:p>0.4070778</text:p>
          </table:table-cell>
          <table:table-cell office:value-type="float" office:value="0.47072" calcext:value-type="float">
            <text:p>0.47072</text:p>
          </table:table-cell>
          <table:table-cell office:value-type="float" office:value="360" calcext:value-type="float">
            <text:p>360</text:p>
          </table:table-cell>
          <table:table-cell office:value-type="float" office:value="-244.8252" calcext:value-type="float">
            <text:p>-244.8252</text:p>
          </table:table-cell>
          <table:table-cell office:value-type="float" office:value="0" calcext:value-type="float">
            <text:p>0</text:p>
          </table:table-cell>
          <table:table-cell office:value-type="float" office:value="224.6789" calcext:value-type="float">
            <text:p>224.6789</text:p>
          </table:table-cell>
          <table:table-cell office:value-type="float" office:value="280.9206" calcext:value-type="float">
            <text:p>280.9206</text:p>
          </table:table-cell>
          <table:table-cell office:value-type="float" office:value="922.075" calcext:value-type="float">
            <text:p>922.075</text:p>
          </table:table-cell>
          <table:table-cell office:value-type="float" office:value="877.5535" calcext:value-type="float">
            <text:p>877.5535</text:p>
          </table:table-cell>
          <table:table-cell office:value-type="float" office:value="854.387" calcext:value-type="float">
            <text:p>854.387</text:p>
          </table:table-cell>
          <table:table-cell office:value-type="float" office:value="871.7068" calcext:value-type="float">
            <text:p>871.7068</text:p>
          </table:table-cell>
          <table:table-cell office:value-type="float" office:value="324.0441" calcext:value-type="float">
            <text:p>324.0441</text:p>
          </table:table-cell>
          <table:table-cell office:value-type="float" office:value="441.2241" calcext:value-type="float">
            <text:p>441.2241</text:p>
          </table:table-cell>
          <table:table-cell office:value-type="float" office:value="383.3726" calcext:value-type="float">
            <text:p>383.3726</text:p>
          </table:table-cell>
          <table:table-cell office:value-type="float" office:value="325.6265" calcext:value-type="float">
            <text:p>325.626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326.1698" calcext:value-type="float">
            <text:p>326.1698</text:p>
          </table:table-cell>
          <table:table-cell office:value-type="float" office:value="5462.532" calcext:value-type="float">
            <text:p>5462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5.1891" calcext:value-type="float">
            <text:p>-245.1891</text:p>
          </table:table-cell>
          <table:table-cell office:value-type="float" office:value="685.093" calcext:value-type="float">
            <text:p>685.093</text:p>
          </table:table-cell>
          <table:table-cell office:value-type="float" office:value="0" calcext:value-type="float">
            <text:p>0</text:p>
          </table:table-cell>
          <table:table-cell office:value-type="float" office:value="53.75871" calcext:value-type="float">
            <text:p>53.75871</text:p>
          </table:table-cell>
          <table:table-cell office:value-type="float" office:value="178.2705" calcext:value-type="float">
            <text:p>178.2705</text:p>
          </table:table-cell>
          <table:table-cell office:value-type="float" office:value="0.02966003" calcext:value-type="float">
            <text:p>0.0296600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082088" calcext:value-type="float">
            <text:p>0.4082088</text:p>
          </table:table-cell>
          <table:table-cell office:value-type="float" office:value="0.4708436" calcext:value-type="float">
            <text:p>0.4708436</text:p>
          </table:table-cell>
          <table:table-cell office:value-type="float" office:value="360" calcext:value-type="float">
            <text:p>360</text:p>
          </table:table-cell>
          <table:table-cell office:value-type="float" office:value="-246.0443" calcext:value-type="float">
            <text:p>-246.0443</text:p>
          </table:table-cell>
          <table:table-cell office:value-type="float" office:value="0" calcext:value-type="float">
            <text:p>0</text:p>
          </table:table-cell>
          <table:table-cell office:value-type="float" office:value="224.7106" calcext:value-type="float">
            <text:p>224.7106</text:p>
          </table:table-cell>
          <table:table-cell office:value-type="float" office:value="280.7581" calcext:value-type="float">
            <text:p>280.7581</text:p>
          </table:table-cell>
          <table:table-cell office:value-type="float" office:value="921.5876" calcext:value-type="float">
            <text:p>921.5876</text:p>
          </table:table-cell>
          <table:table-cell office:value-type="float" office:value="877.262" calcext:value-type="float">
            <text:p>877.262</text:p>
          </table:table-cell>
          <table:table-cell office:value-type="float" office:value="854.275" calcext:value-type="float">
            <text:p>854.275</text:p>
          </table:table-cell>
          <table:table-cell office:value-type="float" office:value="871.6069" calcext:value-type="float">
            <text:p>871.6069</text:p>
          </table:table-cell>
          <table:table-cell office:value-type="float" office:value="324.0067" calcext:value-type="float">
            <text:p>324.0067</text:p>
          </table:table-cell>
          <table:table-cell office:value-type="float" office:value="441.1888" calcext:value-type="float">
            <text:p>441.1888</text:p>
          </table:table-cell>
          <table:table-cell office:value-type="float" office:value="383.3527" calcext:value-type="float">
            <text:p>383.3527</text:p>
          </table:table-cell>
          <table:table-cell office:value-type="float" office:value="325.6156" calcext:value-type="float">
            <text:p>325.615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325.3638" calcext:value-type="float">
            <text:p>325.3638</text:p>
          </table:table-cell>
          <table:table-cell office:value-type="float" office:value="5462.008" calcext:value-type="float">
            <text:p>5462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6.4884" calcext:value-type="float">
            <text:p>-246.4884</text:p>
          </table:table-cell>
          <table:table-cell office:value-type="float" office:value="691.3655" calcext:value-type="float">
            <text:p>691.3655</text:p>
          </table:table-cell>
          <table:table-cell office:value-type="float" office:value="0" calcext:value-type="float">
            <text:p>0</text:p>
          </table:table-cell>
          <table:table-cell office:value-type="float" office:value="53.62971" calcext:value-type="float">
            <text:p>53.62971</text:p>
          </table:table-cell>
          <table:table-cell office:value-type="float" office:value="178.2705" calcext:value-type="float">
            <text:p>178.2705</text:p>
          </table:table-cell>
          <table:table-cell office:value-type="float" office:value="0.02984835" calcext:value-type="float">
            <text:p>0.0298483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090152" calcext:value-type="float">
            <text:p>0.4090152</text:p>
          </table:table-cell>
          <table:table-cell office:value-type="float" office:value="0.4705005" calcext:value-type="float">
            <text:p>0.4705005</text:p>
          </table:table-cell>
          <table:table-cell office:value-type="float" office:value="360" calcext:value-type="float">
            <text:p>360</text:p>
          </table:table-cell>
          <table:table-cell office:value-type="float" office:value="-247.3439" calcext:value-type="float">
            <text:p>-247.3439</text:p>
          </table:table-cell>
          <table:table-cell office:value-type="float" office:value="0" calcext:value-type="float">
            <text:p>0</text:p>
          </table:table-cell>
          <table:table-cell office:value-type="float" office:value="224.745" calcext:value-type="float">
            <text:p>224.745</text:p>
          </table:table-cell>
          <table:table-cell office:value-type="float" office:value="280.5765" calcext:value-type="float">
            <text:p>280.5765</text:p>
          </table:table-cell>
          <table:table-cell office:value-type="float" office:value="921.0512" calcext:value-type="float">
            <text:p>921.0512</text:p>
          </table:table-cell>
          <table:table-cell office:value-type="float" office:value="876.9464" calcext:value-type="float">
            <text:p>876.9464</text:p>
          </table:table-cell>
          <table:table-cell office:value-type="float" office:value="854.153" calcext:value-type="float">
            <text:p>854.153</text:p>
          </table:table-cell>
          <table:table-cell office:value-type="float" office:value="871.5028" calcext:value-type="float">
            <text:p>871.5028</text:p>
          </table:table-cell>
          <table:table-cell office:value-type="float" office:value="323.9683" calcext:value-type="float">
            <text:p>323.9683</text:p>
          </table:table-cell>
          <table:table-cell office:value-type="float" office:value="441.154" calcext:value-type="float">
            <text:p>441.154</text:p>
          </table:table-cell>
          <table:table-cell office:value-type="float" office:value="383.3331" calcext:value-type="float">
            <text:p>383.3331</text:p>
          </table:table-cell>
          <table:table-cell office:value-type="float" office:value="325.6047" calcext:value-type="float">
            <text:p>325.60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324.5342" calcext:value-type="float">
            <text:p>324.5342</text:p>
          </table:table-cell>
          <table:table-cell office:value-type="float" office:value="5461.453" calcext:value-type="float">
            <text:p>5461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7.8455" calcext:value-type="float">
            <text:p>-247.8455</text:p>
          </table:table-cell>
          <table:table-cell office:value-type="float" office:value="694.3869" calcext:value-type="float">
            <text:p>694.3869</text:p>
          </table:table-cell>
          <table:table-cell office:value-type="float" office:value="0" calcext:value-type="float">
            <text:p>0</text:p>
          </table:table-cell>
          <table:table-cell office:value-type="float" office:value="53.51893" calcext:value-type="float">
            <text:p>53.51893</text:p>
          </table:table-cell>
          <table:table-cell office:value-type="float" office:value="178.2706" calcext:value-type="float">
            <text:p>178.2706</text:p>
          </table:table-cell>
          <table:table-cell office:value-type="float" office:value="0.0300846" calcext:value-type="float">
            <text:p>0.030084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095056" calcext:value-type="float">
            <text:p>0.4095056</text:p>
          </table:table-cell>
          <table:table-cell office:value-type="float" office:value="0.4698613" calcext:value-type="float">
            <text:p>0.4698613</text:p>
          </table:table-cell>
          <table:table-cell office:value-type="float" office:value="360" calcext:value-type="float">
            <text:p>360</text:p>
          </table:table-cell>
          <table:table-cell office:value-type="float" office:value="-248.7005" calcext:value-type="float">
            <text:p>-248.7005</text:p>
          </table:table-cell>
          <table:table-cell office:value-type="float" office:value="0" calcext:value-type="float">
            <text:p>0</text:p>
          </table:table-cell>
          <table:table-cell office:value-type="float" office:value="224.7807" calcext:value-type="float">
            <text:p>224.7807</text:p>
          </table:table-cell>
          <table:table-cell office:value-type="float" office:value="280.3936" calcext:value-type="float">
            <text:p>280.3936</text:p>
          </table:table-cell>
          <table:table-cell office:value-type="float" office:value="920.5018" calcext:value-type="float">
            <text:p>920.5018</text:p>
          </table:table-cell>
          <table:table-cell office:value-type="float" office:value="876.6045" calcext:value-type="float">
            <text:p>876.6045</text:p>
          </table:table-cell>
          <table:table-cell office:value-type="float" office:value="854.0248" calcext:value-type="float">
            <text:p>854.0248</text:p>
          </table:table-cell>
          <table:table-cell office:value-type="float" office:value="871.3912" calcext:value-type="float">
            <text:p>871.3912</text:p>
          </table:table-cell>
          <table:table-cell office:value-type="float" office:value="323.9271" calcext:value-type="float">
            <text:p>323.9271</text:p>
          </table:table-cell>
          <table:table-cell office:value-type="float" office:value="441.1182" calcext:value-type="float">
            <text:p>441.1182</text:p>
          </table:table-cell>
          <table:table-cell office:value-type="float" office:value="383.3136" calcext:value-type="float">
            <text:p>383.3136</text:p>
          </table:table-cell>
          <table:table-cell office:value-type="float" office:value="325.5939" calcext:value-type="float">
            <text:p>325.59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323.82" calcext:value-type="float">
            <text:p>323.82</text:p>
          </table:table-cell>
          <table:table-cell office:value-type="float" office:value="5460.954" calcext:value-type="float">
            <text:p>5460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9.0503" calcext:value-type="float">
            <text:p>-249.0503</text:p>
          </table:table-cell>
          <table:table-cell office:value-type="float" office:value="699.6133" calcext:value-type="float">
            <text:p>699.6133</text:p>
          </table:table-cell>
          <table:table-cell office:value-type="float" office:value="0" calcext:value-type="float">
            <text:p>0</text:p>
          </table:table-cell>
          <table:table-cell office:value-type="float" office:value="53.41488" calcext:value-type="float">
            <text:p>53.41488</text:p>
          </table:table-cell>
          <table:table-cell office:value-type="float" office:value="178.2706" calcext:value-type="float">
            <text:p>178.2706</text:p>
          </table:table-cell>
          <table:table-cell office:value-type="float" office:value="0.03031796" calcext:value-type="float">
            <text:p>0.0303179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099198" calcext:value-type="float">
            <text:p>0.4099198</text:p>
          </table:table-cell>
          <table:table-cell office:value-type="float" office:value="0.4690943" calcext:value-type="float">
            <text:p>0.4690943</text:p>
          </table:table-cell>
          <table:table-cell office:value-type="float" office:value="360" calcext:value-type="float">
            <text:p>360</text:p>
          </table:table-cell>
          <table:table-cell office:value-type="float" office:value="-249.9048" calcext:value-type="float">
            <text:p>-249.9048</text:p>
          </table:table-cell>
          <table:table-cell office:value-type="float" office:value="0" calcext:value-type="float">
            <text:p>0</text:p>
          </table:table-cell>
          <table:table-cell office:value-type="float" office:value="224.8123" calcext:value-type="float">
            <text:p>224.8123</text:p>
          </table:table-cell>
          <table:table-cell office:value-type="float" office:value="280.2396" calcext:value-type="float">
            <text:p>280.2396</text:p>
          </table:table-cell>
          <table:table-cell office:value-type="float" office:value="920.0302" calcext:value-type="float">
            <text:p>920.0302</text:p>
          </table:table-cell>
          <table:table-cell office:value-type="float" office:value="876.3096" calcext:value-type="float">
            <text:p>876.3096</text:p>
          </table:table-cell>
          <table:table-cell office:value-type="float" office:value="853.9092" calcext:value-type="float">
            <text:p>853.9092</text:p>
          </table:table-cell>
          <table:table-cell office:value-type="float" office:value="871.2874" calcext:value-type="float">
            <text:p>871.2874</text:p>
          </table:table-cell>
          <table:table-cell office:value-type="float" office:value="323.8887" calcext:value-type="float">
            <text:p>323.8887</text:p>
          </table:table-cell>
          <table:table-cell office:value-type="float" office:value="441.0828" calcext:value-type="float">
            <text:p>441.0828</text:p>
          </table:table-cell>
          <table:table-cell office:value-type="float" office:value="383.2941" calcext:value-type="float">
            <text:p>383.2941</text:p>
          </table:table-cell>
          <table:table-cell office:value-type="float" office:value="325.5831" calcext:value-type="float">
            <text:p>325.58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323.1329" calcext:value-type="float">
            <text:p>323.1329</text:p>
          </table:table-cell>
          <table:table-cell office:value-type="float" office:value="5460.475" calcext:value-type="float">
            <text:p>5460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.2006" calcext:value-type="float">
            <text:p>-250.2006</text:p>
          </table:table-cell>
          <table:table-cell office:value-type="float" office:value="700.7675" calcext:value-type="float">
            <text:p>700.7675</text:p>
          </table:table-cell>
          <table:table-cell office:value-type="float" office:value="0" calcext:value-type="float">
            <text:p>0</text:p>
          </table:table-cell>
          <table:table-cell office:value-type="float" office:value="53.30568" calcext:value-type="float">
            <text:p>53.30568</text:p>
          </table:table-cell>
          <table:table-cell office:value-type="float" office:value="178.2706" calcext:value-type="float">
            <text:p>178.2706</text:p>
          </table:table-cell>
          <table:table-cell office:value-type="float" office:value="0.03055218" calcext:value-type="float">
            <text:p>0.0305521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03266" calcext:value-type="float">
            <text:p>0.4103266</text:p>
          </table:table-cell>
          <table:table-cell office:value-type="float" office:value="0.468332" calcext:value-type="float">
            <text:p>0.468332</text:p>
          </table:table-cell>
          <table:table-cell office:value-type="float" office:value="360" calcext:value-type="float">
            <text:p>360</text:p>
          </table:table-cell>
          <table:table-cell office:value-type="float" office:value="-251.0545" calcext:value-type="float">
            <text:p>-251.0545</text:p>
          </table:table-cell>
          <table:table-cell office:value-type="float" office:value="0" calcext:value-type="float">
            <text:p>0</text:p>
          </table:table-cell>
          <table:table-cell office:value-type="float" office:value="224.8434" calcext:value-type="float">
            <text:p>224.8434</text:p>
          </table:table-cell>
          <table:table-cell office:value-type="float" office:value="280.0882" calcext:value-type="float">
            <text:p>280.0882</text:p>
          </table:table-cell>
          <table:table-cell office:value-type="float" office:value="919.5787" calcext:value-type="float">
            <text:p>919.5787</text:p>
          </table:table-cell>
          <table:table-cell office:value-type="float" office:value="876.025" calcext:value-type="float">
            <text:p>876.025</text:p>
          </table:table-cell>
          <table:table-cell office:value-type="float" office:value="853.7985" calcext:value-type="float">
            <text:p>853.7985</text:p>
          </table:table-cell>
          <table:table-cell office:value-type="float" office:value="871.1882" calcext:value-type="float">
            <text:p>871.1882</text:p>
          </table:table-cell>
          <table:table-cell office:value-type="float" office:value="323.8525" calcext:value-type="float">
            <text:p>323.8525</text:p>
          </table:table-cell>
          <table:table-cell office:value-type="float" office:value="441.0487" calcext:value-type="float">
            <text:p>441.0487</text:p>
          </table:table-cell>
          <table:table-cell office:value-type="float" office:value="383.2748" calcext:value-type="float">
            <text:p>383.2748</text:p>
          </table:table-cell>
          <table:table-cell office:value-type="float" office:value="325.5723" calcext:value-type="float">
            <text:p>325.572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322.3484" calcext:value-type="float">
            <text:p>322.3484</text:p>
          </table:table-cell>
          <table:table-cell office:value-type="float" office:value="5459.942" calcext:value-type="float">
            <text:p>5459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1.4665" calcext:value-type="float">
            <text:p>-251.4665</text:p>
          </table:table-cell>
          <table:table-cell office:value-type="float" office:value="702.4706" calcext:value-type="float">
            <text:p>702.4706</text:p>
          </table:table-cell>
          <table:table-cell office:value-type="float" office:value="0" calcext:value-type="float">
            <text:p>0</text:p>
          </table:table-cell>
          <table:table-cell office:value-type="float" office:value="53.16973" calcext:value-type="float">
            <text:p>53.16973</text:p>
          </table:table-cell>
          <table:table-cell office:value-type="float" office:value="178.2706" calcext:value-type="float">
            <text:p>178.2706</text:p>
          </table:table-cell>
          <table:table-cell office:value-type="float" office:value="0.03077787" calcext:value-type="float">
            <text:p>0.0307778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07335" calcext:value-type="float">
            <text:p>0.4107335</text:p>
          </table:table-cell>
          <table:table-cell office:value-type="float" office:value="0.4676027" calcext:value-type="float">
            <text:p>0.4676027</text:p>
          </table:table-cell>
          <table:table-cell office:value-type="float" office:value="360" calcext:value-type="float">
            <text:p>360</text:p>
          </table:table-cell>
          <table:table-cell office:value-type="float" office:value="-252.3199" calcext:value-type="float">
            <text:p>-252.3199</text:p>
          </table:table-cell>
          <table:table-cell office:value-type="float" office:value="0" calcext:value-type="float">
            <text:p>0</text:p>
          </table:table-cell>
          <table:table-cell office:value-type="float" office:value="224.8779" calcext:value-type="float">
            <text:p>224.8779</text:p>
          </table:table-cell>
          <table:table-cell office:value-type="float" office:value="279.9076" calcext:value-type="float">
            <text:p>279.9076</text:p>
          </table:table-cell>
          <table:table-cell office:value-type="float" office:value="919.0485" calcext:value-type="float">
            <text:p>919.0485</text:p>
          </table:table-cell>
          <table:table-cell office:value-type="float" office:value="875.7081" calcext:value-type="float">
            <text:p>875.7081</text:p>
          </table:table-cell>
          <table:table-cell office:value-type="float" office:value="853.6797" calcext:value-type="float">
            <text:p>853.6797</text:p>
          </table:table-cell>
          <table:table-cell office:value-type="float" office:value="871.0853" calcext:value-type="float">
            <text:p>871.0853</text:p>
          </table:table-cell>
          <table:table-cell office:value-type="float" office:value="323.815" calcext:value-type="float">
            <text:p>323.815</text:p>
          </table:table-cell>
          <table:table-cell office:value-type="float" office:value="441.0148" calcext:value-type="float">
            <text:p>441.0148</text:p>
          </table:table-cell>
          <table:table-cell office:value-type="float" office:value="383.2557" calcext:value-type="float">
            <text:p>383.2557</text:p>
          </table:table-cell>
          <table:table-cell office:value-type="float" office:value="325.5615" calcext:value-type="float">
            <text:p>325.56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321.6064" calcext:value-type="float">
            <text:p>321.6064</text:p>
          </table:table-cell>
          <table:table-cell office:value-type="float" office:value="5459.431" calcext:value-type="float">
            <text:p>5459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2.6304" calcext:value-type="float">
            <text:p>-252.6304</text:p>
          </table:table-cell>
          <table:table-cell office:value-type="float" office:value="707.7659" calcext:value-type="float">
            <text:p>707.7659</text:p>
          </table:table-cell>
          <table:table-cell office:value-type="float" office:value="0" calcext:value-type="float">
            <text:p>0</text:p>
          </table:table-cell>
          <table:table-cell office:value-type="float" office:value="53.11177" calcext:value-type="float">
            <text:p>53.11177</text:p>
          </table:table-cell>
          <table:table-cell office:value-type="float" office:value="178.2716" calcext:value-type="float">
            <text:p>178.2716</text:p>
          </table:table-cell>
          <table:table-cell office:value-type="float" office:value="0.03099741" calcext:value-type="float">
            <text:p>0.0309974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23278" calcext:value-type="float">
            <text:p>0.4123278</text:p>
          </table:table-cell>
          <table:table-cell office:value-type="float" office:value="0.4683593" calcext:value-type="float">
            <text:p>0.4683593</text:p>
          </table:table-cell>
          <table:table-cell office:value-type="float" office:value="360" calcext:value-type="float">
            <text:p>360</text:p>
          </table:table-cell>
          <table:table-cell office:value-type="float" office:value="-253.4858" calcext:value-type="float">
            <text:p>-253.4858</text:p>
          </table:table-cell>
          <table:table-cell office:value-type="float" office:value="0" calcext:value-type="float">
            <text:p>0</text:p>
          </table:table-cell>
          <table:table-cell office:value-type="float" office:value="224.8788" calcext:value-type="float">
            <text:p>224.8788</text:p>
          </table:table-cell>
          <table:table-cell office:value-type="float" office:value="279.7537" calcext:value-type="float">
            <text:p>279.7537</text:p>
          </table:table-cell>
          <table:table-cell office:value-type="float" office:value="918.5745" calcext:value-type="float">
            <text:p>918.5745</text:p>
          </table:table-cell>
          <table:table-cell office:value-type="float" office:value="875.4096" calcext:value-type="float">
            <text:p>875.4096</text:p>
          </table:table-cell>
          <table:table-cell office:value-type="float" office:value="853.5605" calcext:value-type="float">
            <text:p>853.5605</text:p>
          </table:table-cell>
          <table:table-cell office:value-type="float" office:value="870.9782" calcext:value-type="float">
            <text:p>870.9782</text:p>
          </table:table-cell>
          <table:table-cell office:value-type="float" office:value="323.7765" calcext:value-type="float">
            <text:p>323.7765</text:p>
          </table:table-cell>
          <table:table-cell office:value-type="float" office:value="440.9804" calcext:value-type="float">
            <text:p>440.9804</text:p>
          </table:table-cell>
          <table:table-cell office:value-type="float" office:value="383.2366" calcext:value-type="float">
            <text:p>383.2366</text:p>
          </table:table-cell>
          <table:table-cell office:value-type="float" office:value="325.5508" calcext:value-type="float">
            <text:p>325.55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320.9901" calcext:value-type="float">
            <text:p>320.9901</text:p>
          </table:table-cell>
          <table:table-cell office:value-type="float" office:value="5458.996" calcext:value-type="float">
            <text:p>5458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3.7126" calcext:value-type="float">
            <text:p>-253.7126</text:p>
          </table:table-cell>
          <table:table-cell office:value-type="float" office:value="712.0692" calcext:value-type="float">
            <text:p>712.0692</text:p>
          </table:table-cell>
          <table:table-cell office:value-type="float" office:value="0" calcext:value-type="float">
            <text:p>0</text:p>
          </table:table-cell>
          <table:table-cell office:value-type="float" office:value="53.04176" calcext:value-type="float">
            <text:p>53.04176</text:p>
          </table:table-cell>
          <table:table-cell office:value-type="float" office:value="178.2732" calcext:value-type="float">
            <text:p>178.2732</text:p>
          </table:table-cell>
          <table:table-cell office:value-type="float" office:value="0.03130768" calcext:value-type="float">
            <text:p>0.0313076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30481" calcext:value-type="float">
            <text:p>0.4130481</text:p>
          </table:table-cell>
          <table:table-cell office:value-type="float" office:value="0.4683302" calcext:value-type="float">
            <text:p>0.4683302</text:p>
          </table:table-cell>
          <table:table-cell office:value-type="float" office:value="360" calcext:value-type="float">
            <text:p>360</text:p>
          </table:table-cell>
          <table:table-cell office:value-type="float" office:value="-254.5684" calcext:value-type="float">
            <text:p>-254.5684</text:p>
          </table:table-cell>
          <table:table-cell office:value-type="float" office:value="0" calcext:value-type="float">
            <text:p>0</text:p>
          </table:table-cell>
          <table:table-cell office:value-type="float" office:value="224.8789" calcext:value-type="float">
            <text:p>224.8789</text:p>
          </table:table-cell>
          <table:table-cell office:value-type="float" office:value="279.627" calcext:value-type="float">
            <text:p>279.627</text:p>
          </table:table-cell>
          <table:table-cell office:value-type="float" office:value="918.1834" calcext:value-type="float">
            <text:p>918.1834</text:p>
          </table:table-cell>
          <table:table-cell office:value-type="float" office:value="875.1617" calcext:value-type="float">
            <text:p>875.1617</text:p>
          </table:table-cell>
          <table:table-cell office:value-type="float" office:value="853.4611" calcext:value-type="float">
            <text:p>853.4611</text:p>
          </table:table-cell>
          <table:table-cell office:value-type="float" office:value="870.8871" calcext:value-type="float">
            <text:p>870.8871</text:p>
          </table:table-cell>
          <table:table-cell office:value-type="float" office:value="323.743" calcext:value-type="float">
            <text:p>323.743</text:p>
          </table:table-cell>
          <table:table-cell office:value-type="float" office:value="440.9472" calcext:value-type="float">
            <text:p>440.9472</text:p>
          </table:table-cell>
          <table:table-cell office:value-type="float" office:value="383.2176" calcext:value-type="float">
            <text:p>383.2176</text:p>
          </table:table-cell>
          <table:table-cell office:value-type="float" office:value="325.5401" calcext:value-type="float">
            <text:p>325.54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320.3468" calcext:value-type="float">
            <text:p>320.3468</text:p>
          </table:table-cell>
          <table:table-cell office:value-type="float" office:value="5458.543" calcext:value-type="float">
            <text:p>5458.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4.7873" calcext:value-type="float">
            <text:p>-254.7873</text:p>
          </table:table-cell>
          <table:table-cell office:value-type="float" office:value="715.0686" calcext:value-type="float">
            <text:p>715.0686</text:p>
          </table:table-cell>
          <table:table-cell office:value-type="float" office:value="0" calcext:value-type="float">
            <text:p>0</text:p>
          </table:table-cell>
          <table:table-cell office:value-type="float" office:value="52.92036" calcext:value-type="float">
            <text:p>52.92036</text:p>
          </table:table-cell>
          <table:table-cell office:value-type="float" office:value="178.2731" calcext:value-type="float">
            <text:p>178.2731</text:p>
          </table:table-cell>
          <table:table-cell office:value-type="float" office:value="0.03156011" calcext:value-type="float">
            <text:p>0.0315601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34629" calcext:value-type="float">
            <text:p>0.4134629</text:p>
          </table:table-cell>
          <table:table-cell office:value-type="float" office:value="0.4677245" calcext:value-type="float">
            <text:p>0.4677245</text:p>
          </table:table-cell>
          <table:table-cell office:value-type="float" office:value="360" calcext:value-type="float">
            <text:p>360</text:p>
          </table:table-cell>
          <table:table-cell office:value-type="float" office:value="-255.6427" calcext:value-type="float">
            <text:p>-255.6427</text:p>
          </table:table-cell>
          <table:table-cell office:value-type="float" office:value="0" calcext:value-type="float">
            <text:p>0</text:p>
          </table:table-cell>
          <table:table-cell office:value-type="float" office:value="224.9043" calcext:value-type="float">
            <text:p>224.9043</text:p>
          </table:table-cell>
          <table:table-cell office:value-type="float" office:value="279.4797" calcext:value-type="float">
            <text:p>279.4797</text:p>
          </table:table-cell>
          <table:table-cell office:value-type="float" office:value="917.7541" calcext:value-type="float">
            <text:p>917.7541</text:p>
          </table:table-cell>
          <table:table-cell office:value-type="float" office:value="874.9016" calcext:value-type="float">
            <text:p>874.9016</text:p>
          </table:table-cell>
          <table:table-cell office:value-type="float" office:value="853.3592" calcext:value-type="float">
            <text:p>853.3592</text:p>
          </table:table-cell>
          <table:table-cell office:value-type="float" office:value="870.7982" calcext:value-type="float">
            <text:p>870.7982</text:p>
          </table:table-cell>
          <table:table-cell office:value-type="float" office:value="323.7105" calcext:value-type="float">
            <text:p>323.7105</text:p>
          </table:table-cell>
          <table:table-cell office:value-type="float" office:value="440.9155" calcext:value-type="float">
            <text:p>440.9155</text:p>
          </table:table-cell>
          <table:table-cell office:value-type="float" office:value="383.1992" calcext:value-type="float">
            <text:p>383.1992</text:p>
          </table:table-cell>
          <table:table-cell office:value-type="float" office:value="325.5294" calcext:value-type="float">
            <text:p>325.52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319.5877" calcext:value-type="float">
            <text:p>319.5877</text:p>
          </table:table-cell>
          <table:table-cell office:value-type="float" office:value="5458.013" calcext:value-type="float">
            <text:p>5458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6.0237" calcext:value-type="float">
            <text:p>-256.0237</text:p>
          </table:table-cell>
          <table:table-cell office:value-type="float" office:value="715.9778" calcext:value-type="float">
            <text:p>715.9778</text:p>
          </table:table-cell>
          <table:table-cell office:value-type="float" office:value="0" calcext:value-type="float">
            <text:p>0</text:p>
          </table:table-cell>
          <table:table-cell office:value-type="float" office:value="52.76915" calcext:value-type="float">
            <text:p>52.76915</text:p>
          </table:table-cell>
          <table:table-cell office:value-type="float" office:value="178.2731" calcext:value-type="float">
            <text:p>178.2731</text:p>
          </table:table-cell>
          <table:table-cell office:value-type="float" office:value="0.03178053" calcext:value-type="float">
            <text:p>0.0317805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3858" calcext:value-type="float">
            <text:p>0.413858</text:p>
          </table:table-cell>
          <table:table-cell office:value-type="float" office:value="0.467078" calcext:value-type="float">
            <text:p>0.467078</text:p>
          </table:table-cell>
          <table:table-cell office:value-type="float" office:value="360" calcext:value-type="float">
            <text:p>360</text:p>
          </table:table-cell>
          <table:table-cell office:value-type="float" office:value="-256.8787" calcext:value-type="float">
            <text:p>-256.8787</text:p>
          </table:table-cell>
          <table:table-cell office:value-type="float" office:value="0" calcext:value-type="float">
            <text:p>0</text:p>
          </table:table-cell>
          <table:table-cell office:value-type="float" office:value="224.9357" calcext:value-type="float">
            <text:p>224.9357</text:p>
          </table:table-cell>
          <table:table-cell office:value-type="float" office:value="279.3013" calcext:value-type="float">
            <text:p>279.3013</text:p>
          </table:table-cell>
          <table:table-cell office:value-type="float" office:value="917.2343" calcext:value-type="float">
            <text:p>917.2343</text:p>
          </table:table-cell>
          <table:table-cell office:value-type="float" office:value="874.5927" calcext:value-type="float">
            <text:p>874.5927</text:p>
          </table:table-cell>
          <table:table-cell office:value-type="float" office:value="853.2422" calcext:value-type="float">
            <text:p>853.2422</text:p>
          </table:table-cell>
          <table:table-cell office:value-type="float" office:value="870.6977" calcext:value-type="float">
            <text:p>870.6977</text:p>
          </table:table-cell>
          <table:table-cell office:value-type="float" office:value="323.675" calcext:value-type="float">
            <text:p>323.675</text:p>
          </table:table-cell>
          <table:table-cell office:value-type="float" office:value="440.8833" calcext:value-type="float">
            <text:p>440.8833</text:p>
          </table:table-cell>
          <table:table-cell office:value-type="float" office:value="383.181" calcext:value-type="float">
            <text:p>383.181</text:p>
          </table:table-cell>
          <table:table-cell office:value-type="float" office:value="325.5187" calcext:value-type="float">
            <text:p>325.51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318.7195" calcext:value-type="float">
            <text:p>318.7195</text:p>
          </table:table-cell>
          <table:table-cell office:value-type="float" office:value="5457.396" calcext:value-type="float">
            <text:p>5457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7.4395" calcext:value-type="float">
            <text:p>-257.4395</text:p>
          </table:table-cell>
          <table:table-cell office:value-type="float" office:value="721.1346" calcext:value-type="float">
            <text:p>721.1346</text:p>
          </table:table-cell>
          <table:table-cell office:value-type="float" office:value="0" calcext:value-type="float">
            <text:p>0</text:p>
          </table:table-cell>
          <table:table-cell office:value-type="float" office:value="52.58013" calcext:value-type="float">
            <text:p>52.58013</text:p>
          </table:table-cell>
          <table:table-cell office:value-type="float" office:value="178.273" calcext:value-type="float">
            <text:p>178.273</text:p>
          </table:table-cell>
          <table:table-cell office:value-type="float" office:value="0.03195909" calcext:value-type="float">
            <text:p>0.0319590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42494" calcext:value-type="float">
            <text:p>0.4142494</text:p>
          </table:table-cell>
          <table:table-cell office:value-type="float" office:value="0.4664438" calcext:value-type="float">
            <text:p>0.4664438</text:p>
          </table:table-cell>
          <table:table-cell office:value-type="float" office:value="360" calcext:value-type="float">
            <text:p>360</text:p>
          </table:table-cell>
          <table:table-cell office:value-type="float" office:value="-258.294" calcext:value-type="float">
            <text:p>-258.294</text:p>
          </table:table-cell>
          <table:table-cell office:value-type="float" office:value="0" calcext:value-type="float">
            <text:p>0</text:p>
          </table:table-cell>
          <table:table-cell office:value-type="float" office:value="224.9725" calcext:value-type="float">
            <text:p>224.9725</text:p>
          </table:table-cell>
          <table:table-cell office:value-type="float" office:value="279.0975" calcext:value-type="float">
            <text:p>279.0975</text:p>
          </table:table-cell>
          <table:table-cell office:value-type="float" office:value="916.6301" calcext:value-type="float">
            <text:p>916.6301</text:p>
          </table:table-cell>
          <table:table-cell office:value-type="float" office:value="874.2351" calcext:value-type="float">
            <text:p>874.2351</text:p>
          </table:table-cell>
          <table:table-cell office:value-type="float" office:value="853.1048" calcext:value-type="float">
            <text:p>853.1048</text:p>
          </table:table-cell>
          <table:table-cell office:value-type="float" office:value="870.5818" calcext:value-type="float">
            <text:p>870.5818</text:p>
          </table:table-cell>
          <table:table-cell office:value-type="float" office:value="323.6353" calcext:value-type="float">
            <text:p>323.6353</text:p>
          </table:table-cell>
          <table:table-cell office:value-type="float" office:value="440.8494" calcext:value-type="float">
            <text:p>440.8494</text:p>
          </table:table-cell>
          <table:table-cell office:value-type="float" office:value="383.1628" calcext:value-type="float">
            <text:p>383.1628</text:p>
          </table:table-cell>
          <table:table-cell office:value-type="float" office:value="325.5081" calcext:value-type="float">
            <text:p>325.508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317.7905" calcext:value-type="float">
            <text:p>317.7905</text:p>
          </table:table-cell>
          <table:table-cell office:value-type="float" office:value="5456.71" calcext:value-type="float">
            <text:p>5456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8.9795" calcext:value-type="float">
            <text:p>-258.9795</text:p>
          </table:table-cell>
          <table:table-cell office:value-type="float" office:value="724.7801" calcext:value-type="float">
            <text:p>724.7801</text:p>
          </table:table-cell>
          <table:table-cell office:value-type="float" office:value="0" calcext:value-type="float">
            <text:p>0</text:p>
          </table:table-cell>
          <table:table-cell office:value-type="float" office:value="52.35172" calcext:value-type="float">
            <text:p>52.35172</text:p>
          </table:table-cell>
          <table:table-cell office:value-type="float" office:value="178.273" calcext:value-type="float">
            <text:p>178.273</text:p>
          </table:table-cell>
          <table:table-cell office:value-type="float" office:value="0.0321295" calcext:value-type="float">
            <text:p>0.032129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46406" calcext:value-type="float">
            <text:p>0.4146406</text:p>
          </table:table-cell>
          <table:table-cell office:value-type="float" office:value="0.4658147" calcext:value-type="float">
            <text:p>0.4658147</text:p>
          </table:table-cell>
          <table:table-cell office:value-type="float" office:value="360" calcext:value-type="float">
            <text:p>360</text:p>
          </table:table-cell>
          <table:table-cell office:value-type="float" office:value="-259.8336" calcext:value-type="float">
            <text:p>-259.8336</text:p>
          </table:table-cell>
          <table:table-cell office:value-type="float" office:value="0" calcext:value-type="float">
            <text:p>0</text:p>
          </table:table-cell>
          <table:table-cell office:value-type="float" office:value="225.0131" calcext:value-type="float">
            <text:p>225.0131</text:p>
          </table:table-cell>
          <table:table-cell office:value-type="float" office:value="278.8808" calcext:value-type="float">
            <text:p>278.8808</text:p>
          </table:table-cell>
          <table:table-cell office:value-type="float" office:value="915.9786" calcext:value-type="float">
            <text:p>915.9786</text:p>
          </table:table-cell>
          <table:table-cell office:value-type="float" office:value="873.8465" calcext:value-type="float">
            <text:p>873.8465</text:p>
          </table:table-cell>
          <table:table-cell office:value-type="float" office:value="852.9472" calcext:value-type="float">
            <text:p>852.9472</text:p>
          </table:table-cell>
          <table:table-cell office:value-type="float" office:value="870.4516" calcext:value-type="float">
            <text:p>870.4516</text:p>
          </table:table-cell>
          <table:table-cell office:value-type="float" office:value="323.5916" calcext:value-type="float">
            <text:p>323.5916</text:p>
          </table:table-cell>
          <table:table-cell office:value-type="float" office:value="440.8122" calcext:value-type="float">
            <text:p>440.8122</text:p>
          </table:table-cell>
          <table:table-cell office:value-type="float" office:value="383.1439" calcext:value-type="float">
            <text:p>383.1439</text:p>
          </table:table-cell>
          <table:table-cell office:value-type="float" office:value="325.4974" calcext:value-type="float">
            <text:p>325.497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316.9323" calcext:value-type="float">
            <text:p>316.9323</text:p>
          </table:table-cell>
          <table:table-cell office:value-type="float" office:value="5456.043" calcext:value-type="float">
            <text:p>5456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0.4595" calcext:value-type="float">
            <text:p>-260.4595</text:p>
          </table:table-cell>
          <table:table-cell office:value-type="float" office:value="728.0852" calcext:value-type="float">
            <text:p>728.0852</text:p>
          </table:table-cell>
          <table:table-cell office:value-type="float" office:value="0" calcext:value-type="float">
            <text:p>0</text:p>
          </table:table-cell>
          <table:table-cell office:value-type="float" office:value="52.2103" calcext:value-type="float">
            <text:p>52.2103</text:p>
          </table:table-cell>
          <table:table-cell office:value-type="float" office:value="178.273" calcext:value-type="float">
            <text:p>178.273</text:p>
          </table:table-cell>
          <table:table-cell office:value-type="float" office:value="0.03230342" calcext:value-type="float">
            <text:p>0.0323034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50326" calcext:value-type="float">
            <text:p>0.4150326</text:p>
          </table:table-cell>
          <table:table-cell office:value-type="float" office:value="0.4651795" calcext:value-type="float">
            <text:p>0.4651795</text:p>
          </table:table-cell>
          <table:table-cell office:value-type="float" office:value="360" calcext:value-type="float">
            <text:p>360</text:p>
          </table:table-cell>
          <table:table-cell office:value-type="float" office:value="-261.3132" calcext:value-type="float">
            <text:p>-261.3132</text:p>
          </table:table-cell>
          <table:table-cell office:value-type="float" office:value="0" calcext:value-type="float">
            <text:p>0</text:p>
          </table:table-cell>
          <table:table-cell office:value-type="float" office:value="225.053" calcext:value-type="float">
            <text:p>225.053</text:p>
          </table:table-cell>
          <table:table-cell office:value-type="float" office:value="278.6862" calcext:value-type="float">
            <text:p>278.6862</text:p>
          </table:table-cell>
          <table:table-cell office:value-type="float" office:value="915.3804" calcext:value-type="float">
            <text:p>915.3804</text:p>
          </table:table-cell>
          <table:table-cell office:value-type="float" office:value="873.4789" calcext:value-type="float">
            <text:p>873.4789</text:p>
          </table:table-cell>
          <table:table-cell office:value-type="float" office:value="852.7894" calcext:value-type="float">
            <text:p>852.7894</text:p>
          </table:table-cell>
          <table:table-cell office:value-type="float" office:value="870.3212" calcext:value-type="float">
            <text:p>870.3212</text:p>
          </table:table-cell>
          <table:table-cell office:value-type="float" office:value="323.5461" calcext:value-type="float">
            <text:p>323.5461</text:p>
          </table:table-cell>
          <table:table-cell office:value-type="float" office:value="440.7715" calcext:value-type="float">
            <text:p>440.7715</text:p>
          </table:table-cell>
          <table:table-cell office:value-type="float" office:value="383.1246" calcext:value-type="float">
            <text:p>383.1246</text:p>
          </table:table-cell>
          <table:table-cell office:value-type="float" office:value="325.4867" calcext:value-type="float">
            <text:p>325.486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316.1481" calcext:value-type="float">
            <text:p>316.1481</text:p>
          </table:table-cell>
          <table:table-cell office:value-type="float" office:value="5455.425" calcext:value-type="float">
            <text:p>5455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1.8241" calcext:value-type="float">
            <text:p>-261.8241</text:p>
          </table:table-cell>
          <table:table-cell office:value-type="float" office:value="733.9682" calcext:value-type="float">
            <text:p>733.9682</text:p>
          </table:table-cell>
          <table:table-cell office:value-type="float" office:value="0" calcext:value-type="float">
            <text:p>0</text:p>
          </table:table-cell>
          <table:table-cell office:value-type="float" office:value="52.07026" calcext:value-type="float">
            <text:p>52.07026</text:p>
          </table:table-cell>
          <table:table-cell office:value-type="float" office:value="178.2729" calcext:value-type="float">
            <text:p>178.2729</text:p>
          </table:table-cell>
          <table:table-cell office:value-type="float" office:value="0.03252121" calcext:value-type="float">
            <text:p>0.0325212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54239" calcext:value-type="float">
            <text:p>0.4154239</text:p>
          </table:table-cell>
          <table:table-cell office:value-type="float" office:value="0.464547" calcext:value-type="float">
            <text:p>0.464547</text:p>
          </table:table-cell>
          <table:table-cell office:value-type="float" office:value="360" calcext:value-type="float">
            <text:p>360</text:p>
          </table:table-cell>
          <table:table-cell office:value-type="float" office:value="-262.6773" calcext:value-type="float">
            <text:p>-262.6773</text:p>
          </table:table-cell>
          <table:table-cell office:value-type="float" office:value="0" calcext:value-type="float">
            <text:p>0</text:p>
          </table:table-cell>
          <table:table-cell office:value-type="float" office:value="225.0898" calcext:value-type="float">
            <text:p>225.0898</text:p>
          </table:table-cell>
          <table:table-cell office:value-type="float" office:value="278.5066" calcext:value-type="float">
            <text:p>278.5066</text:p>
          </table:table-cell>
          <table:table-cell office:value-type="float" office:value="914.8369" calcext:value-type="float">
            <text:p>914.8369</text:p>
          </table:table-cell>
          <table:table-cell office:value-type="float" office:value="873.1403" calcext:value-type="float">
            <text:p>873.1403</text:p>
          </table:table-cell>
          <table:table-cell office:value-type="float" office:value="852.6467" calcext:value-type="float">
            <text:p>852.6467</text:p>
          </table:table-cell>
          <table:table-cell office:value-type="float" office:value="870.2002" calcext:value-type="float">
            <text:p>870.2002</text:p>
          </table:table-cell>
          <table:table-cell office:value-type="float" office:value="323.5033" calcext:value-type="float">
            <text:p>323.5033</text:p>
          </table:table-cell>
          <table:table-cell office:value-type="float" office:value="440.7313" calcext:value-type="float">
            <text:p>440.7313</text:p>
          </table:table-cell>
          <table:table-cell office:value-type="float" office:value="383.1051" calcext:value-type="float">
            <text:p>383.1051</text:p>
          </table:table-cell>
          <table:table-cell office:value-type="float" office:value="325.476" calcext:value-type="float">
            <text:p>325.4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315.4397" calcext:value-type="float">
            <text:p>315.4397</text:p>
          </table:table-cell>
          <table:table-cell office:value-type="float" office:value="5454.851" calcext:value-type="float">
            <text:p>5454.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3.0545" calcext:value-type="float">
            <text:p>-263.0545</text:p>
          </table:table-cell>
          <table:table-cell office:value-type="float" office:value="737.3489" calcext:value-type="float">
            <text:p>737.3489</text:p>
          </table:table-cell>
          <table:table-cell office:value-type="float" office:value="0" calcext:value-type="float">
            <text:p>0</text:p>
          </table:table-cell>
          <table:table-cell office:value-type="float" office:value="51.9537" calcext:value-type="float">
            <text:p>51.9537</text:p>
          </table:table-cell>
          <table:table-cell office:value-type="float" office:value="178.2728" calcext:value-type="float">
            <text:p>178.2728</text:p>
          </table:table-cell>
          <table:table-cell office:value-type="float" office:value="0.03274976" calcext:value-type="float">
            <text:p>0.0327497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58159" calcext:value-type="float">
            <text:p>0.4158159</text:p>
          </table:table-cell>
          <table:table-cell office:value-type="float" office:value="0.4639236" calcext:value-type="float">
            <text:p>0.4639236</text:p>
          </table:table-cell>
          <table:table-cell office:value-type="float" office:value="360" calcext:value-type="float">
            <text:p>360</text:p>
          </table:table-cell>
          <table:table-cell office:value-type="float" office:value="-263.9072" calcext:value-type="float">
            <text:p>-263.9072</text:p>
          </table:table-cell>
          <table:table-cell office:value-type="float" office:value="0" calcext:value-type="float">
            <text:p>0</text:p>
          </table:table-cell>
          <table:table-cell office:value-type="float" office:value="225.1225" calcext:value-type="float">
            <text:p>225.1225</text:p>
          </table:table-cell>
          <table:table-cell office:value-type="float" office:value="278.347" calcext:value-type="float">
            <text:p>278.347</text:p>
          </table:table-cell>
          <table:table-cell office:value-type="float" office:value="914.3483" calcext:value-type="float">
            <text:p>914.3483</text:p>
          </table:table-cell>
          <table:table-cell office:value-type="float" office:value="872.826" calcext:value-type="float">
            <text:p>872.826</text:p>
          </table:table-cell>
          <table:table-cell office:value-type="float" office:value="852.5185" calcext:value-type="float">
            <text:p>852.5185</text:p>
          </table:table-cell>
          <table:table-cell office:value-type="float" office:value="870.0865" calcext:value-type="float">
            <text:p>870.0865</text:p>
          </table:table-cell>
          <table:table-cell office:value-type="float" office:value="323.4624" calcext:value-type="float">
            <text:p>323.4624</text:p>
          </table:table-cell>
          <table:table-cell office:value-type="float" office:value="440.6918" calcext:value-type="float">
            <text:p>440.6918</text:p>
          </table:table-cell>
          <table:table-cell office:value-type="float" office:value="383.0856" calcext:value-type="float">
            <text:p>383.0856</text:p>
          </table:table-cell>
          <table:table-cell office:value-type="float" office:value="325.4651" calcext:value-type="float">
            <text:p>325.46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314.8328" calcext:value-type="float">
            <text:p>314.8328</text:p>
          </table:table-cell>
          <table:table-cell office:value-type="float" office:value="5454.357" calcext:value-type="float">
            <text:p>5454.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4.078" calcext:value-type="float">
            <text:p>-264.078</text:p>
          </table:table-cell>
          <table:table-cell office:value-type="float" office:value="741.3717" calcext:value-type="float">
            <text:p>741.3717</text:p>
          </table:table-cell>
          <table:table-cell office:value-type="float" office:value="0" calcext:value-type="float">
            <text:p>0</text:p>
          </table:table-cell>
          <table:table-cell office:value-type="float" office:value="51.89772" calcext:value-type="float">
            <text:p>51.89772</text:p>
          </table:table-cell>
          <table:table-cell office:value-type="float" office:value="178.274" calcext:value-type="float">
            <text:p>178.274</text:p>
          </table:table-cell>
          <table:table-cell office:value-type="float" office:value="0.03296723" calcext:value-type="float">
            <text:p>0.0329672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76761" calcext:value-type="float">
            <text:p>0.4176761</text:p>
          </table:table-cell>
          <table:table-cell office:value-type="float" office:value="0.4658684" calcext:value-type="float">
            <text:p>0.4658684</text:p>
          </table:table-cell>
          <table:table-cell office:value-type="float" office:value="360" calcext:value-type="float">
            <text:p>360</text:p>
          </table:table-cell>
          <table:table-cell office:value-type="float" office:value="-264.9344" calcext:value-type="float">
            <text:p>-264.9344</text:p>
          </table:table-cell>
          <table:table-cell office:value-type="float" office:value="0" calcext:value-type="float">
            <text:p>0</text:p>
          </table:table-cell>
          <table:table-cell office:value-type="float" office:value="225.125" calcext:value-type="float">
            <text:p>225.125</text:p>
          </table:table-cell>
          <table:table-cell office:value-type="float" office:value="278.2199" calcext:value-type="float">
            <text:p>278.2199</text:p>
          </table:table-cell>
          <table:table-cell office:value-type="float" office:value="913.9484" calcext:value-type="float">
            <text:p>913.9484</text:p>
          </table:table-cell>
          <table:table-cell office:value-type="float" office:value="872.5656" calcext:value-type="float">
            <text:p>872.5656</text:p>
          </table:table-cell>
          <table:table-cell office:value-type="float" office:value="852.407" calcext:value-type="float">
            <text:p>852.407</text:p>
          </table:table-cell>
          <table:table-cell office:value-type="float" office:value="869.9852" calcext:value-type="float">
            <text:p>869.9852</text:p>
          </table:table-cell>
          <table:table-cell office:value-type="float" office:value="323.4253" calcext:value-type="float">
            <text:p>323.4253</text:p>
          </table:table-cell>
          <table:table-cell office:value-type="float" office:value="440.6562" calcext:value-type="float">
            <text:p>440.6562</text:p>
          </table:table-cell>
          <table:table-cell office:value-type="float" office:value="383.0662" calcext:value-type="float">
            <text:p>383.0662</text:p>
          </table:table-cell>
          <table:table-cell office:value-type="float" office:value="325.4542" calcext:value-type="float">
            <text:p>325.454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314.3351" calcext:value-type="float">
            <text:p>314.3351</text:p>
          </table:table-cell>
          <table:table-cell office:value-type="float" office:value="5453.955" calcext:value-type="float">
            <text:p>5453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5.0204" calcext:value-type="float">
            <text:p>-265.0204</text:p>
          </table:table-cell>
          <table:table-cell office:value-type="float" office:value="745.1633" calcext:value-type="float">
            <text:p>745.1633</text:p>
          </table:table-cell>
          <table:table-cell office:value-type="float" office:value="0" calcext:value-type="float">
            <text:p>0</text:p>
          </table:table-cell>
          <table:table-cell office:value-type="float" office:value="51.834" calcext:value-type="float">
            <text:p>51.834</text:p>
          </table:table-cell>
          <table:table-cell office:value-type="float" office:value="178.2751" calcext:value-type="float">
            <text:p>178.2751</text:p>
          </table:table-cell>
          <table:table-cell office:value-type="float" office:value="0.03327105" calcext:value-type="float">
            <text:p>0.0332710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85267" calcext:value-type="float">
            <text:p>0.4185267</text:p>
          </table:table-cell>
          <table:table-cell office:value-type="float" office:value="0.4663349" calcext:value-type="float">
            <text:p>0.4663349</text:p>
          </table:table-cell>
          <table:table-cell office:value-type="float" office:value="360" calcext:value-type="float">
            <text:p>360</text:p>
          </table:table-cell>
          <table:table-cell office:value-type="float" office:value="-265.8778" calcext:value-type="float">
            <text:p>-265.8778</text:p>
          </table:table-cell>
          <table:table-cell office:value-type="float" office:value="0" calcext:value-type="float">
            <text:p>0</text:p>
          </table:table-cell>
          <table:table-cell office:value-type="float" office:value="225.1234" calcext:value-type="float">
            <text:p>225.1234</text:p>
          </table:table-cell>
          <table:table-cell office:value-type="float" office:value="278.1184" calcext:value-type="float">
            <text:p>278.1184</text:p>
          </table:table-cell>
          <table:table-cell office:value-type="float" office:value="913.6276" calcext:value-type="float">
            <text:p>913.6276</text:p>
          </table:table-cell>
          <table:table-cell office:value-type="float" office:value="872.3564" calcext:value-type="float">
            <text:p>872.3564</text:p>
          </table:table-cell>
          <table:table-cell office:value-type="float" office:value="852.3158" calcext:value-type="float">
            <text:p>852.3158</text:p>
          </table:table-cell>
          <table:table-cell office:value-type="float" office:value="869.901" calcext:value-type="float">
            <text:p>869.901</text:p>
          </table:table-cell>
          <table:table-cell office:value-type="float" office:value="323.3944" calcext:value-type="float">
            <text:p>323.3944</text:p>
          </table:table-cell>
          <table:table-cell office:value-type="float" office:value="440.6235" calcext:value-type="float">
            <text:p>440.6235</text:p>
          </table:table-cell>
          <table:table-cell office:value-type="float" office:value="383.0472" calcext:value-type="float">
            <text:p>383.0472</text:p>
          </table:table-cell>
          <table:table-cell office:value-type="float" office:value="325.4433" calcext:value-type="float">
            <text:p>325.44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313.8728" calcext:value-type="float">
            <text:p>313.8728</text:p>
          </table:table-cell>
          <table:table-cell office:value-type="float" office:value="5453.57" calcext:value-type="float">
            <text:p>545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5.8743" calcext:value-type="float">
            <text:p>-265.8743</text:p>
          </table:table-cell>
          <table:table-cell office:value-type="float" office:value="748.1796" calcext:value-type="float">
            <text:p>748.1796</text:p>
          </table:table-cell>
          <table:table-cell office:value-type="float" office:value="0" calcext:value-type="float">
            <text:p>0</text:p>
          </table:table-cell>
          <table:table-cell office:value-type="float" office:value="51.7524" calcext:value-type="float">
            <text:p>51.7524</text:p>
          </table:table-cell>
          <table:table-cell office:value-type="float" office:value="178.2755" calcext:value-type="float">
            <text:p>178.2755</text:p>
          </table:table-cell>
          <table:table-cell office:value-type="float" office:value="0.03360287" calcext:value-type="float">
            <text:p>0.0336028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89525" calcext:value-type="float">
            <text:p>0.4189525</text:p>
          </table:table-cell>
          <table:table-cell office:value-type="float" office:value="0.4659194" calcext:value-type="float">
            <text:p>0.4659194</text:p>
          </table:table-cell>
          <table:table-cell office:value-type="float" office:value="360" calcext:value-type="float">
            <text:p>360</text:p>
          </table:table-cell>
          <table:table-cell office:value-type="float" office:value="-266.7313" calcext:value-type="float">
            <text:p>-266.7313</text:p>
          </table:table-cell>
          <table:table-cell office:value-type="float" office:value="0" calcext:value-type="float">
            <text:p>0</text:p>
          </table:table-cell>
          <table:table-cell office:value-type="float" office:value="225.1335" calcext:value-type="float">
            <text:p>225.1335</text:p>
          </table:table-cell>
          <table:table-cell office:value-type="float" office:value="278.0185" calcext:value-type="float">
            <text:p>278.0185</text:p>
          </table:table-cell>
          <table:table-cell office:value-type="float" office:value="913.3208" calcext:value-type="float">
            <text:p>913.3208</text:p>
          </table:table-cell>
          <table:table-cell office:value-type="float" office:value="872.1551" calcext:value-type="float">
            <text:p>872.1551</text:p>
          </table:table-cell>
          <table:table-cell office:value-type="float" office:value="852.2324" calcext:value-type="float">
            <text:p>852.2324</text:p>
          </table:table-cell>
          <table:table-cell office:value-type="float" office:value="869.8234" calcext:value-type="float">
            <text:p>869.8234</text:p>
          </table:table-cell>
          <table:table-cell office:value-type="float" office:value="323.3666" calcext:value-type="float">
            <text:p>323.3666</text:p>
          </table:table-cell>
          <table:table-cell office:value-type="float" office:value="440.5929" calcext:value-type="float">
            <text:p>440.5929</text:p>
          </table:table-cell>
          <table:table-cell office:value-type="float" office:value="383.0289" calcext:value-type="float">
            <text:p>383.0289</text:p>
          </table:table-cell>
          <table:table-cell office:value-type="float" office:value="325.4324" calcext:value-type="float">
            <text:p>325.43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313.3665" calcext:value-type="float">
            <text:p>313.3665</text:p>
          </table:table-cell>
          <table:table-cell office:value-type="float" office:value="5453.158" calcext:value-type="float">
            <text:p>5453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6.7665" calcext:value-type="float">
            <text:p>-266.7665</text:p>
          </table:table-cell>
          <table:table-cell office:value-type="float" office:value="747.0729" calcext:value-type="float">
            <text:p>747.0729</text:p>
          </table:table-cell>
          <table:table-cell office:value-type="float" office:value="0" calcext:value-type="float">
            <text:p>0</text:p>
          </table:table-cell>
          <table:table-cell office:value-type="float" office:value="51.64006" calcext:value-type="float">
            <text:p>51.64006</text:p>
          </table:table-cell>
          <table:table-cell office:value-type="float" office:value="178.2755" calcext:value-type="float">
            <text:p>178.2755</text:p>
          </table:table-cell>
          <table:table-cell office:value-type="float" office:value="0.03388342" calcext:value-type="float">
            <text:p>0.0338834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93433" calcext:value-type="float">
            <text:p>0.4193433</text:p>
          </table:table-cell>
          <table:table-cell office:value-type="float" office:value="0.4653924" calcext:value-type="float">
            <text:p>0.4653924</text:p>
          </table:table-cell>
          <table:table-cell office:value-type="float" office:value="360" calcext:value-type="float">
            <text:p>360</text:p>
          </table:table-cell>
          <table:table-cell office:value-type="float" office:value="-267.6231" calcext:value-type="float">
            <text:p>-267.6231</text:p>
          </table:table-cell>
          <table:table-cell office:value-type="float" office:value="0" calcext:value-type="float">
            <text:p>0</text:p>
          </table:table-cell>
          <table:table-cell office:value-type="float" office:value="225.1563" calcext:value-type="float">
            <text:p>225.1563</text:p>
          </table:table-cell>
          <table:table-cell office:value-type="float" office:value="277.8994" calcext:value-type="float">
            <text:p>277.8994</text:p>
          </table:table-cell>
          <table:table-cell office:value-type="float" office:value="912.9725" calcext:value-type="float">
            <text:p>912.9725</text:p>
          </table:table-cell>
          <table:table-cell office:value-type="float" office:value="871.9357" calcext:value-type="float">
            <text:p>871.9357</text:p>
          </table:table-cell>
          <table:table-cell office:value-type="float" office:value="852.1423" calcext:value-type="float">
            <text:p>852.1423</text:p>
          </table:table-cell>
          <table:table-cell office:value-type="float" office:value="869.7435" calcext:value-type="float">
            <text:p>869.7435</text:p>
          </table:table-cell>
          <table:table-cell office:value-type="float" office:value="323.3391" calcext:value-type="float">
            <text:p>323.3391</text:p>
          </table:table-cell>
          <table:table-cell office:value-type="float" office:value="440.5634" calcext:value-type="float">
            <text:p>440.5634</text:p>
          </table:table-cell>
          <table:table-cell office:value-type="float" office:value="383.0114" calcext:value-type="float">
            <text:p>383.0114</text:p>
          </table:table-cell>
          <table:table-cell office:value-type="float" office:value="325.4217" calcext:value-type="float">
            <text:p>325.42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312.809" calcext:value-type="float">
            <text:p>312.809</text:p>
          </table:table-cell>
          <table:table-cell office:value-type="float" office:value="5452.705" calcext:value-type="float">
            <text:p>5452.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7.737" calcext:value-type="float">
            <text:p>-267.737</text:p>
          </table:table-cell>
          <table:table-cell office:value-type="float" office:value="750.8547" calcext:value-type="float">
            <text:p>750.8547</text:p>
          </table:table-cell>
          <table:table-cell office:value-type="float" office:value="0" calcext:value-type="float">
            <text:p>0</text:p>
          </table:table-cell>
          <table:table-cell office:value-type="float" office:value="51.52114" calcext:value-type="float">
            <text:p>51.52114</text:p>
          </table:table-cell>
          <table:table-cell office:value-type="float" office:value="178.2755" calcext:value-type="float">
            <text:p>178.2755</text:p>
          </table:table-cell>
          <table:table-cell office:value-type="float" office:value="0.03411512" calcext:value-type="float">
            <text:p>0.0341151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197268" calcext:value-type="float">
            <text:p>0.4197268</text:p>
          </table:table-cell>
          <table:table-cell office:value-type="float" office:value="0.4648759" calcext:value-type="float">
            <text:p>0.4648759</text:p>
          </table:table-cell>
          <table:table-cell office:value-type="float" office:value="360" calcext:value-type="float">
            <text:p>360</text:p>
          </table:table-cell>
          <table:table-cell office:value-type="float" office:value="-268.5933" calcext:value-type="float">
            <text:p>-268.5933</text:p>
          </table:table-cell>
          <table:table-cell office:value-type="float" office:value="0" calcext:value-type="float">
            <text:p>0</text:p>
          </table:table-cell>
          <table:table-cell office:value-type="float" office:value="225.1814" calcext:value-type="float">
            <text:p>225.1814</text:p>
          </table:table-cell>
          <table:table-cell office:value-type="float" office:value="277.7667" calcext:value-type="float">
            <text:p>277.7667</text:p>
          </table:table-cell>
          <table:table-cell office:value-type="float" office:value="912.5807" calcext:value-type="float">
            <text:p>912.5807</text:p>
          </table:table-cell>
          <table:table-cell office:value-type="float" office:value="871.6938" calcext:value-type="float">
            <text:p>871.6938</text:p>
          </table:table-cell>
          <table:table-cell office:value-type="float" office:value="852.0463" calcext:value-type="float">
            <text:p>852.0463</text:p>
          </table:table-cell>
          <table:table-cell office:value-type="float" office:value="869.658" calcext:value-type="float">
            <text:p>869.658</text:p>
          </table:table-cell>
          <table:table-cell office:value-type="float" office:value="323.3096" calcext:value-type="float">
            <text:p>323.3096</text:p>
          </table:table-cell>
          <table:table-cell office:value-type="float" office:value="440.5337" calcext:value-type="float">
            <text:p>440.5337</text:p>
          </table:table-cell>
          <table:table-cell office:value-type="float" office:value="382.9942" calcext:value-type="float">
            <text:p>382.9942</text:p>
          </table:table-cell>
          <table:table-cell office:value-type="float" office:value="325.411" calcext:value-type="float">
            <text:p>325.4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312.2833" calcext:value-type="float">
            <text:p>312.2833</text:p>
          </table:table-cell>
          <table:table-cell office:value-type="float" office:value="5452.25" calcext:value-type="float">
            <text:p>545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8.685" calcext:value-type="float">
            <text:p>-268.685</text:p>
          </table:table-cell>
          <table:table-cell office:value-type="float" office:value="756.2964" calcext:value-type="float">
            <text:p>756.2964</text:p>
          </table:table-cell>
          <table:table-cell office:value-type="float" office:value="0" calcext:value-type="float">
            <text:p>0</text:p>
          </table:table-cell>
          <table:table-cell office:value-type="float" office:value="51.41537" calcext:value-type="float">
            <text:p>51.41537</text:p>
          </table:table-cell>
          <table:table-cell office:value-type="float" office:value="178.2755" calcext:value-type="float">
            <text:p>178.2755</text:p>
          </table:table-cell>
          <table:table-cell office:value-type="float" office:value="0.03437272" calcext:value-type="float">
            <text:p>0.0343727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201064" calcext:value-type="float">
            <text:p>0.4201064</text:p>
          </table:table-cell>
          <table:table-cell office:value-type="float" office:value="0.4643844" calcext:value-type="float">
            <text:p>0.4643844</text:p>
          </table:table-cell>
          <table:table-cell office:value-type="float" office:value="360" calcext:value-type="float">
            <text:p>360</text:p>
          </table:table-cell>
          <table:table-cell office:value-type="float" office:value="-269.5409" calcext:value-type="float">
            <text:p>-269.5409</text:p>
          </table:table-cell>
          <table:table-cell office:value-type="float" office:value="0" calcext:value-type="float">
            <text:p>0</text:p>
          </table:table-cell>
          <table:table-cell office:value-type="float" office:value="225.2067" calcext:value-type="float">
            <text:p>225.2067</text:p>
          </table:table-cell>
          <table:table-cell office:value-type="float" office:value="277.6465" calcext:value-type="float">
            <text:p>277.6465</text:p>
          </table:table-cell>
          <table:table-cell office:value-type="float" office:value="912.2074" calcext:value-type="float">
            <text:p>912.2074</text:p>
          </table:table-cell>
          <table:table-cell office:value-type="float" office:value="871.4612" calcext:value-type="float">
            <text:p>871.4612</text:p>
          </table:table-cell>
          <table:table-cell office:value-type="float" office:value="851.9451" calcext:value-type="float">
            <text:p>851.9451</text:p>
          </table:table-cell>
          <table:table-cell office:value-type="float" office:value="869.5682" calcext:value-type="float">
            <text:p>869.5682</text:p>
          </table:table-cell>
          <table:table-cell office:value-type="float" office:value="323.2791" calcext:value-type="float">
            <text:p>323.2791</text:p>
          </table:table-cell>
          <table:table-cell office:value-type="float" office:value="440.5031" calcext:value-type="float">
            <text:p>440.5031</text:p>
          </table:table-cell>
          <table:table-cell office:value-type="float" office:value="382.9771" calcext:value-type="float">
            <text:p>382.9771</text:p>
          </table:table-cell>
          <table:table-cell office:value-type="float" office:value="325.4005" calcext:value-type="float">
            <text:p>325.400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311.749" calcext:value-type="float">
            <text:p>311.749</text:p>
          </table:table-cell>
          <table:table-cell office:value-type="float" office:value="5451.804" calcext:value-type="float">
            <text:p>5451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9.6272" calcext:value-type="float">
            <text:p>-269.6272</text:p>
          </table:table-cell>
          <table:table-cell office:value-type="float" office:value="757.8766" calcext:value-type="float">
            <text:p>757.8766</text:p>
          </table:table-cell>
          <table:table-cell office:value-type="float" office:value="0" calcext:value-type="float">
            <text:p>0</text:p>
          </table:table-cell>
          <table:table-cell office:value-type="float" office:value="51.30066" calcext:value-type="float">
            <text:p>51.30066</text:p>
          </table:table-cell>
          <table:table-cell office:value-type="float" office:value="178.2755" calcext:value-type="float">
            <text:p>178.2755</text:p>
          </table:table-cell>
          <table:table-cell office:value-type="float" office:value="0.0346279" calcext:value-type="float">
            <text:p>0.034627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20482" calcext:value-type="float">
            <text:p>0.420482</text:p>
          </table:table-cell>
          <table:table-cell office:value-type="float" office:value="0.4639167" calcext:value-type="float">
            <text:p>0.4639167</text:p>
          </table:table-cell>
          <table:table-cell office:value-type="float" office:value="360" calcext:value-type="float">
            <text:p>360</text:p>
          </table:table-cell>
          <table:table-cell office:value-type="float" office:value="-270.4827" calcext:value-type="float">
            <text:p>-270.4827</text:p>
          </table:table-cell>
          <table:table-cell office:value-type="float" office:value="0" calcext:value-type="float">
            <text:p>0</text:p>
          </table:table-cell>
          <table:table-cell office:value-type="float" office:value="225.2317" calcext:value-type="float">
            <text:p>225.2317</text:p>
          </table:table-cell>
          <table:table-cell office:value-type="float" office:value="277.5193" calcext:value-type="float">
            <text:p>277.5193</text:p>
          </table:table-cell>
          <table:table-cell office:value-type="float" office:value="911.8311" calcext:value-type="float">
            <text:p>911.8311</text:p>
          </table:table-cell>
          <table:table-cell office:value-type="float" office:value="871.2266" calcext:value-type="float">
            <text:p>871.2266</text:p>
          </table:table-cell>
          <table:table-cell office:value-type="float" office:value="851.8501" calcext:value-type="float">
            <text:p>851.8501</text:p>
          </table:table-cell>
          <table:table-cell office:value-type="float" office:value="869.4829" calcext:value-type="float">
            <text:p>869.4829</text:p>
          </table:table-cell>
          <table:table-cell office:value-type="float" office:value="323.2497" calcext:value-type="float">
            <text:p>323.2497</text:p>
          </table:table-cell>
          <table:table-cell office:value-type="float" office:value="440.4733" calcext:value-type="float">
            <text:p>440.4733</text:p>
          </table:table-cell>
          <table:table-cell office:value-type="float" office:value="382.96" calcext:value-type="float">
            <text:p>382.96</text:p>
          </table:table-cell>
          <table:table-cell office:value-type="float" office:value="325.39" calcext:value-type="float">
            <text:p>325.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311.237" calcext:value-type="float">
            <text:p>311.237</text:p>
          </table:table-cell>
          <table:table-cell office:value-type="float" office:value="5451.38" calcext:value-type="float">
            <text:p>545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0.374" calcext:value-type="float">
            <text:p>-270.374</text:p>
          </table:table-cell>
          <table:table-cell office:value-type="float" office:value="758.5894" calcext:value-type="float">
            <text:p>758.5894</text:p>
          </table:table-cell>
          <table:table-cell office:value-type="float" office:value="0" calcext:value-type="float">
            <text:p>0</text:p>
          </table:table-cell>
          <table:table-cell office:value-type="float" office:value="51.24409" calcext:value-type="float">
            <text:p>51.24409</text:p>
          </table:table-cell>
          <table:table-cell office:value-type="float" office:value="178.275" calcext:value-type="float">
            <text:p>178.275</text:p>
          </table:table-cell>
          <table:table-cell office:value-type="float" office:value="0.03485653" calcext:value-type="float">
            <text:p>0.0348565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21981" calcext:value-type="float">
            <text:p>0.421981</text:p>
          </table:table-cell>
          <table:table-cell office:value-type="float" office:value="0.4663616" calcext:value-type="float">
            <text:p>0.4663616</text:p>
          </table:table-cell>
          <table:table-cell office:value-type="float" office:value="360" calcext:value-type="float">
            <text:p>360</text:p>
          </table:table-cell>
          <table:table-cell office:value-type="float" office:value="-271.2332" calcext:value-type="float">
            <text:p>-271.2332</text:p>
          </table:table-cell>
          <table:table-cell office:value-type="float" office:value="0" calcext:value-type="float">
            <text:p>0</text:p>
          </table:table-cell>
          <table:table-cell office:value-type="float" office:value="225.2283" calcext:value-type="float">
            <text:p>225.2283</text:p>
          </table:table-cell>
          <table:table-cell office:value-type="float" office:value="277.4081" calcext:value-type="float">
            <text:p>277.4081</text:p>
          </table:table-cell>
          <table:table-cell office:value-type="float" office:value="911.4932" calcext:value-type="float">
            <text:p>911.4932</text:p>
          </table:table-cell>
          <table:table-cell office:value-type="float" office:value="871.0057" calcext:value-type="float">
            <text:p>871.0057</text:p>
          </table:table-cell>
          <table:table-cell office:value-type="float" office:value="851.759" calcext:value-type="float">
            <text:p>851.759</text:p>
          </table:table-cell>
          <table:table-cell office:value-type="float" office:value="869.3989" calcext:value-type="float">
            <text:p>869.3989</text:p>
          </table:table-cell>
          <table:table-cell office:value-type="float" office:value="323.22" calcext:value-type="float">
            <text:p>323.22</text:p>
          </table:table-cell>
          <table:table-cell office:value-type="float" office:value="440.4434" calcext:value-type="float">
            <text:p>440.4434</text:p>
          </table:table-cell>
          <table:table-cell office:value-type="float" office:value="382.943" calcext:value-type="float">
            <text:p>382.943</text:p>
          </table:table-cell>
          <table:table-cell office:value-type="float" office:value="325.3795" calcext:value-type="float">
            <text:p>325.37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310.6934" calcext:value-type="float">
            <text:p>310.6934</text:p>
          </table:table-cell>
          <table:table-cell office:value-type="float" office:value="5450.959" calcext:value-type="float">
            <text:p>5450.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1.3471" calcext:value-type="float">
            <text:p>-271.3471</text:p>
          </table:table-cell>
          <table:table-cell office:value-type="float" office:value="762.2984" calcext:value-type="float">
            <text:p>762.2984</text:p>
          </table:table-cell>
          <table:table-cell office:value-type="float" office:value="0" calcext:value-type="float">
            <text:p>0</text:p>
          </table:table-cell>
          <table:table-cell office:value-type="float" office:value="51.19051" calcext:value-type="float">
            <text:p>51.19051</text:p>
          </table:table-cell>
          <table:table-cell office:value-type="float" office:value="178.2761" calcext:value-type="float">
            <text:p>178.2761</text:p>
          </table:table-cell>
          <table:table-cell office:value-type="float" office:value="0.03511305" calcext:value-type="float">
            <text:p>0.0351130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245678" calcext:value-type="float">
            <text:p>0.4245678</text:p>
          </table:table-cell>
          <table:table-cell office:value-type="float" office:value="0.4705964" calcext:value-type="float">
            <text:p>0.4705964</text:p>
          </table:table-cell>
          <table:table-cell office:value-type="float" office:value="360" calcext:value-type="float">
            <text:p>360</text:p>
          </table:table-cell>
          <table:table-cell office:value-type="float" office:value="-272.2129" calcext:value-type="float">
            <text:p>-272.2129</text:p>
          </table:table-cell>
          <table:table-cell office:value-type="float" office:value="0" calcext:value-type="float">
            <text:p>0</text:p>
          </table:table-cell>
          <table:table-cell office:value-type="float" office:value="225.2114" calcext:value-type="float">
            <text:p>225.2114</text:p>
          </table:table-cell>
          <table:table-cell office:value-type="float" office:value="277.2898" calcext:value-type="float">
            <text:p>277.2898</text:p>
          </table:table-cell>
          <table:table-cell office:value-type="float" office:value="911.1423" calcext:value-type="float">
            <text:p>911.1423</text:p>
          </table:table-cell>
          <table:table-cell office:value-type="float" office:value="870.7842" calcext:value-type="float">
            <text:p>870.7842</text:p>
          </table:table-cell>
          <table:table-cell office:value-type="float" office:value="851.6663" calcext:value-type="float">
            <text:p>851.6663</text:p>
          </table:table-cell>
          <table:table-cell office:value-type="float" office:value="869.3179" calcext:value-type="float">
            <text:p>869.3179</text:p>
          </table:table-cell>
          <table:table-cell office:value-type="float" office:value="323.1926" calcext:value-type="float">
            <text:p>323.1926</text:p>
          </table:table-cell>
          <table:table-cell office:value-type="float" office:value="440.4145" calcext:value-type="float">
            <text:p>440.4145</text:p>
          </table:table-cell>
          <table:table-cell office:value-type="float" office:value="382.9261" calcext:value-type="float">
            <text:p>382.9261</text:p>
          </table:table-cell>
          <table:table-cell office:value-type="float" office:value="325.3691" calcext:value-type="float">
            <text:p>325.36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310.1683" calcext:value-type="float">
            <text:p>310.1683</text:p>
          </table:table-cell>
          <table:table-cell office:value-type="float" office:value="5450.548" calcext:value-type="float">
            <text:p>5450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2.1775" calcext:value-type="float">
            <text:p>-272.1775</text:p>
          </table:table-cell>
          <table:table-cell office:value-type="float" office:value="763.9576" calcext:value-type="float">
            <text:p>763.9576</text:p>
          </table:table-cell>
          <table:table-cell office:value-type="float" office:value="0" calcext:value-type="float">
            <text:p>0</text:p>
          </table:table-cell>
          <table:table-cell office:value-type="float" office:value="51.14403" calcext:value-type="float">
            <text:p>51.14403</text:p>
          </table:table-cell>
          <table:table-cell office:value-type="float" office:value="178.2755" calcext:value-type="float">
            <text:p>178.2755</text:p>
          </table:table-cell>
          <table:table-cell office:value-type="float" office:value="0.03535265" calcext:value-type="float">
            <text:p>0.0353526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278214" calcext:value-type="float">
            <text:p>0.4278214</text:p>
          </table:table-cell>
          <table:table-cell office:value-type="float" office:value="0.4757005" calcext:value-type="float">
            <text:p>0.4757005</text:p>
          </table:table-cell>
          <table:table-cell office:value-type="float" office:value="360" calcext:value-type="float">
            <text:p>360</text:p>
          </table:table-cell>
          <table:table-cell office:value-type="float" office:value="-273.0515" calcext:value-type="float">
            <text:p>-273.0515</text:p>
          </table:table-cell>
          <table:table-cell office:value-type="float" office:value="0" calcext:value-type="float">
            <text:p>0</text:p>
          </table:table-cell>
          <table:table-cell office:value-type="float" office:value="225.1898" calcext:value-type="float">
            <text:p>225.1898</text:p>
          </table:table-cell>
          <table:table-cell office:value-type="float" office:value="277.1766" calcext:value-type="float">
            <text:p>277.1766</text:p>
          </table:table-cell>
          <table:table-cell office:value-type="float" office:value="910.8063" calcext:value-type="float">
            <text:p>910.8063</text:p>
          </table:table-cell>
          <table:table-cell office:value-type="float" office:value="870.571" calcext:value-type="float">
            <text:p>870.571</text:p>
          </table:table-cell>
          <table:table-cell office:value-type="float" office:value="851.5776" calcext:value-type="float">
            <text:p>851.5776</text:p>
          </table:table-cell>
          <table:table-cell office:value-type="float" office:value="869.2381" calcext:value-type="float">
            <text:p>869.2381</text:p>
          </table:table-cell>
          <table:table-cell office:value-type="float" office:value="323.1651" calcext:value-type="float">
            <text:p>323.1651</text:p>
          </table:table-cell>
          <table:table-cell office:value-type="float" office:value="440.3858" calcext:value-type="float">
            <text:p>440.3858</text:p>
          </table:table-cell>
          <table:table-cell office:value-type="float" office:value="382.9093" calcext:value-type="float">
            <text:p>382.9093</text:p>
          </table:table-cell>
          <table:table-cell office:value-type="float" office:value="325.3588" calcext:value-type="float">
            <text:p>325.358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309.6463" calcext:value-type="float">
            <text:p>309.6463</text:p>
          </table:table-cell>
          <table:table-cell office:value-type="float" office:value="5450.139" calcext:value-type="float">
            <text:p>545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3.1334" calcext:value-type="float">
            <text:p>-273.1334</text:p>
          </table:table-cell>
          <table:table-cell office:value-type="float" office:value="767.3284" calcext:value-type="float">
            <text:p>767.3284</text:p>
          </table:table-cell>
          <table:table-cell office:value-type="float" office:value="0" calcext:value-type="float">
            <text:p>0</text:p>
          </table:table-cell>
          <table:table-cell office:value-type="float" office:value="51.09155" calcext:value-type="float">
            <text:p>51.09155</text:p>
          </table:table-cell>
          <table:table-cell office:value-type="float" office:value="178.2771" calcext:value-type="float">
            <text:p>178.2771</text:p>
          </table:table-cell>
          <table:table-cell office:value-type="float" office:value="0.03564377" calcext:value-type="float">
            <text:p>0.0356437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299511" calcext:value-type="float">
            <text:p>0.4299511</text:p>
          </table:table-cell>
          <table:table-cell office:value-type="float" office:value="0.4788672" calcext:value-type="float">
            <text:p>0.4788672</text:p>
          </table:table-cell>
          <table:table-cell office:value-type="float" office:value="360" calcext:value-type="float">
            <text:p>360</text:p>
          </table:table-cell>
          <table:table-cell office:value-type="float" office:value="-274.0124" calcext:value-type="float">
            <text:p>-274.0124</text:p>
          </table:table-cell>
          <table:table-cell office:value-type="float" office:value="0" calcext:value-type="float">
            <text:p>0</text:p>
          </table:table-cell>
          <table:table-cell office:value-type="float" office:value="225.1683" calcext:value-type="float">
            <text:p>225.1683</text:p>
          </table:table-cell>
          <table:table-cell office:value-type="float" office:value="277.0654" calcext:value-type="float">
            <text:p>277.0654</text:p>
          </table:table-cell>
          <table:table-cell office:value-type="float" office:value="910.4728" calcext:value-type="float">
            <text:p>910.4728</text:p>
          </table:table-cell>
          <table:table-cell office:value-type="float" office:value="870.354" calcext:value-type="float">
            <text:p>870.354</text:p>
          </table:table-cell>
          <table:table-cell office:value-type="float" office:value="851.4888" calcext:value-type="float">
            <text:p>851.4888</text:p>
          </table:table-cell>
          <table:table-cell office:value-type="float" office:value="869.1589" calcext:value-type="float">
            <text:p>869.1589</text:p>
          </table:table-cell>
          <table:table-cell office:value-type="float" office:value="323.1382" calcext:value-type="float">
            <text:p>323.1382</text:p>
          </table:table-cell>
          <table:table-cell office:value-type="float" office:value="440.3581" calcext:value-type="float">
            <text:p>440.3581</text:p>
          </table:table-cell>
          <table:table-cell office:value-type="float" office:value="382.8927" calcext:value-type="float">
            <text:p>382.8927</text:p>
          </table:table-cell>
          <table:table-cell office:value-type="float" office:value="325.3485" calcext:value-type="float">
            <text:p>325.348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309.1488" calcext:value-type="float">
            <text:p>309.1488</text:p>
          </table:table-cell>
          <table:table-cell office:value-type="float" office:value="5449.744" calcext:value-type="float">
            <text:p>5449.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3.814" calcext:value-type="float">
            <text:p>-273.814</text:p>
          </table:table-cell>
          <table:table-cell office:value-type="float" office:value="766.1737" calcext:value-type="float">
            <text:p>766.1737</text:p>
          </table:table-cell>
          <table:table-cell office:value-type="float" office:value="0" calcext:value-type="float">
            <text:p>0</text:p>
          </table:table-cell>
          <table:table-cell office:value-type="float" office:value="51.04718" calcext:value-type="float">
            <text:p>51.04718</text:p>
          </table:table-cell>
          <table:table-cell office:value-type="float" office:value="178.2752" calcext:value-type="float">
            <text:p>178.2752</text:p>
          </table:table-cell>
          <table:table-cell office:value-type="float" office:value="0.03586757" calcext:value-type="float">
            <text:p>0.0358675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320125" calcext:value-type="float">
            <text:p>0.4320125</text:p>
          </table:table-cell>
          <table:table-cell office:value-type="float" office:value="0.4850115" calcext:value-type="float">
            <text:p>0.4850115</text:p>
          </table:table-cell>
          <table:table-cell office:value-type="float" office:value="360" calcext:value-type="float">
            <text:p>360</text:p>
          </table:table-cell>
          <table:table-cell office:value-type="float" office:value="-274.7009" calcext:value-type="float">
            <text:p>-274.7009</text:p>
          </table:table-cell>
          <table:table-cell office:value-type="float" office:value="0" calcext:value-type="float">
            <text:p>0</text:p>
          </table:table-cell>
          <table:table-cell office:value-type="float" office:value="225.1373" calcext:value-type="float">
            <text:p>225.1373</text:p>
          </table:table-cell>
          <table:table-cell office:value-type="float" office:value="276.9598" calcext:value-type="float">
            <text:p>276.9598</text:p>
          </table:table-cell>
          <table:table-cell office:value-type="float" office:value="910.1603" calcext:value-type="float">
            <text:p>910.1603</text:p>
          </table:table-cell>
          <table:table-cell office:value-type="float" office:value="870.1536" calcext:value-type="float">
            <text:p>870.1536</text:p>
          </table:table-cell>
          <table:table-cell office:value-type="float" office:value="851.4039" calcext:value-type="float">
            <text:p>851.4039</text:p>
          </table:table-cell>
          <table:table-cell office:value-type="float" office:value="869.0814" calcext:value-type="float">
            <text:p>869.0814</text:p>
          </table:table-cell>
          <table:table-cell office:value-type="float" office:value="323.1121" calcext:value-type="float">
            <text:p>323.1121</text:p>
          </table:table-cell>
          <table:table-cell office:value-type="float" office:value="440.3319" calcext:value-type="float">
            <text:p>440.3319</text:p>
          </table:table-cell>
          <table:table-cell office:value-type="float" office:value="382.8762" calcext:value-type="float">
            <text:p>382.8762</text:p>
          </table:table-cell>
          <table:table-cell office:value-type="float" office:value="325.3382" calcext:value-type="float">
            <text:p>325.338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308.7158" calcext:value-type="float">
            <text:p>308.7158</text:p>
          </table:table-cell>
          <table:table-cell office:value-type="float" office:value="5449.379" calcext:value-type="float">
            <text:p>5449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4.3546" calcext:value-type="float">
            <text:p>-274.3546</text:p>
          </table:table-cell>
          <table:table-cell office:value-type="float" office:value="763.9969" calcext:value-type="float">
            <text:p>763.9969</text:p>
          </table:table-cell>
          <table:table-cell office:value-type="float" office:value="0" calcext:value-type="float">
            <text:p>0</text:p>
          </table:table-cell>
          <table:table-cell office:value-type="float" office:value="51.02991" calcext:value-type="float">
            <text:p>51.02991</text:p>
          </table:table-cell>
          <table:table-cell office:value-type="float" office:value="178.2742" calcext:value-type="float">
            <text:p>178.2742</text:p>
          </table:table-cell>
          <table:table-cell office:value-type="float" office:value="0.03596968" calcext:value-type="float">
            <text:p>0.0359696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368114" calcext:value-type="float">
            <text:p>0.4368114</text:p>
          </table:table-cell>
          <table:table-cell office:value-type="float" office:value="0.5168587" calcext:value-type="float">
            <text:p>0.5168587</text:p>
          </table:table-cell>
          <table:table-cell office:value-type="float" office:value="360" calcext:value-type="float">
            <text:p>360</text:p>
          </table:table-cell>
          <table:table-cell office:value-type="float" office:value="-275.278" calcext:value-type="float">
            <text:p>-275.278</text:p>
          </table:table-cell>
          <table:table-cell office:value-type="float" office:value="0" calcext:value-type="float">
            <text:p>0</text:p>
          </table:table-cell>
          <table:table-cell office:value-type="float" office:value="225.1167" calcext:value-type="float">
            <text:p>225.1167</text:p>
          </table:table-cell>
          <table:table-cell office:value-type="float" office:value="276.8711" calcext:value-type="float">
            <text:p>276.8711</text:p>
          </table:table-cell>
          <table:table-cell office:value-type="float" office:value="909.8804" calcext:value-type="float">
            <text:p>909.8804</text:p>
          </table:table-cell>
          <table:table-cell office:value-type="float" office:value="869.9648" calcext:value-type="float">
            <text:p>869.9648</text:p>
          </table:table-cell>
          <table:table-cell office:value-type="float" office:value="851.3309" calcext:value-type="float">
            <text:p>851.3309</text:p>
          </table:table-cell>
          <table:table-cell office:value-type="float" office:value="869.0107" calcext:value-type="float">
            <text:p>869.0107</text:p>
          </table:table-cell>
          <table:table-cell office:value-type="float" office:value="323.0883" calcext:value-type="float">
            <text:p>323.0883</text:p>
          </table:table-cell>
          <table:table-cell office:value-type="float" office:value="440.308" calcext:value-type="float">
            <text:p>440.308</text:p>
          </table:table-cell>
          <table:table-cell office:value-type="float" office:value="382.86" calcext:value-type="float">
            <text:p>382.86</text:p>
          </table:table-cell>
          <table:table-cell office:value-type="float" office:value="325.3281" calcext:value-type="float">
            <text:p>325.32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308.3175" calcext:value-type="float">
            <text:p>308.3175</text:p>
          </table:table-cell>
          <table:table-cell office:value-type="float" office:value="5449.05" calcext:value-type="float">
            <text:p>5449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5.1239" calcext:value-type="float">
            <text:p>-275.1239</text:p>
          </table:table-cell>
          <table:table-cell office:value-type="float" office:value="768.7978" calcext:value-type="float">
            <text:p>768.7978</text:p>
          </table:table-cell>
          <table:table-cell office:value-type="float" office:value="0" calcext:value-type="float">
            <text:p>0</text:p>
          </table:table-cell>
          <table:table-cell office:value-type="float" office:value="50.99929" calcext:value-type="float">
            <text:p>50.99929</text:p>
          </table:table-cell>
          <table:table-cell office:value-type="float" office:value="178.2748" calcext:value-type="float">
            <text:p>178.2748</text:p>
          </table:table-cell>
          <table:table-cell office:value-type="float" office:value="0.03611665" calcext:value-type="float">
            <text:p>0.0361166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411238" calcext:value-type="float">
            <text:p>0.4411238</text:p>
          </table:table-cell>
          <table:table-cell office:value-type="float" office:value="0.5437654" calcext:value-type="float">
            <text:p>0.5437654</text:p>
          </table:table-cell>
          <table:table-cell office:value-type="float" office:value="360" calcext:value-type="float">
            <text:p>360</text:p>
          </table:table-cell>
          <table:table-cell office:value-type="float" office:value="-276.0785" calcext:value-type="float">
            <text:p>-276.0785</text:p>
          </table:table-cell>
          <table:table-cell office:value-type="float" office:value="0" calcext:value-type="float">
            <text:p>0</text:p>
          </table:table-cell>
          <table:table-cell office:value-type="float" office:value="225.099" calcext:value-type="float">
            <text:p>225.099</text:p>
          </table:table-cell>
          <table:table-cell office:value-type="float" office:value="276.7909" calcext:value-type="float">
            <text:p>276.7909</text:p>
          </table:table-cell>
          <table:table-cell office:value-type="float" office:value="909.6263" calcext:value-type="float">
            <text:p>909.6263</text:p>
          </table:table-cell>
          <table:table-cell office:value-type="float" office:value="869.7963" calcext:value-type="float">
            <text:p>869.7963</text:p>
          </table:table-cell>
          <table:table-cell office:value-type="float" office:value="851.2584" calcext:value-type="float">
            <text:p>851.2584</text:p>
          </table:table-cell>
          <table:table-cell office:value-type="float" office:value="868.9473" calcext:value-type="float">
            <text:p>868.9473</text:p>
          </table:table-cell>
          <table:table-cell office:value-type="float" office:value="323.0658" calcext:value-type="float">
            <text:p>323.0658</text:p>
          </table:table-cell>
          <table:table-cell office:value-type="float" office:value="440.285" calcext:value-type="float">
            <text:p>440.285</text:p>
          </table:table-cell>
          <table:table-cell office:value-type="float" office:value="382.844" calcext:value-type="float">
            <text:p>382.844</text:p>
          </table:table-cell>
          <table:table-cell office:value-type="float" office:value="325.318" calcext:value-type="float">
            <text:p>325.3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307.9561" calcext:value-type="float">
            <text:p>307.9561</text:p>
          </table:table-cell>
          <table:table-cell office:value-type="float" office:value="5448.746" calcext:value-type="float">
            <text:p>5448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5.8356" calcext:value-type="float">
            <text:p>-275.8356</text:p>
          </table:table-cell>
          <table:table-cell office:value-type="float" office:value="773.2283" calcext:value-type="float">
            <text:p>773.2283</text:p>
          </table:table-cell>
          <table:table-cell office:value-type="float" office:value="0" calcext:value-type="float">
            <text:p>0</text:p>
          </table:table-cell>
          <table:table-cell office:value-type="float" office:value="50.96009" calcext:value-type="float">
            <text:p>50.96009</text:p>
          </table:table-cell>
          <table:table-cell office:value-type="float" office:value="178.2752" calcext:value-type="float">
            <text:p>178.2752</text:p>
          </table:table-cell>
          <table:table-cell office:value-type="float" office:value="0.03630645" calcext:value-type="float">
            <text:p>0.0363064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445898" calcext:value-type="float">
            <text:p>0.4445898</text:p>
          </table:table-cell>
          <table:table-cell office:value-type="float" office:value="0.5581896" calcext:value-type="float">
            <text:p>0.5581896</text:p>
          </table:table-cell>
          <table:table-cell office:value-type="float" office:value="360" calcext:value-type="float">
            <text:p>360</text:p>
          </table:table-cell>
          <table:table-cell office:value-type="float" office:value="-276.8079" calcext:value-type="float">
            <text:p>-276.8079</text:p>
          </table:table-cell>
          <table:table-cell office:value-type="float" office:value="0" calcext:value-type="float">
            <text:p>0</text:p>
          </table:table-cell>
          <table:table-cell office:value-type="float" office:value="225.0828" calcext:value-type="float">
            <text:p>225.0828</text:p>
          </table:table-cell>
          <table:table-cell office:value-type="float" office:value="276.7186" calcext:value-type="float">
            <text:p>276.7186</text:p>
          </table:table-cell>
          <table:table-cell office:value-type="float" office:value="909.3955" calcext:value-type="float">
            <text:p>909.3955</text:p>
          </table:table-cell>
          <table:table-cell office:value-type="float" office:value="869.6422" calcext:value-type="float">
            <text:p>869.6422</text:p>
          </table:table-cell>
          <table:table-cell office:value-type="float" office:value="851.193" calcext:value-type="float">
            <text:p>851.193</text:p>
          </table:table-cell>
          <table:table-cell office:value-type="float" office:value="868.888" calcext:value-type="float">
            <text:p>868.888</text:p>
          </table:table-cell>
          <table:table-cell office:value-type="float" office:value="323.0445" calcext:value-type="float">
            <text:p>323.0445</text:p>
          </table:table-cell>
          <table:table-cell office:value-type="float" office:value="440.2628" calcext:value-type="float">
            <text:p>440.2628</text:p>
          </table:table-cell>
          <table:table-cell office:value-type="float" office:value="382.829" calcext:value-type="float">
            <text:p>382.829</text:p>
          </table:table-cell>
          <table:table-cell office:value-type="float" office:value="325.308" calcext:value-type="float">
            <text:p>325.30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307.6214" calcext:value-type="float">
            <text:p>307.6214</text:p>
          </table:table-cell>
          <table:table-cell office:value-type="float" office:value="5448.459" calcext:value-type="float">
            <text:p>5448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6.4573" calcext:value-type="float">
            <text:p>-276.4573</text:p>
          </table:table-cell>
          <table:table-cell office:value-type="float" office:value="776.3559" calcext:value-type="float">
            <text:p>776.3559</text:p>
          </table:table-cell>
          <table:table-cell office:value-type="float" office:value="0" calcext:value-type="float">
            <text:p>0</text:p>
          </table:table-cell>
          <table:table-cell office:value-type="float" office:value="50.91745" calcext:value-type="float">
            <text:p>50.91745</text:p>
          </table:table-cell>
          <table:table-cell office:value-type="float" office:value="178.2745" calcext:value-type="float">
            <text:p>178.2745</text:p>
          </table:table-cell>
          <table:table-cell office:value-type="float" office:value="0.03651883" calcext:value-type="float">
            <text:p>0.0365188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474943" calcext:value-type="float">
            <text:p>0.4474943</text:p>
          </table:table-cell>
          <table:table-cell office:value-type="float" office:value="0.5674062" calcext:value-type="float">
            <text:p>0.5674062</text:p>
          </table:table-cell>
          <table:table-cell office:value-type="float" office:value="360" calcext:value-type="float">
            <text:p>360</text:p>
          </table:table-cell>
          <table:table-cell office:value-type="float" office:value="-277.4414" calcext:value-type="float">
            <text:p>-277.4414</text:p>
          </table:table-cell>
          <table:table-cell office:value-type="float" office:value="0" calcext:value-type="float">
            <text:p>0</text:p>
          </table:table-cell>
          <table:table-cell office:value-type="float" office:value="225.0676" calcext:value-type="float">
            <text:p>225.0676</text:p>
          </table:table-cell>
          <table:table-cell office:value-type="float" office:value="276.652" calcext:value-type="float">
            <text:p>276.652</text:p>
          </table:table-cell>
          <table:table-cell office:value-type="float" office:value="909.1824" calcext:value-type="float">
            <text:p>909.1824</text:p>
          </table:table-cell>
          <table:table-cell office:value-type="float" office:value="869.4996" calcext:value-type="float">
            <text:p>869.4996</text:p>
          </table:table-cell>
          <table:table-cell office:value-type="float" office:value="851.1308" calcext:value-type="float">
            <text:p>851.1308</text:p>
          </table:table-cell>
          <table:table-cell office:value-type="float" office:value="868.8313" calcext:value-type="float">
            <text:p>868.8313</text:p>
          </table:table-cell>
          <table:table-cell office:value-type="float" office:value="323.0245" calcext:value-type="float">
            <text:p>323.0245</text:p>
          </table:table-cell>
          <table:table-cell office:value-type="float" office:value="440.2419" calcext:value-type="float">
            <text:p>440.2419</text:p>
          </table:table-cell>
          <table:table-cell office:value-type="float" office:value="382.817" calcext:value-type="float">
            <text:p>382.817</text:p>
          </table:table-cell>
          <table:table-cell office:value-type="float" office:value="325.2982" calcext:value-type="float">
            <text:p>325.29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307.2578" calcext:value-type="float">
            <text:p>307.2578</text:p>
          </table:table-cell>
          <table:table-cell office:value-type="float" office:value="5448.174" calcext:value-type="float">
            <text:p>5448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7.1317" calcext:value-type="float">
            <text:p>-277.1317</text:p>
          </table:table-cell>
          <table:table-cell office:value-type="float" office:value="779.888" calcext:value-type="float">
            <text:p>779.888</text:p>
          </table:table-cell>
          <table:table-cell office:value-type="float" office:value="0" calcext:value-type="float">
            <text:p>0</text:p>
          </table:table-cell>
          <table:table-cell office:value-type="float" office:value="50.87342" calcext:value-type="float">
            <text:p>50.87342</text:p>
          </table:table-cell>
          <table:table-cell office:value-type="float" office:value="178.2753" calcext:value-type="float">
            <text:p>178.2753</text:p>
          </table:table-cell>
          <table:table-cell office:value-type="float" office:value="0.03679321" calcext:value-type="float">
            <text:p>0.0367932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493679" calcext:value-type="float">
            <text:p>0.4493679</text:p>
          </table:table-cell>
          <table:table-cell office:value-type="float" office:value="0.5726642" calcext:value-type="float">
            <text:p>0.5726642</text:p>
          </table:table-cell>
          <table:table-cell office:value-type="float" office:value="360" calcext:value-type="float">
            <text:p>360</text:p>
          </table:table-cell>
          <table:table-cell office:value-type="float" office:value="-278.1227" calcext:value-type="float">
            <text:p>-278.1227</text:p>
          </table:table-cell>
          <table:table-cell office:value-type="float" office:value="0" calcext:value-type="float">
            <text:p>0</text:p>
          </table:table-cell>
          <table:table-cell office:value-type="float" office:value="225.041" calcext:value-type="float">
            <text:p>225.041</text:p>
          </table:table-cell>
          <table:table-cell office:value-type="float" office:value="276.5782" calcext:value-type="float">
            <text:p>276.5782</text:p>
          </table:table-cell>
          <table:table-cell office:value-type="float" office:value="908.955" calcext:value-type="float">
            <text:p>908.955</text:p>
          </table:table-cell>
          <table:table-cell office:value-type="float" office:value="869.3546" calcext:value-type="float">
            <text:p>869.3546</text:p>
          </table:table-cell>
          <table:table-cell office:value-type="float" office:value="851.0696" calcext:value-type="float">
            <text:p>851.0696</text:p>
          </table:table-cell>
          <table:table-cell office:value-type="float" office:value="868.7763" calcext:value-type="float">
            <text:p>868.7763</text:p>
          </table:table-cell>
          <table:table-cell office:value-type="float" office:value="323.0057" calcext:value-type="float">
            <text:p>323.0057</text:p>
          </table:table-cell>
          <table:table-cell office:value-type="float" office:value="440.2214" calcext:value-type="float">
            <text:p>440.2214</text:p>
          </table:table-cell>
          <table:table-cell office:value-type="float" office:value="382.8052" calcext:value-type="float">
            <text:p>382.8052</text:p>
          </table:table-cell>
          <table:table-cell office:value-type="float" office:value="325.2885" calcext:value-type="float">
            <text:p>325.288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306.9011" calcext:value-type="float">
            <text:p>306.9011</text:p>
          </table:table-cell>
          <table:table-cell office:value-type="float" office:value="5447.88" calcext:value-type="float">
            <text:p>544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7.7942" calcext:value-type="float">
            <text:p>-277.7942</text:p>
          </table:table-cell>
          <table:table-cell office:value-type="float" office:value="783.0759" calcext:value-type="float">
            <text:p>783.0759</text:p>
          </table:table-cell>
          <table:table-cell office:value-type="float" office:value="0" calcext:value-type="float">
            <text:p>0</text:p>
          </table:table-cell>
          <table:table-cell office:value-type="float" office:value="50.81586" calcext:value-type="float">
            <text:p>50.81586</text:p>
          </table:table-cell>
          <table:table-cell office:value-type="float" office:value="178.2759" calcext:value-type="float">
            <text:p>178.2759</text:p>
          </table:table-cell>
          <table:table-cell office:value-type="float" office:value="0.0371401" calcext:value-type="float">
            <text:p>0.037140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502315" calcext:value-type="float">
            <text:p>0.4502315</text:p>
          </table:table-cell>
          <table:table-cell office:value-type="float" office:value="0.5750203" calcext:value-type="float">
            <text:p>0.5750203</text:p>
          </table:table-cell>
          <table:table-cell office:value-type="float" office:value="360" calcext:value-type="float">
            <text:p>360</text:p>
          </table:table-cell>
          <table:table-cell office:value-type="float" office:value="-278.7881" calcext:value-type="float">
            <text:p>-278.7881</text:p>
          </table:table-cell>
          <table:table-cell office:value-type="float" office:value="0" calcext:value-type="float">
            <text:p>0</text:p>
          </table:table-cell>
          <table:table-cell office:value-type="float" office:value="225.0206" calcext:value-type="float">
            <text:p>225.0206</text:p>
          </table:table-cell>
          <table:table-cell office:value-type="float" office:value="276.5051" calcext:value-type="float">
            <text:p>276.5051</text:p>
          </table:table-cell>
          <table:table-cell office:value-type="float" office:value="908.7262" calcext:value-type="float">
            <text:p>908.7262</text:p>
          </table:table-cell>
          <table:table-cell office:value-type="float" office:value="869.2059" calcext:value-type="float">
            <text:p>869.2059</text:p>
          </table:table-cell>
          <table:table-cell office:value-type="float" office:value="851.0067" calcext:value-type="float">
            <text:p>851.0067</text:p>
          </table:table-cell>
          <table:table-cell office:value-type="float" office:value="868.7197" calcext:value-type="float">
            <text:p>868.7197</text:p>
          </table:table-cell>
          <table:table-cell office:value-type="float" office:value="322.9865" calcext:value-type="float">
            <text:p>322.9865</text:p>
          </table:table-cell>
          <table:table-cell office:value-type="float" office:value="440.2007" calcext:value-type="float">
            <text:p>440.2007</text:p>
          </table:table-cell>
          <table:table-cell office:value-type="float" office:value="382.7937" calcext:value-type="float">
            <text:p>382.7937</text:p>
          </table:table-cell>
          <table:table-cell office:value-type="float" office:value="325.2791" calcext:value-type="float">
            <text:p>325.27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306.547" calcext:value-type="float">
            <text:p>306.547</text:p>
          </table:table-cell>
          <table:table-cell office:value-type="float" office:value="5447.577" calcext:value-type="float">
            <text:p>5447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8.4405" calcext:value-type="float">
            <text:p>-278.4405</text:p>
          </table:table-cell>
          <table:table-cell office:value-type="float" office:value="785.189" calcext:value-type="float">
            <text:p>785.189</text:p>
          </table:table-cell>
          <table:table-cell office:value-type="float" office:value="0" calcext:value-type="float">
            <text:p>0</text:p>
          </table:table-cell>
          <table:table-cell office:value-type="float" office:value="50.70972" calcext:value-type="float">
            <text:p>50.70972</text:p>
          </table:table-cell>
          <table:table-cell office:value-type="float" office:value="178.2757" calcext:value-type="float">
            <text:p>178.2757</text:p>
          </table:table-cell>
          <table:table-cell office:value-type="float" office:value="0.03747766" calcext:value-type="float">
            <text:p>0.0374776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508558" calcext:value-type="float">
            <text:p>0.4508558</text:p>
          </table:table-cell>
          <table:table-cell office:value-type="float" office:value="0.5763268" calcext:value-type="float">
            <text:p>0.5763268</text:p>
          </table:table-cell>
          <table:table-cell office:value-type="float" office:value="360" calcext:value-type="float">
            <text:p>360</text:p>
          </table:table-cell>
          <table:table-cell office:value-type="float" office:value="-279.4359" calcext:value-type="float">
            <text:p>-279.4359</text:p>
          </table:table-cell>
          <table:table-cell office:value-type="float" office:value="0" calcext:value-type="float">
            <text:p>0</text:p>
          </table:table-cell>
          <table:table-cell office:value-type="float" office:value="225.0229" calcext:value-type="float">
            <text:p>225.0229</text:p>
          </table:table-cell>
          <table:table-cell office:value-type="float" office:value="276.4242" calcext:value-type="float">
            <text:p>276.4242</text:p>
          </table:table-cell>
          <table:table-cell office:value-type="float" office:value="908.4848" calcext:value-type="float">
            <text:p>908.4848</text:p>
          </table:table-cell>
          <table:table-cell office:value-type="float" office:value="869.0516" calcext:value-type="float">
            <text:p>869.0516</text:p>
          </table:table-cell>
          <table:table-cell office:value-type="float" office:value="850.9417" calcext:value-type="float">
            <text:p>850.9417</text:p>
          </table:table-cell>
          <table:table-cell office:value-type="float" office:value="868.6625" calcext:value-type="float">
            <text:p>868.6625</text:p>
          </table:table-cell>
          <table:table-cell office:value-type="float" office:value="322.967" calcext:value-type="float">
            <text:p>322.967</text:p>
          </table:table-cell>
          <table:table-cell office:value-type="float" office:value="440.1802" calcext:value-type="float">
            <text:p>440.1802</text:p>
          </table:table-cell>
          <table:table-cell office:value-type="float" office:value="382.7823" calcext:value-type="float">
            <text:p>382.7823</text:p>
          </table:table-cell>
          <table:table-cell office:value-type="float" office:value="325.2697" calcext:value-type="float">
            <text:p>325.26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306.1378" calcext:value-type="float">
            <text:p>306.1378</text:p>
          </table:table-cell>
          <table:table-cell office:value-type="float" office:value="5447.234" calcext:value-type="float">
            <text:p>5447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.1617" calcext:value-type="float">
            <text:p>-279.1617</text:p>
          </table:table-cell>
          <table:table-cell office:value-type="float" office:value="787.5508" calcext:value-type="float">
            <text:p>787.5508</text:p>
          </table:table-cell>
          <table:table-cell office:value-type="float" office:value="0" calcext:value-type="float">
            <text:p>0</text:p>
          </table:table-cell>
          <table:table-cell office:value-type="float" office:value="50.56325" calcext:value-type="float">
            <text:p>50.56325</text:p>
          </table:table-cell>
          <table:table-cell office:value-type="float" office:value="178.2754" calcext:value-type="float">
            <text:p>178.2754</text:p>
          </table:table-cell>
          <table:table-cell office:value-type="float" office:value="0.03773672" calcext:value-type="float">
            <text:p>0.0377367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514113" calcext:value-type="float">
            <text:p>0.4514113</text:p>
          </table:table-cell>
          <table:table-cell office:value-type="float" office:value="0.5772461" calcext:value-type="float">
            <text:p>0.5772461</text:p>
          </table:table-cell>
          <table:table-cell office:value-type="float" office:value="360" calcext:value-type="float">
            <text:p>360</text:p>
          </table:table-cell>
          <table:table-cell office:value-type="float" office:value="-280.1583" calcext:value-type="float">
            <text:p>-280.1583</text:p>
          </table:table-cell>
          <table:table-cell office:value-type="float" office:value="0" calcext:value-type="float">
            <text:p>0</text:p>
          </table:table-cell>
          <table:table-cell office:value-type="float" office:value="225.0327" calcext:value-type="float">
            <text:p>225.0327</text:p>
          </table:table-cell>
          <table:table-cell office:value-type="float" office:value="276.3262" calcext:value-type="float">
            <text:p>276.3262</text:p>
          </table:table-cell>
          <table:table-cell office:value-type="float" office:value="908.199" calcext:value-type="float">
            <text:p>908.199</text:p>
          </table:table-cell>
          <table:table-cell office:value-type="float" office:value="868.8746" calcext:value-type="float">
            <text:p>868.8746</text:p>
          </table:table-cell>
          <table:table-cell office:value-type="float" office:value="850.8668" calcext:value-type="float">
            <text:p>850.8668</text:p>
          </table:table-cell>
          <table:table-cell office:value-type="float" office:value="868.5992" calcext:value-type="float">
            <text:p>868.5992</text:p>
          </table:table-cell>
          <table:table-cell office:value-type="float" office:value="322.9461" calcext:value-type="float">
            <text:p>322.9461</text:p>
          </table:table-cell>
          <table:table-cell office:value-type="float" office:value="440.1599" calcext:value-type="float">
            <text:p>440.1599</text:p>
          </table:table-cell>
          <table:table-cell office:value-type="float" office:value="382.771" calcext:value-type="float">
            <text:p>382.771</text:p>
          </table:table-cell>
          <table:table-cell office:value-type="float" office:value="325.2605" calcext:value-type="float">
            <text:p>325.26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305.7182" calcext:value-type="float">
            <text:p>305.7182</text:p>
          </table:table-cell>
          <table:table-cell office:value-type="float" office:value="5446.873" calcext:value-type="float">
            <text:p>5446.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.9095" calcext:value-type="float">
            <text:p>-279.9095</text:p>
          </table:table-cell>
          <table:table-cell office:value-type="float" office:value="787.9928" calcext:value-type="float">
            <text:p>787.9928</text:p>
          </table:table-cell>
          <table:table-cell office:value-type="float" office:value="0" calcext:value-type="float">
            <text:p>0</text:p>
          </table:table-cell>
          <table:table-cell office:value-type="float" office:value="50.42079" calcext:value-type="float">
            <text:p>50.42079</text:p>
          </table:table-cell>
          <table:table-cell office:value-type="float" office:value="178.2751" calcext:value-type="float">
            <text:p>178.2751</text:p>
          </table:table-cell>
          <table:table-cell office:value-type="float" office:value="0.03798917" calcext:value-type="float">
            <text:p>0.0379891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519307" calcext:value-type="float">
            <text:p>0.4519307</text:p>
          </table:table-cell>
          <table:table-cell office:value-type="float" office:value="0.5779615" calcext:value-type="float">
            <text:p>0.5779615</text:p>
          </table:table-cell>
          <table:table-cell office:value-type="float" office:value="360" calcext:value-type="float">
            <text:p>360</text:p>
          </table:table-cell>
          <table:table-cell office:value-type="float" office:value="-280.9072" calcext:value-type="float">
            <text:p>-280.9072</text:p>
          </table:table-cell>
          <table:table-cell office:value-type="float" office:value="0" calcext:value-type="float">
            <text:p>0</text:p>
          </table:table-cell>
          <table:table-cell office:value-type="float" office:value="225.0446" calcext:value-type="float">
            <text:p>225.0446</text:p>
          </table:table-cell>
          <table:table-cell office:value-type="float" office:value="276.2257" calcext:value-type="float">
            <text:p>276.2257</text:p>
          </table:table-cell>
          <table:table-cell office:value-type="float" office:value="907.9036" calcext:value-type="float">
            <text:p>907.9036</text:p>
          </table:table-cell>
          <table:table-cell office:value-type="float" office:value="868.6892" calcext:value-type="float">
            <text:p>868.6892</text:p>
          </table:table-cell>
          <table:table-cell office:value-type="float" office:value="850.7872" calcext:value-type="float">
            <text:p>850.7872</text:p>
          </table:table-cell>
          <table:table-cell office:value-type="float" office:value="868.5319" calcext:value-type="float">
            <text:p>868.5319</text:p>
          </table:table-cell>
          <table:table-cell office:value-type="float" office:value="322.9241" calcext:value-type="float">
            <text:p>322.9241</text:p>
          </table:table-cell>
          <table:table-cell office:value-type="float" office:value="440.1388" calcext:value-type="float">
            <text:p>440.1388</text:p>
          </table:table-cell>
          <table:table-cell office:value-type="float" office:value="382.7596" calcext:value-type="float">
            <text:p>382.7596</text:p>
          </table:table-cell>
          <table:table-cell office:value-type="float" office:value="325.2514" calcext:value-type="float">
            <text:p>325.25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305.2704" calcext:value-type="float">
            <text:p>305.2704</text:p>
          </table:table-cell>
          <table:table-cell office:value-type="float" office:value="5446.481" calcext:value-type="float">
            <text:p>5446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.7079" calcext:value-type="float">
            <text:p>-280.7079</text:p>
          </table:table-cell>
          <table:table-cell office:value-type="float" office:value="792.118" calcext:value-type="float">
            <text:p>792.118</text:p>
          </table:table-cell>
          <table:table-cell office:value-type="float" office:value="0" calcext:value-type="float">
            <text:p>0</text:p>
          </table:table-cell>
          <table:table-cell office:value-type="float" office:value="50.27889" calcext:value-type="float">
            <text:p>50.27889</text:p>
          </table:table-cell>
          <table:table-cell office:value-type="float" office:value="178.2749" calcext:value-type="float">
            <text:p>178.2749</text:p>
          </table:table-cell>
          <table:table-cell office:value-type="float" office:value="0.03824547" calcext:value-type="float">
            <text:p>0.0382454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524322" calcext:value-type="float">
            <text:p>0.4524322</text:p>
          </table:table-cell>
          <table:table-cell office:value-type="float" office:value="0.5785455" calcext:value-type="float">
            <text:p>0.5785455</text:p>
          </table:table-cell>
          <table:table-cell office:value-type="float" office:value="360" calcext:value-type="float">
            <text:p>360</text:p>
          </table:table-cell>
          <table:table-cell office:value-type="float" office:value="-281.7064" calcext:value-type="float">
            <text:p>-281.7064</text:p>
          </table:table-cell>
          <table:table-cell office:value-type="float" office:value="0" calcext:value-type="float">
            <text:p>0</text:p>
          </table:table-cell>
          <table:table-cell office:value-type="float" office:value="225.0591" calcext:value-type="float">
            <text:p>225.0591</text:p>
          </table:table-cell>
          <table:table-cell office:value-type="float" office:value="276.1181" calcext:value-type="float">
            <text:p>276.1181</text:p>
          </table:table-cell>
          <table:table-cell office:value-type="float" office:value="907.5858" calcext:value-type="float">
            <text:p>907.5858</text:p>
          </table:table-cell>
          <table:table-cell office:value-type="float" office:value="868.486" calcext:value-type="float">
            <text:p>868.486</text:p>
          </table:table-cell>
          <table:table-cell office:value-type="float" office:value="850.7018" calcext:value-type="float">
            <text:p>850.7018</text:p>
          </table:table-cell>
          <table:table-cell office:value-type="float" office:value="868.458" calcext:value-type="float">
            <text:p>868.458</text:p>
          </table:table-cell>
          <table:table-cell office:value-type="float" office:value="322.9001" calcext:value-type="float">
            <text:p>322.9001</text:p>
          </table:table-cell>
          <table:table-cell office:value-type="float" office:value="440.1166" calcext:value-type="float">
            <text:p>440.1166</text:p>
          </table:table-cell>
          <table:table-cell office:value-type="float" office:value="382.7481" calcext:value-type="float">
            <text:p>382.7481</text:p>
          </table:table-cell>
          <table:table-cell office:value-type="float" office:value="325.2423" calcext:value-type="float">
            <text:p>325.242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304.9086" calcext:value-type="float">
            <text:p>304.9086</text:p>
          </table:table-cell>
          <table:table-cell office:value-type="float" office:value="5446.156" calcext:value-type="float">
            <text:p>5446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1.2393" calcext:value-type="float">
            <text:p>-281.2393</text:p>
          </table:table-cell>
          <table:table-cell office:value-type="float" office:value="790.454" calcext:value-type="float">
            <text:p>790.454</text:p>
          </table:table-cell>
          <table:table-cell office:value-type="float" office:value="0" calcext:value-type="float">
            <text:p>0</text:p>
          </table:table-cell>
          <table:table-cell office:value-type="float" office:value="50.22985" calcext:value-type="float">
            <text:p>50.22985</text:p>
          </table:table-cell>
          <table:table-cell office:value-type="float" office:value="178.2722" calcext:value-type="float">
            <text:p>178.2722</text:p>
          </table:table-cell>
          <table:table-cell office:value-type="float" office:value="0.03850557" calcext:value-type="float">
            <text:p>0.0385055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540182" calcext:value-type="float">
            <text:p>0.4540182</text:p>
          </table:table-cell>
          <table:table-cell office:value-type="float" office:value="0.5813928" calcext:value-type="float">
            <text:p>0.5813928</text:p>
          </table:table-cell>
          <table:table-cell office:value-type="float" office:value="360" calcext:value-type="float">
            <text:p>360</text:p>
          </table:table-cell>
          <table:table-cell office:value-type="float" office:value="-282.2419" calcext:value-type="float">
            <text:p>-282.2419</text:p>
          </table:table-cell>
          <table:table-cell office:value-type="float" office:value="0" calcext:value-type="float">
            <text:p>0</text:p>
          </table:table-cell>
          <table:table-cell office:value-type="float" office:value="225.0422" calcext:value-type="float">
            <text:p>225.0422</text:p>
          </table:table-cell>
          <table:table-cell office:value-type="float" office:value="276.0461" calcext:value-type="float">
            <text:p>276.0461</text:p>
          </table:table-cell>
          <table:table-cell office:value-type="float" office:value="907.3536" calcext:value-type="float">
            <text:p>907.3536</text:p>
          </table:table-cell>
          <table:table-cell office:value-type="float" office:value="868.3264" calcext:value-type="float">
            <text:p>868.3264</text:p>
          </table:table-cell>
          <table:table-cell office:value-type="float" office:value="850.6287" calcext:value-type="float">
            <text:p>850.6287</text:p>
          </table:table-cell>
          <table:table-cell office:value-type="float" office:value="868.3928" calcext:value-type="float">
            <text:p>868.3928</text:p>
          </table:table-cell>
          <table:table-cell office:value-type="float" office:value="322.8777" calcext:value-type="float">
            <text:p>322.8777</text:p>
          </table:table-cell>
          <table:table-cell office:value-type="float" office:value="440.0943" calcext:value-type="float">
            <text:p>440.0943</text:p>
          </table:table-cell>
          <table:table-cell office:value-type="float" office:value="382.7365" calcext:value-type="float">
            <text:p>382.7365</text:p>
          </table:table-cell>
          <table:table-cell office:value-type="float" office:value="325.2332" calcext:value-type="float">
            <text:p>325.23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304.6129" calcext:value-type="float">
            <text:p>304.6129</text:p>
          </table:table-cell>
          <table:table-cell office:value-type="float" office:value="5445.894" calcext:value-type="float">
            <text:p>5445.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1.6214" calcext:value-type="float">
            <text:p>-281.6214</text:p>
          </table:table-cell>
          <table:table-cell office:value-type="float" office:value="786.7147" calcext:value-type="float">
            <text:p>786.7147</text:p>
          </table:table-cell>
          <table:table-cell office:value-type="float" office:value="0" calcext:value-type="float">
            <text:p>0</text:p>
          </table:table-cell>
          <table:table-cell office:value-type="float" office:value="50.21027" calcext:value-type="float">
            <text:p>50.21027</text:p>
          </table:table-cell>
          <table:table-cell office:value-type="float" office:value="178.2706" calcext:value-type="float">
            <text:p>178.2706</text:p>
          </table:table-cell>
          <table:table-cell office:value-type="float" office:value="0.03861174" calcext:value-type="float">
            <text:p>0.0386117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577337" calcext:value-type="float">
            <text:p>0.4577337</text:p>
          </table:table-cell>
          <table:table-cell office:value-type="float" office:value="0.6030893" calcext:value-type="float">
            <text:p>0.6030893</text:p>
          </table:table-cell>
          <table:table-cell office:value-type="float" office:value="360" calcext:value-type="float">
            <text:p>360</text:p>
          </table:table-cell>
          <table:table-cell office:value-type="float" office:value="-282.6494" calcext:value-type="float">
            <text:p>-282.6494</text:p>
          </table:table-cell>
          <table:table-cell office:value-type="float" office:value="0" calcext:value-type="float">
            <text:p>0</text:p>
          </table:table-cell>
          <table:table-cell office:value-type="float" office:value="225.0234" calcext:value-type="float">
            <text:p>225.0234</text:p>
          </table:table-cell>
          <table:table-cell office:value-type="float" office:value="275.9874" calcext:value-type="float">
            <text:p>275.9874</text:p>
          </table:table-cell>
          <table:table-cell office:value-type="float" office:value="907.1609" calcext:value-type="float">
            <text:p>907.1609</text:p>
          </table:table-cell>
          <table:table-cell office:value-type="float" office:value="868.2003" calcext:value-type="float">
            <text:p>868.2003</text:p>
          </table:table-cell>
          <table:table-cell office:value-type="float" office:value="850.5768" calcext:value-type="float">
            <text:p>850.5768</text:p>
          </table:table-cell>
          <table:table-cell office:value-type="float" office:value="868.3425" calcext:value-type="float">
            <text:p>868.3425</text:p>
          </table:table-cell>
          <table:table-cell office:value-type="float" office:value="322.8615" calcext:value-type="float">
            <text:p>322.8615</text:p>
          </table:table-cell>
          <table:table-cell office:value-type="float" office:value="440.0739" calcext:value-type="float">
            <text:p>440.0739</text:p>
          </table:table-cell>
          <table:table-cell office:value-type="float" office:value="382.725" calcext:value-type="float">
            <text:p>382.725</text:p>
          </table:table-cell>
          <table:table-cell office:value-type="float" office:value="325.2241" calcext:value-type="float">
            <text:p>325.224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304.3532" calcext:value-type="float">
            <text:p>304.3532</text:p>
          </table:table-cell>
          <table:table-cell office:value-type="float" office:value="5445.657" calcext:value-type="float">
            <text:p>5445.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2.0863" calcext:value-type="float">
            <text:p>-282.0863</text:p>
          </table:table-cell>
          <table:table-cell office:value-type="float" office:value="790.4461" calcext:value-type="float">
            <text:p>790.4461</text:p>
          </table:table-cell>
          <table:table-cell office:value-type="float" office:value="0" calcext:value-type="float">
            <text:p>0</text:p>
          </table:table-cell>
          <table:table-cell office:value-type="float" office:value="50.18121" calcext:value-type="float">
            <text:p>50.18121</text:p>
          </table:table-cell>
          <table:table-cell office:value-type="float" office:value="178.2705" calcext:value-type="float">
            <text:p>178.2705</text:p>
          </table:table-cell>
          <table:table-cell office:value-type="float" office:value="0.03874292" calcext:value-type="float">
            <text:p>0.0387429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611475" calcext:value-type="float">
            <text:p>0.4611475</text:p>
          </table:table-cell>
          <table:table-cell office:value-type="float" office:value="0.6262234" calcext:value-type="float">
            <text:p>0.6262234</text:p>
          </table:table-cell>
          <table:table-cell office:value-type="float" office:value="360" calcext:value-type="float">
            <text:p>360</text:p>
          </table:table-cell>
          <table:table-cell office:value-type="float" office:value="-283.1407" calcext:value-type="float">
            <text:p>-283.1407</text:p>
          </table:table-cell>
          <table:table-cell office:value-type="float" office:value="0" calcext:value-type="float">
            <text:p>0</text:p>
          </table:table-cell>
          <table:table-cell office:value-type="float" office:value="225.0114" calcext:value-type="float">
            <text:p>225.0114</text:p>
          </table:table-cell>
          <table:table-cell office:value-type="float" office:value="275.9374" calcext:value-type="float">
            <text:p>275.9374</text:p>
          </table:table-cell>
          <table:table-cell office:value-type="float" office:value="906.9929" calcext:value-type="float">
            <text:p>906.9929</text:p>
          </table:table-cell>
          <table:table-cell office:value-type="float" office:value="868.0856" calcext:value-type="float">
            <text:p>868.0856</text:p>
          </table:table-cell>
          <table:table-cell office:value-type="float" office:value="850.5256" calcext:value-type="float">
            <text:p>850.5256</text:p>
          </table:table-cell>
          <table:table-cell office:value-type="float" office:value="868.2973" calcext:value-type="float">
            <text:p>868.2973</text:p>
          </table:table-cell>
          <table:table-cell office:value-type="float" office:value="322.8452" calcext:value-type="float">
            <text:p>322.8452</text:p>
          </table:table-cell>
          <table:table-cell office:value-type="float" office:value="440.0551" calcext:value-type="float">
            <text:p>440.0551</text:p>
          </table:table-cell>
          <table:table-cell office:value-type="float" office:value="382.7139" calcext:value-type="float">
            <text:p>382.7139</text:p>
          </table:table-cell>
          <table:table-cell office:value-type="float" office:value="325.2151" calcext:value-type="float">
            <text:p>325.21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304.1003" calcext:value-type="float">
            <text:p>304.1003</text:p>
          </table:table-cell>
          <table:table-cell office:value-type="float" office:value="5445.437" calcext:value-type="float">
            <text:p>5445.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2.5988" calcext:value-type="float">
            <text:p>-282.5988</text:p>
          </table:table-cell>
          <table:table-cell office:value-type="float" office:value="794.6446" calcext:value-type="float">
            <text:p>794.6446</text:p>
          </table:table-cell>
          <table:table-cell office:value-type="float" office:value="0" calcext:value-type="float">
            <text:p>0</text:p>
          </table:table-cell>
          <table:table-cell office:value-type="float" office:value="50.1484" calcext:value-type="float">
            <text:p>50.1484</text:p>
          </table:table-cell>
          <table:table-cell office:value-type="float" office:value="178.2714" calcext:value-type="float">
            <text:p>178.2714</text:p>
          </table:table-cell>
          <table:table-cell office:value-type="float" office:value="0.03892848" calcext:value-type="float">
            <text:p>0.0389284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640661" calcext:value-type="float">
            <text:p>0.4640661</text:p>
          </table:table-cell>
          <table:table-cell office:value-type="float" office:value="0.6403261" calcext:value-type="float">
            <text:p>0.6403261</text:p>
          </table:table-cell>
          <table:table-cell office:value-type="float" office:value="360" calcext:value-type="float">
            <text:p>360</text:p>
          </table:table-cell>
          <table:table-cell office:value-type="float" office:value="-283.67" calcext:value-type="float">
            <text:p>-283.67</text:p>
          </table:table-cell>
          <table:table-cell office:value-type="float" office:value="0" calcext:value-type="float">
            <text:p>0</text:p>
          </table:table-cell>
          <table:table-cell office:value-type="float" office:value="224.9942" calcext:value-type="float">
            <text:p>224.9942</text:p>
          </table:table-cell>
          <table:table-cell office:value-type="float" office:value="275.8881" calcext:value-type="float">
            <text:p>275.8881</text:p>
          </table:table-cell>
          <table:table-cell office:value-type="float" office:value="906.8331" calcext:value-type="float">
            <text:p>906.8331</text:p>
          </table:table-cell>
          <table:table-cell office:value-type="float" office:value="867.9772" calcext:value-type="float">
            <text:p>867.9772</text:p>
          </table:table-cell>
          <table:table-cell office:value-type="float" office:value="850.4793" calcext:value-type="float">
            <text:p>850.4793</text:p>
          </table:table-cell>
          <table:table-cell office:value-type="float" office:value="868.2551" calcext:value-type="float">
            <text:p>868.2551</text:p>
          </table:table-cell>
          <table:table-cell office:value-type="float" office:value="322.8298" calcext:value-type="float">
            <text:p>322.8298</text:p>
          </table:table-cell>
          <table:table-cell office:value-type="float" office:value="440.0396" calcext:value-type="float">
            <text:p>440.0396</text:p>
          </table:table-cell>
          <table:table-cell office:value-type="float" office:value="382.7032" calcext:value-type="float">
            <text:p>382.7032</text:p>
          </table:table-cell>
          <table:table-cell office:value-type="float" office:value="325.2061" calcext:value-type="float">
            <text:p>325.20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303.8661" calcext:value-type="float">
            <text:p>303.8661</text:p>
          </table:table-cell>
          <table:table-cell office:value-type="float" office:value="5445.229" calcext:value-type="float">
            <text:p>5445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3.0669" calcext:value-type="float">
            <text:p>-283.0669</text:p>
          </table:table-cell>
          <table:table-cell office:value-type="float" office:value="797.3495" calcext:value-type="float">
            <text:p>797.3495</text:p>
          </table:table-cell>
          <table:table-cell office:value-type="float" office:value="0" calcext:value-type="float">
            <text:p>0</text:p>
          </table:table-cell>
          <table:table-cell office:value-type="float" office:value="50.1087" calcext:value-type="float">
            <text:p>50.1087</text:p>
          </table:table-cell>
          <table:table-cell office:value-type="float" office:value="178.2715" calcext:value-type="float">
            <text:p>178.2715</text:p>
          </table:table-cell>
          <table:table-cell office:value-type="float" office:value="0.03916175" calcext:value-type="float">
            <text:p>0.0391617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661333" calcext:value-type="float">
            <text:p>0.4661333</text:p>
          </table:table-cell>
          <table:table-cell office:value-type="float" office:value="0.6477146" calcext:value-type="float">
            <text:p>0.6477146</text:p>
          </table:table-cell>
          <table:table-cell office:value-type="float" office:value="360" calcext:value-type="float">
            <text:p>360</text:p>
          </table:table-cell>
          <table:table-cell office:value-type="float" office:value="-284.1473" calcext:value-type="float">
            <text:p>-284.1473</text:p>
          </table:table-cell>
          <table:table-cell office:value-type="float" office:value="0" calcext:value-type="float">
            <text:p>0</text:p>
          </table:table-cell>
          <table:table-cell office:value-type="float" office:value="224.9789" calcext:value-type="float">
            <text:p>224.9789</text:p>
          </table:table-cell>
          <table:table-cell office:value-type="float" office:value="275.8434" calcext:value-type="float">
            <text:p>275.8434</text:p>
          </table:table-cell>
          <table:table-cell office:value-type="float" office:value="906.6852" calcext:value-type="float">
            <text:p>906.6852</text:p>
          </table:table-cell>
          <table:table-cell office:value-type="float" office:value="867.8765" calcext:value-type="float">
            <text:p>867.8765</text:p>
          </table:table-cell>
          <table:table-cell office:value-type="float" office:value="850.4345" calcext:value-type="float">
            <text:p>850.4345</text:p>
          </table:table-cell>
          <table:table-cell office:value-type="float" office:value="868.2146" calcext:value-type="float">
            <text:p>868.2146</text:p>
          </table:table-cell>
          <table:table-cell office:value-type="float" office:value="322.8154" calcext:value-type="float">
            <text:p>322.8154</text:p>
          </table:table-cell>
          <table:table-cell office:value-type="float" office:value="440.0257" calcext:value-type="float">
            <text:p>440.0257</text:p>
          </table:table-cell>
          <table:table-cell office:value-type="float" office:value="382.6928" calcext:value-type="float">
            <text:p>382.6928</text:p>
          </table:table-cell>
          <table:table-cell office:value-type="float" office:value="325.1974" calcext:value-type="float">
            <text:p>325.197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303.5558" calcext:value-type="float">
            <text:p>303.5558</text:p>
          </table:table-cell>
          <table:table-cell office:value-type="float" office:value="5444.996" calcext:value-type="float">
            <text:p>5444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3.6061" calcext:value-type="float">
            <text:p>-283.6061</text:p>
          </table:table-cell>
          <table:table-cell office:value-type="float" office:value="800.012" calcext:value-type="float">
            <text:p>800.012</text:p>
          </table:table-cell>
          <table:table-cell office:value-type="float" office:value="0" calcext:value-type="float">
            <text:p>0</text:p>
          </table:table-cell>
          <table:table-cell office:value-type="float" office:value="50.0715" calcext:value-type="float">
            <text:p>50.0715</text:p>
          </table:table-cell>
          <table:table-cell office:value-type="float" office:value="178.2709" calcext:value-type="float">
            <text:p>178.2709</text:p>
          </table:table-cell>
          <table:table-cell office:value-type="float" office:value="0.03945763" calcext:value-type="float">
            <text:p>0.0394576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677207" calcext:value-type="float">
            <text:p>0.4677207</text:p>
          </table:table-cell>
          <table:table-cell office:value-type="float" office:value="0.6520418" calcext:value-type="float">
            <text:p>0.6520418</text:p>
          </table:table-cell>
          <table:table-cell office:value-type="float" office:value="360" calcext:value-type="float">
            <text:p>360</text:p>
          </table:table-cell>
          <table:table-cell office:value-type="float" office:value="-284.6922" calcext:value-type="float">
            <text:p>-284.6922</text:p>
          </table:table-cell>
          <table:table-cell office:value-type="float" office:value="0" calcext:value-type="float">
            <text:p>0</text:p>
          </table:table-cell>
          <table:table-cell office:value-type="float" office:value="224.9424" calcext:value-type="float">
            <text:p>224.9424</text:p>
          </table:table-cell>
          <table:table-cell office:value-type="float" office:value="275.7814" calcext:value-type="float">
            <text:p>275.7814</text:p>
          </table:table-cell>
          <table:table-cell office:value-type="float" office:value="906.4993" calcext:value-type="float">
            <text:p>906.4993</text:p>
          </table:table-cell>
          <table:table-cell office:value-type="float" office:value="867.7569" calcext:value-type="float">
            <text:p>867.7569</text:p>
          </table:table-cell>
          <table:table-cell office:value-type="float" office:value="850.3841" calcext:value-type="float">
            <text:p>850.3841</text:p>
          </table:table-cell>
          <table:table-cell office:value-type="float" office:value="868.1725" calcext:value-type="float">
            <text:p>868.1725</text:p>
          </table:table-cell>
          <table:table-cell office:value-type="float" office:value="322.8008" calcext:value-type="float">
            <text:p>322.8008</text:p>
          </table:table-cell>
          <table:table-cell office:value-type="float" office:value="440.0119" calcext:value-type="float">
            <text:p>440.0119</text:p>
          </table:table-cell>
          <table:table-cell office:value-type="float" office:value="382.6827" calcext:value-type="float">
            <text:p>382.6827</text:p>
          </table:table-cell>
          <table:table-cell office:value-type="float" office:value="325.1888" calcext:value-type="float">
            <text:p>325.188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303.2498" calcext:value-type="float">
            <text:p>303.2498</text:p>
          </table:table-cell>
          <table:table-cell office:value-type="float" office:value="5444.756" calcext:value-type="float">
            <text:p>5444.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4.0952" calcext:value-type="float">
            <text:p>-284.0952</text:p>
          </table:table-cell>
          <table:table-cell office:value-type="float" office:value="800.8121" calcext:value-type="float">
            <text:p>800.8121</text:p>
          </table:table-cell>
          <table:table-cell office:value-type="float" office:value="0" calcext:value-type="float">
            <text:p>0</text:p>
          </table:table-cell>
          <table:table-cell office:value-type="float" office:value="50.02705" calcext:value-type="float">
            <text:p>50.02705</text:p>
          </table:table-cell>
          <table:table-cell office:value-type="float" office:value="178.2684" calcext:value-type="float">
            <text:p>178.2684</text:p>
          </table:table-cell>
          <table:table-cell office:value-type="float" office:value="0.03978444" calcext:value-type="float">
            <text:p>0.0397844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687356" calcext:value-type="float">
            <text:p>0.4687356</text:p>
          </table:table-cell>
          <table:table-cell office:value-type="float" office:value="0.6546078" calcext:value-type="float">
            <text:p>0.6546078</text:p>
          </table:table-cell>
          <table:table-cell office:value-type="float" office:value="360" calcext:value-type="float">
            <text:p>360</text:p>
          </table:table-cell>
          <table:table-cell office:value-type="float" office:value="-285.1845" calcext:value-type="float">
            <text:p>-285.1845</text:p>
          </table:table-cell>
          <table:table-cell office:value-type="float" office:value="0" calcext:value-type="float">
            <text:p>0</text:p>
          </table:table-cell>
          <table:table-cell office:value-type="float" office:value="224.911" calcext:value-type="float">
            <text:p>224.911</text:p>
          </table:table-cell>
          <table:table-cell office:value-type="float" office:value="275.7237" calcext:value-type="float">
            <text:p>275.7237</text:p>
          </table:table-cell>
          <table:table-cell office:value-type="float" office:value="906.3132" calcext:value-type="float">
            <text:p>906.3132</text:p>
          </table:table-cell>
          <table:table-cell office:value-type="float" office:value="867.632" calcext:value-type="float">
            <text:p>867.632</text:p>
          </table:table-cell>
          <table:table-cell office:value-type="float" office:value="850.3332" calcext:value-type="float">
            <text:p>850.3332</text:p>
          </table:table-cell>
          <table:table-cell office:value-type="float" office:value="868.1279" calcext:value-type="float">
            <text:p>868.1279</text:p>
          </table:table-cell>
          <table:table-cell office:value-type="float" office:value="322.7852" calcext:value-type="float">
            <text:p>322.7852</text:p>
          </table:table-cell>
          <table:table-cell office:value-type="float" office:value="439.9977" calcext:value-type="float">
            <text:p>439.9977</text:p>
          </table:table-cell>
          <table:table-cell office:value-type="float" office:value="382.6727" calcext:value-type="float">
            <text:p>382.6727</text:p>
          </table:table-cell>
          <table:table-cell office:value-type="float" office:value="325.1817" calcext:value-type="float">
            <text:p>325.18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302.946" calcext:value-type="float">
            <text:p>302.946</text:p>
          </table:table-cell>
          <table:table-cell office:value-type="float" office:value="5444.52" calcext:value-type="float">
            <text:p>544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4.5755" calcext:value-type="float">
            <text:p>-284.5755</text:p>
          </table:table-cell>
          <table:table-cell office:value-type="float" office:value="801.8322" calcext:value-type="float">
            <text:p>801.8322</text:p>
          </table:table-cell>
          <table:table-cell office:value-type="float" office:value="0" calcext:value-type="float">
            <text:p>0</text:p>
          </table:table-cell>
          <table:table-cell office:value-type="float" office:value="49.98822" calcext:value-type="float">
            <text:p>49.98822</text:p>
          </table:table-cell>
          <table:table-cell office:value-type="float" office:value="178.2648" calcext:value-type="float">
            <text:p>178.2648</text:p>
          </table:table-cell>
          <table:table-cell office:value-type="float" office:value="0.04008482" calcext:value-type="float">
            <text:p>0.0400848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709956" calcext:value-type="float">
            <text:p>0.4709956</text:p>
          </table:table-cell>
          <table:table-cell office:value-type="float" office:value="0.6597766" calcext:value-type="float">
            <text:p>0.6597766</text:p>
          </table:table-cell>
          <table:table-cell office:value-type="float" office:value="360" calcext:value-type="float">
            <text:p>360</text:p>
          </table:table-cell>
          <table:table-cell office:value-type="float" office:value="-285.672" calcext:value-type="float">
            <text:p>-285.672</text:p>
          </table:table-cell>
          <table:table-cell office:value-type="float" office:value="0" calcext:value-type="float">
            <text:p>0</text:p>
          </table:table-cell>
          <table:table-cell office:value-type="float" office:value="224.8783" calcext:value-type="float">
            <text:p>224.8783</text:p>
          </table:table-cell>
          <table:table-cell office:value-type="float" office:value="275.6661" calcext:value-type="float">
            <text:p>275.6661</text:p>
          </table:table-cell>
          <table:table-cell office:value-type="float" office:value="906.129" calcext:value-type="float">
            <text:p>906.129</text:p>
          </table:table-cell>
          <table:table-cell office:value-type="float" office:value="867.5103" calcext:value-type="float">
            <text:p>867.5103</text:p>
          </table:table-cell>
          <table:table-cell office:value-type="float" office:value="850.282" calcext:value-type="float">
            <text:p>850.282</text:p>
          </table:table-cell>
          <table:table-cell office:value-type="float" office:value="868.0834" calcext:value-type="float">
            <text:p>868.0834</text:p>
          </table:table-cell>
          <table:table-cell office:value-type="float" office:value="322.7697" calcext:value-type="float">
            <text:p>322.7697</text:p>
          </table:table-cell>
          <table:table-cell office:value-type="float" office:value="439.9835" calcext:value-type="float">
            <text:p>439.9835</text:p>
          </table:table-cell>
          <table:table-cell office:value-type="float" office:value="382.6627" calcext:value-type="float">
            <text:p>382.6627</text:p>
          </table:table-cell>
          <table:table-cell office:value-type="float" office:value="325.1762" calcext:value-type="float">
            <text:p>325.17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302.6038" calcext:value-type="float">
            <text:p>302.6038</text:p>
          </table:table-cell>
          <table:table-cell office:value-type="float" office:value="5444.269" calcext:value-type="float">
            <text:p>5444.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5.1593" calcext:value-type="float">
            <text:p>-285.1593</text:p>
          </table:table-cell>
          <table:table-cell office:value-type="float" office:value="804.4354" calcext:value-type="float">
            <text:p>804.4354</text:p>
          </table:table-cell>
          <table:table-cell office:value-type="float" office:value="0" calcext:value-type="float">
            <text:p>0</text:p>
          </table:table-cell>
          <table:table-cell office:value-type="float" office:value="49.95666" calcext:value-type="float">
            <text:p>49.95666</text:p>
          </table:table-cell>
          <table:table-cell office:value-type="float" office:value="178.262" calcext:value-type="float">
            <text:p>178.262</text:p>
          </table:table-cell>
          <table:table-cell office:value-type="float" office:value="0.0403912" calcext:value-type="float">
            <text:p>0.040391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735866" calcext:value-type="float">
            <text:p>0.4735866</text:p>
          </table:table-cell>
          <table:table-cell office:value-type="float" office:value="0.6663978" calcext:value-type="float">
            <text:p>0.6663978</text:p>
          </table:table-cell>
          <table:table-cell office:value-type="float" office:value="360" calcext:value-type="float">
            <text:p>360</text:p>
          </table:table-cell>
          <table:table-cell office:value-type="float" office:value="-286.2646" calcext:value-type="float">
            <text:p>-286.2646</text:p>
          </table:table-cell>
          <table:table-cell office:value-type="float" office:value="0" calcext:value-type="float">
            <text:p>0</text:p>
          </table:table-cell>
          <table:table-cell office:value-type="float" office:value="224.8339" calcext:value-type="float">
            <text:p>224.8339</text:p>
          </table:table-cell>
          <table:table-cell office:value-type="float" office:value="275.5988" calcext:value-type="float">
            <text:p>275.5988</text:p>
          </table:table-cell>
          <table:table-cell office:value-type="float" office:value="905.9252" calcext:value-type="float">
            <text:p>905.9252</text:p>
          </table:table-cell>
          <table:table-cell office:value-type="float" office:value="867.3815" calcext:value-type="float">
            <text:p>867.3815</text:p>
          </table:table-cell>
          <table:table-cell office:value-type="float" office:value="850.2276" calcext:value-type="float">
            <text:p>850.2276</text:p>
          </table:table-cell>
          <table:table-cell office:value-type="float" office:value="868.037" calcext:value-type="float">
            <text:p>868.037</text:p>
          </table:table-cell>
          <table:table-cell office:value-type="float" office:value="322.7542" calcext:value-type="float">
            <text:p>322.7542</text:p>
          </table:table-cell>
          <table:table-cell office:value-type="float" office:value="439.9693" calcext:value-type="float">
            <text:p>439.9693</text:p>
          </table:table-cell>
          <table:table-cell office:value-type="float" office:value="382.6527" calcext:value-type="float">
            <text:p>382.6527</text:p>
          </table:table-cell>
          <table:table-cell office:value-type="float" office:value="325.1708" calcext:value-type="float">
            <text:p>325.17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302.2097" calcext:value-type="float">
            <text:p>302.2097</text:p>
          </table:table-cell>
          <table:table-cell office:value-type="float" office:value="5443.981" calcext:value-type="float">
            <text:p>5443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5.8243" calcext:value-type="float">
            <text:p>-285.8243</text:p>
          </table:table-cell>
          <table:table-cell office:value-type="float" office:value="806.974" calcext:value-type="float">
            <text:p>806.974</text:p>
          </table:table-cell>
          <table:table-cell office:value-type="float" office:value="0" calcext:value-type="float">
            <text:p>0</text:p>
          </table:table-cell>
          <table:table-cell office:value-type="float" office:value="49.92699" calcext:value-type="float">
            <text:p>49.92699</text:p>
          </table:table-cell>
          <table:table-cell office:value-type="float" office:value="178.258" calcext:value-type="float">
            <text:p>178.258</text:p>
          </table:table-cell>
          <table:table-cell office:value-type="float" office:value="0.0407448" calcext:value-type="float">
            <text:p>0.040744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751241" calcext:value-type="float">
            <text:p>0.4751241</text:p>
          </table:table-cell>
          <table:table-cell office:value-type="float" office:value="0.6695123" calcext:value-type="float">
            <text:p>0.6695123</text:p>
          </table:table-cell>
          <table:table-cell office:value-type="float" office:value="360" calcext:value-type="float">
            <text:p>360</text:p>
          </table:table-cell>
          <table:table-cell office:value-type="float" office:value="-286.934" calcext:value-type="float">
            <text:p>-286.934</text:p>
          </table:table-cell>
          <table:table-cell office:value-type="float" office:value="0" calcext:value-type="float">
            <text:p>0</text:p>
          </table:table-cell>
          <table:table-cell office:value-type="float" office:value="224.7778" calcext:value-type="float">
            <text:p>224.7778</text:p>
          </table:table-cell>
          <table:table-cell office:value-type="float" office:value="275.5223" calcext:value-type="float">
            <text:p>275.5223</text:p>
          </table:table-cell>
          <table:table-cell office:value-type="float" office:value="905.6931" calcext:value-type="float">
            <text:p>905.6931</text:p>
          </table:table-cell>
          <table:table-cell office:value-type="float" office:value="867.2338" calcext:value-type="float">
            <text:p>867.2338</text:p>
          </table:table-cell>
          <table:table-cell office:value-type="float" office:value="850.1661" calcext:value-type="float">
            <text:p>850.1661</text:p>
          </table:table-cell>
          <table:table-cell office:value-type="float" office:value="867.9826" calcext:value-type="float">
            <text:p>867.9826</text:p>
          </table:table-cell>
          <table:table-cell office:value-type="float" office:value="322.7378" calcext:value-type="float">
            <text:p>322.7378</text:p>
          </table:table-cell>
          <table:table-cell office:value-type="float" office:value="439.9523" calcext:value-type="float">
            <text:p>439.9523</text:p>
          </table:table-cell>
          <table:table-cell office:value-type="float" office:value="382.6428" calcext:value-type="float">
            <text:p>382.6428</text:p>
          </table:table-cell>
          <table:table-cell office:value-type="float" office:value="325.1655" calcext:value-type="float">
            <text:p>325.16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301.8479" calcext:value-type="float">
            <text:p>301.8479</text:p>
          </table:table-cell>
          <table:table-cell office:value-type="float" office:value="5443.697" calcext:value-type="float">
            <text:p>5443.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6.4624" calcext:value-type="float">
            <text:p>-286.4624</text:p>
          </table:table-cell>
          <table:table-cell office:value-type="float" office:value="810.0427" calcext:value-type="float">
            <text:p>810.0427</text:p>
          </table:table-cell>
          <table:table-cell office:value-type="float" office:value="0" calcext:value-type="float">
            <text:p>0</text:p>
          </table:table-cell>
          <table:table-cell office:value-type="float" office:value="49.8891" calcext:value-type="float">
            <text:p>49.8891</text:p>
          </table:table-cell>
          <table:table-cell office:value-type="float" office:value="178.2549" calcext:value-type="float">
            <text:p>178.2549</text:p>
          </table:table-cell>
          <table:table-cell office:value-type="float" office:value="0.04113036" calcext:value-type="float">
            <text:p>0.0411303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760156" calcext:value-type="float">
            <text:p>0.4760156</text:p>
          </table:table-cell>
          <table:table-cell office:value-type="float" office:value="0.6711113" calcext:value-type="float">
            <text:p>0.6711113</text:p>
          </table:table-cell>
          <table:table-cell office:value-type="float" office:value="360" calcext:value-type="float">
            <text:p>360</text:p>
          </table:table-cell>
          <table:table-cell office:value-type="float" office:value="-287.5741" calcext:value-type="float">
            <text:p>-287.5741</text:p>
          </table:table-cell>
          <table:table-cell office:value-type="float" office:value="0" calcext:value-type="float">
            <text:p>0</text:p>
          </table:table-cell>
          <table:table-cell office:value-type="float" office:value="224.7337" calcext:value-type="float">
            <text:p>224.7337</text:p>
          </table:table-cell>
          <table:table-cell office:value-type="float" office:value="275.4531" calcext:value-type="float">
            <text:p>275.4531</text:p>
          </table:table-cell>
          <table:table-cell office:value-type="float" office:value="905.4759" calcext:value-type="float">
            <text:p>905.4759</text:p>
          </table:table-cell>
          <table:table-cell office:value-type="float" office:value="867.0905" calcext:value-type="float">
            <text:p>867.0905</text:p>
          </table:table-cell>
          <table:table-cell office:value-type="float" office:value="850.1027" calcext:value-type="float">
            <text:p>850.1027</text:p>
          </table:table-cell>
          <table:table-cell office:value-type="float" office:value="867.9279" calcext:value-type="float">
            <text:p>867.9279</text:p>
          </table:table-cell>
          <table:table-cell office:value-type="float" office:value="322.7208" calcext:value-type="float">
            <text:p>322.7208</text:p>
          </table:table-cell>
          <table:table-cell office:value-type="float" office:value="439.9341" calcext:value-type="float">
            <text:p>439.9341</text:p>
          </table:table-cell>
          <table:table-cell office:value-type="float" office:value="382.6327" calcext:value-type="float">
            <text:p>382.6327</text:p>
          </table:table-cell>
          <table:table-cell office:value-type="float" office:value="325.1601" calcext:value-type="float">
            <text:p>325.16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301.5448" calcext:value-type="float">
            <text:p>301.5448</text:p>
          </table:table-cell>
          <table:table-cell office:value-type="float" office:value="5443.45" calcext:value-type="float">
            <text:p>544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7.0011" calcext:value-type="float">
            <text:p>-287.0011</text:p>
          </table:table-cell>
          <table:table-cell office:value-type="float" office:value="811.1536" calcext:value-type="float">
            <text:p>811.1536</text:p>
          </table:table-cell>
          <table:table-cell office:value-type="float" office:value="0" calcext:value-type="float">
            <text:p>0</text:p>
          </table:table-cell>
          <table:table-cell office:value-type="float" office:value="49.84393" calcext:value-type="float">
            <text:p>49.84393</text:p>
          </table:table-cell>
          <table:table-cell office:value-type="float" office:value="178.2511" calcext:value-type="float">
            <text:p>178.2511</text:p>
          </table:table-cell>
          <table:table-cell office:value-type="float" office:value="0.04153281" calcext:value-type="float">
            <text:p>0.0415328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764943" calcext:value-type="float">
            <text:p>0.4764943</text:p>
          </table:table-cell>
          <table:table-cell office:value-type="float" office:value="0.6717959" calcext:value-type="float">
            <text:p>0.6717959</text:p>
          </table:table-cell>
          <table:table-cell office:value-type="float" office:value="360" calcext:value-type="float">
            <text:p>360</text:p>
          </table:table-cell>
          <table:table-cell office:value-type="float" office:value="-288.1136" calcext:value-type="float">
            <text:p>-288.1136</text:p>
          </table:table-cell>
          <table:table-cell office:value-type="float" office:value="0" calcext:value-type="float">
            <text:p>0</text:p>
          </table:table-cell>
          <table:table-cell office:value-type="float" office:value="224.6988" calcext:value-type="float">
            <text:p>224.6988</text:p>
          </table:table-cell>
          <table:table-cell office:value-type="float" office:value="275.3989" calcext:value-type="float">
            <text:p>275.3989</text:p>
          </table:table-cell>
          <table:table-cell office:value-type="float" office:value="905.2944" calcext:value-type="float">
            <text:p>905.2944</text:p>
          </table:table-cell>
          <table:table-cell office:value-type="float" office:value="866.9679" calcext:value-type="float">
            <text:p>866.9679</text:p>
          </table:table-cell>
          <table:table-cell office:value-type="float" office:value="850.0479" calcext:value-type="float">
            <text:p>850.0479</text:p>
          </table:table-cell>
          <table:table-cell office:value-type="float" office:value="867.8784" calcext:value-type="float">
            <text:p>867.8784</text:p>
          </table:table-cell>
          <table:table-cell office:value-type="float" office:value="322.7048" calcext:value-type="float">
            <text:p>322.7048</text:p>
          </table:table-cell>
          <table:table-cell office:value-type="float" office:value="439.9161" calcext:value-type="float">
            <text:p>439.9161</text:p>
          </table:table-cell>
          <table:table-cell office:value-type="float" office:value="382.6227" calcext:value-type="float">
            <text:p>382.6227</text:p>
          </table:table-cell>
          <table:table-cell office:value-type="float" office:value="325.1548" calcext:value-type="float">
            <text:p>325.15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301.2966" calcext:value-type="float">
            <text:p>301.2966</text:p>
          </table:table-cell>
          <table:table-cell office:value-type="float" office:value="5443.232" calcext:value-type="float">
            <text:p>5443.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7.3535" calcext:value-type="float">
            <text:p>-287.3535</text:p>
          </table:table-cell>
          <table:table-cell office:value-type="float" office:value="811.2566" calcext:value-type="float">
            <text:p>811.2566</text:p>
          </table:table-cell>
          <table:table-cell office:value-type="float" office:value="0" calcext:value-type="float">
            <text:p>0</text:p>
          </table:table-cell>
          <table:table-cell office:value-type="float" office:value="49.80771" calcext:value-type="float">
            <text:p>49.80771</text:p>
          </table:table-cell>
          <table:table-cell office:value-type="float" office:value="178.2472" calcext:value-type="float">
            <text:p>178.2472</text:p>
          </table:table-cell>
          <table:table-cell office:value-type="float" office:value="0.04177989" calcext:value-type="float">
            <text:p>0.0417798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784085" calcext:value-type="float">
            <text:p>0.4784085</text:p>
          </table:table-cell>
          <table:table-cell office:value-type="float" office:value="0.6777917" calcext:value-type="float">
            <text:p>0.6777917</text:p>
          </table:table-cell>
          <table:table-cell office:value-type="float" office:value="360" calcext:value-type="float">
            <text:p>360</text:p>
          </table:table-cell>
          <table:table-cell office:value-type="float" office:value="-288.4737" calcext:value-type="float">
            <text:p>-288.4737</text:p>
          </table:table-cell>
          <table:table-cell office:value-type="float" office:value="0" calcext:value-type="float">
            <text:p>0</text:p>
          </table:table-cell>
          <table:table-cell office:value-type="float" office:value="224.6739" calcext:value-type="float">
            <text:p>224.6739</text:p>
          </table:table-cell>
          <table:table-cell office:value-type="float" office:value="275.3541" calcext:value-type="float">
            <text:p>275.3541</text:p>
          </table:table-cell>
          <table:table-cell office:value-type="float" office:value="905.1422" calcext:value-type="float">
            <text:p>905.1422</text:p>
          </table:table-cell>
          <table:table-cell office:value-type="float" office:value="866.8614" calcext:value-type="float">
            <text:p>866.8614</text:p>
          </table:table-cell>
          <table:table-cell office:value-type="float" office:value="850.0029" calcext:value-type="float">
            <text:p>850.0029</text:p>
          </table:table-cell>
          <table:table-cell office:value-type="float" office:value="867.836" calcext:value-type="float">
            <text:p>867.836</text:p>
          </table:table-cell>
          <table:table-cell office:value-type="float" office:value="322.6896" calcext:value-type="float">
            <text:p>322.6896</text:p>
          </table:table-cell>
          <table:table-cell office:value-type="float" office:value="439.9006" calcext:value-type="float">
            <text:p>439.9006</text:p>
          </table:table-cell>
          <table:table-cell office:value-type="float" office:value="382.6127" calcext:value-type="float">
            <text:p>382.6127</text:p>
          </table:table-cell>
          <table:table-cell office:value-type="float" office:value="325.1496" calcext:value-type="float">
            <text:p>325.14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301.0801" calcext:value-type="float">
            <text:p>301.0801</text:p>
          </table:table-cell>
          <table:table-cell office:value-type="float" office:value="5443.048" calcext:value-type="float">
            <text:p>5443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7.7973" calcext:value-type="float">
            <text:p>-287.7973</text:p>
          </table:table-cell>
          <table:table-cell office:value-type="float" office:value="813.2583" calcext:value-type="float">
            <text:p>813.2583</text:p>
          </table:table-cell>
          <table:table-cell office:value-type="float" office:value="0" calcext:value-type="float">
            <text:p>0</text:p>
          </table:table-cell>
          <table:table-cell office:value-type="float" office:value="49.77168" calcext:value-type="float">
            <text:p>49.77168</text:p>
          </table:table-cell>
          <table:table-cell office:value-type="float" office:value="178.2454" calcext:value-type="float">
            <text:p>178.2454</text:p>
          </table:table-cell>
          <table:table-cell office:value-type="float" office:value="0.04207482" calcext:value-type="float">
            <text:p>0.0420748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799104" calcext:value-type="float">
            <text:p>0.4799104</text:p>
          </table:table-cell>
          <table:table-cell office:value-type="float" office:value="0.6821503" calcext:value-type="float">
            <text:p>0.6821503</text:p>
          </table:table-cell>
          <table:table-cell office:value-type="float" office:value="360" calcext:value-type="float">
            <text:p>360</text:p>
          </table:table-cell>
          <table:table-cell office:value-type="float" office:value="-288.9231" calcext:value-type="float">
            <text:p>-288.9231</text:p>
          </table:table-cell>
          <table:table-cell office:value-type="float" office:value="0" calcext:value-type="float">
            <text:p>0</text:p>
          </table:table-cell>
          <table:table-cell office:value-type="float" office:value="224.6503" calcext:value-type="float">
            <text:p>224.6503</text:p>
          </table:table-cell>
          <table:table-cell office:value-type="float" office:value="275.3151" calcext:value-type="float">
            <text:p>275.3151</text:p>
          </table:table-cell>
          <table:table-cell office:value-type="float" office:value="905.0122" calcext:value-type="float">
            <text:p>905.0122</text:p>
          </table:table-cell>
          <table:table-cell office:value-type="float" office:value="866.7692" calcext:value-type="float">
            <text:p>866.7692</text:p>
          </table:table-cell>
          <table:table-cell office:value-type="float" office:value="849.9664" calcext:value-type="float">
            <text:p>849.9664</text:p>
          </table:table-cell>
          <table:table-cell office:value-type="float" office:value="867.799" calcext:value-type="float">
            <text:p>867.799</text:p>
          </table:table-cell>
          <table:table-cell office:value-type="float" office:value="322.6772" calcext:value-type="float">
            <text:p>322.6772</text:p>
          </table:table-cell>
          <table:table-cell office:value-type="float" office:value="439.8868" calcext:value-type="float">
            <text:p>439.8868</text:p>
          </table:table-cell>
          <table:table-cell office:value-type="float" office:value="382.6031" calcext:value-type="float">
            <text:p>382.6031</text:p>
          </table:table-cell>
          <table:table-cell office:value-type="float" office:value="325.1444" calcext:value-type="float">
            <text:p>325.144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300.8543" calcext:value-type="float">
            <text:p>300.8543</text:p>
          </table:table-cell>
          <table:table-cell office:value-type="float" office:value="5442.866" calcext:value-type="float">
            <text:p>5442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8.2057" calcext:value-type="float">
            <text:p>-288.2057</text:p>
          </table:table-cell>
          <table:table-cell office:value-type="float" office:value="814.6583" calcext:value-type="float">
            <text:p>814.6583</text:p>
          </table:table-cell>
          <table:table-cell office:value-type="float" office:value="0" calcext:value-type="float">
            <text:p>0</text:p>
          </table:table-cell>
          <table:table-cell office:value-type="float" office:value="49.73378" calcext:value-type="float">
            <text:p>49.73378</text:p>
          </table:table-cell>
          <table:table-cell office:value-type="float" office:value="178.2416" calcext:value-type="float">
            <text:p>178.2416</text:p>
          </table:table-cell>
          <table:table-cell office:value-type="float" office:value="0.0424362" calcext:value-type="float">
            <text:p>0.042436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07082" calcext:value-type="float">
            <text:p>0.4807082</text:p>
          </table:table-cell>
          <table:table-cell office:value-type="float" office:value="0.683948" calcext:value-type="float">
            <text:p>0.683948</text:p>
          </table:table-cell>
          <table:table-cell office:value-type="float" office:value="360" calcext:value-type="float">
            <text:p>360</text:p>
          </table:table-cell>
          <table:table-cell office:value-type="float" office:value="-289.3337" calcext:value-type="float">
            <text:p>-289.3337</text:p>
          </table:table-cell>
          <table:table-cell office:value-type="float" office:value="0" calcext:value-type="float">
            <text:p>0</text:p>
          </table:table-cell>
          <table:table-cell office:value-type="float" office:value="224.6222" calcext:value-type="float">
            <text:p>224.6222</text:p>
          </table:table-cell>
          <table:table-cell office:value-type="float" office:value="275.2748" calcext:value-type="float">
            <text:p>275.2748</text:p>
          </table:table-cell>
          <table:table-cell office:value-type="float" office:value="904.8803" calcext:value-type="float">
            <text:p>904.8803</text:p>
          </table:table-cell>
          <table:table-cell office:value-type="float" office:value="866.6778" calcext:value-type="float">
            <text:p>866.6778</text:p>
          </table:table-cell>
          <table:table-cell office:value-type="float" office:value="849.9297" calcext:value-type="float">
            <text:p>849.9297</text:p>
          </table:table-cell>
          <table:table-cell office:value-type="float" office:value="867.7623" calcext:value-type="float">
            <text:p>867.7623</text:p>
          </table:table-cell>
          <table:table-cell office:value-type="float" office:value="322.6654" calcext:value-type="float">
            <text:p>322.6654</text:p>
          </table:table-cell>
          <table:table-cell office:value-type="float" office:value="439.8741" calcext:value-type="float">
            <text:p>439.8741</text:p>
          </table:table-cell>
          <table:table-cell office:value-type="float" office:value="382.5939" calcext:value-type="float">
            <text:p>382.5939</text:p>
          </table:table-cell>
          <table:table-cell office:value-type="float" office:value="325.1393" calcext:value-type="float">
            <text:p>325.13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300.5753" calcext:value-type="float">
            <text:p>300.5753</text:p>
          </table:table-cell>
          <table:table-cell office:value-type="float" office:value="5442.663" calcext:value-type="float">
            <text:p>5442.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8.6736" calcext:value-type="float">
            <text:p>-288.6736</text:p>
          </table:table-cell>
          <table:table-cell office:value-type="float" office:value="816.3578" calcext:value-type="float">
            <text:p>816.3578</text:p>
          </table:table-cell>
          <table:table-cell office:value-type="float" office:value="0" calcext:value-type="float">
            <text:p>0</text:p>
          </table:table-cell>
          <table:table-cell office:value-type="float" office:value="49.70253" calcext:value-type="float">
            <text:p>49.70253</text:p>
          </table:table-cell>
          <table:table-cell office:value-type="float" office:value="178.2347" calcext:value-type="float">
            <text:p>178.2347</text:p>
          </table:table-cell>
          <table:table-cell office:value-type="float" office:value="0.04283801" calcext:value-type="float">
            <text:p>0.0428380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12383" calcext:value-type="float">
            <text:p>0.4812383</text:p>
          </table:table-cell>
          <table:table-cell office:value-type="float" office:value="0.6848465" calcext:value-type="float">
            <text:p>0.6848465</text:p>
          </table:table-cell>
          <table:table-cell office:value-type="float" office:value="360" calcext:value-type="float">
            <text:p>360</text:p>
          </table:table-cell>
          <table:table-cell office:value-type="float" office:value="-289.8026" calcext:value-type="float">
            <text:p>-289.8026</text:p>
          </table:table-cell>
          <table:table-cell office:value-type="float" office:value="0" calcext:value-type="float">
            <text:p>0</text:p>
          </table:table-cell>
          <table:table-cell office:value-type="float" office:value="224.5782" calcext:value-type="float">
            <text:p>224.5782</text:p>
          </table:table-cell>
          <table:table-cell office:value-type="float" office:value="275.2243" calcext:value-type="float">
            <text:p>275.2243</text:p>
          </table:table-cell>
          <table:table-cell office:value-type="float" office:value="904.7247" calcext:value-type="float">
            <text:p>904.7247</text:p>
          </table:table-cell>
          <table:table-cell office:value-type="float" office:value="866.5737" calcext:value-type="float">
            <text:p>866.5737</text:p>
          </table:table-cell>
          <table:table-cell office:value-type="float" office:value="849.8874" calcext:value-type="float">
            <text:p>849.8874</text:p>
          </table:table-cell>
          <table:table-cell office:value-type="float" office:value="867.7238" calcext:value-type="float">
            <text:p>867.7238</text:p>
          </table:table-cell>
          <table:table-cell office:value-type="float" office:value="322.653" calcext:value-type="float">
            <text:p>322.653</text:p>
          </table:table-cell>
          <table:table-cell office:value-type="float" office:value="439.8617" calcext:value-type="float">
            <text:p>439.8617</text:p>
          </table:table-cell>
          <table:table-cell office:value-type="float" office:value="382.585" calcext:value-type="float">
            <text:p>382.585</text:p>
          </table:table-cell>
          <table:table-cell office:value-type="float" office:value="325.1342" calcext:value-type="float">
            <text:p>325.134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300.3307" calcext:value-type="float">
            <text:p>300.3307</text:p>
          </table:table-cell>
          <table:table-cell office:value-type="float" office:value="5442.466" calcext:value-type="float">
            <text:p>5442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9.0921" calcext:value-type="float">
            <text:p>-289.0921</text:p>
          </table:table-cell>
          <table:table-cell office:value-type="float" office:value="817.8427" calcext:value-type="float">
            <text:p>817.8427</text:p>
          </table:table-cell>
          <table:table-cell office:value-type="float" office:value="0" calcext:value-type="float">
            <text:p>0</text:p>
          </table:table-cell>
          <table:table-cell office:value-type="float" office:value="49.66332" calcext:value-type="float">
            <text:p>49.66332</text:p>
          </table:table-cell>
          <table:table-cell office:value-type="float" office:value="178.2287" calcext:value-type="float">
            <text:p>178.2287</text:p>
          </table:table-cell>
          <table:table-cell office:value-type="float" office:value="0.04325227" calcext:value-type="float">
            <text:p>0.0432522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16749" calcext:value-type="float">
            <text:p>0.4816749</text:p>
          </table:table-cell>
          <table:table-cell office:value-type="float" office:value="0.68537" calcext:value-type="float">
            <text:p>0.68537</text:p>
          </table:table-cell>
          <table:table-cell office:value-type="float" office:value="360" calcext:value-type="float">
            <text:p>360</text:p>
          </table:table-cell>
          <table:table-cell office:value-type="float" office:value="-290.2216" calcext:value-type="float">
            <text:p>-290.2216</text:p>
          </table:table-cell>
          <table:table-cell office:value-type="float" office:value="0" calcext:value-type="float">
            <text:p>0</text:p>
          </table:table-cell>
          <table:table-cell office:value-type="float" office:value="224.5466" calcext:value-type="float">
            <text:p>224.5466</text:p>
          </table:table-cell>
          <table:table-cell office:value-type="float" office:value="275.182" calcext:value-type="float">
            <text:p>275.182</text:p>
          </table:table-cell>
          <table:table-cell office:value-type="float" office:value="904.5816" calcext:value-type="float">
            <text:p>904.5816</text:p>
          </table:table-cell>
          <table:table-cell office:value-type="float" office:value="866.4737" calcext:value-type="float">
            <text:p>866.4737</text:p>
          </table:table-cell>
          <table:table-cell office:value-type="float" office:value="849.8462" calcext:value-type="float">
            <text:p>849.8462</text:p>
          </table:table-cell>
          <table:table-cell office:value-type="float" office:value="867.6854" calcext:value-type="float">
            <text:p>867.6854</text:p>
          </table:table-cell>
          <table:table-cell office:value-type="float" office:value="322.6403" calcext:value-type="float">
            <text:p>322.6403</text:p>
          </table:table-cell>
          <table:table-cell office:value-type="float" office:value="439.8488" calcext:value-type="float">
            <text:p>439.8488</text:p>
          </table:table-cell>
          <table:table-cell office:value-type="float" office:value="382.5761" calcext:value-type="float">
            <text:p>382.5761</text:p>
          </table:table-cell>
          <table:table-cell office:value-type="float" office:value="325.1293" calcext:value-type="float">
            <text:p>325.12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300.0782" calcext:value-type="float">
            <text:p>300.0782</text:p>
          </table:table-cell>
          <table:table-cell office:value-type="float" office:value="5442.273" calcext:value-type="float">
            <text:p>5442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9.523" calcext:value-type="float">
            <text:p>-289.523</text:p>
          </table:table-cell>
          <table:table-cell office:value-type="float" office:value="819.4091" calcext:value-type="float">
            <text:p>819.4091</text:p>
          </table:table-cell>
          <table:table-cell office:value-type="float" office:value="0" calcext:value-type="float">
            <text:p>0</text:p>
          </table:table-cell>
          <table:table-cell office:value-type="float" office:value="49.63187" calcext:value-type="float">
            <text:p>49.63187</text:p>
          </table:table-cell>
          <table:table-cell office:value-type="float" office:value="178.2218" calcext:value-type="float">
            <text:p>178.2218</text:p>
          </table:table-cell>
          <table:table-cell office:value-type="float" office:value="0.04363703" calcext:value-type="float">
            <text:p>0.0436370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21261" calcext:value-type="float">
            <text:p>0.4821261</text:p>
          </table:table-cell>
          <table:table-cell office:value-type="float" office:value="0.6858625" calcext:value-type="float">
            <text:p>0.6858625</text:p>
          </table:table-cell>
          <table:table-cell office:value-type="float" office:value="360" calcext:value-type="float">
            <text:p>360</text:p>
          </table:table-cell>
          <table:table-cell office:value-type="float" office:value="-290.6531" calcext:value-type="float">
            <text:p>-290.6531</text:p>
          </table:table-cell>
          <table:table-cell office:value-type="float" office:value="0" calcext:value-type="float">
            <text:p>0</text:p>
          </table:table-cell>
          <table:table-cell office:value-type="float" office:value="224.5081" calcext:value-type="float">
            <text:p>224.5081</text:p>
          </table:table-cell>
          <table:table-cell office:value-type="float" office:value="275.1375" calcext:value-type="float">
            <text:p>275.1375</text:p>
          </table:table-cell>
          <table:table-cell office:value-type="float" office:value="904.4402" calcext:value-type="float">
            <text:p>904.4402</text:p>
          </table:table-cell>
          <table:table-cell office:value-type="float" office:value="866.3756" calcext:value-type="float">
            <text:p>866.3756</text:p>
          </table:table-cell>
          <table:table-cell office:value-type="float" office:value="849.8063" calcext:value-type="float">
            <text:p>849.8063</text:p>
          </table:table-cell>
          <table:table-cell office:value-type="float" office:value="867.6478" calcext:value-type="float">
            <text:p>867.6478</text:p>
          </table:table-cell>
          <table:table-cell office:value-type="float" office:value="322.6283" calcext:value-type="float">
            <text:p>322.6283</text:p>
          </table:table-cell>
          <table:table-cell office:value-type="float" office:value="439.8365" calcext:value-type="float">
            <text:p>439.8365</text:p>
          </table:table-cell>
          <table:table-cell office:value-type="float" office:value="382.5674" calcext:value-type="float">
            <text:p>382.5674</text:p>
          </table:table-cell>
          <table:table-cell office:value-type="float" office:value="325.1244" calcext:value-type="float">
            <text:p>325.12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299.8552" calcext:value-type="float">
            <text:p>299.8552</text:p>
          </table:table-cell>
          <table:table-cell office:value-type="float" office:value="5442.096" calcext:value-type="float">
            <text:p>5442.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9.8409" calcext:value-type="float">
            <text:p>-289.8409</text:p>
          </table:table-cell>
          <table:table-cell office:value-type="float" office:value="819.0336" calcext:value-type="float">
            <text:p>819.0336</text:p>
          </table:table-cell>
          <table:table-cell office:value-type="float" office:value="0" calcext:value-type="float">
            <text:p>0</text:p>
          </table:table-cell>
          <table:table-cell office:value-type="float" office:value="49.59742" calcext:value-type="float">
            <text:p>49.59742</text:p>
          </table:table-cell>
          <table:table-cell office:value-type="float" office:value="178.2125" calcext:value-type="float">
            <text:p>178.2125</text:p>
          </table:table-cell>
          <table:table-cell office:value-type="float" office:value="0.04400329" calcext:value-type="float">
            <text:p>0.0440032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28129" calcext:value-type="float">
            <text:p>0.4828129</text:p>
          </table:table-cell>
          <table:table-cell office:value-type="float" office:value="0.6869819" calcext:value-type="float">
            <text:p>0.6869819</text:p>
          </table:table-cell>
          <table:table-cell office:value-type="float" office:value="360" calcext:value-type="float">
            <text:p>360</text:p>
          </table:table-cell>
          <table:table-cell office:value-type="float" office:value="-290.9724" calcext:value-type="float">
            <text:p>-290.9724</text:p>
          </table:table-cell>
          <table:table-cell office:value-type="float" office:value="0" calcext:value-type="float">
            <text:p>0</text:p>
          </table:table-cell>
          <table:table-cell office:value-type="float" office:value="224.4767" calcext:value-type="float">
            <text:p>224.4767</text:p>
          </table:table-cell>
          <table:table-cell office:value-type="float" office:value="275.101" calcext:value-type="float">
            <text:p>275.101</text:p>
          </table:table-cell>
          <table:table-cell office:value-type="float" office:value="904.315" calcext:value-type="float">
            <text:p>904.315</text:p>
          </table:table-cell>
          <table:table-cell office:value-type="float" office:value="866.2864" calcext:value-type="float">
            <text:p>866.2864</text:p>
          </table:table-cell>
          <table:table-cell office:value-type="float" office:value="849.7707" calcext:value-type="float">
            <text:p>849.7707</text:p>
          </table:table-cell>
          <table:table-cell office:value-type="float" office:value="867.612" calcext:value-type="float">
            <text:p>867.612</text:p>
          </table:table-cell>
          <table:table-cell office:value-type="float" office:value="322.6167" calcext:value-type="float">
            <text:p>322.6167</text:p>
          </table:table-cell>
          <table:table-cell office:value-type="float" office:value="439.8245" calcext:value-type="float">
            <text:p>439.8245</text:p>
          </table:table-cell>
          <table:table-cell office:value-type="float" office:value="382.5587" calcext:value-type="float">
            <text:p>382.5587</text:p>
          </table:table-cell>
          <table:table-cell office:value-type="float" office:value="325.1196" calcext:value-type="float">
            <text:p>325.11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299.5667" calcext:value-type="float">
            <text:p>299.5667</text:p>
          </table:table-cell>
          <table:table-cell office:value-type="float" office:value="5441.897" calcext:value-type="float">
            <text:p>5441.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0.3115" calcext:value-type="float">
            <text:p>-290.3115</text:p>
          </table:table-cell>
          <table:table-cell office:value-type="float" office:value="821.2628" calcext:value-type="float">
            <text:p>821.2628</text:p>
          </table:table-cell>
          <table:table-cell office:value-type="float" office:value="0" calcext:value-type="float">
            <text:p>0</text:p>
          </table:table-cell>
          <table:table-cell office:value-type="float" office:value="49.58143" calcext:value-type="float">
            <text:p>49.58143</text:p>
          </table:table-cell>
          <table:table-cell office:value-type="float" office:value="178.1987" calcext:value-type="float">
            <text:p>178.1987</text:p>
          </table:table-cell>
          <table:table-cell office:value-type="float" office:value="0.04436748" calcext:value-type="float">
            <text:p>0.0443674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47639" calcext:value-type="float">
            <text:p>0.4847639</text:p>
          </table:table-cell>
          <table:table-cell office:value-type="float" office:value="0.6909901" calcext:value-type="float">
            <text:p>0.6909901</text:p>
          </table:table-cell>
          <table:table-cell office:value-type="float" office:value="360" calcext:value-type="float">
            <text:p>360</text:p>
          </table:table-cell>
          <table:table-cell office:value-type="float" office:value="-291.4487" calcext:value-type="float">
            <text:p>-291.4487</text:p>
          </table:table-cell>
          <table:table-cell office:value-type="float" office:value="0" calcext:value-type="float">
            <text:p>0</text:p>
          </table:table-cell>
          <table:table-cell office:value-type="float" office:value="224.427" calcext:value-type="float">
            <text:p>224.427</text:p>
          </table:table-cell>
          <table:table-cell office:value-type="float" office:value="275.0519" calcext:value-type="float">
            <text:p>275.0519</text:p>
          </table:table-cell>
          <table:table-cell office:value-type="float" office:value="904.1598" calcext:value-type="float">
            <text:p>904.1598</text:p>
          </table:table-cell>
          <table:table-cell office:value-type="float" office:value="866.1819" calcext:value-type="float">
            <text:p>866.1819</text:p>
          </table:table-cell>
          <table:table-cell office:value-type="float" office:value="849.73" calcext:value-type="float">
            <text:p>849.73</text:p>
          </table:table-cell>
          <table:table-cell office:value-type="float" office:value="867.5742" calcext:value-type="float">
            <text:p>867.5742</text:p>
          </table:table-cell>
          <table:table-cell office:value-type="float" office:value="322.6049" calcext:value-type="float">
            <text:p>322.6049</text:p>
          </table:table-cell>
          <table:table-cell office:value-type="float" office:value="439.8125" calcext:value-type="float">
            <text:p>439.8125</text:p>
          </table:table-cell>
          <table:table-cell office:value-type="float" office:value="382.5502" calcext:value-type="float">
            <text:p>382.5502</text:p>
          </table:table-cell>
          <table:table-cell office:value-type="float" office:value="325.1149" calcext:value-type="float">
            <text:p>325.11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299.2755" calcext:value-type="float">
            <text:p>299.2755</text:p>
          </table:table-cell>
          <table:table-cell office:value-type="float" office:value="5441.692" calcext:value-type="float">
            <text:p>5441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0.777" calcext:value-type="float">
            <text:p>-290.777</text:p>
          </table:table-cell>
          <table:table-cell office:value-type="float" office:value="823.2767" calcext:value-type="float">
            <text:p>823.2767</text:p>
          </table:table-cell>
          <table:table-cell office:value-type="float" office:value="0" calcext:value-type="float">
            <text:p>0</text:p>
          </table:table-cell>
          <table:table-cell office:value-type="float" office:value="49.56353" calcext:value-type="float">
            <text:p>49.56353</text:p>
          </table:table-cell>
          <table:table-cell office:value-type="float" office:value="178.1846" calcext:value-type="float">
            <text:p>178.1846</text:p>
          </table:table-cell>
          <table:table-cell office:value-type="float" office:value="0.04472895" calcext:value-type="float">
            <text:p>0.0447289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64444" calcext:value-type="float">
            <text:p>0.4864444</text:p>
          </table:table-cell>
          <table:table-cell office:value-type="float" office:value="0.6939619" calcext:value-type="float">
            <text:p>0.6939619</text:p>
          </table:table-cell>
          <table:table-cell office:value-type="float" office:value="360" calcext:value-type="float">
            <text:p>360</text:p>
          </table:table-cell>
          <table:table-cell office:value-type="float" office:value="-291.9184" calcext:value-type="float">
            <text:p>-291.9184</text:p>
          </table:table-cell>
          <table:table-cell office:value-type="float" office:value="0" calcext:value-type="float">
            <text:p>0</text:p>
          </table:table-cell>
          <table:table-cell office:value-type="float" office:value="224.377" calcext:value-type="float">
            <text:p>224.377</text:p>
          </table:table-cell>
          <table:table-cell office:value-type="float" office:value="275.0038" calcext:value-type="float">
            <text:p>275.0038</text:p>
          </table:table-cell>
          <table:table-cell office:value-type="float" office:value="904.0026" calcext:value-type="float">
            <text:p>904.0026</text:p>
          </table:table-cell>
          <table:table-cell office:value-type="float" office:value="866.0745" calcext:value-type="float">
            <text:p>866.0745</text:p>
          </table:table-cell>
          <table:table-cell office:value-type="float" office:value="849.6882" calcext:value-type="float">
            <text:p>849.6882</text:p>
          </table:table-cell>
          <table:table-cell office:value-type="float" office:value="867.5349" calcext:value-type="float">
            <text:p>867.5349</text:p>
          </table:table-cell>
          <table:table-cell office:value-type="float" office:value="322.5924" calcext:value-type="float">
            <text:p>322.5924</text:p>
          </table:table-cell>
          <table:table-cell office:value-type="float" office:value="439.8004" calcext:value-type="float">
            <text:p>439.8004</text:p>
          </table:table-cell>
          <table:table-cell office:value-type="float" office:value="382.5417" calcext:value-type="float">
            <text:p>382.5417</text:p>
          </table:table-cell>
          <table:table-cell office:value-type="float" office:value="325.1102" calcext:value-type="float">
            <text:p>325.110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299.0769" calcext:value-type="float">
            <text:p>299.0769</text:p>
          </table:table-cell>
          <table:table-cell office:value-type="float" office:value="5441.522" calcext:value-type="float">
            <text:p>5441.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1.1444" calcext:value-type="float">
            <text:p>-291.1444</text:p>
          </table:table-cell>
          <table:table-cell office:value-type="float" office:value="824.9603" calcext:value-type="float">
            <text:p>824.9603</text:p>
          </table:table-cell>
          <table:table-cell office:value-type="float" office:value="0" calcext:value-type="float">
            <text:p>0</text:p>
          </table:table-cell>
          <table:table-cell office:value-type="float" office:value="49.52524" calcext:value-type="float">
            <text:p>49.52524</text:p>
          </table:table-cell>
          <table:table-cell office:value-type="float" office:value="178.1787" calcext:value-type="float">
            <text:p>178.1787</text:p>
          </table:table-cell>
          <table:table-cell office:value-type="float" office:value="0.04508327" calcext:value-type="float">
            <text:p>0.0450832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73375" calcext:value-type="float">
            <text:p>0.4873375</text:p>
          </table:table-cell>
          <table:table-cell office:value-type="float" office:value="0.695476" calcext:value-type="float">
            <text:p>0.695476</text:p>
          </table:table-cell>
          <table:table-cell office:value-type="float" office:value="360" calcext:value-type="float">
            <text:p>360</text:p>
          </table:table-cell>
          <table:table-cell office:value-type="float" office:value="-292.2879" calcext:value-type="float">
            <text:p>-292.2879</text:p>
          </table:table-cell>
          <table:table-cell office:value-type="float" office:value="0" calcext:value-type="float">
            <text:p>0</text:p>
          </table:table-cell>
          <table:table-cell office:value-type="float" office:value="224.3535" calcext:value-type="float">
            <text:p>224.3535</text:p>
          </table:table-cell>
          <table:table-cell office:value-type="float" office:value="274.9704" calcext:value-type="float">
            <text:p>274.9704</text:p>
          </table:table-cell>
          <table:table-cell office:value-type="float" office:value="903.8878" calcext:value-type="float">
            <text:p>903.8878</text:p>
          </table:table-cell>
          <table:table-cell office:value-type="float" office:value="865.9893" calcext:value-type="float">
            <text:p>865.9893</text:p>
          </table:table-cell>
          <table:table-cell office:value-type="float" office:value="849.655" calcext:value-type="float">
            <text:p>849.655</text:p>
          </table:table-cell>
          <table:table-cell office:value-type="float" office:value="867.4993" calcext:value-type="float">
            <text:p>867.4993</text:p>
          </table:table-cell>
          <table:table-cell office:value-type="float" office:value="322.5809" calcext:value-type="float">
            <text:p>322.5809</text:p>
          </table:table-cell>
          <table:table-cell office:value-type="float" office:value="439.7884" calcext:value-type="float">
            <text:p>439.7884</text:p>
          </table:table-cell>
          <table:table-cell office:value-type="float" office:value="382.5331" calcext:value-type="float">
            <text:p>382.5331</text:p>
          </table:table-cell>
          <table:table-cell office:value-type="float" office:value="325.1057" calcext:value-type="float">
            <text:p>325.10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298.9061" calcext:value-type="float">
            <text:p>298.9061</text:p>
          </table:table-cell>
          <table:table-cell office:value-type="float" office:value="5441.377" calcext:value-type="float">
            <text:p>5441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1.4607" calcext:value-type="float">
            <text:p>-291.4607</text:p>
          </table:table-cell>
          <table:table-cell office:value-type="float" office:value="826.5683" calcext:value-type="float">
            <text:p>826.5683</text:p>
          </table:table-cell>
          <table:table-cell office:value-type="float" office:value="0" calcext:value-type="float">
            <text:p>0</text:p>
          </table:table-cell>
          <table:table-cell office:value-type="float" office:value="49.48761" calcext:value-type="float">
            <text:p>49.48761</text:p>
          </table:table-cell>
          <table:table-cell office:value-type="float" office:value="178.1739" calcext:value-type="float">
            <text:p>178.1739</text:p>
          </table:table-cell>
          <table:table-cell office:value-type="float" office:value="0.04545361" calcext:value-type="float">
            <text:p>0.0454536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79549" calcext:value-type="float">
            <text:p>0.4879549</text:p>
          </table:table-cell>
          <table:table-cell office:value-type="float" office:value="0.696355" calcext:value-type="float">
            <text:p>0.696355</text:p>
          </table:table-cell>
          <table:table-cell office:value-type="float" office:value="360" calcext:value-type="float">
            <text:p>360</text:p>
          </table:table-cell>
          <table:table-cell office:value-type="float" office:value="-292.6053" calcext:value-type="float">
            <text:p>-292.6053</text:p>
          </table:table-cell>
          <table:table-cell office:value-type="float" office:value="0" calcext:value-type="float">
            <text:p>0</text:p>
          </table:table-cell>
          <table:table-cell office:value-type="float" office:value="224.3336" calcext:value-type="float">
            <text:p>224.3336</text:p>
          </table:table-cell>
          <table:table-cell office:value-type="float" office:value="274.9411" calcext:value-type="float">
            <text:p>274.9411</text:p>
          </table:table-cell>
          <table:table-cell office:value-type="float" office:value="903.7874" calcext:value-type="float">
            <text:p>903.7874</text:p>
          </table:table-cell>
          <table:table-cell office:value-type="float" office:value="865.916" calcext:value-type="float">
            <text:p>865.916</text:p>
          </table:table-cell>
          <table:table-cell office:value-type="float" office:value="849.628" calcext:value-type="float">
            <text:p>849.628</text:p>
          </table:table-cell>
          <table:table-cell office:value-type="float" office:value="867.4725" calcext:value-type="float">
            <text:p>867.4725</text:p>
          </table:table-cell>
          <table:table-cell office:value-type="float" office:value="322.5704" calcext:value-type="float">
            <text:p>322.5704</text:p>
          </table:table-cell>
          <table:table-cell office:value-type="float" office:value="439.777" calcext:value-type="float">
            <text:p>439.777</text:p>
          </table:table-cell>
          <table:table-cell office:value-type="float" office:value="382.5247" calcext:value-type="float">
            <text:p>382.5247</text:p>
          </table:table-cell>
          <table:table-cell office:value-type="float" office:value="325.1011" calcext:value-type="float">
            <text:p>325.10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298.7431" calcext:value-type="float">
            <text:p>298.7431</text:p>
          </table:table-cell>
          <table:table-cell office:value-type="float" office:value="5441.245" calcext:value-type="float">
            <text:p>5441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1.7557" calcext:value-type="float">
            <text:p>-291.7557</text:p>
          </table:table-cell>
          <table:table-cell office:value-type="float" office:value="827.8407" calcext:value-type="float">
            <text:p>827.8407</text:p>
          </table:table-cell>
          <table:table-cell office:value-type="float" office:value="0" calcext:value-type="float">
            <text:p>0</text:p>
          </table:table-cell>
          <table:table-cell office:value-type="float" office:value="49.45517" calcext:value-type="float">
            <text:p>49.45517</text:p>
          </table:table-cell>
          <table:table-cell office:value-type="float" office:value="178.1671" calcext:value-type="float">
            <text:p>178.1671</text:p>
          </table:table-cell>
          <table:table-cell office:value-type="float" office:value="0.04585624" calcext:value-type="float">
            <text:p>0.0458562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83882" calcext:value-type="float">
            <text:p>0.4883882</text:p>
          </table:table-cell>
          <table:table-cell office:value-type="float" office:value="0.6968681" calcext:value-type="float">
            <text:p>0.6968681</text:p>
          </table:table-cell>
          <table:table-cell office:value-type="float" office:value="360" calcext:value-type="float">
            <text:p>360</text:p>
          </table:table-cell>
          <table:table-cell office:value-type="float" office:value="-292.9008" calcext:value-type="float">
            <text:p>-292.9008</text:p>
          </table:table-cell>
          <table:table-cell office:value-type="float" office:value="0" calcext:value-type="float">
            <text:p>0</text:p>
          </table:table-cell>
          <table:table-cell office:value-type="float" office:value="224.312" calcext:value-type="float">
            <text:p>224.312</text:p>
          </table:table-cell>
          <table:table-cell office:value-type="float" office:value="274.9139" calcext:value-type="float">
            <text:p>274.9139</text:p>
          </table:table-cell>
          <table:table-cell office:value-type="float" office:value="903.6968" calcext:value-type="float">
            <text:p>903.6968</text:p>
          </table:table-cell>
          <table:table-cell office:value-type="float" office:value="865.8496" calcext:value-type="float">
            <text:p>865.8496</text:p>
          </table:table-cell>
          <table:table-cell office:value-type="float" office:value="849.6035" calcext:value-type="float">
            <text:p>849.6035</text:p>
          </table:table-cell>
          <table:table-cell office:value-type="float" office:value="867.4485" calcext:value-type="float">
            <text:p>867.4485</text:p>
          </table:table-cell>
          <table:table-cell office:value-type="float" office:value="322.5607" calcext:value-type="float">
            <text:p>322.5607</text:p>
          </table:table-cell>
          <table:table-cell office:value-type="float" office:value="439.7661" calcext:value-type="float">
            <text:p>439.7661</text:p>
          </table:table-cell>
          <table:table-cell office:value-type="float" office:value="382.5165" calcext:value-type="float">
            <text:p>382.5165</text:p>
          </table:table-cell>
          <table:table-cell office:value-type="float" office:value="325.0966" calcext:value-type="float">
            <text:p>325.096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298.5631" calcext:value-type="float">
            <text:p>298.5631</text:p>
          </table:table-cell>
          <table:table-cell office:value-type="float" office:value="5441.117" calcext:value-type="float">
            <text:p>5441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2.0555" calcext:value-type="float">
            <text:p>-292.0555</text:p>
          </table:table-cell>
          <table:table-cell office:value-type="float" office:value="828.6652" calcext:value-type="float">
            <text:p>828.6652</text:p>
          </table:table-cell>
          <table:table-cell office:value-type="float" office:value="0" calcext:value-type="float">
            <text:p>0</text:p>
          </table:table-cell>
          <table:table-cell office:value-type="float" office:value="49.43031" calcext:value-type="float">
            <text:p>49.43031</text:p>
          </table:table-cell>
          <table:table-cell office:value-type="float" office:value="178.1551" calcext:value-type="float">
            <text:p>178.1551</text:p>
          </table:table-cell>
          <table:table-cell office:value-type="float" office:value="0.0462977" calcext:value-type="float">
            <text:p>0.046297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87925" calcext:value-type="float">
            <text:p>0.4887925</text:p>
          </table:table-cell>
          <table:table-cell office:value-type="float" office:value="0.6972814" calcext:value-type="float">
            <text:p>0.6972814</text:p>
          </table:table-cell>
          <table:table-cell office:value-type="float" office:value="360" calcext:value-type="float">
            <text:p>360</text:p>
          </table:table-cell>
          <table:table-cell office:value-type="float" office:value="-293.201" calcext:value-type="float">
            <text:p>-293.201</text:p>
          </table:table-cell>
          <table:table-cell office:value-type="float" office:value="0" calcext:value-type="float">
            <text:p>0</text:p>
          </table:table-cell>
          <table:table-cell office:value-type="float" office:value="224.2829" calcext:value-type="float">
            <text:p>224.2829</text:p>
          </table:table-cell>
          <table:table-cell office:value-type="float" office:value="274.8847" calcext:value-type="float">
            <text:p>274.8847</text:p>
          </table:table-cell>
          <table:table-cell office:value-type="float" office:value="903.6039" calcext:value-type="float">
            <text:p>903.6039</text:p>
          </table:table-cell>
          <table:table-cell office:value-type="float" office:value="865.7833" calcext:value-type="float">
            <text:p>865.7833</text:p>
          </table:table-cell>
          <table:table-cell office:value-type="float" office:value="849.5792" calcext:value-type="float">
            <text:p>849.5792</text:p>
          </table:table-cell>
          <table:table-cell office:value-type="float" office:value="867.425" calcext:value-type="float">
            <text:p>867.425</text:p>
          </table:table-cell>
          <table:table-cell office:value-type="float" office:value="322.5518" calcext:value-type="float">
            <text:p>322.5518</text:p>
          </table:table-cell>
          <table:table-cell office:value-type="float" office:value="439.756" calcext:value-type="float">
            <text:p>439.756</text:p>
          </table:table-cell>
          <table:table-cell office:value-type="float" office:value="382.5086" calcext:value-type="float">
            <text:p>382.5086</text:p>
          </table:table-cell>
          <table:table-cell office:value-type="float" office:value="325.0922" calcext:value-type="float">
            <text:p>325.09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298.388" calcext:value-type="float">
            <text:p>298.388</text:p>
          </table:table-cell>
          <table:table-cell office:value-type="float" office:value="5440.983" calcext:value-type="float">
            <text:p>5440.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2.3545" calcext:value-type="float">
            <text:p>-292.3545</text:p>
          </table:table-cell>
          <table:table-cell office:value-type="float" office:value="830.3268" calcext:value-type="float">
            <text:p>830.3268</text:p>
          </table:table-cell>
          <table:table-cell office:value-type="float" office:value="0" calcext:value-type="float">
            <text:p>0</text:p>
          </table:table-cell>
          <table:table-cell office:value-type="float" office:value="49.40079" calcext:value-type="float">
            <text:p>49.40079</text:p>
          </table:table-cell>
          <table:table-cell office:value-type="float" office:value="178.1451" calcext:value-type="float">
            <text:p>178.1451</text:p>
          </table:table-cell>
          <table:table-cell office:value-type="float" office:value="0.04673913" calcext:value-type="float">
            <text:p>0.0467391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91759" calcext:value-type="float">
            <text:p>0.4891759</text:p>
          </table:table-cell>
          <table:table-cell office:value-type="float" office:value="0.6976308" calcext:value-type="float">
            <text:p>0.6976308</text:p>
          </table:table-cell>
          <table:table-cell office:value-type="float" office:value="360" calcext:value-type="float">
            <text:p>360</text:p>
          </table:table-cell>
          <table:table-cell office:value-type="float" office:value="-293.5003" calcext:value-type="float">
            <text:p>-293.5003</text:p>
          </table:table-cell>
          <table:table-cell office:value-type="float" office:value="0" calcext:value-type="float">
            <text:p>0</text:p>
          </table:table-cell>
          <table:table-cell office:value-type="float" office:value="224.2569" calcext:value-type="float">
            <text:p>224.2569</text:p>
          </table:table-cell>
          <table:table-cell office:value-type="float" office:value="274.8564" calcext:value-type="float">
            <text:p>274.8564</text:p>
          </table:table-cell>
          <table:table-cell office:value-type="float" office:value="903.5089" calcext:value-type="float">
            <text:p>903.5089</text:p>
          </table:table-cell>
          <table:table-cell office:value-type="float" office:value="865.7144" calcext:value-type="float">
            <text:p>865.7144</text:p>
          </table:table-cell>
          <table:table-cell office:value-type="float" office:value="849.5544" calcext:value-type="float">
            <text:p>849.5544</text:p>
          </table:table-cell>
          <table:table-cell office:value-type="float" office:value="867.4012" calcext:value-type="float">
            <text:p>867.4012</text:p>
          </table:table-cell>
          <table:table-cell office:value-type="float" office:value="322.5424" calcext:value-type="float">
            <text:p>322.5424</text:p>
          </table:table-cell>
          <table:table-cell office:value-type="float" office:value="439.7462" calcext:value-type="float">
            <text:p>439.7462</text:p>
          </table:table-cell>
          <table:table-cell office:value-type="float" office:value="382.5008" calcext:value-type="float">
            <text:p>382.5008</text:p>
          </table:table-cell>
          <table:table-cell office:value-type="float" office:value="325.0879" calcext:value-type="float">
            <text:p>325.087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298.2769" calcext:value-type="float">
            <text:p>298.2769</text:p>
          </table:table-cell>
          <table:table-cell office:value-type="float" office:value="5440.878" calcext:value-type="float">
            <text:p>5440.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2.5637" calcext:value-type="float">
            <text:p>-292.5637</text:p>
          </table:table-cell>
          <table:table-cell office:value-type="float" office:value="829.1212" calcext:value-type="float">
            <text:p>829.1212</text:p>
          </table:table-cell>
          <table:table-cell office:value-type="float" office:value="0" calcext:value-type="float">
            <text:p>0</text:p>
          </table:table-cell>
          <table:table-cell office:value-type="float" office:value="49.3574" calcext:value-type="float">
            <text:p>49.3574</text:p>
          </table:table-cell>
          <table:table-cell office:value-type="float" office:value="178.1447" calcext:value-type="float">
            <text:p>178.1447</text:p>
          </table:table-cell>
          <table:table-cell office:value-type="float" office:value="0.04712818" calcext:value-type="float">
            <text:p>0.0471281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895741" calcext:value-type="float">
            <text:p>0.4895741</text:p>
          </table:table-cell>
          <table:table-cell office:value-type="float" office:value="0.698058" calcext:value-type="float">
            <text:p>0.698058</text:p>
          </table:table-cell>
          <table:table-cell office:value-type="float" office:value="360" calcext:value-type="float">
            <text:p>360</text:p>
          </table:table-cell>
          <table:table-cell office:value-type="float" office:value="-293.71" calcext:value-type="float">
            <text:p>-293.71</text:p>
          </table:table-cell>
          <table:table-cell office:value-type="float" office:value="0" calcext:value-type="float">
            <text:p>0</text:p>
          </table:table-cell>
          <table:table-cell office:value-type="float" office:value="224.2472" calcext:value-type="float">
            <text:p>224.2472</text:p>
          </table:table-cell>
          <table:table-cell office:value-type="float" office:value="274.8381" calcext:value-type="float">
            <text:p>274.8381</text:p>
          </table:table-cell>
          <table:table-cell office:value-type="float" office:value="903.4424" calcext:value-type="float">
            <text:p>903.4424</text:p>
          </table:table-cell>
          <table:table-cell office:value-type="float" office:value="865.6652" calcext:value-type="float">
            <text:p>865.6652</text:p>
          </table:table-cell>
          <table:table-cell office:value-type="float" office:value="849.5327" calcext:value-type="float">
            <text:p>849.5327</text:p>
          </table:table-cell>
          <table:table-cell office:value-type="float" office:value="867.3801" calcext:value-type="float">
            <text:p>867.3801</text:p>
          </table:table-cell>
          <table:table-cell office:value-type="float" office:value="322.5347" calcext:value-type="float">
            <text:p>322.5347</text:p>
          </table:table-cell>
          <table:table-cell office:value-type="float" office:value="439.7368" calcext:value-type="float">
            <text:p>439.7368</text:p>
          </table:table-cell>
          <table:table-cell office:value-type="float" office:value="382.493" calcext:value-type="float">
            <text:p>382.493</text:p>
          </table:table-cell>
          <table:table-cell office:value-type="float" office:value="325.0837" calcext:value-type="float">
            <text:p>325.083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298.0845" calcext:value-type="float">
            <text:p>298.0845</text:p>
          </table:table-cell>
          <table:table-cell office:value-type="float" office:value="5440.761" calcext:value-type="float">
            <text:p>5440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2.8475" calcext:value-type="float">
            <text:p>-292.8475</text:p>
          </table:table-cell>
          <table:table-cell office:value-type="float" office:value="828.4108" calcext:value-type="float">
            <text:p>828.4108</text:p>
          </table:table-cell>
          <table:table-cell office:value-type="float" office:value="0" calcext:value-type="float">
            <text:p>0</text:p>
          </table:table-cell>
          <table:table-cell office:value-type="float" office:value="49.35318" calcext:value-type="float">
            <text:p>49.35318</text:p>
          </table:table-cell>
          <table:table-cell office:value-type="float" office:value="178.1207" calcext:value-type="float">
            <text:p>178.1207</text:p>
          </table:table-cell>
          <table:table-cell office:value-type="float" office:value="0.04750966" calcext:value-type="float">
            <text:p>0.0475096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01954" calcext:value-type="float">
            <text:p>0.4901954</text:p>
          </table:table-cell>
          <table:table-cell office:value-type="float" office:value="0.6994333" calcext:value-type="float">
            <text:p>0.6994333</text:p>
          </table:table-cell>
          <table:table-cell office:value-type="float" office:value="360" calcext:value-type="float">
            <text:p>360</text:p>
          </table:table-cell>
          <table:table-cell office:value-type="float" office:value="-293.9954" calcext:value-type="float">
            <text:p>-293.9954</text:p>
          </table:table-cell>
          <table:table-cell office:value-type="float" office:value="0" calcext:value-type="float">
            <text:p>0</text:p>
          </table:table-cell>
          <table:table-cell office:value-type="float" office:value="224.21" calcext:value-type="float">
            <text:p>224.21</text:p>
          </table:table-cell>
          <table:table-cell office:value-type="float" office:value="274.8093" calcext:value-type="float">
            <text:p>274.8093</text:p>
          </table:table-cell>
          <table:table-cell office:value-type="float" office:value="903.3517" calcext:value-type="float">
            <text:p>903.3517</text:p>
          </table:table-cell>
          <table:table-cell office:value-type="float" office:value="865.6083" calcext:value-type="float">
            <text:p>865.6083</text:p>
          </table:table-cell>
          <table:table-cell office:value-type="float" office:value="849.5106" calcext:value-type="float">
            <text:p>849.5106</text:p>
          </table:table-cell>
          <table:table-cell office:value-type="float" office:value="867.3585" calcext:value-type="float">
            <text:p>867.3585</text:p>
          </table:table-cell>
          <table:table-cell office:value-type="float" office:value="322.5272" calcext:value-type="float">
            <text:p>322.5272</text:p>
          </table:table-cell>
          <table:table-cell office:value-type="float" office:value="439.7276" calcext:value-type="float">
            <text:p>439.7276</text:p>
          </table:table-cell>
          <table:table-cell office:value-type="float" office:value="382.4855" calcext:value-type="float">
            <text:p>382.4855</text:p>
          </table:table-cell>
          <table:table-cell office:value-type="float" office:value="325.0797" calcext:value-type="float">
            <text:p>325.079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297.7889" calcext:value-type="float">
            <text:p>297.7889</text:p>
          </table:table-cell>
          <table:table-cell office:value-type="float" office:value="5440.607" calcext:value-type="float">
            <text:p>5440.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3.1952" calcext:value-type="float">
            <text:p>-293.1952</text:p>
          </table:table-cell>
          <table:table-cell office:value-type="float" office:value="829.1578" calcext:value-type="float">
            <text:p>829.1578</text:p>
          </table:table-cell>
          <table:table-cell office:value-type="float" office:value="0" calcext:value-type="float">
            <text:p>0</text:p>
          </table:table-cell>
          <table:table-cell office:value-type="float" office:value="49.37728" calcext:value-type="float">
            <text:p>49.37728</text:p>
          </table:table-cell>
          <table:table-cell office:value-type="float" office:value="178.0724" calcext:value-type="float">
            <text:p>178.0724</text:p>
          </table:table-cell>
          <table:table-cell office:value-type="float" office:value="0.04789298" calcext:value-type="float">
            <text:p>0.0478929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15973" calcext:value-type="float">
            <text:p>0.4915973</text:p>
          </table:table-cell>
          <table:table-cell office:value-type="float" office:value="0.7021916" calcext:value-type="float">
            <text:p>0.7021916</text:p>
          </table:table-cell>
          <table:table-cell office:value-type="float" office:value="360" calcext:value-type="float">
            <text:p>360</text:p>
          </table:table-cell>
          <table:table-cell office:value-type="float" office:value="-294.3469" calcext:value-type="float">
            <text:p>-294.3469</text:p>
          </table:table-cell>
          <table:table-cell office:value-type="float" office:value="0" calcext:value-type="float">
            <text:p>0</text:p>
          </table:table-cell>
          <table:table-cell office:value-type="float" office:value="224.1449" calcext:value-type="float">
            <text:p>224.1449</text:p>
          </table:table-cell>
          <table:table-cell office:value-type="float" office:value="274.7714" calcext:value-type="float">
            <text:p>274.7714</text:p>
          </table:table-cell>
          <table:table-cell office:value-type="float" office:value="903.2252" calcext:value-type="float">
            <text:p>903.2252</text:p>
          </table:table-cell>
          <table:table-cell office:value-type="float" office:value="865.5243" calcext:value-type="float">
            <text:p>865.5243</text:p>
          </table:table-cell>
          <table:table-cell office:value-type="float" office:value="849.4805" calcext:value-type="float">
            <text:p>849.4805</text:p>
          </table:table-cell>
          <table:table-cell office:value-type="float" office:value="867.3312" calcext:value-type="float">
            <text:p>867.3312</text:p>
          </table:table-cell>
          <table:table-cell office:value-type="float" office:value="322.5176" calcext:value-type="float">
            <text:p>322.5176</text:p>
          </table:table-cell>
          <table:table-cell office:value-type="float" office:value="439.7183" calcext:value-type="float">
            <text:p>439.7183</text:p>
          </table:table-cell>
          <table:table-cell office:value-type="float" office:value="382.4781" calcext:value-type="float">
            <text:p>382.4781</text:p>
          </table:table-cell>
          <table:table-cell office:value-type="float" office:value="325.0759" calcext:value-type="float">
            <text:p>325.07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297.5249" calcext:value-type="float">
            <text:p>297.5249</text:p>
          </table:table-cell>
          <table:table-cell office:value-type="float" office:value="5440.444" calcext:value-type="float">
            <text:p>5440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3.6061" calcext:value-type="float">
            <text:p>-293.6061</text:p>
          </table:table-cell>
          <table:table-cell office:value-type="float" office:value="831.6835" calcext:value-type="float">
            <text:p>831.6835</text:p>
          </table:table-cell>
          <table:table-cell office:value-type="float" office:value="0" calcext:value-type="float">
            <text:p>0</text:p>
          </table:table-cell>
          <table:table-cell office:value-type="float" office:value="49.38147" calcext:value-type="float">
            <text:p>49.38147</text:p>
          </table:table-cell>
          <table:table-cell office:value-type="float" office:value="178.0432" calcext:value-type="float">
            <text:p>178.0432</text:p>
          </table:table-cell>
          <table:table-cell office:value-type="float" office:value="0.04825588" calcext:value-type="float">
            <text:p>0.0482558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32757" calcext:value-type="float">
            <text:p>0.4932757</text:p>
          </table:table-cell>
          <table:table-cell office:value-type="float" office:value="0.7059698" calcext:value-type="float">
            <text:p>0.7059698</text:p>
          </table:table-cell>
          <table:table-cell office:value-type="float" office:value="360" calcext:value-type="float">
            <text:p>360</text:p>
          </table:table-cell>
          <table:table-cell office:value-type="float" office:value="-294.7629" calcext:value-type="float">
            <text:p>-294.7629</text:p>
          </table:table-cell>
          <table:table-cell office:value-type="float" office:value="0" calcext:value-type="float">
            <text:p>0</text:p>
          </table:table-cell>
          <table:table-cell office:value-type="float" office:value="224.0935" calcext:value-type="float">
            <text:p>224.0935</text:p>
          </table:table-cell>
          <table:table-cell office:value-type="float" office:value="274.7319" calcext:value-type="float">
            <text:p>274.7319</text:p>
          </table:table-cell>
          <table:table-cell office:value-type="float" office:value="903.0992" calcext:value-type="float">
            <text:p>903.0992</text:p>
          </table:table-cell>
          <table:table-cell office:value-type="float" office:value="865.4376" calcext:value-type="float">
            <text:p>865.4376</text:p>
          </table:table-cell>
          <table:table-cell office:value-type="float" office:value="849.4489" calcext:value-type="float">
            <text:p>849.4489</text:p>
          </table:table-cell>
          <table:table-cell office:value-type="float" office:value="867.3005" calcext:value-type="float">
            <text:p>867.3005</text:p>
          </table:table-cell>
          <table:table-cell office:value-type="float" office:value="322.5072" calcext:value-type="float">
            <text:p>322.5072</text:p>
          </table:table-cell>
          <table:table-cell office:value-type="float" office:value="439.708" calcext:value-type="float">
            <text:p>439.708</text:p>
          </table:table-cell>
          <table:table-cell office:value-type="float" office:value="382.4707" calcext:value-type="float">
            <text:p>382.4707</text:p>
          </table:table-cell>
          <table:table-cell office:value-type="float" office:value="325.0721" calcext:value-type="float">
            <text:p>325.07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297.3036" calcext:value-type="float">
            <text:p>297.3036</text:p>
          </table:table-cell>
          <table:table-cell office:value-type="float" office:value="5440.3" calcext:value-type="float">
            <text:p>544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3.9411" calcext:value-type="float">
            <text:p>-293.9411</text:p>
          </table:table-cell>
          <table:table-cell office:value-type="float" office:value="832.9826" calcext:value-type="float">
            <text:p>832.9826</text:p>
          </table:table-cell>
          <table:table-cell office:value-type="float" office:value="0" calcext:value-type="float">
            <text:p>0</text:p>
          </table:table-cell>
          <table:table-cell office:value-type="float" office:value="49.37265" calcext:value-type="float">
            <text:p>49.37265</text:p>
          </table:table-cell>
          <table:table-cell office:value-type="float" office:value="178.0178" calcext:value-type="float">
            <text:p>178.0178</text:p>
          </table:table-cell>
          <table:table-cell office:value-type="float" office:value="0.04859284" calcext:value-type="float">
            <text:p>0.0485928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47863" calcext:value-type="float">
            <text:p>0.4947863</text:p>
          </table:table-cell>
          <table:table-cell office:value-type="float" office:value="0.7090688" calcext:value-type="float">
            <text:p>0.7090688</text:p>
          </table:table-cell>
          <table:table-cell office:value-type="float" office:value="360" calcext:value-type="float">
            <text:p>360</text:p>
          </table:table-cell>
          <table:table-cell office:value-type="float" office:value="-295.1021" calcext:value-type="float">
            <text:p>-295.1021</text:p>
          </table:table-cell>
          <table:table-cell office:value-type="float" office:value="0" calcext:value-type="float">
            <text:p>0</text:p>
          </table:table-cell>
          <table:table-cell office:value-type="float" office:value="224.0538" calcext:value-type="float">
            <text:p>224.0538</text:p>
          </table:table-cell>
          <table:table-cell office:value-type="float" office:value="274.7" calcext:value-type="float">
            <text:p>274.7</text:p>
          </table:table-cell>
          <table:table-cell office:value-type="float" office:value="902.9918" calcext:value-type="float">
            <text:p>902.9918</text:p>
          </table:table-cell>
          <table:table-cell office:value-type="float" office:value="865.3618" calcext:value-type="float">
            <text:p>865.3618</text:p>
          </table:table-cell>
          <table:table-cell office:value-type="float" office:value="849.4218" calcext:value-type="float">
            <text:p>849.4218</text:p>
          </table:table-cell>
          <table:table-cell office:value-type="float" office:value="867.2748" calcext:value-type="float">
            <text:p>867.2748</text:p>
          </table:table-cell>
          <table:table-cell office:value-type="float" office:value="322.4973" calcext:value-type="float">
            <text:p>322.4973</text:p>
          </table:table-cell>
          <table:table-cell office:value-type="float" office:value="439.6975" calcext:value-type="float">
            <text:p>439.6975</text:p>
          </table:table-cell>
          <table:table-cell office:value-type="float" office:value="382.4632" calcext:value-type="float">
            <text:p>382.4632</text:p>
          </table:table-cell>
          <table:table-cell office:value-type="float" office:value="325.0683" calcext:value-type="float">
            <text:p>325.068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297.1026" calcext:value-type="float">
            <text:p>297.1026</text:p>
          </table:table-cell>
          <table:table-cell office:value-type="float" office:value="5440.169" calcext:value-type="float">
            <text:p>5440.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4.2641" calcext:value-type="float">
            <text:p>-294.2641</text:p>
          </table:table-cell>
          <table:table-cell office:value-type="float" office:value="834.7065" calcext:value-type="float">
            <text:p>834.7065</text:p>
          </table:table-cell>
          <table:table-cell office:value-type="float" office:value="0" calcext:value-type="float">
            <text:p>0</text:p>
          </table:table-cell>
          <table:table-cell office:value-type="float" office:value="49.36185" calcext:value-type="float">
            <text:p>49.36185</text:p>
          </table:table-cell>
          <table:table-cell office:value-type="float" office:value="177.9949" calcext:value-type="float">
            <text:p>177.9949</text:p>
          </table:table-cell>
          <table:table-cell office:value-type="float" office:value="0.04895943" calcext:value-type="float">
            <text:p>0.0489594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56217" calcext:value-type="float">
            <text:p>0.4956217</text:p>
          </table:table-cell>
          <table:table-cell office:value-type="float" office:value="0.7108104" calcext:value-type="float">
            <text:p>0.7108104</text:p>
          </table:table-cell>
          <table:table-cell office:value-type="float" office:value="360" calcext:value-type="float">
            <text:p>360</text:p>
          </table:table-cell>
          <table:table-cell office:value-type="float" office:value="-295.4274" calcext:value-type="float">
            <text:p>-295.4274</text:p>
          </table:table-cell>
          <table:table-cell office:value-type="float" office:value="0" calcext:value-type="float">
            <text:p>0</text:p>
          </table:table-cell>
          <table:table-cell office:value-type="float" office:value="224.0181" calcext:value-type="float">
            <text:p>224.0181</text:p>
          </table:table-cell>
          <table:table-cell office:value-type="float" office:value="274.6706" calcext:value-type="float">
            <text:p>274.6706</text:p>
          </table:table-cell>
          <table:table-cell office:value-type="float" office:value="902.8947" calcext:value-type="float">
            <text:p>902.8947</text:p>
          </table:table-cell>
          <table:table-cell office:value-type="float" office:value="865.2929" calcext:value-type="float">
            <text:p>865.2929</text:p>
          </table:table-cell>
          <table:table-cell office:value-type="float" office:value="849.3969" calcext:value-type="float">
            <text:p>849.3969</text:p>
          </table:table-cell>
          <table:table-cell office:value-type="float" office:value="867.2509" calcext:value-type="float">
            <text:p>867.2509</text:p>
          </table:table-cell>
          <table:table-cell office:value-type="float" office:value="322.488" calcext:value-type="float">
            <text:p>322.488</text:p>
          </table:table-cell>
          <table:table-cell office:value-type="float" office:value="439.6881" calcext:value-type="float">
            <text:p>439.6881</text:p>
          </table:table-cell>
          <table:table-cell office:value-type="float" office:value="382.4557" calcext:value-type="float">
            <text:p>382.4557</text:p>
          </table:table-cell>
          <table:table-cell office:value-type="float" office:value="325.0646" calcext:value-type="float">
            <text:p>325.06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296.9092" calcext:value-type="float">
            <text:p>296.9092</text:p>
          </table:table-cell>
          <table:table-cell office:value-type="float" office:value="5440.048" calcext:value-type="float">
            <text:p>5440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4.5679" calcext:value-type="float">
            <text:p>-294.5679</text:p>
          </table:table-cell>
          <table:table-cell office:value-type="float" office:value="835.8044" calcext:value-type="float">
            <text:p>835.8044</text:p>
          </table:table-cell>
          <table:table-cell office:value-type="float" office:value="0" calcext:value-type="float">
            <text:p>0</text:p>
          </table:table-cell>
          <table:table-cell office:value-type="float" office:value="49.35327" calcext:value-type="float">
            <text:p>49.35327</text:p>
          </table:table-cell>
          <table:table-cell office:value-type="float" office:value="177.9699" calcext:value-type="float">
            <text:p>177.9699</text:p>
          </table:table-cell>
          <table:table-cell office:value-type="float" office:value="0.04935713" calcext:value-type="float">
            <text:p>0.0493571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61055" calcext:value-type="float">
            <text:p>0.4961055</text:p>
          </table:table-cell>
          <table:table-cell office:value-type="float" office:value="0.7117428" calcext:value-type="float">
            <text:p>0.7117428</text:p>
          </table:table-cell>
          <table:table-cell office:value-type="float" office:value="360" calcext:value-type="float">
            <text:p>360</text:p>
          </table:table-cell>
          <table:table-cell office:value-type="float" office:value="-295.7322" calcext:value-type="float">
            <text:p>-295.7322</text:p>
          </table:table-cell>
          <table:table-cell office:value-type="float" office:value="0" calcext:value-type="float">
            <text:p>0</text:p>
          </table:table-cell>
          <table:table-cell office:value-type="float" office:value="223.9829" calcext:value-type="float">
            <text:p>223.9829</text:p>
          </table:table-cell>
          <table:table-cell office:value-type="float" office:value="274.6433" calcext:value-type="float">
            <text:p>274.6433</text:p>
          </table:table-cell>
          <table:table-cell office:value-type="float" office:value="902.8062" calcext:value-type="float">
            <text:p>902.8062</text:p>
          </table:table-cell>
          <table:table-cell office:value-type="float" office:value="865.2291" calcext:value-type="float">
            <text:p>865.2291</text:p>
          </table:table-cell>
          <table:table-cell office:value-type="float" office:value="849.3734" calcext:value-type="float">
            <text:p>849.3734</text:p>
          </table:table-cell>
          <table:table-cell office:value-type="float" office:value="867.228" calcext:value-type="float">
            <text:p>867.228</text:p>
          </table:table-cell>
          <table:table-cell office:value-type="float" office:value="322.4798" calcext:value-type="float">
            <text:p>322.4798</text:p>
          </table:table-cell>
          <table:table-cell office:value-type="float" office:value="439.679" calcext:value-type="float">
            <text:p>439.679</text:p>
          </table:table-cell>
          <table:table-cell office:value-type="float" office:value="382.4483" calcext:value-type="float">
            <text:p>382.4483</text:p>
          </table:table-cell>
          <table:table-cell office:value-type="float" office:value="325.0609" calcext:value-type="float">
            <text:p>325.06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296.6845" calcext:value-type="float">
            <text:p>296.6845</text:p>
          </table:table-cell>
          <table:table-cell office:value-type="float" office:value="5439.92" calcext:value-type="float">
            <text:p>543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4.9019" calcext:value-type="float">
            <text:p>-294.9019</text:p>
          </table:table-cell>
          <table:table-cell office:value-type="float" office:value="837.4283" calcext:value-type="float">
            <text:p>837.4283</text:p>
          </table:table-cell>
          <table:table-cell office:value-type="float" office:value="0" calcext:value-type="float">
            <text:p>0</text:p>
          </table:table-cell>
          <table:table-cell office:value-type="float" office:value="49.35841" calcext:value-type="float">
            <text:p>49.35841</text:p>
          </table:table-cell>
          <table:table-cell office:value-type="float" office:value="177.9345" calcext:value-type="float">
            <text:p>177.9345</text:p>
          </table:table-cell>
          <table:table-cell office:value-type="float" office:value="0.04979489" calcext:value-type="float">
            <text:p>0.0497948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65203" calcext:value-type="float">
            <text:p>0.4965203</text:p>
          </table:table-cell>
          <table:table-cell office:value-type="float" office:value="0.7124252" calcext:value-type="float">
            <text:p>0.7124252</text:p>
          </table:table-cell>
          <table:table-cell office:value-type="float" office:value="360" calcext:value-type="float">
            <text:p>360</text:p>
          </table:table-cell>
          <table:table-cell office:value-type="float" office:value="-296.0668" calcext:value-type="float">
            <text:p>-296.0668</text:p>
          </table:table-cell>
          <table:table-cell office:value-type="float" office:value="0" calcext:value-type="float">
            <text:p>0</text:p>
          </table:table-cell>
          <table:table-cell office:value-type="float" office:value="223.9391" calcext:value-type="float">
            <text:p>223.9391</text:p>
          </table:table-cell>
          <table:table-cell office:value-type="float" office:value="274.6129" calcext:value-type="float">
            <text:p>274.6129</text:p>
          </table:table-cell>
          <table:table-cell office:value-type="float" office:value="902.7085" calcext:value-type="float">
            <text:p>902.7085</text:p>
          </table:table-cell>
          <table:table-cell office:value-type="float" office:value="865.16" calcext:value-type="float">
            <text:p>865.16</text:p>
          </table:table-cell>
          <table:table-cell office:value-type="float" office:value="849.3487" calcext:value-type="float">
            <text:p>849.3487</text:p>
          </table:table-cell>
          <table:table-cell office:value-type="float" office:value="867.2051" calcext:value-type="float">
            <text:p>867.2051</text:p>
          </table:table-cell>
          <table:table-cell office:value-type="float" office:value="322.4717" calcext:value-type="float">
            <text:p>322.4717</text:p>
          </table:table-cell>
          <table:table-cell office:value-type="float" office:value="439.6696" calcext:value-type="float">
            <text:p>439.6696</text:p>
          </table:table-cell>
          <table:table-cell office:value-type="float" office:value="382.4409" calcext:value-type="float">
            <text:p>382.4409</text:p>
          </table:table-cell>
          <table:table-cell office:value-type="float" office:value="325.0573" calcext:value-type="float">
            <text:p>325.057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296.5631" calcext:value-type="float">
            <text:p>296.5631</text:p>
          </table:table-cell>
          <table:table-cell office:value-type="float" office:value="5439.817" calcext:value-type="float">
            <text:p>5439.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.1142" calcext:value-type="float">
            <text:p>-295.1142</text:p>
          </table:table-cell>
          <table:table-cell office:value-type="float" office:value="835.741" calcext:value-type="float">
            <text:p>835.741</text:p>
          </table:table-cell>
          <table:table-cell office:value-type="float" office:value="0" calcext:value-type="float">
            <text:p>0</text:p>
          </table:table-cell>
          <table:table-cell office:value-type="float" office:value="49.3213" calcext:value-type="float">
            <text:p>49.3213</text:p>
          </table:table-cell>
          <table:table-cell office:value-type="float" office:value="177.9278" calcext:value-type="float">
            <text:p>177.9278</text:p>
          </table:table-cell>
          <table:table-cell office:value-type="float" office:value="0.05015881" calcext:value-type="float">
            <text:p>0.0501588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69791" calcext:value-type="float">
            <text:p>0.4969791</text:p>
          </table:table-cell>
          <table:table-cell office:value-type="float" office:value="0.7133003" calcext:value-type="float">
            <text:p>0.7133003</text:p>
          </table:table-cell>
          <table:table-cell office:value-type="float" office:value="360" calcext:value-type="float">
            <text:p>360</text:p>
          </table:table-cell>
          <table:table-cell office:value-type="float" office:value="-296.2801" calcext:value-type="float">
            <text:p>-296.2801</text:p>
          </table:table-cell>
          <table:table-cell office:value-type="float" office:value="0" calcext:value-type="float">
            <text:p>0</text:p>
          </table:table-cell>
          <table:table-cell office:value-type="float" office:value="223.923" calcext:value-type="float">
            <text:p>223.923</text:p>
          </table:table-cell>
          <table:table-cell office:value-type="float" office:value="274.5958" calcext:value-type="float">
            <text:p>274.5958</text:p>
          </table:table-cell>
          <table:table-cell office:value-type="float" office:value="902.6401" calcext:value-type="float">
            <text:p>902.6401</text:p>
          </table:table-cell>
          <table:table-cell office:value-type="float" office:value="865.1132" calcext:value-type="float">
            <text:p>865.1132</text:p>
          </table:table-cell>
          <table:table-cell office:value-type="float" office:value="849.3277" calcext:value-type="float">
            <text:p>849.3277</text:p>
          </table:table-cell>
          <table:table-cell office:value-type="float" office:value="867.1844" calcext:value-type="float">
            <text:p>867.1844</text:p>
          </table:table-cell>
          <table:table-cell office:value-type="float" office:value="322.4642" calcext:value-type="float">
            <text:p>322.4642</text:p>
          </table:table-cell>
          <table:table-cell office:value-type="float" office:value="439.6603" calcext:value-type="float">
            <text:p>439.6603</text:p>
          </table:table-cell>
          <table:table-cell office:value-type="float" office:value="382.4337" calcext:value-type="float">
            <text:p>382.4337</text:p>
          </table:table-cell>
          <table:table-cell office:value-type="float" office:value="325.0537" calcext:value-type="float">
            <text:p>325.05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296.4402" calcext:value-type="float">
            <text:p>296.4402</text:p>
          </table:table-cell>
          <table:table-cell office:value-type="float" office:value="5439.722" calcext:value-type="float">
            <text:p>5439.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.3102" calcext:value-type="float">
            <text:p>-295.3102</text:p>
          </table:table-cell>
          <table:table-cell office:value-type="float" office:value="836.9519" calcext:value-type="float">
            <text:p>836.9519</text:p>
          </table:table-cell>
          <table:table-cell office:value-type="float" office:value="0" calcext:value-type="float">
            <text:p>0</text:p>
          </table:table-cell>
          <table:table-cell office:value-type="float" office:value="49.29476" calcext:value-type="float">
            <text:p>49.29476</text:p>
          </table:table-cell>
          <table:table-cell office:value-type="float" office:value="177.9151" calcext:value-type="float">
            <text:p>177.9151</text:p>
          </table:table-cell>
          <table:table-cell office:value-type="float" office:value="0.05048962" calcext:value-type="float">
            <text:p>0.0504896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76851" calcext:value-type="float">
            <text:p>0.4976851</text:p>
          </table:table-cell>
          <table:table-cell office:value-type="float" office:value="0.7150928" calcext:value-type="float">
            <text:p>0.7150928</text:p>
          </table:table-cell>
          <table:table-cell office:value-type="float" office:value="360" calcext:value-type="float">
            <text:p>360</text:p>
          </table:table-cell>
          <table:table-cell office:value-type="float" office:value="-296.4783" calcext:value-type="float">
            <text:p>-296.4783</text:p>
          </table:table-cell>
          <table:table-cell office:value-type="float" office:value="0" calcext:value-type="float">
            <text:p>0</text:p>
          </table:table-cell>
          <table:table-cell office:value-type="float" office:value="223.9062" calcext:value-type="float">
            <text:p>223.9062</text:p>
          </table:table-cell>
          <table:table-cell office:value-type="float" office:value="274.5781" calcext:value-type="float">
            <text:p>274.5781</text:p>
          </table:table-cell>
          <table:table-cell office:value-type="float" office:value="902.5758" calcext:value-type="float">
            <text:p>902.5758</text:p>
          </table:table-cell>
          <table:table-cell office:value-type="float" office:value="865.0722" calcext:value-type="float">
            <text:p>865.0722</text:p>
          </table:table-cell>
          <table:table-cell office:value-type="float" office:value="849.308" calcext:value-type="float">
            <text:p>849.308</text:p>
          </table:table-cell>
          <table:table-cell office:value-type="float" office:value="867.164" calcext:value-type="float">
            <text:p>867.164</text:p>
          </table:table-cell>
          <table:table-cell office:value-type="float" office:value="322.4574" calcext:value-type="float">
            <text:p>322.4574</text:p>
          </table:table-cell>
          <table:table-cell office:value-type="float" office:value="439.6514" calcext:value-type="float">
            <text:p>439.6514</text:p>
          </table:table-cell>
          <table:table-cell office:value-type="float" office:value="382.427" calcext:value-type="float">
            <text:p>382.427</text:p>
          </table:table-cell>
          <table:table-cell office:value-type="float" office:value="325.0502" calcext:value-type="float">
            <text:p>325.05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296.3204" calcext:value-type="float">
            <text:p>296.3204</text:p>
          </table:table-cell>
          <table:table-cell office:value-type="float" office:value="5439.631" calcext:value-type="float">
            <text:p>5439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.4848" calcext:value-type="float">
            <text:p>-295.4848</text:p>
          </table:table-cell>
          <table:table-cell office:value-type="float" office:value="836.6361" calcext:value-type="float">
            <text:p>836.6361</text:p>
          </table:table-cell>
          <table:table-cell office:value-type="float" office:value="0" calcext:value-type="float">
            <text:p>0</text:p>
          </table:table-cell>
          <table:table-cell office:value-type="float" office:value="49.27201" calcext:value-type="float">
            <text:p>49.27201</text:p>
          </table:table-cell>
          <table:table-cell office:value-type="float" office:value="177.8984" calcext:value-type="float">
            <text:p>177.8984</text:p>
          </table:table-cell>
          <table:table-cell office:value-type="float" office:value="0.05078649" calcext:value-type="float">
            <text:p>0.0507864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87428" calcext:value-type="float">
            <text:p>0.4987428</text:p>
          </table:table-cell>
          <table:table-cell office:value-type="float" office:value="0.7175481" calcext:value-type="float">
            <text:p>0.7175481</text:p>
          </table:table-cell>
          <table:table-cell office:value-type="float" office:value="360" calcext:value-type="float">
            <text:p>360</text:p>
          </table:table-cell>
          <table:table-cell office:value-type="float" office:value="-296.6561" calcext:value-type="float">
            <text:p>-296.6561</text:p>
          </table:table-cell>
          <table:table-cell office:value-type="float" office:value="0" calcext:value-type="float">
            <text:p>0</text:p>
          </table:table-cell>
          <table:table-cell office:value-type="float" office:value="223.8896" calcext:value-type="float">
            <text:p>223.8896</text:p>
          </table:table-cell>
          <table:table-cell office:value-type="float" office:value="274.5618" calcext:value-type="float">
            <text:p>274.5618</text:p>
          </table:table-cell>
          <table:table-cell office:value-type="float" office:value="902.516" calcext:value-type="float">
            <text:p>902.516</text:p>
          </table:table-cell>
          <table:table-cell office:value-type="float" office:value="865.0349" calcext:value-type="float">
            <text:p>865.0349</text:p>
          </table:table-cell>
          <table:table-cell office:value-type="float" office:value="849.2888" calcext:value-type="float">
            <text:p>849.2888</text:p>
          </table:table-cell>
          <table:table-cell office:value-type="float" office:value="867.1455" calcext:value-type="float">
            <text:p>867.1455</text:p>
          </table:table-cell>
          <table:table-cell office:value-type="float" office:value="322.451" calcext:value-type="float">
            <text:p>322.451</text:p>
          </table:table-cell>
          <table:table-cell office:value-type="float" office:value="439.6429" calcext:value-type="float">
            <text:p>439.6429</text:p>
          </table:table-cell>
          <table:table-cell office:value-type="float" office:value="382.4203" calcext:value-type="float">
            <text:p>382.4203</text:p>
          </table:table-cell>
          <table:table-cell office:value-type="float" office:value="325.0467" calcext:value-type="float">
            <text:p>325.046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296.2015" calcext:value-type="float">
            <text:p>296.2015</text:p>
          </table:table-cell>
          <table:table-cell office:value-type="float" office:value="5439.543" calcext:value-type="float">
            <text:p>5439.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.6714" calcext:value-type="float">
            <text:p>-295.6714</text:p>
          </table:table-cell>
          <table:table-cell office:value-type="float" office:value="837.878" calcext:value-type="float">
            <text:p>837.878</text:p>
          </table:table-cell>
          <table:table-cell office:value-type="float" office:value="0" calcext:value-type="float">
            <text:p>0</text:p>
          </table:table-cell>
          <table:table-cell office:value-type="float" office:value="49.25359" calcext:value-type="float">
            <text:p>49.25359</text:p>
          </table:table-cell>
          <table:table-cell office:value-type="float" office:value="177.8828" calcext:value-type="float">
            <text:p>177.8828</text:p>
          </table:table-cell>
          <table:table-cell office:value-type="float" office:value="0.05108291" calcext:value-type="float">
            <text:p>0.0510829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4999089" calcext:value-type="float">
            <text:p>0.4999089</text:p>
          </table:table-cell>
          <table:table-cell office:value-type="float" office:value="0.720399" calcext:value-type="float">
            <text:p>0.720399</text:p>
          </table:table-cell>
          <table:table-cell office:value-type="float" office:value="360" calcext:value-type="float">
            <text:p>360</text:p>
          </table:table-cell>
          <table:table-cell office:value-type="float" office:value="-296.8464" calcext:value-type="float">
            <text:p>-296.8464</text:p>
          </table:table-cell>
          <table:table-cell office:value-type="float" office:value="0" calcext:value-type="float">
            <text:p>0</text:p>
          </table:table-cell>
          <table:table-cell office:value-type="float" office:value="223.8727" calcext:value-type="float">
            <text:p>223.8727</text:p>
          </table:table-cell>
          <table:table-cell office:value-type="float" office:value="274.5447" calcext:value-type="float">
            <text:p>274.5447</text:p>
          </table:table-cell>
          <table:table-cell office:value-type="float" office:value="902.4571" calcext:value-type="float">
            <text:p>902.4571</text:p>
          </table:table-cell>
          <table:table-cell office:value-type="float" office:value="864.9982" calcext:value-type="float">
            <text:p>864.9982</text:p>
          </table:table-cell>
          <table:table-cell office:value-type="float" office:value="849.2701" calcext:value-type="float">
            <text:p>849.2701</text:p>
          </table:table-cell>
          <table:table-cell office:value-type="float" office:value="867.1271" calcext:value-type="float">
            <text:p>867.1271</text:p>
          </table:table-cell>
          <table:table-cell office:value-type="float" office:value="322.445" calcext:value-type="float">
            <text:p>322.445</text:p>
          </table:table-cell>
          <table:table-cell office:value-type="float" office:value="439.6345" calcext:value-type="float">
            <text:p>439.6345</text:p>
          </table:table-cell>
          <table:table-cell office:value-type="float" office:value="382.4139" calcext:value-type="float">
            <text:p>382.4139</text:p>
          </table:table-cell>
          <table:table-cell office:value-type="float" office:value="325.0433" calcext:value-type="float">
            <text:p>325.04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296.1057" calcext:value-type="float">
            <text:p>296.1057</text:p>
          </table:table-cell>
          <table:table-cell office:value-type="float" office:value="5439.462" calcext:value-type="float">
            <text:p>5439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.836" calcext:value-type="float">
            <text:p>-295.836</text:p>
          </table:table-cell>
          <table:table-cell office:value-type="float" office:value="838.7502" calcext:value-type="float">
            <text:p>838.7502</text:p>
          </table:table-cell>
          <table:table-cell office:value-type="float" office:value="0" calcext:value-type="float">
            <text:p>0</text:p>
          </table:table-cell>
          <table:table-cell office:value-type="float" office:value="49.22371" calcext:value-type="float">
            <text:p>49.22371</text:p>
          </table:table-cell>
          <table:table-cell office:value-type="float" office:value="177.8741" calcext:value-type="float">
            <text:p>177.8741</text:p>
          </table:table-cell>
          <table:table-cell office:value-type="float" office:value="0.05140156" calcext:value-type="float">
            <text:p>0.0514015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006612" calcext:value-type="float">
            <text:p>0.5006612</text:p>
          </table:table-cell>
          <table:table-cell office:value-type="float" office:value="0.7224294" calcext:value-type="float">
            <text:p>0.7224294</text:p>
          </table:table-cell>
          <table:table-cell office:value-type="float" office:value="360" calcext:value-type="float">
            <text:p>360</text:p>
          </table:table-cell>
          <table:table-cell office:value-type="float" office:value="-297.0135" calcext:value-type="float">
            <text:p>-297.0135</text:p>
          </table:table-cell>
          <table:table-cell office:value-type="float" office:value="0" calcext:value-type="float">
            <text:p>0</text:p>
          </table:table-cell>
          <table:table-cell office:value-type="float" office:value="223.8621" calcext:value-type="float">
            <text:p>223.8621</text:p>
          </table:table-cell>
          <table:table-cell office:value-type="float" office:value="274.5303" calcext:value-type="float">
            <text:p>274.5303</text:p>
          </table:table-cell>
          <table:table-cell office:value-type="float" office:value="902.4052" calcext:value-type="float">
            <text:p>902.4052</text:p>
          </table:table-cell>
          <table:table-cell office:value-type="float" office:value="864.9645" calcext:value-type="float">
            <text:p>864.9645</text:p>
          </table:table-cell>
          <table:table-cell office:value-type="float" office:value="849.2531" calcext:value-type="float">
            <text:p>849.2531</text:p>
          </table:table-cell>
          <table:table-cell office:value-type="float" office:value="867.1091" calcext:value-type="float">
            <text:p>867.1091</text:p>
          </table:table-cell>
          <table:table-cell office:value-type="float" office:value="322.4395" calcext:value-type="float">
            <text:p>322.4395</text:p>
          </table:table-cell>
          <table:table-cell office:value-type="float" office:value="439.6263" calcext:value-type="float">
            <text:p>439.6263</text:p>
          </table:table-cell>
          <table:table-cell office:value-type="float" office:value="382.4075" calcext:value-type="float">
            <text:p>382.4075</text:p>
          </table:table-cell>
          <table:table-cell office:value-type="float" office:value="325.0399" calcext:value-type="float">
            <text:p>325.03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295.9917" calcext:value-type="float">
            <text:p>295.9917</text:p>
          </table:table-cell>
          <table:table-cell office:value-type="float" office:value="5439.389" calcext:value-type="float">
            <text:p>5439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6.0049" calcext:value-type="float">
            <text:p>-296.0049</text:p>
          </table:table-cell>
          <table:table-cell office:value-type="float" office:value="839.2931" calcext:value-type="float">
            <text:p>839.2931</text:p>
          </table:table-cell>
          <table:table-cell office:value-type="float" office:value="0" calcext:value-type="float">
            <text:p>0</text:p>
          </table:table-cell>
          <table:table-cell office:value-type="float" office:value="49.2094" calcext:value-type="float">
            <text:p>49.2094</text:p>
          </table:table-cell>
          <table:table-cell office:value-type="float" office:value="177.8518" calcext:value-type="float">
            <text:p>177.8518</text:p>
          </table:table-cell>
          <table:table-cell office:value-type="float" office:value="0.0517445" calcext:value-type="float">
            <text:p>0.051744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012911" calcext:value-type="float">
            <text:p>0.5012911</text:p>
          </table:table-cell>
          <table:table-cell office:value-type="float" office:value="0.7241198" calcext:value-type="float">
            <text:p>0.7241198</text:p>
          </table:table-cell>
          <table:table-cell office:value-type="float" office:value="360" calcext:value-type="float">
            <text:p>360</text:p>
          </table:table-cell>
          <table:table-cell office:value-type="float" office:value="-297.1843" calcext:value-type="float">
            <text:p>-297.1843</text:p>
          </table:table-cell>
          <table:table-cell office:value-type="float" office:value="0" calcext:value-type="float">
            <text:p>0</text:p>
          </table:table-cell>
          <table:table-cell office:value-type="float" office:value="223.8478" calcext:value-type="float">
            <text:p>223.8478</text:p>
          </table:table-cell>
          <table:table-cell office:value-type="float" office:value="274.5152" calcext:value-type="float">
            <text:p>274.5152</text:p>
          </table:table-cell>
          <table:table-cell office:value-type="float" office:value="902.3538" calcext:value-type="float">
            <text:p>902.3538</text:p>
          </table:table-cell>
          <table:table-cell office:value-type="float" office:value="864.9326" calcext:value-type="float">
            <text:p>864.9326</text:p>
          </table:table-cell>
          <table:table-cell office:value-type="float" office:value="849.2394" calcext:value-type="float">
            <text:p>849.2394</text:p>
          </table:table-cell>
          <table:table-cell office:value-type="float" office:value="867.0928" calcext:value-type="float">
            <text:p>867.0928</text:p>
          </table:table-cell>
          <table:table-cell office:value-type="float" office:value="322.4341" calcext:value-type="float">
            <text:p>322.4341</text:p>
          </table:table-cell>
          <table:table-cell office:value-type="float" office:value="439.619" calcext:value-type="float">
            <text:p>439.619</text:p>
          </table:table-cell>
          <table:table-cell office:value-type="float" office:value="382.4022" calcext:value-type="float">
            <text:p>382.4022</text:p>
          </table:table-cell>
          <table:table-cell office:value-type="float" office:value="325.0367" calcext:value-type="float">
            <text:p>325.036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295.764" calcext:value-type="float">
            <text:p>295.764</text:p>
          </table:table-cell>
          <table:table-cell office:value-type="float" office:value="5439.302" calcext:value-type="float">
            <text:p>5439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6.2334" calcext:value-type="float">
            <text:p>-296.2334</text:p>
          </table:table-cell>
          <table:table-cell office:value-type="float" office:value="838.8809" calcext:value-type="float">
            <text:p>838.8809</text:p>
          </table:table-cell>
          <table:table-cell office:value-type="float" office:value="0" calcext:value-type="float">
            <text:p>0</text:p>
          </table:table-cell>
          <table:table-cell office:value-type="float" office:value="49.25917" calcext:value-type="float">
            <text:p>49.25917</text:p>
          </table:table-cell>
          <table:table-cell office:value-type="float" office:value="177.7689" calcext:value-type="float">
            <text:p>177.7689</text:p>
          </table:table-cell>
          <table:table-cell office:value-type="float" office:value="0.05209507" calcext:value-type="float">
            <text:p>0.0520950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029469" calcext:value-type="float">
            <text:p>0.5029469</text:p>
          </table:table-cell>
          <table:table-cell office:value-type="float" office:value="0.7279083" calcext:value-type="float">
            <text:p>0.7279083</text:p>
          </table:table-cell>
          <table:table-cell office:value-type="float" office:value="360" calcext:value-type="float">
            <text:p>360</text:p>
          </table:table-cell>
          <table:table-cell office:value-type="float" office:value="-297.4179" calcext:value-type="float">
            <text:p>-297.4179</text:p>
          </table:table-cell>
          <table:table-cell office:value-type="float" office:value="0" calcext:value-type="float">
            <text:p>0</text:p>
          </table:table-cell>
          <table:table-cell office:value-type="float" office:value="223.8099" calcext:value-type="float">
            <text:p>223.8099</text:p>
          </table:table-cell>
          <table:table-cell office:value-type="float" office:value="274.4963" calcext:value-type="float">
            <text:p>274.4963</text:p>
          </table:table-cell>
          <table:table-cell office:value-type="float" office:value="902.2783" calcext:value-type="float">
            <text:p>902.2783</text:p>
          </table:table-cell>
          <table:table-cell office:value-type="float" office:value="864.8888" calcext:value-type="float">
            <text:p>864.8888</text:p>
          </table:table-cell>
          <table:table-cell office:value-type="float" office:value="849.2207" calcext:value-type="float">
            <text:p>849.2207</text:p>
          </table:table-cell>
          <table:table-cell office:value-type="float" office:value="867.0739" calcext:value-type="float">
            <text:p>867.0739</text:p>
          </table:table-cell>
          <table:table-cell office:value-type="float" office:value="322.4286" calcext:value-type="float">
            <text:p>322.4286</text:p>
          </table:table-cell>
          <table:table-cell office:value-type="float" office:value="439.6117" calcext:value-type="float">
            <text:p>439.6117</text:p>
          </table:table-cell>
          <table:table-cell office:value-type="float" office:value="382.399" calcext:value-type="float">
            <text:p>382.399</text:p>
          </table:table-cell>
          <table:table-cell office:value-type="float" office:value="325.0336" calcext:value-type="float">
            <text:p>325.03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295.4822" calcext:value-type="float">
            <text:p>295.4822</text:p>
          </table:table-cell>
          <table:table-cell office:value-type="float" office:value="5439.2" calcext:value-type="float">
            <text:p>543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6.5977" calcext:value-type="float">
            <text:p>-296.5977</text:p>
          </table:table-cell>
          <table:table-cell office:value-type="float" office:value="840.6583" calcext:value-type="float">
            <text:p>840.6583</text:p>
          </table:table-cell>
          <table:table-cell office:value-type="float" office:value="0" calcext:value-type="float">
            <text:p>0</text:p>
          </table:table-cell>
          <table:table-cell office:value-type="float" office:value="49.3365" calcext:value-type="float">
            <text:p>49.3365</text:p>
          </table:table-cell>
          <table:table-cell office:value-type="float" office:value="177.6776" calcext:value-type="float">
            <text:p>177.6776</text:p>
          </table:table-cell>
          <table:table-cell office:value-type="float" office:value="0.05244463" calcext:value-type="float">
            <text:p>0.0524446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047662" calcext:value-type="float">
            <text:p>0.5047662</text:p>
          </table:table-cell>
          <table:table-cell office:value-type="float" office:value="0.7322588" calcext:value-type="float">
            <text:p>0.7322588</text:p>
          </table:table-cell>
          <table:table-cell office:value-type="float" office:value="360" calcext:value-type="float">
            <text:p>360</text:p>
          </table:table-cell>
          <table:table-cell office:value-type="float" office:value="-297.7881" calcext:value-type="float">
            <text:p>-297.7881</text:p>
          </table:table-cell>
          <table:table-cell office:value-type="float" office:value="0" calcext:value-type="float">
            <text:p>0</text:p>
          </table:table-cell>
          <table:table-cell office:value-type="float" office:value="223.7557" calcext:value-type="float">
            <text:p>223.7557</text:p>
          </table:table-cell>
          <table:table-cell office:value-type="float" office:value="274.4675" calcext:value-type="float">
            <text:p>274.4675</text:p>
          </table:table-cell>
          <table:table-cell office:value-type="float" office:value="902.1885" calcext:value-type="float">
            <text:p>902.1885</text:p>
          </table:table-cell>
          <table:table-cell office:value-type="float" office:value="864.8323" calcext:value-type="float">
            <text:p>864.8323</text:p>
          </table:table-cell>
          <table:table-cell office:value-type="float" office:value="849.1992" calcext:value-type="float">
            <text:p>849.1992</text:p>
          </table:table-cell>
          <table:table-cell office:value-type="float" office:value="867.0538" calcext:value-type="float">
            <text:p>867.0538</text:p>
          </table:table-cell>
          <table:table-cell office:value-type="float" office:value="322.4225" calcext:value-type="float">
            <text:p>322.4225</text:p>
          </table:table-cell>
          <table:table-cell office:value-type="float" office:value="439.6035" calcext:value-type="float">
            <text:p>439.6035</text:p>
          </table:table-cell>
          <table:table-cell office:value-type="float" office:value="382.3958" calcext:value-type="float">
            <text:p>382.3958</text:p>
          </table:table-cell>
          <table:table-cell office:value-type="float" office:value="325.0305" calcext:value-type="float">
            <text:p>325.03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295.1969" calcext:value-type="float">
            <text:p>295.1969</text:p>
          </table:table-cell>
          <table:table-cell office:value-type="float" office:value="5439.088" calcext:value-type="float">
            <text:p>5439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6.9777" calcext:value-type="float">
            <text:p>-296.9777</text:p>
          </table:table-cell>
          <table:table-cell office:value-type="float" office:value="843.3181" calcext:value-type="float">
            <text:p>843.3181</text:p>
          </table:table-cell>
          <table:table-cell office:value-type="float" office:value="0" calcext:value-type="float">
            <text:p>0</text:p>
          </table:table-cell>
          <table:table-cell office:value-type="float" office:value="49.39969" calcext:value-type="float">
            <text:p>49.39969</text:p>
          </table:table-cell>
          <table:table-cell office:value-type="float" office:value="177.5966" calcext:value-type="float">
            <text:p>177.5966</text:p>
          </table:table-cell>
          <table:table-cell office:value-type="float" office:value="0.05282898" calcext:value-type="float">
            <text:p>0.0528289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059028" calcext:value-type="float">
            <text:p>0.5059028</text:p>
          </table:table-cell>
          <table:table-cell office:value-type="float" office:value="0.734852" calcext:value-type="float">
            <text:p>0.734852</text:p>
          </table:table-cell>
          <table:table-cell office:value-type="float" office:value="360" calcext:value-type="float">
            <text:p>360</text:p>
          </table:table-cell>
          <table:table-cell office:value-type="float" office:value="-298.1714" calcext:value-type="float">
            <text:p>-298.1714</text:p>
          </table:table-cell>
          <table:table-cell office:value-type="float" office:value="0" calcext:value-type="float">
            <text:p>0</text:p>
          </table:table-cell>
          <table:table-cell office:value-type="float" office:value="223.6995" calcext:value-type="float">
            <text:p>223.6995</text:p>
          </table:table-cell>
          <table:table-cell office:value-type="float" office:value="274.4374" calcext:value-type="float">
            <text:p>274.4374</text:p>
          </table:table-cell>
          <table:table-cell office:value-type="float" office:value="902.0916" calcext:value-type="float">
            <text:p>902.0916</text:p>
          </table:table-cell>
          <table:table-cell office:value-type="float" office:value="864.767" calcext:value-type="float">
            <text:p>864.767</text:p>
          </table:table-cell>
          <table:table-cell office:value-type="float" office:value="849.1755" calcext:value-type="float">
            <text:p>849.1755</text:p>
          </table:table-cell>
          <table:table-cell office:value-type="float" office:value="867.0321" calcext:value-type="float">
            <text:p>867.0321</text:p>
          </table:table-cell>
          <table:table-cell office:value-type="float" office:value="322.4156" calcext:value-type="float">
            <text:p>322.4156</text:p>
          </table:table-cell>
          <table:table-cell office:value-type="float" office:value="439.5948" calcext:value-type="float">
            <text:p>439.5948</text:p>
          </table:table-cell>
          <table:table-cell office:value-type="float" office:value="382.3919" calcext:value-type="float">
            <text:p>382.3919</text:p>
          </table:table-cell>
          <table:table-cell office:value-type="float" office:value="325.0274" calcext:value-type="float">
            <text:p>325.027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295.0818" calcext:value-type="float">
            <text:p>295.0818</text:p>
          </table:table-cell>
          <table:table-cell office:value-type="float" office:value="5438.997" calcext:value-type="float">
            <text:p>5438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7.1823" calcext:value-type="float">
            <text:p>-297.1823</text:p>
          </table:table-cell>
          <table:table-cell office:value-type="float" office:value="844.4528" calcext:value-type="float">
            <text:p>844.4528</text:p>
          </table:table-cell>
          <table:table-cell office:value-type="float" office:value="0" calcext:value-type="float">
            <text:p>0</text:p>
          </table:table-cell>
          <table:table-cell office:value-type="float" office:value="49.36466" calcext:value-type="float">
            <text:p>49.36466</text:p>
          </table:table-cell>
          <table:table-cell office:value-type="float" office:value="177.584" calcext:value-type="float">
            <text:p>177.584</text:p>
          </table:table-cell>
          <table:table-cell office:value-type="float" office:value="0.05319377" calcext:value-type="float">
            <text:p>0.0531937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064696" calcext:value-type="float">
            <text:p>0.5064696</text:p>
          </table:table-cell>
          <table:table-cell office:value-type="float" office:value="0.7363014" calcext:value-type="float">
            <text:p>0.7363014</text:p>
          </table:table-cell>
          <table:table-cell office:value-type="float" office:value="360" calcext:value-type="float">
            <text:p>360</text:p>
          </table:table-cell>
          <table:table-cell office:value-type="float" office:value="-298.3776" calcext:value-type="float">
            <text:p>-298.3776</text:p>
          </table:table-cell>
          <table:table-cell office:value-type="float" office:value="0" calcext:value-type="float">
            <text:p>0</text:p>
          </table:table-cell>
          <table:table-cell office:value-type="float" office:value="223.6849" calcext:value-type="float">
            <text:p>223.6849</text:p>
          </table:table-cell>
          <table:table-cell office:value-type="float" office:value="274.4211" calcext:value-type="float">
            <text:p>274.4211</text:p>
          </table:table-cell>
          <table:table-cell office:value-type="float" office:value="902.0311" calcext:value-type="float">
            <text:p>902.0311</text:p>
          </table:table-cell>
          <table:table-cell office:value-type="float" office:value="864.7276" calcext:value-type="float">
            <text:p>864.7276</text:p>
          </table:table-cell>
          <table:table-cell office:value-type="float" office:value="849.1559" calcext:value-type="float">
            <text:p>849.1559</text:p>
          </table:table-cell>
          <table:table-cell office:value-type="float" office:value="867.0128" calcext:value-type="float">
            <text:p>867.0128</text:p>
          </table:table-cell>
          <table:table-cell office:value-type="float" office:value="322.4094" calcext:value-type="float">
            <text:p>322.4094</text:p>
          </table:table-cell>
          <table:table-cell office:value-type="float" office:value="439.5863" calcext:value-type="float">
            <text:p>439.5863</text:p>
          </table:table-cell>
          <table:table-cell office:value-type="float" office:value="382.3857" calcext:value-type="float">
            <text:p>382.3857</text:p>
          </table:table-cell>
          <table:table-cell office:value-type="float" office:value="325.0244" calcext:value-type="float">
            <text:p>325.02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294.8889" calcext:value-type="float">
            <text:p>294.8889</text:p>
          </table:table-cell>
          <table:table-cell office:value-type="float" office:value="5438.911" calcext:value-type="float">
            <text:p>5438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7.4368" calcext:value-type="float">
            <text:p>-297.4368</text:p>
          </table:table-cell>
          <table:table-cell office:value-type="float" office:value="844.9289" calcext:value-type="float">
            <text:p>844.9289</text:p>
          </table:table-cell>
          <table:table-cell office:value-type="float" office:value="0" calcext:value-type="float">
            <text:p>0</text:p>
          </table:table-cell>
          <table:table-cell office:value-type="float" office:value="49.38772" calcext:value-type="float">
            <text:p>49.38772</text:p>
          </table:table-cell>
          <table:table-cell office:value-type="float" office:value="177.5226" calcext:value-type="float">
            <text:p>177.5226</text:p>
          </table:table-cell>
          <table:table-cell office:value-type="float" office:value="0.05361164" calcext:value-type="float">
            <text:p>0.0536116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069642" calcext:value-type="float">
            <text:p>0.5069642</text:p>
          </table:table-cell>
          <table:table-cell office:value-type="float" office:value="0.7375469" calcext:value-type="float">
            <text:p>0.7375469</text:p>
          </table:table-cell>
          <table:table-cell office:value-type="float" office:value="360" calcext:value-type="float">
            <text:p>360</text:p>
          </table:table-cell>
          <table:table-cell office:value-type="float" office:value="-298.6335" calcext:value-type="float">
            <text:p>-298.6335</text:p>
          </table:table-cell>
          <table:table-cell office:value-type="float" office:value="0" calcext:value-type="float">
            <text:p>0</text:p>
          </table:table-cell>
          <table:table-cell office:value-type="float" office:value="223.6552" calcext:value-type="float">
            <text:p>223.6552</text:p>
          </table:table-cell>
          <table:table-cell office:value-type="float" office:value="274.4006" calcext:value-type="float">
            <text:p>274.4006</text:p>
          </table:table-cell>
          <table:table-cell office:value-type="float" office:value="901.9637" calcext:value-type="float">
            <text:p>901.9637</text:p>
          </table:table-cell>
          <table:table-cell office:value-type="float" office:value="864.6868" calcext:value-type="float">
            <text:p>864.6868</text:p>
          </table:table-cell>
          <table:table-cell office:value-type="float" office:value="849.1372" calcext:value-type="float">
            <text:p>849.1372</text:p>
          </table:table-cell>
          <table:table-cell office:value-type="float" office:value="866.9943" calcext:value-type="float">
            <text:p>866.9943</text:p>
          </table:table-cell>
          <table:table-cell office:value-type="float" office:value="322.4037" calcext:value-type="float">
            <text:p>322.4037</text:p>
          </table:table-cell>
          <table:table-cell office:value-type="float" office:value="439.5781" calcext:value-type="float">
            <text:p>439.5781</text:p>
          </table:table-cell>
          <table:table-cell office:value-type="float" office:value="382.3813" calcext:value-type="float">
            <text:p>382.3813</text:p>
          </table:table-cell>
          <table:table-cell office:value-type="float" office:value="325.0215" calcext:value-type="float">
            <text:p>325.02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294.5594" calcext:value-type="float">
            <text:p>294.5594</text:p>
          </table:table-cell>
          <table:table-cell office:value-type="float" office:value="5438.818" calcext:value-type="float">
            <text:p>5438.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7.7638" calcext:value-type="float">
            <text:p>-297.7638</text:p>
          </table:table-cell>
          <table:table-cell office:value-type="float" office:value="844.0773" calcext:value-type="float">
            <text:p>844.0773</text:p>
          </table:table-cell>
          <table:table-cell office:value-type="float" office:value="0" calcext:value-type="float">
            <text:p>0</text:p>
          </table:table-cell>
          <table:table-cell office:value-type="float" office:value="49.49762" calcext:value-type="float">
            <text:p>49.49762</text:p>
          </table:table-cell>
          <table:table-cell office:value-type="float" office:value="177.3801" calcext:value-type="float">
            <text:p>177.3801</text:p>
          </table:table-cell>
          <table:table-cell office:value-type="float" office:value="0.05400097" calcext:value-type="float">
            <text:p>0.0540009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082172" calcext:value-type="float">
            <text:p>0.5082172</text:p>
          </table:table-cell>
          <table:table-cell office:value-type="float" office:value="0.7401631" calcext:value-type="float">
            <text:p>0.7401631</text:p>
          </table:table-cell>
          <table:table-cell office:value-type="float" office:value="360" calcext:value-type="float">
            <text:p>360</text:p>
          </table:table-cell>
          <table:table-cell office:value-type="float" office:value="-298.9639" calcext:value-type="float">
            <text:p>-298.9639</text:p>
          </table:table-cell>
          <table:table-cell office:value-type="float" office:value="0" calcext:value-type="float">
            <text:p>0</text:p>
          </table:table-cell>
          <table:table-cell office:value-type="float" office:value="223.6002" calcext:value-type="float">
            <text:p>223.6002</text:p>
          </table:table-cell>
          <table:table-cell office:value-type="float" office:value="274.3791" calcext:value-type="float">
            <text:p>274.3791</text:p>
          </table:table-cell>
          <table:table-cell office:value-type="float" office:value="901.8767" calcext:value-type="float">
            <text:p>901.8767</text:p>
          </table:table-cell>
          <table:table-cell office:value-type="float" office:value="864.6329" calcext:value-type="float">
            <text:p>864.6329</text:p>
          </table:table-cell>
          <table:table-cell office:value-type="float" office:value="849.1161" calcext:value-type="float">
            <text:p>849.1161</text:p>
          </table:table-cell>
          <table:table-cell office:value-type="float" office:value="866.9743" calcext:value-type="float">
            <text:p>866.9743</text:p>
          </table:table-cell>
          <table:table-cell office:value-type="float" office:value="322.3976" calcext:value-type="float">
            <text:p>322.3976</text:p>
          </table:table-cell>
          <table:table-cell office:value-type="float" office:value="439.5698" calcext:value-type="float">
            <text:p>439.5698</text:p>
          </table:table-cell>
          <table:table-cell office:value-type="float" office:value="382.3782" calcext:value-type="float">
            <text:p>382.3782</text:p>
          </table:table-cell>
          <table:table-cell office:value-type="float" office:value="325.0185" calcext:value-type="float">
            <text:p>325.018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294.3704" calcext:value-type="float">
            <text:p>294.3704</text:p>
          </table:table-cell>
          <table:table-cell office:value-type="float" office:value="5438.725" calcext:value-type="float">
            <text:p>5438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.0627" calcext:value-type="float">
            <text:p>-298.0627</text:p>
          </table:table-cell>
          <table:table-cell office:value-type="float" office:value="846.4699" calcext:value-type="float">
            <text:p>846.4699</text:p>
          </table:table-cell>
          <table:table-cell office:value-type="float" office:value="0" calcext:value-type="float">
            <text:p>0</text:p>
          </table:table-cell>
          <table:table-cell office:value-type="float" office:value="49.50795" calcext:value-type="float">
            <text:p>49.50795</text:p>
          </table:table-cell>
          <table:table-cell office:value-type="float" office:value="177.3338" calcext:value-type="float">
            <text:p>177.3338</text:p>
          </table:table-cell>
          <table:table-cell office:value-type="float" office:value="0.05431073" calcext:value-type="float">
            <text:p>0.0543107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095152" calcext:value-type="float">
            <text:p>0.5095152</text:p>
          </table:table-cell>
          <table:table-cell office:value-type="float" office:value="0.7434719" calcext:value-type="float">
            <text:p>0.7434719</text:p>
          </table:table-cell>
          <table:table-cell office:value-type="float" office:value="360" calcext:value-type="float">
            <text:p>360</text:p>
          </table:table-cell>
          <table:table-cell office:value-type="float" office:value="-299.2671" calcext:value-type="float">
            <text:p>-299.2671</text:p>
          </table:table-cell>
          <table:table-cell office:value-type="float" office:value="0" calcext:value-type="float">
            <text:p>0</text:p>
          </table:table-cell>
          <table:table-cell office:value-type="float" office:value="223.5688" calcext:value-type="float">
            <text:p>223.5688</text:p>
          </table:table-cell>
          <table:table-cell office:value-type="float" office:value="274.3576" calcext:value-type="float">
            <text:p>274.3576</text:p>
          </table:table-cell>
          <table:table-cell office:value-type="float" office:value="901.8024" calcext:value-type="float">
            <text:p>901.8024</text:p>
          </table:table-cell>
          <table:table-cell office:value-type="float" office:value="864.5846" calcext:value-type="float">
            <text:p>864.5846</text:p>
          </table:table-cell>
          <table:table-cell office:value-type="float" office:value="849.0957" calcext:value-type="float">
            <text:p>849.0957</text:p>
          </table:table-cell>
          <table:table-cell office:value-type="float" office:value="866.9545" calcext:value-type="float">
            <text:p>866.9545</text:p>
          </table:table-cell>
          <table:table-cell office:value-type="float" office:value="322.3911" calcext:value-type="float">
            <text:p>322.3911</text:p>
          </table:table-cell>
          <table:table-cell office:value-type="float" office:value="439.5614" calcext:value-type="float">
            <text:p>439.5614</text:p>
          </table:table-cell>
          <table:table-cell office:value-type="float" office:value="382.375" calcext:value-type="float">
            <text:p>382.375</text:p>
          </table:table-cell>
          <table:table-cell office:value-type="float" office:value="325.0156" calcext:value-type="float">
            <text:p>325.015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294.2458" calcext:value-type="float">
            <text:p>294.2458</text:p>
          </table:table-cell>
          <table:table-cell office:value-type="float" office:value="5438.646" calcext:value-type="float">
            <text:p>5438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.2585" calcext:value-type="float">
            <text:p>-298.2585</text:p>
          </table:table-cell>
          <table:table-cell office:value-type="float" office:value="847.2845" calcext:value-type="float">
            <text:p>847.2845</text:p>
          </table:table-cell>
          <table:table-cell office:value-type="float" office:value="0" calcext:value-type="float">
            <text:p>0</text:p>
          </table:table-cell>
          <table:table-cell office:value-type="float" office:value="49.48575" calcext:value-type="float">
            <text:p>49.48575</text:p>
          </table:table-cell>
          <table:table-cell office:value-type="float" office:value="177.3083" calcext:value-type="float">
            <text:p>177.3083</text:p>
          </table:table-cell>
          <table:table-cell office:value-type="float" office:value="0.05467048" calcext:value-type="float">
            <text:p>0.0546704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01508" calcext:value-type="float">
            <text:p>0.5101508</text:p>
          </table:table-cell>
          <table:table-cell office:value-type="float" office:value="0.745131" calcext:value-type="float">
            <text:p>0.745131</text:p>
          </table:table-cell>
          <table:table-cell office:value-type="float" office:value="360" calcext:value-type="float">
            <text:p>360</text:p>
          </table:table-cell>
          <table:table-cell office:value-type="float" office:value="-299.4648" calcext:value-type="float">
            <text:p>-299.4648</text:p>
          </table:table-cell>
          <table:table-cell office:value-type="float" office:value="0" calcext:value-type="float">
            <text:p>0</text:p>
          </table:table-cell>
          <table:table-cell office:value-type="float" office:value="223.5524" calcext:value-type="float">
            <text:p>223.5524</text:p>
          </table:table-cell>
          <table:table-cell office:value-type="float" office:value="274.3422" calcext:value-type="float">
            <text:p>274.3422</text:p>
          </table:table-cell>
          <table:table-cell office:value-type="float" office:value="901.7476" calcext:value-type="float">
            <text:p>901.7476</text:p>
          </table:table-cell>
          <table:table-cell office:value-type="float" office:value="864.5498" calcext:value-type="float">
            <text:p>864.5498</text:p>
          </table:table-cell>
          <table:table-cell office:value-type="float" office:value="849.0773" calcext:value-type="float">
            <text:p>849.0773</text:p>
          </table:table-cell>
          <table:table-cell office:value-type="float" office:value="866.9365" calcext:value-type="float">
            <text:p>866.9365</text:p>
          </table:table-cell>
          <table:table-cell office:value-type="float" office:value="322.3853" calcext:value-type="float">
            <text:p>322.3853</text:p>
          </table:table-cell>
          <table:table-cell office:value-type="float" office:value="439.5532" calcext:value-type="float">
            <text:p>439.5532</text:p>
          </table:table-cell>
          <table:table-cell office:value-type="float" office:value="382.3718" calcext:value-type="float">
            <text:p>382.3718</text:p>
          </table:table-cell>
          <table:table-cell office:value-type="float" office:value="325.0127" calcext:value-type="float">
            <text:p>325.01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294.0702" calcext:value-type="float">
            <text:p>294.0702</text:p>
          </table:table-cell>
          <table:table-cell office:value-type="float" office:value="5438.57" calcext:value-type="float">
            <text:p>543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.491" calcext:value-type="float">
            <text:p>-298.491</text:p>
          </table:table-cell>
          <table:table-cell office:value-type="float" office:value="848.3342" calcext:value-type="float">
            <text:p>848.3342</text:p>
          </table:table-cell>
          <table:table-cell office:value-type="float" office:value="0" calcext:value-type="float">
            <text:p>0</text:p>
          </table:table-cell>
          <table:table-cell office:value-type="float" office:value="49.50407" calcext:value-type="float">
            <text:p>49.50407</text:p>
          </table:table-cell>
          <table:table-cell office:value-type="float" office:value="177.251" calcext:value-type="float">
            <text:p>177.251</text:p>
          </table:table-cell>
          <table:table-cell office:value-type="float" office:value="0.05508951" calcext:value-type="float">
            <text:p>0.0550895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06792" calcext:value-type="float">
            <text:p>0.5106792</text:p>
          </table:table-cell>
          <table:table-cell office:value-type="float" office:value="0.746464" calcext:value-type="float">
            <text:p>0.746464</text:p>
          </table:table-cell>
          <table:table-cell office:value-type="float" office:value="360" calcext:value-type="float">
            <text:p>360</text:p>
          </table:table-cell>
          <table:table-cell office:value-type="float" office:value="-299.6988" calcext:value-type="float">
            <text:p>-299.6988</text:p>
          </table:table-cell>
          <table:table-cell office:value-type="float" office:value="0" calcext:value-type="float">
            <text:p>0</text:p>
          </table:table-cell>
          <table:table-cell office:value-type="float" office:value="223.5256" calcext:value-type="float">
            <text:p>223.5256</text:p>
          </table:table-cell>
          <table:table-cell office:value-type="float" office:value="274.3247" calcext:value-type="float">
            <text:p>274.3247</text:p>
          </table:table-cell>
          <table:table-cell office:value-type="float" office:value="901.6886" calcext:value-type="float">
            <text:p>901.6886</text:p>
          </table:table-cell>
          <table:table-cell office:value-type="float" office:value="864.5138" calcext:value-type="float">
            <text:p>864.5138</text:p>
          </table:table-cell>
          <table:table-cell office:value-type="float" office:value="849.0592" calcext:value-type="float">
            <text:p>849.0592</text:p>
          </table:table-cell>
          <table:table-cell office:value-type="float" office:value="866.9187" calcext:value-type="float">
            <text:p>866.9187</text:p>
          </table:table-cell>
          <table:table-cell office:value-type="float" office:value="322.38" calcext:value-type="float">
            <text:p>322.38</text:p>
          </table:table-cell>
          <table:table-cell office:value-type="float" office:value="439.5457" calcext:value-type="float">
            <text:p>439.5457</text:p>
          </table:table-cell>
          <table:table-cell office:value-type="float" office:value="382.3687" calcext:value-type="float">
            <text:p>382.3687</text:p>
          </table:table-cell>
          <table:table-cell office:value-type="float" office:value="325.0098" calcext:value-type="float">
            <text:p>325.009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293.8354" calcext:value-type="float">
            <text:p>293.8354</text:p>
          </table:table-cell>
          <table:table-cell office:value-type="float" office:value="5438.495" calcext:value-type="float">
            <text:p>5438.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.7773" calcext:value-type="float">
            <text:p>-298.7773</text:p>
          </table:table-cell>
          <table:table-cell office:value-type="float" office:value="849.4738" calcext:value-type="float">
            <text:p>849.4738</text:p>
          </table:table-cell>
          <table:table-cell office:value-type="float" office:value="0" calcext:value-type="float">
            <text:p>0</text:p>
          </table:table-cell>
          <table:table-cell office:value-type="float" office:value="49.57093" calcext:value-type="float">
            <text:p>49.57093</text:p>
          </table:table-cell>
          <table:table-cell office:value-type="float" office:value="177.1561" calcext:value-type="float">
            <text:p>177.1561</text:p>
          </table:table-cell>
          <table:table-cell office:value-type="float" office:value="0.055515" calcext:value-type="float">
            <text:p>0.05551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11456" calcext:value-type="float">
            <text:p>0.5111456</text:p>
          </table:table-cell>
          <table:table-cell office:value-type="float" office:value="0.7475627" calcext:value-type="float">
            <text:p>0.7475627</text:p>
          </table:table-cell>
          <table:table-cell office:value-type="float" office:value="360" calcext:value-type="float">
            <text:p>360</text:p>
          </table:table-cell>
          <table:table-cell office:value-type="float" office:value="-299.9863" calcext:value-type="float">
            <text:p>-299.9863</text:p>
          </table:table-cell>
          <table:table-cell office:value-type="float" office:value="0" calcext:value-type="float">
            <text:p>0</text:p>
          </table:table-cell>
          <table:table-cell office:value-type="float" office:value="223.4876" calcext:value-type="float">
            <text:p>223.4876</text:p>
          </table:table-cell>
          <table:table-cell office:value-type="float" office:value="274.3053" calcext:value-type="float">
            <text:p>274.3053</text:p>
          </table:table-cell>
          <table:table-cell office:value-type="float" office:value="901.6249" calcext:value-type="float">
            <text:p>901.6249</text:p>
          </table:table-cell>
          <table:table-cell office:value-type="float" office:value="864.4749" calcext:value-type="float">
            <text:p>864.4749</text:p>
          </table:table-cell>
          <table:table-cell office:value-type="float" office:value="849.0406" calcext:value-type="float">
            <text:p>849.0406</text:p>
          </table:table-cell>
          <table:table-cell office:value-type="float" office:value="866.9005" calcext:value-type="float">
            <text:p>866.9005</text:p>
          </table:table-cell>
          <table:table-cell office:value-type="float" office:value="322.3746" calcext:value-type="float">
            <text:p>322.3746</text:p>
          </table:table-cell>
          <table:table-cell office:value-type="float" office:value="439.5387" calcext:value-type="float">
            <text:p>439.5387</text:p>
          </table:table-cell>
          <table:table-cell office:value-type="float" office:value="382.3658" calcext:value-type="float">
            <text:p>382.3658</text:p>
          </table:table-cell>
          <table:table-cell office:value-type="float" office:value="325.007" calcext:value-type="float">
            <text:p>325.0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293.5414" calcext:value-type="float">
            <text:p>293.5414</text:p>
          </table:table-cell>
          <table:table-cell office:value-type="float" office:value="5438.422" calcext:value-type="float">
            <text:p>5438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9.1192" calcext:value-type="float">
            <text:p>-299.1192</text:p>
          </table:table-cell>
          <table:table-cell office:value-type="float" office:value="850.0562" calcext:value-type="float">
            <text:p>850.0562</text:p>
          </table:table-cell>
          <table:table-cell office:value-type="float" office:value="0" calcext:value-type="float">
            <text:p>0</text:p>
          </table:table-cell>
          <table:table-cell office:value-type="float" office:value="49.68137" calcext:value-type="float">
            <text:p>49.68137</text:p>
          </table:table-cell>
          <table:table-cell office:value-type="float" office:value="177.0199" calcext:value-type="float">
            <text:p>177.0199</text:p>
          </table:table-cell>
          <table:table-cell office:value-type="float" office:value="0.05595699" calcext:value-type="float">
            <text:p>0.0559569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15613" calcext:value-type="float">
            <text:p>0.5115613</text:p>
          </table:table-cell>
          <table:table-cell office:value-type="float" office:value="0.7484726" calcext:value-type="float">
            <text:p>0.7484726</text:p>
          </table:table-cell>
          <table:table-cell office:value-type="float" office:value="360" calcext:value-type="float">
            <text:p>360</text:p>
          </table:table-cell>
          <table:table-cell office:value-type="float" office:value="-300.329" calcext:value-type="float">
            <text:p>-300.329</text:p>
          </table:table-cell>
          <table:table-cell office:value-type="float" office:value="0" calcext:value-type="float">
            <text:p>0</text:p>
          </table:table-cell>
          <table:table-cell office:value-type="float" office:value="223.4435" calcext:value-type="float">
            <text:p>223.4435</text:p>
          </table:table-cell>
          <table:table-cell office:value-type="float" office:value="274.2836" calcext:value-type="float">
            <text:p>274.2836</text:p>
          </table:table-cell>
          <table:table-cell office:value-type="float" office:value="901.5564" calcext:value-type="float">
            <text:p>901.5564</text:p>
          </table:table-cell>
          <table:table-cell office:value-type="float" office:value="864.4332" calcext:value-type="float">
            <text:p>864.4332</text:p>
          </table:table-cell>
          <table:table-cell office:value-type="float" office:value="849.022" calcext:value-type="float">
            <text:p>849.022</text:p>
          </table:table-cell>
          <table:table-cell office:value-type="float" office:value="866.8822" calcext:value-type="float">
            <text:p>866.8822</text:p>
          </table:table-cell>
          <table:table-cell office:value-type="float" office:value="322.3692" calcext:value-type="float">
            <text:p>322.3692</text:p>
          </table:table-cell>
          <table:table-cell office:value-type="float" office:value="439.5314" calcext:value-type="float">
            <text:p>439.5314</text:p>
          </table:table-cell>
          <table:table-cell office:value-type="float" office:value="382.3628" calcext:value-type="float">
            <text:p>382.3628</text:p>
          </table:table-cell>
          <table:table-cell office:value-type="float" office:value="325.0042" calcext:value-type="float">
            <text:p>325.004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293.0374" calcext:value-type="float">
            <text:p>293.0374</text:p>
          </table:table-cell>
          <table:table-cell office:value-type="float" office:value="5438.342" calcext:value-type="float">
            <text:p>5438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9.632" calcext:value-type="float">
            <text:p>-299.632</text:p>
          </table:table-cell>
          <table:table-cell office:value-type="float" office:value="850.393" calcext:value-type="float">
            <text:p>850.393</text:p>
          </table:table-cell>
          <table:table-cell office:value-type="float" office:value="0" calcext:value-type="float">
            <text:p>0</text:p>
          </table:table-cell>
          <table:table-cell office:value-type="float" office:value="49.92255" calcext:value-type="float">
            <text:p>49.92255</text:p>
          </table:table-cell>
          <table:table-cell office:value-type="float" office:value="176.7413" calcext:value-type="float">
            <text:p>176.7413</text:p>
          </table:table-cell>
          <table:table-cell office:value-type="float" office:value="0.05637788" calcext:value-type="float">
            <text:p>0.0563778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19529" calcext:value-type="float">
            <text:p>0.5119529</text:p>
          </table:table-cell>
          <table:table-cell office:value-type="float" office:value="0.7493024" calcext:value-type="float">
            <text:p>0.7493024</text:p>
          </table:table-cell>
          <table:table-cell office:value-type="float" office:value="360" calcext:value-type="float">
            <text:p>360</text:p>
          </table:table-cell>
          <table:table-cell office:value-type="float" office:value="-300.8427" calcext:value-type="float">
            <text:p>-300.8427</text:p>
          </table:table-cell>
          <table:table-cell office:value-type="float" office:value="0" calcext:value-type="float">
            <text:p>0</text:p>
          </table:table-cell>
          <table:table-cell office:value-type="float" office:value="223.3822" calcext:value-type="float">
            <text:p>223.3822</text:p>
          </table:table-cell>
          <table:table-cell office:value-type="float" office:value="274.259" calcext:value-type="float">
            <text:p>274.259</text:p>
          </table:table-cell>
          <table:table-cell office:value-type="float" office:value="901.4578" calcext:value-type="float">
            <text:p>901.4578</text:p>
          </table:table-cell>
          <table:table-cell office:value-type="float" office:value="864.3737" calcext:value-type="float">
            <text:p>864.3737</text:p>
          </table:table-cell>
          <table:table-cell office:value-type="float" office:value="849.0002" calcext:value-type="float">
            <text:p>849.0002</text:p>
          </table:table-cell>
          <table:table-cell office:value-type="float" office:value="866.8622" calcext:value-type="float">
            <text:p>866.8622</text:p>
          </table:table-cell>
          <table:table-cell office:value-type="float" office:value="322.363" calcext:value-type="float">
            <text:p>322.363</text:p>
          </table:table-cell>
          <table:table-cell office:value-type="float" office:value="439.5233" calcext:value-type="float">
            <text:p>439.5233</text:p>
          </table:table-cell>
          <table:table-cell office:value-type="float" office:value="382.3598" calcext:value-type="float">
            <text:p>382.3598</text:p>
          </table:table-cell>
          <table:table-cell office:value-type="float" office:value="325.0015" calcext:value-type="float">
            <text:p>325.00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292.6463" calcext:value-type="float">
            <text:p>292.6463</text:p>
          </table:table-cell>
          <table:table-cell office:value-type="float" office:value="5438.249" calcext:value-type="float">
            <text:p>5438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.0981" calcext:value-type="float">
            <text:p>-300.0981</text:p>
          </table:table-cell>
          <table:table-cell office:value-type="float" office:value="852.4164" calcext:value-type="float">
            <text:p>852.4164</text:p>
          </table:table-cell>
          <table:table-cell office:value-type="float" office:value="0" calcext:value-type="float">
            <text:p>0</text:p>
          </table:table-cell>
          <table:table-cell office:value-type="float" office:value="50.05855" calcext:value-type="float">
            <text:p>50.05855</text:p>
          </table:table-cell>
          <table:table-cell office:value-type="float" office:value="176.5676" calcext:value-type="float">
            <text:p>176.5676</text:p>
          </table:table-cell>
          <table:table-cell office:value-type="float" office:value="0.05679216" calcext:value-type="float">
            <text:p>0.0567921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29932" calcext:value-type="float">
            <text:p>0.5129932</text:p>
          </table:table-cell>
          <table:table-cell office:value-type="float" office:value="0.7511998" calcext:value-type="float">
            <text:p>0.7511998</text:p>
          </table:table-cell>
          <table:table-cell office:value-type="float" office:value="360" calcext:value-type="float">
            <text:p>360</text:p>
          </table:table-cell>
          <table:table-cell office:value-type="float" office:value="-301.3112" calcext:value-type="float">
            <text:p>-301.3112</text:p>
          </table:table-cell>
          <table:table-cell office:value-type="float" office:value="0" calcext:value-type="float">
            <text:p>0</text:p>
          </table:table-cell>
          <table:table-cell office:value-type="float" office:value="223.3244" calcext:value-type="float">
            <text:p>223.3244</text:p>
          </table:table-cell>
          <table:table-cell office:value-type="float" office:value="274.2299" calcext:value-type="float">
            <text:p>274.2299</text:p>
          </table:table-cell>
          <table:table-cell office:value-type="float" office:value="901.3628" calcext:value-type="float">
            <text:p>901.3628</text:p>
          </table:table-cell>
          <table:table-cell office:value-type="float" office:value="864.3103" calcext:value-type="float">
            <text:p>864.3103</text:p>
          </table:table-cell>
          <table:table-cell office:value-type="float" office:value="848.9773" calcext:value-type="float">
            <text:p>848.9773</text:p>
          </table:table-cell>
          <table:table-cell office:value-type="float" office:value="866.8415" calcext:value-type="float">
            <text:p>866.8415</text:p>
          </table:table-cell>
          <table:table-cell office:value-type="float" office:value="322.3562" calcext:value-type="float">
            <text:p>322.3562</text:p>
          </table:table-cell>
          <table:table-cell office:value-type="float" office:value="439.5149" calcext:value-type="float">
            <text:p>439.5149</text:p>
          </table:table-cell>
          <table:table-cell office:value-type="float" office:value="382.3568" calcext:value-type="float">
            <text:p>382.3568</text:p>
          </table:table-cell>
          <table:table-cell office:value-type="float" office:value="324.9988" calcext:value-type="float">
            <text:p>324.998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292.4898" calcext:value-type="float">
            <text:p>292.4898</text:p>
          </table:table-cell>
          <table:table-cell office:value-type="float" office:value="5438.165" calcext:value-type="float">
            <text:p>5438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.3287" calcext:value-type="float">
            <text:p>-300.3287</text:p>
          </table:table-cell>
          <table:table-cell office:value-type="float" office:value="853.5738" calcext:value-type="float">
            <text:p>853.5738</text:p>
          </table:table-cell>
          <table:table-cell office:value-type="float" office:value="0" calcext:value-type="float">
            <text:p>0</text:p>
          </table:table-cell>
          <table:table-cell office:value-type="float" office:value="50.04237" calcext:value-type="float">
            <text:p>50.04237</text:p>
          </table:table-cell>
          <table:table-cell office:value-type="float" office:value="176.5258" calcext:value-type="float">
            <text:p>176.5258</text:p>
          </table:table-cell>
          <table:table-cell office:value-type="float" office:value="0.05711908" calcext:value-type="float">
            <text:p>0.0571190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37815" calcext:value-type="float">
            <text:p>0.5137815</text:p>
          </table:table-cell>
          <table:table-cell office:value-type="float" office:value="0.7527126" calcext:value-type="float">
            <text:p>0.7527126</text:p>
          </table:table-cell>
          <table:table-cell office:value-type="float" office:value="360" calcext:value-type="float">
            <text:p>360</text:p>
          </table:table-cell>
          <table:table-cell office:value-type="float" office:value="-301.5439" calcext:value-type="float">
            <text:p>-301.5439</text:p>
          </table:table-cell>
          <table:table-cell office:value-type="float" office:value="0" calcext:value-type="float">
            <text:p>0</text:p>
          </table:table-cell>
          <table:table-cell office:value-type="float" office:value="223.3056" calcext:value-type="float">
            <text:p>223.3056</text:p>
          </table:table-cell>
          <table:table-cell office:value-type="float" office:value="274.2133" calcext:value-type="float">
            <text:p>274.2133</text:p>
          </table:table-cell>
          <table:table-cell office:value-type="float" office:value="901.3013" calcext:value-type="float">
            <text:p>901.3013</text:p>
          </table:table-cell>
          <table:table-cell office:value-type="float" office:value="864.269" calcext:value-type="float">
            <text:p>864.269</text:p>
          </table:table-cell>
          <table:table-cell office:value-type="float" office:value="848.9576" calcext:value-type="float">
            <text:p>848.9576</text:p>
          </table:table-cell>
          <table:table-cell office:value-type="float" office:value="866.8221" calcext:value-type="float">
            <text:p>866.8221</text:p>
          </table:table-cell>
          <table:table-cell office:value-type="float" office:value="322.35" calcext:value-type="float">
            <text:p>322.35</text:p>
          </table:table-cell>
          <table:table-cell office:value-type="float" office:value="439.5065" calcext:value-type="float">
            <text:p>439.5065</text:p>
          </table:table-cell>
          <table:table-cell office:value-type="float" office:value="382.3537" calcext:value-type="float">
            <text:p>382.3537</text:p>
          </table:table-cell>
          <table:table-cell office:value-type="float" office:value="324.9962" calcext:value-type="float">
            <text:p>324.996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292.3898" calcext:value-type="float">
            <text:p>292.3898</text:p>
          </table:table-cell>
          <table:table-cell office:value-type="float" office:value="5438.097" calcext:value-type="float">
            <text:p>5438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.4916" calcext:value-type="float">
            <text:p>-300.4916</text:p>
          </table:table-cell>
          <table:table-cell office:value-type="float" office:value="854.4221" calcext:value-type="float">
            <text:p>854.4221</text:p>
          </table:table-cell>
          <table:table-cell office:value-type="float" office:value="0" calcext:value-type="float">
            <text:p>0</text:p>
          </table:table-cell>
          <table:table-cell office:value-type="float" office:value="50.00626" calcext:value-type="float">
            <text:p>50.00626</text:p>
          </table:table-cell>
          <table:table-cell office:value-type="float" office:value="176.5056" calcext:value-type="float">
            <text:p>176.5056</text:p>
          </table:table-cell>
          <table:table-cell office:value-type="float" office:value="0.05747539" calcext:value-type="float">
            <text:p>0.0574753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42973" calcext:value-type="float">
            <text:p>0.5142973</text:p>
          </table:table-cell>
          <table:table-cell office:value-type="float" office:value="0.7538844" calcext:value-type="float">
            <text:p>0.7538844</text:p>
          </table:table-cell>
          <table:table-cell office:value-type="float" office:value="360" calcext:value-type="float">
            <text:p>360</text:p>
          </table:table-cell>
          <table:table-cell office:value-type="float" office:value="-301.7081" calcext:value-type="float">
            <text:p>-301.7081</text:p>
          </table:table-cell>
          <table:table-cell office:value-type="float" office:value="0" calcext:value-type="float">
            <text:p>0</text:p>
          </table:table-cell>
          <table:table-cell office:value-type="float" office:value="223.2957" calcext:value-type="float">
            <text:p>223.2957</text:p>
          </table:table-cell>
          <table:table-cell office:value-type="float" office:value="274.2007" calcext:value-type="float">
            <text:p>274.2007</text:p>
          </table:table-cell>
          <table:table-cell office:value-type="float" office:value="901.257" calcext:value-type="float">
            <text:p>901.257</text:p>
          </table:table-cell>
          <table:table-cell office:value-type="float" office:value="864.2388" calcext:value-type="float">
            <text:p>864.2388</text:p>
          </table:table-cell>
          <table:table-cell office:value-type="float" office:value="848.9421" calcext:value-type="float">
            <text:p>848.9421</text:p>
          </table:table-cell>
          <table:table-cell office:value-type="float" office:value="866.8055" calcext:value-type="float">
            <text:p>866.8055</text:p>
          </table:table-cell>
          <table:table-cell office:value-type="float" office:value="322.3447" calcext:value-type="float">
            <text:p>322.3447</text:p>
          </table:table-cell>
          <table:table-cell office:value-type="float" office:value="439.4988" calcext:value-type="float">
            <text:p>439.4988</text:p>
          </table:table-cell>
          <table:table-cell office:value-type="float" office:value="382.3507" calcext:value-type="float">
            <text:p>382.3507</text:p>
          </table:table-cell>
          <table:table-cell office:value-type="float" office:value="324.9935" calcext:value-type="float">
            <text:p>324.99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292.3187" calcext:value-type="float">
            <text:p>292.3187</text:p>
          </table:table-cell>
          <table:table-cell office:value-type="float" office:value="5438.048" calcext:value-type="float">
            <text:p>5438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.6002" calcext:value-type="float">
            <text:p>-300.6002</text:p>
          </table:table-cell>
          <table:table-cell office:value-type="float" office:value="855.2341" calcext:value-type="float">
            <text:p>855.2341</text:p>
          </table:table-cell>
          <table:table-cell office:value-type="float" office:value="0" calcext:value-type="float">
            <text:p>0</text:p>
          </table:table-cell>
          <table:table-cell office:value-type="float" office:value="49.95973" calcext:value-type="float">
            <text:p>49.95973</text:p>
          </table:table-cell>
          <table:table-cell office:value-type="float" office:value="176.4953" calcext:value-type="float">
            <text:p>176.4953</text:p>
          </table:table-cell>
          <table:table-cell office:value-type="float" office:value="0.05780387" calcext:value-type="float">
            <text:p>0.0578038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47807" calcext:value-type="float">
            <text:p>0.5147807</text:p>
          </table:table-cell>
          <table:table-cell office:value-type="float" office:value="0.7550424" calcext:value-type="float">
            <text:p>0.7550424</text:p>
          </table:table-cell>
          <table:table-cell office:value-type="float" office:value="360" calcext:value-type="float">
            <text:p>360</text:p>
          </table:table-cell>
          <table:table-cell office:value-type="float" office:value="-301.818" calcext:value-type="float">
            <text:p>-301.818</text:p>
          </table:table-cell>
          <table:table-cell office:value-type="float" office:value="0" calcext:value-type="float">
            <text:p>0</text:p>
          </table:table-cell>
          <table:table-cell office:value-type="float" office:value="223.2932" calcext:value-type="float">
            <text:p>223.2932</text:p>
          </table:table-cell>
          <table:table-cell office:value-type="float" office:value="274.1898" calcext:value-type="float">
            <text:p>274.1898</text:p>
          </table:table-cell>
          <table:table-cell office:value-type="float" office:value="901.2207" calcext:value-type="float">
            <text:p>901.2207</text:p>
          </table:table-cell>
          <table:table-cell office:value-type="float" office:value="864.2128" calcext:value-type="float">
            <text:p>864.2128</text:p>
          </table:table-cell>
          <table:table-cell office:value-type="float" office:value="848.9341" calcext:value-type="float">
            <text:p>848.9341</text:p>
          </table:table-cell>
          <table:table-cell office:value-type="float" office:value="866.7933" calcext:value-type="float">
            <text:p>866.7933</text:p>
          </table:table-cell>
          <table:table-cell office:value-type="float" office:value="322.3397" calcext:value-type="float">
            <text:p>322.3397</text:p>
          </table:table-cell>
          <table:table-cell office:value-type="float" office:value="439.4952" calcext:value-type="float">
            <text:p>439.4952</text:p>
          </table:table-cell>
          <table:table-cell office:value-type="float" office:value="382.3478" calcext:value-type="float">
            <text:p>382.3478</text:p>
          </table:table-cell>
          <table:table-cell office:value-type="float" office:value="324.9908" calcext:value-type="float">
            <text:p>324.99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292.1911" calcext:value-type="float">
            <text:p>292.1911</text:p>
          </table:table-cell>
          <table:table-cell office:value-type="float" office:value="5438.002" calcext:value-type="float">
            <text:p>5438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.7596" calcext:value-type="float">
            <text:p>-300.7596</text:p>
          </table:table-cell>
          <table:table-cell office:value-type="float" office:value="854.3496" calcext:value-type="float">
            <text:p>854.3496</text:p>
          </table:table-cell>
          <table:table-cell office:value-type="float" office:value="0" calcext:value-type="float">
            <text:p>0</text:p>
          </table:table-cell>
          <table:table-cell office:value-type="float" office:value="49.94753" calcext:value-type="float">
            <text:p>49.94753</text:p>
          </table:table-cell>
          <table:table-cell office:value-type="float" office:value="176.4523" calcext:value-type="float">
            <text:p>176.4523</text:p>
          </table:table-cell>
          <table:table-cell office:value-type="float" office:value="0.05817711" calcext:value-type="float">
            <text:p>0.0581771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52898" calcext:value-type="float">
            <text:p>0.5152898</text:p>
          </table:table-cell>
          <table:table-cell office:value-type="float" office:value="0.7563102" calcext:value-type="float">
            <text:p>0.7563102</text:p>
          </table:table-cell>
          <table:table-cell office:value-type="float" office:value="360" calcext:value-type="float">
            <text:p>360</text:p>
          </table:table-cell>
          <table:table-cell office:value-type="float" office:value="-301.9788" calcext:value-type="float">
            <text:p>-301.9788</text:p>
          </table:table-cell>
          <table:table-cell office:value-type="float" office:value="0" calcext:value-type="float">
            <text:p>0</text:p>
          </table:table-cell>
          <table:table-cell office:value-type="float" office:value="223.2786" calcext:value-type="float">
            <text:p>223.2786</text:p>
          </table:table-cell>
          <table:table-cell office:value-type="float" office:value="274.1771" calcext:value-type="float">
            <text:p>274.1771</text:p>
          </table:table-cell>
          <table:table-cell office:value-type="float" office:value="901.1787" calcext:value-type="float">
            <text:p>901.1787</text:p>
          </table:table-cell>
          <table:table-cell office:value-type="float" office:value="864.1864" calcext:value-type="float">
            <text:p>864.1864</text:p>
          </table:table-cell>
          <table:table-cell office:value-type="float" office:value="848.9256" calcext:value-type="float">
            <text:p>848.9256</text:p>
          </table:table-cell>
          <table:table-cell office:value-type="float" office:value="866.7805" calcext:value-type="float">
            <text:p>866.7805</text:p>
          </table:table-cell>
          <table:table-cell office:value-type="float" office:value="322.3346" calcext:value-type="float">
            <text:p>322.3346</text:p>
          </table:table-cell>
          <table:table-cell office:value-type="float" office:value="439.492" calcext:value-type="float">
            <text:p>439.492</text:p>
          </table:table-cell>
          <table:table-cell office:value-type="float" office:value="382.3451" calcext:value-type="float">
            <text:p>382.3451</text:p>
          </table:table-cell>
          <table:table-cell office:value-type="float" office:value="324.9882" calcext:value-type="float">
            <text:p>324.988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292.0266" calcext:value-type="float">
            <text:p>292.0266</text:p>
          </table:table-cell>
          <table:table-cell office:value-type="float" office:value="5437.951" calcext:value-type="float">
            <text:p>5437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.9503" calcext:value-type="float">
            <text:p>-300.9503</text:p>
          </table:table-cell>
          <table:table-cell office:value-type="float" office:value="853.5079" calcext:value-type="float">
            <text:p>853.5079</text:p>
          </table:table-cell>
          <table:table-cell office:value-type="float" office:value="0" calcext:value-type="float">
            <text:p>0</text:p>
          </table:table-cell>
          <table:table-cell office:value-type="float" office:value="49.96429" calcext:value-type="float">
            <text:p>49.96429</text:p>
          </table:table-cell>
          <table:table-cell office:value-type="float" office:value="176.3866" calcext:value-type="float">
            <text:p>176.3866</text:p>
          </table:table-cell>
          <table:table-cell office:value-type="float" office:value="0.05852613" calcext:value-type="float">
            <text:p>0.0585261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60768" calcext:value-type="float">
            <text:p>0.5160768</text:p>
          </table:table-cell>
          <table:table-cell office:value-type="float" office:value="0.7584478" calcext:value-type="float">
            <text:p>0.7584478</text:p>
          </table:table-cell>
          <table:table-cell office:value-type="float" office:value="360" calcext:value-type="float">
            <text:p>360</text:p>
          </table:table-cell>
          <table:table-cell office:value-type="float" office:value="-302.1721" calcext:value-type="float">
            <text:p>-302.1721</text:p>
          </table:table-cell>
          <table:table-cell office:value-type="float" office:value="0" calcext:value-type="float">
            <text:p>0</text:p>
          </table:table-cell>
          <table:table-cell office:value-type="float" office:value="223.258" calcext:value-type="float">
            <text:p>223.258</text:p>
          </table:table-cell>
          <table:table-cell office:value-type="float" office:value="274.1635" calcext:value-type="float">
            <text:p>274.1635</text:p>
          </table:table-cell>
          <table:table-cell office:value-type="float" office:value="901.1312" calcext:value-type="float">
            <text:p>901.1312</text:p>
          </table:table-cell>
          <table:table-cell office:value-type="float" office:value="864.1567" calcext:value-type="float">
            <text:p>864.1567</text:p>
          </table:table-cell>
          <table:table-cell office:value-type="float" office:value="848.9161" calcext:value-type="float">
            <text:p>848.9161</text:p>
          </table:table-cell>
          <table:table-cell office:value-type="float" office:value="866.7656" calcext:value-type="float">
            <text:p>866.7656</text:p>
          </table:table-cell>
          <table:table-cell office:value-type="float" office:value="322.3291" calcext:value-type="float">
            <text:p>322.3291</text:p>
          </table:table-cell>
          <table:table-cell office:value-type="float" office:value="439.4889" calcext:value-type="float">
            <text:p>439.4889</text:p>
          </table:table-cell>
          <table:table-cell office:value-type="float" office:value="382.3424" calcext:value-type="float">
            <text:p>382.3424</text:p>
          </table:table-cell>
          <table:table-cell office:value-type="float" office:value="324.9857" calcext:value-type="float">
            <text:p>324.985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291.8213" calcext:value-type="float">
            <text:p>291.8213</text:p>
          </table:table-cell>
          <table:table-cell office:value-type="float" office:value="5437.896" calcext:value-type="float">
            <text:p>5437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1698" calcext:value-type="float">
            <text:p>-301.1698</text:p>
          </table:table-cell>
          <table:table-cell office:value-type="float" office:value="854.6605" calcext:value-type="float">
            <text:p>854.6605</text:p>
          </table:table-cell>
          <table:table-cell office:value-type="float" office:value="0" calcext:value-type="float">
            <text:p>0</text:p>
          </table:table-cell>
          <table:table-cell office:value-type="float" office:value="50.01579" calcext:value-type="float">
            <text:p>50.01579</text:p>
          </table:table-cell>
          <table:table-cell office:value-type="float" office:value="176.2856" calcext:value-type="float">
            <text:p>176.2856</text:p>
          </table:table-cell>
          <table:table-cell office:value-type="float" office:value="0.05884305" calcext:value-type="float">
            <text:p>0.0588430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7388" calcext:value-type="float">
            <text:p>0.517388</text:p>
          </table:table-cell>
          <table:table-cell office:value-type="float" office:value="0.7616256" calcext:value-type="float">
            <text:p>0.7616256</text:p>
          </table:table-cell>
          <table:table-cell office:value-type="float" office:value="360" calcext:value-type="float">
            <text:p>360</text:p>
          </table:table-cell>
          <table:table-cell office:value-type="float" office:value="-302.3958" calcext:value-type="float">
            <text:p>-302.3958</text:p>
          </table:table-cell>
          <table:table-cell office:value-type="float" office:value="0" calcext:value-type="float">
            <text:p>0</text:p>
          </table:table-cell>
          <table:table-cell office:value-type="float" office:value="223.2375" calcext:value-type="float">
            <text:p>223.2375</text:p>
          </table:table-cell>
          <table:table-cell office:value-type="float" office:value="274.1497" calcext:value-type="float">
            <text:p>274.1497</text:p>
          </table:table-cell>
          <table:table-cell office:value-type="float" office:value="901.0815" calcext:value-type="float">
            <text:p>901.0815</text:p>
          </table:table-cell>
          <table:table-cell office:value-type="float" office:value="864.1261" calcext:value-type="float">
            <text:p>864.1261</text:p>
          </table:table-cell>
          <table:table-cell office:value-type="float" office:value="848.9008" calcext:value-type="float">
            <text:p>848.9008</text:p>
          </table:table-cell>
          <table:table-cell office:value-type="float" office:value="866.7504" calcext:value-type="float">
            <text:p>866.7504</text:p>
          </table:table-cell>
          <table:table-cell office:value-type="float" office:value="322.3239" calcext:value-type="float">
            <text:p>322.3239</text:p>
          </table:table-cell>
          <table:table-cell office:value-type="float" office:value="439.4857" calcext:value-type="float">
            <text:p>439.4857</text:p>
          </table:table-cell>
          <table:table-cell office:value-type="float" office:value="382.3398" calcext:value-type="float">
            <text:p>382.3398</text:p>
          </table:table-cell>
          <table:table-cell office:value-type="float" office:value="324.9832" calcext:value-type="float">
            <text:p>324.983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291.574" calcext:value-type="float">
            <text:p>291.574</text:p>
          </table:table-cell>
          <table:table-cell office:value-type="float" office:value="5437.844" calcext:value-type="float">
            <text:p>5437.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4216" calcext:value-type="float">
            <text:p>-301.4216</text:p>
          </table:table-cell>
          <table:table-cell office:value-type="float" office:value="855.0872" calcext:value-type="float">
            <text:p>855.0872</text:p>
          </table:table-cell>
          <table:table-cell office:value-type="float" office:value="0" calcext:value-type="float">
            <text:p>0</text:p>
          </table:table-cell>
          <table:table-cell office:value-type="float" office:value="50.09933" calcext:value-type="float">
            <text:p>50.09933</text:p>
          </table:table-cell>
          <table:table-cell office:value-type="float" office:value="176.1482" calcext:value-type="float">
            <text:p>176.1482</text:p>
          </table:table-cell>
          <table:table-cell office:value-type="float" office:value="0.0591784" calcext:value-type="float">
            <text:p>0.059178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190215" calcext:value-type="float">
            <text:p>0.5190215</text:p>
          </table:table-cell>
          <table:table-cell office:value-type="float" office:value="0.7654361" calcext:value-type="float">
            <text:p>0.7654361</text:p>
          </table:table-cell>
          <table:table-cell office:value-type="float" office:value="360" calcext:value-type="float">
            <text:p>360</text:p>
          </table:table-cell>
          <table:table-cell office:value-type="float" office:value="-302.6526" calcext:value-type="float">
            <text:p>-302.6526</text:p>
          </table:table-cell>
          <table:table-cell office:value-type="float" office:value="0" calcext:value-type="float">
            <text:p>0</text:p>
          </table:table-cell>
          <table:table-cell office:value-type="float" office:value="223.2167" calcext:value-type="float">
            <text:p>223.2167</text:p>
          </table:table-cell>
          <table:table-cell office:value-type="float" office:value="274.1365" calcext:value-type="float">
            <text:p>274.1365</text:p>
          </table:table-cell>
          <table:table-cell office:value-type="float" office:value="901.0292" calcext:value-type="float">
            <text:p>901.0292</text:p>
          </table:table-cell>
          <table:table-cell office:value-type="float" office:value="864.0947" calcext:value-type="float">
            <text:p>864.0947</text:p>
          </table:table-cell>
          <table:table-cell office:value-type="float" office:value="848.8845" calcext:value-type="float">
            <text:p>848.8845</text:p>
          </table:table-cell>
          <table:table-cell office:value-type="float" office:value="866.7353" calcext:value-type="float">
            <text:p>866.7353</text:p>
          </table:table-cell>
          <table:table-cell office:value-type="float" office:value="322.3189" calcext:value-type="float">
            <text:p>322.3189</text:p>
          </table:table-cell>
          <table:table-cell office:value-type="float" office:value="439.4825" calcext:value-type="float">
            <text:p>439.4825</text:p>
          </table:table-cell>
          <table:table-cell office:value-type="float" office:value="382.3372" calcext:value-type="float">
            <text:p>382.3372</text:p>
          </table:table-cell>
          <table:table-cell office:value-type="float" office:value="324.9807" calcext:value-type="float">
            <text:p>324.98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291.3279" calcext:value-type="float">
            <text:p>291.3279</text:p>
          </table:table-cell>
          <table:table-cell office:value-type="float" office:value="5437.792" calcext:value-type="float">
            <text:p>5437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6471" calcext:value-type="float">
            <text:p>-301.6471</text:p>
          </table:table-cell>
          <table:table-cell office:value-type="float" office:value="854.4958" calcext:value-type="float">
            <text:p>854.4958</text:p>
          </table:table-cell>
          <table:table-cell office:value-type="float" office:value="0" calcext:value-type="float">
            <text:p>0</text:p>
          </table:table-cell>
          <table:table-cell office:value-type="float" office:value="50.17842" calcext:value-type="float">
            <text:p>50.17842</text:p>
          </table:table-cell>
          <table:table-cell office:value-type="float" office:value="175.9994" calcext:value-type="float">
            <text:p>175.9994</text:p>
          </table:table-cell>
          <table:table-cell office:value-type="float" office:value="0.05944552" calcext:value-type="float">
            <text:p>0.0594455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212489" calcext:value-type="float">
            <text:p>0.5212489</text:p>
          </table:table-cell>
          <table:table-cell office:value-type="float" office:value="0.7719219" calcext:value-type="float">
            <text:p>0.7719219</text:p>
          </table:table-cell>
          <table:table-cell office:value-type="float" office:value="360" calcext:value-type="float">
            <text:p>360</text:p>
          </table:table-cell>
          <table:table-cell office:value-type="float" office:value="-302.8865" calcext:value-type="float">
            <text:p>-302.8865</text:p>
          </table:table-cell>
          <table:table-cell office:value-type="float" office:value="0" calcext:value-type="float">
            <text:p>0</text:p>
          </table:table-cell>
          <table:table-cell office:value-type="float" office:value="223.2039" calcext:value-type="float">
            <text:p>223.2039</text:p>
          </table:table-cell>
          <table:table-cell office:value-type="float" office:value="274.1265" calcext:value-type="float">
            <text:p>274.1265</text:p>
          </table:table-cell>
          <table:table-cell office:value-type="float" office:value="900.9775" calcext:value-type="float">
            <text:p>900.9775</text:p>
          </table:table-cell>
          <table:table-cell office:value-type="float" office:value="864.0637" calcext:value-type="float">
            <text:p>864.0637</text:p>
          </table:table-cell>
          <table:table-cell office:value-type="float" office:value="848.8687" calcext:value-type="float">
            <text:p>848.8687</text:p>
          </table:table-cell>
          <table:table-cell office:value-type="float" office:value="866.7206" calcext:value-type="float">
            <text:p>866.7206</text:p>
          </table:table-cell>
          <table:table-cell office:value-type="float" office:value="322.314" calcext:value-type="float">
            <text:p>322.314</text:p>
          </table:table-cell>
          <table:table-cell office:value-type="float" office:value="439.4792" calcext:value-type="float">
            <text:p>439.4792</text:p>
          </table:table-cell>
          <table:table-cell office:value-type="float" office:value="382.3347" calcext:value-type="float">
            <text:p>382.3347</text:p>
          </table:table-cell>
          <table:table-cell office:value-type="float" office:value="324.9783" calcext:value-type="float">
            <text:p>324.978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291.0505" calcext:value-type="float">
            <text:p>291.0505</text:p>
          </table:table-cell>
          <table:table-cell office:value-type="float" office:value="5437.744" calcext:value-type="float">
            <text:p>5437.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8721" calcext:value-type="float">
            <text:p>-301.8721</text:p>
          </table:table-cell>
          <table:table-cell office:value-type="float" office:value="852.1772" calcext:value-type="float">
            <text:p>852.1772</text:p>
          </table:table-cell>
          <table:table-cell office:value-type="float" office:value="0" calcext:value-type="float">
            <text:p>0</text:p>
          </table:table-cell>
          <table:table-cell office:value-type="float" office:value="50.28109" calcext:value-type="float">
            <text:p>50.28109</text:p>
          </table:table-cell>
          <table:table-cell office:value-type="float" office:value="175.8026" calcext:value-type="float">
            <text:p>175.8026</text:p>
          </table:table-cell>
          <table:table-cell office:value-type="float" office:value="0.05968818" calcext:value-type="float">
            <text:p>0.0596881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239905" calcext:value-type="float">
            <text:p>0.5239905</text:p>
          </table:table-cell>
          <table:table-cell office:value-type="float" office:value="0.7824051" calcext:value-type="float">
            <text:p>0.7824051</text:p>
          </table:table-cell>
          <table:table-cell office:value-type="float" office:value="360" calcext:value-type="float">
            <text:p>360</text:p>
          </table:table-cell>
          <table:table-cell office:value-type="float" office:value="-303.1245" calcext:value-type="float">
            <text:p>-303.1245</text:p>
          </table:table-cell>
          <table:table-cell office:value-type="float" office:value="0" calcext:value-type="float">
            <text:p>0</text:p>
          </table:table-cell>
          <table:table-cell office:value-type="float" office:value="223.2032" calcext:value-type="float">
            <text:p>223.2032</text:p>
          </table:table-cell>
          <table:table-cell office:value-type="float" office:value="274.122" calcext:value-type="float">
            <text:p>274.122</text:p>
          </table:table-cell>
          <table:table-cell office:value-type="float" office:value="900.9258" calcext:value-type="float">
            <text:p>900.9258</text:p>
          </table:table-cell>
          <table:table-cell office:value-type="float" office:value="864.033" calcext:value-type="float">
            <text:p>864.033</text:p>
          </table:table-cell>
          <table:table-cell office:value-type="float" office:value="848.8542" calcext:value-type="float">
            <text:p>848.8542</text:p>
          </table:table-cell>
          <table:table-cell office:value-type="float" office:value="866.7064" calcext:value-type="float">
            <text:p>866.7064</text:p>
          </table:table-cell>
          <table:table-cell office:value-type="float" office:value="322.3095" calcext:value-type="float">
            <text:p>322.3095</text:p>
          </table:table-cell>
          <table:table-cell office:value-type="float" office:value="439.476" calcext:value-type="float">
            <text:p>439.476</text:p>
          </table:table-cell>
          <table:table-cell office:value-type="float" office:value="382.3322" calcext:value-type="float">
            <text:p>382.3322</text:p>
          </table:table-cell>
          <table:table-cell office:value-type="float" office:value="324.9759" calcext:value-type="float">
            <text:p>324.97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290.6667" calcext:value-type="float">
            <text:p>290.6667</text:p>
          </table:table-cell>
          <table:table-cell office:value-type="float" office:value="5437.694" calcext:value-type="float">
            <text:p>5437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2442" calcext:value-type="float">
            <text:p>-302.2442</text:p>
          </table:table-cell>
          <table:table-cell office:value-type="float" office:value="853.4882" calcext:value-type="float">
            <text:p>853.4882</text:p>
          </table:table-cell>
          <table:table-cell office:value-type="float" office:value="0" calcext:value-type="float">
            <text:p>0</text:p>
          </table:table-cell>
          <table:table-cell office:value-type="float" office:value="50.47365" calcext:value-type="float">
            <text:p>50.47365</text:p>
          </table:table-cell>
          <table:table-cell office:value-type="float" office:value="175.5423" calcext:value-type="float">
            <text:p>175.5423</text:p>
          </table:table-cell>
          <table:table-cell office:value-type="float" office:value="0.05992142" calcext:value-type="float">
            <text:p>0.0599214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269486" calcext:value-type="float">
            <text:p>0.5269486</text:p>
          </table:table-cell>
          <table:table-cell office:value-type="float" office:value="0.797245" calcext:value-type="float">
            <text:p>0.797245</text:p>
          </table:table-cell>
          <table:table-cell office:value-type="float" office:value="360" calcext:value-type="float">
            <text:p>360</text:p>
          </table:table-cell>
          <table:table-cell office:value-type="float" office:value="-303.5143" calcext:value-type="float">
            <text:p>-303.5143</text:p>
          </table:table-cell>
          <table:table-cell office:value-type="float" office:value="0" calcext:value-type="float">
            <text:p>0</text:p>
          </table:table-cell>
          <table:table-cell office:value-type="float" office:value="223.1914" calcext:value-type="float">
            <text:p>223.1914</text:p>
          </table:table-cell>
          <table:table-cell office:value-type="float" office:value="274.1078" calcext:value-type="float">
            <text:p>274.1078</text:p>
          </table:table-cell>
          <table:table-cell office:value-type="float" office:value="900.8624" calcext:value-type="float">
            <text:p>900.8624</text:p>
          </table:table-cell>
          <table:table-cell office:value-type="float" office:value="863.996" calcext:value-type="float">
            <text:p>863.996</text:p>
          </table:table-cell>
          <table:table-cell office:value-type="float" office:value="848.8363" calcext:value-type="float">
            <text:p>848.8363</text:p>
          </table:table-cell>
          <table:table-cell office:value-type="float" office:value="866.6894" calcext:value-type="float">
            <text:p>866.6894</text:p>
          </table:table-cell>
          <table:table-cell office:value-type="float" office:value="322.3052" calcext:value-type="float">
            <text:p>322.3052</text:p>
          </table:table-cell>
          <table:table-cell office:value-type="float" office:value="439.4729" calcext:value-type="float">
            <text:p>439.4729</text:p>
          </table:table-cell>
          <table:table-cell office:value-type="float" office:value="382.3297" calcext:value-type="float">
            <text:p>382.3297</text:p>
          </table:table-cell>
          <table:table-cell office:value-type="float" office:value="324.9735" calcext:value-type="float">
            <text:p>324.973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290.437" calcext:value-type="float">
            <text:p>290.437</text:p>
          </table:table-cell>
          <table:table-cell office:value-type="float" office:value="5437.642" calcext:value-type="float">
            <text:p>5437.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5664" calcext:value-type="float">
            <text:p>-302.5664</text:p>
          </table:table-cell>
          <table:table-cell office:value-type="float" office:value="856.5118" calcext:value-type="float">
            <text:p>856.5118</text:p>
          </table:table-cell>
          <table:table-cell office:value-type="float" office:value="0" calcext:value-type="float">
            <text:p>0</text:p>
          </table:table-cell>
          <table:table-cell office:value-type="float" office:value="50.54655" calcext:value-type="float">
            <text:p>50.54655</text:p>
          </table:table-cell>
          <table:table-cell office:value-type="float" office:value="175.4185" calcext:value-type="float">
            <text:p>175.4185</text:p>
          </table:table-cell>
          <table:table-cell office:value-type="float" office:value="0.06012945" calcext:value-type="float">
            <text:p>0.06012945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291538" calcext:value-type="float">
            <text:p>0.5291538</text:p>
          </table:table-cell>
          <table:table-cell office:value-type="float" office:value="0.806097" calcext:value-type="float">
            <text:p>0.806097</text:p>
          </table:table-cell>
          <table:table-cell office:value-type="float" office:value="360" calcext:value-type="float">
            <text:p>360</text:p>
          </table:table-cell>
          <table:table-cell office:value-type="float" office:value="-303.8473" calcext:value-type="float">
            <text:p>-303.8473</text:p>
          </table:table-cell>
          <table:table-cell office:value-type="float" office:value="0" calcext:value-type="float">
            <text:p>0</text:p>
          </table:table-cell>
          <table:table-cell office:value-type="float" office:value="223.1749" calcext:value-type="float">
            <text:p>223.1749</text:p>
          </table:table-cell>
          <table:table-cell office:value-type="float" office:value="274.093" calcext:value-type="float">
            <text:p>274.093</text:p>
          </table:table-cell>
          <table:table-cell office:value-type="float" office:value="900.8124" calcext:value-type="float">
            <text:p>900.8124</text:p>
          </table:table-cell>
          <table:table-cell office:value-type="float" office:value="863.9642" calcext:value-type="float">
            <text:p>863.9642</text:p>
          </table:table-cell>
          <table:table-cell office:value-type="float" office:value="848.8209" calcext:value-type="float">
            <text:p>848.8209</text:p>
          </table:table-cell>
          <table:table-cell office:value-type="float" office:value="866.6735" calcext:value-type="float">
            <text:p>866.6735</text:p>
          </table:table-cell>
          <table:table-cell office:value-type="float" office:value="322.2997" calcext:value-type="float">
            <text:p>322.2997</text:p>
          </table:table-cell>
          <table:table-cell office:value-type="float" office:value="439.4698" calcext:value-type="float">
            <text:p>439.4698</text:p>
          </table:table-cell>
          <table:table-cell office:value-type="float" office:value="382.3272" calcext:value-type="float">
            <text:p>382.3272</text:p>
          </table:table-cell>
          <table:table-cell office:value-type="float" office:value="324.9712" calcext:value-type="float">
            <text:p>324.97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290.3524" calcext:value-type="float">
            <text:p>290.3524</text:p>
          </table:table-cell>
          <table:table-cell office:value-type="float" office:value="5437.597" calcext:value-type="float">
            <text:p>5437.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706" calcext:value-type="float">
            <text:p>-302.706</text:p>
          </table:table-cell>
          <table:table-cell office:value-type="float" office:value="858.5964" calcext:value-type="float">
            <text:p>858.5964</text:p>
          </table:table-cell>
          <table:table-cell office:value-type="float" office:value="0" calcext:value-type="float">
            <text:p>0</text:p>
          </table:table-cell>
          <table:table-cell office:value-type="float" office:value="50.51003" calcext:value-type="float">
            <text:p>50.51003</text:p>
          </table:table-cell>
          <table:table-cell office:value-type="float" office:value="175.3959" calcext:value-type="float">
            <text:p>175.3959</text:p>
          </table:table-cell>
          <table:table-cell office:value-type="float" office:value="0.06033201" calcext:value-type="float">
            <text:p>0.0603320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307874" calcext:value-type="float">
            <text:p>0.5307874</text:p>
          </table:table-cell>
          <table:table-cell office:value-type="float" office:value="0.8112532" calcext:value-type="float">
            <text:p>0.8112532</text:p>
          </table:table-cell>
          <table:table-cell office:value-type="float" office:value="360" calcext:value-type="float">
            <text:p>360</text:p>
          </table:table-cell>
          <table:table-cell office:value-type="float" office:value="-303.9935" calcext:value-type="float">
            <text:p>-303.9935</text:p>
          </table:table-cell>
          <table:table-cell office:value-type="float" office:value="0" calcext:value-type="float">
            <text:p>0</text:p>
          </table:table-cell>
          <table:table-cell office:value-type="float" office:value="223.1709" calcext:value-type="float">
            <text:p>223.1709</text:p>
          </table:table-cell>
          <table:table-cell office:value-type="float" office:value="274.0821" calcext:value-type="float">
            <text:p>274.0821</text:p>
          </table:table-cell>
          <table:table-cell office:value-type="float" office:value="900.7776" calcext:value-type="float">
            <text:p>900.7776</text:p>
          </table:table-cell>
          <table:table-cell office:value-type="float" office:value="863.9385" calcext:value-type="float">
            <text:p>863.9385</text:p>
          </table:table-cell>
          <table:table-cell office:value-type="float" office:value="848.8129" calcext:value-type="float">
            <text:p>848.8129</text:p>
          </table:table-cell>
          <table:table-cell office:value-type="float" office:value="866.6626" calcext:value-type="float">
            <text:p>866.6626</text:p>
          </table:table-cell>
          <table:table-cell office:value-type="float" office:value="322.2947" calcext:value-type="float">
            <text:p>322.2947</text:p>
          </table:table-cell>
          <table:table-cell office:value-type="float" office:value="439.4668" calcext:value-type="float">
            <text:p>439.4668</text:p>
          </table:table-cell>
          <table:table-cell office:value-type="float" office:value="382.3247" calcext:value-type="float">
            <text:p>382.3247</text:p>
          </table:table-cell>
          <table:table-cell office:value-type="float" office:value="324.9689" calcext:value-type="float">
            <text:p>324.968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290.2655" calcext:value-type="float">
            <text:p>290.2655</text:p>
          </table:table-cell>
          <table:table-cell office:value-type="float" office:value="5437.562" calcext:value-type="float">
            <text:p>5437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831" calcext:value-type="float">
            <text:p>-302.831</text:p>
          </table:table-cell>
          <table:table-cell office:value-type="float" office:value="860.1915" calcext:value-type="float">
            <text:p>860.1915</text:p>
          </table:table-cell>
          <table:table-cell office:value-type="float" office:value="0" calcext:value-type="float">
            <text:p>0</text:p>
          </table:table-cell>
          <table:table-cell office:value-type="float" office:value="50.4816" calcext:value-type="float">
            <text:p>50.4816</text:p>
          </table:table-cell>
          <table:table-cell office:value-type="float" office:value="175.3646" calcext:value-type="float">
            <text:p>175.3646</text:p>
          </table:table-cell>
          <table:table-cell office:value-type="float" office:value="0.06056654" calcext:value-type="float">
            <text:p>0.0605665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320386" calcext:value-type="float">
            <text:p>0.5320386</text:p>
          </table:table-cell>
          <table:table-cell office:value-type="float" office:value="0.8148385" calcext:value-type="float">
            <text:p>0.8148385</text:p>
          </table:table-cell>
          <table:table-cell office:value-type="float" office:value="360" calcext:value-type="float">
            <text:p>360</text:p>
          </table:table-cell>
          <table:table-cell office:value-type="float" office:value="-304.123" calcext:value-type="float">
            <text:p>-304.123</text:p>
          </table:table-cell>
          <table:table-cell office:value-type="float" office:value="0" calcext:value-type="float">
            <text:p>0</text:p>
          </table:table-cell>
          <table:table-cell office:value-type="float" office:value="223.1686" calcext:value-type="float">
            <text:p>223.1686</text:p>
          </table:table-cell>
          <table:table-cell office:value-type="float" office:value="274.0725" calcext:value-type="float">
            <text:p>274.0725</text:p>
          </table:table-cell>
          <table:table-cell office:value-type="float" office:value="900.749" calcext:value-type="float">
            <text:p>900.749</text:p>
          </table:table-cell>
          <table:table-cell office:value-type="float" office:value="863.9152" calcext:value-type="float">
            <text:p>863.9152</text:p>
          </table:table-cell>
          <table:table-cell office:value-type="float" office:value="848.8055" calcext:value-type="float">
            <text:p>848.8055</text:p>
          </table:table-cell>
          <table:table-cell office:value-type="float" office:value="866.6555" calcext:value-type="float">
            <text:p>866.6555</text:p>
          </table:table-cell>
          <table:table-cell office:value-type="float" office:value="322.2905" calcext:value-type="float">
            <text:p>322.2905</text:p>
          </table:table-cell>
          <table:table-cell office:value-type="float" office:value="439.464" calcext:value-type="float">
            <text:p>439.464</text:p>
          </table:table-cell>
          <table:table-cell office:value-type="float" office:value="382.3223" calcext:value-type="float">
            <text:p>382.3223</text:p>
          </table:table-cell>
          <table:table-cell office:value-type="float" office:value="324.9666" calcext:value-type="float">
            <text:p>324.96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290.1412" calcext:value-type="float">
            <text:p>290.1412</text:p>
          </table:table-cell>
          <table:table-cell office:value-type="float" office:value="5437.533" calcext:value-type="float">
            <text:p>5437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839" calcext:value-type="float">
            <text:p>-302.9839</text:p>
          </table:table-cell>
          <table:table-cell office:value-type="float" office:value="861.3083" calcext:value-type="float">
            <text:p>861.3083</text:p>
          </table:table-cell>
          <table:table-cell office:value-type="float" office:value="0" calcext:value-type="float">
            <text:p>0</text:p>
          </table:table-cell>
          <table:table-cell office:value-type="float" office:value="50.48431" calcext:value-type="float">
            <text:p>50.48431</text:p>
          </table:table-cell>
          <table:table-cell office:value-type="float" office:value="175.3006" calcext:value-type="float">
            <text:p>175.3006</text:p>
          </table:table-cell>
          <table:table-cell office:value-type="float" office:value="0.06084081" calcext:value-type="float">
            <text:p>0.0608408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329168" calcext:value-type="float">
            <text:p>0.5329168</text:p>
          </table:table-cell>
          <table:table-cell office:value-type="float" office:value="0.8174291" calcext:value-type="float">
            <text:p>0.8174291</text:p>
          </table:table-cell>
          <table:table-cell office:value-type="float" office:value="360" calcext:value-type="float">
            <text:p>360</text:p>
          </table:table-cell>
          <table:table-cell office:value-type="float" office:value="-304.2792" calcext:value-type="float">
            <text:p>-304.2792</text:p>
          </table:table-cell>
          <table:table-cell office:value-type="float" office:value="0" calcext:value-type="float">
            <text:p>0</text:p>
          </table:table-cell>
          <table:table-cell office:value-type="float" office:value="223.1654" calcext:value-type="float">
            <text:p>223.1654</text:p>
          </table:table-cell>
          <table:table-cell office:value-type="float" office:value="274.063" calcext:value-type="float">
            <text:p>274.063</text:p>
          </table:table-cell>
          <table:table-cell office:value-type="float" office:value="900.7204" calcext:value-type="float">
            <text:p>900.7204</text:p>
          </table:table-cell>
          <table:table-cell office:value-type="float" office:value="863.8926" calcext:value-type="float">
            <text:p>863.8926</text:p>
          </table:table-cell>
          <table:table-cell office:value-type="float" office:value="848.7983" calcext:value-type="float">
            <text:p>848.7983</text:p>
          </table:table-cell>
          <table:table-cell office:value-type="float" office:value="866.6492" calcext:value-type="float">
            <text:p>866.6492</text:p>
          </table:table-cell>
          <table:table-cell office:value-type="float" office:value="322.2865" calcext:value-type="float">
            <text:p>322.2865</text:p>
          </table:table-cell>
          <table:table-cell office:value-type="float" office:value="439.4613" calcext:value-type="float">
            <text:p>439.4613</text:p>
          </table:table-cell>
          <table:table-cell office:value-type="float" office:value="382.32" calcext:value-type="float">
            <text:p>382.32</text:p>
          </table:table-cell>
          <table:table-cell office:value-type="float" office:value="324.9644" calcext:value-type="float">
            <text:p>324.96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289.9876" calcext:value-type="float">
            <text:p>289.9876</text:p>
          </table:table-cell>
          <table:table-cell office:value-type="float" office:value="5437.507" calcext:value-type="float">
            <text:p>5437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1627" calcext:value-type="float">
            <text:p>-303.1627</text:p>
          </table:table-cell>
          <table:table-cell office:value-type="float" office:value="862.6047" calcext:value-type="float">
            <text:p>862.6047</text:p>
          </table:table-cell>
          <table:table-cell office:value-type="float" office:value="0" calcext:value-type="float">
            <text:p>0</text:p>
          </table:table-cell>
          <table:table-cell office:value-type="float" office:value="50.51059" calcext:value-type="float">
            <text:p>50.51059</text:p>
          </table:table-cell>
          <table:table-cell office:value-type="float" office:value="175.2124" calcext:value-type="float">
            <text:p>175.2124</text:p>
          </table:table-cell>
          <table:table-cell office:value-type="float" office:value="0.06115283" calcext:value-type="float">
            <text:p>0.0611528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336108" calcext:value-type="float">
            <text:p>0.5336108</text:p>
          </table:table-cell>
          <table:table-cell office:value-type="float" office:value="0.8195226" calcext:value-type="float">
            <text:p>0.8195226</text:p>
          </table:table-cell>
          <table:table-cell office:value-type="float" office:value="360" calcext:value-type="float">
            <text:p>360</text:p>
          </table:table-cell>
          <table:table-cell office:value-type="float" office:value="-304.4604" calcext:value-type="float">
            <text:p>-304.4604</text:p>
          </table:table-cell>
          <table:table-cell office:value-type="float" office:value="0" calcext:value-type="float">
            <text:p>0</text:p>
          </table:table-cell>
          <table:table-cell office:value-type="float" office:value="223.1604" calcext:value-type="float">
            <text:p>223.1604</text:p>
          </table:table-cell>
          <table:table-cell office:value-type="float" office:value="274.0532" calcext:value-type="float">
            <text:p>274.0532</text:p>
          </table:table-cell>
          <table:table-cell office:value-type="float" office:value="900.6903" calcext:value-type="float">
            <text:p>900.6903</text:p>
          </table:table-cell>
          <table:table-cell office:value-type="float" office:value="863.8693" calcext:value-type="float">
            <text:p>863.8693</text:p>
          </table:table-cell>
          <table:table-cell office:value-type="float" office:value="848.7914" calcext:value-type="float">
            <text:p>848.7914</text:p>
          </table:table-cell>
          <table:table-cell office:value-type="float" office:value="866.643" calcext:value-type="float">
            <text:p>866.643</text:p>
          </table:table-cell>
          <table:table-cell office:value-type="float" office:value="322.2836" calcext:value-type="float">
            <text:p>322.2836</text:p>
          </table:table-cell>
          <table:table-cell office:value-type="float" office:value="439.4586" calcext:value-type="float">
            <text:p>439.4586</text:p>
          </table:table-cell>
          <table:table-cell office:value-type="float" office:value="382.3177" calcext:value-type="float">
            <text:p>382.3177</text:p>
          </table:table-cell>
          <table:table-cell office:value-type="float" office:value="324.9622" calcext:value-type="float">
            <text:p>324.96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289.8919" calcext:value-type="float">
            <text:p>289.8919</text:p>
          </table:table-cell>
          <table:table-cell office:value-type="float" office:value="5437.478" calcext:value-type="float">
            <text:p>5437.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284" calcext:value-type="float">
            <text:p>-303.284</text:p>
          </table:table-cell>
          <table:table-cell office:value-type="float" office:value="862.6945" calcext:value-type="float">
            <text:p>862.6945</text:p>
          </table:table-cell>
          <table:table-cell office:value-type="float" office:value="0" calcext:value-type="float">
            <text:p>0</text:p>
          </table:table-cell>
          <table:table-cell office:value-type="float" office:value="50.48625" calcext:value-type="float">
            <text:p>50.48625</text:p>
          </table:table-cell>
          <table:table-cell office:value-type="float" office:value="175.1731" calcext:value-type="float">
            <text:p>175.1731</text:p>
          </table:table-cell>
          <table:table-cell office:value-type="float" office:value="0.0614634" calcext:value-type="float">
            <text:p>0.061463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342246" calcext:value-type="float">
            <text:p>0.5342246</text:p>
          </table:table-cell>
          <table:table-cell office:value-type="float" office:value="0.8212278" calcext:value-type="float">
            <text:p>0.8212278</text:p>
          </table:table-cell>
          <table:table-cell office:value-type="float" office:value="360" calcext:value-type="float">
            <text:p>360</text:p>
          </table:table-cell>
          <table:table-cell office:value-type="float" office:value="-304.5837" calcext:value-type="float">
            <text:p>-304.5837</text:p>
          </table:table-cell>
          <table:table-cell office:value-type="float" office:value="0" calcext:value-type="float">
            <text:p>0</text:p>
          </table:table-cell>
          <table:table-cell office:value-type="float" office:value="223.1558" calcext:value-type="float">
            <text:p>223.1558</text:p>
          </table:table-cell>
          <table:table-cell office:value-type="float" office:value="274.0441" calcext:value-type="float">
            <text:p>274.0441</text:p>
          </table:table-cell>
          <table:table-cell office:value-type="float" office:value="900.6624" calcext:value-type="float">
            <text:p>900.6624</text:p>
          </table:table-cell>
          <table:table-cell office:value-type="float" office:value="863.8474" calcext:value-type="float">
            <text:p>863.8474</text:p>
          </table:table-cell>
          <table:table-cell office:value-type="float" office:value="848.7844" calcext:value-type="float">
            <text:p>848.7844</text:p>
          </table:table-cell>
          <table:table-cell office:value-type="float" office:value="866.637" calcext:value-type="float">
            <text:p>866.637</text:p>
          </table:table-cell>
          <table:table-cell office:value-type="float" office:value="322.2811" calcext:value-type="float">
            <text:p>322.2811</text:p>
          </table:table-cell>
          <table:table-cell office:value-type="float" office:value="439.4561" calcext:value-type="float">
            <text:p>439.4561</text:p>
          </table:table-cell>
          <table:table-cell office:value-type="float" office:value="382.3156" calcext:value-type="float">
            <text:p>382.3156</text:p>
          </table:table-cell>
          <table:table-cell office:value-type="float" office:value="324.9601" calcext:value-type="float">
            <text:p>324.960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289.6638" calcext:value-type="float">
            <text:p>289.6638</text:p>
          </table:table-cell>
          <table:table-cell office:value-type="float" office:value="5437.461" calcext:value-type="float">
            <text:p>5437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5106" calcext:value-type="float">
            <text:p>-303.5106</text:p>
          </table:table-cell>
          <table:table-cell office:value-type="float" office:value="860.4814" calcext:value-type="float">
            <text:p>860.4814</text:p>
          </table:table-cell>
          <table:table-cell office:value-type="float" office:value="0" calcext:value-type="float">
            <text:p>0</text:p>
          </table:table-cell>
          <table:table-cell office:value-type="float" office:value="50.57953" calcext:value-type="float">
            <text:p>50.57953</text:p>
          </table:table-cell>
          <table:table-cell office:value-type="float" office:value="175.0195" calcext:value-type="float">
            <text:p>175.0195</text:p>
          </table:table-cell>
          <table:table-cell office:value-type="float" office:value="0.06175204" calcext:value-type="float">
            <text:p>0.0617520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350722" calcext:value-type="float">
            <text:p>0.5350722</text:p>
          </table:table-cell>
          <table:table-cell office:value-type="float" office:value="0.8239389" calcext:value-type="float">
            <text:p>0.8239389</text:p>
          </table:table-cell>
          <table:table-cell office:value-type="float" office:value="360" calcext:value-type="float">
            <text:p>360</text:p>
          </table:table-cell>
          <table:table-cell office:value-type="float" office:value="-304.8136" calcext:value-type="float">
            <text:p>-304.8136</text:p>
          </table:table-cell>
          <table:table-cell office:value-type="float" office:value="0" calcext:value-type="float">
            <text:p>0</text:p>
          </table:table-cell>
          <table:table-cell office:value-type="float" office:value="223.1506" calcext:value-type="float">
            <text:p>223.1506</text:p>
          </table:table-cell>
          <table:table-cell office:value-type="float" office:value="274.0341" calcext:value-type="float">
            <text:p>274.0341</text:p>
          </table:table-cell>
          <table:table-cell office:value-type="float" office:value="900.6306" calcext:value-type="float">
            <text:p>900.6306</text:p>
          </table:table-cell>
          <table:table-cell office:value-type="float" office:value="863.8248" calcext:value-type="float">
            <text:p>863.8248</text:p>
          </table:table-cell>
          <table:table-cell office:value-type="float" office:value="848.7777" calcext:value-type="float">
            <text:p>848.7777</text:p>
          </table:table-cell>
          <table:table-cell office:value-type="float" office:value="866.6309" calcext:value-type="float">
            <text:p>866.6309</text:p>
          </table:table-cell>
          <table:table-cell office:value-type="float" office:value="322.2777" calcext:value-type="float">
            <text:p>322.2777</text:p>
          </table:table-cell>
          <table:table-cell office:value-type="float" office:value="439.4537" calcext:value-type="float">
            <text:p>439.4537</text:p>
          </table:table-cell>
          <table:table-cell office:value-type="float" office:value="382.3134" calcext:value-type="float">
            <text:p>382.3134</text:p>
          </table:table-cell>
          <table:table-cell office:value-type="float" office:value="324.958" calcext:value-type="float">
            <text:p>324.95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289.4712" calcext:value-type="float">
            <text:p>289.4712</text:p>
          </table:table-cell>
          <table:table-cell office:value-type="float" office:value="5437.435" calcext:value-type="float">
            <text:p>5437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7032" calcext:value-type="float">
            <text:p>-303.7032</text:p>
          </table:table-cell>
          <table:table-cell office:value-type="float" office:value="860.9517" calcext:value-type="float">
            <text:p>860.9517</text:p>
          </table:table-cell>
          <table:table-cell office:value-type="float" office:value="0" calcext:value-type="float">
            <text:p>0</text:p>
          </table:table-cell>
          <table:table-cell office:value-type="float" office:value="50.63841" calcext:value-type="float">
            <text:p>50.63841</text:p>
          </table:table-cell>
          <table:table-cell office:value-type="float" office:value="174.8913" calcext:value-type="float">
            <text:p>174.8913</text:p>
          </table:table-cell>
          <table:table-cell office:value-type="float" office:value="0.06198876" calcext:value-type="float">
            <text:p>0.0619887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36951" calcext:value-type="float">
            <text:p>0.536951</text:p>
          </table:table-cell>
          <table:table-cell office:value-type="float" office:value="0.8285267" calcext:value-type="float">
            <text:p>0.8285267</text:p>
          </table:table-cell>
          <table:table-cell office:value-type="float" office:value="360" calcext:value-type="float">
            <text:p>360</text:p>
          </table:table-cell>
          <table:table-cell office:value-type="float" office:value="-305.0125" calcext:value-type="float">
            <text:p>-305.0125</text:p>
          </table:table-cell>
          <table:table-cell office:value-type="float" office:value="0" calcext:value-type="float">
            <text:p>0</text:p>
          </table:table-cell>
          <table:table-cell office:value-type="float" office:value="223.1504" calcext:value-type="float">
            <text:p>223.1504</text:p>
          </table:table-cell>
          <table:table-cell office:value-type="float" office:value="274.0254" calcext:value-type="float">
            <text:p>274.0254</text:p>
          </table:table-cell>
          <table:table-cell office:value-type="float" office:value="900.5973" calcext:value-type="float">
            <text:p>900.5973</text:p>
          </table:table-cell>
          <table:table-cell office:value-type="float" office:value="863.801" calcext:value-type="float">
            <text:p>863.801</text:p>
          </table:table-cell>
          <table:table-cell office:value-type="float" office:value="848.7707" calcext:value-type="float">
            <text:p>848.7707</text:p>
          </table:table-cell>
          <table:table-cell office:value-type="float" office:value="866.6239" calcext:value-type="float">
            <text:p>866.6239</text:p>
          </table:table-cell>
          <table:table-cell office:value-type="float" office:value="322.2739" calcext:value-type="float">
            <text:p>322.2739</text:p>
          </table:table-cell>
          <table:table-cell office:value-type="float" office:value="439.4514" calcext:value-type="float">
            <text:p>439.4514</text:p>
          </table:table-cell>
          <table:table-cell office:value-type="float" office:value="382.3113" calcext:value-type="float">
            <text:p>382.3113</text:p>
          </table:table-cell>
          <table:table-cell office:value-type="float" office:value="324.9559" calcext:value-type="float">
            <text:p>324.95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289.3715" calcext:value-type="float">
            <text:p>289.3715</text:p>
          </table:table-cell>
          <table:table-cell office:value-type="float" office:value="5437.403" calcext:value-type="float">
            <text:p>5437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8294" calcext:value-type="float">
            <text:p>-303.8294</text:p>
          </table:table-cell>
          <table:table-cell office:value-type="float" office:value="862.949" calcext:value-type="float">
            <text:p>862.949</text:p>
          </table:table-cell>
          <table:table-cell office:value-type="float" office:value="0" calcext:value-type="float">
            <text:p>0</text:p>
          </table:table-cell>
          <table:table-cell office:value-type="float" office:value="50.62126" calcext:value-type="float">
            <text:p>50.62126</text:p>
          </table:table-cell>
          <table:table-cell office:value-type="float" office:value="174.8493" calcext:value-type="float">
            <text:p>174.8493</text:p>
          </table:table-cell>
          <table:table-cell office:value-type="float" office:value="0.06221813" calcext:value-type="float">
            <text:p>0.0622181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383246" calcext:value-type="float">
            <text:p>0.5383246</text:p>
          </table:table-cell>
          <table:table-cell office:value-type="float" office:value="0.8321364" calcext:value-type="float">
            <text:p>0.8321364</text:p>
          </table:table-cell>
          <table:table-cell office:value-type="float" office:value="360" calcext:value-type="float">
            <text:p>360</text:p>
          </table:table-cell>
          <table:table-cell office:value-type="float" office:value="-305.1434" calcext:value-type="float">
            <text:p>-305.1434</text:p>
          </table:table-cell>
          <table:table-cell office:value-type="float" office:value="0" calcext:value-type="float">
            <text:p>0</text:p>
          </table:table-cell>
          <table:table-cell office:value-type="float" office:value="223.145" calcext:value-type="float">
            <text:p>223.145</text:p>
          </table:table-cell>
          <table:table-cell office:value-type="float" office:value="274.0162" calcext:value-type="float">
            <text:p>274.0162</text:p>
          </table:table-cell>
          <table:table-cell office:value-type="float" office:value="900.5683" calcext:value-type="float">
            <text:p>900.5683</text:p>
          </table:table-cell>
          <table:table-cell office:value-type="float" office:value="863.7781" calcext:value-type="float">
            <text:p>863.7781</text:p>
          </table:table-cell>
          <table:table-cell office:value-type="float" office:value="848.7636" calcext:value-type="float">
            <text:p>848.7636</text:p>
          </table:table-cell>
          <table:table-cell office:value-type="float" office:value="866.6177" calcext:value-type="float">
            <text:p>866.6177</text:p>
          </table:table-cell>
          <table:table-cell office:value-type="float" office:value="322.2711" calcext:value-type="float">
            <text:p>322.2711</text:p>
          </table:table-cell>
          <table:table-cell office:value-type="float" office:value="439.449" calcext:value-type="float">
            <text:p>439.449</text:p>
          </table:table-cell>
          <table:table-cell office:value-type="float" office:value="382.3093" calcext:value-type="float">
            <text:p>382.3093</text:p>
          </table:table-cell>
          <table:table-cell office:value-type="float" office:value="324.9539" calcext:value-type="float">
            <text:p>324.95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289.3228" calcext:value-type="float">
            <text:p>289.3228</text:p>
          </table:table-cell>
          <table:table-cell office:value-type="float" office:value="5437.376" calcext:value-type="float">
            <text:p>5437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8956" calcext:value-type="float">
            <text:p>-303.8956</text:p>
          </table:table-cell>
          <table:table-cell office:value-type="float" office:value="863.879" calcext:value-type="float">
            <text:p>863.879</text:p>
          </table:table-cell>
          <table:table-cell office:value-type="float" office:value="0" calcext:value-type="float">
            <text:p>0</text:p>
          </table:table-cell>
          <table:table-cell office:value-type="float" office:value="50.57862" calcext:value-type="float">
            <text:p>50.57862</text:p>
          </table:table-cell>
          <table:table-cell office:value-type="float" office:value="174.842" calcext:value-type="float">
            <text:p>174.842</text:p>
          </table:table-cell>
          <table:table-cell office:value-type="float" office:value="0.06240968" calcext:value-type="float">
            <text:p>0.0624096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39252" calcext:value-type="float">
            <text:p>0.539252</text:p>
          </table:table-cell>
          <table:table-cell office:value-type="float" office:value="0.8345305" calcext:value-type="float">
            <text:p>0.8345305</text:p>
          </table:table-cell>
          <table:table-cell office:value-type="float" office:value="360" calcext:value-type="float">
            <text:p>360</text:p>
          </table:table-cell>
          <table:table-cell office:value-type="float" office:value="-305.2127" calcext:value-type="float">
            <text:p>-305.2127</text:p>
          </table:table-cell>
          <table:table-cell office:value-type="float" office:value="0" calcext:value-type="float">
            <text:p>0</text:p>
          </table:table-cell>
          <table:table-cell office:value-type="float" office:value="223.1444" calcext:value-type="float">
            <text:p>223.1444</text:p>
          </table:table-cell>
          <table:table-cell office:value-type="float" office:value="274.0098" calcext:value-type="float">
            <text:p>274.0098</text:p>
          </table:table-cell>
          <table:table-cell office:value-type="float" office:value="900.5451" calcext:value-type="float">
            <text:p>900.5451</text:p>
          </table:table-cell>
          <table:table-cell office:value-type="float" office:value="863.762" calcext:value-type="float">
            <text:p>863.762</text:p>
          </table:table-cell>
          <table:table-cell office:value-type="float" office:value="848.7567" calcext:value-type="float">
            <text:p>848.7567</text:p>
          </table:table-cell>
          <table:table-cell office:value-type="float" office:value="866.6116" calcext:value-type="float">
            <text:p>866.6116</text:p>
          </table:table-cell>
          <table:table-cell office:value-type="float" office:value="322.269" calcext:value-type="float">
            <text:p>322.269</text:p>
          </table:table-cell>
          <table:table-cell office:value-type="float" office:value="439.4466" calcext:value-type="float">
            <text:p>439.4466</text:p>
          </table:table-cell>
          <table:table-cell office:value-type="float" office:value="382.3072" calcext:value-type="float">
            <text:p>382.3072</text:p>
          </table:table-cell>
          <table:table-cell office:value-type="float" office:value="324.9519" calcext:value-type="float">
            <text:p>324.95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289.2747" calcext:value-type="float">
            <text:p>289.2747</text:p>
          </table:table-cell>
          <table:table-cell office:value-type="float" office:value="5437.349" calcext:value-type="float">
            <text:p>5437.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912" calcext:value-type="float">
            <text:p>-303.912</text:p>
          </table:table-cell>
          <table:table-cell office:value-type="float" office:value="864.5903" calcext:value-type="float">
            <text:p>864.5903</text:p>
          </table:table-cell>
          <table:table-cell office:value-type="float" office:value="0" calcext:value-type="float">
            <text:p>0</text:p>
          </table:table-cell>
          <table:table-cell office:value-type="float" office:value="50.53265" calcext:value-type="float">
            <text:p>50.53265</text:p>
          </table:table-cell>
          <table:table-cell office:value-type="float" office:value="174.8342" calcext:value-type="float">
            <text:p>174.8342</text:p>
          </table:table-cell>
          <table:table-cell office:value-type="float" office:value="0.062453" calcext:value-type="float">
            <text:p>0.062453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03413" calcext:value-type="float">
            <text:p>0.5403413</text:p>
          </table:table-cell>
          <table:table-cell office:value-type="float" office:value="0.839922" calcext:value-type="float">
            <text:p>0.839922</text:p>
          </table:table-cell>
          <table:table-cell office:value-type="float" office:value="360" calcext:value-type="float">
            <text:p>360</text:p>
          </table:table-cell>
          <table:table-cell office:value-type="float" office:value="-305.2356" calcext:value-type="float">
            <text:p>-305.2356</text:p>
          </table:table-cell>
          <table:table-cell office:value-type="float" office:value="0" calcext:value-type="float">
            <text:p>0</text:p>
          </table:table-cell>
          <table:table-cell office:value-type="float" office:value="223.1435" calcext:value-type="float">
            <text:p>223.1435</text:p>
          </table:table-cell>
          <table:table-cell office:value-type="float" office:value="274.0036" calcext:value-type="float">
            <text:p>274.0036</text:p>
          </table:table-cell>
          <table:table-cell office:value-type="float" office:value="900.5228" calcext:value-type="float">
            <text:p>900.5228</text:p>
          </table:table-cell>
          <table:table-cell office:value-type="float" office:value="863.7465" calcext:value-type="float">
            <text:p>863.7465</text:p>
          </table:table-cell>
          <table:table-cell office:value-type="float" office:value="848.7499" calcext:value-type="float">
            <text:p>848.7499</text:p>
          </table:table-cell>
          <table:table-cell office:value-type="float" office:value="866.6057" calcext:value-type="float">
            <text:p>866.6057</text:p>
          </table:table-cell>
          <table:table-cell office:value-type="float" office:value="322.2668" calcext:value-type="float">
            <text:p>322.2668</text:p>
          </table:table-cell>
          <table:table-cell office:value-type="float" office:value="439.4438" calcext:value-type="float">
            <text:p>439.4438</text:p>
          </table:table-cell>
          <table:table-cell office:value-type="float" office:value="382.3052" calcext:value-type="float">
            <text:p>382.3052</text:p>
          </table:table-cell>
          <table:table-cell office:value-type="float" office:value="324.9498" calcext:value-type="float">
            <text:p>324.949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289.2028" calcext:value-type="float">
            <text:p>289.2028</text:p>
          </table:table-cell>
          <table:table-cell office:value-type="float" office:value="5437.327" calcext:value-type="float">
            <text:p>5437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9427" calcext:value-type="float">
            <text:p>-303.9427</text:p>
          </table:table-cell>
          <table:table-cell office:value-type="float" office:value="866.1285" calcext:value-type="float">
            <text:p>866.1285</text:p>
          </table:table-cell>
          <table:table-cell office:value-type="float" office:value="0" calcext:value-type="float">
            <text:p>0</text:p>
          </table:table-cell>
          <table:table-cell office:value-type="float" office:value="50.49297" calcext:value-type="float">
            <text:p>50.49297</text:p>
          </table:table-cell>
          <table:table-cell office:value-type="float" office:value="174.8059" calcext:value-type="float">
            <text:p>174.8059</text:p>
          </table:table-cell>
          <table:table-cell office:value-type="float" office:value="0.06250978" calcext:value-type="float">
            <text:p>0.0625097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14338" calcext:value-type="float">
            <text:p>0.5414338</text:p>
          </table:table-cell>
          <table:table-cell office:value-type="float" office:value="0.8461739" calcext:value-type="float">
            <text:p>0.8461739</text:p>
          </table:table-cell>
          <table:table-cell office:value-type="float" office:value="360" calcext:value-type="float">
            <text:p>360</text:p>
          </table:table-cell>
          <table:table-cell office:value-type="float" office:value="-305.2736" calcext:value-type="float">
            <text:p>-305.2736</text:p>
          </table:table-cell>
          <table:table-cell office:value-type="float" office:value="0" calcext:value-type="float">
            <text:p>0</text:p>
          </table:table-cell>
          <table:table-cell office:value-type="float" office:value="223.1432" calcext:value-type="float">
            <text:p>223.1432</text:p>
          </table:table-cell>
          <table:table-cell office:value-type="float" office:value="273.9975" calcext:value-type="float">
            <text:p>273.9975</text:p>
          </table:table-cell>
          <table:table-cell office:value-type="float" office:value="900.5004" calcext:value-type="float">
            <text:p>900.5004</text:p>
          </table:table-cell>
          <table:table-cell office:value-type="float" office:value="863.7311" calcext:value-type="float">
            <text:p>863.7311</text:p>
          </table:table-cell>
          <table:table-cell office:value-type="float" office:value="848.7432" calcext:value-type="float">
            <text:p>848.7432</text:p>
          </table:table-cell>
          <table:table-cell office:value-type="float" office:value="866.6" calcext:value-type="float">
            <text:p>866.6</text:p>
          </table:table-cell>
          <table:table-cell office:value-type="float" office:value="322.2649" calcext:value-type="float">
            <text:p>322.2649</text:p>
          </table:table-cell>
          <table:table-cell office:value-type="float" office:value="439.4407" calcext:value-type="float">
            <text:p>439.4407</text:p>
          </table:table-cell>
          <table:table-cell office:value-type="float" office:value="382.3031" calcext:value-type="float">
            <text:p>382.3031</text:p>
          </table:table-cell>
          <table:table-cell office:value-type="float" office:value="324.9477" calcext:value-type="float">
            <text:p>324.947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289.1085" calcext:value-type="float">
            <text:p>289.1085</text:p>
          </table:table-cell>
          <table:table-cell office:value-type="float" office:value="5437.308" calcext:value-type="float">
            <text:p>5437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9919" calcext:value-type="float">
            <text:p>-303.9919</text:p>
          </table:table-cell>
          <table:table-cell office:value-type="float" office:value="867.6908" calcext:value-type="float">
            <text:p>867.6908</text:p>
          </table:table-cell>
          <table:table-cell office:value-type="float" office:value="0" calcext:value-type="float">
            <text:p>0</text:p>
          </table:table-cell>
          <table:table-cell office:value-type="float" office:value="50.46748" calcext:value-type="float">
            <text:p>50.46748</text:p>
          </table:table-cell>
          <table:table-cell office:value-type="float" office:value="174.7587" calcext:value-type="float">
            <text:p>174.7587</text:p>
          </table:table-cell>
          <table:table-cell office:value-type="float" office:value="0.06259241" calcext:value-type="float">
            <text:p>0.0625924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24272" calcext:value-type="float">
            <text:p>0.5424272</text:p>
          </table:table-cell>
          <table:table-cell office:value-type="float" office:value="0.8519644" calcext:value-type="float">
            <text:p>0.8519644</text:p>
          </table:table-cell>
          <table:table-cell office:value-type="float" office:value="360" calcext:value-type="float">
            <text:p>360</text:p>
          </table:table-cell>
          <table:table-cell office:value-type="float" office:value="-305.3295" calcext:value-type="float">
            <text:p>-305.3295</text:p>
          </table:table-cell>
          <table:table-cell office:value-type="float" office:value="0" calcext:value-type="float">
            <text:p>0</text:p>
          </table:table-cell>
          <table:table-cell office:value-type="float" office:value="223.1423" calcext:value-type="float">
            <text:p>223.1423</text:p>
          </table:table-cell>
          <table:table-cell office:value-type="float" office:value="273.9912" calcext:value-type="float">
            <text:p>273.9912</text:p>
          </table:table-cell>
          <table:table-cell office:value-type="float" office:value="900.4779" calcext:value-type="float">
            <text:p>900.4779</text:p>
          </table:table-cell>
          <table:table-cell office:value-type="float" office:value="863.7159" calcext:value-type="float">
            <text:p>863.7159</text:p>
          </table:table-cell>
          <table:table-cell office:value-type="float" office:value="848.7366" calcext:value-type="float">
            <text:p>848.7366</text:p>
          </table:table-cell>
          <table:table-cell office:value-type="float" office:value="866.5942" calcext:value-type="float">
            <text:p>866.5942</text:p>
          </table:table-cell>
          <table:table-cell office:value-type="float" office:value="322.2629" calcext:value-type="float">
            <text:p>322.2629</text:p>
          </table:table-cell>
          <table:table-cell office:value-type="float" office:value="439.4377" calcext:value-type="float">
            <text:p>439.4377</text:p>
          </table:table-cell>
          <table:table-cell office:value-type="float" office:value="382.3011" calcext:value-type="float">
            <text:p>382.3011</text:p>
          </table:table-cell>
          <table:table-cell office:value-type="float" office:value="324.9456" calcext:value-type="float">
            <text:p>324.945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288.9782" calcext:value-type="float">
            <text:p>288.9782</text:p>
          </table:table-cell>
          <table:table-cell office:value-type="float" office:value="5437.292" calcext:value-type="float">
            <text:p>5437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0739" calcext:value-type="float">
            <text:p>-304.0739</text:p>
          </table:table-cell>
          <table:table-cell office:value-type="float" office:value="868.4806" calcext:value-type="float">
            <text:p>868.4806</text:p>
          </table:table-cell>
          <table:table-cell office:value-type="float" office:value="0" calcext:value-type="float">
            <text:p>0</text:p>
          </table:table-cell>
          <table:table-cell office:value-type="float" office:value="50.47553" calcext:value-type="float">
            <text:p>50.47553</text:p>
          </table:table-cell>
          <table:table-cell office:value-type="float" office:value="174.6829" calcext:value-type="float">
            <text:p>174.6829</text:p>
          </table:table-cell>
          <table:table-cell office:value-type="float" office:value="0.06269401" calcext:value-type="float">
            <text:p>0.0626940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34797" calcext:value-type="float">
            <text:p>0.5434797</text:p>
          </table:table-cell>
          <table:table-cell office:value-type="float" office:value="0.8582751" calcext:value-type="float">
            <text:p>0.8582751</text:p>
          </table:table-cell>
          <table:table-cell office:value-type="float" office:value="360" calcext:value-type="float">
            <text:p>360</text:p>
          </table:table-cell>
          <table:table-cell office:value-type="float" office:value="-305.4188" calcext:value-type="float">
            <text:p>-305.4188</text:p>
          </table:table-cell>
          <table:table-cell office:value-type="float" office:value="0" calcext:value-type="float">
            <text:p>0</text:p>
          </table:table-cell>
          <table:table-cell office:value-type="float" office:value="223.1383" calcext:value-type="float">
            <text:p>223.1383</text:p>
          </table:table-cell>
          <table:table-cell office:value-type="float" office:value="273.9848" calcext:value-type="float">
            <text:p>273.9848</text:p>
          </table:table-cell>
          <table:table-cell office:value-type="float" office:value="900.4553" calcext:value-type="float">
            <text:p>900.4553</text:p>
          </table:table-cell>
          <table:table-cell office:value-type="float" office:value="863.7007" calcext:value-type="float">
            <text:p>863.7007</text:p>
          </table:table-cell>
          <table:table-cell office:value-type="float" office:value="848.73" calcext:value-type="float">
            <text:p>848.73</text:p>
          </table:table-cell>
          <table:table-cell office:value-type="float" office:value="866.5887" calcext:value-type="float">
            <text:p>866.5887</text:p>
          </table:table-cell>
          <table:table-cell office:value-type="float" office:value="322.2608" calcext:value-type="float">
            <text:p>322.2608</text:p>
          </table:table-cell>
          <table:table-cell office:value-type="float" office:value="439.4348" calcext:value-type="float">
            <text:p>439.4348</text:p>
          </table:table-cell>
          <table:table-cell office:value-type="float" office:value="382.2991" calcext:value-type="float">
            <text:p>382.2991</text:p>
          </table:table-cell>
          <table:table-cell office:value-type="float" office:value="324.9436" calcext:value-type="float">
            <text:p>324.94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288.8997" calcext:value-type="float">
            <text:p>288.8997</text:p>
          </table:table-cell>
          <table:table-cell office:value-type="float" office:value="5437.271" calcext:value-type="float">
            <text:p>5437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1164" calcext:value-type="float">
            <text:p>-304.1164</text:p>
          </table:table-cell>
          <table:table-cell office:value-type="float" office:value="869.8408" calcext:value-type="float">
            <text:p>869.8408</text:p>
          </table:table-cell>
          <table:table-cell office:value-type="float" office:value="0" calcext:value-type="float">
            <text:p>0</text:p>
          </table:table-cell>
          <table:table-cell office:value-type="float" office:value="50.44214" calcext:value-type="float">
            <text:p>50.44214</text:p>
          </table:table-cell>
          <table:table-cell office:value-type="float" office:value="174.6505" calcext:value-type="float">
            <text:p>174.6505</text:p>
          </table:table-cell>
          <table:table-cell office:value-type="float" office:value="0.06274986" calcext:value-type="float">
            <text:p>0.0627498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47521" calcext:value-type="float">
            <text:p>0.5447521</text:p>
          </table:table-cell>
          <table:table-cell office:value-type="float" office:value="0.8661302" calcext:value-type="float">
            <text:p>0.8661302</text:p>
          </table:table-cell>
          <table:table-cell office:value-type="float" office:value="360" calcext:value-type="float">
            <text:p>360</text:p>
          </table:table-cell>
          <table:table-cell office:value-type="float" office:value="-305.4702" calcext:value-type="float">
            <text:p>-305.4702</text:p>
          </table:table-cell>
          <table:table-cell office:value-type="float" office:value="0" calcext:value-type="float">
            <text:p>0</text:p>
          </table:table-cell>
          <table:table-cell office:value-type="float" office:value="223.1359" calcext:value-type="float">
            <text:p>223.1359</text:p>
          </table:table-cell>
          <table:table-cell office:value-type="float" office:value="273.9786" calcext:value-type="float">
            <text:p>273.9786</text:p>
          </table:table-cell>
          <table:table-cell office:value-type="float" office:value="900.4327" calcext:value-type="float">
            <text:p>900.4327</text:p>
          </table:table-cell>
          <table:table-cell office:value-type="float" office:value="863.6855" calcext:value-type="float">
            <text:p>863.6855</text:p>
          </table:table-cell>
          <table:table-cell office:value-type="float" office:value="848.7235" calcext:value-type="float">
            <text:p>848.7235</text:p>
          </table:table-cell>
          <table:table-cell office:value-type="float" office:value="866.583" calcext:value-type="float">
            <text:p>866.583</text:p>
          </table:table-cell>
          <table:table-cell office:value-type="float" office:value="322.2587" calcext:value-type="float">
            <text:p>322.2587</text:p>
          </table:table-cell>
          <table:table-cell office:value-type="float" office:value="439.4319" calcext:value-type="float">
            <text:p>439.4319</text:p>
          </table:table-cell>
          <table:table-cell office:value-type="float" office:value="382.2971" calcext:value-type="float">
            <text:p>382.2971</text:p>
          </table:table-cell>
          <table:table-cell office:value-type="float" office:value="324.9416" calcext:value-type="float">
            <text:p>324.94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288.8501" calcext:value-type="float">
            <text:p>288.8501</text:p>
          </table:table-cell>
          <table:table-cell office:value-type="float" office:value="5437.246" calcext:value-type="float">
            <text:p>5437.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1342" calcext:value-type="float">
            <text:p>-304.1342</text:p>
          </table:table-cell>
          <table:table-cell office:value-type="float" office:value="871.364" calcext:value-type="float">
            <text:p>871.364</text:p>
          </table:table-cell>
          <table:table-cell office:value-type="float" office:value="0" calcext:value-type="float">
            <text:p>0</text:p>
          </table:table-cell>
          <table:table-cell office:value-type="float" office:value="50.39748" calcext:value-type="float">
            <text:p>50.39748</text:p>
          </table:table-cell>
          <table:table-cell office:value-type="float" office:value="174.6396" calcext:value-type="float">
            <text:p>174.6396</text:p>
          </table:table-cell>
          <table:table-cell office:value-type="float" office:value="0.06277694" calcext:value-type="float">
            <text:p>0.06277694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58516" calcext:value-type="float">
            <text:p>0.5458516</text:p>
          </table:table-cell>
          <table:table-cell office:value-type="float" office:value="0.8728983" calcext:value-type="float">
            <text:p>0.8728983</text:p>
          </table:table-cell>
          <table:table-cell office:value-type="float" office:value="360" calcext:value-type="float">
            <text:p>360</text:p>
          </table:table-cell>
          <table:table-cell office:value-type="float" office:value="-305.4959" calcext:value-type="float">
            <text:p>-305.4959</text:p>
          </table:table-cell>
          <table:table-cell office:value-type="float" office:value="0" calcext:value-type="float">
            <text:p>0</text:p>
          </table:table-cell>
          <table:table-cell office:value-type="float" office:value="223.1348" calcext:value-type="float">
            <text:p>223.1348</text:p>
          </table:table-cell>
          <table:table-cell office:value-type="float" office:value="273.9729" calcext:value-type="float">
            <text:p>273.9729</text:p>
          </table:table-cell>
          <table:table-cell office:value-type="float" office:value="900.4108" calcext:value-type="float">
            <text:p>900.4108</text:p>
          </table:table-cell>
          <table:table-cell office:value-type="float" office:value="863.6706" calcext:value-type="float">
            <text:p>863.6706</text:p>
          </table:table-cell>
          <table:table-cell office:value-type="float" office:value="848.7183" calcext:value-type="float">
            <text:p>848.7183</text:p>
          </table:table-cell>
          <table:table-cell office:value-type="float" office:value="866.5773" calcext:value-type="float">
            <text:p>866.5773</text:p>
          </table:table-cell>
          <table:table-cell office:value-type="float" office:value="322.2572" calcext:value-type="float">
            <text:p>322.2572</text:p>
          </table:table-cell>
          <table:table-cell office:value-type="float" office:value="439.4291" calcext:value-type="float">
            <text:p>439.4291</text:p>
          </table:table-cell>
          <table:table-cell office:value-type="float" office:value="382.2952" calcext:value-type="float">
            <text:p>382.2952</text:p>
          </table:table-cell>
          <table:table-cell office:value-type="float" office:value="324.9397" calcext:value-type="float">
            <text:p>324.939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288.794" calcext:value-type="float">
            <text:p>288.794</text:p>
          </table:table-cell>
          <table:table-cell office:value-type="float" office:value="5437.222" calcext:value-type="float">
            <text:p>5437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1551" calcext:value-type="float">
            <text:p>-304.1551</text:p>
          </table:table-cell>
          <table:table-cell office:value-type="float" office:value="872.6877" calcext:value-type="float">
            <text:p>872.6877</text:p>
          </table:table-cell>
          <table:table-cell office:value-type="float" office:value="0" calcext:value-type="float">
            <text:p>0</text:p>
          </table:table-cell>
          <table:table-cell office:value-type="float" office:value="50.35463" calcext:value-type="float">
            <text:p>50.35463</text:p>
          </table:table-cell>
          <table:table-cell office:value-type="float" office:value="174.6225" calcext:value-type="float">
            <text:p>174.6225</text:p>
          </table:table-cell>
          <table:table-cell office:value-type="float" office:value="0.06281111" calcext:value-type="float">
            <text:p>0.0628111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67958" calcext:value-type="float">
            <text:p>0.5467958</text:p>
          </table:table-cell>
          <table:table-cell office:value-type="float" office:value="0.8784384" calcext:value-type="float">
            <text:p>0.8784384</text:p>
          </table:table-cell>
          <table:table-cell office:value-type="float" office:value="360" calcext:value-type="float">
            <text:p>360</text:p>
          </table:table-cell>
          <table:table-cell office:value-type="float" office:value="-305.5233" calcext:value-type="float">
            <text:p>-305.5233</text:p>
          </table:table-cell>
          <table:table-cell office:value-type="float" office:value="0" calcext:value-type="float">
            <text:p>0</text:p>
          </table:table-cell>
          <table:table-cell office:value-type="float" office:value="223.1336" calcext:value-type="float">
            <text:p>223.1336</text:p>
          </table:table-cell>
          <table:table-cell office:value-type="float" office:value="273.9674" calcext:value-type="float">
            <text:p>273.9674</text:p>
          </table:table-cell>
          <table:table-cell office:value-type="float" office:value="900.3895" calcext:value-type="float">
            <text:p>900.3895</text:p>
          </table:table-cell>
          <table:table-cell office:value-type="float" office:value="863.6558" calcext:value-type="float">
            <text:p>863.6558</text:p>
          </table:table-cell>
          <table:table-cell office:value-type="float" office:value="848.7133" calcext:value-type="float">
            <text:p>848.7133</text:p>
          </table:table-cell>
          <table:table-cell office:value-type="float" office:value="866.5717" calcext:value-type="float">
            <text:p>866.5717</text:p>
          </table:table-cell>
          <table:table-cell office:value-type="float" office:value="322.2556" calcext:value-type="float">
            <text:p>322.2556</text:p>
          </table:table-cell>
          <table:table-cell office:value-type="float" office:value="439.4263" calcext:value-type="float">
            <text:p>439.4263</text:p>
          </table:table-cell>
          <table:table-cell office:value-type="float" office:value="382.2933" calcext:value-type="float">
            <text:p>382.2933</text:p>
          </table:table-cell>
          <table:table-cell office:value-type="float" office:value="324.9378" calcext:value-type="float">
            <text:p>324.93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288.7067" calcext:value-type="float">
            <text:p>288.7067</text:p>
          </table:table-cell>
          <table:table-cell office:value-type="float" office:value="5437.206" calcext:value-type="float">
            <text:p>5437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206" calcext:value-type="float">
            <text:p>-304.206</text:p>
          </table:table-cell>
          <table:table-cell office:value-type="float" office:value="873.8549" calcext:value-type="float">
            <text:p>873.8549</text:p>
          </table:table-cell>
          <table:table-cell office:value-type="float" office:value="0" calcext:value-type="float">
            <text:p>0</text:p>
          </table:table-cell>
          <table:table-cell office:value-type="float" office:value="50.32689" calcext:value-type="float">
            <text:p>50.32689</text:p>
          </table:table-cell>
          <table:table-cell office:value-type="float" office:value="174.5795" calcext:value-type="float">
            <text:p>174.5795</text:p>
          </table:table-cell>
          <table:table-cell office:value-type="float" office:value="0.06288389" calcext:value-type="float">
            <text:p>0.06288389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76652" calcext:value-type="float">
            <text:p>0.5476652</text:p>
          </table:table-cell>
          <table:table-cell office:value-type="float" office:value="0.8832358" calcext:value-type="float">
            <text:p>0.8832358</text:p>
          </table:table-cell>
          <table:table-cell office:value-type="float" office:value="360" calcext:value-type="float">
            <text:p>360</text:p>
          </table:table-cell>
          <table:table-cell office:value-type="float" office:value="-305.5798" calcext:value-type="float">
            <text:p>-305.5798</text:p>
          </table:table-cell>
          <table:table-cell office:value-type="float" office:value="0" calcext:value-type="float">
            <text:p>0</text:p>
          </table:table-cell>
          <table:table-cell office:value-type="float" office:value="223.1329" calcext:value-type="float">
            <text:p>223.1329</text:p>
          </table:table-cell>
          <table:table-cell office:value-type="float" office:value="273.9615" calcext:value-type="float">
            <text:p>273.9615</text:p>
          </table:table-cell>
          <table:table-cell office:value-type="float" office:value="900.368" calcext:value-type="float">
            <text:p>900.368</text:p>
          </table:table-cell>
          <table:table-cell office:value-type="float" office:value="863.6411" calcext:value-type="float">
            <text:p>863.6411</text:p>
          </table:table-cell>
          <table:table-cell office:value-type="float" office:value="848.7081" calcext:value-type="float">
            <text:p>848.7081</text:p>
          </table:table-cell>
          <table:table-cell office:value-type="float" office:value="866.5661" calcext:value-type="float">
            <text:p>866.5661</text:p>
          </table:table-cell>
          <table:table-cell office:value-type="float" office:value="322.2542" calcext:value-type="float">
            <text:p>322.2542</text:p>
          </table:table-cell>
          <table:table-cell office:value-type="float" office:value="439.4235" calcext:value-type="float">
            <text:p>439.4235</text:p>
          </table:table-cell>
          <table:table-cell office:value-type="float" office:value="382.2915" calcext:value-type="float">
            <text:p>382.2915</text:p>
          </table:table-cell>
          <table:table-cell office:value-type="float" office:value="324.9359" calcext:value-type="float">
            <text:p>324.93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288.6123" calcext:value-type="float">
            <text:p>288.6123</text:p>
          </table:table-cell>
          <table:table-cell office:value-type="float" office:value="5437.188" calcext:value-type="float">
            <text:p>5437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2639" calcext:value-type="float">
            <text:p>-304.2639</text:p>
          </table:table-cell>
          <table:table-cell office:value-type="float" office:value="874.9272" calcext:value-type="float">
            <text:p>874.9272</text:p>
          </table:table-cell>
          <table:table-cell office:value-type="float" office:value="0" calcext:value-type="float">
            <text:p>0</text:p>
          </table:table-cell>
          <table:table-cell office:value-type="float" office:value="50.30497" calcext:value-type="float">
            <text:p>50.30497</text:p>
          </table:table-cell>
          <table:table-cell office:value-type="float" office:value="174.5308" calcext:value-type="float">
            <text:p>174.5308</text:p>
          </table:table-cell>
          <table:table-cell office:value-type="float" office:value="0.06296456" calcext:value-type="float">
            <text:p>0.06296456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85138" calcext:value-type="float">
            <text:p>0.5485138</text:p>
          </table:table-cell>
          <table:table-cell office:value-type="float" office:value="0.8878221" calcext:value-type="float">
            <text:p>0.8878221</text:p>
          </table:table-cell>
          <table:table-cell office:value-type="float" office:value="360" calcext:value-type="float">
            <text:p>360</text:p>
          </table:table-cell>
          <table:table-cell office:value-type="float" office:value="-305.643" calcext:value-type="float">
            <text:p>-305.643</text:p>
          </table:table-cell>
          <table:table-cell office:value-type="float" office:value="0" calcext:value-type="float">
            <text:p>0</text:p>
          </table:table-cell>
          <table:table-cell office:value-type="float" office:value="223.1316" calcext:value-type="float">
            <text:p>223.1316</text:p>
          </table:table-cell>
          <table:table-cell office:value-type="float" office:value="273.9552" calcext:value-type="float">
            <text:p>273.9552</text:p>
          </table:table-cell>
          <table:table-cell office:value-type="float" office:value="900.3464" calcext:value-type="float">
            <text:p>900.3464</text:p>
          </table:table-cell>
          <table:table-cell office:value-type="float" office:value="863.6263" calcext:value-type="float">
            <text:p>863.6263</text:p>
          </table:table-cell>
          <table:table-cell office:value-type="float" office:value="848.7031" calcext:value-type="float">
            <text:p>848.7031</text:p>
          </table:table-cell>
          <table:table-cell office:value-type="float" office:value="866.5607" calcext:value-type="float">
            <text:p>866.5607</text:p>
          </table:table-cell>
          <table:table-cell office:value-type="float" office:value="322.2527" calcext:value-type="float">
            <text:p>322.2527</text:p>
          </table:table-cell>
          <table:table-cell office:value-type="float" office:value="439.4207" calcext:value-type="float">
            <text:p>439.4207</text:p>
          </table:table-cell>
          <table:table-cell office:value-type="float" office:value="382.2898" calcext:value-type="float">
            <text:p>382.2898</text:p>
          </table:table-cell>
          <table:table-cell office:value-type="float" office:value="324.9342" calcext:value-type="float">
            <text:p>324.93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288.5169" calcext:value-type="float">
            <text:p>288.5169</text:p>
          </table:table-cell>
          <table:table-cell office:value-type="float" office:value="5437.171" calcext:value-type="float">
            <text:p>5437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3236" calcext:value-type="float">
            <text:p>-304.3236</text:p>
          </table:table-cell>
          <table:table-cell office:value-type="float" office:value="876.0601" calcext:value-type="float">
            <text:p>876.0601</text:p>
          </table:table-cell>
          <table:table-cell office:value-type="float" office:value="0" calcext:value-type="float">
            <text:p>0</text:p>
          </table:table-cell>
          <table:table-cell office:value-type="float" office:value="50.28456" calcext:value-type="float">
            <text:p>50.28456</text:p>
          </table:table-cell>
          <table:table-cell office:value-type="float" office:value="174.4811" calcext:value-type="float">
            <text:p>174.4811</text:p>
          </table:table-cell>
          <table:table-cell office:value-type="float" office:value="0.06304621" calcext:value-type="float">
            <text:p>0.06304621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493528" calcext:value-type="float">
            <text:p>0.5493528</text:p>
          </table:table-cell>
          <table:table-cell office:value-type="float" office:value="0.8922058" calcext:value-type="float">
            <text:p>0.8922058</text:p>
          </table:table-cell>
          <table:table-cell office:value-type="float" office:value="360" calcext:value-type="float">
            <text:p>360</text:p>
          </table:table-cell>
          <table:table-cell office:value-type="float" office:value="-305.7079" calcext:value-type="float">
            <text:p>-305.7079</text:p>
          </table:table-cell>
          <table:table-cell office:value-type="float" office:value="0" calcext:value-type="float">
            <text:p>0</text:p>
          </table:table-cell>
          <table:table-cell office:value-type="float" office:value="223.1297" calcext:value-type="float">
            <text:p>223.1297</text:p>
          </table:table-cell>
          <table:table-cell office:value-type="float" office:value="273.949" calcext:value-type="float">
            <text:p>273.949</text:p>
          </table:table-cell>
          <table:table-cell office:value-type="float" office:value="900.3248" calcext:value-type="float">
            <text:p>900.3248</text:p>
          </table:table-cell>
          <table:table-cell office:value-type="float" office:value="863.6118" calcext:value-type="float">
            <text:p>863.6118</text:p>
          </table:table-cell>
          <table:table-cell office:value-type="float" office:value="848.6982" calcext:value-type="float">
            <text:p>848.6982</text:p>
          </table:table-cell>
          <table:table-cell office:value-type="float" office:value="866.5551" calcext:value-type="float">
            <text:p>866.5551</text:p>
          </table:table-cell>
          <table:table-cell office:value-type="float" office:value="322.2513" calcext:value-type="float">
            <text:p>322.2513</text:p>
          </table:table-cell>
          <table:table-cell office:value-type="float" office:value="439.418" calcext:value-type="float">
            <text:p>439.418</text:p>
          </table:table-cell>
          <table:table-cell office:value-type="float" office:value="382.2884" calcext:value-type="float">
            <text:p>382.2884</text:p>
          </table:table-cell>
          <table:table-cell office:value-type="float" office:value="324.9324" calcext:value-type="float">
            <text:p>324.93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288.4339" calcext:value-type="float">
            <text:p>288.4339</text:p>
          </table:table-cell>
          <table:table-cell office:value-type="float" office:value="5437.154" calcext:value-type="float">
            <text:p>5437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3741" calcext:value-type="float">
            <text:p>-304.3741</text:p>
          </table:table-cell>
          <table:table-cell office:value-type="float" office:value="877.1201" calcext:value-type="float">
            <text:p>877.1201</text:p>
          </table:table-cell>
          <table:table-cell office:value-type="float" office:value="0" calcext:value-type="float">
            <text:p>0</text:p>
          </table:table-cell>
          <table:table-cell office:value-type="float" office:value="50.25594" calcext:value-type="float">
            <text:p>50.25594</text:p>
          </table:table-cell>
          <table:table-cell office:value-type="float" office:value="174.4424" calcext:value-type="float">
            <text:p>174.4424</text:p>
          </table:table-cell>
          <table:table-cell office:value-type="float" office:value="0.06311032" calcext:value-type="float">
            <text:p>0.0631103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501574" calcext:value-type="float">
            <text:p>0.5501574</text:p>
          </table:table-cell>
          <table:table-cell office:value-type="float" office:value="0.896246" calcext:value-type="float">
            <text:p>0.896246</text:p>
          </table:table-cell>
          <table:table-cell office:value-type="float" office:value="360" calcext:value-type="float">
            <text:p>360</text:p>
          </table:table-cell>
          <table:table-cell office:value-type="float" office:value="-305.7631" calcext:value-type="float">
            <text:p>-305.7631</text:p>
          </table:table-cell>
          <table:table-cell office:value-type="float" office:value="0" calcext:value-type="float">
            <text:p>0</text:p>
          </table:table-cell>
          <table:table-cell office:value-type="float" office:value="223.1282" calcext:value-type="float">
            <text:p>223.1282</text:p>
          </table:table-cell>
          <table:table-cell office:value-type="float" office:value="273.9426" calcext:value-type="float">
            <text:p>273.9426</text:p>
          </table:table-cell>
          <table:table-cell office:value-type="float" office:value="900.3033" calcext:value-type="float">
            <text:p>900.3033</text:p>
          </table:table-cell>
          <table:table-cell office:value-type="float" office:value="863.5972" calcext:value-type="float">
            <text:p>863.5972</text:p>
          </table:table-cell>
          <table:table-cell office:value-type="float" office:value="848.6932" calcext:value-type="float">
            <text:p>848.6932</text:p>
          </table:table-cell>
          <table:table-cell office:value-type="float" office:value="866.5496" calcext:value-type="float">
            <text:p>866.5496</text:p>
          </table:table-cell>
          <table:table-cell office:value-type="float" office:value="322.2498" calcext:value-type="float">
            <text:p>322.2498</text:p>
          </table:table-cell>
          <table:table-cell office:value-type="float" office:value="439.4153" calcext:value-type="float">
            <text:p>439.4153</text:p>
          </table:table-cell>
          <table:table-cell office:value-type="float" office:value="382.287" calcext:value-type="float">
            <text:p>382.287</text:p>
          </table:table-cell>
          <table:table-cell office:value-type="float" office:value="324.9306" calcext:value-type="float">
            <text:p>324.93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288.3579" calcext:value-type="float">
            <text:p>288.3579</text:p>
          </table:table-cell>
          <table:table-cell office:value-type="float" office:value="5437.135" calcext:value-type="float">
            <text:p>5437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4193" calcext:value-type="float">
            <text:p>-304.4193</text:p>
          </table:table-cell>
          <table:table-cell office:value-type="float" office:value="878.0014" calcext:value-type="float">
            <text:p>878.0014</text:p>
          </table:table-cell>
          <table:table-cell office:value-type="float" office:value="0" calcext:value-type="float">
            <text:p>0</text:p>
          </table:table-cell>
          <table:table-cell office:value-type="float" office:value="50.22309" calcext:value-type="float">
            <text:p>50.22309</text:p>
          </table:table-cell>
          <table:table-cell office:value-type="float" office:value="174.4094" calcext:value-type="float">
            <text:p>174.4094</text:p>
          </table:table-cell>
          <table:table-cell office:value-type="float" office:value="0.06316558" calcext:value-type="float">
            <text:p>0.06316558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509465" calcext:value-type="float">
            <text:p>0.5509465</text:p>
          </table:table-cell>
          <table:table-cell office:value-type="float" office:value="0.8998938" calcext:value-type="float">
            <text:p>0.8998938</text:p>
          </table:table-cell>
          <table:table-cell office:value-type="float" office:value="360" calcext:value-type="float">
            <text:p>360</text:p>
          </table:table-cell>
          <table:table-cell office:value-type="float" office:value="-305.8128" calcext:value-type="float">
            <text:p>-305.8128</text:p>
          </table:table-cell>
          <table:table-cell office:value-type="float" office:value="0" calcext:value-type="float">
            <text:p>0</text:p>
          </table:table-cell>
          <table:table-cell office:value-type="float" office:value="223.1266" calcext:value-type="float">
            <text:p>223.1266</text:p>
          </table:table-cell>
          <table:table-cell office:value-type="float" office:value="273.9362" calcext:value-type="float">
            <text:p>273.9362</text:p>
          </table:table-cell>
          <table:table-cell office:value-type="float" office:value="900.282" calcext:value-type="float">
            <text:p>900.282</text:p>
          </table:table-cell>
          <table:table-cell office:value-type="float" office:value="863.5827" calcext:value-type="float">
            <text:p>863.5827</text:p>
          </table:table-cell>
          <table:table-cell office:value-type="float" office:value="848.6883" calcext:value-type="float">
            <text:p>848.6883</text:p>
          </table:table-cell>
          <table:table-cell office:value-type="float" office:value="866.5442" calcext:value-type="float">
            <text:p>866.5442</text:p>
          </table:table-cell>
          <table:table-cell office:value-type="float" office:value="322.2484" calcext:value-type="float">
            <text:p>322.2484</text:p>
          </table:table-cell>
          <table:table-cell office:value-type="float" office:value="439.4127" calcext:value-type="float">
            <text:p>439.4127</text:p>
          </table:table-cell>
          <table:table-cell office:value-type="float" office:value="382.2856" calcext:value-type="float">
            <text:p>382.2856</text:p>
          </table:table-cell>
          <table:table-cell office:value-type="float" office:value="324.9288" calcext:value-type="float">
            <text:p>324.928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288.2809" calcext:value-type="float">
            <text:p>288.2809</text:p>
          </table:table-cell>
          <table:table-cell office:value-type="float" office:value="5437.117" calcext:value-type="float">
            <text:p>5437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4667" calcext:value-type="float">
            <text:p>-304.4667</text:p>
          </table:table-cell>
          <table:table-cell office:value-type="float" office:value="878.9026" calcext:value-type="float">
            <text:p>878.9026</text:p>
          </table:table-cell>
          <table:table-cell office:value-type="float" office:value="0" calcext:value-type="float">
            <text:p>0</text:p>
          </table:table-cell>
          <table:table-cell office:value-type="float" office:value="50.19184" calcext:value-type="float">
            <text:p>50.19184</text:p>
          </table:table-cell>
          <table:table-cell office:value-type="float" office:value="174.3749" calcext:value-type="float">
            <text:p>174.3749</text:p>
          </table:table-cell>
          <table:table-cell office:value-type="float" office:value="0.06322317" calcext:value-type="float">
            <text:p>0.0632231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51733" calcext:value-type="float">
            <text:p>0.551733</text:p>
          </table:table-cell>
          <table:table-cell office:value-type="float" office:value="0.9034061" calcext:value-type="float">
            <text:p>0.9034061</text:p>
          </table:table-cell>
          <table:table-cell office:value-type="float" office:value="360" calcext:value-type="float">
            <text:p>360</text:p>
          </table:table-cell>
          <table:table-cell office:value-type="float" office:value="-305.8644" calcext:value-type="float">
            <text:p>-305.8644</text:p>
          </table:table-cell>
          <table:table-cell office:value-type="float" office:value="0" calcext:value-type="float">
            <text:p>0</text:p>
          </table:table-cell>
          <table:table-cell office:value-type="float" office:value="223.1255" calcext:value-type="float">
            <text:p>223.1255</text:p>
          </table:table-cell>
          <table:table-cell office:value-type="float" office:value="273.93" calcext:value-type="float">
            <text:p>273.93</text:p>
          </table:table-cell>
          <table:table-cell office:value-type="float" office:value="900.2607" calcext:value-type="float">
            <text:p>900.2607</text:p>
          </table:table-cell>
          <table:table-cell office:value-type="float" office:value="863.5684" calcext:value-type="float">
            <text:p>863.5684</text:p>
          </table:table-cell>
          <table:table-cell office:value-type="float" office:value="848.6833" calcext:value-type="float">
            <text:p>848.6833</text:p>
          </table:table-cell>
          <table:table-cell office:value-type="float" office:value="866.5387" calcext:value-type="float">
            <text:p>866.5387</text:p>
          </table:table-cell>
          <table:table-cell office:value-type="float" office:value="322.247" calcext:value-type="float">
            <text:p>322.247</text:p>
          </table:table-cell>
          <table:table-cell office:value-type="float" office:value="439.41" calcext:value-type="float">
            <text:p>439.41</text:p>
          </table:table-cell>
          <table:table-cell office:value-type="float" office:value="382.2842" calcext:value-type="float">
            <text:p>382.2842</text:p>
          </table:table-cell>
          <table:table-cell office:value-type="float" office:value="324.9271" calcext:value-type="float">
            <text:p>324.927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288.2017" calcext:value-type="float">
            <text:p>288.2017</text:p>
          </table:table-cell>
          <table:table-cell office:value-type="float" office:value="5437.1" calcext:value-type="float">
            <text:p>543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5159" calcext:value-type="float">
            <text:p>-304.5159</text:p>
          </table:table-cell>
          <table:table-cell office:value-type="float" office:value="879.7001" calcext:value-type="float">
            <text:p>879.7001</text:p>
          </table:table-cell>
          <table:table-cell office:value-type="float" office:value="0" calcext:value-type="float">
            <text:p>0</text:p>
          </table:table-cell>
          <table:table-cell office:value-type="float" office:value="50.16248" calcext:value-type="float">
            <text:p>50.16248</text:p>
          </table:table-cell>
          <table:table-cell office:value-type="float" office:value="174.3379" calcext:value-type="float">
            <text:p>174.3379</text:p>
          </table:table-cell>
          <table:table-cell office:value-type="float" office:value="0.06328397" calcext:value-type="float">
            <text:p>0.06328397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525082" calcext:value-type="float">
            <text:p>0.5525082</text:p>
          </table:table-cell>
          <table:table-cell office:value-type="float" office:value="0.9067743" calcext:value-type="float">
            <text:p>0.9067743</text:p>
          </table:table-cell>
          <table:table-cell office:value-type="float" office:value="360" calcext:value-type="float">
            <text:p>360</text:p>
          </table:table-cell>
          <table:table-cell office:value-type="float" office:value="-305.9177" calcext:value-type="float">
            <text:p>-305.9177</text:p>
          </table:table-cell>
          <table:table-cell office:value-type="float" office:value="0" calcext:value-type="float">
            <text:p>0</text:p>
          </table:table-cell>
          <table:table-cell office:value-type="float" office:value="223.1243" calcext:value-type="float">
            <text:p>223.1243</text:p>
          </table:table-cell>
          <table:table-cell office:value-type="float" office:value="273.924" calcext:value-type="float">
            <text:p>273.924</text:p>
          </table:table-cell>
          <table:table-cell office:value-type="float" office:value="900.2397" calcext:value-type="float">
            <text:p>900.2397</text:p>
          </table:table-cell>
          <table:table-cell office:value-type="float" office:value="863.5541" calcext:value-type="float">
            <text:p>863.5541</text:p>
          </table:table-cell>
          <table:table-cell office:value-type="float" office:value="848.6785" calcext:value-type="float">
            <text:p>848.6785</text:p>
          </table:table-cell>
          <table:table-cell office:value-type="float" office:value="866.5333" calcext:value-type="float">
            <text:p>866.5333</text:p>
          </table:table-cell>
          <table:table-cell office:value-type="float" office:value="322.2456" calcext:value-type="float">
            <text:p>322.2456</text:p>
          </table:table-cell>
          <table:table-cell office:value-type="float" office:value="439.4074" calcext:value-type="float">
            <text:p>439.4074</text:p>
          </table:table-cell>
          <table:table-cell office:value-type="float" office:value="382.2829" calcext:value-type="float">
            <text:p>382.2829</text:p>
          </table:table-cell>
          <table:table-cell office:value-type="float" office:value="324.9256" calcext:value-type="float">
            <text:p>324.925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288.1181" calcext:value-type="float">
            <text:p>288.1181</text:p>
          </table:table-cell>
          <table:table-cell office:value-type="float" office:value="5437.082" calcext:value-type="float">
            <text:p>5437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5699" calcext:value-type="float">
            <text:p>-304.5699</text:p>
          </table:table-cell>
          <table:table-cell office:value-type="float" office:value="880.6061" calcext:value-type="float">
            <text:p>880.6061</text:p>
          </table:table-cell>
          <table:table-cell office:value-type="float" office:value="0" calcext:value-type="float">
            <text:p>0</text:p>
          </table:table-cell>
          <table:table-cell office:value-type="float" office:value="50.13685" calcext:value-type="float">
            <text:p>50.13685</text:p>
          </table:table-cell>
          <table:table-cell office:value-type="float" office:value="174.2969" calcext:value-type="float">
            <text:p>174.2969</text:p>
          </table:table-cell>
          <table:table-cell office:value-type="float" office:value="0.06335112" calcext:value-type="float">
            <text:p>0.06335112</text:p>
          </table:table-cell>
          <table:table-cell office:value-type="float" office:value="0.001022235" calcext:value-type="float">
            <text:p>0.001022235</text:p>
          </table:table-cell>
          <table:table-cell office:value-type="float" office:value="0.5532807" calcext:value-type="float">
            <text:p>0.5532807</text:p>
          </table:table-cell>
          <table:table-cell office:value-type="float" office:value="0.9100096" calcext:value-type="float">
            <text:p>0.9100096</text:p>
          </table:table-cell>
          <table:table-cell office:value-type="float" office:value="360" calcext:value-type="float">
            <text:p>360</text:p>
          </table:table-cell>
          <table:table-cell office:value-type="float" office:value="-305.9756" calcext:value-type="float">
            <text:p>-305.9756</text:p>
          </table:table-cell>
          <table:table-cell office:value-type="float" office:value="0" calcext:value-type="float">
            <text:p>0</text:p>
          </table:table-cell>
          <table:table-cell office:value-type="float" office:value="223.1233" calcext:value-type="float">
            <text:p>223.1233</text:p>
          </table:table-cell>
          <table:table-cell office:value-type="float" office:value="273.918" calcext:value-type="float">
            <text:p>273.918</text:p>
          </table:table-cell>
          <table:table-cell office:value-type="float" office:value="900.2188" calcext:value-type="float">
            <text:p>900.2188</text:p>
          </table:table-cell>
          <table:table-cell office:value-type="float" office:value="863.5399" calcext:value-type="float">
            <text:p>863.5399</text:p>
          </table:table-cell>
          <table:table-cell office:value-type="float" office:value="848.6735" calcext:value-type="float">
            <text:p>848.6735</text:p>
          </table:table-cell>
          <table:table-cell office:value-type="float" office:value="866.5278" calcext:value-type="float">
            <text:p>866.5278</text:p>
          </table:table-cell>
          <table:table-cell office:value-type="float" office:value="322.2442" calcext:value-type="float">
            <text:p>322.2442</text:p>
          </table:table-cell>
          <table:table-cell office:value-type="float" office:value="439.4048" calcext:value-type="float">
            <text:p>439.4048</text:p>
          </table:table-cell>
          <table:table-cell office:value-type="float" office:value="382.2816" calcext:value-type="float">
            <text:p>382.2816</text:p>
          </table:table-cell>
          <table:table-cell office:value-type="float" office:value="324.9241" calcext:value-type="float">
            <text:p>324.9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05:44.640168490</dc:date>
    <meta:editing-duration>PT18S</meta:editing-duration>
    <meta:editing-cycles>1</meta:editing-cycles>
    <meta:document-statistic meta:table-count="1" meta:cell-count="10248" meta:object-count="0"/>
    <meta:generator>LibreOffice/6.4.7.2$Linux_X86_64 LibreOffice_project/40$Build-2</meta:generator>
  </office:meta>
</office:document-meta>
</file>